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2in"/>
    </style:style>
    <style:style style:name="co2" style:family="table-column">
      <style:table-column-properties fo:break-before="auto" style:column-width="4.1327in"/>
    </style:style>
    <style:style style:name="co3" style:family="table-column">
      <style:table-column-properties fo:break-before="auto" style:column-width="1.5728in"/>
    </style:style>
    <style:style style:name="co4" style:family="table-column">
      <style:table-column-properties fo:break-before="auto" style:column-width="0.7091in"/>
    </style:style>
    <style:style style:name="co5" style:family="table-column">
      <style:table-column-properties fo:break-before="auto" style:column-width="1.5626in"/>
    </style:style>
    <style:style style:name="co6" style:family="table-column">
      <style:table-column-properties fo:break-before="auto" style:column-width="0.9417in"/>
    </style:style>
    <style:style style:name="co7" style:family="table-column">
      <style:table-column-properties fo:break-before="auto" style:column-width="2.3709in"/>
    </style:style>
    <style:style style:name="co8" style:family="table-column">
      <style:table-column-properties fo:break-before="auto" style:column-width="5.0854in"/>
    </style:style>
    <style:style style:name="co9" style:family="table-column">
      <style:table-column-properties fo:break-before="page" style:column-width="2.2272in"/>
    </style:style>
    <style:style style:name="co10" style:family="table-column">
      <style:table-column-properties fo:break-before="auto" style:column-width="1.3075in"/>
    </style:style>
    <style:style style:name="co11" style:family="table-column">
      <style:table-column-properties fo:break-before="auto" style:column-width="6.6811in"/>
    </style:style>
    <style:style style:name="co12" style:family="table-column">
      <style:table-column-properties fo:break-before="auto" style:column-width="1.9165in"/>
    </style:style>
    <style:style style:name="co13" style:family="table-column">
      <style:table-column-properties fo:break-before="auto" style:column-width="1.6953in"/>
    </style:style>
    <style:style style:name="co14" style:family="table-column">
      <style:table-column-properties fo:break-before="auto" style:column-width="0.672in"/>
    </style:style>
    <style:style style:name="co15" style:family="table-column">
      <style:table-column-properties fo:break-before="auto" style:column-width="0.7425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5799in" fo:break-before="auto" style:use-optimal-row-height="true"/>
    </style:style>
    <style:style style:name="ro4" style:family="table-row">
      <style:table-row-properties style:row-height="0.3937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1398in" fo:break-before="auto" style:use-optimal-row-height="true"/>
    </style:style>
    <style:style style:name="ro7" style:family="table-row">
      <style:table-row-properties style:row-height="0.7665in" fo:break-before="auto" style:use-optimal-row-height="true"/>
    </style:style>
    <style:style style:name="ro8" style:family="table-row">
      <style:table-row-properties style:row-height="1.3264in" fo:break-before="auto" style:use-optimal-row-height="true"/>
    </style:style>
    <style:style style:name="ro9" style:family="table-row">
      <style:table-row-properties style:row-height="1.5134in" fo:break-before="auto" style:use-optimal-row-height="true"/>
    </style:style>
    <style:style style:name="ta1" style:family="table" style:master-page-name="PageStyle_5f_Publication">
      <style:table-properties table:display="true" style:writing-mode="lr-tb"/>
    </style:style>
    <style:style style:name="ta2" style:family="table" style:master-page-name="PageStyle_5f_Categories">
      <style:table-properties table:display="true" style:writing-mode="lr-tb"/>
    </style:style>
    <style:style style:name="ta3" style:family="table" style:master-page-name="PageStyle_5f_Standards">
      <style:table-properties table:display="true" style:writing-mode="lr-tb"/>
    </style:style>
    <style:style style:name="ta4" style:family="table" style:master-page-name="PageStyle_5f_SOCKs">
      <style:table-properties table:display="true" style:writing-mode="lr-tb"/>
    </style:style>
    <style:style style:name="ta5" style:family="table" style:master-page-name="PageStyle_5f_Benchmark_20_Grades">
      <style:table-properties table:display="true" style:writing-mode="lr-tb"/>
    </style:style>
    <number:text-style style:name="N5100" number:language="en" number:country="US">
      <number:text-content/>
    </number:text-style>
    <style:style style:name="ce1" style:family="table-cell" style:parent-style-name="Excel_20_Built-in_20_Normal">
      <style:table-cell-properties fo:background-color="#d9d9d9"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cell-protect="none" style:print-content="true"/>
    </style:style>
    <style:style style:name="ce3" style:family="table-cell" style:parent-style-name="Excel_20_Built-in_20_Normal">
      <style:table-cell-properties style:cell-protect="none"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d9d9d9"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20_Built-in_20_Normal">
      <style:table-cell-properties style:cell-protect="none"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 style:family="table-cell" style:parent-style-name="Excel_20_Built-in_20_Normal">
      <style:table-cell-properties fo:background-color="#d9d9d9"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Excel_20_Built-in_20_Normal">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data-style-name="N5100">
      <style:table-cell-properties fo:background-color="#d9d9d9"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data-style-name="N510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style>
    <style:style style:name="ce10" style:family="table-cell" style:parent-style-name="Excel_20_Built-in_20_Normal" style:data-style-name="N5100">
      <style:table-cell-properties fo:background-color="#d9d9d9"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Excel_20_Built-in_20_Normal" style:data-style-name="N5100">
      <style:table-cell-properties style:cell-protect="none"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style>
    <style:style style:name="ce12" style:family="table-cell" style:parent-style-name="Excel_20_Built-in_20_Normal" style:data-style-name="N5100">
      <style:table-cell-properties fo:background-color="#d9d9d9"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Excel_20_Built-in_20_Normal" style:data-style-name="N5100">
      <style:table-cell-properties style:cell-protect="none"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style>
    <style:style style:name="ce14" style:family="table-cell" style:parent-style-name="Excel_20_Built-in_20_Normal">
      <style:table-cell-properties style:cell-protect="none"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Excel_20_Built-in_20_Normal">
      <style:table-cell-properties style:cell-protect="none"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style>
    <style:style style:name="ce16" style:family="table-cell" style:parent-style-name="Excel_20_Built-in_20_Normal">
      <style:table-cell-properties style:cell-protect="none" style:print-content="true" style:diagonal-bl-tr="none" style:diagonal-tl-br="none" fo:background-color="transparent" style:rotation-align="none"/>
    </style:style>
    <style:style style:name="ce17" style:family="table-cell" style:parent-style-name="Excel_20_Built-in_20_Normal">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Excel_20_Built-in_20_Normal">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style>
    <style:style style:name="ce19" style:family="table-cell" style:parent-style-name="Excel_20_Built-in_20_Normal">
      <style:table-cell-properties style:cell-protect="none" style:print-content="true" style:diagonal-bl-tr="none" style:diagonal-tl-br="none" fo:background-color="transparent"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Excel_20_Built-in_20_Normal">
      <style:table-cell-properties fo:background-color="#d9d9d9"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3"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4" style:family="table-cell" style:parent-style-name="Excel_20_Built-in_20_Normal">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Excel_20_Built-in_20_Normal">
      <style:table-cell-properties style:diagonal-bl-tr="none" style:diagonal-tl-br="none"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Publication"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text:p>PublisherName</text:p>
          </table:table-cell>
          <table:table-cell table:style-name="ce1" office:value-type="string">
            <text:p>PublicationDescription</text:p>
          </table:table-cell>
          <table:table-cell table:style-name="ce1" office:value-type="string">
            <text:p>Subject</text:p>
          </table:table-cell>
          <table:table-cell table:style-name="ce1" office:value-type="string">
            <text:p>Version</text:p>
          </table:table-cell>
          <table:table-cell table:style-name="ce3" table:number-columns-repeated="1020"/>
        </table:table-row>
        <table:table-row table:style-name="ro1">
          <table:table-cell office:value-type="string">
            <text:p>SBAC</text:p>
          </table:table-cell>
          <table:table-cell office:value-type="string">
            <text:p>Common Core ELA Standards</text:p>
          </table:table-cell>
          <table:table-cell office:value-type="string">
            <text:p>English Language Arts</text:p>
          </table:table-cell>
          <table:table-cell office:value-type="float" office:value="1">
            <text:p>1</text:p>
          </table:table-cell>
          <table:table-cell table:number-columns-repeated="1020"/>
        </table:table-row>
        <table:table-row table:style-name="ro1" table:number-rows-repeated="1048573">
          <table:table-cell table:number-columns-repeated="1024"/>
        </table:table-row>
        <table:table-row table:style-name="ro1">
          <table:table-cell table:number-columns-repeated="1024"/>
        </table:table-row>
      </table:table>
      <table:table table:name="Categories" table:style-name="ta2" table:print="false">
        <office:forms form:automatic-focus="false" form:apply-design-mode="false"/>
        <table:table-column table:style-name="co5" table:default-cell-style-name="ce2"/>
        <table:table-column table:style-name="co6" table:default-cell-style-name="ce5"/>
        <table:table-column table:style-name="co4" table:number-columns-repeated="1022" table:default-cell-style-name="ce2"/>
        <table:table-row table:style-name="ro1">
          <table:table-cell table:style-name="ce1" office:value-type="string">
            <text:p>Category</text:p>
          </table:table-cell>
          <table:table-cell table:style-name="ce4" office:value-type="string">
            <text:p>Tree Level</text:p>
          </table:table-cell>
          <table:table-cell table:style-name="ce3" table:number-columns-repeated="1022"/>
        </table:table-row>
        <table:table-row table:style-name="ro1">
          <table:table-cell office:value-type="string">
            <text:p>SBAC Claim</text:p>
          </table:table-cell>
          <table:table-cell office:value-type="float" office:value="1">
            <text:p>1</text:p>
          </table:table-cell>
          <table:table-cell table:number-columns-repeated="1022"/>
        </table:table-row>
        <table:table-row table:style-name="ro1">
          <table:table-cell office:value-type="string">
            <text:p>SBAC Assessment Target</text:p>
          </table:table-cell>
          <table:table-cell office:value-type="float" office:value="2">
            <text:p>2</text:p>
          </table:table-cell>
          <table:table-cell table:number-columns-repeated="1022"/>
        </table:table-row>
        <table:table-row table:style-name="ro1">
          <table:table-cell office:value-type="string">
            <text:p>Common Core Standard</text:p>
          </table:table-cell>
          <table:table-cell office:value-type="float" office:value="3">
            <text:p>3</text:p>
          </table:table-cell>
          <table:table-cell table:number-columns-repeated="1022"/>
        </table:table-row>
        <table:table-row table:style-name="ro1" table:number-rows-repeated="1048571">
          <table:table-cell table:number-columns-repeated="1024"/>
        </table:table-row>
        <table:table-row table:style-name="ro1">
          <table:table-cell table:number-columns-repeated="1024"/>
        </table:table-row>
      </table:table>
      <table:table table:name="Standards" table:style-name="ta3" table:print="false">
        <office:forms form:automatic-focus="false" form:apply-design-mode="false"/>
        <table:table-column table:style-name="co4" table:default-cell-style-name="ce7"/>
        <table:table-column table:style-name="co7" table:number-columns-repeated="2" table:default-cell-style-name="ce9"/>
        <table:table-column table:style-name="co8" table:default-cell-style-name="ce11"/>
        <table:table-column table:style-name="co9" table:default-cell-style-name="ce13"/>
        <table:table-column table:style-name="co10" table:default-cell-style-name="ce15"/>
        <table:table-column table:style-name="co11" table:default-cell-style-name="ce18"/>
        <table:table-column table:style-name="co4" table:number-columns-repeated="1017" table:default-cell-style-name="ce16"/>
        <table:table-row table:style-name="ro2">
          <table:table-cell table:style-name="ce6" office:value-type="string">
            <text:p>Level</text:p>
          </table:table-cell>
          <table:table-cell table:style-name="ce8" office:value-type="string">
            <text:p>Key</text:p>
          </table:table-cell>
          <table:table-cell table:style-name="ce8" office:value-type="string">
            <text:p>Name</text:p>
          </table:table-cell>
          <table:table-cell table:style-name="ce10" office:value-type="string">
            <text:p>Description</text:p>
          </table:table-cell>
          <table:table-cell table:style-name="ce12" office:value-type="string">
            <text:p>ShortName</text:p>
          </table:table-cell>
          <table:table-cell table:style-name="ce14"/>
          <table:table-cell table:style-name="ce17"/>
          <table:table-cell table:style-name="ce19" table:number-columns-repeated="1017"/>
        </table:table-row>
        <table:table-row table:style-name="ro3">
          <table:table-cell office:value-type="float" office:value="1">
            <text:p>1</text:p>
          </table:table-cell>
          <table:table-cell table:number-columns-repeated="2" office:value-type="string">
            <text:p>1-IT</text:p>
          </table:table-cell>
          <table:table-cell office:value-type="string">
            <text:p>Read Analytically: Informational Text - Students can read closely and analytically to comprehend a range of increasingly complex literary and informational texts.</text:p>
          </table:table-cell>
          <table:table-cell office:value-type="string">
            <text:p>Read Analytically: Informational Text</text:p>
          </table:table-cell>
          <table:table-cell table:number-columns-repeated="1019"/>
        </table:table-row>
        <table:table-row table:style-name="ro3">
          <table:table-cell office:value-type="float" office:value="1">
            <text:p>1</text:p>
          </table:table-cell>
          <table:table-cell table:number-columns-repeated="2" office:value-type="string">
            <text:p>1-LT</text:p>
          </table:table-cell>
          <table:table-cell office:value-type="string">
            <text:p>Read Analytically: Literary Text - Students can read closely and analytically to comprehend a range of increasingly complex literary and informational texts.</text:p>
          </table:table-cell>
          <table:table-cell office:value-type="string">
            <text:p>Read Analytically: Literary Text</text:p>
          </table:table-cell>
          <table:table-cell table:number-columns-repeated="1019"/>
        </table:table-row>
        <table:table-row table:style-name="ro4">
          <table:table-cell office:value-type="float" office:value="1">
            <text:p>1</text:p>
          </table:table-cell>
          <table:table-cell table:number-columns-repeated="2" office:value-type="string">
            <text:p>2-W</text:p>
          </table:table-cell>
          <table:table-cell office:value-type="string">
            <text:p>Write Effectively - Students can produce effective and well-grounded writing for a range of purposes and audiences.</text:p>
          </table:table-cell>
          <table:table-cell office:value-type="string">
            <text:p>Write Effectively</text:p>
          </table:table-cell>
          <table:table-cell table:number-columns-repeated="1019"/>
        </table:table-row>
        <table:table-row table:style-name="ro4">
          <table:table-cell office:value-type="float" office:value="1">
            <text:p>1</text:p>
          </table:table-cell>
          <table:table-cell table:number-columns-repeated="2" office:value-type="string">
            <text:p>3-L</text:p>
          </table:table-cell>
          <table:table-cell office:value-type="string">
            <text:p>Speak and Listen purposefully - Students can employ effective speaking and listening skills for a range of purposes and audiences.</text:p>
          </table:table-cell>
          <table:table-cell office:value-type="string">
            <text:p>Listen Purposefully</text:p>
          </table:table-cell>
          <table:table-cell table:number-columns-repeated="1019"/>
        </table:table-row>
        <table:table-row table:style-name="ro4">
          <table:table-cell office:value-type="float" office:value="1">
            <text:p>1</text:p>
          </table:table-cell>
          <table:table-cell table:number-columns-repeated="2" office:value-type="string">
            <text:p>3-S</text:p>
          </table:table-cell>
          <table:table-cell office:value-type="string">
            <text:p>Speak and Listen purposefully - Students can employ effective speaking and listening skills for a range of purposes and audiences.</text:p>
          </table:table-cell>
          <table:table-cell office:value-type="string">
            <text:p>Speak Purposefully</text:p>
          </table:table-cell>
          <table:table-cell table:number-columns-repeated="1019"/>
        </table:table-row>
        <table:table-row table:style-name="ro4">
          <table:table-cell office:value-type="float" office:value="1">
            <text:p>1</text:p>
          </table:table-cell>
          <table:table-cell table:number-columns-repeated="2" office:value-type="string">
            <text:p>4-CR</text:p>
          </table:table-cell>
          <table:table-cell office:value-type="string">
            <text:p>Conduct Research- Students can engage in research/ inquiry to investigate topics and to analyze, integrate, and present information.</text:p>
          </table:table-cell>
          <table:table-cell office:value-type="string">
            <text:p>Conduct Research</text:p>
          </table:table-cell>
          <table:table-cell table:number-columns-repeated="1019"/>
        </table:table-row>
        <table:table-row table:style-name="ro2">
          <table:table-cell office:value-type="float" office:value="1">
            <text:p>1</text:p>
          </table:table-cell>
          <table:table-cell table:number-columns-repeated="3" office:value-type="string">
            <text:p>NA</text:p>
          </table:table-cell>
          <table:table-cell table:number-columns-repeated="1020"/>
        </table:table-row>
        <table:table-row table:style-name="ro5">
          <table:table-cell office:value-type="float" office:value="2">
            <text:p>2</text:p>
          </table:table-cell>
          <table:table-cell office:value-type="string">
            <text:p>1-IT|10-1</text:p>
          </table:table-cell>
          <table:table-cell office:value-type="string">
            <text:p>10-1</text:p>
          </table:table-cell>
          <table:table-cell office:value-type="string">
            <text:p>WORD MEANINGS: Determine intended meanings of words, including domain-specific (tier 3) words and academic (tier 2) words with multiple meanings, based on context, word relationships, word structure (e.g., common roots, affixes), or use of resources (e.g., beginning dictionary, glossary)</text:p>
          </table:table-cell>
          <table:table-cell table:number-columns-repeated="1020"/>
        </table:table-row>
        <table:table-row table:style-name="ro6">
          <table:table-cell office:value-type="float" office:value="2">
            <text:p>2</text:p>
          </table:table-cell>
          <table:table-cell office:value-type="string">
            <text:p>1-IT|10-10</text:p>
          </table:table-cell>
          <table:table-cell office:value-type="string">
            <text:p>10-10</text:p>
          </table:table-cell>
          <table:table-cell office:value-type="string">
            <text:p>WORD MEANINGS: Determine intended or precise meanings of words, including domain-specific/technical (tier 3) terms, distinguishing connotation-denotation, and words with multiple meanings (academic/tier 2 words), based on context, word patterns, relationships, etymology, or use of specialized resources (e.g., dictionary, glossary, digital tools)</text:p>
          </table:table-cell>
          <table:table-cell table:number-columns-repeated="1020"/>
        </table:table-row>
        <table:table-row table:style-name="ro6">
          <table:table-cell office:value-type="float" office:value="2">
            <text:p>2</text:p>
          </table:table-cell>
          <table:table-cell office:value-type="string">
            <text:p>1-IT|10-11</text:p>
          </table:table-cell>
          <table:table-cell office:value-type="string">
            <text:p>10-11</text:p>
          </table:table-cell>
          <table:table-cell office:value-type="string">
            <text:p>WORD MEANINGS: Determine intended or precise meanings of words, including domain-specific/technical (tier 3) terms, distinguishing connotation-denotation, and words with multiple meanings (academic/tier 2 words), based on context, word patterns, relationships, etymology, or use of specialized resources (e.g., dictionary, glossary, digital tools)</text:p>
          </table:table-cell>
          <table:table-cell table:number-columns-repeated="1020"/>
        </table:table-row>
        <table:table-row table:style-name="ro6">
          <table:table-cell office:value-type="float" office:value="2">
            <text:p>2</text:p>
          </table:table-cell>
          <table:table-cell office:value-type="string">
            <text:p>1-IT|10-12</text:p>
          </table:table-cell>
          <table:table-cell office:value-type="string">
            <text:p>10-12</text:p>
          </table:table-cell>
          <table:table-cell office:value-type="string">
            <text:p>WORD MEANINGS: Determine intended or precise meanings of words, including domain-specific/technical (tier 3) terms, distinguishing connotation-denotation, and words with multiple meanings (academic/tier 2 words), based on context, word patterns, relationships, etymology, or use of specialized resources (e.g., dictionary, glossary, digital tools)</text:p>
          </table:table-cell>
          <table:table-cell table:number-columns-repeated="1020"/>
        </table:table-row>
        <table:table-row table:style-name="ro5">
          <table:table-cell office:value-type="float" office:value="2">
            <text:p>2</text:p>
          </table:table-cell>
          <table:table-cell office:value-type="string">
            <text:p>1-IT|10-2</text:p>
          </table:table-cell>
          <table:table-cell office:value-type="string">
            <text:p>10-2</text:p>
          </table:table-cell>
          <table:table-cell office:value-type="string">
            <text:p>WORD MEANINGS: Determine intended meanings of words, including domain-specific (tier 3) words and academic (tier 2) words with multiple meanings, based on context, word relationships, word structure (e.g., common roots, affixes), or use of resources (e.g., beginning dictionary, glossary)</text:p>
          </table:table-cell>
          <table:table-cell table:number-columns-repeated="1020"/>
        </table:table-row>
        <table:table-row table:style-name="ro5">
          <table:table-cell office:value-type="float" office:value="2">
            <text:p>2</text:p>
          </table:table-cell>
          <table:table-cell office:value-type="string">
            <text:p>1-IT|10-3</text:p>
          </table:table-cell>
          <table:table-cell office:value-type="string">
            <text:p>10-3</text:p>
          </table:table-cell>
          <table:table-cell office:value-type="string">
            <text:p>WORD MEANINGS: Determine intended meanings of words, including domain-specific (tier 3) words and academic (tier 2) words with multiple meanings, based on context, word relationships, word structure (e.g., common roots, affixes), or use of resources (e.g., beginning dictionary, glossary)</text:p>
          </table:table-cell>
          <table:table-cell table:number-columns-repeated="1020"/>
        </table:table-row>
        <table:table-row table:style-name="ro5">
          <table:table-cell office:value-type="float" office:value="2">
            <text:p>2</text:p>
          </table:table-cell>
          <table:table-cell office:value-type="string">
            <text:p>1-IT|10-4</text:p>
          </table:table-cell>
          <table:table-cell office:value-type="string">
            <text:p>10-4</text:p>
          </table:table-cell>
          <table:table-cell office:value-type="string">
            <text:p>WORD MEANINGS: Determine intended meanings of words, including domain-specific (tier 3) words and academic (tier 2) words with multiple meanings, based on context, word relationships (e.g., synonyms), word structure (e.g., common Greek or Latin roots, affixes), or use of resources (e.g., dictionary, glossary)</text:p>
          </table:table-cell>
          <table:table-cell table:number-columns-repeated="1020"/>
        </table:table-row>
        <table:table-row table:style-name="ro5">
          <table:table-cell office:value-type="float" office:value="2">
            <text:p>2</text:p>
          </table:table-cell>
          <table:table-cell office:value-type="string">
            <text:p>1-IT|10-5</text:p>
          </table:table-cell>
          <table:table-cell office:value-type="string">
            <text:p>10-5</text:p>
          </table:table-cell>
          <table:table-cell office:value-type="string">
            <text:p>WORD MEANINGS: Determine intended or precise meanings of words, including domain-specific (tier 3) words and words with multiple meanings (academic/tier 2 words), based on context, word relationships (e.g., antonyms, homographs), word structure (e.g., common Greek or Latin roots, affixes), or use of resources (e.g., dictionary, glossary)</text:p>
          </table:table-cell>
          <table:table-cell table:number-columns-repeated="1020"/>
        </table:table-row>
        <table:table-row table:style-name="ro6">
          <table:table-cell office:value-type="float" office:value="2">
            <text:p>2</text:p>
          </table:table-cell>
          <table:table-cell office:value-type="string">
            <text:p>1-IT|10-6</text:p>
          </table:table-cell>
          <table:table-cell office:value-type="string">
            <text:p>10-6</text:p>
          </table:table-cell>
          <table:table-cell office:value-type="string">
            <text:p>WORD MEANINGS: Determine intended or precise meanings of words, including domain-specific (tier 3) words and words with multiple meanings (academic/tier 2 words), based on context, word relationships (e.g., antonyms, homographs), word structure (e.g., common Greek or Latin roots, affixes), or use of resources (e.g., dictionary, glossary, digital tools)</text:p>
          </table:table-cell>
          <table:table-cell table:number-columns-repeated="1020"/>
        </table:table-row>
        <table:table-row table:style-name="ro5">
          <table:table-cell office:value-type="float" office:value="2">
            <text:p>2</text:p>
          </table:table-cell>
          <table:table-cell office:value-type="string">
            <text:p>1-IT|10-7</text:p>
          </table:table-cell>
          <table:table-cell office:value-type="string">
            <text:p>10-7</text:p>
          </table:table-cell>
          <table:table-cell office:value-type="string">
            <text:p>WORD MEANINGS: Determine intended or precise meanings of words, including domainspecific (tier 3) words and words with multiple meanings (academic/tier 2 words), based on context, word relationships (e.g., antonyms, homographs), word structure (e.g., common Greek or Latin roots, affixes), or use of resources (e.g., dictionary, glossary, inset text)</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1-IT|10-8</text:p>
          </table:table-cell>
          <table:table-cell office:value-type="string">
            <text:p>10-8</text:p>
          </table:table-cell>
          <table:table-cell office:value-type="string">
            <text:p>WORD MEANINGS: Determine intended or precise meanings of words, including domain-specific (tier 3) words and words with multiple meanings (academic/tier 2 words), based on context, word relationships, word structure (e.g., common Greek or Latin roots, affixes), or use of resources (e.g., dictionary, glossary)</text:p>
          </table:table-cell>
          <table:table-cell/>
          <table:table-cell table:style-name="ce16" table:number-columns-repeated="2"/>
          <table:table-cell table:number-columns-repeated="1017"/>
        </table:table-row>
        <table:table-row table:style-name="ro6">
          <table:table-cell office:value-type="float" office:value="2">
            <text:p>2</text:p>
          </table:table-cell>
          <table:table-cell office:value-type="string">
            <text:p>1-IT|10-9</text:p>
          </table:table-cell>
          <table:table-cell office:value-type="string">
            <text:p>10-9</text:p>
          </table:table-cell>
          <table:table-cell office:value-type="string">
            <text:p>WORD MEANINGS: Determine intended or precise meanings of words, including domain-specific/technical (tier 3) terms, distinguishing connotation-denotation, and words with multiple meanings (academic/tier 2 words), based on context, word patterns, relationships, etymology, or use of specialized resources (e.g., dictionary, glossary, digital tools)</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1-IT|10-KG</text:p>
          </table:table-cell>
          <table:table-cell office:value-type="string">
            <text:p>10-KG</text:p>
          </table:table-cell>
          <table:table-cell office:value-type="string">
            <text:p>WORD MEANINGS: Determine intended meanings of words, including domain-specific (tier 3) words and academic (tier 2) words with multiple meanings, based on context, word relationships, word structure (e.g., common roots, affixes), or use of resources (e.g., beginning dictionary, glossary)</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1-1</text:p>
          </table:table-cell>
          <table:table-cell office:value-type="string">
            <text:p>11-1</text:p>
          </table:table-cell>
          <table:table-cell office:value-type="string">
            <text:p>REASONING &amp; EVIDENCE: Use supporting evidence to interpret and explain how information is presented or connected within or across texts (author’s point of view, ideas and supporting details, relationships)</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1-IT|11-10</text:p>
          </table:table-cell>
          <table:table-cell office:value-type="string">
            <text:p>11-10</text:p>
          </table:table-cell>
          <table:table-cell office:value-type="string">
            <text:p>REASONING &amp; EVALUATION: Apply reasoning and a range of textual evidence to or justify analyses of author’s presentation of information (author’s line of reasoning, point of view/purpose; relevance of evidence or elaboration to support claims; development or connections among complex concepts ideas)</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1-IT|11-11</text:p>
          </table:table-cell>
          <table:table-cell office:value-type="string">
            <text:p>11-11</text:p>
          </table:table-cell>
          <table:table-cell office:value-type="string">
            <text:p>REASONING &amp; EVALUATION: Apply reasoning and a range of textual evidence to or justify analyses of author’s presentation of information (author’s line of reasoning, point of view/purpose; relevance of evidence or elaboration to support claims; development or connections among complex concepts ideas)</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1-IT|11-12</text:p>
          </table:table-cell>
          <table:table-cell office:value-type="string">
            <text:p>11-12</text:p>
          </table:table-cell>
          <table:table-cell office:value-type="string">
            <text:p>REASONING &amp; EVALUATION: Apply reasoning and a range of textual evidence to or justify analyses of author’s presentation of information (author’s line of reasoning, point of view/purpose; relevance of evidence or elaboration to support claims; development or connections among complex concepts idea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1-2</text:p>
          </table:table-cell>
          <table:table-cell office:value-type="string">
            <text:p>11-2</text:p>
          </table:table-cell>
          <table:table-cell office:value-type="string">
            <text:p>REASONING &amp; EVIDENCE: Use supporting evidence to interpret and explain how information is presented or connected within or across texts (author’s point of view, ideas and supporting details, relationship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1-3</text:p>
          </table:table-cell>
          <table:table-cell office:value-type="string">
            <text:p>11-3</text:p>
          </table:table-cell>
          <table:table-cell office:value-type="string">
            <text:p>REASONING &amp; EVIDENCE: Use supporting evidence to interpret and explain how information is presented or connected within or across texts (author’s point of view, ideas and supporting details, relationship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1-4</text:p>
          </table:table-cell>
          <table:table-cell office:value-type="string">
            <text:p>11-4</text:p>
          </table:table-cell>
          <table:table-cell office:value-type="string">
            <text:p>REASONING &amp; EVALUATION: Use supporting evidence to justify or interpret how information is presented or integrated (author’s reasoning, type of account, visual/graphic information, concepts, idea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1-5</text:p>
          </table:table-cell>
          <table:table-cell office:value-type="string">
            <text:p>11-5</text:p>
          </table:table-cell>
          <table:table-cell office:value-type="string">
            <text:p>REASONING &amp; EVIDENCE: Use supporting evidence to justify interpretations of information presented or how it is integrated (author’s reasoning; interactions between events, concepts, or ideas)</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IT|11-6</text:p>
          </table:table-cell>
          <table:table-cell office:value-type="string">
            <text:p>11-6</text:p>
          </table:table-cell>
          <table:table-cell office:value-type="string">
            <text:p>REASONING &amp; EVIDENCE: Use supporting evidence to justify interpretations or analyses of information presented or how information is integrated within a text (point of view; interactions among events, concepts, people, or ideas; author’s reasoning and evidence)</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IT|11-7</text:p>
          </table:table-cell>
          <table:table-cell office:value-type="string">
            <text:p>11-7</text:p>
          </table:table-cell>
          <table:table-cell office:value-type="string">
            <text:p>REASONING &amp; EVIDENCE: Use supporting evidence to justify interpretations of information presented or how it is integrated (author’s reasoning; interactions among events, concepts, people, or development of ideas)</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1-IT|11-8</text:p>
          </table:table-cell>
          <table:table-cell office:value-type="string">
            <text:p>11-8</text:p>
          </table:table-cell>
          <table:table-cell office:value-type="string">
            <text:p>REASONING &amp; EVALUATION: Apply reasoning and a range of textual evidence to justify inferences or interpret author’s presentation of information (author’s line of reasoning, point of view/purpose support claims, concepts, ideas; relevance of evidence or elaboration to support claims)</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1-IT|11-9</text:p>
          </table:table-cell>
          <table:table-cell office:value-type="string">
            <text:p>11-9</text:p>
          </table:table-cell>
          <table:table-cell office:value-type="string">
            <text:p>REASONING &amp; EVALUATION: Apply reasoning and a range of textual evidence to or justify analyses of author’s presentation of information (author’s line of reasoning, point of view/purpose; relevance of evidence or elaboration to support claims; development or connections among complex concepts idea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1-KG</text:p>
          </table:table-cell>
          <table:table-cell office:value-type="string">
            <text:p>11-KG</text:p>
          </table:table-cell>
          <table:table-cell office:value-type="string">
            <text:p>REASONING &amp; EVIDENCE: Use supporting evidence to interpret and explain how information is presented or connected within or across texts (author’s point of view, ideas and supporting details, relationship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2-1</text:p>
          </table:table-cell>
          <table:table-cell office:value-type="string">
            <text:p>12-1</text:p>
          </table:table-cell>
          <table:table-cell office:value-type="string">
            <text:p>ANALYSIS WITHIN OR ACROSS TEXTS: Specify, integrate, or compare information within or across texts (e.g., cause effect, integrate inform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2-10</text:p>
          </table:table-cell>
          <table:table-cell office:value-type="string">
            <text:p>12-10</text:p>
          </table:table-cell>
          <table:table-cell office:value-type="string">
            <text:p>ANALYSIS WITHIN OR ACROSS TEXTS: Analyze texts to determine how connections are made in development of complex ideas or events; or in development of topics, themes, rhetorical featur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2-11</text:p>
          </table:table-cell>
          <table:table-cell office:value-type="string">
            <text:p>12-11</text:p>
          </table:table-cell>
          <table:table-cell office:value-type="string">
            <text:p>ANALYSIS WITHIN OR ACROSS TEXTS: Analyze texts to determine how connections are made in development of complex ideas or events; or in development of topics, themes, rhetorical featur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2-12</text:p>
          </table:table-cell>
          <table:table-cell office:value-type="string">
            <text:p>12-12</text:p>
          </table:table-cell>
          <table:table-cell office:value-type="string">
            <text:p>ANALYSIS WITHIN OR ACROSS TEXTS: Analyze texts to determine how connections are made in development of complex ideas or events; or in development of topics, themes, rhetorical featur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2-2</text:p>
          </table:table-cell>
          <table:table-cell office:value-type="string">
            <text:p>12-2</text:p>
          </table:table-cell>
          <table:table-cell office:value-type="string">
            <text:p>ANALYSIS WITHIN OR ACROSS TEXTS: Specify, integrate, or compare information within or across texts (e.g., cause effect, integrate inform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2-3</text:p>
          </table:table-cell>
          <table:table-cell office:value-type="string">
            <text:p>12-3</text:p>
          </table:table-cell>
          <table:table-cell office:value-type="string">
            <text:p>ANALYSIS WITHIN OR ACROSS TEXTS: Specify, integrate, or compare information within or across texts (e.g., cause effect, integrate inform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2-4</text:p>
          </table:table-cell>
          <table:table-cell office:value-type="string">
            <text:p>12-4</text:p>
          </table:table-cell>
          <table:table-cell office:value-type="string">
            <text:p>ANALYSIS WITHIN OR ACROSS TEXTS: Interpret, explain, or connect information presented within or across texts (e.g., compare-contrast, show cause-effect, integrate inform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2-5</text:p>
          </table:table-cell>
          <table:table-cell office:value-type="string">
            <text:p>12-5</text:p>
          </table:table-cell>
          <table:table-cell office:value-type="string">
            <text:p>ANALYSIS WITHIN OR ACROSS TEXTS: Analyze or compare how information is presented within or across texts showing relationships among targeted aspects (point of view, genre features, topic)</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IT|12-6</text:p>
          </table:table-cell>
          <table:table-cell office:value-type="string">
            <text:p>12-6</text:p>
          </table:table-cell>
          <table:table-cell office:value-type="string">
            <text:p>ANALYSIS WITHIN OR ACROSS TEXTS: Analyze or compare how information is presented in one or more texts (events, people, ideas, topics); or how conflicting information across texts reveals author interpretation of the topic or potential bia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12-7</text:p>
          </table:table-cell>
          <table:table-cell office:value-type="string">
            <text:p>12-7</text:p>
          </table:table-cell>
          <table:table-cell office:value-type="string">
            <text:p>ANALYSIS WITHIN OR ACROSS TEXTS: Analyze and compare relationships within or across texts (point of view, genre features, topic)</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IT|12-8</text:p>
          </table:table-cell>
          <table:table-cell office:value-type="string">
            <text:p>12-8</text:p>
          </table:table-cell>
          <table:table-cell office:value-type="string">
            <text:p>ANALYSIS WITHIN OR ACROSS TEXTS: Analyze one or more texts to determine how connections are made among topics/ information presented; or how conflicting information or presentation format reveals author interpretation of the topic</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2-9</text:p>
          </table:table-cell>
          <table:table-cell office:value-type="string">
            <text:p>12-9</text:p>
          </table:table-cell>
          <table:table-cell office:value-type="string">
            <text:p>ANALYSIS WITHIN OR ACROSS TEXTS: Analyze texts to determine how connections are made in development of complex ideas or events; or in development of topics, themes, rhetorical featur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2-KG</text:p>
          </table:table-cell>
          <table:table-cell office:value-type="string">
            <text:p>12-KG</text:p>
          </table:table-cell>
          <table:table-cell office:value-type="string">
            <text:p>ANALYSIS WITHIN OR ACROSS TEXTS: Specify, integrate, or compare information within or across texts (e.g., cause effect, integrate inform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3-1</text:p>
          </table:table-cell>
          <table:table-cell office:value-type="string">
            <text:p>13-1</text:p>
          </table:table-cell>
          <table:table-cell office:value-type="string">
            <text:p>TEXT STRUCTURES/ FEATURES: Relate knowledge of text structures or text features (e.g., graphics, bold text, headings) to obtain, interpret, or explain inform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3-10</text:p>
          </table:table-cell>
          <table:table-cell office:value-type="string">
            <text:p>13-10</text:p>
          </table:table-cell>
          <table:table-cell office:value-type="string">
            <text:p>TEXT STRUCTURES/ FEATURES: Relate knowledge of text structures or formats, or genre features (e.g., graphic/visual information) to integrate information or analyze the impact on meaning or present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3-11</text:p>
          </table:table-cell>
          <table:table-cell office:value-type="string">
            <text:p>13-11</text:p>
          </table:table-cell>
          <table:table-cell office:value-type="string">
            <text:p>TEXT STRUCTURES/ FEATURES: Relate knowledge of text structures or formats, or genre features (e.g., graphic/visual information) to integrate information or analyze the impact on meaning or present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3-12</text:p>
          </table:table-cell>
          <table:table-cell office:value-type="string">
            <text:p>13-12</text:p>
          </table:table-cell>
          <table:table-cell office:value-type="string">
            <text:p>TEXT STRUCTURES/ FEATURES: Relate knowledge of text structures or formats, or genre features (e.g., graphic/visual information) to integrate information or analyze the impact on meaning or present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3-2</text:p>
          </table:table-cell>
          <table:table-cell office:value-type="string">
            <text:p>13-2</text:p>
          </table:table-cell>
          <table:table-cell office:value-type="string">
            <text:p>TEXT STRUCTURES/ FEATURES: Relate knowledge of text structures or text features (e.g., graphics, bold text, headings) to obtain, interpret, or explain inform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3-3</text:p>
          </table:table-cell>
          <table:table-cell office:value-type="string">
            <text:p>13-3</text:p>
          </table:table-cell>
          <table:table-cell office:value-type="string">
            <text:p>TEXT STRUCTURES/ FEATURES: Relate knowledge of text structures or text features (e.g., graphics, bold text, headings) to obtain, interpret, or explain inform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3-4</text:p>
          </table:table-cell>
          <table:table-cell office:value-type="string">
            <text:p>13-4</text:p>
          </table:table-cell>
          <table:table-cell office:value-type="string">
            <text:p>TEXT STRUCTURES/ FEATURES: Relate knowledge of text structures and text features (e.g., graphs, charts, timelines) to obtain, interpret, explain, or integrate information</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13-5</text:p>
          </table:table-cell>
          <table:table-cell office:value-type="string">
            <text:p>13-5</text:p>
          </table:table-cell>
          <table:table-cell office:value-type="string">
            <text:p>TEXT STRUCTURES &amp; FEATURES: Relate knowledge of text structures to compare or connect information across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13-6</text:p>
          </table:table-cell>
          <table:table-cell office:value-type="string">
            <text:p>13-6</text:p>
          </table:table-cell>
          <table:table-cell office:value-type="string">
            <text:p>TEXT STRUCTURES &amp; FEATURES: Relate knowledge of text structures or genre-specific features to analyze or integrate inform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3-7</text:p>
          </table:table-cell>
          <table:table-cell office:value-type="string">
            <text:p>13-7</text:p>
          </table:table-cell>
          <table:table-cell office:value-type="string">
            <text:p>TEXT STRUCTURES &amp; FEATURES: Relate knowledge of text structures and genre-specific features to compare or analyze the impact of those choices on meaning or present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3-8</text:p>
          </table:table-cell>
          <table:table-cell office:value-type="string">
            <text:p>13-8</text:p>
          </table:table-cell>
          <table:table-cell office:value-type="string">
            <text:p>TEXT STRUCTURES/ FEATURES: Relate knowledge of text structures, formats, or genre-specific features (visual/graphic elements) to analyze the impact (advantagesdisadvantages) on meaning or present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3-9</text:p>
          </table:table-cell>
          <table:table-cell office:value-type="string">
            <text:p>13-9</text:p>
          </table:table-cell>
          <table:table-cell office:value-type="string">
            <text:p>TEXT STRUCTURES/ FEATURES: Relate knowledge of text structures or formats, or genre features (e.g., graphic/visual information) to integrate information or analyze the impact on meaning or present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3-KG</text:p>
          </table:table-cell>
          <table:table-cell office:value-type="string">
            <text:p>13-KG</text:p>
          </table:table-cell>
          <table:table-cell office:value-type="string">
            <text:p>TEXT STRUCTURES/ FEATURES: Relate knowledge of text structures or text features (e.g., graphics, bold text, headings) to obtain, interpret, or explain information</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14-1</text:p>
          </table:table-cell>
          <table:table-cell office:value-type="string">
            <text:p>14-1</text:p>
          </table:table-cell>
          <table:table-cell office:value-type="string">
            <text:p>LANGUAGE USE: Interpret use of language by distinguishing literal from nonliteral meanings of words and phrases used in context</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4-10</text:p>
          </table:table-cell>
          <table:table-cell office:value-type="string">
            <text:p>14-10</text:p>
          </table:table-cell>
          <table:table-cell office:value-type="string">
            <text:p>LANGUAGE USE: Analyze the figurative (e.g., euphemism, oxymoron, hyperbole, paradox) or connotative meanings of words and phrases used in context and the impact of these word choices on meaning and ton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4-11</text:p>
          </table:table-cell>
          <table:table-cell office:value-type="string">
            <text:p>14-11</text:p>
          </table:table-cell>
          <table:table-cell office:value-type="string">
            <text:p>LANGUAGE USE: Analyze the figurative (e.g., euphemism, oxymoron, hyperbole, paradox) or connotative meanings of words and phrases used in context and the impact of these word choices on meaning and ton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4-12</text:p>
          </table:table-cell>
          <table:table-cell office:value-type="string">
            <text:p>14-12</text:p>
          </table:table-cell>
          <table:table-cell office:value-type="string">
            <text:p>LANGUAGE USE: Analyze the figurative (e.g., euphemism, oxymoron, hyperbole, paradox) or connotative meanings of words and phrases used in context and the impact of these word choices on meaning and ton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14-2</text:p>
          </table:table-cell>
          <table:table-cell office:value-type="string">
            <text:p>14-2</text:p>
          </table:table-cell>
          <table:table-cell office:value-type="string">
            <text:p>LANGUAGE USE: Interpret use of language by distinguishing literal from nonliteral meanings of words and phrases used in context</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14-3</text:p>
          </table:table-cell>
          <table:table-cell office:value-type="string">
            <text:p>14-3</text:p>
          </table:table-cell>
          <table:table-cell office:value-type="string">
            <text:p>LANGUAGE USE: Interpret use of language by distinguishing literal from nonliteral meanings of words and phrases used in context</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4-4</text:p>
          </table:table-cell>
          <table:table-cell office:value-type="string">
            <text:p>14-4</text:p>
          </table:table-cell>
          <table:table-cell office:value-type="string">
            <text:p>LANGUAGE USE: Determine or interpret figurative language/literary devices or connotative meanings of words and phrases used in context and the impact of those word choices on meaning and ton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4-5</text:p>
          </table:table-cell>
          <table:table-cell office:value-type="string">
            <text:p>14-5</text:p>
          </table:table-cell>
          <table:table-cell office:value-type="string">
            <text:p>LANGUAGE USE: Identify or interpret figurative language (e.g., metaphors, similes, idioms) use of literary devices or connotative meanings of words and phrases used in context</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4-6</text:p>
          </table:table-cell>
          <table:table-cell office:value-type="string">
            <text:p>14-6</text:p>
          </table:table-cell>
          <table:table-cell office:value-type="string">
            <text:p>LANGUAGE USE: Interpret intent or impact of figurative language (e.g., hyperbole, personification, analogies), use of literary devices, or connotative meanings of words and phrases used in context</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4-7</text:p>
          </table:table-cell>
          <table:table-cell office:value-type="string">
            <text:p>14-7</text:p>
          </table:table-cell>
          <table:table-cell office:value-type="string">
            <text:p>LANGUAGE USE: Interpret intent of figurative language (e.g., clichés, puns, hyperbole) use of literary devices, or connotative meanings of words and phrases used in context</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14-8</text:p>
          </table:table-cell>
          <table:table-cell office:value-type="string">
            <text:p>14-8</text:p>
          </table:table-cell>
          <table:table-cell office:value-type="string">
            <text:p>LANGUAGE USE: Interpret impact or intent of figurative language/literary devices or connotative meanings of words and phrases used in context</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IT|14-9</text:p>
          </table:table-cell>
          <table:table-cell office:value-type="string">
            <text:p>14-9</text:p>
          </table:table-cell>
          <table:table-cell office:value-type="string">
            <text:p>LANGUAGE USE: Analyze the figurative (e.g., euphemism, oxymoron, hyperbole, paradox) or connotative meanings of words and phrases used in context and the impact of these word choices on meaning and ton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14-KG</text:p>
          </table:table-cell>
          <table:table-cell office:value-type="string">
            <text:p>14-KG</text:p>
          </table:table-cell>
          <table:table-cell office:value-type="string">
            <text:p>LANGUAGE USE: Interpret use of language by distinguishing literal from nonliteral meanings of words and phrases used in context</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8-1</text:p>
          </table:table-cell>
          <table:table-cell office:value-type="string">
            <text:p>8-1</text:p>
          </table:table-cell>
          <table:table-cell office:value-type="string">
            <text:p>KEY DETAILS: Use explicit details and implicit information from the text to support answers or inferences about information presented.</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8-10</text:p>
          </table:table-cell>
          <table:table-cell office:value-type="string">
            <text:p>8-10</text:p>
          </table:table-cell>
          <table:table-cell office:value-type="string">
            <text:p>KEY DETAILS: Cite explicit text evidence to support inferences made or conclusions drawn about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8-11</text:p>
          </table:table-cell>
          <table:table-cell office:value-type="string">
            <text:p>8-11</text:p>
          </table:table-cell>
          <table:table-cell office:value-type="string">
            <text:p>KEY DETAILS: Cite explicit text evidence to support inferences made or conclusions drawn about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8-12</text:p>
          </table:table-cell>
          <table:table-cell office:value-type="string">
            <text:p>8-12</text:p>
          </table:table-cell>
          <table:table-cell office:value-type="string">
            <text:p>KEY DETAILS: Cite explicit text evidence to support inferences made or conclusions drawn about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8-2</text:p>
          </table:table-cell>
          <table:table-cell office:value-type="string">
            <text:p>8-2</text:p>
          </table:table-cell>
          <table:table-cell office:value-type="string">
            <text:p>KEY DETAILS: Use explicit details and implicit information from the text to support answers or inferences about information presented.</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8-3</text:p>
          </table:table-cell>
          <table:table-cell office:value-type="string">
            <text:p>8-3</text:p>
          </table:table-cell>
          <table:table-cell office:value-type="string">
            <text:p>KEY DETAILS: Use explicit details and implicit information from the text to support answers or inferences about information presented.</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8-4</text:p>
          </table:table-cell>
          <table:table-cell office:value-type="string">
            <text:p>8-4</text:p>
          </table:table-cell>
          <table:table-cell office:value-type="string">
            <text:p>KEY DETAILS: Use explicit details and implicit information from the text to support answers or basic inferences about information presented</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8-5</text:p>
          </table:table-cell>
          <table:table-cell office:value-type="string">
            <text:p>8-5</text:p>
          </table:table-cell>
          <table:table-cell office:value-type="string">
            <text:p>KEY DETAILS: Use explicit details and implicit information from texts to support answers or inferences about information presented</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8-6</text:p>
          </table:table-cell>
          <table:table-cell office:value-type="string">
            <text:p>8-6</text:p>
          </table:table-cell>
          <table:table-cell office:value-type="string">
            <text:p>KEY DETAILS: Use explicit details and implicit information from texts to support inferences or analyses of the information presented</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8-7</text:p>
          </table:table-cell>
          <table:table-cell office:value-type="string">
            <text:p>8-7</text:p>
          </table:table-cell>
          <table:table-cell office:value-type="string">
            <text:p>KEY DETAILS: Use explicit details and implicit information from texts to support inferences or analyses of the information presented</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8-8</text:p>
          </table:table-cell>
          <table:table-cell office:value-type="string">
            <text:p>8-8</text:p>
          </table:table-cell>
          <table:table-cell office:value-type="string">
            <text:p>KEY DETAILS: Identify explicit text evidence to support inferences made or conclusions drawn about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8-9</text:p>
          </table:table-cell>
          <table:table-cell office:value-type="string">
            <text:p>8-9</text:p>
          </table:table-cell>
          <table:table-cell office:value-type="string">
            <text:p>KEY DETAILS: Cite explicit text evidence to support inferences made or conclusions drawn about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8-KG</text:p>
          </table:table-cell>
          <table:table-cell office:value-type="string">
            <text:p>8-KG</text:p>
          </table:table-cell>
          <table:table-cell office:value-type="string">
            <text:p>KEY DETAILS: Use explicit details and implicit information from the text to support answers or inferences about information presented.</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9-1</text:p>
          </table:table-cell>
          <table:table-cell office:value-type="string">
            <text:p>9-1</text:p>
          </table:table-cell>
          <table:table-cell office:value-type="string">
            <text:p>CENTRAL IDEAS: Identify or summarize central ideas/ key events, or procedures and details that support them.</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9-10</text:p>
          </table:table-cell>
          <table:table-cell office:value-type="string">
            <text:p>9-10</text:p>
          </table:table-cell>
          <table:table-cell office:value-type="string">
            <text:p>CENTRAL IDEAS: Summarize central ideas, topics/subtopics, key events, or procedures using supporting ideas and relevant detail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9-11</text:p>
          </table:table-cell>
          <table:table-cell office:value-type="string">
            <text:p>9-11</text:p>
          </table:table-cell>
          <table:table-cell office:value-type="string">
            <text:p>CENTRAL IDEAS: Summarize central ideas, topics/subtopics, key events, or procedures using supporting ideas and relevant detail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9-12</text:p>
          </table:table-cell>
          <table:table-cell office:value-type="string">
            <text:p>9-12</text:p>
          </table:table-cell>
          <table:table-cell office:value-type="string">
            <text:p>CENTRAL IDEAS: Summarize central ideas, topics/subtopics, key events, or procedures using supporting ideas and relevant detail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9-2</text:p>
          </table:table-cell>
          <table:table-cell office:value-type="string">
            <text:p>9-2</text:p>
          </table:table-cell>
          <table:table-cell office:value-type="string">
            <text:p>CENTRAL IDEAS: Identify or summarize central ideas/ key events, or procedures and details that support them.</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9-3</text:p>
          </table:table-cell>
          <table:table-cell office:value-type="string">
            <text:p>9-3</text:p>
          </table:table-cell>
          <table:table-cell office:value-type="string">
            <text:p>CENTRAL IDEAS: Identify or summarize central ideas/ key events, or procedures and details that support them.</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9-4</text:p>
          </table:table-cell>
          <table:table-cell office:value-type="string">
            <text:p>9-4</text:p>
          </table:table-cell>
          <table:table-cell office:value-type="string">
            <text:p>CENTRAL IDEAS: Identify or summarize central ideas, key events, or procedure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9-5</text:p>
          </table:table-cell>
          <table:table-cell office:value-type="string">
            <text:p>9-5</text:p>
          </table:table-cell>
          <table:table-cell office:value-type="string">
            <text:p>CENTRAL IDEAS: Summarize central ideas, key events, procedures, or topics and subtopic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9-6</text:p>
          </table:table-cell>
          <table:table-cell office:value-type="string">
            <text:p>9-6</text:p>
          </table:table-cell>
          <table:table-cell office:value-type="string">
            <text:p>CENTRAL IDEAS: Summarize central ideas, key events, procedures, or topics and subtopic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9-7</text:p>
          </table:table-cell>
          <table:table-cell office:value-type="string">
            <text:p>9-7</text:p>
          </table:table-cell>
          <table:table-cell office:value-type="string">
            <text:p>CENTRAL IDEAS: Summarize central ideas, key events, procedures, or topics and subtopic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9-8</text:p>
          </table:table-cell>
          <table:table-cell office:value-type="string">
            <text:p>9-8</text:p>
          </table:table-cell>
          <table:table-cell office:value-type="string">
            <text:p>CENTRAL IDEAS: Summarize central ideas, topics/subtopics, key events, or procedures using supporting ideas and detail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9-9</text:p>
          </table:table-cell>
          <table:table-cell office:value-type="string">
            <text:p>9-9</text:p>
          </table:table-cell>
          <table:table-cell office:value-type="string">
            <text:p>CENTRAL IDEAS: Summarize central ideas, topics/subtopics, key events, or procedures using supporting ideas and relevant detail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IT|9-KG</text:p>
          </table:table-cell>
          <table:table-cell office:value-type="string">
            <text:p>9-KG</text:p>
          </table:table-cell>
          <table:table-cell office:value-type="string">
            <text:p>CENTRAL IDEAS: Identify or summarize central ideas/ key events, or procedures and details that support them.</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1-1</text:p>
          </table:table-cell>
          <table:table-cell office:value-type="string">
            <text:p>1-1</text:p>
          </table:table-cell>
          <table:table-cell office:value-type="string">
            <text:p>KEY DETAILS: Use explicit details and information from the text to support answers or basic inference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1-10</text:p>
          </table:table-cell>
          <table:table-cell office:value-type="string">
            <text:p>1-10</text:p>
          </table:table-cell>
          <table:table-cell office:value-type="string">
            <text:p>KEY DETAILS: Cite explicit textual evidence to support inferences made or conclusions drawn about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1-11</text:p>
          </table:table-cell>
          <table:table-cell office:value-type="string">
            <text:p>1-11</text:p>
          </table:table-cell>
          <table:table-cell office:value-type="string">
            <text:p>KEY DETAILS: Cite explicit textual evidence to support inferences made or conclusions drawn about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1-2</text:p>
          </table:table-cell>
          <table:table-cell office:value-type="string">
            <text:p>1-2</text:p>
          </table:table-cell>
          <table:table-cell office:value-type="string">
            <text:p>KEY DETAILS: Use explicit details and information from the text to support answers or basic inference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1-3</text:p>
          </table:table-cell>
          <table:table-cell office:value-type="string">
            <text:p>1-3</text:p>
          </table:table-cell>
          <table:table-cell office:value-type="string">
            <text:p>KEY DETAILS: Use explicit details and information from the text to support answers or basic inference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1-4</text:p>
          </table:table-cell>
          <table:table-cell office:value-type="string">
            <text:p>1-4</text:p>
          </table:table-cell>
          <table:table-cell office:value-type="string">
            <text:p>KEY DETAILS: Use explicit details and implicit information from the text to support answers or basic inference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1-5</text:p>
          </table:table-cell>
          <table:table-cell office:value-type="string">
            <text:p>1-5</text:p>
          </table:table-cell>
          <table:table-cell office:value-type="string">
            <text:p>KEY DETAILS: Use explicit details and implicit information from the text to support answers or inferences about information</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1-6</text:p>
          </table:table-cell>
          <table:table-cell office:value-type="string">
            <text:p>1-6</text:p>
          </table:table-cell>
          <table:table-cell office:value-type="string">
            <text:p>KEY DETAILS: Use explicit details and implicit information from the text to support inferences or analyses of the information presented</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1-7</text:p>
          </table:table-cell>
          <table:table-cell office:value-type="string">
            <text:p>1-7</text:p>
          </table:table-cell>
          <table:table-cell office:value-type="string">
            <text:p>KEY DETAILS: Identify explicit textual evidence to support inferences made or conclusions drawn</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1-8</text:p>
          </table:table-cell>
          <table:table-cell office:value-type="string">
            <text:p>1-8</text:p>
          </table:table-cell>
          <table:table-cell office:value-type="string">
            <text:p>KEY DETAILS: Identify explicit textual evidence to support inferences made or conclusions drawn</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1-9</text:p>
          </table:table-cell>
          <table:table-cell office:value-type="string">
            <text:p>1-9</text:p>
          </table:table-cell>
          <table:table-cell office:value-type="string">
            <text:p>KEY DETAILS: Identify explicit textual evidence to support inferences made or conclusions drawn</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1-KG</text:p>
          </table:table-cell>
          <table:table-cell office:value-type="string">
            <text:p>1-KG</text:p>
          </table:table-cell>
          <table:table-cell office:value-type="string">
            <text:p>KEY DETAILS: Use explicit details and information from the text to support answers or basic inference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2-1</text:p>
          </table:table-cell>
          <table:table-cell office:value-type="string">
            <text:p>2-1</text:p>
          </table:table-cell>
          <table:table-cell office:value-type="string">
            <text:p>CENTRAL IDEAS: Identify or summarize central ideas, key events, or the sequence of events presented in a text</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2-10</text:p>
          </table:table-cell>
          <table:table-cell office:value-type="string">
            <text:p>2-10</text:p>
          </table:table-cell>
          <table:table-cell office:value-type="string">
            <text:p>CENTRAL IDEAS: Summarize central ideas/key events using key relevant detail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2-11</text:p>
          </table:table-cell>
          <table:table-cell office:value-type="string">
            <text:p>2-11</text:p>
          </table:table-cell>
          <table:table-cell office:value-type="string">
            <text:p>CENTRAL IDEAS: Summarize central ideas/key events using key relevant detail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2-2</text:p>
          </table:table-cell>
          <table:table-cell office:value-type="string">
            <text:p>2-2</text:p>
          </table:table-cell>
          <table:table-cell office:value-type="string">
            <text:p>CENTRAL IDEAS: Identify or summarize central ideas, key events, or the sequence of events presented in a text</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2-3</text:p>
          </table:table-cell>
          <table:table-cell office:value-type="string">
            <text:p>2-3</text:p>
          </table:table-cell>
          <table:table-cell office:value-type="string">
            <text:p>CENTRAL IDEAS: Identify or summarize central ideas, key events, or the sequence of events presented in a text</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1-LT|2-4</text:p>
          </table:table-cell>
          <table:table-cell office:value-type="string">
            <text:p>2-4</text:p>
          </table:table-cell>
          <table:table-cell office:value-type="string">
            <text:p>CENTRAL IDEAS: Identify or summarize central ideas/ key events</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1-LT|2-5</text:p>
          </table:table-cell>
          <table:table-cell office:value-type="string">
            <text:p>2-5</text:p>
          </table:table-cell>
          <table:table-cell office:value-type="string">
            <text:p>CENTRAL IDEAS: Identify or summarize central ideas/ key events</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1-LT|2-6</text:p>
          </table:table-cell>
          <table:table-cell office:value-type="string">
            <text:p>2-6</text:p>
          </table:table-cell>
          <table:table-cell office:value-type="string">
            <text:p>CENTRAL IDEAS: Summarize central ideas/ key even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2-7</text:p>
          </table:table-cell>
          <table:table-cell office:value-type="string">
            <text:p>2-7</text:p>
          </table:table-cell>
          <table:table-cell office:value-type="string">
            <text:p>CENTRAL IDEAS: Summarize central ideas/key events using key details from the text</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2-8</text:p>
          </table:table-cell>
          <table:table-cell office:value-type="string">
            <text:p>2-8</text:p>
          </table:table-cell>
          <table:table-cell office:value-type="string">
            <text:p>CENTRAL IDEAS: Summarize central ideas/key events using key details from the text</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2-9</text:p>
          </table:table-cell>
          <table:table-cell office:value-type="string">
            <text:p>2-9</text:p>
          </table:table-cell>
          <table:table-cell office:value-type="string">
            <text:p>CENTRAL IDEAS: Summarize central ideas/key events using key details from the text</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2-KG</text:p>
          </table:table-cell>
          <table:table-cell office:value-type="string">
            <text:p>2-KG</text:p>
          </table:table-cell>
          <table:table-cell office:value-type="string">
            <text:p>CENTRAL IDEAS: Identify or summarize central ideas, key events, or the sequence of events presented in a text</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3-1</text:p>
          </table:table-cell>
          <table:table-cell office:value-type="string">
            <text:p>3-1</text:p>
          </table:table-cell>
          <table:table-cell office:value-type="string">
            <text:p>WORD MEANINGS: Determine intended meanings of words, including words with multiple meanings (academic/tier 2 words), based on context, word relationships, word structure (e.g., common roots, affixes), or use of resources (e.g., beginning dictionary)</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1-LT|3-10</text:p>
          </table:table-cell>
          <table:table-cell office:value-type="string">
            <text:p>3-10</text:p>
          </table:table-cell>
          <table:table-cell office:value-type="string">
            <text:p>WORD MEANINGS: Determine intended, precise, or nuanced meanings of words, including distinguishing connotation-denotation and words with multiple meanings (academic/tier 2 words), based on context, word patterns, word relationships, etymology, or use of specialized resources (e.g., dictionary, thesaurus, digital tools).</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1-LT|3-11</text:p>
          </table:table-cell>
          <table:table-cell office:value-type="string">
            <text:p>3-11</text:p>
          </table:table-cell>
          <table:table-cell office:value-type="string">
            <text:p>WORD MEANINGS: Determine intended, precise, or nuanced meanings of words, including distinguishing connotation-denotation and words with multiple meanings (academic/tier 2 words), based on context, word patterns, word relationships, etymology, or use of specialized resources (e.g., dictionary, thesaurus, digital tools</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3-2</text:p>
          </table:table-cell>
          <table:table-cell office:value-type="string">
            <text:p>3-2</text:p>
          </table:table-cell>
          <table:table-cell office:value-type="string">
            <text:p>WORD MEANINGS: Determine intended meanings of words, including words with multiple meanings (academic/tier 2 words), based on context, word relationships, word structure (e.g., common roots, affixes), or use of resources (e.g., beginning dictionary)</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3-3</text:p>
          </table:table-cell>
          <table:table-cell office:value-type="string">
            <text:p>3-3</text:p>
          </table:table-cell>
          <table:table-cell office:value-type="string">
            <text:p>WORD MEANINGS: Determine intended meanings of words, including words with multiple meanings (academic/tier 2 words), based on context, word relationships, word structure (e.g., common roots, affixes), or use of resources (e.g., beginning dictionary)</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3-4</text:p>
          </table:table-cell>
          <table:table-cell office:value-type="string">
            <text:p>3-4</text:p>
          </table:table-cell>
          <table:table-cell office:value-type="string">
            <text:p>WORD MEANINGS: Determine intended meanings of words, including words with multiple meanings (academic/tier 2 words), based on context, word relationships (e.g., synonyms), word structure (e.g., common Greek or Latin roots, affixes), or use of resources (e.g., dictionary, thesaurus)</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1-LT|3-5</text:p>
          </table:table-cell>
          <table:table-cell office:value-type="string">
            <text:p>3-5</text:p>
          </table:table-cell>
          <table:table-cell office:value-type="string">
            <text:p>WORD MEANINGS: Determine intended or precise meanings of words, including words with multiple meanings (academic/tier 2 words), based on context, word relationships (e.g., antonyms, homographs), word structure (e.g., common Greek or Latin roots, affixes), or use of resources (e.g., dictionary, thesaurus)</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3-6</text:p>
          </table:table-cell>
          <table:table-cell office:value-type="string">
            <text:p>3-6</text:p>
          </table:table-cell>
          <table:table-cell office:value-type="string">
            <text:p>WORD MEANINGS: Determine intended, precise, or nuanced meanings of words, including words with multiple meanings (academic/tier 2 words), based on context, word patterns, parts of speech, or use of resources (e.g., dictionary, thesaurus, digital tools)</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1-LT|3-7</text:p>
          </table:table-cell>
          <table:table-cell office:value-type="string">
            <text:p>3-7</text:p>
          </table:table-cell>
          <table:table-cell office:value-type="string">
            <text:p>WORD MEANINGS: Determine intended, precise, or nuanced meanings of words, including words with multiple meanings (academic/tier 2 words), based on context, word relationships, word structure (e.g., common Greek or Latin roots, affixes), or use of resources (e.g., dictionary, thesaurus, digital tools)</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1-LT|3-8</text:p>
          </table:table-cell>
          <table:table-cell office:value-type="string">
            <text:p>3-8</text:p>
          </table:table-cell>
          <table:table-cell office:value-type="string">
            <text:p>WORD MEANINGS: Determine intended, precise, or nuanced meanings of words, including words with multiple meanings (academic/tier 2 words), based on context, word patterns, word relationships, word structure (e.g., common Greek or Latin roots, affixes), or use of resources (e.g., dictionary, thesaurus, digital tools)</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1-LT|3-9</text:p>
          </table:table-cell>
          <table:table-cell office:value-type="string">
            <text:p>3-9</text:p>
          </table:table-cell>
          <table:table-cell office:value-type="string">
            <text:p>WORD MEANINGS: Determine intended, precise, or nuanced meanings of words, including words with multiple meanings (academic/tier 2 words), based on context, word patterns, word relationships, word structure (e.g., common Greek or Latin roots, affixes), or use of resources (e.g., dictionary, thesaurus, digital tools)</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3-KG</text:p>
          </table:table-cell>
          <table:table-cell office:value-type="string">
            <text:p>3-KG</text:p>
          </table:table-cell>
          <table:table-cell office:value-type="string">
            <text:p>WORD MEANINGS: Determine intended meanings of words, including words with multiple meanings (academic/tier 2 words), based on context, word relationships, word structure (e.g., common roots, affixes), or use of resources (e.g., beginning dictionary)</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4-1</text:p>
          </table:table-cell>
          <table:table-cell office:value-type="string">
            <text:p>4-1</text:p>
          </table:table-cell>
          <table:table-cell office:value-type="string">
            <text:p>REASONING &amp; EVIDENCE: Use supporting evidence to interpret and explain inferences about character traits, motivations, feelings; point of view, author’s lesson or messag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1-LT|4-10</text:p>
          </table:table-cell>
          <table:table-cell office:value-type="string">
            <text:p>4-10</text:p>
          </table:table-cell>
          <table:table-cell office:value-type="string">
            <text:p>REASONING &amp; EVALUATION: <text:s/>Apply reasoning and a range of textual evidence to justify inferences or judgments made [development of universal themes, characters; impact of point of view or discourse style (e.g., dramatic irony, humor, satire, understatement) on plot/subplot development]</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1-LT|4-11</text:p>
          </table:table-cell>
          <table:table-cell office:value-type="string">
            <text:p>4-11</text:p>
          </table:table-cell>
          <table:table-cell office:value-type="string">
            <text:p>REASONING &amp; EVALUATION: Apply reasoning and a range of textual evidence to justify inferences or judgments made (development of universal themes, characters; impact of point of view or discourse style (e.g., dramatic irony, humor, satire, understatement) on plot/subplot development</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4-2</text:p>
          </table:table-cell>
          <table:table-cell office:value-type="string">
            <text:p>4-2</text:p>
          </table:table-cell>
          <table:table-cell office:value-type="string">
            <text:p>REASONING &amp; EVIDENCE: Use supporting evidence to interpret and explain inferences about character traits, motivations, feelings; point of view, author’s lesson or messag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4-3</text:p>
          </table:table-cell>
          <table:table-cell office:value-type="string">
            <text:p>4-3</text:p>
          </table:table-cell>
          <table:table-cell office:value-type="string">
            <text:p>REASONING &amp; EVIDENCE: Use supporting evidence to interpret and explain inferences about character traits, motivations, feelings; point of view, author’s lesson or messag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4-4</text:p>
          </table:table-cell>
          <table:table-cell office:value-type="string">
            <text:p>4-4</text:p>
          </table:table-cell>
          <table:table-cell office:value-type="string">
            <text:p>REASONING &amp; EVALUATION: Use supporting evidence to justify/ explain inferences (character development/actions/traits; first or third person point of view; theme; author’s messag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4-5</text:p>
          </table:table-cell>
          <table:table-cell office:value-type="string">
            <text:p>4-5</text:p>
          </table:table-cell>
          <table:table-cell office:value-type="string">
            <text:p>REASONING &amp; EVIDENCE: Use supporting evidence to justify interpretations (theme, events, conflicts/challenges, setting, character development/ interactions, point of view)</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4-6</text:p>
          </table:table-cell>
          <table:table-cell office:value-type="string">
            <text:p>4-6</text:p>
          </table:table-cell>
          <table:table-cell office:value-type="string">
            <text:p>REASONING &amp; EVIDENCE: Apply reasoning and a range of textual evidence (e.g., quotes, examples, details) to justify analyses or judgments made about intended effects (techniques used to advance action or create an effect; points of view; development of theme, characters, setting, plot)</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4-7</text:p>
          </table:table-cell>
          <table:table-cell office:value-type="string">
            <text:p>4-7</text:p>
          </table:table-cell>
          <table:table-cell office:value-type="string">
            <text:p>REASONING &amp; EVIDENCE: Apply reasoning and a range of textual evidence (e.g., quotes, examples, details) to justify analyses or judgments mad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4-8</text:p>
          </table:table-cell>
          <table:table-cell office:value-type="string">
            <text:p>4-8</text:p>
          </table:table-cell>
          <table:table-cell office:value-type="string">
            <text:p>REASONING &amp; EVALUATION: Apply reasoning and a range of textual evidence to justify inferences or judgments made (development of characters/setting/plot, point of view, theme, use of dialogu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4-9</text:p>
          </table:table-cell>
          <table:table-cell office:value-type="string">
            <text:p>4-9</text:p>
          </table:table-cell>
          <table:table-cell office:value-type="string">
            <text:p>REASONING &amp; EVALUATION: Apply reasoning and a range of textual evidence to justify inferences or judgments made (development of characters/setting/plot, point of view, theme, use of dialogu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4-KG</text:p>
          </table:table-cell>
          <table:table-cell office:value-type="string">
            <text:p>4-KG</text:p>
          </table:table-cell>
          <table:table-cell office:value-type="string">
            <text:p>REASONING &amp; EVIDENCE: Use supporting evidence to interpret and explain inferences about character traits, motivations, feelings; point of view, author’s lesson or messag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5-1</text:p>
          </table:table-cell>
          <table:table-cell office:value-type="string">
            <text:p>5-1</text:p>
          </table:table-cell>
          <table:table-cell office:value-type="string">
            <text:p>ANALYSIS WITHIN OR ACROSS TEXTS: Specify or compare relationships across texts (e.g., literary elements, problem solution, them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5-10</text:p>
          </table:table-cell>
          <table:table-cell office:value-type="string">
            <text:p>5-10</text:p>
          </table:table-cell>
          <table:table-cell office:value-type="string">
            <text:p>ANALYSIS WITHIN OR ACROSS TEXTS: <text:s/>Analyze interrelationships among literary elements within a text, or how different texts address topics, themes, or use of source material.</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5-11</text:p>
          </table:table-cell>
          <table:table-cell office:value-type="string">
            <text:p>5-11</text:p>
          </table:table-cell>
          <table:table-cell office:value-type="string">
            <text:p>ANALYSIS WITHIN OR ACROSS TEXTS: Analyze interrelationships among literary elements within a text, or how different texts address topics, themes, or use of source material</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5-2</text:p>
          </table:table-cell>
          <table:table-cell office:value-type="string">
            <text:p>5-2</text:p>
          </table:table-cell>
          <table:table-cell office:value-type="string">
            <text:p>ANALYSIS WITHIN OR ACROSS TEXTS: Specify or compare relationships across texts (e.g., literary elements, problem solution, them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5-3</text:p>
          </table:table-cell>
          <table:table-cell office:value-type="string">
            <text:p>5-3</text:p>
          </table:table-cell>
          <table:table-cell office:value-type="string">
            <text:p>ANALYSIS WITHIN OR ACROSS TEXTS: Specify or compare relationships across texts (e.g., literary elements, problem solution, them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5-4</text:p>
          </table:table-cell>
          <table:table-cell office:value-type="string">
            <text:p>5-4</text:p>
          </table:table-cell>
          <table:table-cell office:value-type="string">
            <text:p>ANALYSIS WITHIN OR ACROSS TEXTS: Interpret, specify, or compare how information is presented across texts (first-third person point of view, visual/oral formats, topics, themes, patterns of events)</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5-5</text:p>
          </table:table-cell>
          <table:table-cell office:value-type="string">
            <text:p>5-5</text:p>
          </table:table-cell>
          <table:table-cell office:value-type="string">
            <text:p>ANALYSIS WITHIN OR ACROSS TEXTS: Analyze or compare how information is presented within or across texts showing relationships among the targeted aspects (the influence of point of view, genre-specific features, theme, topic, plot/events)</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5-6</text:p>
          </table:table-cell>
          <table:table-cell office:value-type="string">
            <text:p>5-6</text:p>
          </table:table-cell>
          <table:table-cell office:value-type="string">
            <text:p>ANALYSIS WITHIN OR ACROSS TEXTS: Analyze how information is presented within or across texts showing relationships among the targeted aspects (the influence of differing points of view, various formats/media, use of source material)</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5-7</text:p>
          </table:table-cell>
          <table:table-cell office:value-type="string">
            <text:p>5-7</text:p>
          </table:table-cell>
          <table:table-cell office:value-type="string">
            <text:p>ANALYSIS WITHIN OR ACROSS TEXTS: Analyze how information is presented showing relationships among literary elements within or across texts (dialogue, advancing action, character actions/interactions) or use of source material to develop literary elements</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5-8</text:p>
          </table:table-cell>
          <table:table-cell office:value-type="string">
            <text:p>5-8</text:p>
          </table:table-cell>
          <table:table-cell office:value-type="string">
            <text:p>ANALYSIS WITHIN OR ACROSS TEXTS: Analyze relationships among literary elements within or across texts (dialogue, advancing action, character actions/interactions) or use of source material to develop literary elements</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5-9</text:p>
          </table:table-cell>
          <table:table-cell office:value-type="string">
            <text:p>5-9</text:p>
          </table:table-cell>
          <table:table-cell office:value-type="string">
            <text:p>ANALYSIS WITHIN OR ACROSS TEXTS: Analyze relationships among literary elements within or across texts (dialogue, advancing action, character actions/interactions) or use of source material to develop literary elemen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5-KG</text:p>
          </table:table-cell>
          <table:table-cell office:value-type="string">
            <text:p>5-KG</text:p>
          </table:table-cell>
          <table:table-cell office:value-type="string">
            <text:p>ANALYSIS WITHIN OR ACROSS TEXTS: Specify or compare relationships across texts (e.g., literary elements, problem solution, them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6-1</text:p>
          </table:table-cell>
          <table:table-cell office:value-type="string">
            <text:p>6-1</text:p>
          </table:table-cell>
          <table:table-cell office:value-type="string">
            <text:p>TEXT STRUCTURES &amp; FEATURES: Relate knowledge of text structures or text features (e.g., illustrations) to gain, interpret, explain, or connect inform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6-10</text:p>
          </table:table-cell>
          <table:table-cell office:value-type="string">
            <text:p>6-10</text:p>
          </table:table-cell>
          <table:table-cell office:value-type="string">
            <text:p>TEXT STRUCTURES/FEATURES: Analyze text structures, genre-specific features, or formats (visual/graphic/auditory effects) of texts and the impact of those choices on meaning or present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6-11</text:p>
          </table:table-cell>
          <table:table-cell office:value-type="string">
            <text:p>6-11</text:p>
          </table:table-cell>
          <table:table-cell office:value-type="string">
            <text:p>TEXT STRUCTURES/FEATURES: Analyze text structures, genre-specific features, or formats (visual/graphic/auditory effects) of texts and the impact of those choices on meaning or present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6-2</text:p>
          </table:table-cell>
          <table:table-cell office:value-type="string">
            <text:p>6-2</text:p>
          </table:table-cell>
          <table:table-cell office:value-type="string">
            <text:p>TEXT STRUCTURES &amp; FEATURES: Relate knowledge of text structures or text features (e.g., illustrations) to gain, interpret, explain, or connect inform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6-3</text:p>
          </table:table-cell>
          <table:table-cell office:value-type="string">
            <text:p>6-3</text:p>
          </table:table-cell>
          <table:table-cell office:value-type="string">
            <text:p>TEXT STRUCTURES &amp; FEATURES: Relate knowledge of text structures or text features (e.g., illustrations) to gain, interpret, explain, or connect inform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6-4</text:p>
          </table:table-cell>
          <table:table-cell office:value-type="string">
            <text:p>6-4</text:p>
          </table:table-cell>
          <table:table-cell office:value-type="string">
            <text:p>TEXT STRUCTURES &amp; FEATURES: Relate knowledge of structural elements of texts or text features to obtain, interpret, explain, or connect information within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6-5</text:p>
          </table:table-cell>
          <table:table-cell office:value-type="string">
            <text:p>6-5</text:p>
          </table:table-cell>
          <table:table-cell office:value-type="string">
            <text:p>TEXT STRUCTURES &amp; FEATURES: Relate knowledge of text structures or text features (e.g., visual or graphic elements) to analyze interpret, or connect information within a text</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6-6</text:p>
          </table:table-cell>
          <table:table-cell office:value-type="string">
            <text:p>6-6</text:p>
          </table:table-cell>
          <table:table-cell office:value-type="string">
            <text:p>TEXT STRUCTURES &amp; FEATURES: Relate knowledge of text structures or text features (e.g., layout; visual or auditory elements – lighting, camera effects, music; symbolic or graphic representations) to analyze impact on meaning, style, or presentation</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1-LT|6-7</text:p>
          </table:table-cell>
          <table:table-cell office:value-type="string">
            <text:p>6-7</text:p>
          </table:table-cell>
          <table:table-cell office:value-type="string">
            <text:p>TEXT STRUCTURES &amp; FEATURES: Relate knowledge of text structures or genrespecific features (visual/graphic/auditory effects) to analyze the impact of those choices on meaning or presentation (e.g., layout; visual or auditory elements – lighting, camera effects, music; symbolic or graphic representation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6-8</text:p>
          </table:table-cell>
          <table:table-cell office:value-type="string">
            <text:p>6-8</text:p>
          </table:table-cell>
          <table:table-cell office:value-type="string">
            <text:p>TEXT STRUCTURES/FEATURES: Relate knowledge of text structures or genre features (visual/graphic/auditory effects) to analyze the impact of those choices on meaning or present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6-9</text:p>
          </table:table-cell>
          <table:table-cell office:value-type="string">
            <text:p>6-9</text:p>
          </table:table-cell>
          <table:table-cell office:value-type="string">
            <text:p>TEXT STRUCTURES/FEATURES: Relate knowledge of text structures or genre features (visual/graphic/auditory effects) to analyze the impact of those choices on meaning or presentat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6-KG</text:p>
          </table:table-cell>
          <table:table-cell office:value-type="string">
            <text:p>6-KG</text:p>
          </table:table-cell>
          <table:table-cell office:value-type="string">
            <text:p>TEXT STRUCTURES &amp; FEATURES: Relate knowledge of text structures or text features (e.g., illustrations) to gain, interpret, explain, or connect information</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7-1</text:p>
          </table:table-cell>
          <table:table-cell office:value-type="string">
            <text:p>7-1</text:p>
          </table:table-cell>
          <table:table-cell office:value-type="string">
            <text:p>LANGUAGE USE: Interpret use of language by distinguishing literal from non-literal meanings of words and phrases used in context</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7-10</text:p>
          </table:table-cell>
          <table:table-cell office:value-type="string">
            <text:p>7-10</text:p>
          </table:table-cell>
          <table:table-cell office:value-type="string">
            <text:p>LANGUAGE USE: Determine or analyze the figurative (e.g., euphemism, oxymoron, hyperbole, paradox), or connotative meanings of words and phrases used in context and the impact of those word choices on meaning and tone</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7-11</text:p>
          </table:table-cell>
          <table:table-cell office:value-type="string">
            <text:p>7-11</text:p>
          </table:table-cell>
          <table:table-cell office:value-type="string">
            <text:p>LANGUAGE USE: Determine or analyze the figurative (e.g., euphemism, oxymoron, hyperbole, paradox), or connotative meanings of words and phrases used in context and the impact of those word choices on meaning and ton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7-2</text:p>
          </table:table-cell>
          <table:table-cell office:value-type="string">
            <text:p>7-2</text:p>
          </table:table-cell>
          <table:table-cell office:value-type="string">
            <text:p>LANGUAGE USE: Interpret use of language by distinguishing literal from non-literal meanings of words and phrases used in context</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7-3</text:p>
          </table:table-cell>
          <table:table-cell office:value-type="string">
            <text:p>7-3</text:p>
          </table:table-cell>
          <table:table-cell office:value-type="string">
            <text:p>LANGUAGE USE: Interpret use of language by distinguishing literal from non-literal meanings of words and phrases used in context</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7-4</text:p>
          </table:table-cell>
          <table:table-cell office:value-type="string">
            <text:p>7-4</text:p>
          </table:table-cell>
          <table:table-cell office:value-type="string">
            <text:p>LANGUAGE USE: Determine or interpret figurative language, literary devices, or connotative meanings of words and phrases used in context and the impact of those word choices on meaning and ton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7-5</text:p>
          </table:table-cell>
          <table:table-cell office:value-type="string">
            <text:p>7-5</text:p>
          </table:table-cell>
          <table:table-cell office:value-type="string">
            <text:p>LANGUAGE USE: Identify or interpret figurative language (e.g., metaphors, similes, idioms), literary devices, or connotative meanings of words and phrases used in context</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1-LT|7-6</text:p>
          </table:table-cell>
          <table:table-cell office:value-type="string">
            <text:p>7-6</text:p>
          </table:table-cell>
          <table:table-cell office:value-type="string">
            <text:p>LANGUAGE USE: Interpret figurative language use (e.g., personification, metaphor), literary devices, or connotative meanings of words and phrases used in context and their impact on reader interpretation</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7-7</text:p>
          </table:table-cell>
          <table:table-cell office:value-type="string">
            <text:p>7-7</text:p>
          </table:table-cell>
          <table:table-cell office:value-type="string">
            <text:p>LANGUAGE USE: Interpret impact or intent of figurative language use (e.g., alliteration, onomatopoeia, imagery), literary devices (e.g., flashback, forshadowing), or connotative meanings of words and phrases used in context and their impact on reader interpretation</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7-8</text:p>
          </table:table-cell>
          <table:table-cell office:value-type="string">
            <text:p>7-8</text:p>
          </table:table-cell>
          <table:table-cell office:value-type="string">
            <text:p>LANGUAGE USE: Determine or interpret impact or intent of figurative language/literary devices or connotative meanings of words and phrases used in context and the impact of those word choices on meaning and tone</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1-LT|7-9</text:p>
          </table:table-cell>
          <table:table-cell office:value-type="string">
            <text:p>7-9</text:p>
          </table:table-cell>
          <table:table-cell office:value-type="string">
            <text:p>LANGUAGE USE: Determine or interpret impact or intent of figurative language/literary devices or connotative meanings of words and phrases used in context and the impact of those word choices on meaning and ton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1-LT|7-KG</text:p>
          </table:table-cell>
          <table:table-cell office:value-type="string">
            <text:p>7-KG</text:p>
          </table:table-cell>
          <table:table-cell office:value-type="string">
            <text:p>LANGUAGE USE: Interpret use of language by distinguishing literal from non-literal meanings of words and phrases used in context</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1-1</text:p>
          </table:table-cell>
          <table:table-cell office:value-type="string">
            <text:p>1-1</text:p>
          </table:table-cell>
          <table:table-cell office:value-type="string">
            <text:p>WRITE/REVISE BRIEF TEXTS: Write or revise one or more paragraphs demonstrating specific narrative strategies (use of dialogue, sensory or concrete details, description), chronology, or authors’ craft appropriate to purpose (detailing characters, plot, setting, or an event)</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1-10</text:p>
          </table:table-cell>
          <table:table-cell office:value-type="string">
            <text:p>1-10</text:p>
          </table:table-cell>
          <table:table-cell office:value-type="string">
            <text:p>WRITE/REVISE BRIEF TEXTS: Apply narrative strategies (e.g., dialogue, description) and appropriate text structures and transitions when writing or revising one or more paragraphs of narrative text (e.g., introduce narrator point of view, use dialogue to advance the action)</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1-11</text:p>
          </table:table-cell>
          <table:table-cell office:value-type="string">
            <text:p>1-11</text:p>
          </table:table-cell>
          <table:table-cell office:value-type="string">
            <text:p>WRITE/REVISE BRIEF TEXTS: Apply narrative strategies (e.g., dialogue, description) and appropriate text structures and transitions when writing or revising one or more paragraphs of narrative text (e.g., introduce narrator point of view, use dialogue to advance the action)</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1-12</text:p>
          </table:table-cell>
          <table:table-cell office:value-type="string">
            <text:p>1-12</text:p>
          </table:table-cell>
          <table:table-cell office:value-type="string">
            <text:p>WRITE/REVISE BRIEF TEXTS: Apply narrative strategies (e.g., dialogue, description) and appropriate text structures and transitions when writing or revising one or more paragraphs of narrative text (e.g., introduce narrator point of view, use dialogue to advance the action)</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1-2</text:p>
          </table:table-cell>
          <table:table-cell office:value-type="string">
            <text:p>1-2</text:p>
          </table:table-cell>
          <table:table-cell office:value-type="string">
            <text:p>WRITE/REVISE BRIEF TEXTS: Write or revise one or more paragraphs demonstrating specific narrative strategies (use of dialogue, sensory or concrete details, description), chronology, or authors’ craft appropriate to purpose (detailing characters, plot, setting, or an event)</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1-3</text:p>
          </table:table-cell>
          <table:table-cell office:value-type="string">
            <text:p>1-3</text:p>
          </table:table-cell>
          <table:table-cell office:value-type="string">
            <text:p>WRITE/REVISE BRIEF TEXTS: Write or revise one or more paragraphs demonstrating specific narrative strategies (use of dialogue, sensory or concrete details, description), chronology, or authors’ craft appropriate to purpose (detailing characters, plot, setting, or an event)</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1-4</text:p>
          </table:table-cell>
          <table:table-cell office:value-type="string">
            <text:p>1-4</text:p>
          </table:table-cell>
          <table:table-cell office:value-type="string">
            <text:p>WRITE/REVISE BRIEF TEXTS: Write or revise one or more paragraphs demonstrating specific narrative strategies (use of dialogue, sensory or concrete details, description), chronology, or authors’ craft appropriate to purpose (detailing characters, plot, setting, or an event)</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1-5</text:p>
          </table:table-cell>
          <table:table-cell office:value-type="string">
            <text:p>1-5</text:p>
          </table:table-cell>
          <table:table-cell office:value-type="string">
            <text:p>WRITE/REVISE BRIEF TEXTS: Write or revise one or more paragraphs demonstrating specific narrative strategies (use of dialogue, sensory or concrete details, description), chronology, or authors’ craft appropriate to purpose (detailing characters, plot, setting, or an event)</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1-6</text:p>
          </table:table-cell>
          <table:table-cell office:value-type="string">
            <text:p>1-6</text:p>
          </table:table-cell>
          <table:table-cell office:value-type="string">
            <text:p>WRITE/REVISE BRIEF TEXTS: Apply narrative strategies (e.g., dialogue, description) and appropriate text structures and transitions when writing or revising one or more paragraphs of narrative text (e.g., introduce narrator or use dialogue when describing an event)</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1-7</text:p>
          </table:table-cell>
          <table:table-cell office:value-type="string">
            <text:p>1-7</text:p>
          </table:table-cell>
          <table:table-cell office:value-type="string">
            <text:p>WRITE/REVISE BRIEF TEXTS: Apply narrative strategies (e.g., dialogue, description) and appropriate text structures and transitions when writing or revising one or more paragraphs of narrative text (e.g., introduce narrator or use dialogue when describing an event)</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1-8</text:p>
          </table:table-cell>
          <table:table-cell office:value-type="string">
            <text:p>1-8</text:p>
          </table:table-cell>
          <table:table-cell office:value-type="string">
            <text:p>WRITE/REVISE BRIEF TEXTS: Apply narrative strategies (e.g., dialogue, description) and appropriate text structures and transitions when writing or revising one or more paragraphs of narrative text (e.g., introduce narrator or use dialogue when describing an event)</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1-9</text:p>
          </table:table-cell>
          <table:table-cell office:value-type="string">
            <text:p>1-9</text:p>
          </table:table-cell>
          <table:table-cell office:value-type="string">
            <text:p>WRITE/REVISE BRIEF TEXTS: Apply narrative strategies (e.g., dialogue, description) and appropriate text structures and transitions when writing or revising one or more paragraphs of narrative text (e.g., introduce narrator point of view, use dialogue to advance the action)</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1-KG</text:p>
          </table:table-cell>
          <table:table-cell office:value-type="string">
            <text:p>1-KG</text:p>
          </table:table-cell>
          <table:table-cell office:value-type="string">
            <text:p>WRITE/REVISE BRIEF TEXTS: Write or revise one or more paragraphs demonstrating specific narrative strategies (use of dialogue, sensory or concrete details, description), chronology, or authors’ craft appropriate to purpose (detailing characters, plot, setting, or an event)</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10-1</text:p>
          </table:table-cell>
          <table:table-cell office:value-type="string">
            <text:p>10-1</text:p>
          </table:table-cell>
          <table:table-cell office:value-type="string">
            <text:p>TECHNOLOGY: Use tools of technology to gather information, make revisions, or to produce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10-10</text:p>
          </table:table-cell>
          <table:table-cell office:value-type="string">
            <text:p>10-10</text:p>
          </table:table-cell>
          <table:table-cell office:value-type="string">
            <text:p>TECHNOLOGY: Use tools of technology to gather information, make revisions, or to produce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10-11</text:p>
          </table:table-cell>
          <table:table-cell office:value-type="string">
            <text:p>10-11</text:p>
          </table:table-cell>
          <table:table-cell office:value-type="string">
            <text:p>TECHNOLOGY: Use tools of technology to gather information, make revisions, or to produce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10-12</text:p>
          </table:table-cell>
          <table:table-cell office:value-type="string">
            <text:p>10-12</text:p>
          </table:table-cell>
          <table:table-cell office:value-type="string">
            <text:p>TECHNOLOGY: Use tools of technology to gather information, make revisions, or to produce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10-2</text:p>
          </table:table-cell>
          <table:table-cell office:value-type="string">
            <text:p>10-2</text:p>
          </table:table-cell>
          <table:table-cell office:value-type="string">
            <text:p>TECHNOLOGY: Use tools of technology to gather information, make revisions, or to produce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10-3</text:p>
          </table:table-cell>
          <table:table-cell office:value-type="string">
            <text:p>10-3</text:p>
          </table:table-cell>
          <table:table-cell office:value-type="string">
            <text:p>TECHNOLOGY: Use tools of technology to gather information, make revisions, or to produce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10-4</text:p>
          </table:table-cell>
          <table:table-cell office:value-type="string">
            <text:p>10-4</text:p>
          </table:table-cell>
          <table:table-cell office:value-type="string">
            <text:p>TECHNOLOGY: Use tools of technology to gather information, make revisions, or to produce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10-5</text:p>
          </table:table-cell>
          <table:table-cell office:value-type="string">
            <text:p>10-5</text:p>
          </table:table-cell>
          <table:table-cell office:value-type="string">
            <text:p>TECHNOLOGY: Use tools of technology to gather information, make revisions, or to produce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10-6</text:p>
          </table:table-cell>
          <table:table-cell office:value-type="string">
            <text:p>10-6</text:p>
          </table:table-cell>
          <table:table-cell office:value-type="string">
            <text:p>TECHNOLOGY: Use tools of technology to gather information, make revisions, or to produce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10-7</text:p>
          </table:table-cell>
          <table:table-cell office:value-type="string">
            <text:p>10-7</text:p>
          </table:table-cell>
          <table:table-cell office:value-type="string">
            <text:p>TECHNOLOGY: Use tools of technology to gather information, make revisions, or to produce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10-8</text:p>
          </table:table-cell>
          <table:table-cell office:value-type="string">
            <text:p>10-8</text:p>
          </table:table-cell>
          <table:table-cell office:value-type="string">
            <text:p>TECHNOLOGY: Use tools of technology to gather information, make revisions, or to produce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10-9</text:p>
          </table:table-cell>
          <table:table-cell office:value-type="string">
            <text:p>10-9</text:p>
          </table:table-cell>
          <table:table-cell office:value-type="string">
            <text:p>TECHNOLOGY: Use tools of technology to gather information, make revisions, or to produce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10-KG</text:p>
          </table:table-cell>
          <table:table-cell office:value-type="string">
            <text:p>10-KG</text:p>
          </table:table-cell>
          <table:table-cell office:value-type="string">
            <text:p>TECHNOLOGY: Use tools of technology to gather information, make revisions, or to produce texts</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2-1</text:p>
          </table:table-cell>
          <table:table-cell office:value-type="string">
            <text:p>2-1</text:p>
          </table:table-cell>
          <table:table-cell office:value-type="string">
            <text:p>COMPOSE FULL TEXTS: Write full compositions demonstrating narrative strategies (dialogue, sensory or concrete details, description), structures, and authors’ craft appropriate to purpose (detailing characters, plot, and setting)</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2-10</text:p>
          </table:table-cell>
          <table:table-cell office:value-type="string">
            <text:p>2-10</text:p>
          </table:table-cell>
          <table:table-cell office:value-type="string">
            <text:p>COMPOSE FULL TEXTS: The CC places low instructional emphasis (20%) on narrative writing at high school. Developing full narrative compositions will not be required in the SBAC summative assessment; however the use of narrative strategies may be included as a scoring criterion when evaluating writing for other purposes in high school.</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2-11</text:p>
          </table:table-cell>
          <table:table-cell office:value-type="string">
            <text:p>2-11</text:p>
          </table:table-cell>
          <table:table-cell office:value-type="string">
            <text:p>COMPOSE FULL TEXTS: The CC places low instructional emphasis (20%) on narrative writing at high school. Developing full narrative compositions will not be required in the SBAC summative assessment; however the use of narrative strategies may be included as a scoring criterion when evaluating writing for other purposes in high school.</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2-12</text:p>
          </table:table-cell>
          <table:table-cell office:value-type="string">
            <text:p>2-12</text:p>
          </table:table-cell>
          <table:table-cell office:value-type="string">
            <text:p>COMPOSE FULL TEXTS: The CC places low instructional emphasis (20%) on narrative writing at high school. Developing full narrative compositions will not be required in the SBAC summative assessment; however the use of narrative strategies may be included as a scoring criterion when evaluating writing for other purposes in high school.</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2-2</text:p>
          </table:table-cell>
          <table:table-cell office:value-type="string">
            <text:p>2-2</text:p>
          </table:table-cell>
          <table:table-cell office:value-type="string">
            <text:p>COMPOSE FULL TEXTS: Write full compositions demonstrating narrative strategies (dialogue, sensory or concrete details, description), structures, and authors’ craft appropriate to purpose (detailing characters, plot, and setting)</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2-3</text:p>
          </table:table-cell>
          <table:table-cell office:value-type="string">
            <text:p>2-3</text:p>
          </table:table-cell>
          <table:table-cell office:value-type="string">
            <text:p>COMPOSE FULL TEXTS: Write full compositions demonstrating narrative strategies (dialogue, sensory or concrete details, description), structures, and authors’ craft appropriate to purpose (detailing characters, plot, and setting)</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2-4</text:p>
          </table:table-cell>
          <table:table-cell office:value-type="string">
            <text:p>2-4</text:p>
          </table:table-cell>
          <table:table-cell office:value-type="string">
            <text:p>COMPOSE FULL TEXTS: Write full compositions demonstrating narrative strategies (dialogue, sensory or concrete details, description), structures, and authors’ craft appropriate to purpose (detailing characters, plot, and setting)</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2-5</text:p>
          </table:table-cell>
          <table:table-cell office:value-type="string">
            <text:p>2-5</text:p>
          </table:table-cell>
          <table:table-cell office:value-type="string">
            <text:p>COMPOSE FULL TEXTS: Write full compositions demonstrating narrative strategies (dialogue, sensory or concrete details, description), structures, and authors’ craft appropriate to purpose (detailing characters, plot, and setting)</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2-6</text:p>
          </table:table-cell>
          <table:table-cell office:value-type="string">
            <text:p>2-6</text:p>
          </table:table-cell>
          <table:table-cell office:value-type="string">
            <text:p>COMPOSE FULL TEXTS: Write longer narrative texts demonstrating narrative strategies, structures, transitions, and authors’ craft appropriate to purpose (writing a speech, developing point of view, style in short story)</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2-7</text:p>
          </table:table-cell>
          <table:table-cell office:value-type="string">
            <text:p>2-7</text:p>
          </table:table-cell>
          <table:table-cell office:value-type="string">
            <text:p>COMPOSE FULL TEXTS: Write longer narrative texts demonstrating narrative strategies, structures, transitions, and authors’ craft appropriate to purpose (writing a speech, developing point of view, style in short story)</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2-8</text:p>
          </table:table-cell>
          <table:table-cell office:value-type="string">
            <text:p>2-8</text:p>
          </table:table-cell>
          <table:table-cell office:value-type="string">
            <text:p>COMPOSE FULL TEXTS: Write longer narrative texts demonstrating narrative strategies, structures, transitions, and authors’ craft appropriate to purpose (writing a speech, developing point of view, style in short story)</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2-9</text:p>
          </table:table-cell>
          <table:table-cell office:value-type="string">
            <text:p>2-9</text:p>
          </table:table-cell>
          <table:table-cell office:value-type="string">
            <text:p>COMPOSE FULL TEXTS: The CC places low instructional emphasis (20%) on narrative writing at high school. Developing full narrative compositions will not be required in the SBAC summative assessment; however the use of narrative strategies may be included as a scoring criterion when evaluating writing for other purposes in high school.</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2-KG</text:p>
          </table:table-cell>
          <table:table-cell office:value-type="string">
            <text:p>2-KG</text:p>
          </table:table-cell>
          <table:table-cell office:value-type="string">
            <text:p>COMPOSE FULL TEXTS: Write full compositions demonstrating narrative strategies (dialogue, sensory or concrete details, description), structures, and authors’ craft appropriate to purpose (detailing characters, plot, and setting)</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3-1</text:p>
          </table:table-cell>
          <table:table-cell office:value-type="string">
            <text:p>3-1</text:p>
          </table:table-cell>
          <table:table-cell office:value-type="string">
            <text:p>WRITE/REVISE BRIEF TEXTS: Write or revise one or more paragraphs demonstrating ability to organize ideas by stating a focus, including supporting evidence and elaboration, or writing body paragraphs or a conclusion appropriate to purpose and audience</text:p>
          </table:table-cell>
          <table:table-cell/>
          <table:table-cell table:style-name="ce16" table:number-columns-repeated="2"/>
          <table:table-cell table:number-columns-repeated="1017"/>
        </table:table-row>
        <table:table-row table:style-name="ro6">
          <table:table-cell office:value-type="float" office:value="2">
            <text:p>2</text:p>
          </table:table-cell>
          <table:table-cell office:value-type="string">
            <text:p>2-W|3-10</text:p>
          </table:table-cell>
          <table:table-cell office:value-type="string">
            <text:p>3-10</text:p>
          </table:table-cell>
          <table:table-cell office:value-type="string">
            <text:p>WRITE/REVISE BRIEF TEXTS: Apply a variety of strategies when writing or revising one or more paragraphs of informational texts: organizing ideas by stating a thesis and maintaining a focus, developing a complex topic/subtopics, including relevant supporting evidence (from texts when appropriate) and elaboration, or providing a conclusion appropriate to purpose and audience</text:p>
          </table:table-cell>
          <table:table-cell/>
          <table:table-cell table:style-name="ce16" table:number-columns-repeated="2"/>
          <table:table-cell table:number-columns-repeated="1017"/>
        </table:table-row>
        <table:table-row table:style-name="ro6">
          <table:table-cell office:value-type="float" office:value="2">
            <text:p>2</text:p>
          </table:table-cell>
          <table:table-cell office:value-type="string">
            <text:p>2-W|3-11</text:p>
          </table:table-cell>
          <table:table-cell office:value-type="string">
            <text:p>3-11</text:p>
          </table:table-cell>
          <table:table-cell office:value-type="string">
            <text:p>WRITE/REVISE BRIEF TEXTS: Apply a variety of strategies when writing or revising one or more paragraphs of informational texts: organizing ideas by stating a thesis and maintaining a focus, developing a complex topic/subtopics, including relevant supporting evidence (from texts when appropriate) and elaboration, or providing a conclusion appropriate to purpose and audience</text:p>
          </table:table-cell>
          <table:table-cell/>
          <table:table-cell table:style-name="ce16" table:number-columns-repeated="2"/>
          <table:table-cell table:number-columns-repeated="1017"/>
        </table:table-row>
        <table:table-row table:style-name="ro6">
          <table:table-cell office:value-type="float" office:value="2">
            <text:p>2</text:p>
          </table:table-cell>
          <table:table-cell office:value-type="string">
            <text:p>2-W|3-12</text:p>
          </table:table-cell>
          <table:table-cell office:value-type="string">
            <text:p>3-12</text:p>
          </table:table-cell>
          <table:table-cell office:value-type="string">
            <text:p>WRITE/REVISE BRIEF TEXTS: Apply a variety of strategies when writing or revising one or more paragraphs of informational texts: organizing ideas by stating a thesis and maintaining a focus, developing a complex topic/subtopics, including relevant supporting evidence (from texts when appropriate) and elaboration, or providing a conclusion appropriate to purpose and audience</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3-2</text:p>
          </table:table-cell>
          <table:table-cell office:value-type="string">
            <text:p>3-2</text:p>
          </table:table-cell>
          <table:table-cell office:value-type="string">
            <text:p>WRITE/REVISE BRIEF TEXTS: Write or revise one or more paragraphs demonstrating ability to organize ideas by stating a focus, including supporting evidence and elaboration, or writing body paragraphs or a conclusion appropriate to purpose and audience</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3-3</text:p>
          </table:table-cell>
          <table:table-cell office:value-type="string">
            <text:p>3-3</text:p>
          </table:table-cell>
          <table:table-cell office:value-type="string">
            <text:p>WRITE/REVISE BRIEF TEXTS: Write or revise one or more paragraphs demonstrating ability to organize ideas by stating a focus, including supporting evidence and elaboration, or writing body paragraphs or a conclusion appropriate to purpose and audience</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3-4</text:p>
          </table:table-cell>
          <table:table-cell office:value-type="string">
            <text:p>3-4</text:p>
          </table:table-cell>
          <table:table-cell office:value-type="string">
            <text:p>WRITE/REVISE BRIEF TEXTS: Write or revise one or more paragraphs demonstrating ability to organize ideas by stating a focus, including supporting evidence and elaboration, or writing body paragraphs or a conclusion appropriate to purpose and audience</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3-5</text:p>
          </table:table-cell>
          <table:table-cell office:value-type="string">
            <text:p>3-5</text:p>
          </table:table-cell>
          <table:table-cell office:value-type="string">
            <text:p>WRITE/REVISE BRIEF TEXTS: Write or revise one or more paragraphs demonstrating ability to organize ideas by stating a focus, including supporting evidence and elaboration, or writing body paragraphs or a conclusion appropriate to purpose and audienc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3-6</text:p>
          </table:table-cell>
          <table:table-cell office:value-type="string">
            <text:p>3-6</text:p>
          </table:table-cell>
          <table:table-cell office:value-type="string">
            <text:p>WRITE/REVISE BRIEF TEXTS: Apply a variety of strategies when writing or revising one or more paragraphs of informational text: organizing ideas by stating and maintaining a focus/tone, developing a topic including relevant supporting evidence/ vocabulary and elaboration, or providing a conclusion appropriate to purpose and audienc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3-7</text:p>
          </table:table-cell>
          <table:table-cell office:value-type="string">
            <text:p>3-7</text:p>
          </table:table-cell>
          <table:table-cell office:value-type="string">
            <text:p>WRITE/REVISE BRIEF TEXTS: Apply a variety of strategies when writing or revising one or more paragraphs of informational text: organizing ideas by stating and maintaining a focus/tone, developing a topic including relevant supporting evidence/ vocabulary and elaboration, or providing a conclusion appropriate to purpose and audienc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3-8</text:p>
          </table:table-cell>
          <table:table-cell office:value-type="string">
            <text:p>3-8</text:p>
          </table:table-cell>
          <table:table-cell office:value-type="string">
            <text:p>WRITE/REVISE BRIEF TEXTS: Apply a variety of strategies when writing or revising one or more paragraphs of informational text: organizing ideas by stating and maintaining a focus/tone, developing a topic including relevant supporting evidence/ vocabulary and elaboration, or providing a conclusion appropriate to purpose and audience</text:p>
          </table:table-cell>
          <table:table-cell/>
          <table:table-cell table:style-name="ce16" table:number-columns-repeated="2"/>
          <table:table-cell table:number-columns-repeated="1017"/>
        </table:table-row>
        <table:table-row table:style-name="ro6">
          <table:table-cell office:value-type="float" office:value="2">
            <text:p>2</text:p>
          </table:table-cell>
          <table:table-cell office:value-type="string">
            <text:p>2-W|3-9</text:p>
          </table:table-cell>
          <table:table-cell office:value-type="string">
            <text:p>3-9</text:p>
          </table:table-cell>
          <table:table-cell office:value-type="string">
            <text:p>WRITE/REVISE BRIEF TEXTS: Apply a variety of strategies when writing or revising one or more paragraphs of informational texts: organizing ideas by stating a thesis and maintaining a focus, developing a complex topic/subtopics, including relevant supporting evidence (from texts when appropriate) and elaboration, or providing a conclusion appropriate to purpose and audience</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3-KG</text:p>
          </table:table-cell>
          <table:table-cell office:value-type="string">
            <text:p>3-KG</text:p>
          </table:table-cell>
          <table:table-cell office:value-type="string">
            <text:p>WRITE/REVISE BRIEF TEXTS: Write or revise one or more paragraphs demonstrating ability to organize ideas by stating a focus, including supporting evidence and elaboration, or writing body paragraphs or a conclusion appropriate to purpose and audience</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4-1</text:p>
          </table:table-cell>
          <table:table-cell office:value-type="string">
            <text:p>4-1</text:p>
          </table:table-cell>
          <table:table-cell office:value-type="string">
            <text:p>COMPOSE FULL TEXTS: Write full informational/explanatory texts on a topic, attending to purpose and audience: organize ideas by stating a focus, include supporting evidence (from text when appropriate to prompt) and elaboration, and provide a conclusion</text:p>
          </table:table-cell>
          <table:table-cell/>
          <table:table-cell table:style-name="ce16" table:number-columns-repeated="2"/>
          <table:table-cell table:number-columns-repeated="1017"/>
        </table:table-row>
        <table:table-row table:style-name="ro6">
          <table:table-cell office:value-type="float" office:value="2">
            <text:p>2</text:p>
          </table:table-cell>
          <table:table-cell office:value-type="string">
            <text:p>2-W|4-10</text:p>
          </table:table-cell>
          <table:table-cell office:value-type="string">
            <text:p>4-10</text:p>
          </table:table-cell>
          <table:table-cell office:value-type="string">
            <text:p>COMPOSE FULL TEXTS: Write full informational/ explanatory texts, attending to purpose and audience: organizing ideas by stating a thesis and maintaining a focus, developing a complex topic/subtopics, including relevant supporting evidence (from texts when appropriate) and elaboration with appropriate transitions for coherence, and providing a conclusion appropriate to purpose and audience</text:p>
          </table:table-cell>
          <table:table-cell/>
          <table:table-cell table:style-name="ce16" table:number-columns-repeated="2"/>
          <table:table-cell table:number-columns-repeated="1017"/>
        </table:table-row>
        <table:table-row table:style-name="ro6">
          <table:table-cell office:value-type="float" office:value="2">
            <text:p>2</text:p>
          </table:table-cell>
          <table:table-cell office:value-type="string">
            <text:p>2-W|4-11</text:p>
          </table:table-cell>
          <table:table-cell office:value-type="string">
            <text:p>4-11</text:p>
          </table:table-cell>
          <table:table-cell office:value-type="string">
            <text:p>COMPOSE FULL TEXTS: Write full informational/ explanatory texts, attending to purpose and audience: organizing ideas by stating a thesis and maintaining a focus, developing a complex topic/subtopics, including relevant supporting evidence (from texts when appropriate) and elaboration with appropriate transitions for coherence, and providing a conclusion appropriate to purpose and audience</text:p>
          </table:table-cell>
          <table:table-cell/>
          <table:table-cell table:style-name="ce16" table:number-columns-repeated="2"/>
          <table:table-cell table:number-columns-repeated="1017"/>
        </table:table-row>
        <table:table-row table:style-name="ro6">
          <table:table-cell office:value-type="float" office:value="2">
            <text:p>2</text:p>
          </table:table-cell>
          <table:table-cell office:value-type="string">
            <text:p>2-W|4-12</text:p>
          </table:table-cell>
          <table:table-cell office:value-type="string">
            <text:p>4-12</text:p>
          </table:table-cell>
          <table:table-cell office:value-type="string">
            <text:p>COMPOSE FULL TEXTS: Write full informational/ explanatory texts, attending to purpose and audience: organizing ideas by stating a thesis and maintaining a focus, developing a complex topic/subtopics, including relevant supporting evidence (from texts when appropriate) and elaboration with appropriate transitions for coherence, and providing a conclusion appropriate to purpose and audience</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4-2</text:p>
          </table:table-cell>
          <table:table-cell office:value-type="string">
            <text:p>4-2</text:p>
          </table:table-cell>
          <table:table-cell office:value-type="string">
            <text:p>COMPOSE FULL TEXTS: Write full informational/explanatory texts on a topic, attending to purpose and audience: organize ideas by stating a focus, include supporting evidence (from text when appropriate to prompt) and elaboration, and provide a conclusion</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4-3</text:p>
          </table:table-cell>
          <table:table-cell office:value-type="string">
            <text:p>4-3</text:p>
          </table:table-cell>
          <table:table-cell office:value-type="string">
            <text:p>COMPOSE FULL TEXTS: Write full informational/explanatory texts on a topic, attending to purpose and audience: organize ideas by stating a focus, include supporting evidence (from text when appropriate to prompt) and elaboration, and provide a conclusion</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4-4</text:p>
          </table:table-cell>
          <table:table-cell office:value-type="string">
            <text:p>4-4</text:p>
          </table:table-cell>
          <table:table-cell office:value-type="string">
            <text:p>COMPOSE FULL TEXTS: Write full informational/explanatory texts on a topic, attending to purpose and audience: organize ideas by stating a focus, include supporting evidence (from text when appropriate to prompt) and elaboration, and provide a conclusion</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4-5</text:p>
          </table:table-cell>
          <table:table-cell office:value-type="string">
            <text:p>4-5</text:p>
          </table:table-cell>
          <table:table-cell office:value-type="string">
            <text:p>COMPOSE FULL TEXTS: Write full informational/explanatory texts on a topic, attending to purpose and audience: organize ideas by stating a focus, include supporting evidence (from text when appropriate to prompt) and elaboration, and provide a conclusion</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4-6</text:p>
          </table:table-cell>
          <table:table-cell office:value-type="string">
            <text:p>4-6</text:p>
          </table:table-cell>
          <table:table-cell office:value-type="string">
            <text:p>COMPOSE FULL TEXTS: Write full informational/ explanatory texts, attending to purpose and audience: organize ideas by stating and maintaining a focus, develop a topic including citing relevant supporting evidence (from text when appropriate) and elaboration, with appropriate transitions for coherence, and providing a conclusion</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4-7</text:p>
          </table:table-cell>
          <table:table-cell office:value-type="string">
            <text:p>4-7</text:p>
          </table:table-cell>
          <table:table-cell office:value-type="string">
            <text:p>COMPOSE FULL TEXTS: Write full informational/ explanatory texts, attending to purpose and audience: organize ideas by stating and maintaining a focus, develop a topic including citing relevant supporting evidence (from text when appropriate) and elaboration, with appropriate transitions for coherence, and providing a conclusion</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4-8</text:p>
          </table:table-cell>
          <table:table-cell office:value-type="string">
            <text:p>4-8</text:p>
          </table:table-cell>
          <table:table-cell office:value-type="string">
            <text:p>COMPOSE FULL TEXTS: Write full informational/ explanatory texts, attending to purpose and audience: organize ideas by stating and maintaining a focus, develop a topic including citing relevant supporting evidence (from text when appropriate) and elaboration, with appropriate transitions for coherence, and providing a conclusion</text:p>
          </table:table-cell>
          <table:table-cell/>
          <table:table-cell table:style-name="ce16" table:number-columns-repeated="2"/>
          <table:table-cell table:number-columns-repeated="1017"/>
        </table:table-row>
        <table:table-row table:style-name="ro6">
          <table:table-cell office:value-type="float" office:value="2">
            <text:p>2</text:p>
          </table:table-cell>
          <table:table-cell office:value-type="string">
            <text:p>2-W|4-9</text:p>
          </table:table-cell>
          <table:table-cell office:value-type="string">
            <text:p>4-9</text:p>
          </table:table-cell>
          <table:table-cell office:value-type="string">
            <text:p>COMPOSE FULL TEXTS: Write full informational/ explanatory texts, attending to purpose and audience: organizing ideas by stating a thesis and maintaining a focus, developing a complex topic/subtopics, including relevant supporting evidence (from texts when appropriate) and elaboration with appropriate transitions for coherence, and providing a conclusion appropriate to purpose and audience</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4-KG</text:p>
          </table:table-cell>
          <table:table-cell office:value-type="string">
            <text:p>4-KG</text:p>
          </table:table-cell>
          <table:table-cell office:value-type="string">
            <text:p>COMPOSE FULL TEXTS: Write full informational/explanatory texts on a topic, attending to purpose and audience: organize ideas by stating a focus, include supporting evidence (from text when appropriate to prompt) and elaboration, and provide a conclusion</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5-1</text:p>
          </table:table-cell>
          <table:table-cell office:value-type="string">
            <text:p>5-1</text:p>
          </table:table-cell>
          <table:table-cell office:value-type="string">
            <text:p>USE TEXT FEATURES: Use text features (headings, bold text, captions, etc.) in informational texts to enhance meaning</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5-10</text:p>
          </table:table-cell>
          <table:table-cell office:value-type="string">
            <text:p>5-10</text:p>
          </table:table-cell>
          <table:table-cell office:value-type="string">
            <text:p>USE TEXT FEATURES: Employ text features and visual components appropriate to purpose and styl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5-11</text:p>
          </table:table-cell>
          <table:table-cell office:value-type="string">
            <text:p>5-11</text:p>
          </table:table-cell>
          <table:table-cell office:value-type="string">
            <text:p>USE TEXT FEATURES: Employ text features and visual components appropriate to purpose and styl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5-12</text:p>
          </table:table-cell>
          <table:table-cell office:value-type="string">
            <text:p>5-12</text:p>
          </table:table-cell>
          <table:table-cell office:value-type="string">
            <text:p>USE TEXT FEATURES: Employ text features and visual components appropriate to purpose and styl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5-2</text:p>
          </table:table-cell>
          <table:table-cell office:value-type="string">
            <text:p>5-2</text:p>
          </table:table-cell>
          <table:table-cell office:value-type="string">
            <text:p>USE TEXT FEATURES: Use text features (headings, bold text, captions, etc.) in informational texts to enhance meaning</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5-3</text:p>
          </table:table-cell>
          <table:table-cell office:value-type="string">
            <text:p>5-3</text:p>
          </table:table-cell>
          <table:table-cell office:value-type="string">
            <text:p>USE TEXT FEATURES: Use text features (headings, bold text, captions, etc.) in informational texts to enhance meaning</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5-4</text:p>
          </table:table-cell>
          <table:table-cell office:value-type="string">
            <text:p>5-4</text:p>
          </table:table-cell>
          <table:table-cell office:value-type="string">
            <text:p>USE TEXT FEATURES: Use text features (headings, bold text, captions, etc.) in informational texts to enhance meaning</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5-5</text:p>
          </table:table-cell>
          <table:table-cell office:value-type="string">
            <text:p>5-5</text:p>
          </table:table-cell>
          <table:table-cell office:value-type="string">
            <text:p>USE TEXT FEATURES: Use text features (headings, bold text, captions, etc.) in informational texts to enhance meaning</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5-6</text:p>
          </table:table-cell>
          <table:table-cell office:value-type="string">
            <text:p>5-6</text:p>
          </table:table-cell>
          <table:table-cell office:value-type="string">
            <text:p>USE TEXT FEATURES: Employ text features and visual components appropriate to purpose and styl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5-7</text:p>
          </table:table-cell>
          <table:table-cell office:value-type="string">
            <text:p>5-7</text:p>
          </table:table-cell>
          <table:table-cell office:value-type="string">
            <text:p>USE TEXT FEATURES: Employ text features and visual components appropriate to purpose and styl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5-8</text:p>
          </table:table-cell>
          <table:table-cell office:value-type="string">
            <text:p>5-8</text:p>
          </table:table-cell>
          <table:table-cell office:value-type="string">
            <text:p>USE TEXT FEATURES: Employ text features and visual components appropriate to purpose and styl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5-9</text:p>
          </table:table-cell>
          <table:table-cell office:value-type="string">
            <text:p>5-9</text:p>
          </table:table-cell>
          <table:table-cell office:value-type="string">
            <text:p>USE TEXT FEATURES: Employ text features and visual components appropriate to purpose and styl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2-W|5-KG</text:p>
          </table:table-cell>
          <table:table-cell office:value-type="string">
            <text:p>5-KG</text:p>
          </table:table-cell>
          <table:table-cell office:value-type="string">
            <text:p>USE TEXT FEATURES: Use text features (headings, bold text, captions, etc.) in informational texts to enhance meaning</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6-1</text:p>
          </table:table-cell>
          <table:table-cell office:value-type="string">
            <text:p>6-1</text:p>
          </table:table-cell>
          <table:table-cell office:value-type="string">
            <text:p>WRITE/REVISE BRIEF TEXTS: Write or revise one or more paragraphs demonstrating ability to provide support for opinions about topics or texts: organize ideas by stating a context and focus, or develop supporting evidence /reasons and elaboration, or develop a conclusion appropriate to purpose and audience</text:p>
          </table:table-cell>
          <table:table-cell/>
          <table:table-cell table:style-name="ce16" table:number-columns-repeated="2"/>
          <table:table-cell table:number-columns-repeated="1017"/>
        </table:table-row>
        <table:table-row table:style-name="ro8">
          <table:table-cell office:value-type="float" office:value="2">
            <text:p>2</text:p>
          </table:table-cell>
          <table:table-cell office:value-type="string">
            <text:p>2-W|6-10</text:p>
          </table:table-cell>
          <table:table-cell office:value-type="string">
            <text:p>6-10</text:p>
          </table:table-cell>
          <table:table-cell office:value-type="string">
            <text:p>WRITE/REVISE BRIEF TEXTS: Apply a variety of strategies when writing or revising one or more paragraphs of text that express arguments about topics or texts: establishing a precise claim, organizing and citing supporting evidence (from texts when appropriate) and counter claims using credible sources, or providing a conclusion (e.g., articulating implications or stating significance of the problem) appropriate to purpose and audience</text:p>
          </table:table-cell>
          <table:table-cell/>
          <table:table-cell table:style-name="ce16" table:number-columns-repeated="2"/>
          <table:table-cell table:number-columns-repeated="1017"/>
        </table:table-row>
        <table:table-row table:style-name="ro8">
          <table:table-cell office:value-type="float" office:value="2">
            <text:p>2</text:p>
          </table:table-cell>
          <table:table-cell office:value-type="string">
            <text:p>2-W|6-11</text:p>
          </table:table-cell>
          <table:table-cell office:value-type="string">
            <text:p>6-11</text:p>
          </table:table-cell>
          <table:table-cell office:value-type="string">
            <text:p>WRITE/REVISE BRIEF TEXTS: Apply a variety of strategies when writing or revising one or more paragraphs of text that express arguments about topics or texts: establishing a precise claim, organizing and citing supporting evidence (from texts when appropriate) and counter claims using credible sources, or providing a conclusion (e.g., articulating implications or stating significance of the problem) appropriate to purpose and audience</text:p>
          </table:table-cell>
          <table:table-cell/>
          <table:table-cell table:style-name="ce16" table:number-columns-repeated="2"/>
          <table:table-cell table:number-columns-repeated="1017"/>
        </table:table-row>
        <table:table-row table:style-name="ro8">
          <table:table-cell office:value-type="float" office:value="2">
            <text:p>2</text:p>
          </table:table-cell>
          <table:table-cell office:value-type="string">
            <text:p>2-W|6-12</text:p>
          </table:table-cell>
          <table:table-cell office:value-type="string">
            <text:p>6-12</text:p>
          </table:table-cell>
          <table:table-cell office:value-type="string">
            <text:p>WRITE/REVISE BRIEF TEXTS: Apply a variety of strategies when writing or revising one or more paragraphs of text that express arguments about topics or texts: establishing a precise claim, organizing and citing supporting evidence (from texts when appropriate) and counter claims using credible sources, or providing a conclusion (e.g., articulating implications or stating significance of the problem) appropriate to purpose and audienc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6-2</text:p>
          </table:table-cell>
          <table:table-cell office:value-type="string">
            <text:p>6-2</text:p>
          </table:table-cell>
          <table:table-cell office:value-type="string">
            <text:p>WRITE/REVISE BRIEF TEXTS: Write or revise one or more paragraphs demonstrating ability to provide support for opinions about topics or texts: organize ideas by stating a context and focus, or develop supporting evidence /reasons and elaboration, or develop a conclusion appropriate to purpose and audienc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6-3</text:p>
          </table:table-cell>
          <table:table-cell office:value-type="string">
            <text:p>6-3</text:p>
          </table:table-cell>
          <table:table-cell office:value-type="string">
            <text:p>WRITE/REVISE BRIEF TEXTS: Write or revise one or more paragraphs demonstrating ability to provide support for opinions about topics or texts: organize ideas by stating a context and focus, or develop supporting evidence /reasons and elaboration, or develop a conclusion appropriate to purpose and audienc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6-4</text:p>
          </table:table-cell>
          <table:table-cell office:value-type="string">
            <text:p>6-4</text:p>
          </table:table-cell>
          <table:table-cell office:value-type="string">
            <text:p>WRITE/REVISE BRIEF TEXTS: Write or revise one or more paragraphs demonstrating ability to provide support for opinions about topics or texts: organize ideas by stating a context and focus, or develop supporting evidence /reasons and elaboration, or develop a conclusion appropriate to purpose and audienc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6-5</text:p>
          </table:table-cell>
          <table:table-cell office:value-type="string">
            <text:p>6-5</text:p>
          </table:table-cell>
          <table:table-cell office:value-type="string">
            <text:p>WRITE/REVISE BRIEF TEXTS: Write or revise one or more paragraphs demonstrating ability to provide support for opinions about topics or texts: organize ideas by stating a context and focus, or develop supporting evidence /reasons and elaboration, or develop a conclusion appropriate to purpose and audienc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6-6</text:p>
          </table:table-cell>
          <table:table-cell office:value-type="string">
            <text:p>6-6</text:p>
          </table:table-cell>
          <table:table-cell office:value-type="string">
            <text:p>WRITE/REVISE BRIEF TEXTS: Apply a variety of strategies when writing or revising one or more paragraphs of text that express arguments about topics or texts: establishing and supporting a claim, organizing and citing supporting evidence using credible sources, appropriate vocabulary, or providing a conclusion appropriate to purpose and audienc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6-7</text:p>
          </table:table-cell>
          <table:table-cell office:value-type="string">
            <text:p>6-7</text:p>
          </table:table-cell>
          <table:table-cell office:value-type="string">
            <text:p>WRITE/REVISE BRIEF TEXTS: Apply a variety of strategies when writing or revising one or more paragraphs of text that express arguments about topics or texts: establishing and supporting a claim, organizing and citing supporting evidence using credible sources, appropriate vocabulary, or providing a conclusion appropriate to purpose and audienc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6-8</text:p>
          </table:table-cell>
          <table:table-cell office:value-type="string">
            <text:p>6-8</text:p>
          </table:table-cell>
          <table:table-cell office:value-type="string">
            <text:p>WRITE/REVISE BRIEF TEXTS: Apply a variety of strategies when writing or revising one or more paragraphs of text that express arguments about topics or texts: establishing and supporting a claim, organizing and citing supporting evidence using credible sources, appropriate vocabulary, or providing a conclusion appropriate to purpose and audience</text:p>
          </table:table-cell>
          <table:table-cell/>
          <table:table-cell table:style-name="ce16" table:number-columns-repeated="2"/>
          <table:table-cell table:number-columns-repeated="1017"/>
        </table:table-row>
        <table:table-row table:style-name="ro8">
          <table:table-cell office:value-type="float" office:value="2">
            <text:p>2</text:p>
          </table:table-cell>
          <table:table-cell office:value-type="string">
            <text:p>2-W|6-9</text:p>
          </table:table-cell>
          <table:table-cell office:value-type="string">
            <text:p>6-9</text:p>
          </table:table-cell>
          <table:table-cell office:value-type="string">
            <text:p>WRITE/REVISE BRIEF TEXTS: Apply a variety of strategies when writing or revising one or more paragraphs of text that express arguments about topics or texts: establishing a precise claim, organizing and citing supporting evidence (from texts when appropriate) and counter claims using credible sources, or providing a conclusion (e.g., articulating implications or stating significance of the problem) appropriate to purpose and audienc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6-KG</text:p>
          </table:table-cell>
          <table:table-cell office:value-type="string">
            <text:p>6-KG</text:p>
          </table:table-cell>
          <table:table-cell office:value-type="string">
            <text:p>WRITE/REVISE BRIEF TEXTS: Write or revise one or more paragraphs demonstrating ability to provide support for opinions about topics or texts: organize ideas by stating a context and focus, or develop supporting evidence /reasons and elaboration, or develop a conclusion appropriate to purpose and audience</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7-1</text:p>
          </table:table-cell>
          <table:table-cell office:value-type="string">
            <text:p>7-1</text:p>
          </table:table-cell>
          <table:table-cell office:value-type="string">
            <text:p>COMPOSE FULL TEXTS: Write full persuasive/opinion pieces about topics or texts, attending to purpose and audience: organize ideas by stating a context and focus, develop supporting evidence /reasons (from text when appropriate to prompt) and elaboration, and develop a conclusion</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7-10</text:p>
          </table:table-cell>
          <table:table-cell office:value-type="string">
            <text:p>7-10</text:p>
          </table:table-cell>
          <table:table-cell office:value-type="string">
            <text:p>COMPOSE FULL TEXTS: Write full persuasive pieces/arguments about topics or texts, attending to purpose and audience: establishing and supporting a claim, organizing and citing supporting evidence (from texts when appropriate) from credible sources, and providing a conclusion appropriate to purpose and audienc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7-11</text:p>
          </table:table-cell>
          <table:table-cell office:value-type="string">
            <text:p>7-11</text:p>
          </table:table-cell>
          <table:table-cell office:value-type="string">
            <text:p>COMPOSE FULL TEXTS: Write full persuasive pieces/arguments about topics or texts, attending to purpose and audience: establishing and supporting a claim, organizing and citing supporting evidence (from texts when appropriate) from credible sources, and providing a conclusion appropriate to purpose and audienc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7-12</text:p>
          </table:table-cell>
          <table:table-cell office:value-type="string">
            <text:p>7-12</text:p>
          </table:table-cell>
          <table:table-cell office:value-type="string">
            <text:p>COMPOSE FULL TEXTS: Write full persuasive pieces/arguments about topics or texts, attending to purpose and audience: establishing and supporting a claim, organizing and citing supporting evidence (from texts when appropriate) from credible sources, and providing a conclusion appropriate to purpose and audience</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7-2</text:p>
          </table:table-cell>
          <table:table-cell office:value-type="string">
            <text:p>7-2</text:p>
          </table:table-cell>
          <table:table-cell office:value-type="string">
            <text:p>COMPOSE FULL TEXTS: Write full persuasive/opinion pieces about topics or texts, attending to purpose and audience: organize ideas by stating a context and focus, develop supporting evidence /reasons (from text when appropriate to prompt) and elaboration, and develop a conclusion</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7-3</text:p>
          </table:table-cell>
          <table:table-cell office:value-type="string">
            <text:p>7-3</text:p>
          </table:table-cell>
          <table:table-cell office:value-type="string">
            <text:p>COMPOSE FULL TEXTS: Write full persuasive/opinion pieces about topics or texts, attending to purpose and audience: organize ideas by stating a context and focus, develop supporting evidence /reasons (from text when appropriate to prompt) and elaboration, and develop a conclusion</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7-4</text:p>
          </table:table-cell>
          <table:table-cell office:value-type="string">
            <text:p>7-4</text:p>
          </table:table-cell>
          <table:table-cell office:value-type="string">
            <text:p>COMPOSE FULL TEXTS: Write full persuasive/opinion pieces about topics or texts, attending to purpose and audience: organize ideas by stating a context and focus, develop supporting evidence /reasons (from text when appropriate to prompt) and elaboration, and develop a conclusion</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7-5</text:p>
          </table:table-cell>
          <table:table-cell office:value-type="string">
            <text:p>7-5</text:p>
          </table:table-cell>
          <table:table-cell office:value-type="string">
            <text:p>COMPOSE FULL TEXTS: Write full persuasive/opinion pieces about topics or texts, attending to purpose and audience: organize ideas by stating a context and focus, develop supporting evidence /reasons (from text when appropriate to prompt) and elaboration, and develop a conclusion</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7-6</text:p>
          </table:table-cell>
          <table:table-cell office:value-type="string">
            <text:p>7-6</text:p>
          </table:table-cell>
          <table:table-cell office:value-type="string">
            <text:p>COMPOSE FULL TEXTS: Write full arguments about topics or texts, attending to purpose and audience: establish and support a claim, organize and cite supporting (text) evidence from credible sources, and provide a conclusion</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7-7</text:p>
          </table:table-cell>
          <table:table-cell office:value-type="string">
            <text:p>7-7</text:p>
          </table:table-cell>
          <table:table-cell office:value-type="string">
            <text:p>COMPOSE FULL TEXTS: Write full arguments about topics or texts, attending to purpose and audience: establish and support a claim, organize and cite supporting (text) evidence from credible sources, and provide a conclusion</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7-8</text:p>
          </table:table-cell>
          <table:table-cell office:value-type="string">
            <text:p>7-8</text:p>
          </table:table-cell>
          <table:table-cell office:value-type="string">
            <text:p>COMPOSE FULL TEXTS: Write full arguments about topics or texts, attending to purpose and audience: establish and support a claim, organize and cite supporting (text) evidence from credible sources, and provide a conclusion</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2-W|7-9</text:p>
          </table:table-cell>
          <table:table-cell office:value-type="string">
            <text:p>7-9</text:p>
          </table:table-cell>
          <table:table-cell office:value-type="string">
            <text:p>COMPOSE FULL TEXTS: Write full persuasive pieces/arguments about topics or texts, attending to purpose and audience: establishing and supporting a claim, organizing and citing supporting evidence (from texts when appropriate) from credible sources, and providing a conclusion appropriate to purpose and audience</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7-KG</text:p>
          </table:table-cell>
          <table:table-cell office:value-type="string">
            <text:p>7-KG</text:p>
          </table:table-cell>
          <table:table-cell office:value-type="string">
            <text:p>COMPOSE FULL TEXTS: Write full persuasive/opinion pieces about topics or texts, attending to purpose and audience: organize ideas by stating a context and focus, develop supporting evidence /reasons (from text when appropriate to prompt) and elaboration, and develop a conclus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8-1</text:p>
          </table:table-cell>
          <table:table-cell office:value-type="string">
            <text:p>8-1</text:p>
          </table:table-cell>
          <table:table-cell office:value-type="string">
            <text:p>LANGUAGE &amp; VOCABULARY USE: Strategically use language and vocabulary (including academic or domain-specific vocabulary) appropriate to the purpose and audience when revising or composing texts</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8-10</text:p>
          </table:table-cell>
          <table:table-cell office:value-type="string">
            <text:p>8-10</text:p>
          </table:table-cell>
          <table:table-cell office:value-type="string">
            <text:p>LANGUAGE &amp; VOCABULARY USE: Strategically use precise language and vocabulary (including academic and domain-specific vocabulary and figurative language) and style appropriate to the purpose and audience when revising or composing texts</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8-11</text:p>
          </table:table-cell>
          <table:table-cell office:value-type="string">
            <text:p>8-11</text:p>
          </table:table-cell>
          <table:table-cell office:value-type="string">
            <text:p>LANGUAGE &amp; VOCABULARY USE: Strategically use precise language and vocabulary (including academic and domain-specific vocabulary and figurative language) and style appropriate to the purpose and audience when revising or composing texts</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8-12</text:p>
          </table:table-cell>
          <table:table-cell office:value-type="string">
            <text:p>8-12</text:p>
          </table:table-cell>
          <table:table-cell office:value-type="string">
            <text:p>LANGUAGE &amp; VOCABULARY USE: Strategically use precise language and vocabulary (including academic and domain-specific vocabulary and figurative language) and style appropriate to the purpose and audience when revising or composing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8-2</text:p>
          </table:table-cell>
          <table:table-cell office:value-type="string">
            <text:p>8-2</text:p>
          </table:table-cell>
          <table:table-cell office:value-type="string">
            <text:p>LANGUAGE &amp; VOCABULARY USE: Strategically use language and vocabulary (including academic or domain-specific vocabulary) appropriate to the purpose and audience when revising or composing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8-3</text:p>
          </table:table-cell>
          <table:table-cell office:value-type="string">
            <text:p>8-3</text:p>
          </table:table-cell>
          <table:table-cell office:value-type="string">
            <text:p>LANGUAGE &amp; VOCABULARY USE: Strategically use language and vocabulary (including academic or domain-specific vocabulary) appropriate to the purpose and audience when revising or composing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8-4</text:p>
          </table:table-cell>
          <table:table-cell office:value-type="string">
            <text:p>8-4</text:p>
          </table:table-cell>
          <table:table-cell office:value-type="string">
            <text:p>LANGUAGE &amp; VOCABULARY USE: Strategically use language and vocabulary (including academic or domain-specific vocabulary) appropriate to the purpose and audience when revising or composing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8-5</text:p>
          </table:table-cell>
          <table:table-cell office:value-type="string">
            <text:p>8-5</text:p>
          </table:table-cell>
          <table:table-cell office:value-type="string">
            <text:p>LANGUAGE &amp; VOCABULARY USE: Strategically use language and vocabulary (including academic or domain-specific vocabulary) appropriate to the purpose and audience when revising or composing texts</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8-6</text:p>
          </table:table-cell>
          <table:table-cell office:value-type="string">
            <text:p>8-6</text:p>
          </table:table-cell>
          <table:table-cell office:value-type="string">
            <text:p>LANGUAGE &amp; VOCABULARY USE: Strategically use precise language and vocabulary (including academic words and domain-specific vocabulary figurative language,) and style appropriate to the purpose and audience when revising or composing texts</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8-7</text:p>
          </table:table-cell>
          <table:table-cell office:value-type="string">
            <text:p>8-7</text:p>
          </table:table-cell>
          <table:table-cell office:value-type="string">
            <text:p>LANGUAGE &amp; VOCABULARY USE: Strategically use precise language and vocabulary (including academic words and domain-specific vocabulary figurative language,) and style appropriate to the purpose and audience when revising or composing texts</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8-8</text:p>
          </table:table-cell>
          <table:table-cell office:value-type="string">
            <text:p>8-8</text:p>
          </table:table-cell>
          <table:table-cell office:value-type="string">
            <text:p>LANGUAGE &amp; VOCABULARY USE: Strategically use precise language and vocabulary (including academic words and domain-specific vocabulary figurative language,) and style appropriate to the purpose and audience when revising or composing texts</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2-W|8-9</text:p>
          </table:table-cell>
          <table:table-cell office:value-type="string">
            <text:p>8-9</text:p>
          </table:table-cell>
          <table:table-cell office:value-type="string">
            <text:p>LANGUAGE &amp; VOCABULARY USE: Strategically use precise language and vocabulary (including academic and domain-specific vocabulary and figurative language) and style appropriate to the purpose and audience when revising or composing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8-KG</text:p>
          </table:table-cell>
          <table:table-cell office:value-type="string">
            <text:p>8-KG</text:p>
          </table:table-cell>
          <table:table-cell office:value-type="string">
            <text:p>LANGUAGE &amp; VOCABULARY USE: Strategically use language and vocabulary (including academic or domain-specific vocabulary) appropriate to the purpose and audience when revising or composing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9-1</text:p>
          </table:table-cell>
          <table:table-cell office:value-type="string">
            <text:p>9-1</text:p>
          </table:table-cell>
          <table:table-cell office:value-type="string">
            <text:p>EDIT/CLARIFY: Apply or edit grade-appropriate grammar usage and mechanics to clarify a message and edit narrative, informational, and persuasive/opinion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9-10</text:p>
          </table:table-cell>
          <table:table-cell office:value-type="string">
            <text:p>9-10</text:p>
          </table:table-cell>
          <table:table-cell office:value-type="string">
            <text:p>EDIT/CLARIFY: Apply or edit grade-appropriate grammar usage and mechanics to clarify a message and edit narrative, informational, and persuasive/argument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9-11</text:p>
          </table:table-cell>
          <table:table-cell office:value-type="string">
            <text:p>9-11</text:p>
          </table:table-cell>
          <table:table-cell office:value-type="string">
            <text:p>EDIT/CLARIFY: Apply or edit grade-appropriate grammar usage and mechanics to clarify a message and edit narrative, informational, and persuasive/argument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9-12</text:p>
          </table:table-cell>
          <table:table-cell office:value-type="string">
            <text:p>9-12</text:p>
          </table:table-cell>
          <table:table-cell office:value-type="string">
            <text:p>EDIT/CLARIFY: Apply or edit grade-appropriate grammar usage and mechanics to clarify a message and edit narrative, informational, and persuasive/argument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9-2</text:p>
          </table:table-cell>
          <table:table-cell office:value-type="string">
            <text:p>9-2</text:p>
          </table:table-cell>
          <table:table-cell office:value-type="string">
            <text:p>EDIT/CLARIFY: Apply or edit grade-appropriate grammar usage and mechanics to clarify a message and edit narrative, informational, and persuasive/opinion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9-3</text:p>
          </table:table-cell>
          <table:table-cell office:value-type="string">
            <text:p>9-3</text:p>
          </table:table-cell>
          <table:table-cell office:value-type="string">
            <text:p>EDIT/CLARIFY: Apply or edit grade-appropriate grammar usage and mechanics to clarify a message and edit narrative, informational, and persuasive/opinion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9-4</text:p>
          </table:table-cell>
          <table:table-cell office:value-type="string">
            <text:p>9-4</text:p>
          </table:table-cell>
          <table:table-cell office:value-type="string">
            <text:p>EDIT/CLARIFY: Apply or edit grade-appropriate grammar usage and mechanics to clarify a message and edit narrative, informational, and persuasive/opinion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9-5</text:p>
          </table:table-cell>
          <table:table-cell office:value-type="string">
            <text:p>9-5</text:p>
          </table:table-cell>
          <table:table-cell office:value-type="string">
            <text:p>EDIT/CLARIFY: Apply or edit grade-appropriate grammar usage and mechanics to clarify a message and edit narrative, informational, and persuasive/opinion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9-6</text:p>
          </table:table-cell>
          <table:table-cell office:value-type="string">
            <text:p>9-6</text:p>
          </table:table-cell>
          <table:table-cell office:value-type="string">
            <text:p>EDIT/CLARIFY: Apply or edit grade-appropriate grammar usage and mechanics to clarify a message and edit narrative, informational, and persuasive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9-7</text:p>
          </table:table-cell>
          <table:table-cell office:value-type="string">
            <text:p>9-7</text:p>
          </table:table-cell>
          <table:table-cell office:value-type="string">
            <text:p>EDIT/CLARIFY: Apply or edit grade-appropriate grammar usage and mechanics to clarify a message and edit narrative, informational, and persuasive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9-8</text:p>
          </table:table-cell>
          <table:table-cell office:value-type="string">
            <text:p>9-8</text:p>
          </table:table-cell>
          <table:table-cell office:value-type="string">
            <text:p>EDIT/CLARIFY: Apply or edit grade-appropriate grammar usage and mechanics to clarify a message and edit narrative, informational, and persuasive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9-9</text:p>
          </table:table-cell>
          <table:table-cell office:value-type="string">
            <text:p>9-9</text:p>
          </table:table-cell>
          <table:table-cell office:value-type="string">
            <text:p>EDIT/CLARIFY: Apply or edit grade-appropriate grammar usage and mechanics to clarify a message and edit narrative, informational, and persuasive/argument text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2-W|9-KG</text:p>
          </table:table-cell>
          <table:table-cell office:value-type="string">
            <text:p>9-KG</text:p>
          </table:table-cell>
          <table:table-cell office:value-type="string">
            <text:p>EDIT/CLARIFY: Apply or edit grade-appropriate grammar usage and mechanics to clarify a message and edit narrative, informational, and persuasive/opinion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L|4-1</text:p>
          </table:table-cell>
          <table:table-cell office:value-type="string">
            <text:p>4-1</text:p>
          </table:table-cell>
          <table:table-cell office:value-type="string">
            <text:p>LISTEN/INTERPRET: Interpret and use information delivered orally or visually</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L|4-10</text:p>
          </table:table-cell>
          <table:table-cell office:value-type="string">
            <text:p>4-10</text:p>
          </table:table-cell>
          <table:table-cell office:value-type="string">
            <text:p>LISTEN/INTERPRET: Analyze, interpret, and use information delivered orally or visually</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L|4-11</text:p>
          </table:table-cell>
          <table:table-cell office:value-type="string">
            <text:p>4-11</text:p>
          </table:table-cell>
          <table:table-cell office:value-type="string">
            <text:p>LISTEN/INTERPRET: Analyze, interpret, and use information delivered orally or visually</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L|4-12</text:p>
          </table:table-cell>
          <table:table-cell office:value-type="string">
            <text:p>4-12</text:p>
          </table:table-cell>
          <table:table-cell office:value-type="string">
            <text:p>LISTEN/INTERPRET: Analyze, interpret, and use information delivered orally or visually</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L|4-2</text:p>
          </table:table-cell>
          <table:table-cell office:value-type="string">
            <text:p>4-2</text:p>
          </table:table-cell>
          <table:table-cell office:value-type="string">
            <text:p>LISTEN/INTERPRET: Interpret and use information delivered orally or visually</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L|4-3</text:p>
          </table:table-cell>
          <table:table-cell office:value-type="string">
            <text:p>4-3</text:p>
          </table:table-cell>
          <table:table-cell office:value-type="string">
            <text:p>LISTEN/INTERPRET: Interpret and use information delivered orally or visually</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L|4-4</text:p>
          </table:table-cell>
          <table:table-cell office:value-type="string">
            <text:p>4-4</text:p>
          </table:table-cell>
          <table:table-cell office:value-type="string">
            <text:p>LISTEN/INTERPRET: Interpret and use information delivered orally or visually</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L|4-5</text:p>
          </table:table-cell>
          <table:table-cell office:value-type="string">
            <text:p>4-5</text:p>
          </table:table-cell>
          <table:table-cell office:value-type="string">
            <text:p>LISTEN/INTERPRET: Interpret and use information delivered orally or visually</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L|4-6</text:p>
          </table:table-cell>
          <table:table-cell office:value-type="string">
            <text:p>4-6</text:p>
          </table:table-cell>
          <table:table-cell office:value-type="string">
            <text:p>LISTEN/INTERPRET: Analyze, interpret, and use information delivered orally or visually</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L|4-7</text:p>
          </table:table-cell>
          <table:table-cell office:value-type="string">
            <text:p>4-7</text:p>
          </table:table-cell>
          <table:table-cell office:value-type="string">
            <text:p>LISTEN/INTERPRET: Analyze, interpret, and use information delivered orally or visually</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L|4-8</text:p>
          </table:table-cell>
          <table:table-cell office:value-type="string">
            <text:p>4-8</text:p>
          </table:table-cell>
          <table:table-cell office:value-type="string">
            <text:p>LISTEN/INTERPRET: Analyze, interpret, and use information delivered orally or visually</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L|4-9</text:p>
          </table:table-cell>
          <table:table-cell office:value-type="string">
            <text:p>4-9</text:p>
          </table:table-cell>
          <table:table-cell office:value-type="string">
            <text:p>LISTEN/INTERPRET: Analyze, interpret, and use information delivered orally or visually</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L|4-KG</text:p>
          </table:table-cell>
          <table:table-cell office:value-type="string">
            <text:p>4-KG</text:p>
          </table:table-cell>
          <table:table-cell office:value-type="string">
            <text:p>LISTEN/INTERPRET: Interpret and use information delivered orally or visually</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3-S|1-1</text:p>
          </table:table-cell>
          <table:table-cell office:value-type="string">
            <text:p>1-1</text:p>
          </table:table-cell>
          <table:table-cell office:value-type="string">
            <text:p>LANGUAGE &amp; VOCABULARY USE: Strategically use precise language (including academic and domainspecific vocabulary), syntax, and discourse appropriate to the purpose and audience when speaking</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3-S|1-10</text:p>
          </table:table-cell>
          <table:table-cell office:value-type="string">
            <text:p>1-10</text:p>
          </table:table-cell>
          <table:table-cell office:value-type="string">
            <text:p>LANGUAGE &amp; VOCABULARY USE: Strategically use precise language (including academic and domainspecific vocabulary), figurative language, syntax, and discourse appropriate to the intent, purpose, and audience when speaking</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3-S|1-11</text:p>
          </table:table-cell>
          <table:table-cell office:value-type="string">
            <text:p>1-11</text:p>
          </table:table-cell>
          <table:table-cell office:value-type="string">
            <text:p>LANGUAGE &amp; VOCABULARY USE: Strategically use precise language (including academic and domainspecific vocabulary), figurative language, syntax, and discourse appropriate to the intent, purpose, and audience when speaking</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3-S|1-12</text:p>
          </table:table-cell>
          <table:table-cell office:value-type="string">
            <text:p>1-12</text:p>
          </table:table-cell>
          <table:table-cell office:value-type="string">
            <text:p>LANGUAGE &amp; VOCABULARY USE: Strategically use precise language (including academic and domainspecific vocabulary), figurative language, syntax, and discourse appropriate to the intent, purpose, and audience when speaking</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3-S|1-2</text:p>
          </table:table-cell>
          <table:table-cell office:value-type="string">
            <text:p>1-2</text:p>
          </table:table-cell>
          <table:table-cell office:value-type="string">
            <text:p>LANGUAGE &amp; VOCABULARY USE: Strategically use precise language (including academic and domainspecific vocabulary), syntax, and discourse appropriate to the purpose and audience when speaking</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3-S|1-3</text:p>
          </table:table-cell>
          <table:table-cell office:value-type="string">
            <text:p>1-3</text:p>
          </table:table-cell>
          <table:table-cell office:value-type="string">
            <text:p>LANGUAGE &amp; VOCABULARY USE: Strategically use precise language (including academic and domainspecific vocabulary), syntax, and discourse appropriate to the purpose and audience when speaking</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3-S|1-4</text:p>
          </table:table-cell>
          <table:table-cell office:value-type="string">
            <text:p>1-4</text:p>
          </table:table-cell>
          <table:table-cell office:value-type="string">
            <text:p>LANGUAGE &amp; VOCABULARY USE: Strategically use precise language (including academic and domainspecific vocabulary), syntax, and discourse appropriate to the purpose and audience when speaking</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3-S|1-5</text:p>
          </table:table-cell>
          <table:table-cell office:value-type="string">
            <text:p>1-5</text:p>
          </table:table-cell>
          <table:table-cell office:value-type="string">
            <text:p>LANGUAGE &amp; VOCABULARY USE: Strategically use precise language (including academic and domainspecific vocabulary), syntax, and discourse appropriate to the purpose and audience when speaking</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3-S|1-6</text:p>
          </table:table-cell>
          <table:table-cell office:value-type="string">
            <text:p>1-6</text:p>
          </table:table-cell>
          <table:table-cell office:value-type="string">
            <text:p>LANGUAGE &amp; VOCABULARY USE: Strategically use precise language (including academic and domainspecific vocabulary), figurative language, syntax, and discourse appropriate to the intent, purpose, and audience when speaking</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3-S|1-7</text:p>
          </table:table-cell>
          <table:table-cell office:value-type="string">
            <text:p>1-7</text:p>
          </table:table-cell>
          <table:table-cell office:value-type="string">
            <text:p>LANGUAGE &amp; VOCABULARY USE: Strategically use precise language (including academic and domainspecific vocabulary), figurative language, syntax, and discourse appropriate to the intent, purpose, and audience when speaking</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3-S|1-8</text:p>
          </table:table-cell>
          <table:table-cell office:value-type="string">
            <text:p>1-8</text:p>
          </table:table-cell>
          <table:table-cell office:value-type="string">
            <text:p>LANGUAGE &amp; VOCABULARY USE: Strategically use precise language (including academic and domainspecific vocabulary), figurative language, syntax, and discourse appropriate to the intent, purpose, and audience when speaking</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3-S|1-9</text:p>
          </table:table-cell>
          <table:table-cell office:value-type="string">
            <text:p>1-9</text:p>
          </table:table-cell>
          <table:table-cell office:value-type="string">
            <text:p>LANGUAGE &amp; VOCABULARY USE: Strategically use precise language (including academic and domainspecific vocabulary), figurative language, syntax, and discourse appropriate to the intent, purpose, and audience when speaking</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3-S|1-KG</text:p>
          </table:table-cell>
          <table:table-cell office:value-type="string">
            <text:p>1-KG</text:p>
          </table:table-cell>
          <table:table-cell office:value-type="string">
            <text:p>LANGUAGE &amp; VOCABULARY USE: Strategically use precise language (including academic and domainspecific vocabulary), syntax, and discourse appropriate to the purpose and audience when speaking</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S|2-1</text:p>
          </table:table-cell>
          <table:table-cell office:value-type="string">
            <text:p>2-1</text:p>
          </table:table-cell>
          <table:table-cell office:value-type="string">
            <text:p>CLARIFY MESSAGE: Use grade-appropriate grammar and mechanics to clarify a message appropriate to the purpose and audienc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S|2-10</text:p>
          </table:table-cell>
          <table:table-cell office:value-type="string">
            <text:p>2-10</text:p>
          </table:table-cell>
          <table:table-cell office:value-type="string">
            <text:p>CLARIFY MESSAGE: Use grade-appropriate grammar and mechanics to clarify a message appropriate to the purpose and audienc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S|2-11</text:p>
          </table:table-cell>
          <table:table-cell office:value-type="string">
            <text:p>2-11</text:p>
          </table:table-cell>
          <table:table-cell office:value-type="string">
            <text:p>CLARIFY MESSAGE: Use grade-appropriate grammar and mechanics to clarify a message appropriate to the purpose and audienc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S|2-12</text:p>
          </table:table-cell>
          <table:table-cell office:value-type="string">
            <text:p>2-12</text:p>
          </table:table-cell>
          <table:table-cell office:value-type="string">
            <text:p>CLARIFY MESSAGE: Use grade-appropriate grammar and mechanics to clarify a message appropriate to the purpose and audienc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S|2-2</text:p>
          </table:table-cell>
          <table:table-cell office:value-type="string">
            <text:p>2-2</text:p>
          </table:table-cell>
          <table:table-cell office:value-type="string">
            <text:p>CLARIFY MESSAGE: Use grade-appropriate grammar and mechanics to clarify a message appropriate to the purpose and audienc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S|2-3</text:p>
          </table:table-cell>
          <table:table-cell office:value-type="string">
            <text:p>2-3</text:p>
          </table:table-cell>
          <table:table-cell office:value-type="string">
            <text:p>CLARIFY MESSAGE: Use grade-appropriate grammar and mechanics to clarify a message appropriate to the purpose and audienc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S|2-4</text:p>
          </table:table-cell>
          <table:table-cell office:value-type="string">
            <text:p>2-4</text:p>
          </table:table-cell>
          <table:table-cell office:value-type="string">
            <text:p>CLARIFY MESSAGE: Use grade-appropriate grammar and mechanics to clarify a message appropriate to the purpose and audienc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S|2-5</text:p>
          </table:table-cell>
          <table:table-cell office:value-type="string">
            <text:p>2-5</text:p>
          </table:table-cell>
          <table:table-cell office:value-type="string">
            <text:p>CLARIFY MESSAGE: Use grade-appropriate grammar and mechanics to clarify a message appropriate to the purpose and audienc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S|2-6</text:p>
          </table:table-cell>
          <table:table-cell office:value-type="string">
            <text:p>2-6</text:p>
          </table:table-cell>
          <table:table-cell office:value-type="string">
            <text:p>CLARIFY MESSAGE: Use grade-appropriate grammar and mechanics to clarify a message appropriate to the purpose and audienc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S|2-7</text:p>
          </table:table-cell>
          <table:table-cell office:value-type="string">
            <text:p>2-7</text:p>
          </table:table-cell>
          <table:table-cell office:value-type="string">
            <text:p>CLARIFY MESSAGE: Use grade-appropriate grammar and mechanics to clarify a message appropriate to the purpose and audienc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S|2-8</text:p>
          </table:table-cell>
          <table:table-cell office:value-type="string">
            <text:p>2-8</text:p>
          </table:table-cell>
          <table:table-cell office:value-type="string">
            <text:p>CLARIFY MESSAGE: Use grade-appropriate grammar and mechanics to clarify a message appropriate to the purpose and audienc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S|2-9</text:p>
          </table:table-cell>
          <table:table-cell office:value-type="string">
            <text:p>2-9</text:p>
          </table:table-cell>
          <table:table-cell office:value-type="string">
            <text:p>CLARIFY MESSAGE: Use grade-appropriate grammar and mechanics to clarify a message appropriate to the purpose and audienc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3-S|2-KG</text:p>
          </table:table-cell>
          <table:table-cell office:value-type="string">
            <text:p>2-KG</text:p>
          </table:table-cell>
          <table:table-cell office:value-type="string">
            <text:p>CLARIFY MESSAGE: Use grade-appropriate grammar and mechanics to clarify a message appropriate to the purpose and audienc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3-S|3-1</text:p>
          </table:table-cell>
          <table:table-cell office:value-type="string">
            <text:p>3-1</text:p>
          </table:table-cell>
          <table:table-cell office:value-type="string">
            <text:p>PLAN/SPEAK/PRESENT: Compose (gather and organize information) and orally deliver short (e.g., summarize, paraphrase) and longer presentations for different purposes and audiences, adding visual/graphic/audio enhancements when appropriate for clarifying the message</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3-S|3-10</text:p>
          </table:table-cell>
          <table:table-cell office:value-type="string">
            <text:p>3-10</text:p>
          </table:table-cell>
          <table:table-cell office:value-type="string">
            <text:p>PLAN/SPEAK/PRESENT: Compose (gather and organize) and orally deliver short (e.g., summaries) and longer (presentations) for different purposes and audiences, drawing from a range of digital media to enhance the message or intent</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3-S|3-11</text:p>
          </table:table-cell>
          <table:table-cell office:value-type="string">
            <text:p>3-11</text:p>
          </table:table-cell>
          <table:table-cell office:value-type="string">
            <text:p>PLAN/SPEAK/PRESENT: Compose (gather and organize) and orally deliver short (e.g., summaries) and longer (presentations) for different purposes and audiences, drawing from a range of digital media to enhance the message or intent</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3-S|3-12</text:p>
          </table:table-cell>
          <table:table-cell office:value-type="string">
            <text:p>3-12</text:p>
          </table:table-cell>
          <table:table-cell office:value-type="string">
            <text:p>PLAN/SPEAK/PRESENT: Compose (gather and organize) and orally deliver short (e.g., summaries) and longer (presentations) for different purposes and audiences, drawing from a range of digital media to enhance the message or intent</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3-S|3-2</text:p>
          </table:table-cell>
          <table:table-cell office:value-type="string">
            <text:p>3-2</text:p>
          </table:table-cell>
          <table:table-cell office:value-type="string">
            <text:p>PLAN/SPEAK/PRESENT: Compose (gather and organize information) and orally deliver short (e.g., summarize, paraphrase) and longer presentations for different purposes and audiences, adding visual/graphic/audio enhancements when appropriate for clarifying the messag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3-S|3-3</text:p>
          </table:table-cell>
          <table:table-cell office:value-type="string">
            <text:p>3-3</text:p>
          </table:table-cell>
          <table:table-cell office:value-type="string">
            <text:p>PLAN/SPEAK/PRESENT: Compose (gather and organize information) and orally deliver short (e.g., summarize, paraphrase) and longer presentations for different purposes and audiences, adding visual/graphic/audio enhancements when appropriate for clarifying the messag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3-S|3-4</text:p>
          </table:table-cell>
          <table:table-cell office:value-type="string">
            <text:p>3-4</text:p>
          </table:table-cell>
          <table:table-cell office:value-type="string">
            <text:p>PLAN/SPEAK/PRESENT: Compose (gather and organize information) and orally deliver short (e.g., summarize, paraphrase) and longer presentations for different purposes and audiences, adding visual/graphic/audio enhancements when appropriate for clarifying the messag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3-S|3-5</text:p>
          </table:table-cell>
          <table:table-cell office:value-type="string">
            <text:p>3-5</text:p>
          </table:table-cell>
          <table:table-cell office:value-type="string">
            <text:p>PLAN/SPEAK/PRESENT: Compose (gather and organize information) and orally deliver short (e.g., summarize, paraphrase) and longer presentations for different purposes and audiences, adding visual/graphic/audio enhancements when appropriate for clarifying the message</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3-S|3-6</text:p>
          </table:table-cell>
          <table:table-cell office:value-type="string">
            <text:p>3-6</text:p>
          </table:table-cell>
          <table:table-cell office:value-type="string">
            <text:p>PLAN/SPEAK/PRESENT: Compose (gather and organize information) and orally deliver short (e.g., summarize key ideas) and longer presentations for different purposes and audiences, adding the use of visual/graphic/digital/audio enhancements when appropriate for clarifying the message or intent</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3-S|3-7</text:p>
          </table:table-cell>
          <table:table-cell office:value-type="string">
            <text:p>3-7</text:p>
          </table:table-cell>
          <table:table-cell office:value-type="string">
            <text:p>PLAN/SPEAK/PRESENT: Compose (gather and organize information) and orally deliver short (e.g., summarize key ideas) and longer presentations for different purposes and audiences, adding the use of visual/graphic/digital/audio enhancements when appropriate for clarifying the message or intent</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3-S|3-8</text:p>
          </table:table-cell>
          <table:table-cell office:value-type="string">
            <text:p>3-8</text:p>
          </table:table-cell>
          <table:table-cell office:value-type="string">
            <text:p>PLAN/SPEAK/PRESENT: Compose (gather and organize information) and orally deliver short (e.g., summarize key ideas) and longer presentations for different purposes and audiences, adding the use of visual/graphic/digital/audio enhancements when appropriate for clarifying the message or intent</text:p>
          </table:table-cell>
          <table:table-cell/>
          <table:table-cell table:style-name="ce16" table:number-columns-repeated="2"/>
          <table:table-cell table:number-columns-repeated="1017"/>
        </table:table-row>
        <table:table-row table:style-name="ro7">
          <table:table-cell office:value-type="float" office:value="2">
            <text:p>2</text:p>
          </table:table-cell>
          <table:table-cell office:value-type="string">
            <text:p>3-S|3-9</text:p>
          </table:table-cell>
          <table:table-cell office:value-type="string">
            <text:p>3-9</text:p>
          </table:table-cell>
          <table:table-cell office:value-type="string">
            <text:p>PLAN/SPEAK/PRESENT: Compose (gather and organize) and orally deliver short (e.g., summaries) and longer (presentations) for different purposes and audiences, drawing from a range of digital media to enhance the message or intent</text:p>
          </table:table-cell>
          <table:table-cell/>
          <table:table-cell table:style-name="ce16" table:number-columns-repeated="2"/>
          <table:table-cell table:number-columns-repeated="1017"/>
        </table:table-row>
        <table:table-row table:style-name="ro5">
          <table:table-cell office:value-type="float" office:value="2">
            <text:p>2</text:p>
          </table:table-cell>
          <table:table-cell office:value-type="string">
            <text:p>3-S|3-KG</text:p>
          </table:table-cell>
          <table:table-cell office:value-type="string">
            <text:p>3-KG</text:p>
          </table:table-cell>
          <table:table-cell office:value-type="string">
            <text:p>PLAN/SPEAK/PRESENT: Compose (gather and organize information) and orally deliver short (e.g., summarize, paraphrase) and longer presentations for different purposes and audiences, adding visual/graphic/audio enhancements when appropriate for clarifying the messag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1-1</text:p>
          </table:table-cell>
          <table:table-cell office:value-type="string">
            <text:p>1-1</text:p>
          </table:table-cell>
          <table:table-cell office:value-type="string">
            <text:p>PLAN/RESEARCH: Conduct short research projects to answer a multi-step question or to investigate different aspects (subtopics) of a broader topic or concept</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1-10</text:p>
          </table:table-cell>
          <table:table-cell office:value-type="string">
            <text:p>1-10</text:p>
          </table:table-cell>
          <table:table-cell office:value-type="string">
            <text:p>PLAN/RESEARCH: Devise an approach and conduct short focused research projects to explore a topic, issue or problem, analyzing interrelationships among concepts or perspectiv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1-11</text:p>
          </table:table-cell>
          <table:table-cell office:value-type="string">
            <text:p>1-11</text:p>
          </table:table-cell>
          <table:table-cell office:value-type="string">
            <text:p>PLAN/RESEARCH: Devise an approach and conduct short focused research projects to explore a topic, issue or problem, analyzing interrelationships among concepts or perspectiv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1-12</text:p>
          </table:table-cell>
          <table:table-cell office:value-type="string">
            <text:p>1-12</text:p>
          </table:table-cell>
          <table:table-cell office:value-type="string">
            <text:p>PLAN/RESEARCH: Devise an approach and conduct short focused research projects to explore a topic, issue or problem, analyzing interrelationships among concepts or perspectiv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1-2</text:p>
          </table:table-cell>
          <table:table-cell office:value-type="string">
            <text:p>1-2</text:p>
          </table:table-cell>
          <table:table-cell office:value-type="string">
            <text:p>PLAN/RESEARCH: Conduct short research projects to answer a multi-step question or to investigate different aspects (subtopics) of a broader topic or concept</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1-3</text:p>
          </table:table-cell>
          <table:table-cell office:value-type="string">
            <text:p>1-3</text:p>
          </table:table-cell>
          <table:table-cell office:value-type="string">
            <text:p>PLAN/RESEARCH: Conduct short research projects to answer a multi-step question or to investigate different aspects (subtopics) of a broader topic or concept</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1-4</text:p>
          </table:table-cell>
          <table:table-cell office:value-type="string">
            <text:p>1-4</text:p>
          </table:table-cell>
          <table:table-cell office:value-type="string">
            <text:p>PLAN/RESEARCH: Conduct short research projects to answer a multi-step question or to investigate different aspects (subtopics) of a broader topic or concept</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1-5</text:p>
          </table:table-cell>
          <table:table-cell office:value-type="string">
            <text:p>1-5</text:p>
          </table:table-cell>
          <table:table-cell office:value-type="string">
            <text:p>PLAN/RESEARCH: Conduct short research projects to answer a multi-step question or to investigate different aspects (subtopics) of a broader topic or concept</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1-6</text:p>
          </table:table-cell>
          <table:table-cell office:value-type="string">
            <text:p>1-6</text:p>
          </table:table-cell>
          <table:table-cell office:value-type="string">
            <text:p>PLAN/RESEARCH: Conduct short research projects to explore a topic, issue or problem, analyzing interrelationships among concepts or perspective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1-7</text:p>
          </table:table-cell>
          <table:table-cell office:value-type="string">
            <text:p>1-7</text:p>
          </table:table-cell>
          <table:table-cell office:value-type="string">
            <text:p>PLAN/RESEARCH: Conduct short research projects to explore a topic, issue or problem, analyzing interrelationships among concepts or perspective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1-8</text:p>
          </table:table-cell>
          <table:table-cell office:value-type="string">
            <text:p>1-8</text:p>
          </table:table-cell>
          <table:table-cell office:value-type="string">
            <text:p>PLAN/RESEARCH: Conduct short research projects to explore a topic, issue or problem, analyzing interrelationships among concepts or perspectiv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1-9</text:p>
          </table:table-cell>
          <table:table-cell office:value-type="string">
            <text:p>1-9</text:p>
          </table:table-cell>
          <table:table-cell office:value-type="string">
            <text:p>PLAN/RESEARCH: Devise an approach and conduct short focused research projects to explore a topic, issue or problem, analyzing interrelationships among concepts or perspectiv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1-KG</text:p>
          </table:table-cell>
          <table:table-cell office:value-type="string">
            <text:p>1-KG</text:p>
          </table:table-cell>
          <table:table-cell office:value-type="string">
            <text:p>PLAN/RESEARCH: Conduct short research projects to answer a multi-step question or to investigate different aspects (subtopics) of a broader topic or concept</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2-1</text:p>
          </table:table-cell>
          <table:table-cell office:value-type="string">
            <text:p>2-1</text:p>
          </table:table-cell>
          <table:table-cell office:value-type="string">
            <text:p>INTERPRET &amp; INTEGRATE INFORMATION: Locate information to support central ideas and subtopics; Select and integrate information from data or print and non-print text sourc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2-10</text:p>
          </table:table-cell>
          <table:table-cell office:value-type="string">
            <text:p>2-10</text:p>
          </table:table-cell>
          <table:table-cell office:value-type="string">
            <text:p>ANALYZE/INTEGRATE INFORMATION: Gather, analyze, and integrate multiple sources of information/evidence to support a presentation on a topic</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2-11</text:p>
          </table:table-cell>
          <table:table-cell office:value-type="string">
            <text:p>2-11</text:p>
          </table:table-cell>
          <table:table-cell office:value-type="string">
            <text:p>ANALYZE/INTEGRATE INFORMATION: Gather, analyze, and integrate multiple sources of information/evidence to support a presentation on a topic</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2-12</text:p>
          </table:table-cell>
          <table:table-cell office:value-type="string">
            <text:p>2-12</text:p>
          </table:table-cell>
          <table:table-cell office:value-type="string">
            <text:p>ANALYZE/INTEGRATE INFORMATION: Gather, analyze, and integrate multiple sources of information/evidence to support a presentation on a topic</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2-2</text:p>
          </table:table-cell>
          <table:table-cell office:value-type="string">
            <text:p>2-2</text:p>
          </table:table-cell>
          <table:table-cell office:value-type="string">
            <text:p>INTERPRET &amp; INTEGRATE INFORMATION: Locate information to support central ideas and subtopics; Select and integrate information from data or print and non-print text sourc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2-3</text:p>
          </table:table-cell>
          <table:table-cell office:value-type="string">
            <text:p>2-3</text:p>
          </table:table-cell>
          <table:table-cell office:value-type="string">
            <text:p>INTERPRET &amp; INTEGRATE INFORMATION: Locate information to support central ideas and subtopics; Select and integrate information from data or print and non-print text sourc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2-4</text:p>
          </table:table-cell>
          <table:table-cell office:value-type="string">
            <text:p>2-4</text:p>
          </table:table-cell>
          <table:table-cell office:value-type="string">
            <text:p>INTERPRET &amp; INTEGRATE INFORMATION: Locate information to support central ideas and subtopics; Select and integrate information from data or print and non-print text sourc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2-5</text:p>
          </table:table-cell>
          <table:table-cell office:value-type="string">
            <text:p>2-5</text:p>
          </table:table-cell>
          <table:table-cell office:value-type="string">
            <text:p>INTERPRET &amp; INTEGRATE INFORMATION: Locate information to support central ideas and subtopics; Select and integrate information from data or print and non-print text sourc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2-6</text:p>
          </table:table-cell>
          <table:table-cell office:value-type="string">
            <text:p>2-6</text:p>
          </table:table-cell>
          <table:table-cell office:value-type="string">
            <text:p>ANALYZE/INTEGRATE INFORMATION: Analyze information within and among sources of information (print and non-print texts, data sets, conducting procedures, etc.)</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2-7</text:p>
          </table:table-cell>
          <table:table-cell office:value-type="string">
            <text:p>2-7</text:p>
          </table:table-cell>
          <table:table-cell office:value-type="string">
            <text:p>ANALYZE/INTEGRATE INFORMATION: Analyze information within and among sources of information (print and non-print texts, data sets, conducting procedures, etc.)</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2-8</text:p>
          </table:table-cell>
          <table:table-cell office:value-type="string">
            <text:p>2-8</text:p>
          </table:table-cell>
          <table:table-cell office:value-type="string">
            <text:p>ANALYZE/INTEGRATE INFORMATION: Analyze information within and among sources of information (print and non-print texts, data sets, conducting procedures, etc.)</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2-9</text:p>
          </table:table-cell>
          <table:table-cell office:value-type="string">
            <text:p>2-9</text:p>
          </table:table-cell>
          <table:table-cell office:value-type="string">
            <text:p>ANALYZE/INTEGRATE INFORMATION: Gather, analyze, and integrate multiple sources of information/evidence to support a presentation on a topic</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2-KG</text:p>
          </table:table-cell>
          <table:table-cell office:value-type="string">
            <text:p>3-KG</text:p>
          </table:table-cell>
          <table:table-cell office:value-type="string">
            <text:p>INTERPRET &amp; INTEGRATE INFORMATION: Locate information to support central ideas and subtopics; Select and integrate information from data or print and non-print text source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3-1</text:p>
          </table:table-cell>
          <table:table-cell office:value-type="string">
            <text:p>3-1</text:p>
          </table:table-cell>
          <table:table-cell office:value-type="string">
            <text:p>EVALUATE INFORMATION/SOURCES: Distinguish relevant-irrelevant information (e.g., fact/opinion)</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3-10</text:p>
          </table:table-cell>
          <table:table-cell office:value-type="string">
            <text:p>3-10</text:p>
          </table:table-cell>
          <table:table-cell office:value-type="string">
            <text:p>EVALUATE INFORMATION/SOURCES: Evaluate relevancy, accuracy, and completeness of information from multiple source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3-11</text:p>
          </table:table-cell>
          <table:table-cell office:value-type="string">
            <text:p>3-11</text:p>
          </table:table-cell>
          <table:table-cell office:value-type="string">
            <text:p>EVALUATE INFORMATION/SOURCES: Evaluate relevancy, accuracy, and completeness of information from multiple source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3-12</text:p>
          </table:table-cell>
          <table:table-cell office:value-type="string">
            <text:p>3-12</text:p>
          </table:table-cell>
          <table:table-cell office:value-type="string">
            <text:p>EVALUATE INFORMATION/SOURCES: Evaluate relevancy, accuracy, and completeness of information from multiple source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3-2</text:p>
          </table:table-cell>
          <table:table-cell office:value-type="string">
            <text:p>3-2</text:p>
          </table:table-cell>
          <table:table-cell office:value-type="string">
            <text:p>EVALUATE INFORMATION/SOURCES: Distinguish relevant-irrelevant information (e.g., fact/opinion)</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3-3</text:p>
          </table:table-cell>
          <table:table-cell office:value-type="string">
            <text:p>3-3</text:p>
          </table:table-cell>
          <table:table-cell office:value-type="string">
            <text:p>EVALUATE INFORMATION/SOURCES: Distinguish relevant-irrelevant information (e.g., fact/opinion)</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3-4</text:p>
          </table:table-cell>
          <table:table-cell office:value-type="string">
            <text:p>3-4</text:p>
          </table:table-cell>
          <table:table-cell office:value-type="string">
            <text:p>EVALUATE INFORMATION/SOURCES: Distinguish relevant-irrelevant information (e.g., fact/opinion)</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3-5</text:p>
          </table:table-cell>
          <table:table-cell office:value-type="string">
            <text:p>3-5</text:p>
          </table:table-cell>
          <table:table-cell office:value-type="string">
            <text:p>EVALUATE INFORMATION/SOURCES: Distinguish relevant-irrelevant information (e.g., fact/opin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3-6</text:p>
          </table:table-cell>
          <table:table-cell office:value-type="string">
            <text:p>3-6</text:p>
          </table:table-cell>
          <table:table-cell office:value-type="string">
            <text:p>EVALUATE INFORMATION/SOURCES: Use reasoning, planning, and evidence to gather and select information to support inferences, interpretations, and analys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3-7</text:p>
          </table:table-cell>
          <table:table-cell office:value-type="string">
            <text:p>3-7</text:p>
          </table:table-cell>
          <table:table-cell office:value-type="string">
            <text:p>EVALUATE INFORMATION/SOURCES: Use reasoning, planning, and evidence to gather and select information to support inferences, interpretations, and analys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3-8</text:p>
          </table:table-cell>
          <table:table-cell office:value-type="string">
            <text:p>3-8</text:p>
          </table:table-cell>
          <table:table-cell office:value-type="string">
            <text:p>EVALUATE INFORMATION/SOURCES: Use reasoning, planning, and evidence to gather and select information to support inferences, interpretations, and analyse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3-9</text:p>
          </table:table-cell>
          <table:table-cell office:value-type="string">
            <text:p>3-9</text:p>
          </table:table-cell>
          <table:table-cell office:value-type="string">
            <text:p>EVALUATE INFORMATION/SOURCES: Evaluate relevancy, accuracy, and completeness of information from multiple source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3-KG</text:p>
          </table:table-cell>
          <table:table-cell office:value-type="string">
            <text:p>4-KG</text:p>
          </table:table-cell>
          <table:table-cell office:value-type="string">
            <text:p>EVALUATE INFORMATION/SOURCES: Distinguish relevant-irrelevant information (e.g., fact/opinion)</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4-1</text:p>
          </table:table-cell>
          <table:table-cell office:value-type="string">
            <text:p>4-1</text:p>
          </table:table-cell>
          <table:table-cell office:value-type="string">
            <text:p>USE EVIDENCE: Generate conjectures or opinions and cite evidence to support them based on prior knowledge and evidence collected and analyzed</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4-CR|4-10</text:p>
          </table:table-cell>
          <table:table-cell office:value-type="string">
            <text:p>4-10</text:p>
          </table:table-cell>
          <table:table-cell office:value-type="string">
            <text:p>USE EVIDENCE: Cite evidence to support arguments or conjectures</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4-CR|4-11</text:p>
          </table:table-cell>
          <table:table-cell office:value-type="string">
            <text:p>4-11</text:p>
          </table:table-cell>
          <table:table-cell office:value-type="string">
            <text:p>USE EVIDENCE: Cite evidence to support arguments or conjectures</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4-CR|4-12</text:p>
          </table:table-cell>
          <table:table-cell office:value-type="string">
            <text:p>4-12</text:p>
          </table:table-cell>
          <table:table-cell office:value-type="string">
            <text:p>USE EVIDENCE: Cite evidence to support arguments or conjectur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4-2</text:p>
          </table:table-cell>
          <table:table-cell office:value-type="string">
            <text:p>4-2</text:p>
          </table:table-cell>
          <table:table-cell office:value-type="string">
            <text:p>USE EVIDENCE: Generate conjectures or opinions and cite evidence to support them based on prior knowledge and evidence collected and analyzed</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4-3</text:p>
          </table:table-cell>
          <table:table-cell office:value-type="string">
            <text:p>4-3</text:p>
          </table:table-cell>
          <table:table-cell office:value-type="string">
            <text:p>USE EVIDENCE: Generate conjectures or opinions and cite evidence to support them based on prior knowledge and evidence collected and analyzed</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4-4</text:p>
          </table:table-cell>
          <table:table-cell office:value-type="string">
            <text:p>4-4</text:p>
          </table:table-cell>
          <table:table-cell office:value-type="string">
            <text:p>USE EVIDENCE: Generate conjectures or opinions and cite evidence to support them based on prior knowledge and evidence collected and analyzed</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4-5</text:p>
          </table:table-cell>
          <table:table-cell office:value-type="string">
            <text:p>4-5</text:p>
          </table:table-cell>
          <table:table-cell office:value-type="string">
            <text:p>USE EVIDENCE: Generate conjectures or opinions and cite evidence to support them based on prior knowledge and evidence collected and analyzed</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4-CR|4-6</text:p>
          </table:table-cell>
          <table:table-cell office:value-type="string">
            <text:p>4-6</text:p>
          </table:table-cell>
          <table:table-cell office:value-type="string">
            <text:p>USE EVIDENCE: Cite evidence to support analyses, arguments, or critiques</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4-CR|4-7</text:p>
          </table:table-cell>
          <table:table-cell office:value-type="string">
            <text:p>4-7</text:p>
          </table:table-cell>
          <table:table-cell office:value-type="string">
            <text:p>USE EVIDENCE: Cite evidence to support analyses, arguments, or critiques</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4-CR|4-8</text:p>
          </table:table-cell>
          <table:table-cell office:value-type="string">
            <text:p>4-8</text:p>
          </table:table-cell>
          <table:table-cell office:value-type="string">
            <text:p>USE EVIDENCE: Cite evidence to support analyses, arguments, or critiques</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4-CR|4-9</text:p>
          </table:table-cell>
          <table:table-cell office:value-type="string">
            <text:p>4-9</text:p>
          </table:table-cell>
          <table:table-cell office:value-type="string">
            <text:p>USE EVIDENCE: Cite evidence to support arguments or conjectures</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4-KG</text:p>
          </table:table-cell>
          <table:table-cell office:value-type="string">
            <text:p>4-KG</text:p>
          </table:table-cell>
          <table:table-cell office:value-type="string">
            <text:p>USE EVIDENCE: Generate conjectures or opinions and cite evidence to support them based on prior knowledge and evidence collected and analyzed</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5-1</text:p>
          </table:table-cell>
          <table:table-cell office:value-type="string">
            <text:p>5-1</text:p>
          </table:table-cell>
          <table:table-cell office:value-type="string">
            <text:p>LANGUAGE &amp; VOCABULARY USE: Strategically use language, vocabulary (including academic and domain-specific vocabulary), and syntax appropriate to the purpose and audienc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5-10</text:p>
          </table:table-cell>
          <table:table-cell office:value-type="string">
            <text:p>5-10</text:p>
          </table:table-cell>
          <table:table-cell office:value-type="string">
            <text:p>LANGUAGE &amp; VOCABULARY USE: Strategically use precise language and vocabulary (including academic and domain-specific vocabulary), figurative language, and syntax appropriate to the purpose and audienc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5-11</text:p>
          </table:table-cell>
          <table:table-cell office:value-type="string">
            <text:p>5-11</text:p>
          </table:table-cell>
          <table:table-cell office:value-type="string">
            <text:p>LANGUAGE &amp; VOCABULARY USE: Strategically use precise language and vocabulary (including academic and domain-specific vocabulary), figurative language, and syntax appropriate to the purpose and audienc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5-12</text:p>
          </table:table-cell>
          <table:table-cell office:value-type="string">
            <text:p>5-12</text:p>
          </table:table-cell>
          <table:table-cell office:value-type="string">
            <text:p>LANGUAGE &amp; VOCABULARY USE: Strategically use precise language and vocabulary (including academic and domain-specific vocabulary), figurative language, and syntax appropriate to the purpose and audienc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5-2</text:p>
          </table:table-cell>
          <table:table-cell office:value-type="string">
            <text:p>5-2</text:p>
          </table:table-cell>
          <table:table-cell office:value-type="string">
            <text:p>LANGUAGE &amp; VOCABULARY USE: Strategically use language, vocabulary (including academic and domain-specific vocabulary), and syntax appropriate to the purpose and audienc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5-3</text:p>
          </table:table-cell>
          <table:table-cell office:value-type="string">
            <text:p>5-3</text:p>
          </table:table-cell>
          <table:table-cell office:value-type="string">
            <text:p>LANGUAGE &amp; VOCABULARY USE: Strategically use language, vocabulary (including academic and domain-specific vocabulary), and syntax appropriate to the purpose and audienc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5-4</text:p>
          </table:table-cell>
          <table:table-cell office:value-type="string">
            <text:p>5-4</text:p>
          </table:table-cell>
          <table:table-cell office:value-type="string">
            <text:p>LANGUAGE &amp; VOCABULARY USE: Strategically use language, vocabulary (including academic and domain-specific vocabulary), and syntax appropriate to the purpose and audienc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5-5</text:p>
          </table:table-cell>
          <table:table-cell office:value-type="string">
            <text:p>5-5</text:p>
          </table:table-cell>
          <table:table-cell office:value-type="string">
            <text:p>LANGUAGE &amp; VOCABULARY USE: Strategically use language, vocabulary (including academic and domain-specific vocabulary), and syntax appropriate to the purpose and audienc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5-6</text:p>
          </table:table-cell>
          <table:table-cell office:value-type="string">
            <text:p>5-6</text:p>
          </table:table-cell>
          <table:table-cell office:value-type="string">
            <text:p>LANGUAGE &amp; VOCABULARY USE: Strategically use precise language and vocabulary (including academic and domain-specific vocabulary), figurative language, and syntax appropriate to the purpose and audienc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5-7</text:p>
          </table:table-cell>
          <table:table-cell office:value-type="string">
            <text:p>5-7</text:p>
          </table:table-cell>
          <table:table-cell office:value-type="string">
            <text:p>LANGUAGE &amp; VOCABULARY USE: Strategically use precise language and vocabulary (including academic and domain-specific vocabulary), figurative language, and syntax appropriate to the purpose and audienc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5-8</text:p>
          </table:table-cell>
          <table:table-cell office:value-type="string">
            <text:p>5-8</text:p>
          </table:table-cell>
          <table:table-cell office:value-type="string">
            <text:p>LANGUAGE &amp; VOCABULARY USE: Strategically use precise language and vocabulary (including academic and domain-specific vocabulary), figurative language, and syntax appropriate to the purpose and audienc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5-9</text:p>
          </table:table-cell>
          <table:table-cell office:value-type="string">
            <text:p>5-9</text:p>
          </table:table-cell>
          <table:table-cell office:value-type="string">
            <text:p>LANGUAGE &amp; VOCABULARY USE: Strategically use precise language and vocabulary (including academic and domain-specific vocabulary), figurative language, and syntax appropriate to the purpose and audience</text:p>
          </table:table-cell>
          <table:table-cell/>
          <table:table-cell table:style-name="ce16" table:number-columns-repeated="2"/>
          <table:table-cell table:number-columns-repeated="1017"/>
        </table:table-row>
        <table:table-row table:style-name="ro3">
          <table:table-cell office:value-type="float" office:value="2">
            <text:p>2</text:p>
          </table:table-cell>
          <table:table-cell office:value-type="string">
            <text:p>4-CR|5-KG</text:p>
          </table:table-cell>
          <table:table-cell office:value-type="string">
            <text:p>5-KG</text:p>
          </table:table-cell>
          <table:table-cell office:value-type="string">
            <text:p>LANGUAGE &amp; VOCABULARY USE: Strategically use language, vocabulary (including academic and domain-specific vocabulary), and syntax appropriate to the purpose and audienc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6-1</text:p>
          </table:table-cell>
          <table:table-cell office:value-type="string">
            <text:p>6-1</text:p>
          </table:table-cell>
          <table:table-cell office:value-type="string">
            <text:p>EDIT/CLARIFY: Apply grade-appropriate grammar usage and mechanics to clarify a messag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6-10</text:p>
          </table:table-cell>
          <table:table-cell office:value-type="string">
            <text:p>6-10</text:p>
          </table:table-cell>
          <table:table-cell office:value-type="string">
            <text:p>EDIT/CLARIFY: Apply grade-appropriate grammar usage and mechanics to clarify a message (narrative, informational, and persuasive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6-11</text:p>
          </table:table-cell>
          <table:table-cell office:value-type="string">
            <text:p>6-11</text:p>
          </table:table-cell>
          <table:table-cell office:value-type="string">
            <text:p>EDIT/CLARIFY: Apply grade-appropriate grammar usage and mechanics to clarify a message (narrative, informational, and persuasive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6-12</text:p>
          </table:table-cell>
          <table:table-cell office:value-type="string">
            <text:p>6-12</text:p>
          </table:table-cell>
          <table:table-cell office:value-type="string">
            <text:p>EDIT/CLARIFY: Apply grade-appropriate grammar usage and mechanics to clarify a message (narrative, informational, and persuasive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6-2</text:p>
          </table:table-cell>
          <table:table-cell office:value-type="string">
            <text:p>6-2</text:p>
          </table:table-cell>
          <table:table-cell office:value-type="string">
            <text:p>EDIT/CLARIFY: Apply grade-appropriate grammar usage and mechanics to clarify a messag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6-3</text:p>
          </table:table-cell>
          <table:table-cell office:value-type="string">
            <text:p>6-3</text:p>
          </table:table-cell>
          <table:table-cell office:value-type="string">
            <text:p>EDIT/CLARIFY: Apply grade-appropriate grammar usage and mechanics to clarify a messag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6-4</text:p>
          </table:table-cell>
          <table:table-cell office:value-type="string">
            <text:p>6-4</text:p>
          </table:table-cell>
          <table:table-cell office:value-type="string">
            <text:p>EDIT/CLARIFY: Apply grade-appropriate grammar usage and mechanics to clarify a messag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6-5</text:p>
          </table:table-cell>
          <table:table-cell office:value-type="string">
            <text:p>6-5</text:p>
          </table:table-cell>
          <table:table-cell office:value-type="string">
            <text:p>EDIT/CLARIFY: Apply grade-appropriate grammar usage and mechanics to clarify a messag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6-6</text:p>
          </table:table-cell>
          <table:table-cell office:value-type="string">
            <text:p>6-6</text:p>
          </table:table-cell>
          <table:table-cell office:value-type="string">
            <text:p>EDIT/CLARIFY: Apply grade-appropriate grammar usage and mechanics to clarify a messag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6-7</text:p>
          </table:table-cell>
          <table:table-cell office:value-type="string">
            <text:p>6-7</text:p>
          </table:table-cell>
          <table:table-cell office:value-type="string">
            <text:p>EDIT/CLARIFY: Apply grade-appropriate grammar usage and mechanics to clarify a messag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6-8</text:p>
          </table:table-cell>
          <table:table-cell office:value-type="string">
            <text:p>6-8</text:p>
          </table:table-cell>
          <table:table-cell office:value-type="string">
            <text:p>EDIT/CLARIFY: Apply grade-appropriate grammar usage and mechanics to clarify a messag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6-9</text:p>
          </table:table-cell>
          <table:table-cell office:value-type="string">
            <text:p>6-9</text:p>
          </table:table-cell>
          <table:table-cell office:value-type="string">
            <text:p>EDIT/CLARIFY: Apply grade-appropriate grammar usage and mechanics to clarify a message (narrative, informational, and persuasive text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6-KG</text:p>
          </table:table-cell>
          <table:table-cell office:value-type="string">
            <text:p>6-KG</text:p>
          </table:table-cell>
          <table:table-cell office:value-type="string">
            <text:p>EDIT/CLARIFY: Apply grade-appropriate grammar usage and mechanics to clarify a message</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7-1</text:p>
          </table:table-cell>
          <table:table-cell office:value-type="string">
            <text:p>7-1</text:p>
          </table:table-cell>
          <table:table-cell office:value-type="string">
            <text:p>TECHNOLOGY: Use tools of technology to gather information, make revisions, or to produce texts/presentation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7-10</text:p>
          </table:table-cell>
          <table:table-cell office:value-type="string">
            <text:p>7-10</text:p>
          </table:table-cell>
          <table:table-cell office:value-type="string">
            <text:p>TECHNOLOGY: Use tools of technology to gather information, make revisions, or to produce texts/presentation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7-11</text:p>
          </table:table-cell>
          <table:table-cell office:value-type="string">
            <text:p>7-11</text:p>
          </table:table-cell>
          <table:table-cell office:value-type="string">
            <text:p>TECHNOLOGY: Use tools of technology to gather information, make revisions, or to produce texts/presentation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7-12</text:p>
          </table:table-cell>
          <table:table-cell office:value-type="string">
            <text:p>7-12</text:p>
          </table:table-cell>
          <table:table-cell office:value-type="string">
            <text:p>TECHNOLOGY: Use tools of technology to gather information, make revisions, or to produce texts/presentation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7-2</text:p>
          </table:table-cell>
          <table:table-cell office:value-type="string">
            <text:p>7-2</text:p>
          </table:table-cell>
          <table:table-cell office:value-type="string">
            <text:p>TECHNOLOGY: Use tools of technology to gather information, make revisions, or to produce texts/presentation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7-3</text:p>
          </table:table-cell>
          <table:table-cell office:value-type="string">
            <text:p>7-3</text:p>
          </table:table-cell>
          <table:table-cell office:value-type="string">
            <text:p>TECHNOLOGY: Use tools of technology to gather information, make revisions, or to produce texts/presentation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7-4</text:p>
          </table:table-cell>
          <table:table-cell office:value-type="string">
            <text:p>7-4</text:p>
          </table:table-cell>
          <table:table-cell office:value-type="string">
            <text:p>TECHNOLOGY: Use tools of technology to gather information, make revisions, or to produce texts/presentation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7-5</text:p>
          </table:table-cell>
          <table:table-cell office:value-type="string">
            <text:p>7-5</text:p>
          </table:table-cell>
          <table:table-cell office:value-type="string">
            <text:p>TECHNOLOGY: Use tools of technology to gather information, make revisions, or to produce texts/presentation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7-6</text:p>
          </table:table-cell>
          <table:table-cell office:value-type="string">
            <text:p>7-6</text:p>
          </table:table-cell>
          <table:table-cell office:value-type="string">
            <text:p>TECHNOLOGY: Use tools of technology to gather information, make revisions, or to produce texts/presentation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7-7</text:p>
          </table:table-cell>
          <table:table-cell office:value-type="string">
            <text:p>7-7</text:p>
          </table:table-cell>
          <table:table-cell office:value-type="string">
            <text:p>TECHNOLOGY: Use tools of technology to gather information, make revisions, or to produce texts/presentation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7-8</text:p>
          </table:table-cell>
          <table:table-cell office:value-type="string">
            <text:p>7-8</text:p>
          </table:table-cell>
          <table:table-cell office:value-type="string">
            <text:p>TECHNOLOGY: Use tools of technology to gather information, make revisions, or to produce texts/presentation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7-9</text:p>
          </table:table-cell>
          <table:table-cell office:value-type="string">
            <text:p>7-9</text:p>
          </table:table-cell>
          <table:table-cell office:value-type="string">
            <text:p>TECHNOLOGY: Use tools of technology to gather information, make revisions, or to produce texts/presentations</text:p>
          </table:table-cell>
          <table:table-cell/>
          <table:table-cell table:style-name="ce16" table:number-columns-repeated="2"/>
          <table:table-cell table:number-columns-repeated="1017"/>
        </table:table-row>
        <table:table-row table:style-name="ro4">
          <table:table-cell office:value-type="float" office:value="2">
            <text:p>2</text:p>
          </table:table-cell>
          <table:table-cell office:value-type="string">
            <text:p>4-CR|7-KG</text:p>
          </table:table-cell>
          <table:table-cell office:value-type="string">
            <text:p>7-KG</text:p>
          </table:table-cell>
          <table:table-cell office:value-type="string">
            <text:p>TECHNOLOGY: Use tools of technology to gather information, make revisions, or to produce texts/presentations</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NA|NA-1</text:p>
          </table:table-cell>
          <table:table-cell office:value-type="string">
            <text:p>NA-1</text:p>
          </table:table-cell>
          <table:table-cell office:value-type="string">
            <text:p>Standards not listed within an SBAC claim</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NA|NA-10</text:p>
          </table:table-cell>
          <table:table-cell office:value-type="string">
            <text:p>NA-10</text:p>
          </table:table-cell>
          <table:table-cell office:value-type="string">
            <text:p>Standards not listed within an SBAC claim</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NA|NA-11</text:p>
          </table:table-cell>
          <table:table-cell office:value-type="string">
            <text:p>NA-11</text:p>
          </table:table-cell>
          <table:table-cell office:value-type="string">
            <text:p>Standards not listed within an SBAC claim</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NA|NA-12</text:p>
          </table:table-cell>
          <table:table-cell office:value-type="string">
            <text:p>NA-12</text:p>
          </table:table-cell>
          <table:table-cell office:value-type="string">
            <text:p>Standards not listed within an SBAC claim</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NA|NA-2</text:p>
          </table:table-cell>
          <table:table-cell office:value-type="string">
            <text:p>NA-2</text:p>
          </table:table-cell>
          <table:table-cell office:value-type="string">
            <text:p>Standards not listed within an SBAC claim</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NA|NA-3</text:p>
          </table:table-cell>
          <table:table-cell office:value-type="string">
            <text:p>NA-3</text:p>
          </table:table-cell>
          <table:table-cell office:value-type="string">
            <text:p>Standards not listed within an SBAC claim</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NA|NA-4</text:p>
          </table:table-cell>
          <table:table-cell office:value-type="string">
            <text:p>NA-4</text:p>
          </table:table-cell>
          <table:table-cell office:value-type="string">
            <text:p>Standards not listed within an SBAC claim</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NA|NA-5</text:p>
          </table:table-cell>
          <table:table-cell office:value-type="string">
            <text:p>NA-5</text:p>
          </table:table-cell>
          <table:table-cell office:value-type="string">
            <text:p>Standards not listed within an SBAC claim</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NA|NA-6</text:p>
          </table:table-cell>
          <table:table-cell office:value-type="string">
            <text:p>NA-6</text:p>
          </table:table-cell>
          <table:table-cell office:value-type="string">
            <text:p>Standards not listed within an SBAC claim</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NA|NA-7</text:p>
          </table:table-cell>
          <table:table-cell office:value-type="string">
            <text:p>NA-7</text:p>
          </table:table-cell>
          <table:table-cell office:value-type="string">
            <text:p>Standards not listed within an SBAC claim</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NA|NA-8</text:p>
          </table:table-cell>
          <table:table-cell office:value-type="string">
            <text:p>NA-8</text:p>
          </table:table-cell>
          <table:table-cell office:value-type="string">
            <text:p>Standards not listed within an SBAC claim</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NA|NA-9</text:p>
          </table:table-cell>
          <table:table-cell table:number-columns-repeated="2" office:value-type="string">
            <text:p>NA-9</text:p>
          </table:table-cell>
          <table:table-cell/>
          <table:table-cell table:style-name="ce16" table:number-columns-repeated="2"/>
          <table:table-cell table:number-columns-repeated="1017"/>
        </table:table-row>
        <table:table-row table:style-name="ro2">
          <table:table-cell office:value-type="float" office:value="2">
            <text:p>2</text:p>
          </table:table-cell>
          <table:table-cell office:value-type="string">
            <text:p>NA|NA-KG</text:p>
          </table:table-cell>
          <table:table-cell office:value-type="string">
            <text:p>NA-KG</text:p>
          </table:table-cell>
          <table:table-cell office:value-type="string">
            <text:p>Standards not listed within an SBAC claim</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10|10.L.4a</text:p>
          </table:table-cell>
          <table:table-cell office:value-type="string">
            <text:p>10.L.4a</text:p>
          </table:table-cell>
          <table:table-cell office:value-type="string">
            <text:p>Determine or clarify the meaning of unknown and multiple-meaning words and phrases based on grades 11–12 reading and content, choosing flexibly from a range of strategies. A) Use context (e.g., the overall meaning of a sentence, paragraph, or text; a word’s position or function in a sentence) as a clue to the 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10|10.L.4b</text:p>
          </table:table-cell>
          <table:table-cell office:value-type="string">
            <text:p>10.L.4b</text:p>
          </table:table-cell>
          <table:table-cell office:value-type="string">
            <text:p>Determine or clarify the meaning of unknown and multiple-meaning words and phrases based on grades 11–12 reading and content, choosing flexibly from a range of strategies. B) Identify and correctly use patterns of word changes that indicate different meanings or parts of speech (e.g., conceive, conception, conceivabl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IT|10-10|10.L.4c</text:p>
          </table:table-cell>
          <table:table-cell office:value-type="string">
            <text:p>10.L.4c</text:p>
          </table:table-cell>
          <table:table-cell office:value-type="string">
            <text:p>Determine or clarify the meaning of unknown and multiple-meaning words and phrases based on grades 11–12 reading and content, choosing flexibly from a range of strategies. C) Consult general and specialized reference materials (e.g., dictionaries, glossaries, thesauruses), both print and digital, to find the pronunciation of a word or determine or clarify its precise meaning, its part of speech, its etymology, or its standard usag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10|10.L.4d</text:p>
          </table:table-cell>
          <table:table-cell office:value-type="string">
            <text:p>10.L.4d</text:p>
          </table:table-cell>
          <table:table-cell office:value-type="string">
            <text:p>Determine or clarify the meaning of unknown and multiple-meaning words and phrases based on grades 11–12 reading and content, choosing flexibly from a range of strategies. D) Verify the preliminary determination of the meaning of a word or phrase (e.g., by checking the inferred meaning in context or in a dictionar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0-10|10.L.5b</text:p>
          </table:table-cell>
          <table:table-cell office:value-type="string">
            <text:p>10.L.5b</text:p>
          </table:table-cell>
          <table:table-cell office:value-type="string">
            <text:p>Demonstrate understanding of figurative language, word relationships, and nuances in word meanings. B) Analyze nuances in the meaning of words with similar denotation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10|10.L.6</text:p>
          </table:table-cell>
          <table:table-cell office:value-type="string">
            <text:p>10.L.6</text:p>
          </table:table-cell>
          <table:table-cell office:value-type="string">
            <text:p>Acquire and use accurately general academic and domain-specific words and phrases, sufficient for reading, writing, speaking, and listening at the college and career readiness level; demonstrate independence in gathering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10|10.RI.4</text:p>
          </table:table-cell>
          <table:table-cell office:value-type="string">
            <text:p>10.RI.4</text:p>
          </table:table-cell>
          <table:table-cell office:value-type="string">
            <text:p>Determine the meaning of words and phrases as they are used in a text, including figurative, connotative, and technical meanings; analyze how an author uses and refines the meaning of a key term or terms over the course of a text (e.g., how Madison defines faction in Federalist No. 10).</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11|11-12.L.4a</text:p>
          </table:table-cell>
          <table:table-cell office:value-type="string">
            <text:p>11-12.L.4a</text:p>
          </table:table-cell>
          <table:table-cell office:value-type="string">
            <text:p>Determine or clarify the meaning of unknown and multiple-meaning words and phrases based on grades 11–12 reading and content, choosing flexibly from a range of strategies. A) Use context (e.g., the overall meaning of a sentence, paragraph, or text; a word’s position or function in a sentence) as a clue to the 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11|11-12.L.4b</text:p>
          </table:table-cell>
          <table:table-cell office:value-type="string">
            <text:p>11-12.L.4b</text:p>
          </table:table-cell>
          <table:table-cell office:value-type="string">
            <text:p>Determine or clarify the meaning of unknown and multiple-meaning words and phrases based on grades 11–12 reading and content, choosing flexibly from a range of strategies. B) Identify and correctly use patterns of word changes that indicate different meanings or parts of speech (e.g., conceive, conception, conceivabl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IT|10-11|11-12.L.4c</text:p>
          </table:table-cell>
          <table:table-cell office:value-type="string">
            <text:p>11-12.L.4c</text:p>
          </table:table-cell>
          <table:table-cell office:value-type="string">
            <text:p>Determine or clarify the meaning of unknown and multiple-meaning words and phrases based on grades 11–12 reading and content, choosing flexibly from a range of strategies. C) Consult general and specialized reference materials (e.g., dictionaries, glossaries, thesauruses), both print and digital, to find the pronunciation of a word or determine or clarify its precise meaning, its part of speech, its etymology, or its standard usag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11|11-12.L.4d</text:p>
          </table:table-cell>
          <table:table-cell office:value-type="string">
            <text:p>11-12.L.4d</text:p>
          </table:table-cell>
          <table:table-cell office:value-type="string">
            <text:p>Determine or clarify the meaning of unknown and multiple-meaning words and phrases based on grades 11–12 reading and content, choosing flexibly from a range of strategies. D) Verify the preliminary determination of the meaning of a word or phrase (e.g., by checking the inferred meaning in context or in a dictionar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0-11|11-12.L.5b</text:p>
          </table:table-cell>
          <table:table-cell office:value-type="string">
            <text:p>11-12.L.5b</text:p>
          </table:table-cell>
          <table:table-cell office:value-type="string">
            <text:p>Demonstrate understanding of figurative language, word relationships, and nuances in word meanings. B) Analyze nuances in the meaning of words with similar denotation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11|11-12.L.6</text:p>
          </table:table-cell>
          <table:table-cell office:value-type="string">
            <text:p>11-12.L.6</text:p>
          </table:table-cell>
          <table:table-cell office:value-type="string">
            <text:p>Acquire and use accurately general academic and domain-specific words and phrases, sufficient for reading, writing, speaking, and listening at the college and career readiness level; demonstrate independence in gathering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11|11-12.RH.4</text:p>
          </table:table-cell>
          <table:table-cell office:value-type="string">
            <text:p>11-12.RH.4</text:p>
          </table:table-cell>
          <table:table-cell office:value-type="string">
            <text:p>Determine the meaning of words and phrases as they are used in a text, including analyzing how an author uses and refines the meaning of a key term over the course of a text (e.g., how Madison defines faction in Federalist No. 10).</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11|11-12.RI.4</text:p>
          </table:table-cell>
          <table:table-cell office:value-type="string">
            <text:p>11-12.RI.4</text:p>
          </table:table-cell>
          <table:table-cell office:value-type="string">
            <text:p>Determine the meaning of words and phrases as they are used in a text, including figurative, connotative, and technical meanings; analyze how an author uses and refines the meaning of a key term or terms over the course of a text (e.g., how Madison defines faction in Federalist No. 10).</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0-11|11-12.RST.4</text:p>
          </table:table-cell>
          <table:table-cell office:value-type="string">
            <text:p>11-12.RST.4</text:p>
          </table:table-cell>
          <table:table-cell office:value-type="string">
            <text:p>Determine the meaning of symbols, key terms, and other domain-specific words and phrases as they are used in a specific scientific or technical context relevant to grades 11–12 texts and topic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3|3.L.4a</text:p>
          </table:table-cell>
          <table:table-cell office:value-type="string">
            <text:p>3.L.4a</text:p>
          </table:table-cell>
          <table:table-cell office:value-type="string">
            <text:p>Determine or clarify the meaning of unknown and multiple-meaning word and phrases based on grade 3 reading and content, choosing flexibly from a range of strategies. A) Use sentence-level context as a clue to the meaning of a word or phras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IT|10-3|3.L.4b</text:p>
          </table:table-cell>
          <table:table-cell office:value-type="string">
            <text:p>3.L.4b</text:p>
          </table:table-cell>
          <table:table-cell office:value-type="string">
            <text:p>Determine or clarify the meaning of unknown and multiple-meaning word and phrases based on grade 3 reading and content, choosing flexibly from a range of strategies. B) Determine the meaning of the new word formed when a known affix is added to a known word (e.g., agreeable/disagreeable, comfortable/uncomfortable, care/careless, heat/prehea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3|3.L.4c</text:p>
          </table:table-cell>
          <table:table-cell office:value-type="string">
            <text:p>3.L.4c</text:p>
          </table:table-cell>
          <table:table-cell office:value-type="string">
            <text:p>Determine or clarify the meaning of unknown and multiple-meaning word and phrases based on grade 3 reading and content, choosing flexibly from a range of strategies. C) Use a known root word as a clue to the meaning of an unknown word with the same root (e.g., company, compan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3|3.L.4d</text:p>
          </table:table-cell>
          <table:table-cell office:value-type="string">
            <text:p>3.L.4d</text:p>
          </table:table-cell>
          <table:table-cell office:value-type="string">
            <text:p>Determine or clarify the meaning of unknown and multiple-meaning word and phrases based on grade 3 reading and content, choosing flexibly from a range of strategies. D) Use glossaries or beginning dictionaries, both print and digital, to determine or clarify the precise meaning of key words and phrase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0-3|3.RI.4</text:p>
          </table:table-cell>
          <table:table-cell office:value-type="string">
            <text:p>3.RI.4</text:p>
          </table:table-cell>
          <table:table-cell office:value-type="string">
            <text:p>Determine the meaning of general academic and domain-specific words and phrases in a text relevant to a grade 3 topic or subject area.</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4|4.L.4a</text:p>
          </table:table-cell>
          <table:table-cell office:value-type="string">
            <text:p>4.L.4a</text:p>
          </table:table-cell>
          <table:table-cell office:value-type="string">
            <text:p>Determine or clarify the meaning of unknown and multiple-meaning words and phrases based on grade 4 reading and content, choosing flexibly from a range of strategies. A) Use context (e.g., definitions, examples, or restatements in text) as a clue to the 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4|4.L.4b</text:p>
          </table:table-cell>
          <table:table-cell office:value-type="string">
            <text:p>4.L.4b</text:p>
          </table:table-cell>
          <table:table-cell office:value-type="string">
            <text:p>Determine or clarify the meaning of unknown and multiple-meaning words and phrases based on grade 4 reading and content, choosing flexibly from a range of strategies. B) Use common, grade-appropriate Greek and Latin affixes and roots as clues to the <text:s/>meaning of a word (e.g., telegraph, photograph, autograph).</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IT|10-4|4.L.4c</text:p>
          </table:table-cell>
          <table:table-cell office:value-type="string">
            <text:p>4.L.4c</text:p>
          </table:table-cell>
          <table:table-cell office:value-type="string">
            <text:p>Determine or clarify the meaning of unknown and multiple-meaning words and phrases based on grade 4 reading and content, choosing flexibly from a range of strategies. C) Consult reference materials (e.g., dictionaries, glossaries, thesauruses), both print and digital, to find the pronunciation and determine or clarify the precise meaning of key words and phras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4|4.L.5c</text:p>
          </table:table-cell>
          <table:table-cell office:value-type="string">
            <text:p>4.L.5c</text:p>
          </table:table-cell>
          <table:table-cell office:value-type="string">
            <text:p>Demonstrate understanding of figurative language, word relationships, and nuances in word meanings. C) Demonstrate understanding of words by relating them to their opposites (antonyms) and to words with similar but not identical meanings (synonym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4|4.L.6</text:p>
          </table:table-cell>
          <table:table-cell office:value-type="string">
            <text:p>4.L.6</text:p>
          </table:table-cell>
          <table:table-cell office:value-type="string">
            <text:p>Acquire and use accurately grade-appropriate general academic and domain-specific words and phrases, including those that signal precise actions, emotions, or states of being (e.g., quizzed, whined, stammered) and that are basic to a particular topic (e.g., wildlife, conservation, and endangered when discussing animal preserv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0-4|4.RI.4</text:p>
          </table:table-cell>
          <table:table-cell office:value-type="string">
            <text:p>4.RI.4</text:p>
          </table:table-cell>
          <table:table-cell office:value-type="string">
            <text:p>Determine the meaning of general academic and domain-specific words or phrases in a text relevant to a grade 4 topic or subject area.</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5|5.L.4a</text:p>
          </table:table-cell>
          <table:table-cell office:value-type="string">
            <text:p>5.L.4a</text:p>
          </table:table-cell>
          <table:table-cell office:value-type="string">
            <text:p>Determine or clarify the meaning of unknown and multiple-meaning words and phrases based on grade 5 reading and content, choosing flexibly from a range of strategies. A) Use context (e.g., cause/effect relationships and comparisons in text) as a clue to the 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5|5.L.4b</text:p>
          </table:table-cell>
          <table:table-cell office:value-type="string">
            <text:p>5.L.4b</text:p>
          </table:table-cell>
          <table:table-cell office:value-type="string">
            <text:p>Determine or clarify the meaning of unknown and multiple-meaning words and phrases based on grade 5 reading and content, choosing flexibly from a range of strategies. B) Use common, grade-appropriate Greek and Latin affixes and roots as clues to the meaning of a word (e.g., photograph, photosynthesi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IT|10-5|5.L.4c</text:p>
          </table:table-cell>
          <table:table-cell office:value-type="string">
            <text:p>5.L.4c</text:p>
          </table:table-cell>
          <table:table-cell office:value-type="string">
            <text:p>Determine or clarify the meaning of unknown and multiple-meaning words and phrases based on grade 5 reading and content, choosing flexibly from a range of strategies. C) Consult reference materials (e.g., dictionaries, glossaries, thesauruses), both print and digital, to find the pronunciation and determine or clarify the precise meaning of key words and phras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5|5.L.5c</text:p>
          </table:table-cell>
          <table:table-cell office:value-type="string">
            <text:p>5.L.5c</text:p>
          </table:table-cell>
          <table:table-cell office:value-type="string">
            <text:p>Demonstrate understanding of figurative language, word relationships, and nuances in word meanings. C) Use the relationship between particular words (e.g., synonyms, antonyms, homographs) to better understand each of the word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5|5.L.6</text:p>
          </table:table-cell>
          <table:table-cell office:value-type="string">
            <text:p>5.L.6</text:p>
          </table:table-cell>
          <table:table-cell office:value-type="string">
            <text:p>Acquire and use accurately grade-appropriate general academic and domain-specific words and phrases, including those that signal contrast, addition, and other logical relationships (e.g., however, although, nevertheless, similarly, moreover, in addi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0-5|5.RI.4</text:p>
          </table:table-cell>
          <table:table-cell office:value-type="string">
            <text:p>5.RI.4</text:p>
          </table:table-cell>
          <table:table-cell office:value-type="string">
            <text:p>Determine the meaning of general academic and domain-specific words and phrases in a text relevant to a grade 5 topic or subject area.</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0-6|6-8.RH.4</text:p>
          </table:table-cell>
          <table:table-cell office:value-type="string">
            <text:p>6-8.RH.4</text:p>
          </table:table-cell>
          <table:table-cell office:value-type="string">
            <text:p>Determine the meaning of words and phrases as they are used in a text, including vocabulary specific to domains related to history/social studi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0-6|6-8.RST.4</text:p>
          </table:table-cell>
          <table:table-cell office:value-type="string">
            <text:p>6-8.RST.4</text:p>
          </table:table-cell>
          <table:table-cell office:value-type="string">
            <text:p>Determine the meaning of symbols, key terms, and other domain-specific words and phrases as they are used in a specific scientific or technical context relevant to grades 6–8 texts and topic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6|6.L.4a</text:p>
          </table:table-cell>
          <table:table-cell office:value-type="string">
            <text:p>6.L.4a</text:p>
          </table:table-cell>
          <table:table-cell office:value-type="string">
            <text:p>Determine or clarify the meaning of unknown and multiple-meaning words and phrases based on grade 6 reading and content, choosing flexibly from a range of strategies. A) Use context (e.g., the overall meaning of a sentence or paragraph; a word’s position or function in a sentence) as a clue to the 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6|6.L.4b</text:p>
          </table:table-cell>
          <table:table-cell office:value-type="string">
            <text:p>6.L.4b</text:p>
          </table:table-cell>
          <table:table-cell office:value-type="string">
            <text:p>Determine or clarify the meaning of unknown and multiple-meaning words and phrases based on grade 6 reading and content, choosing flexibly from a range of strategies. B) Use common, grade-appropriate Greek or Latin affixes and roots as clues to the meaning of a word (e.g., audience, auditory, audibl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IT|10-6|6.L.4c</text:p>
          </table:table-cell>
          <table:table-cell office:value-type="string">
            <text:p>6.L.4c</text:p>
          </table:table-cell>
          <table:table-cell office:value-type="string">
            <text:p>Determine or clarify the meaning of unknown and multiple-meaning words and phrases based on grade 6 reading and content, choosing flexibly from a range of strategies. C) Consult reference materials (e.g., dictionaries, glossaries, thesauruses), both print and digital, to find the pronunciation of a word or determine or clarify its precise meaning or its part of speech.</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6|6.L.4d</text:p>
          </table:table-cell>
          <table:table-cell office:value-type="string">
            <text:p>6.L.4d</text:p>
          </table:table-cell>
          <table:table-cell office:value-type="string">
            <text:p>Determine or clarify the meaning of unknown and multiple-meaning words and phrases based on grade 6 reading and content, choosing flexibly from a range of strategies. D) Verify the preliminary determination of the meaning of a word or phrase (e.g., by checking the inferred meaning in context or in a dictionar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6|6.L.5b</text:p>
          </table:table-cell>
          <table:table-cell office:value-type="string">
            <text:p>6.L.5b</text:p>
          </table:table-cell>
          <table:table-cell office:value-type="string">
            <text:p>Demonstrate understanding of figurative language, word relationships, and nuances in word meanings. B) Use the relationship between particular words (e.g., cause/effect, part/whole, item/category) to better understand each of the word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6|6.L.5c</text:p>
          </table:table-cell>
          <table:table-cell office:value-type="string">
            <text:p>6.L.5c</text:p>
          </table:table-cell>
          <table:table-cell office:value-type="string">
            <text:p>Demonstrate understanding of figurative language, word relationships, and nuances in word meanings. C) Distinguish among the connotations (associations) of words with similar denotations (definitions) (e.g., stingy, scrimping, economical, unwasteful, thrifty).</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0-6|6.RI.4</text:p>
          </table:table-cell>
          <table:table-cell office:value-type="string">
            <text:p>6.RI.4</text:p>
          </table:table-cell>
          <table:table-cell office:value-type="string">
            <text:p>Determine the meaning of words and phrases as they are used in a text, including figurative, connotative, and technical meaning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0-7|6-8.RH.4</text:p>
          </table:table-cell>
          <table:table-cell office:value-type="string">
            <text:p>6-8.RH.4</text:p>
          </table:table-cell>
          <table:table-cell office:value-type="string">
            <text:p>Determine the meaning of words and phrases as they are used in a text, including vocabulary specific to domains related to history/social studi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0-7|6-8.RST.4</text:p>
          </table:table-cell>
          <table:table-cell office:value-type="string">
            <text:p>6-8.RST.4</text:p>
          </table:table-cell>
          <table:table-cell office:value-type="string">
            <text:p>Determine the meaning of symbols, key terms, and other domain-specific words and phrases as they are used in a specific scientific or technical context relevant to grades 6–8 texts and topic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7|7.L.4a</text:p>
          </table:table-cell>
          <table:table-cell office:value-type="string">
            <text:p>7.L.4a</text:p>
          </table:table-cell>
          <table:table-cell office:value-type="string">
            <text:p>Determine or clarify the meaning of unknown and multiple-meaning words and phrases based on grade 7 reading and content, choosing flexibly from a range of strategies. A) Use context (e.g., the overall meaning of a sentence or paragraph; a word’s position or function in a sentence) as a clue to the 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7|7.L.4b</text:p>
          </table:table-cell>
          <table:table-cell office:value-type="string">
            <text:p>7.L.4b</text:p>
          </table:table-cell>
          <table:table-cell office:value-type="string">
            <text:p>Determine or clarify the meaning of unknown and multiple-meaning words and phrases based on grade 7 reading and content, choosing flexibly from a range of strategies. B) Use common, grade-appropriate Greek or Latin affixes and roots as clues to the meaning of a word (e.g., belligerent, bellicose, rebel).</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IT|10-7|7.L.4c</text:p>
          </table:table-cell>
          <table:table-cell office:value-type="string">
            <text:p>7.L.4c</text:p>
          </table:table-cell>
          <table:table-cell office:value-type="string">
            <text:p>Determine or clarify the meaning of unknown and multiple-meaning words and phrases based on grade 7 reading and content, choosing flexibly from a range of strategies. C) Consult general and specialized reference materials (e.g., dictionaries, glossaries, thesauruses), both print and digital, to find the pronunciation of a word or determine or clarify its precise meaning or its part of speech.</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7|7.L.4d</text:p>
          </table:table-cell>
          <table:table-cell office:value-type="string">
            <text:p>7.L.4d</text:p>
          </table:table-cell>
          <table:table-cell office:value-type="string">
            <text:p>Determine or clarify the meaning of unknown and multiple-meaning words and phrases based on grade 7 reading and content, choosing flexibly from a range of strategies. D) Verify the preliminary determination of the meaning of a word or phrase (e.g., by checking the inferred meaning in context or in a dictionar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7|7.L.5b</text:p>
          </table:table-cell>
          <table:table-cell office:value-type="string">
            <text:p>7.L.5b</text:p>
          </table:table-cell>
          <table:table-cell office:value-type="string">
            <text:p>Demonstrate understanding of figurative language, word relationships, and nuances in word meanings. B) Use the relationship between particular words (e.g., synonym/antonym, analogy) to better understand each of the word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7|7.L.5c</text:p>
          </table:table-cell>
          <table:table-cell office:value-type="string">
            <text:p>7.L.5c</text:p>
          </table:table-cell>
          <table:table-cell office:value-type="string">
            <text:p>Demonstrate understanding of figurative language, word relationships, and nuances in word meanings. C) Distinguish among the connotations (associations) of words with similar denotations (definitions) (e.g., refined, respectful, polite, diplomatic, condescending).</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0-7|7.L.6</text:p>
          </table:table-cell>
          <table:table-cell office:value-type="string">
            <text:p>7.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0-7|7.RI.4</text:p>
          </table:table-cell>
          <table:table-cell office:value-type="string">
            <text:p>7.RI.4</text:p>
          </table:table-cell>
          <table:table-cell office:value-type="string">
            <text:p>Determine the meaning of words and phrases as they are used in a text, including figurative, connotative, and technical meanings; analyze the impact of a specific word choice on meaning and tone.</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0-8|6-8.RH.4</text:p>
          </table:table-cell>
          <table:table-cell office:value-type="string">
            <text:p>6-8.RH.4</text:p>
          </table:table-cell>
          <table:table-cell office:value-type="string">
            <text:p>Determine the meaning of words and phrases as they are used in a text, including vocabulary specific to domains related to history/social studi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0-8|6-8.RST.4</text:p>
          </table:table-cell>
          <table:table-cell office:value-type="string">
            <text:p>6-8.RST.4</text:p>
          </table:table-cell>
          <table:table-cell office:value-type="string">
            <text:p>Determine the meaning of symbols, key terms, and other domain-specific words and phrases as they are used in a specific scientific or technical context relevant to grades 6–8 texts and topic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8|8.L.4a</text:p>
          </table:table-cell>
          <table:table-cell office:value-type="string">
            <text:p>8.L.4a</text:p>
          </table:table-cell>
          <table:table-cell office:value-type="string">
            <text:p>Determine or clarify the meaning of unknown and multiple-meaning words or phrases based on grade 8 reading and content, choosing flexibly from a range of strategies. A) Use context (e.g., the overall meaning of a sentence or paragraph; a word’s position or function in a sentence) as a clue to the <text:s/>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8|8.L.4b</text:p>
          </table:table-cell>
          <table:table-cell office:value-type="string">
            <text:p>8.L.4b</text:p>
          </table:table-cell>
          <table:table-cell office:value-type="string">
            <text:p>Determine or clarify the meaning of unknown and multiple-meaning words or phrases based on grade 8 reading and content, choosing flexibly from a range of strategies. B) Use common, grade-appropriate Greek or Latin affixes and roots as clues to the meaning of a word (e.g., precede, recede, seced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IT|10-8|8.L.4c</text:p>
          </table:table-cell>
          <table:table-cell office:value-type="string">
            <text:p>8.L.4c</text:p>
          </table:table-cell>
          <table:table-cell office:value-type="string">
            <text:p>Determine or clarify the meaning of unknown and multiple-meaning words or phrases based on grade 8 reading and content, choosing flexibly from a range of strategies. C) Consult general and specialized reference materials (e.g., dictionaries, glossaries, thesauruses), both print and digital, to find the pronunciation of a word or determine or clarify its precise meaning or its part of speech.</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8|8.L.4d</text:p>
          </table:table-cell>
          <table:table-cell office:value-type="string">
            <text:p>8.L.4d</text:p>
          </table:table-cell>
          <table:table-cell office:value-type="string">
            <text:p>Determine or clarify the meaning of unknown and multiple-meaning words or phrases based on grade 8 reading and content, choosing flexibly from a range of strategies. D) Verify the preliminary determination of the meaning of a word or phrase (e.g., by checking the inferred meaning in context or in a dictionar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0-8|8.L.5b</text:p>
          </table:table-cell>
          <table:table-cell office:value-type="string">
            <text:p>8.L.5b</text:p>
          </table:table-cell>
          <table:table-cell office:value-type="string">
            <text:p>Demonstrate understanding of figurative language, word relationships, and nuances in word meanings. B) Use the relationship between particular words to better understand each of the word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8|8.L.5c</text:p>
          </table:table-cell>
          <table:table-cell office:value-type="string">
            <text:p>8.L.5c</text:p>
          </table:table-cell>
          <table:table-cell office:value-type="string">
            <text:p>Demonstrate understanding of figurative language, word relationships, and nuances in word meanings. C) Distinguish among the connotations (associations) of words with similar denotations (definitions) (e.g., bullheaded, willful, firm, persistent, resolut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0-8|8.L.6</text:p>
          </table:table-cell>
          <table:table-cell office:value-type="string">
            <text:p>8.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8|8.RI.4</text:p>
          </table:table-cell>
          <table:table-cell office:value-type="string">
            <text:p>8.RI.4</text:p>
          </table:table-cell>
          <table:table-cell office:value-type="string">
            <text:p>Determine the meaning of words and phrases as they are used in a text, including figurative, connotative, and technical meanings; analyze the impact of specific word choices on meaning and tone, including analogies or allusions to other tex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9|9.L.4a</text:p>
          </table:table-cell>
          <table:table-cell office:value-type="string">
            <text:p>9.L.4a</text:p>
          </table:table-cell>
          <table:table-cell office:value-type="string">
            <text:p>Determine or clarify the meaning of unknown and multiple-meaning words or phrases based on grade 8 reading and content, choosing flexibly from a range of strategies. A) Use context (e.g., the overall meaning of a sentence or paragraph; a word’s position or function in a sentence) as a clue to the <text:s/>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9|9.L.4b</text:p>
          </table:table-cell>
          <table:table-cell office:value-type="string">
            <text:p>9.L.4b</text:p>
          </table:table-cell>
          <table:table-cell office:value-type="string">
            <text:p>Determine or clarify the meaning of unknown and multiple-meaning words or phrases based on grade 8 reading and content, choosing flexibly from a range of strategies. B) Use common, grade-appropriate Greek or Latin affixes and roots as clues to the meaning of a word (e.g., precede, recede, seced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IT|10-9|9.L.4c</text:p>
          </table:table-cell>
          <table:table-cell office:value-type="string">
            <text:p>9.L.4c</text:p>
          </table:table-cell>
          <table:table-cell office:value-type="string">
            <text:p>Determine or clarify the meaning of unknown and multiple-meaning words or phrases based on grade 8 reading and content, choosing flexibly from a range of strategies. C) Consult general and specialized reference materials (e.g., dictionaries, glossaries, thesauruses), both print and digital, to find the pronunciation of a word or determine or clarify its precise meaning or its part of speech.</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0-9|9.L.4d</text:p>
          </table:table-cell>
          <table:table-cell office:value-type="string">
            <text:p>9.L.4d</text:p>
          </table:table-cell>
          <table:table-cell office:value-type="string">
            <text:p>Determine or clarify the meaning of unknown and multiple-meaning words or phrases based on grade 8 reading and content, choosing flexibly from a range of strategies. D) Verify the preliminary determination of the meaning of a word or phrase (e.g., by checking the inferred meaning in context or in a dictionar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0-9|9.L.5b</text:p>
          </table:table-cell>
          <table:table-cell office:value-type="string">
            <text:p>9.L.5b</text:p>
          </table:table-cell>
          <table:table-cell office:value-type="string">
            <text:p>Demonstrate understanding of figurative language, word relationships, and nuances in word meanings. B) Use the relationship between particular words to better understand each of the word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9|9.L.5c</text:p>
          </table:table-cell>
          <table:table-cell office:value-type="string">
            <text:p>9.L.5c</text:p>
          </table:table-cell>
          <table:table-cell office:value-type="string">
            <text:p>Demonstrate understanding of figurative language, word relationships, and nuances in word meanings. C) Distinguish among the connotations (associations) of words with similar denotations (definitions) (e.g., bullheaded, willful, firm, persistent, resolut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0-9|9.L.6</text:p>
          </table:table-cell>
          <table:table-cell office:value-type="string">
            <text:p>9.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0-9|9.RI.4</text:p>
          </table:table-cell>
          <table:table-cell office:value-type="string">
            <text:p>9.RI.4</text:p>
          </table:table-cell>
          <table:table-cell office:value-type="string">
            <text:p>Determine the meaning of words and phrases as they are used in a text, including figurative, connotative, and technical meanings; analyze the impact of specific word choices on meaning and tone, including analogies or allusions to other text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10|10.RI.6</text:p>
          </table:table-cell>
          <table:table-cell office:value-type="string">
            <text:p>10.RI.6</text:p>
          </table:table-cell>
          <table:table-cell office:value-type="string">
            <text:p>Determine an author’s point of view or purpose in a text in which the rhetoric is particularly effective, analyzing how style and content contribute to the power, persuasiveness, or beauty of the tex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1-10|10.RI.8</text:p>
          </table:table-cell>
          <table:table-cell office:value-type="string">
            <text:p>10.RI.8</text:p>
          </table:table-cell>
          <table:table-cell office:value-type="string">
            <text:p>Delineate and evaluate the reasoning in seminal U.S. texts, including the application of constitutional principles and use of legal reasoning (e.g., in U.S. Supreme Court majority opinions and dissents) and the premises, purposes, and arguments in works of public advocacy (e.g., The Federalist, presidential addresse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1-11|11-12.RH.6</text:p>
          </table:table-cell>
          <table:table-cell office:value-type="string">
            <text:p>11-12.RH.6</text:p>
          </table:table-cell>
          <table:table-cell office:value-type="string">
            <text:p>Evaluate authors’ differing points of view on the same historical event or issue by assessing the authors’ claims, reasoning, and evidence.</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1-11|11-12.RH.8</text:p>
          </table:table-cell>
          <table:table-cell office:value-type="string">
            <text:p>11-12.RH.8</text:p>
          </table:table-cell>
          <table:table-cell office:value-type="string">
            <text:p>Evaluate an author’s premises, claims, and evidence by corroborating or challenging them with other inform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11|11-12.RI.6</text:p>
          </table:table-cell>
          <table:table-cell office:value-type="string">
            <text:p>11-12.RI.6</text:p>
          </table:table-cell>
          <table:table-cell office:value-type="string">
            <text:p>Determine an author’s point of view or purpose in a text in which the rhetoric is particularly effective, analyzing how style and content contribute to the power, persuasiveness, or beauty of the tex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1-11|11-12.RI.8</text:p>
          </table:table-cell>
          <table:table-cell office:value-type="string">
            <text:p>11-12.RI.8</text:p>
          </table:table-cell>
          <table:table-cell office:value-type="string">
            <text:p>Delineate and evaluate the reasoning in seminal U.S. texts, including the application of constitutional principles and use of legal reasoning (e.g., in U.S. Supreme Court majority opinions and dissents) and the premises, purposes, and arguments in works of public advocacy (e.g., The Federalist, presidential address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11|11-12.RST.6</text:p>
          </table:table-cell>
          <table:table-cell office:value-type="string">
            <text:p>11-12.RST.6</text:p>
          </table:table-cell>
          <table:table-cell office:value-type="string">
            <text:p>Analyze the author’s purpose in providing an explanation, describing a procedure, or discussing an experiment in a text, identifying important issues that remain unresolv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11|11-12.RST.8</text:p>
          </table:table-cell>
          <table:table-cell office:value-type="string">
            <text:p>11-12.RST.8</text:p>
          </table:table-cell>
          <table:table-cell office:value-type="string">
            <text:p>Evaluate the hypotheses, data, analysis, and conclusions in a science or technical text, verifying the data when possible and corroborating or challenging conclusions with other sources of information.</text:p>
          </table:table-cell>
          <table:table-cell/>
          <table:table-cell table:style-name="ce16" table:number-columns-repeated="2"/>
          <table:table-cell table:number-columns-repeated="1017"/>
        </table:table-row>
        <table:table-row table:style-name="ro2">
          <table:table-cell office:value-type="float" office:value="3">
            <text:p>3</text:p>
          </table:table-cell>
          <table:table-cell office:value-type="string">
            <text:p>1-IT|11-3|3.RI.6</text:p>
          </table:table-cell>
          <table:table-cell office:value-type="string">
            <text:p>3.RI.6</text:p>
          </table:table-cell>
          <table:table-cell office:value-type="string">
            <text:p>Distinguish their own point of view from that of the author of a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3|3.RI.8</text:p>
          </table:table-cell>
          <table:table-cell office:value-type="string">
            <text:p>3.RI.8</text:p>
          </table:table-cell>
          <table:table-cell office:value-type="string">
            <text:p>Describe the logical connection between particular sentences and paragraphs in a text (e.g., comparison, cause/effect, first/second/third in a sequence).</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1-3|3.RI.9</text:p>
          </table:table-cell>
          <table:table-cell office:value-type="string">
            <text:p>3.RI.9</text:p>
          </table:table-cell>
          <table:table-cell office:value-type="string">
            <text:p>Compare and contrast the most important points and key details presented in two texts on the sam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4|4.RI.3</text:p>
          </table:table-cell>
          <table:table-cell office:value-type="string">
            <text:p>4.RI.3</text:p>
          </table:table-cell>
          <table:table-cell office:value-type="string">
            <text:p>Explain events, procedures, ideas, or concepts in a historical, scientific, or technical text, including what happened and why, based on specific information in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4|4.RI.6</text:p>
          </table:table-cell>
          <table:table-cell office:value-type="string">
            <text:p>4.RI.6</text:p>
          </table:table-cell>
          <table:table-cell office:value-type="string">
            <text:p>Compare and contrast a firsthand and secondhand account of the same event or topic; describe the differences in focus and the information provided.</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1-4|4.RI.8</text:p>
          </table:table-cell>
          <table:table-cell office:value-type="string">
            <text:p>4.RI.8</text:p>
          </table:table-cell>
          <table:table-cell office:value-type="string">
            <text:p>Explain how an author uses reasons and evidence to support particular points in a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1-4|4.RI.9</text:p>
          </table:table-cell>
          <table:table-cell office:value-type="string">
            <text:p>4.RI.9</text:p>
          </table:table-cell>
          <table:table-cell office:value-type="string">
            <text:p>Integrate information from two texts on the same topic in order to write or speak about the subject knowledgeab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5|5.RI.3</text:p>
          </table:table-cell>
          <table:table-cell office:value-type="string">
            <text:p>5.RI.3</text:p>
          </table:table-cell>
          <table:table-cell office:value-type="string">
            <text:p>Explain the relationships or interactions between two or more individuals, events, ideas, or concepts in a historical, scientific, or technical text based on specific information in the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1-5|5.RI.6</text:p>
          </table:table-cell>
          <table:table-cell office:value-type="string">
            <text:p>5.RI.6</text:p>
          </table:table-cell>
          <table:table-cell office:value-type="string">
            <text:p>Analyze multiple accounts of the same event or topic, noting important similarities and differences in the point of view they represen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5|5.RI.8</text:p>
          </table:table-cell>
          <table:table-cell office:value-type="string">
            <text:p>5.RI.8</text:p>
          </table:table-cell>
          <table:table-cell office:value-type="string">
            <text:p>Explain how an author uses reasons and evidence to support particular points in a text, identifying which reasons and evidence support which poin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1-5|5.RI.9</text:p>
          </table:table-cell>
          <table:table-cell office:value-type="string">
            <text:p>5.RI.9</text:p>
          </table:table-cell>
          <table:table-cell office:value-type="string">
            <text:p>Integrate information from several texts on the same topic in order to write or speak about the subject knowledgeably.</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1-6|6-8.RH.6</text:p>
          </table:table-cell>
          <table:table-cell office:value-type="string">
            <text:p>6-8.RH.6</text:p>
          </table:table-cell>
          <table:table-cell office:value-type="string">
            <text:p>Identify aspects of a text that reveal an author’s point of view or purpose (e.g., loaded language, inclusion or avoidance of particular facts).</text:p>
          </table:table-cell>
          <table:table-cell/>
          <table:table-cell table:style-name="ce16" table:number-columns-repeated="2"/>
          <table:table-cell table:number-columns-repeated="1017"/>
        </table:table-row>
        <table:table-row table:style-name="ro2">
          <table:table-cell office:value-type="float" office:value="3">
            <text:p>3</text:p>
          </table:table-cell>
          <table:table-cell office:value-type="string">
            <text:p>1-IT|11-6|6-8.RH.8</text:p>
          </table:table-cell>
          <table:table-cell office:value-type="string">
            <text:p>6-8.RH.8</text:p>
          </table:table-cell>
          <table:table-cell office:value-type="string">
            <text:p>Distinguish among fact, opinion, and reasoned judgment in a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1-6|6-8.RST.6</text:p>
          </table:table-cell>
          <table:table-cell office:value-type="string">
            <text:p>6-8.RST.6</text:p>
          </table:table-cell>
          <table:table-cell office:value-type="string">
            <text:p>Analyze the author’s purpose in providing an explanation, describing a procedure, or discussing an experiment in a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1-6|6-8.RST.8</text:p>
          </table:table-cell>
          <table:table-cell office:value-type="string">
            <text:p>6-8.RST.8</text:p>
          </table:table-cell>
          <table:table-cell office:value-type="string">
            <text:p>Distinguish among facts, reasoned judgment based on research findings, and speculation in a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1-6|6.RI.3</text:p>
          </table:table-cell>
          <table:table-cell office:value-type="string">
            <text:p>6.RI.3</text:p>
          </table:table-cell>
          <table:table-cell office:value-type="string">
            <text:p>Analyze in detail how a key individual, event, or idea is introduced, illustrated, and elaborated in a text (e.g., through examples or anecdote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1-6|6.RI.6</text:p>
          </table:table-cell>
          <table:table-cell office:value-type="string">
            <text:p>6.RI.6</text:p>
          </table:table-cell>
          <table:table-cell office:value-type="string">
            <text:p>Determine an author’s point of view or purpose in a text and explain how it is conveyed in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6|6.RI.8</text:p>
          </table:table-cell>
          <table:table-cell office:value-type="string">
            <text:p>6.RI.8</text:p>
          </table:table-cell>
          <table:table-cell office:value-type="string">
            <text:p>Trace and evaluate the argument and specific claims in a text, distinguishing claims that are supported by reasons and evidence from claims that are not.</text:p>
          </table:table-cell>
          <table:table-cell/>
          <table:table-cell table:style-name="ce16" table:number-columns-repeated="2"/>
          <table:table-cell table:number-columns-repeated="1017"/>
        </table:table-row>
        <table:table-row table:style-name="ro2">
          <table:table-cell office:value-type="float" office:value="3">
            <text:p>3</text:p>
          </table:table-cell>
          <table:table-cell office:value-type="string">
            <text:p>1-IT|11-7|6-8.RH.8</text:p>
          </table:table-cell>
          <table:table-cell office:value-type="string">
            <text:p>6-8.RH.8</text:p>
          </table:table-cell>
          <table:table-cell office:value-type="string">
            <text:p>Distinguish among fact, opinion, and reasoned judgment in a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1-7|6-8.RST.8</text:p>
          </table:table-cell>
          <table:table-cell office:value-type="string">
            <text:p>6-8.RST.8</text:p>
          </table:table-cell>
          <table:table-cell office:value-type="string">
            <text:p>Distinguish among facts, reasoned judgment based on research findings, and speculation in a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7|7.RI.2</text:p>
          </table:table-cell>
          <table:table-cell office:value-type="string">
            <text:p>7.RI.2</text:p>
          </table:table-cell>
          <table:table-cell office:value-type="string">
            <text:p>Determine two or more central ideas in a text and analyze their development over the course of the text; provide an objective summary of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7|7.RI.3</text:p>
          </table:table-cell>
          <table:table-cell office:value-type="string">
            <text:p>7.RI.3</text:p>
          </table:table-cell>
          <table:table-cell office:value-type="string">
            <text:p>Analyze the interactions between individuals, events, and ideas in a text (e.g., how ideas influence individuals or events, or how individuals influence ideas or event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7|7.RI.8</text:p>
          </table:table-cell>
          <table:table-cell office:value-type="string">
            <text:p>7.RI.8</text:p>
          </table:table-cell>
          <table:table-cell office:value-type="string">
            <text:p>Trace and evaluate the argument and specific claims in a text, assessing whether the reasoning is sound and the evidence is relevant and sufficient to support the claim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1-8|6-8.RH.6</text:p>
          </table:table-cell>
          <table:table-cell office:value-type="string">
            <text:p>6-8.RH.6</text:p>
          </table:table-cell>
          <table:table-cell office:value-type="string">
            <text:p>Identify aspects of a text that reveal an author’s point of view or purpose (e.g., loaded language, inclusion or avoidance of particular facts).</text:p>
          </table:table-cell>
          <table:table-cell/>
          <table:table-cell table:style-name="ce16" table:number-columns-repeated="2"/>
          <table:table-cell table:number-columns-repeated="1017"/>
        </table:table-row>
        <table:table-row table:style-name="ro2">
          <table:table-cell office:value-type="float" office:value="3">
            <text:p>3</text:p>
          </table:table-cell>
          <table:table-cell office:value-type="string">
            <text:p>1-IT|11-8|6-8.RH.8</text:p>
          </table:table-cell>
          <table:table-cell office:value-type="string">
            <text:p>6-8.RH.8</text:p>
          </table:table-cell>
          <table:table-cell office:value-type="string">
            <text:p>Distinguish among fact, opinion, and reasoned judgment in a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1-8|6-8.RST.6</text:p>
          </table:table-cell>
          <table:table-cell office:value-type="string">
            <text:p>6-8.RST.6</text:p>
          </table:table-cell>
          <table:table-cell office:value-type="string">
            <text:p>Analyze the author’s purpose in providing an explanation, describing a procedure, or discussing an experiment in a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1-8|6-8.RST.8</text:p>
          </table:table-cell>
          <table:table-cell office:value-type="string">
            <text:p>6-8.RST.8</text:p>
          </table:table-cell>
          <table:table-cell office:value-type="string">
            <text:p>Distinguish among facts, reasoned judgment based on research findings, and speculation in a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8|8.RI.6</text:p>
          </table:table-cell>
          <table:table-cell office:value-type="string">
            <text:p>8.RI.6</text:p>
          </table:table-cell>
          <table:table-cell office:value-type="string">
            <text:p>Analyze how differences in the points of view of the characters and the audience or reader (e.g., created through the use of dramatic irony) create such effects as suspense or humor.</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8|8.RI.8</text:p>
          </table:table-cell>
          <table:table-cell office:value-type="string">
            <text:p>8.RI.8</text:p>
          </table:table-cell>
          <table:table-cell office:value-type="string">
            <text:p>Delineate and evaluate the argument and specific claims in a text, assessing whether the reasoning is sound and the evidence is relevant and sufficient; recognize when irrelevant evidence is introduc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9|9.RI.6</text:p>
          </table:table-cell>
          <table:table-cell office:value-type="string">
            <text:p>9.RI.6</text:p>
          </table:table-cell>
          <table:table-cell office:value-type="string">
            <text:p>Analyze how differences in the points of view of the characters and the audience or reader (e.g., created through the use of dramatic irony) create such effects as suspense or humor.</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1-9|9.RI.8</text:p>
          </table:table-cell>
          <table:table-cell office:value-type="string">
            <text:p>9.RI.8</text:p>
          </table:table-cell>
          <table:table-cell office:value-type="string">
            <text:p>Delineate and evaluate the argument and specific claims in a text, assessing whether the reasoning is sound and the evidence is relevant and sufficient; recognize when irrelevant evidence is introduc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2-10|10.RI.3</text:p>
          </table:table-cell>
          <table:table-cell office:value-type="string">
            <text:p>10.RI.3</text:p>
          </table:table-cell>
          <table:table-cell office:value-type="string">
            <text:p>Analyze a complex set of ideas or sequence of events and explain how specific individuals, ideas, or events interact and develop over the course of the tex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2-10|10.RI.9</text:p>
          </table:table-cell>
          <table:table-cell office:value-type="string">
            <text:p>10.RI.9</text:p>
          </table:table-cell>
          <table:table-cell office:value-type="string">
            <text:p>Analyze seventeenth-, eighteenth-, and nineteenth-century foundational U.S. documents of historical and literary significance (including The Declaration of Independence, the Preamble to the Constitution, the Bill of Rights, and Lincoln’s Second Inaugural Address) for their themes, purposes, and rhetorical featur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2-11|11-12.RI.3</text:p>
          </table:table-cell>
          <table:table-cell office:value-type="string">
            <text:p>11-12.RI.3</text:p>
          </table:table-cell>
          <table:table-cell office:value-type="string">
            <text:p>Analyze a complex set of ideas or sequence of events and explain how specific individuals, ideas, or events interact and develop over the course of the tex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2-11|11-12.RI.9</text:p>
          </table:table-cell>
          <table:table-cell office:value-type="string">
            <text:p>11-12.RI.9</text:p>
          </table:table-cell>
          <table:table-cell office:value-type="string">
            <text:p>Analyze seventeenth-, eighteenth-, and nineteenth-century foundational U.S. documents of historical and literary significance (including The Declaration of Independence, the Preamble to the Constitution, the Bill of Rights, and Lincoln’s Second Inaugural Address) for their themes, purposes, and rhetorical feature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2-3|3.RI.9</text:p>
          </table:table-cell>
          <table:table-cell office:value-type="string">
            <text:p>3.RI.9</text:p>
          </table:table-cell>
          <table:table-cell office:value-type="string">
            <text:p>Compare and contrast the most important points and key details presented in two texts on the same topic.</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2-4|4.RI.7</text:p>
          </table:table-cell>
          <table:table-cell office:value-type="string">
            <text:p>4.RI.7</text:p>
          </table:table-cell>
          <table:table-cell office:value-type="string">
            <text:p>Interpret information presented visually, orally, or quantitatively (e.g., in charts, graphs, diagrams, time lines, animations, or interactive elements on Web pages) and explain how the information contributes to an understanding of the text in which it appear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2-4|4.RI.9</text:p>
          </table:table-cell>
          <table:table-cell office:value-type="string">
            <text:p>4.RI.9</text:p>
          </table:table-cell>
          <table:table-cell office:value-type="string">
            <text:p>Integrate information from two texts on the same topic in order to write or speak about the subject knowledgeab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2-5|5.RI.3</text:p>
          </table:table-cell>
          <table:table-cell office:value-type="string">
            <text:p>5.RI.3</text:p>
          </table:table-cell>
          <table:table-cell office:value-type="string">
            <text:p>Explain the relationships or interactions between two or more individuals, events, ideas, or concepts in a historical, scientific, or technical text based on specific information in the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2-5|5.RI.6</text:p>
          </table:table-cell>
          <table:table-cell office:value-type="string">
            <text:p>5.RI.6</text:p>
          </table:table-cell>
          <table:table-cell office:value-type="string">
            <text:p>Analyze multiple accounts of the same event or topic, noting important similarities and differences in the point of view they represen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2-6|6-8.RH.3</text:p>
          </table:table-cell>
          <table:table-cell office:value-type="string">
            <text:p>6-8.RH.3</text:p>
          </table:table-cell>
          <table:table-cell office:value-type="string">
            <text:p>Identify key steps in a text’s description of a process related to history/social studies (e.g., how a bill becomes law, how interest rates are raised or lowered).</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2-6|6.RI.3</text:p>
          </table:table-cell>
          <table:table-cell office:value-type="string">
            <text:p>6.RI.3</text:p>
          </table:table-cell>
          <table:table-cell office:value-type="string">
            <text:p>Analyze in detail how a key individual, event, or idea is introduced, illustrated, and elaborated in a text (e.g., through examples or anecdote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2-6|6.RI.9</text:p>
          </table:table-cell>
          <table:table-cell office:value-type="string">
            <text:p>6.RI.9</text:p>
          </table:table-cell>
          <table:table-cell office:value-type="string">
            <text:p>Compare and contrast one author’s presentation of events with that of another (e.g., a memoir written by and a biography on the same pers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2-7|6-8.RH.3</text:p>
          </table:table-cell>
          <table:table-cell office:value-type="string">
            <text:p>6-8.RH.3</text:p>
          </table:table-cell>
          <table:table-cell office:value-type="string">
            <text:p>Identify key steps in a text’s description of a process related to history/social studies (e.g., how a bill becomes law, how interest rates are raised or lowered).</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2-7|7.RI.6</text:p>
          </table:table-cell>
          <table:table-cell office:value-type="string">
            <text:p>7.RI.6</text:p>
          </table:table-cell>
          <table:table-cell office:value-type="string">
            <text:p>Determine an author’s point of view or purpose in a text and analyze how the author distinguishes his or her position from that of other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2-7|7.RI.9</text:p>
          </table:table-cell>
          <table:table-cell office:value-type="string">
            <text:p>7.RI.9</text:p>
          </table:table-cell>
          <table:table-cell office:value-type="string">
            <text:p>Analyze how two or more authors writing about the same topic shape their presentations of key information by emphasizing different evidence or advancing different interpretations of fact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2-8|6-8.RH.3</text:p>
          </table:table-cell>
          <table:table-cell office:value-type="string">
            <text:p>6-8.RH.3</text:p>
          </table:table-cell>
          <table:table-cell office:value-type="string">
            <text:p>Identify key steps in a text’s description of a process related to history/social studies (e.g., how a bill becomes law, how interest rates are raised or lowered).</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2-8|8.RI.3</text:p>
          </table:table-cell>
          <table:table-cell office:value-type="string">
            <text:p>8.RI.3</text:p>
          </table:table-cell>
          <table:table-cell office:value-type="string">
            <text:p>Analyze how particular lines of dialogue or incidents in a story or drama propel the action, reveal aspects of a character, or provoke a decis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2-9|9.RI.3</text:p>
          </table:table-cell>
          <table:table-cell office:value-type="string">
            <text:p>9.RI.3</text:p>
          </table:table-cell>
          <table:table-cell office:value-type="string">
            <text:p>Analyze how particular lines of dialogue or incidents in a story or drama propel the action, reveal aspects of a character, or provoke a decis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10|10.RI.5</text:p>
          </table:table-cell>
          <table:table-cell office:value-type="string">
            <text:p>10.RI.5</text:p>
          </table:table-cell>
          <table:table-cell office:value-type="string">
            <text:p>Analyze and evaluate the effectiveness of the structure an author uses in his or her exposition or argument, including whether the structure makes points clear, convincing, and engaging.</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10|10.RI.7</text:p>
          </table:table-cell>
          <table:table-cell office:value-type="string">
            <text:p>10.RI.7</text:p>
          </table:table-cell>
          <table:table-cell office:value-type="string">
            <text:p>Integrate and evaluate multiple sources of information presented in different media or formats (e.g., visually, uantitatively) as well as in words in order to address a question or solve a problem.</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11|11-12.RH.5</text:p>
          </table:table-cell>
          <table:table-cell office:value-type="string">
            <text:p>11-12.RH.5</text:p>
          </table:table-cell>
          <table:table-cell office:value-type="string">
            <text:p>Analyze in detail how a complex primary source is structured, including how key sentences, paragraphs, and larger portions of the text contribute to the who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11|11-12.RH.7</text:p>
          </table:table-cell>
          <table:table-cell office:value-type="string">
            <text:p>11-12.RH.7</text:p>
          </table:table-cell>
          <table:table-cell office:value-type="string">
            <text:p>Integrate and evaluate multiple sources of information presented in diverse formats and media (e.g., visually, quantitatively, as well as in words) in order to address a question or solve a problem.</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11|11-12.RI.5</text:p>
          </table:table-cell>
          <table:table-cell office:value-type="string">
            <text:p>11-12.RI.5</text:p>
          </table:table-cell>
          <table:table-cell office:value-type="string">
            <text:p>Analyze and evaluate the effectiveness of the structure an author uses in his or her exposition or argument, including whether the structure makes points clear, convincing, and engaging.</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11|11-12.RI.7</text:p>
          </table:table-cell>
          <table:table-cell office:value-type="string">
            <text:p>11-12.RI.7</text:p>
          </table:table-cell>
          <table:table-cell office:value-type="string">
            <text:p>Integrate and evaluate multiple sources of information presented in different media or formats (e.g., visually, uantitatively) as well as in words in order to address a question or solve a problem.</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3-11|11-12.RST.5</text:p>
          </table:table-cell>
          <table:table-cell office:value-type="string">
            <text:p>11-12.RST.5</text:p>
          </table:table-cell>
          <table:table-cell office:value-type="string">
            <text:p>Analyze how the text structures information or ideas into categories or hierarchies, demonstrating understanding of the information or idea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11|11-12.RST.7</text:p>
          </table:table-cell>
          <table:table-cell office:value-type="string">
            <text:p>11-12.RST.7</text:p>
          </table:table-cell>
          <table:table-cell office:value-type="string">
            <text:p>Integrate and evaluate multiple sources of information presented in diverse formats and media (e.g., quantitative data, video, multimedia) in order to address a question or solve a problem.</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3-3|3.RI.5</text:p>
          </table:table-cell>
          <table:table-cell office:value-type="string">
            <text:p>3.RI.5</text:p>
          </table:table-cell>
          <table:table-cell office:value-type="string">
            <text:p>Use text features and search tools (e.g., key words, sidebars, hyperlinks) to locate information relevant to a given topic efficient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3|3.RI.7</text:p>
          </table:table-cell>
          <table:table-cell office:value-type="string">
            <text:p>3.RI.7</text:p>
          </table:table-cell>
          <table:table-cell office:value-type="string">
            <text:p>Use information gained from illustrations (e.g., maps, photographs) and the words in a text to demonstrate understanding of the text (e.g., where, when, why, and how key events occur).</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4|4.RI.5</text:p>
          </table:table-cell>
          <table:table-cell office:value-type="string">
            <text:p>4.RI.5</text:p>
          </table:table-cell>
          <table:table-cell office:value-type="string">
            <text:p>Describe the overall structure (e.g., chronology, comparison, cause/effect, problem/solution) of events, ideas, concepts, or information in a text or part of a tex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3-4|4.RI.7</text:p>
          </table:table-cell>
          <table:table-cell office:value-type="string">
            <text:p>4.RI.7</text:p>
          </table:table-cell>
          <table:table-cell office:value-type="string">
            <text:p>Interpret information presented visually, orally, or quantitatively (e.g., in charts, graphs, diagrams, time lines, animations, or interactive elements on Web pages) and explain how the information contributes to an understanding of the text in which it appear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5|5.RI.5</text:p>
          </table:table-cell>
          <table:table-cell office:value-type="string">
            <text:p>5.RI.5</text:p>
          </table:table-cell>
          <table:table-cell office:value-type="string">
            <text:p>Compare and contrast the overall structure (e.g., chronology, comparison, cause/effect, problem/solution) of events, ideas, concepts, or information in two or more tex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3-6|6-8.RH.5</text:p>
          </table:table-cell>
          <table:table-cell office:value-type="string">
            <text:p>6-8.RH.5</text:p>
          </table:table-cell>
          <table:table-cell office:value-type="string">
            <text:p>Describe how a text presents information (e.g., sequentially, comparatively, causal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6|6-8.RST.5</text:p>
          </table:table-cell>
          <table:table-cell office:value-type="string">
            <text:p>6-8.RST.5</text:p>
          </table:table-cell>
          <table:table-cell office:value-type="string">
            <text:p>Analyze the structure an author uses to organize a text, including how the major sections contribute to the whole and to an understanding of th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6|6.RI.5</text:p>
          </table:table-cell>
          <table:table-cell office:value-type="string">
            <text:p>6.RI.5</text:p>
          </table:table-cell>
          <table:table-cell office:value-type="string">
            <text:p>Analyze how a particular sentence, paragraph, chapter, or section fits into the overall structure of a text and contributes to the development of the idea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6|6.RI.7</text:p>
          </table:table-cell>
          <table:table-cell office:value-type="string">
            <text:p>6.RI.7</text:p>
          </table:table-cell>
          <table:table-cell office:value-type="string">
            <text:p>Integrate information presented in different media or formats (e.g., visually, quantitatively) as well as in words to develop a coherent understanding of a topic or issue.</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3-7|6-8.RH.5</text:p>
          </table:table-cell>
          <table:table-cell office:value-type="string">
            <text:p>6-8.RH.5</text:p>
          </table:table-cell>
          <table:table-cell office:value-type="string">
            <text:p>Describe how a text presents information (e.g., sequentially, comparatively, causal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7|6-8.RST.5</text:p>
          </table:table-cell>
          <table:table-cell office:value-type="string">
            <text:p>6-8.RST.5</text:p>
          </table:table-cell>
          <table:table-cell office:value-type="string">
            <text:p>Analyze the structure an author uses to organize a text, including how the major sections contribute to the whole and to an understanding of th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7|7.RI.5</text:p>
          </table:table-cell>
          <table:table-cell office:value-type="string">
            <text:p>7.RI.5</text:p>
          </table:table-cell>
          <table:table-cell office:value-type="string">
            <text:p>Analyze the structure an author uses to organize a text, including how the major sections contribute to the whole and to the development of the idea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7|7.RI.7</text:p>
          </table:table-cell>
          <table:table-cell office:value-type="string">
            <text:p>7.RI.7</text:p>
          </table:table-cell>
          <table:table-cell office:value-type="string">
            <text:p>Compare and contrast a text to an audio, video, or multimedia version of the text, analyzing each medium’s portrayal of the subject (e.g., how the delivery of a speech affects the impact of the word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3-8|6-8.RH.5</text:p>
          </table:table-cell>
          <table:table-cell office:value-type="string">
            <text:p>6-8.RH.5</text:p>
          </table:table-cell>
          <table:table-cell office:value-type="string">
            <text:p>Describe how a text presents information (e.g., sequentially, comparatively, causal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3-8|6-8.RST.5</text:p>
          </table:table-cell>
          <table:table-cell office:value-type="string">
            <text:p>6-8.RST.5</text:p>
          </table:table-cell>
          <table:table-cell office:value-type="string">
            <text:p>Analyze the structure an author uses to organize a text, including how the major sections contribute to the whole and to an understanding of the topic.</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3-8|8.RI.5</text:p>
          </table:table-cell>
          <table:table-cell office:value-type="string">
            <text:p>8.RI.5</text:p>
          </table:table-cell>
          <table:table-cell office:value-type="string">
            <text:p>Compare and contrast the structure of two or more texts and analyze how the differing structure of each text contributes to its meaning and style.</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3-9|9.RI.5</text:p>
          </table:table-cell>
          <table:table-cell office:value-type="string">
            <text:p>9.RI.5</text:p>
          </table:table-cell>
          <table:table-cell office:value-type="string">
            <text:p>Compare and contrast the structure of two or more texts and analyze how the differing structure of each text contributes to its meaning and sty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4-10|10.L.5a</text:p>
          </table:table-cell>
          <table:table-cell office:value-type="string">
            <text:p>10.L.5a</text:p>
          </table:table-cell>
          <table:table-cell office:value-type="string">
            <text:p>Demonstrate understanding of figurative language, word relationships, and nuances in word meanings. A) Interpret figures of speech (e.g., hyperbole, paradox) in context and analyze their role in the tex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4-10|10.RI.4</text:p>
          </table:table-cell>
          <table:table-cell office:value-type="string">
            <text:p>10.RI.4</text:p>
          </table:table-cell>
          <table:table-cell office:value-type="string">
            <text:p>Determine the meaning of words and phrases as they are used in a text, including figurative, connotative, and technical meanings; analyze how an author uses and refines the meaning of a key term or terms over the course of a text (e.g., how Madison defines faction in Federalist No. 10).</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4-11|11-12.L.5a</text:p>
          </table:table-cell>
          <table:table-cell office:value-type="string">
            <text:p>11-12.L.5a</text:p>
          </table:table-cell>
          <table:table-cell office:value-type="string">
            <text:p>Demonstrate understanding of figurative language, word relationships, and nuances in word meanings. A) Interpret figures of speech (e.g., hyperbole, paradox) in context and analyze their role in the tex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4-11|11-12.RH.4</text:p>
          </table:table-cell>
          <table:table-cell office:value-type="string">
            <text:p>11-12.RH.4</text:p>
          </table:table-cell>
          <table:table-cell office:value-type="string">
            <text:p>Determine the meaning of words and phrases as they are used in a text, including analyzing how an author uses and refines the meaning of a key term over the course of a text (e.g., how Madison defines faction in Federalist No. 10).</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4-11|11-12.RI.4</text:p>
          </table:table-cell>
          <table:table-cell office:value-type="string">
            <text:p>11-12.RI.4</text:p>
          </table:table-cell>
          <table:table-cell office:value-type="string">
            <text:p>Determine the meaning of words and phrases as they are used in a text, including figurative, connotative, and technical meanings; analyze how an author uses and refines the meaning of a key term or terms over the course of a text (e.g., how Madison defines faction in Federalist No. 10).</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4-11|9-10.L.5a</text:p>
          </table:table-cell>
          <table:table-cell office:value-type="string">
            <text:p>9-10.L.5a</text:p>
          </table:table-cell>
          <table:table-cell office:value-type="string">
            <text:p>Demonstrate understanding of figurative language, word relationships, and nuances in word meanings. A) Interpret figures of speech (e.g., euphemism, oxymoron) in context and analyze their role in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4-3|3.L.5a</text:p>
          </table:table-cell>
          <table:table-cell office:value-type="string">
            <text:p>3.L.5a</text:p>
          </table:table-cell>
          <table:table-cell office:value-type="string">
            <text:p>Demonstrate understanding of word relationships and nuances in word meanings. A) Distinguish the literal and nonliteral meanings of words and phrases in context (e.g., take step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4-3|3.L.5b</text:p>
          </table:table-cell>
          <table:table-cell office:value-type="string">
            <text:p>3.L.5b</text:p>
          </table:table-cell>
          <table:table-cell office:value-type="string">
            <text:p>Demonstrate understanding of word relationships and nuances in word meanings. B) Identify real-life connections between words and their use (e.g., describe people who are friendly or helpful).</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4-4|4.L.4a</text:p>
          </table:table-cell>
          <table:table-cell office:value-type="string">
            <text:p>4.L.4a</text:p>
          </table:table-cell>
          <table:table-cell office:value-type="string">
            <text:p>Determine or clarify the meaning of unknown and multiple-meaning words and phrases based on grade 4 reading and content, choosing flexibly from a range of strategies. A) Use context (e.g., definitions, examples, or restatements in text) as a clue to the 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4-4|4.L.4b</text:p>
          </table:table-cell>
          <table:table-cell office:value-type="string">
            <text:p>4.L.4b</text:p>
          </table:table-cell>
          <table:table-cell office:value-type="string">
            <text:p>Determine or clarify the meaning of unknown and multiple-meaning words and phrases based on grade 4 reading and content, choosing flexibly from a range of strategies. B) Use common, grade-appropriate Greek and Latin affixes and roots as clues to the <text:s/>meaning of a word (e.g., telegraph, photograph, autograph).</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IT|14-4|4.L.4c</text:p>
          </table:table-cell>
          <table:table-cell office:value-type="string">
            <text:p>4.L.4c</text:p>
          </table:table-cell>
          <table:table-cell office:value-type="string">
            <text:p>Determine or clarify the meaning of unknown and multiple-meaning words and phrases based on grade 4 reading and content, choosing flexibly from a range of strategies. C) Consult reference materials (e.g., dictionaries, glossaries, thesauruses), both print and digital, to find the pronunciation and determine or clarify the precise meaning of key words and phras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4-4|4.L.5a</text:p>
          </table:table-cell>
          <table:table-cell office:value-type="string">
            <text:p>4.L.5a</text:p>
          </table:table-cell>
          <table:table-cell office:value-type="string">
            <text:p>Demonstrate understanding of figurative language, word relationships, and nuances in word meanings. A) Explain the meaning of simple similes and metaphors (e.g., as pretty as a picture) in con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4-4|4.L.5b</text:p>
          </table:table-cell>
          <table:table-cell office:value-type="string">
            <text:p>4.L.5b</text:p>
          </table:table-cell>
          <table:table-cell office:value-type="string">
            <text:p>Demonstrate understanding of figurative language, word relationships, and nuances in word meanings. B) Recognize and explain the meaning of common idioms, adages, and proverb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4-5|5.L.4a</text:p>
          </table:table-cell>
          <table:table-cell office:value-type="string">
            <text:p>5.L.4a</text:p>
          </table:table-cell>
          <table:table-cell office:value-type="string">
            <text:p>Determine or clarify the meaning of unknown and multiple-meaning words and phrases based on grade 5 reading and content, choosing flexibly from a range of strategies. A) Use context (e.g., cause/effect relationships and comparisons in text) as a clue to the 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IT|14-5|5.L.4b</text:p>
          </table:table-cell>
          <table:table-cell office:value-type="string">
            <text:p>5.L.4b</text:p>
          </table:table-cell>
          <table:table-cell office:value-type="string">
            <text:p>Determine or clarify the meaning of unknown and multiple-meaning words and phrases based on grade 5 reading and content, choosing flexibly from a range of strategies. B) Use common, grade-appropriate Greek and Latin affixes and roots as clues to the meaning of a word (e.g., photograph, photosynthesi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IT|14-5|5.L.4c</text:p>
          </table:table-cell>
          <table:table-cell office:value-type="string">
            <text:p>5.L.4c</text:p>
          </table:table-cell>
          <table:table-cell office:value-type="string">
            <text:p>Determine or clarify the meaning of unknown and multiple-meaning words and phrases based on grade 5 reading and content, choosing flexibly from a range of strategies. C) Consult reference materials (e.g., dictionaries, glossaries, thesauruses), both print and digital, to find the pronunciation and determine or clarify the precise meaning of key words and phras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4-5|5.L.5a</text:p>
          </table:table-cell>
          <table:table-cell office:value-type="string">
            <text:p>5.L.5a</text:p>
          </table:table-cell>
          <table:table-cell office:value-type="string">
            <text:p>Demonstrate understanding of figurative language, word relationships, and nuances in word meanings. A) Interpret figurative language, including similes and metaphors, in con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4-5|5.L.5b</text:p>
          </table:table-cell>
          <table:table-cell office:value-type="string">
            <text:p>5.L.5b</text:p>
          </table:table-cell>
          <table:table-cell office:value-type="string">
            <text:p>Demonstrate understanding of figurative language, word relationships, and nuances in word meanings. B) Recognize and explain the meaning of common idioms, adages, and proverb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4-6|6.L.5a</text:p>
          </table:table-cell>
          <table:table-cell office:value-type="string">
            <text:p>6.L.5a</text:p>
          </table:table-cell>
          <table:table-cell office:value-type="string">
            <text:p>Demonstrate understanding of figurative language, word relationships, and nuances in word meanings. A) Interpret figures of speech (e.g., personification) in contex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4-6|6.L.5c</text:p>
          </table:table-cell>
          <table:table-cell office:value-type="string">
            <text:p>6.L.5c</text:p>
          </table:table-cell>
          <table:table-cell office:value-type="string">
            <text:p>Demonstrate understanding of figurative language, word relationships, and nuances in word meanings. C) Distinguish among the connotations (associations) of words with similar denotations (definitions) (e.g., stingy, scrimping, economical, unwasteful, thrifty).</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14-6|6.RI.4</text:p>
          </table:table-cell>
          <table:table-cell office:value-type="string">
            <text:p>6.RI.4</text:p>
          </table:table-cell>
          <table:table-cell office:value-type="string">
            <text:p>Determine the meaning of words and phrases as they are used in a text, including figurative, connotative, and technical meaning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4-7|7.L.5a</text:p>
          </table:table-cell>
          <table:table-cell office:value-type="string">
            <text:p>7.L.5a</text:p>
          </table:table-cell>
          <table:table-cell office:value-type="string">
            <text:p>Demonstrate understanding of figurative language, word relationships, and nuances in word meanings. A) Interpret figures of speech (e.g., literary, biblical, and mythological allusions) in contex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4-7|7.L.5b</text:p>
          </table:table-cell>
          <table:table-cell office:value-type="string">
            <text:p>7.L.5b</text:p>
          </table:table-cell>
          <table:table-cell office:value-type="string">
            <text:p>Demonstrate understanding of figurative language, word relationships, and nuances in word meanings. B) Use the relationship between particular words (e.g., synonym/antonym, analogy) to better understand each of the word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4-7|7.RI.4</text:p>
          </table:table-cell>
          <table:table-cell office:value-type="string">
            <text:p>7.RI.4</text:p>
          </table:table-cell>
          <table:table-cell office:value-type="string">
            <text:p>Determine the meaning of words and phrases as they are used in a text, including figurative, connotative, and technical meanings; analyze the impact of a specific word choice on meaning and ton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4-8|8.L.5a</text:p>
          </table:table-cell>
          <table:table-cell office:value-type="string">
            <text:p>8.L.5a</text:p>
          </table:table-cell>
          <table:table-cell office:value-type="string">
            <text:p>Demonstrate understanding of figurative language, word relationships, and nuances in word meanings. A) Interpret figures of speech (e.g. verbal irony, puns) in contex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4-8|8.L.5c</text:p>
          </table:table-cell>
          <table:table-cell office:value-type="string">
            <text:p>8.L.5c</text:p>
          </table:table-cell>
          <table:table-cell office:value-type="string">
            <text:p>Demonstrate understanding of figurative language, word relationships, and nuances in word meanings. C) Distinguish among the connotations (associations) of words with similar denotations (definitions) (e.g., bullheaded, willful, firm, persistent, resolut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4-8|8.RI.4</text:p>
          </table:table-cell>
          <table:table-cell office:value-type="string">
            <text:p>8.RI.4</text:p>
          </table:table-cell>
          <table:table-cell office:value-type="string">
            <text:p>Determine the meaning of words and phrases as they are used in a text, including figurative, connotative, and technical meanings; analyze the impact of specific word choices on meaning and tone, including analogies or allusions to other text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14-9|9.L.5a</text:p>
          </table:table-cell>
          <table:table-cell office:value-type="string">
            <text:p>9.L.5a</text:p>
          </table:table-cell>
          <table:table-cell office:value-type="string">
            <text:p>Demonstrate understanding of figurative language, word relationships, and nuances in word meanings. A) Interpret figures of speech (e.g. verbal irony, puns) in contex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4-9|9.L.5c</text:p>
          </table:table-cell>
          <table:table-cell office:value-type="string">
            <text:p>9.L.5c</text:p>
          </table:table-cell>
          <table:table-cell office:value-type="string">
            <text:p>Demonstrate understanding of figurative language, word relationships, and nuances in word meanings. C) Distinguish among the connotations (associations) of words with similar denotations (definitions) (e.g., bullheaded, willful, firm, persistent, resolut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14-9|9.RI.4</text:p>
          </table:table-cell>
          <table:table-cell office:value-type="string">
            <text:p>9.RI.4</text:p>
          </table:table-cell>
          <table:table-cell office:value-type="string">
            <text:p>Determine the meaning of words and phrases as they are used in a text, including figurative, connotative, and technical meanings; analyze the impact of specific word choices on meaning and tone, including analogies or allusions to other text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8-10|10.RI.1</text:p>
          </table:table-cell>
          <table:table-cell office:value-type="string">
            <text:p>10.RI.1</text:p>
          </table:table-cell>
          <table:table-cell office:value-type="string">
            <text:p>Cite strong and thorough textual evidence to support analysis of what the text says explicitly as well as inferences drawn from the text, including determining where the text leaves matters uncertai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8-10|10.RI.3</text:p>
          </table:table-cell>
          <table:table-cell office:value-type="string">
            <text:p>10.RI.3</text:p>
          </table:table-cell>
          <table:table-cell office:value-type="string">
            <text:p>Analyze a complex set of ideas or sequence of events and explain how specific individuals, ideas, or events interact and develop over the course of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8-11|11-12.RH.1</text:p>
          </table:table-cell>
          <table:table-cell office:value-type="string">
            <text:p>11-12.RH.1</text:p>
          </table:table-cell>
          <table:table-cell office:value-type="string">
            <text:p>Cite specific textual evidence to support analysis of primary and secondary sources, connecting insights gained from specific details to an understanding of the text as a who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8-11|11-12.RH.3</text:p>
          </table:table-cell>
          <table:table-cell office:value-type="string">
            <text:p>11-12.RH.3</text:p>
          </table:table-cell>
          <table:table-cell office:value-type="string">
            <text:p>Evaluate various explanations for actions or events and determine which explanation best accords with textual evidence, acknowledging where the text leaves matters uncertai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8-11|11-12.RI.1</text:p>
          </table:table-cell>
          <table:table-cell office:value-type="string">
            <text:p>11-12.RI.1</text:p>
          </table:table-cell>
          <table:table-cell office:value-type="string">
            <text:p>Cite strong and thorough textual evidence to support analysis of what the text says explicitly as well as inferences drawn from the text, including determining where the text leaves matters uncertai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8-11|11-12.RI.3</text:p>
          </table:table-cell>
          <table:table-cell office:value-type="string">
            <text:p>11-12.RI.3</text:p>
          </table:table-cell>
          <table:table-cell office:value-type="string">
            <text:p>Analyze a complex set of ideas or sequence of events and explain how specific individuals, ideas, or events interact and develop over the course of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8-11|11-12.RST.1</text:p>
          </table:table-cell>
          <table:table-cell office:value-type="string">
            <text:p>11-12.RST.1</text:p>
          </table:table-cell>
          <table:table-cell office:value-type="string">
            <text:p>Cite specific textual evidence to support analysis of science and technical texts, attending to important distinctions the author makes and to any gaps or inconsistencies in the accoun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8-3|3.RI.1</text:p>
          </table:table-cell>
          <table:table-cell office:value-type="string">
            <text:p>3.RI.1</text:p>
          </table:table-cell>
          <table:table-cell office:value-type="string">
            <text:p>Ask and answer questions to demonstrate understanding of a text, referring explicitly to the text as the basis for the answer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8-3|3.RI.3</text:p>
          </table:table-cell>
          <table:table-cell office:value-type="string">
            <text:p>3.RI.3</text:p>
          </table:table-cell>
          <table:table-cell office:value-type="string">
            <text:p>Describe the relationship between a series of historical events, scientific ideas or concepts, or steps in technical procedures in a text, usinglanguage that pertains to time, sequence, and cause/effec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8-4|4.RI.1</text:p>
          </table:table-cell>
          <table:table-cell office:value-type="string">
            <text:p>4.RI.1</text:p>
          </table:table-cell>
          <table:table-cell office:value-type="string">
            <text:p>Refer to details and examples in a text when explaining what the text says explicitly and when drawing inferences from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8-4|4.RI.3</text:p>
          </table:table-cell>
          <table:table-cell office:value-type="string">
            <text:p>4.RI.3</text:p>
          </table:table-cell>
          <table:table-cell office:value-type="string">
            <text:p>Explain events, procedures, ideas, or concepts in a historical, scientific, or technical text, including what happened and why, based on specific information in the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8-5|5.RI.1</text:p>
          </table:table-cell>
          <table:table-cell office:value-type="string">
            <text:p>5.RI.1</text:p>
          </table:table-cell>
          <table:table-cell office:value-type="string">
            <text:p>Quote accurately from a text when explaining what the text says explicitly and when drawing inferences from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8-5|5.RI.3</text:p>
          </table:table-cell>
          <table:table-cell office:value-type="string">
            <text:p>5.RI.3</text:p>
          </table:table-cell>
          <table:table-cell office:value-type="string">
            <text:p>Explain the relationships or interactions between two or more individuals, events, ideas, or concepts in a historical, scientific, or technical text based on specific information in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8-5|5.RI.7</text:p>
          </table:table-cell>
          <table:table-cell office:value-type="string">
            <text:p>5.RI.7</text:p>
          </table:table-cell>
          <table:table-cell office:value-type="string">
            <text:p>Draw on information from multiple print or digital sources, demonstrating the ability to locate an answer to a question quickly or to solve a problem efficiently.</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8-6|6-8.RH.1</text:p>
          </table:table-cell>
          <table:table-cell office:value-type="string">
            <text:p>6-8.RH.1</text:p>
          </table:table-cell>
          <table:table-cell office:value-type="string">
            <text:p>Cite specific textual evidence to support analysis of primary and secondary sour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8-6|6-8.RH.3</text:p>
          </table:table-cell>
          <table:table-cell office:value-type="string">
            <text:p>6-8.RH.3</text:p>
          </table:table-cell>
          <table:table-cell office:value-type="string">
            <text:p>Identify key steps in a text’s description of a process related to history/social studies (e.g., how a bill becomes law, how interest rates are raised or lowered).</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8-6|6-8.RST.1</text:p>
          </table:table-cell>
          <table:table-cell office:value-type="string">
            <text:p>6-8.RST.1</text:p>
          </table:table-cell>
          <table:table-cell office:value-type="string">
            <text:p>Cite specific textual evidence to support analysis of science and technical tex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8-6|6.RI.1</text:p>
          </table:table-cell>
          <table:table-cell office:value-type="string">
            <text:p>6.RI.1</text:p>
          </table:table-cell>
          <table:table-cell office:value-type="string">
            <text:p>Cite textual evidence to support analysis of what the text says explicitly as well as inferences drawn from the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8-6|6.RI.3</text:p>
          </table:table-cell>
          <table:table-cell office:value-type="string">
            <text:p>6.RI.3</text:p>
          </table:table-cell>
          <table:table-cell office:value-type="string">
            <text:p>Analyze in detail how a key individual, event, or idea is introduced, illustrated, and elaborated in a text (e.g., through examples or anecdote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8-7|6-8.RH.1</text:p>
          </table:table-cell>
          <table:table-cell office:value-type="string">
            <text:p>6-8.RH.1</text:p>
          </table:table-cell>
          <table:table-cell office:value-type="string">
            <text:p>Cite specific textual evidence to support analysis of primary and secondary source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8-7|6-8.RST.1</text:p>
          </table:table-cell>
          <table:table-cell office:value-type="string">
            <text:p>6-8.RST.1</text:p>
          </table:table-cell>
          <table:table-cell office:value-type="string">
            <text:p>Cite specific textual evidence to support analysis of science and technical tex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8-7|7.RI.1</text:p>
          </table:table-cell>
          <table:table-cell office:value-type="string">
            <text:p>7.RI.1</text:p>
          </table:table-cell>
          <table:table-cell office:value-type="string">
            <text:p>Cite several pieces of textual evidence to support analysis of what the text says explicitly as well as inferences drawn from the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8-8|6-8.RH.1</text:p>
          </table:table-cell>
          <table:table-cell office:value-type="string">
            <text:p>6-8.RH.1</text:p>
          </table:table-cell>
          <table:table-cell office:value-type="string">
            <text:p>Cite specific textual evidence to support analysis of primary and secondary sour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8-8|6-8.RH.3</text:p>
          </table:table-cell>
          <table:table-cell office:value-type="string">
            <text:p>6-8.RH.3</text:p>
          </table:table-cell>
          <table:table-cell office:value-type="string">
            <text:p>Identify key steps in a text’s description of a process related to history/social studies (e.g., how a bill becomes law, how interest rates are raised or lowered).</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8-8|6-8.RST.1</text:p>
          </table:table-cell>
          <table:table-cell office:value-type="string">
            <text:p>6-8.RST.1</text:p>
          </table:table-cell>
          <table:table-cell office:value-type="string">
            <text:p>Cite specific textual evidence to support analysis of science and technical tex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8-8|8.RI.1</text:p>
          </table:table-cell>
          <table:table-cell office:value-type="string">
            <text:p>8.RI.1</text:p>
          </table:table-cell>
          <table:table-cell office:value-type="string">
            <text:p>Cite the textual evidence that most strongly supports an analysis of what the text says explicitly as well as inferences drawn from the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8-8|8.RI.3</text:p>
          </table:table-cell>
          <table:table-cell office:value-type="string">
            <text:p>8.RI.3</text:p>
          </table:table-cell>
          <table:table-cell office:value-type="string">
            <text:p>Analyze how particular lines of dialogue or incidents in a story or drama propel the action, reveal aspects of a character, or provoke a decis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8-9|9.RI.1</text:p>
          </table:table-cell>
          <table:table-cell office:value-type="string">
            <text:p>9.RI.1</text:p>
          </table:table-cell>
          <table:table-cell office:value-type="string">
            <text:p>Cite the textual evidence that most strongly supports an analysis of what the text says explicitly as well as inferences drawn from the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8-9|9.RI.3</text:p>
          </table:table-cell>
          <table:table-cell office:value-type="string">
            <text:p>9.RI.3</text:p>
          </table:table-cell>
          <table:table-cell office:value-type="string">
            <text:p>Analyze how particular lines of dialogue or incidents in a story or drama propel the action, reveal aspects of a character, or provoke a deci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9-10|10.RI.2</text:p>
          </table:table-cell>
          <table:table-cell office:value-type="string">
            <text:p>10.RI.2</text:p>
          </table:table-cell>
          <table:table-cell office:value-type="string">
            <text:p>Determine two or more central ideas of a text and analyze their development over the course of the text, including how they interact and build on one another to provide a complex analysis; provide an objective summary of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9-11|11-12.RH.2</text:p>
          </table:table-cell>
          <table:table-cell office:value-type="string">
            <text:p>11-12.RH.2</text:p>
          </table:table-cell>
          <table:table-cell office:value-type="string">
            <text:p>Determine the central ideas or information of a primary or secondary source; provide an accurate summary that makes clear the relationships among the key details and idea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IT|9-11|11-12.RI.2</text:p>
          </table:table-cell>
          <table:table-cell office:value-type="string">
            <text:p>11-12.RI.2</text:p>
          </table:table-cell>
          <table:table-cell office:value-type="string">
            <text:p>Determine two or more central ideas of a text and analyze their development over the course of the text, including how they interact and build on one another to provide a complex analysis; provide an objective summary of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9-11|11-12.RST.2</text:p>
          </table:table-cell>
          <table:table-cell office:value-type="string">
            <text:p>11-12.RST.2</text:p>
          </table:table-cell>
          <table:table-cell office:value-type="string">
            <text:p>Determine the central ideas or conclusions of a text; summarize complex concepts, processes, or information presented in a text by paraphrasing them in simpler but still accurate term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9-3|3.RI.2</text:p>
          </table:table-cell>
          <table:table-cell office:value-type="string">
            <text:p>3.RI.2</text:p>
          </table:table-cell>
          <table:table-cell office:value-type="string">
            <text:p>Determine the main idea of a text; recount the key details and explain how they support the main idea.</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9-4|4.RI.2</text:p>
          </table:table-cell>
          <table:table-cell office:value-type="string">
            <text:p>4.RI.2</text:p>
          </table:table-cell>
          <table:table-cell office:value-type="string">
            <text:p>Determine the main idea of a text and explain how it is supported by key details; summarize the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9-5|5.RI.2</text:p>
          </table:table-cell>
          <table:table-cell office:value-type="string">
            <text:p>5.RI.2</text:p>
          </table:table-cell>
          <table:table-cell office:value-type="string">
            <text:p>Determine two or more main ideas of a text and explain how they are supported by key details; summarize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9-6|6-8.RH.2</text:p>
          </table:table-cell>
          <table:table-cell office:value-type="string">
            <text:p>6-8.RH.2</text:p>
          </table:table-cell>
          <table:table-cell office:value-type="string">
            <text:p>Determine the central ideas or information of a primary or secondary source; provide an accurate summary of the source distinct from prior knowledge or opinion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9-6|6-8.RST.2</text:p>
          </table:table-cell>
          <table:table-cell office:value-type="string">
            <text:p>6-8.RST.2</text:p>
          </table:table-cell>
          <table:table-cell office:value-type="string">
            <text:p>Determine the central ideas or conclusions of a text; provide an accurate summary of the text distinct from prior knowledge or opin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9-6|6.RI.2</text:p>
          </table:table-cell>
          <table:table-cell office:value-type="string">
            <text:p>6.RI.2</text:p>
          </table:table-cell>
          <table:table-cell office:value-type="string">
            <text:p>Determine a central idea of a text and how it is conveyed through particular details; provide a summary of the text distinct from personal opinions or judgment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9-7|6-8.RH.2</text:p>
          </table:table-cell>
          <table:table-cell office:value-type="string">
            <text:p>6-8.RH.2</text:p>
          </table:table-cell>
          <table:table-cell office:value-type="string">
            <text:p>Determine the central ideas or information of a primary or secondary source; provide an accurate summary of the source distinct from prior knowledge or opinion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9-7|6-8.RST.2</text:p>
          </table:table-cell>
          <table:table-cell office:value-type="string">
            <text:p>6-8.RST.2</text:p>
          </table:table-cell>
          <table:table-cell office:value-type="string">
            <text:p>Determine the central ideas or conclusions of a text; provide an accurate summary of the text distinct from prior knowledge or opin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9-7|7.RI.2</text:p>
          </table:table-cell>
          <table:table-cell office:value-type="string">
            <text:p>7.RI.2</text:p>
          </table:table-cell>
          <table:table-cell office:value-type="string">
            <text:p>Determine two or more central ideas in a text and analyze their development over the course of the text; provide an objective summary of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9-8|6-8.RH.2</text:p>
          </table:table-cell>
          <table:table-cell office:value-type="string">
            <text:p>6-8.RH.2</text:p>
          </table:table-cell>
          <table:table-cell office:value-type="string">
            <text:p>Determine the central ideas or information of a primary or secondary source; provide an accurate summary of the source distinct from prior knowledge or opinion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IT|9-8|6-8.RST.2</text:p>
          </table:table-cell>
          <table:table-cell office:value-type="string">
            <text:p>6-8.RST.2</text:p>
          </table:table-cell>
          <table:table-cell office:value-type="string">
            <text:p>Determine the central ideas or conclusions of a text; provide an accurate summary of the text distinct from prior knowledge or opin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9-8|8.RI.2</text:p>
          </table:table-cell>
          <table:table-cell office:value-type="string">
            <text:p>8.RI.2</text:p>
          </table:table-cell>
          <table:table-cell office:value-type="string">
            <text:p>Determine a theme or central idea of a text and analyze its development over the course of the text, including its relationship to the characters, setting, and plot; provide an objective summary of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IT|9-9|9.RI.2</text:p>
          </table:table-cell>
          <table:table-cell office:value-type="string">
            <text:p>9.RI.2</text:p>
          </table:table-cell>
          <table:table-cell office:value-type="string">
            <text:p>Determine a theme or central idea of a text and analyze its development over the course of the text, including its relationship to the characters, setting, and plot; provide an objective summary of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1-10|10.RL.1</text:p>
          </table:table-cell>
          <table:table-cell office:value-type="string">
            <text:p>10.RL.1</text:p>
          </table:table-cell>
          <table:table-cell office:value-type="string">
            <text:p>Cite strong and thorough textual evidence to support analysis of what the text says explicitly as well as inferences drawn from the text, including determining where the text leaves matters uncertai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1-10|10.RL.3</text:p>
          </table:table-cell>
          <table:table-cell office:value-type="string">
            <text:p>10.RL.3</text:p>
          </table:table-cell>
          <table:table-cell office:value-type="string">
            <text:p>Analyze the impact of the author’s choices regarding how to develop and relate elements of a story or drama (e.g., where a story is set, how the action is ordered, how the characters are introduced and develop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1-11|11-12.RL.1</text:p>
          </table:table-cell>
          <table:table-cell office:value-type="string">
            <text:p>11-12.RL.1</text:p>
          </table:table-cell>
          <table:table-cell office:value-type="string">
            <text:p>Cite strong and thorough textual evidence to support analysis of what the text says explicitly as well as inferences drawn from the text, including determining where the text leaves matters uncertai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1-11|11-12.RL.3</text:p>
          </table:table-cell>
          <table:table-cell office:value-type="string">
            <text:p>11-12.RL.3</text:p>
          </table:table-cell>
          <table:table-cell office:value-type="string">
            <text:p>Analyze the impact of the author’s choices regarding how to develop and relate elements of a story or drama (e.g., where a story is set, how the action is ordered, how the characters are introduced and developed).</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1-3|3.RL.1</text:p>
          </table:table-cell>
          <table:table-cell office:value-type="string">
            <text:p>3.RL.1</text:p>
          </table:table-cell>
          <table:table-cell office:value-type="string">
            <text:p>Ask and answer questions to demonstrate understanding of a text, referring explicitly to the text as the basis for the answer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1-3|3.RL.3</text:p>
          </table:table-cell>
          <table:table-cell office:value-type="string">
            <text:p>3.RL.3</text:p>
          </table:table-cell>
          <table:table-cell office:value-type="string">
            <text:p>Describe characters in a story (e.g., their traits, motivations, or feelings) and explain how their actions contribute to the sequence of even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1-4|4.RL.1</text:p>
          </table:table-cell>
          <table:table-cell office:value-type="string">
            <text:p>4.RL.1</text:p>
          </table:table-cell>
          <table:table-cell office:value-type="string">
            <text:p>Refer to details and examples in a text when explaining what the text says explicitly and when drawing inferences from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1-4|4.RL.3</text:p>
          </table:table-cell>
          <table:table-cell office:value-type="string">
            <text:p>4.RL.3</text:p>
          </table:table-cell>
          <table:table-cell office:value-type="string">
            <text:p>Describe in depth a character, setting, or event in a story or drama, drawing on specific details in the text (e.g., a character’s thoughts, words, or action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1-5|5.RL.1</text:p>
          </table:table-cell>
          <table:table-cell office:value-type="string">
            <text:p>5.RL.1</text:p>
          </table:table-cell>
          <table:table-cell office:value-type="string">
            <text:p>Quote accurately from a text when explaining what the text says explicitly and when drawing inferences from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1-5|5.RL.3</text:p>
          </table:table-cell>
          <table:table-cell office:value-type="string">
            <text:p>5.RL.3</text:p>
          </table:table-cell>
          <table:table-cell office:value-type="string">
            <text:p>Compare and contrast two or more characters, settings, or events in a story or drama, drawing on specific details in the text (e.g., how characters interac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1-6|6.RL.1</text:p>
          </table:table-cell>
          <table:table-cell office:value-type="string">
            <text:p>6.RL.1</text:p>
          </table:table-cell>
          <table:table-cell office:value-type="string">
            <text:p>Cite textual evidence to support analysis of what the text says explicitly as well as inferences drawn from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1-6|6.RL.3</text:p>
          </table:table-cell>
          <table:table-cell office:value-type="string">
            <text:p>6.RL.3</text:p>
          </table:table-cell>
          <table:table-cell office:value-type="string">
            <text:p>Describe how a particular story’s or drama’s plot unfolds in a series of episodes as well as how the characters respond or change as the plot moves toward a resolu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1-7|7.RL.1</text:p>
          </table:table-cell>
          <table:table-cell office:value-type="string">
            <text:p>7.RL.1</text:p>
          </table:table-cell>
          <table:table-cell office:value-type="string">
            <text:p>Cite several pieces of textual evidence to support analysis of what the text says explicitly as well as inferences drawn from the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1-7|7.RL.3</text:p>
          </table:table-cell>
          <table:table-cell office:value-type="string">
            <text:p>7.RL.3</text:p>
          </table:table-cell>
          <table:table-cell office:value-type="string">
            <text:p>Analyze how particular elements of a story or drama interact (e.g., how setting shapes the characters or plo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1-8|8.RL.1</text:p>
          </table:table-cell>
          <table:table-cell office:value-type="string">
            <text:p>8.RL.1</text:p>
          </table:table-cell>
          <table:table-cell office:value-type="string">
            <text:p>Cite the textual evidence that most strongly supports an analysis of what the text says explicitly as well as inferences drawn from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1-8|8.RL.3</text:p>
          </table:table-cell>
          <table:table-cell office:value-type="string">
            <text:p>8.RL.3</text:p>
          </table:table-cell>
          <table:table-cell office:value-type="string">
            <text:p>Analyze how a text makes connections among and distinctions between individuals, ideas, or events (e.g., through comparisons, analogies, or categorie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1-9|9.RL.1</text:p>
          </table:table-cell>
          <table:table-cell office:value-type="string">
            <text:p>9.RL.1</text:p>
          </table:table-cell>
          <table:table-cell office:value-type="string">
            <text:p>Cite the textual evidence that most strongly supports an analysis of what the text says explicitly as well as inferences drawn from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1-9|9.RL.3</text:p>
          </table:table-cell>
          <table:table-cell office:value-type="string">
            <text:p>9.RL.3</text:p>
          </table:table-cell>
          <table:table-cell office:value-type="string">
            <text:p>Analyze how a text makes connections among and distinctions between individuals, ideas, or events (e.g., through comparisons, analogies, or categori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2-10|10.RL.2</text:p>
          </table:table-cell>
          <table:table-cell office:value-type="string">
            <text:p>10.RL.2</text:p>
          </table:table-cell>
          <table:table-cell office:value-type="string">
            <text:p>Determine two or more themes or central ideas of a text and analyze their development over the course of the text, including how they interact and build on one another to produce a complex account; provide an objective summary of the tex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2-11|11-12.RL.2</text:p>
          </table:table-cell>
          <table:table-cell office:value-type="string">
            <text:p>11-12.RL.2</text:p>
          </table:table-cell>
          <table:table-cell office:value-type="string">
            <text:p>Determine two or more themes or central ideas of a text and analyze their development over the course of the text, including how they interact and build on one another to produce a complex account; provide an objective summary of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2-3|3.RL.2</text:p>
          </table:table-cell>
          <table:table-cell office:value-type="string">
            <text:p>3.RL.2</text:p>
          </table:table-cell>
          <table:table-cell office:value-type="string">
            <text:p>Recount stories, including fables, folktales, and myths from diverse cultures; determine the central message, lesson, or moral and explain how it is conveyed through key details in the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2-4|4.RL.2</text:p>
          </table:table-cell>
          <table:table-cell office:value-type="string">
            <text:p>4.RL.2</text:p>
          </table:table-cell>
          <table:table-cell office:value-type="string">
            <text:p>Determine a theme of a story, drama, or poem from details in the text; summarize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2-5|5.RL.2</text:p>
          </table:table-cell>
          <table:table-cell office:value-type="string">
            <text:p>5.RL.2</text:p>
          </table:table-cell>
          <table:table-cell office:value-type="string">
            <text:p>Determine a theme of a story, drama, or poem from details in the text, including how characters in a story or drama respond to challenges or how the speaker in a poem reflects upon a topic; summarize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2-6|6.RL.2</text:p>
          </table:table-cell>
          <table:table-cell office:value-type="string">
            <text:p>6.RL.2</text:p>
          </table:table-cell>
          <table:table-cell office:value-type="string">
            <text:p>Determine a theme or central idea of a text and how it is conveyed through particular details; provide a summary of the text distinct from personal opinions or judgmen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2-7|7.RL.2</text:p>
          </table:table-cell>
          <table:table-cell office:value-type="string">
            <text:p>7.RL.2</text:p>
          </table:table-cell>
          <table:table-cell office:value-type="string">
            <text:p>Determine a theme or central idea of a text and analyze its development over the course of the text; provide an objective summary of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2-8|8.RL.2</text:p>
          </table:table-cell>
          <table:table-cell office:value-type="string">
            <text:p>8.RL.2</text:p>
          </table:table-cell>
          <table:table-cell office:value-type="string">
            <text:p>Determine a central idea of a text and analyze its development over the course of the text, including its relationship to supporting ideas; provide an objective summary of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2-9|9.RL.2</text:p>
          </table:table-cell>
          <table:table-cell office:value-type="string">
            <text:p>9.RL.2</text:p>
          </table:table-cell>
          <table:table-cell office:value-type="string">
            <text:p>Determine a central idea of a text and analyze its development over the course of the text, including its relationship to supporting ideas; provide an objective summary of the tex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10|10.L.4a</text:p>
          </table:table-cell>
          <table:table-cell office:value-type="string">
            <text:p>10.L.4a</text:p>
          </table:table-cell>
          <table:table-cell office:value-type="string">
            <text:p>Determine or clarify the meaning of unknown and multiple-meaning words and phrases based on grades 11–12 reading and content, choosing flexibly from a range of strategies. A) Use context (e.g., the overall meaning of a sentence, paragraph, or text; a word’s position or function in a sentence) as a clue to the 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10|10.L.4b</text:p>
          </table:table-cell>
          <table:table-cell office:value-type="string">
            <text:p>10.L.4b</text:p>
          </table:table-cell>
          <table:table-cell office:value-type="string">
            <text:p>Determine or clarify the meaning of unknown and multiple-meaning words and phrases based on grades 11–12 reading and content, choosing flexibly from a range of strategies. B) Identify and correctly use patterns of word changes that indicate different meanings or parts of speech (e.g., conceive, conception, conceivabl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LT|3-10|10.L.4c</text:p>
          </table:table-cell>
          <table:table-cell office:value-type="string">
            <text:p>10.L.4c</text:p>
          </table:table-cell>
          <table:table-cell office:value-type="string">
            <text:p>Determine or clarify the meaning of unknown and multiple-meaning words and phrases based on grades 11–12 reading and content, choosing flexibly from a range of strategies. C) Consult general and specialized reference materials (e.g., dictionaries, glossaries, thesauruses), both print and digital, to find the pronunciation of a word or determine or clarify its precise meaning, its part of speech, its etymology, or its standard usag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10|10.L.4d</text:p>
          </table:table-cell>
          <table:table-cell office:value-type="string">
            <text:p>10.L.4d</text:p>
          </table:table-cell>
          <table:table-cell office:value-type="string">
            <text:p>Determine or clarify the meaning of unknown and multiple-meaning words and phrases based on grades 11–12 reading and content, choosing flexibly from a range of strategies. D) Verify the preliminary determination of the meaning of a word or phrase (e.g., by checking the inferred meaning in context or in a dictionar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3-10|10.L.5b</text:p>
          </table:table-cell>
          <table:table-cell office:value-type="string">
            <text:p>10.L.5b</text:p>
          </table:table-cell>
          <table:table-cell office:value-type="string">
            <text:p>Demonstrate understanding of figurative language, word relationships, and nuances in word meanings. B) Analyze nuances in the meaning of words with similar denotation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10|10.L.6</text:p>
          </table:table-cell>
          <table:table-cell office:value-type="string">
            <text:p>10.L.6</text:p>
          </table:table-cell>
          <table:table-cell office:value-type="string">
            <text:p>Acquire and use accurately general academic and domain-specific words and phrases, sufficient for reading, writing, speaking, and listening at the college and career readiness level; demonstrate independence in gathering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10|10.RL.4</text:p>
          </table:table-cell>
          <table:table-cell office:value-type="string">
            <text:p>10.RL.4</text:p>
          </table:table-cell>
          <table:table-cell office:value-type="string">
            <text:p>Determine the meaning of words and phrases as they are used in the text, including figurative and connotative meanings; analyze the impact of specific word choices on meaning and tone, including words with multiple meanings or language that is particularly fresh, engaging, or beautiful. (Include Shakespeare as well as other author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11|11-12.L.4a</text:p>
          </table:table-cell>
          <table:table-cell office:value-type="string">
            <text:p>11-12.L.4a</text:p>
          </table:table-cell>
          <table:table-cell office:value-type="string">
            <text:p>Determine or clarify the meaning of unknown and multiple-meaning words and phrases based on grades 11–12 reading and content, choosing flexibly from a range of strategies. A) Use context (e.g., the overall meaning of a sentence, paragraph, or text; a word’s position or function in a sentence) as a clue to the 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11|11-12.L.4b</text:p>
          </table:table-cell>
          <table:table-cell office:value-type="string">
            <text:p>11-12.L.4b</text:p>
          </table:table-cell>
          <table:table-cell office:value-type="string">
            <text:p>Determine or clarify the meaning of unknown and multiple-meaning words and phrases based on grades 11–12 reading and content, choosing flexibly from a range of strategies. B) Identify and correctly use patterns of word changes that indicate different meanings or parts of speech (e.g., conceive, conception, conceivabl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LT|3-11|11-12.L.4c</text:p>
          </table:table-cell>
          <table:table-cell office:value-type="string">
            <text:p>11-12.L.4c</text:p>
          </table:table-cell>
          <table:table-cell office:value-type="string">
            <text:p>Determine or clarify the meaning of unknown and multiple-meaning words and phrases based on grades 11–12 reading and content, choosing flexibly from a range of strategies. C) Consult general and specialized reference materials (e.g., dictionaries, glossaries, thesauruses), both print and digital, to find the pronunciation of a word or determine or clarify its precise meaning, its part of speech, its etymology, or its standard usag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11|11-12.L.4d</text:p>
          </table:table-cell>
          <table:table-cell office:value-type="string">
            <text:p>11-12.L.4d</text:p>
          </table:table-cell>
          <table:table-cell office:value-type="string">
            <text:p>Determine or clarify the meaning of unknown and multiple-meaning words and phrases based on grades 11–12 reading and content, choosing flexibly from a range of strategies. D) Verify the preliminary determination of the meaning of a word or phrase (e.g., by checking the inferred meaning in context or in a dictionar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3-11|11-12.L.5b</text:p>
          </table:table-cell>
          <table:table-cell office:value-type="string">
            <text:p>11-12.L.5b</text:p>
          </table:table-cell>
          <table:table-cell office:value-type="string">
            <text:p>Demonstrate understanding of figurative language, word relationships, and nuances in word meanings. B) Analyze nuances in the meaning of words with similar denotation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11|11-12.L.6</text:p>
          </table:table-cell>
          <table:table-cell office:value-type="string">
            <text:p>11-12.L.6</text:p>
          </table:table-cell>
          <table:table-cell office:value-type="string">
            <text:p>Acquire and use accurately general academic and domain-specific words and phrases, sufficient for reading, writing, speaking, and listening at the college and career readiness level; demonstrate independence in gathering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11|11-12.RL.4</text:p>
          </table:table-cell>
          <table:table-cell office:value-type="string">
            <text:p>11-12.RL.4</text:p>
          </table:table-cell>
          <table:table-cell office:value-type="string">
            <text:p>Determine the meaning of words and phrases as they are used in the text, including figurative and connotative meanings; analyze the impact of specific word choices on meaning and tone, including words with multiple meanings or language that is particularly fresh, engaging, or beautiful. (Include Shakespeare as well as other author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3-3|3.L.4a</text:p>
          </table:table-cell>
          <table:table-cell office:value-type="string">
            <text:p>3.L.4a</text:p>
          </table:table-cell>
          <table:table-cell office:value-type="string">
            <text:p>Determine or clarify the meaning of unknown and multiple-meaning word and phrases based on grade 3 reading and content, choosing flexibly from a range of strategies. A) Use sentence-level context as a clue to the meaning of a word or phras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LT|3-3|3.L.4b</text:p>
          </table:table-cell>
          <table:table-cell office:value-type="string">
            <text:p>3.L.4b</text:p>
          </table:table-cell>
          <table:table-cell office:value-type="string">
            <text:p>Determine or clarify the meaning of unknown and multiple-meaning word and phrases based on grade 3 reading and content, choosing flexibly from a range of strategies. B) Determine the meaning of the new word formed when a known affix is added to a known word (e.g., agreeable/disagreeable, comfortable/uncomfortable, care/careless, heat/prehea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3-3|3.L.4c</text:p>
          </table:table-cell>
          <table:table-cell office:value-type="string">
            <text:p>3.L.4c</text:p>
          </table:table-cell>
          <table:table-cell office:value-type="string">
            <text:p>Determine or clarify the meaning of unknown and multiple-meaning word and phrases based on grade 3 reading and content, choosing flexibly from a range of strategies. C) Use a known root word as a clue to the meaning of an unknown word with the same root (e.g., company, compan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3|3.L.4d</text:p>
          </table:table-cell>
          <table:table-cell office:value-type="string">
            <text:p>3.L.4d</text:p>
          </table:table-cell>
          <table:table-cell office:value-type="string">
            <text:p>Determine or clarify the meaning of unknown and multiple-meaning word and phrases based on grade 3 reading and content, choosing flexibly from a range of strategies. D) Use glossaries or beginning dictionaries, both print and digital, to determine or clarify the precise meaning of key words and phras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3-3|3.L.5c</text:p>
          </table:table-cell>
          <table:table-cell office:value-type="string">
            <text:p>3.L.5c</text:p>
          </table:table-cell>
          <table:table-cell office:value-type="string">
            <text:p>Demonstrate understanding of word relationships and nuances in word meanings. C) Distinguish shades of meaning among related words that describe states of mind or degrees of certainty (e.g., knew, believed, suspected, heard, wondered).</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3-3|3.RL.4</text:p>
          </table:table-cell>
          <table:table-cell office:value-type="string">
            <text:p>3.RL.4</text:p>
          </table:table-cell>
          <table:table-cell office:value-type="string">
            <text:p>Determine the meaning of words and phrases as they are used in a text, distinguishing literal from nonliteral languag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3-4|4.L.4a</text:p>
          </table:table-cell>
          <table:table-cell office:value-type="string">
            <text:p>4.L.4a</text:p>
          </table:table-cell>
          <table:table-cell office:value-type="string">
            <text:p>Determine or clarify the meaning of unknown and multiple-meaning words and phrases based on grade 4 reading and content, choosing flexibly from a range of strategies. A) Use context (e.g., definitions, examples, or restatements in text) as a clue to the 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4|4.L.4b</text:p>
          </table:table-cell>
          <table:table-cell office:value-type="string">
            <text:p>4.L.4b</text:p>
          </table:table-cell>
          <table:table-cell office:value-type="string">
            <text:p>Determine or clarify the meaning of unknown and multiple-meaning words and phrases based on grade 4 reading and content, choosing flexibly from a range of strategies. B) Use common, grade-appropriate Greek and Latin affixes and roots as clues to the <text:s/>meaning of a word (e.g., telegraph, photograph, autograph).</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LT|3-4|4.L.4c</text:p>
          </table:table-cell>
          <table:table-cell office:value-type="string">
            <text:p>4.L.4c</text:p>
          </table:table-cell>
          <table:table-cell office:value-type="string">
            <text:p>Determine or clarify the meaning of unknown and multiple-meaning words and phrases based on grade 4 reading and content, choosing flexibly from a range of strategies. C) Consult reference materials (e.g., dictionaries, glossaries, thesauruses), both print and digital, to find the pronunciation and determine or clarify the precise meaning of key words and phras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3-4|4.L.5c</text:p>
          </table:table-cell>
          <table:table-cell office:value-type="string">
            <text:p>4.L.5c</text:p>
          </table:table-cell>
          <table:table-cell office:value-type="string">
            <text:p>Demonstrate understanding of figurative language, word relationships, and nuances in word meanings. C) Demonstrate understanding of words by relating them to their opposites (antonyms) and to words with similar but not identical meanings (synonym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3-4|4.RL.4</text:p>
          </table:table-cell>
          <table:table-cell office:value-type="string">
            <text:p>4.RL.4</text:p>
          </table:table-cell>
          <table:table-cell office:value-type="string">
            <text:p>Determine the meaning of words and phrases as they are used in a text, including those that allude to significant characters found in mythology (e.g., Herculea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3-5|5.L.4a</text:p>
          </table:table-cell>
          <table:table-cell office:value-type="string">
            <text:p>5.L.4a</text:p>
          </table:table-cell>
          <table:table-cell office:value-type="string">
            <text:p>Determine or clarify the meaning of unknown and multiple-meaning words and phrases based on grade 5 reading and content, choosing flexibly from a range of strategies. A) Use context (e.g., cause/effect relationships and comparisons in text) as a clue to the 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5|5.L.4b</text:p>
          </table:table-cell>
          <table:table-cell office:value-type="string">
            <text:p>5.L.4b</text:p>
          </table:table-cell>
          <table:table-cell office:value-type="string">
            <text:p>Determine or clarify the meaning of unknown and multiple-meaning words and phrases based on grade 5 reading and content, choosing flexibly from a range of strategies. B) Use common, grade-appropriate Greek and Latin affixes and roots as clues to the meaning of a word (e.g., photograph, photosynthesi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LT|3-5|5.L.4c</text:p>
          </table:table-cell>
          <table:table-cell office:value-type="string">
            <text:p>5.L.4c</text:p>
          </table:table-cell>
          <table:table-cell office:value-type="string">
            <text:p>Determine or clarify the meaning of unknown and multiple-meaning words and phrases based on grade 5 reading and content, choosing flexibly from a range of strategies. C) Consult reference materials (e.g., dictionaries, glossaries, thesauruses), both print and digital, to find the pronunciation and determine or clarify the precise meaning of key words and phras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3-5|5.L.5c</text:p>
          </table:table-cell>
          <table:table-cell office:value-type="string">
            <text:p>5.L.5c</text:p>
          </table:table-cell>
          <table:table-cell office:value-type="string">
            <text:p>Demonstrate understanding of figurative language, word relationships, and nuances in word meanings. C) Use the relationship between particular words (e.g., synonyms, antonyms, homographs) to better understand each of the word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3-5|5.RL.4</text:p>
          </table:table-cell>
          <table:table-cell office:value-type="string">
            <text:p>5.RL.4</text:p>
          </table:table-cell>
          <table:table-cell office:value-type="string">
            <text:p>Determine the meaning of words and phrases as they are used in a text, including figurative language such as metaphors and simile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6|6.L.4a</text:p>
          </table:table-cell>
          <table:table-cell office:value-type="string">
            <text:p>6.L.4a</text:p>
          </table:table-cell>
          <table:table-cell office:value-type="string">
            <text:p>Determine or clarify the meaning of unknown and multiple-meaning words and phrases based on grade 6 reading and content, choosing flexibly from a range of strategies. A) Use context (e.g., the overall meaning of a sentence or paragraph; a word’s position or function in a sentence) as a clue to the 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6|6.L.4b</text:p>
          </table:table-cell>
          <table:table-cell office:value-type="string">
            <text:p>6.L.4b</text:p>
          </table:table-cell>
          <table:table-cell office:value-type="string">
            <text:p>Determine or clarify the meaning of unknown and multiple-meaning words and phrases based on grade 6 reading and content, choosing flexibly from a range of strategies. B) Use common, grade-appropriate Greek or Latin affixes and roots as clues to the meaning of a word (e.g., audience, auditory, audibl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LT|3-6|6.L.4c</text:p>
          </table:table-cell>
          <table:table-cell office:value-type="string">
            <text:p>6.L.4c</text:p>
          </table:table-cell>
          <table:table-cell office:value-type="string">
            <text:p>Determine or clarify the meaning of unknown and multiple-meaning words and phrases based on grade 6 reading and content, choosing flexibly from a range of strategies. C) Consult reference materials (e.g., dictionaries, glossaries, thesauruses), both print and digital, to find the pronunciation of a word or determine or clarify its precise meaning or its part of speech.</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6|6.L.4d</text:p>
          </table:table-cell>
          <table:table-cell office:value-type="string">
            <text:p>6.L.4d</text:p>
          </table:table-cell>
          <table:table-cell office:value-type="string">
            <text:p>Determine or clarify the meaning of unknown and multiple-meaning words and phrases based on grade 6 reading and content, choosing flexibly from a range of strategies. D) Verify the preliminary determination of the meaning of a word or phrase (e.g., by checking the inferred meaning in context or in a dictionar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3-6|6.L.5b</text:p>
          </table:table-cell>
          <table:table-cell office:value-type="string">
            <text:p>6.L.5b</text:p>
          </table:table-cell>
          <table:table-cell office:value-type="string">
            <text:p>Demonstrate understanding of figurative language, word relationships, and nuances in word meanings. B) Use the relationship between particular words (e.g., cause/effect, part/whole, item/category) to better understand each of the word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3-6|6.L.5c</text:p>
          </table:table-cell>
          <table:table-cell office:value-type="string">
            <text:p>6.L.5c</text:p>
          </table:table-cell>
          <table:table-cell office:value-type="string">
            <text:p>Demonstrate understanding of figurative language, word relationships, and nuances in word meanings. C) Distinguish among the connotations (associations) of words with similar denotations (definitions) (e.g., stingy, scrimping, economical, unwasteful, thrift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3-6|6.L.6</text:p>
          </table:table-cell>
          <table:table-cell office:value-type="string">
            <text:p>6.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3-6|6.RL.4</text:p>
          </table:table-cell>
          <table:table-cell office:value-type="string">
            <text:p>6.RL.4</text:p>
          </table:table-cell>
          <table:table-cell office:value-type="string">
            <text:p>Determine the meaning of words and phrases as they are used in a text, including figurative and connotative meanings; analyze the impact of a specific word choice on meaning and ton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7|7.L.4a</text:p>
          </table:table-cell>
          <table:table-cell office:value-type="string">
            <text:p>7.L.4a</text:p>
          </table:table-cell>
          <table:table-cell office:value-type="string">
            <text:p>Determine or clarify the meaning of unknown and multiple-meaning words and phrases based on grade 7 reading and content, choosing flexibly from a range of strategies. A) Use context (e.g., the overall meaning of a sentence or paragraph; a word’s position or function in a sentence) as a clue to the 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7|7.L.4b</text:p>
          </table:table-cell>
          <table:table-cell office:value-type="string">
            <text:p>7.L.4b</text:p>
          </table:table-cell>
          <table:table-cell office:value-type="string">
            <text:p>Determine or clarify the meaning of unknown and multiple-meaning words and phrases based on grade 7 reading and content, choosing flexibly from a range of strategies. B) Use common, grade-appropriate Greek or Latin affixes and roots as clues to the meaning of a word (e.g., belligerent, bellicose, rebel).</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LT|3-7|7.L.4c</text:p>
          </table:table-cell>
          <table:table-cell office:value-type="string">
            <text:p>7.L.4c</text:p>
          </table:table-cell>
          <table:table-cell office:value-type="string">
            <text:p>Determine or clarify the meaning of unknown and multiple-meaning words and phrases based on grade 7 reading and content, choosing flexibly from a range of strategies. C) Consult general and specialized reference materials (e.g., dictionaries, glossaries, thesauruses), both print and digital, to find the pronunciation of a word or determine or clarify its precise meaning or its part of speech.</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7|7.L.4d</text:p>
          </table:table-cell>
          <table:table-cell office:value-type="string">
            <text:p>7.L.4d</text:p>
          </table:table-cell>
          <table:table-cell office:value-type="string">
            <text:p>Determine or clarify the meaning of unknown and multiple-meaning words and phrases based on grade 7 reading and content, choosing flexibly from a range of strategies. D) Verify the preliminary determination of the meaning of a word or phrase (e.g., by checking the inferred meaning in context or in a dictionar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3-7|7.L.5b</text:p>
          </table:table-cell>
          <table:table-cell office:value-type="string">
            <text:p>7.L.5b</text:p>
          </table:table-cell>
          <table:table-cell office:value-type="string">
            <text:p>Demonstrate understanding of figurative language, word relationships, and nuances in word meanings. B) Use the relationship between particular words (e.g., synonym/antonym, analogy) to better understand each of the word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3-7|7.L.5c</text:p>
          </table:table-cell>
          <table:table-cell office:value-type="string">
            <text:p>7.L.5c</text:p>
          </table:table-cell>
          <table:table-cell office:value-type="string">
            <text:p>Demonstrate understanding of figurative language, word relationships, and nuances in word meanings. C) Distinguish among the connotations (associations) of words with similar denotations (definitions) (e.g., refined, respectful, polite, diplomatic, condescending).</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3-7|7.L.6</text:p>
          </table:table-cell>
          <table:table-cell office:value-type="string">
            <text:p>7.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3-7|7.RL.4</text:p>
          </table:table-cell>
          <table:table-cell office:value-type="string">
            <text:p>7.RL.4</text:p>
          </table:table-cell>
          <table:table-cell office:value-type="string">
            <text:p>Determine the meaning of words and phrases as they are used in a text, including figurative and connotative meanings; analyze the impact of rhymes and other repetitions of sounds (e.g., alliteration) on a specific verse or stanza of a poem or section of a story or drama.</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8|8.L.4a</text:p>
          </table:table-cell>
          <table:table-cell office:value-type="string">
            <text:p>8.L.4a</text:p>
          </table:table-cell>
          <table:table-cell office:value-type="string">
            <text:p>Determine or clarify the meaning of unknown and multiple-meaning words or phrases based on grade 8 reading and content, choosing flexibly from a range of strategies. A) Use context (e.g., the overall meaning of a sentence or paragraph; a word’s position or function in a sentence) as a clue to the <text:s/>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8|8.L.4b</text:p>
          </table:table-cell>
          <table:table-cell office:value-type="string">
            <text:p>8.L.4b</text:p>
          </table:table-cell>
          <table:table-cell office:value-type="string">
            <text:p>Determine or clarify the meaning of unknown and multiple-meaning words or phrases based on grade 8 reading and content, choosing flexibly from a range of strategies. B) Use common, grade-appropriate Greek or Latin affixes and roots as clues to the meaning of a word (e.g., precede, recede, seced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LT|3-8|8.L.4c</text:p>
          </table:table-cell>
          <table:table-cell office:value-type="string">
            <text:p>8.L.4c</text:p>
          </table:table-cell>
          <table:table-cell office:value-type="string">
            <text:p>Determine or clarify the meaning of unknown and multiple-meaning words or phrases based on grade 8 reading and content, choosing flexibly from a range of strategies. C) Consult general and specialized reference materials (e.g., dictionaries, glossaries, thesauruses), both print and digital, to find the pronunciation of a word or determine or clarify its precise meaning or its part of speech.</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8|8.L.4d</text:p>
          </table:table-cell>
          <table:table-cell office:value-type="string">
            <text:p>8.L.4d</text:p>
          </table:table-cell>
          <table:table-cell office:value-type="string">
            <text:p>Determine or clarify the meaning of unknown and multiple-meaning words or phrases based on grade 8 reading and content, choosing flexibly from a range of strategies. D) Verify the preliminary determination of the meaning of a word or phrase (e.g., by checking the inferred meaning in context or in a dictionar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3-8|8.L.5b</text:p>
          </table:table-cell>
          <table:table-cell office:value-type="string">
            <text:p>8.L.5b</text:p>
          </table:table-cell>
          <table:table-cell office:value-type="string">
            <text:p>Demonstrate understanding of figurative language, word relationships, and nuances in word meanings. B) Use the relationship between particular words to better understand each of the word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3-8|8.L.5c</text:p>
          </table:table-cell>
          <table:table-cell office:value-type="string">
            <text:p>8.L.5c</text:p>
          </table:table-cell>
          <table:table-cell office:value-type="string">
            <text:p>Demonstrate understanding of figurative language, word relationships, and nuances in word meanings. C) Distinguish among the connotations (associations) of words with similar denotations (definitions) (e.g., bullheaded, willful, firm, persistent, resolut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3-8|8.L.6</text:p>
          </table:table-cell>
          <table:table-cell office:value-type="string">
            <text:p>8.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3-8|8.RL.4</text:p>
          </table:table-cell>
          <table:table-cell office:value-type="string">
            <text:p>8.RL.4</text:p>
          </table:table-cell>
          <table:table-cell office:value-type="string">
            <text:p>Determine the meaning of words and phrases as they are used in a text, including figurative and connotative meanings; analyze the impact of specific word choices on meaning and tone, including analogies or allusions to other tex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9|9.L.4a</text:p>
          </table:table-cell>
          <table:table-cell office:value-type="string">
            <text:p>9.L.4a</text:p>
          </table:table-cell>
          <table:table-cell office:value-type="string">
            <text:p>Determine or clarify the meaning of unknown and multiple-meaning words or phrases based on grade 8 reading and content, choosing flexibly from a range of strategies. A) Use context (e.g., the overall meaning of a sentence or paragraph; a word’s position or function in a sentence) as a clue to the <text:s/>meaning of a word or phras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9|9.L.4b</text:p>
          </table:table-cell>
          <table:table-cell office:value-type="string">
            <text:p>9.L.4b</text:p>
          </table:table-cell>
          <table:table-cell office:value-type="string">
            <text:p>Determine or clarify the meaning of unknown and multiple-meaning words or phrases based on grade 8 reading and content, choosing flexibly from a range of strategies. B) Use common, grade-appropriate Greek or Latin affixes and roots as clues to the meaning of a word (e.g., precede, recede, seced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1-LT|3-9|9.L.4c</text:p>
          </table:table-cell>
          <table:table-cell office:value-type="string">
            <text:p>9.L.4c</text:p>
          </table:table-cell>
          <table:table-cell office:value-type="string">
            <text:p>Determine or clarify the meaning of unknown and multiple-meaning words or phrases based on grade 8 reading and content, choosing flexibly from a range of strategies. C) Consult general and specialized reference materials (e.g., dictionaries, glossaries, thesauruses), both print and digital, to find the pronunciation of a word or determine or clarify its precise meaning or its part of speech.</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3-9|9.L.4d</text:p>
          </table:table-cell>
          <table:table-cell office:value-type="string">
            <text:p>9.L.4d</text:p>
          </table:table-cell>
          <table:table-cell office:value-type="string">
            <text:p>Determine or clarify the meaning of unknown and multiple-meaning words or phrases based on grade 8 reading and content, choosing flexibly from a range of strategies. D) Verify the preliminary determination of the meaning of a word or phrase (e.g., by checking the inferred meaning in context or in a dictionar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3-9|9.L.5b</text:p>
          </table:table-cell>
          <table:table-cell office:value-type="string">
            <text:p>9.L.5b</text:p>
          </table:table-cell>
          <table:table-cell office:value-type="string">
            <text:p>Demonstrate understanding of figurative language, word relationships, and nuances in word meanings. B) Use the relationship between particular words to better understand each of the word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3-9|9.L.5c</text:p>
          </table:table-cell>
          <table:table-cell office:value-type="string">
            <text:p>9.L.5c</text:p>
          </table:table-cell>
          <table:table-cell office:value-type="string">
            <text:p>Demonstrate understanding of figurative language, word relationships, and nuances in word meanings. C) Distinguish among the connotations (associations) of words with similar denotations (definitions) (e.g., bullheaded, willful, firm, persistent, resolut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3-9|9.L.6</text:p>
          </table:table-cell>
          <table:table-cell office:value-type="string">
            <text:p>9.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3-9|9.RL.4</text:p>
          </table:table-cell>
          <table:table-cell office:value-type="string">
            <text:p>9.RL.4</text:p>
          </table:table-cell>
          <table:table-cell office:value-type="string">
            <text:p>Determine the meaning of words and phrases as they are used in a text, including figurative and connotative meanings; analyze the impact of specific word choices on meaning and tone, including analogies or allusions to other tex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4-10|10.RL.2</text:p>
          </table:table-cell>
          <table:table-cell office:value-type="string">
            <text:p>10.RL.2</text:p>
          </table:table-cell>
          <table:table-cell office:value-type="string">
            <text:p>Determine two or more themes or central ideas of a text and analyze their development over the course of the text, including how they interact and build on one another to produce a complex account; provide an objective summary of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10|10.RL.3</text:p>
          </table:table-cell>
          <table:table-cell office:value-type="string">
            <text:p>10.RL.3</text:p>
          </table:table-cell>
          <table:table-cell office:value-type="string">
            <text:p>Analyze the impact of the author’s choices regarding how to develop and relate elements of a story or drama (e.g., where a story is set, how the action is ordered, how the characters are introduced and develop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10|10.RL.6</text:p>
          </table:table-cell>
          <table:table-cell office:value-type="string">
            <text:p>10.RL.6</text:p>
          </table:table-cell>
          <table:table-cell office:value-type="string">
            <text:p>Analyze a case in which grasping point of view requires distinguishing what is directly stated in a text from what is really meant (e.g., satire, sarcasm, irony, or understatemen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4-11|11-12.RL.2</text:p>
          </table:table-cell>
          <table:table-cell office:value-type="string">
            <text:p>11-12.RL.2</text:p>
          </table:table-cell>
          <table:table-cell office:value-type="string">
            <text:p>Determine two or more themes or central ideas of a text and analyze their development over the course of the text, including how they interact and build on one another to produce a complex account; provide an objective summary of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11|11-12.RL.3</text:p>
          </table:table-cell>
          <table:table-cell office:value-type="string">
            <text:p>11-12.RL.3</text:p>
          </table:table-cell>
          <table:table-cell office:value-type="string">
            <text:p>Analyze the impact of the author’s choices regarding how to develop and relate elements of a story or drama (e.g., where a story is set, how the action is ordered, how the characters are introduced and develop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11|11-12.RL.6</text:p>
          </table:table-cell>
          <table:table-cell office:value-type="string">
            <text:p>11-12.RL.6</text:p>
          </table:table-cell>
          <table:table-cell office:value-type="string">
            <text:p>Analyze a case in which grasping point of view requires distinguishing what is directly stated in a text from what is really meant (e.g., satire, sarcasm, irony, or understatemen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3|3.RL.2</text:p>
          </table:table-cell>
          <table:table-cell office:value-type="string">
            <text:p>3.RL.2</text:p>
          </table:table-cell>
          <table:table-cell office:value-type="string">
            <text:p>Recount stories, including fables, folktales, and myths from diverse cultures; determine the central message, lesson, or moral and explain how it is conveyed through key details in the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4-3|3.RL.3</text:p>
          </table:table-cell>
          <table:table-cell office:value-type="string">
            <text:p>3.RL.3</text:p>
          </table:table-cell>
          <table:table-cell office:value-type="string">
            <text:p>Describe characters in a story (e.g., their traits, motivations, or feelings) and explain how their actions contribute to the sequence of even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4-3|3.RL.6</text:p>
          </table:table-cell>
          <table:table-cell office:value-type="string">
            <text:p>3.RL.6</text:p>
          </table:table-cell>
          <table:table-cell office:value-type="string">
            <text:p>Distinguish their own point of view from that of the narrator or those of the character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4-4|4.RL.2</text:p>
          </table:table-cell>
          <table:table-cell office:value-type="string">
            <text:p>4.RL.2</text:p>
          </table:table-cell>
          <table:table-cell office:value-type="string">
            <text:p>Determine a theme of a story, drama, or poem from details in the text; summarize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4|4.RL.3</text:p>
          </table:table-cell>
          <table:table-cell office:value-type="string">
            <text:p>4.RL.3</text:p>
          </table:table-cell>
          <table:table-cell office:value-type="string">
            <text:p>Describe in depth a character, setting, or event in a story or drama, drawing on specific details in the text (e.g., a character’s thoughts, words, or act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4|4.RL.6</text:p>
          </table:table-cell>
          <table:table-cell office:value-type="string">
            <text:p>4.RL.6</text:p>
          </table:table-cell>
          <table:table-cell office:value-type="string">
            <text:p>Compare and contrast the point of view from which different stories are narrated, including the difference between first- and third-person narrat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5|5.RL.2</text:p>
          </table:table-cell>
          <table:table-cell office:value-type="string">
            <text:p>5.RL.2</text:p>
          </table:table-cell>
          <table:table-cell office:value-type="string">
            <text:p>Determine a theme of a story, drama, or poem from details in the text, including how characters in a story or drama respond to challenges or how the speaker in a poem reflects upon a topic; summarize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5|5.RL.3</text:p>
          </table:table-cell>
          <table:table-cell office:value-type="string">
            <text:p>5.RL.3</text:p>
          </table:table-cell>
          <table:table-cell office:value-type="string">
            <text:p>Compare and contrast two or more characters, settings, or events in a story or drama, drawing on specific details in the text (e.g., how characters interac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4-5|5.RL.6</text:p>
          </table:table-cell>
          <table:table-cell office:value-type="string">
            <text:p>5.RL.6</text:p>
          </table:table-cell>
          <table:table-cell office:value-type="string">
            <text:p>Describe how a narrator’s or speaker’s point of view influences how events are describ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6|6.RL.2</text:p>
          </table:table-cell>
          <table:table-cell office:value-type="string">
            <text:p>6.RL.2</text:p>
          </table:table-cell>
          <table:table-cell office:value-type="string">
            <text:p>Determine a theme or central idea of a text and how it is conveyed through particular details; provide a summary of the text distinct from personal opinions or judgment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6|6.RL.3</text:p>
          </table:table-cell>
          <table:table-cell office:value-type="string">
            <text:p>6.RL.3</text:p>
          </table:table-cell>
          <table:table-cell office:value-type="string">
            <text:p>Describe how a particular story’s or drama’s plot unfolds in a series of episodes as well as how the characters respond or change as the plot moves toward a resolu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4-6|6.RL.6</text:p>
          </table:table-cell>
          <table:table-cell office:value-type="string">
            <text:p>6.RL.6</text:p>
          </table:table-cell>
          <table:table-cell office:value-type="string">
            <text:p>Explain how an author develops the point of view of the narrator or speaker in a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4-7|7.RL.2</text:p>
          </table:table-cell>
          <table:table-cell office:value-type="string">
            <text:p>7.RL.2</text:p>
          </table:table-cell>
          <table:table-cell office:value-type="string">
            <text:p>Determine a theme or central idea of a text and analyze its development over the course of the text; provide an objective summary of the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4-7|7.RL.3</text:p>
          </table:table-cell>
          <table:table-cell office:value-type="string">
            <text:p>7.RL.3</text:p>
          </table:table-cell>
          <table:table-cell office:value-type="string">
            <text:p>Analyze how particular elements of a story or drama interact (e.g., how setting shapes the characters or plo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4-7|7.RL.6</text:p>
          </table:table-cell>
          <table:table-cell office:value-type="string">
            <text:p>7.RL.6</text:p>
          </table:table-cell>
          <table:table-cell office:value-type="string">
            <text:p>Analyze how an author develops and contrasts the points of view of different characters or narrators in a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8|8.RL.2</text:p>
          </table:table-cell>
          <table:table-cell office:value-type="string">
            <text:p>8.RL.2</text:p>
          </table:table-cell>
          <table:table-cell office:value-type="string">
            <text:p>Determine a central idea of a text and analyze its development over the course of the text, including its relationship to supporting ideas; provide an objective summary of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8|8.RL.3</text:p>
          </table:table-cell>
          <table:table-cell office:value-type="string">
            <text:p>8.RL.3</text:p>
          </table:table-cell>
          <table:table-cell office:value-type="string">
            <text:p>Analyze how a text makes connections among and distinctions between individuals, ideas, or events (e.g., through comparisons, analogies, or categori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8|8.RL.6</text:p>
          </table:table-cell>
          <table:table-cell office:value-type="string">
            <text:p>8.RL.6</text:p>
          </table:table-cell>
          <table:table-cell office:value-type="string">
            <text:p>Determine an author’s point of view or purpose in a text and analyze how the author acknowledges and responds to conflicting evidence or viewpoint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9|9.RL.2</text:p>
          </table:table-cell>
          <table:table-cell office:value-type="string">
            <text:p>9.RL.2</text:p>
          </table:table-cell>
          <table:table-cell office:value-type="string">
            <text:p>Determine a central idea of a text and analyze its development over the course of the text, including its relationship to supporting ideas; provide an objective summary of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9|9.RL.3</text:p>
          </table:table-cell>
          <table:table-cell office:value-type="string">
            <text:p>9.RL.3</text:p>
          </table:table-cell>
          <table:table-cell office:value-type="string">
            <text:p>Analyze how a text makes connections among and distinctions between individuals, ideas, or events (e.g., through comparisons, analogies, or categori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4-9|9.RL.6</text:p>
          </table:table-cell>
          <table:table-cell office:value-type="string">
            <text:p>9.RL.6</text:p>
          </table:table-cell>
          <table:table-cell office:value-type="string">
            <text:p>Determine an author’s point of view or purpose in a text and analyze how the author acknowledges and responds to conflicting evidence or viewpoint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5-10|10.RL.3</text:p>
          </table:table-cell>
          <table:table-cell office:value-type="string">
            <text:p>10.RL.3</text:p>
          </table:table-cell>
          <table:table-cell office:value-type="string">
            <text:p>Analyze the impact of the author’s choices regarding how to develop and relate elements of a story or drama (e.g., where a story is set, how the action is ordered, how the characters are introduced and develop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5-10|10.RL.7</text:p>
          </table:table-cell>
          <table:table-cell office:value-type="string">
            <text:p>10.RL.7</text:p>
          </table:table-cell>
          <table:table-cell office:value-type="string">
            <text:p>Analyze multiple interpretations of a story, drama, or poem (e.g., recorded or live production of a play or recorded novel or poetry), evaluating how each version interprets the source text. (Include at least one play by Shakespeare and one play by an American dramatis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5-10|10.RL.9</text:p>
          </table:table-cell>
          <table:table-cell office:value-type="string">
            <text:p>10.RL.9</text:p>
          </table:table-cell>
          <table:table-cell office:value-type="string">
            <text:p>Demonstrate knowledge of eighteenth-, nineteenth- and early-twentieth-century foundational works of American literature, including how two or more texts from the same period treat similar themes or topic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5-11|11-12.RL.3</text:p>
          </table:table-cell>
          <table:table-cell office:value-type="string">
            <text:p>11-12.RL.3</text:p>
          </table:table-cell>
          <table:table-cell office:value-type="string">
            <text:p>Analyze the impact of the author’s choices regarding how to develop and relate elements of a story or drama (e.g., where a story is set, how the action is ordered, how the characters are introduced and develop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5-11|11-12.RL.7</text:p>
          </table:table-cell>
          <table:table-cell office:value-type="string">
            <text:p>11-12.RL.7</text:p>
          </table:table-cell>
          <table:table-cell office:value-type="string">
            <text:p>Analyze multiple interpretations of a story, drama, or poem (e.g., recorded or live production of a play or recorded novel or poetry), evaluating how each version interprets the source text. (Include at least one play by Shakespeare and one play by an American dramatis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5-11|11-12.RL.9</text:p>
          </table:table-cell>
          <table:table-cell office:value-type="string">
            <text:p>11-12.RL.9</text:p>
          </table:table-cell>
          <table:table-cell office:value-type="string">
            <text:p>Demonstrate knowledge of eighteenth-, nineteenth- and early-twentieth-century foundational works of American literature, including how two or more texts from the same period treat similar themes or topic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5-3|3.RL.9</text:p>
          </table:table-cell>
          <table:table-cell office:value-type="string">
            <text:p>3.RL.9</text:p>
          </table:table-cell>
          <table:table-cell office:value-type="string">
            <text:p>Compare and contrast the themes, settings, and plots of stories written by the same author about the same or similar characters (e.g., in books from a seri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5-4|4.RL.6</text:p>
          </table:table-cell>
          <table:table-cell office:value-type="string">
            <text:p>4.RL.6</text:p>
          </table:table-cell>
          <table:table-cell office:value-type="string">
            <text:p>Compare and contrast the point of view from which different stories are narrated, including the difference between first- and third-person narrat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5-4|4.RL.7</text:p>
          </table:table-cell>
          <table:table-cell office:value-type="string">
            <text:p>4.RL.7</text:p>
          </table:table-cell>
          <table:table-cell office:value-type="string">
            <text:p>Make connections between the text of a story or drama and a visual or oral presentation of the text, identifying where each version reflects specific descriptions and directions in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5-4|4.RL.9</text:p>
          </table:table-cell>
          <table:table-cell office:value-type="string">
            <text:p>4.RL.9</text:p>
          </table:table-cell>
          <table:table-cell office:value-type="string">
            <text:p>Compare and contrast the treatment of similar themes and topics (e.g., opposition of good and evil) and patterns of events (e.g., the quest) in stories, myths, and traditional literature from different culture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5-5|5.RL.6</text:p>
          </table:table-cell>
          <table:table-cell office:value-type="string">
            <text:p>5.RL.6</text:p>
          </table:table-cell>
          <table:table-cell office:value-type="string">
            <text:p>Describe how a narrator’s or speaker’s point of view influences how events are described.</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5-5|5.RL.9</text:p>
          </table:table-cell>
          <table:table-cell office:value-type="string">
            <text:p>5.RL.9</text:p>
          </table:table-cell>
          <table:table-cell office:value-type="string">
            <text:p>Compare and contrast stories in the same genre (e.g., mysteries and adventure stories) on their approaches to similar themes and topic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5-6|6.RL.3</text:p>
          </table:table-cell>
          <table:table-cell office:value-type="string">
            <text:p>6.RL.3</text:p>
          </table:table-cell>
          <table:table-cell office:value-type="string">
            <text:p>Describe how a particular story’s or drama’s plot unfolds in a series of episodes as well as how the characters respond or change as the plot moves toward a resolu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5-6|6.RL.6</text:p>
          </table:table-cell>
          <table:table-cell office:value-type="string">
            <text:p>6.RL.6</text:p>
          </table:table-cell>
          <table:table-cell office:value-type="string">
            <text:p>Explain how an author develops the point of view of the narrator or speaker in a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5-6|6.RL.9</text:p>
          </table:table-cell>
          <table:table-cell office:value-type="string">
            <text:p>6.RL.9</text:p>
          </table:table-cell>
          <table:table-cell office:value-type="string">
            <text:p>Compare and contrast texts in different forms or genres (e.g., stories and poems; historical novels and fantasy stories) in terms of their approaches to similar themes and topic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5-7|7.RL.6</text:p>
          </table:table-cell>
          <table:table-cell office:value-type="string">
            <text:p>7.RL.6</text:p>
          </table:table-cell>
          <table:table-cell office:value-type="string">
            <text:p>Analyze how an author develops and contrasts the points of view of different characters or narrators in a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5-7|7.RL.9</text:p>
          </table:table-cell>
          <table:table-cell office:value-type="string">
            <text:p>7.RL.9</text:p>
          </table:table-cell>
          <table:table-cell office:value-type="string">
            <text:p>Compare and contrast a fictional portrayal of a time, place, or character and a historical account of the same period as a means of understanding how authors of fiction use or alter histor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5-8|8.RL.3</text:p>
          </table:table-cell>
          <table:table-cell office:value-type="string">
            <text:p>8.RL.3</text:p>
          </table:table-cell>
          <table:table-cell office:value-type="string">
            <text:p>Analyze how a text makes connections among and distinctions between individuals, ideas, or events (e.g., through comparisons, analogies, or categori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5-8|8.RL.9</text:p>
          </table:table-cell>
          <table:table-cell office:value-type="string">
            <text:p>8.RL.9</text:p>
          </table:table-cell>
          <table:table-cell office:value-type="string">
            <text:p>Analyze a case in which two or more texts provide conflicting information on the same topic and identify where the texts disagree on matters of fact or interpret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5-9|9.RL.3</text:p>
          </table:table-cell>
          <table:table-cell office:value-type="string">
            <text:p>9.RL.3</text:p>
          </table:table-cell>
          <table:table-cell office:value-type="string">
            <text:p>Analyze how a text makes connections among and distinctions between individuals, ideas, or events (e.g., through comparisons, analogies, or categori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5-9|9.RL.9</text:p>
          </table:table-cell>
          <table:table-cell office:value-type="string">
            <text:p>9.RL.9</text:p>
          </table:table-cell>
          <table:table-cell office:value-type="string">
            <text:p>Analyze a case in which two or more texts provide conflicting information on the same topic and identify where the texts disagree on matters of fact or interpretat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6-10|10.RL.5</text:p>
          </table:table-cell>
          <table:table-cell office:value-type="string">
            <text:p>10.RL.5</text:p>
          </table:table-cell>
          <table:table-cell office:value-type="string">
            <text:p>Analyze how an author’s choices concerning how to structure specific parts of a text (e.g., the choice of where to begin or end a story, the choice to provide a comedic or tragic resolution) contribute to its overall structure and meaning as well as its aesthetic impac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6-10|10.RL.7</text:p>
          </table:table-cell>
          <table:table-cell office:value-type="string">
            <text:p>10.RL.7</text:p>
          </table:table-cell>
          <table:table-cell office:value-type="string">
            <text:p>Analyze multiple interpretations of a story, drama, or poem (e.g., recorded or live production of a play or recorded novel or poetry), evaluating how each version interprets the source text. (Include at least one play by Shakespeare and one play by an American dramatis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6-11|11-12.RL.5</text:p>
          </table:table-cell>
          <table:table-cell office:value-type="string">
            <text:p>11-12.RL.5</text:p>
          </table:table-cell>
          <table:table-cell office:value-type="string">
            <text:p>Analyze how an author’s choices concerning how to structure specific parts of a text (e.g., the choice of where to begin or end a story, the choice to provide a comedic or tragic resolution) contribute to its overall structure and meaning as well as its aesthetic impac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6-11|11-12.RL.7</text:p>
          </table:table-cell>
          <table:table-cell office:value-type="string">
            <text:p>11-12.RL.7</text:p>
          </table:table-cell>
          <table:table-cell office:value-type="string">
            <text:p>Analyze multiple interpretations of a story, drama, or poem (e.g., recorded or live production of a play or recorded novel or poetry), evaluating how each version interprets the source text. (Include at least one play by Shakespeare and one play by an American dramatis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6-3|3.RL.5</text:p>
          </table:table-cell>
          <table:table-cell office:value-type="string">
            <text:p>3.RL.5</text:p>
          </table:table-cell>
          <table:table-cell office:value-type="string">
            <text:p>Refer to parts of stories, dramas, and poems when writing or speaking about a text, using terms such as chapter, scene, and stanza; describe how each successive part builds on earlier sect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6-3|3.RL.7</text:p>
          </table:table-cell>
          <table:table-cell office:value-type="string">
            <text:p>3.RL.7</text:p>
          </table:table-cell>
          <table:table-cell office:value-type="string">
            <text:p>Explain how specific aspects of a text’s illustrations contribute to what is conveyed by the words in a story (e.g., create mood, emphasize aspects of a character or setting).</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6-4|4.RL.5</text:p>
          </table:table-cell>
          <table:table-cell office:value-type="string">
            <text:p>4.RL.5</text:p>
          </table:table-cell>
          <table:table-cell office:value-type="string">
            <text:p>Explain major differences between poems, drama, and prose, and refer to the structural elements of poems (e.g., verse, rhythm, meter) and drama (e.g., casts of characters, settings, descriptions, dialogue, stage directions) when writing or speaking about a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6-5|5.RL.5</text:p>
          </table:table-cell>
          <table:table-cell office:value-type="string">
            <text:p>5.RL.5</text:p>
          </table:table-cell>
          <table:table-cell office:value-type="string">
            <text:p>Explain how a series of chapters, scenes, or stanzas fits together to provide the overall structure of a particular story, drama, or poem.</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6-5|5.RL.7</text:p>
          </table:table-cell>
          <table:table-cell office:value-type="string">
            <text:p>5.RL.7</text:p>
          </table:table-cell>
          <table:table-cell office:value-type="string">
            <text:p>Analyze how visual and multimedia elements contribute to the meaning, tone, or beauty of a text (e.g., graphic novel, multimedia presentation of fiction, folktale, myth, poem).</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6-6|6.RL.5</text:p>
          </table:table-cell>
          <table:table-cell office:value-type="string">
            <text:p>6.RL.5</text:p>
          </table:table-cell>
          <table:table-cell office:value-type="string">
            <text:p>Analyze how a particular sentence, chapter, scene, or stanza fits into the overall structure of a text and contributes to the development of the theme, setting, or plo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6-6|6.RL.7</text:p>
          </table:table-cell>
          <table:table-cell office:value-type="string">
            <text:p>6.RL.7</text:p>
          </table:table-cell>
          <table:table-cell office:value-type="string">
            <text:p>Compare and contrast the experience of reading a story, drama, or poem to listening to or viewing an audio, video, or live version of the text, including contrasting what they “see” and “hear” when reading the text to what they perceive when they listen or watch.</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6-7|7.RL.5</text:p>
          </table:table-cell>
          <table:table-cell office:value-type="string">
            <text:p>7.RL.5</text:p>
          </table:table-cell>
          <table:table-cell office:value-type="string">
            <text:p>Analyze how a drama’s or poem’s form or structure (e.g., soliloquy, sonnet) contributes to its meaning.</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6-7|7.RL.7</text:p>
          </table:table-cell>
          <table:table-cell office:value-type="string">
            <text:p>7.RL.7</text:p>
          </table:table-cell>
          <table:table-cell office:value-type="string">
            <text:p>Compare and contrast a written story, drama, or poem to its audio, filmed, staged, or multimedia version, analyzing the effects of techniques unique to each medium (e.g., lighting, sound, color, or camera focus and angles in a film).</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6-8|8.RL.5</text:p>
          </table:table-cell>
          <table:table-cell office:value-type="string">
            <text:p>8.RL.5</text:p>
          </table:table-cell>
          <table:table-cell office:value-type="string">
            <text:p>Analyze in detail the structure of a specific paragraph in a text, including the role of particular sentences in developing and refining a key concep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6-8|8.RL.7</text:p>
          </table:table-cell>
          <table:table-cell office:value-type="string">
            <text:p>8.RL.7</text:p>
          </table:table-cell>
          <table:table-cell office:value-type="string">
            <text:p>Analyze the extent to which a filmed or live production of a story or drama stays faithful to or departs from the text or script, evaluating the choices made by the director or actor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6-9|9.RL.5</text:p>
          </table:table-cell>
          <table:table-cell office:value-type="string">
            <text:p>9.RL.5</text:p>
          </table:table-cell>
          <table:table-cell office:value-type="string">
            <text:p>Analyze in detail the structure of a specific paragraph in a text, including the role of particular sentences in developing and refining a key concep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6-9|9.RL.7</text:p>
          </table:table-cell>
          <table:table-cell office:value-type="string">
            <text:p>9.RL.7</text:p>
          </table:table-cell>
          <table:table-cell office:value-type="string">
            <text:p>Analyze the extent to which a filmed or live production of a story or drama stays faithful to or departs from the text or script, evaluating the choices made by the director or actor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7-10|10.L.5a</text:p>
          </table:table-cell>
          <table:table-cell office:value-type="string">
            <text:p>10.L.5a</text:p>
          </table:table-cell>
          <table:table-cell office:value-type="string">
            <text:p>Demonstrate understanding of figurative language, word relationships, and nuances in word meanings. A) Interpret figures of speech (e.g., hyperbole, paradox) in context and analyze their role in the tex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7-10|10.RL.4</text:p>
          </table:table-cell>
          <table:table-cell office:value-type="string">
            <text:p>10.RL.4</text:p>
          </table:table-cell>
          <table:table-cell office:value-type="string">
            <text:p>Determine the meaning of words and phrases as they are used in the text, including figurative and connotative meanings; analyze the impact of specific word choices on meaning and tone, including words with multiple meanings or language that is particularly fresh, engaging, or beautiful. (Include Shakespeare as well as other author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7-11|11-12.L.5a</text:p>
          </table:table-cell>
          <table:table-cell office:value-type="string">
            <text:p>11-12.L.5a</text:p>
          </table:table-cell>
          <table:table-cell office:value-type="string">
            <text:p>Demonstrate understanding of figurative language, word relationships, and nuances in word meanings. A) Interpret figures of speech (e.g., hyperbole, paradox) in context and analyze their role in the tex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1-LT|7-11|11-12.RL.4</text:p>
          </table:table-cell>
          <table:table-cell office:value-type="string">
            <text:p>11-12.RL.4</text:p>
          </table:table-cell>
          <table:table-cell office:value-type="string">
            <text:p>Determine the meaning of words and phrases as they are used in the text, including figurative and connotative meanings; analyze the impact of specific word choices on meaning and tone, including words with multiple meanings or language that is particularly fresh, engaging, or beautiful. (Include Shakespeare as well as other author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7-11|9-10.L.5a</text:p>
          </table:table-cell>
          <table:table-cell office:value-type="string">
            <text:p>9-10.L.5a</text:p>
          </table:table-cell>
          <table:table-cell office:value-type="string">
            <text:p>Demonstrate understanding of figurative language, word relationships, and nuances in word meanings. A) Interpret figures of speech (e.g., euphemism, oxymoron) in context and analyze their role in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7-3|3.L.5a</text:p>
          </table:table-cell>
          <table:table-cell office:value-type="string">
            <text:p>3.L.5a</text:p>
          </table:table-cell>
          <table:table-cell office:value-type="string">
            <text:p>Demonstrate understanding of word relationships and nuances in word meanings. A) Distinguish the literal and nonliteral meanings of words and phrases in context (e.g., take step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7-3|3.RL.4</text:p>
          </table:table-cell>
          <table:table-cell office:value-type="string">
            <text:p>3.RL.4</text:p>
          </table:table-cell>
          <table:table-cell office:value-type="string">
            <text:p>Determine the meaning of words and phrases as they are used in a text, distinguishing literal from nonliteral languag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7-4|4.L.5a</text:p>
          </table:table-cell>
          <table:table-cell office:value-type="string">
            <text:p>4.L.5a</text:p>
          </table:table-cell>
          <table:table-cell office:value-type="string">
            <text:p>Demonstrate understanding of figurative language, word relationships, and nuances in word meanings. A) Explain the meaning of simple similes and metaphors (e.g., as pretty as a picture) in con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7-4|4.L.5b</text:p>
          </table:table-cell>
          <table:table-cell office:value-type="string">
            <text:p>4.L.5b</text:p>
          </table:table-cell>
          <table:table-cell office:value-type="string">
            <text:p>Demonstrate understanding of figurative language, word relationships, and nuances in word meanings. B) Recognize and explain the meaning of common idioms, adages, and proverb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7-5|5.L.5a</text:p>
          </table:table-cell>
          <table:table-cell office:value-type="string">
            <text:p>5.L.5a</text:p>
          </table:table-cell>
          <table:table-cell office:value-type="string">
            <text:p>Demonstrate understanding of figurative language, word relationships, and nuances in word meanings. A) Interpret figurative language, including similes and metaphors, in con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7-5|5.L.5b</text:p>
          </table:table-cell>
          <table:table-cell office:value-type="string">
            <text:p>5.L.5b</text:p>
          </table:table-cell>
          <table:table-cell office:value-type="string">
            <text:p>Demonstrate understanding of figurative language, word relationships, and nuances in word meanings. B) Recognize and explain the meaning of common idioms, adages, and proverb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1-LT|7-5|5.RL.4</text:p>
          </table:table-cell>
          <table:table-cell office:value-type="string">
            <text:p>5.RL.4</text:p>
          </table:table-cell>
          <table:table-cell office:value-type="string">
            <text:p>Determine the meaning of words and phrases as they are used in a text, including figurative language such as metaphors and simil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7-6|6.L.5a</text:p>
          </table:table-cell>
          <table:table-cell office:value-type="string">
            <text:p>6.L.5a</text:p>
          </table:table-cell>
          <table:table-cell office:value-type="string">
            <text:p>Demonstrate understanding of figurative language, word relationships, and nuances in word meanings. A) Interpret figures of speech (e.g., personification) in contex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7-6|6.L.5c</text:p>
          </table:table-cell>
          <table:table-cell office:value-type="string">
            <text:p>6.L.5c</text:p>
          </table:table-cell>
          <table:table-cell office:value-type="string">
            <text:p>Demonstrate understanding of figurative language, word relationships, and nuances in word meanings. C) Distinguish among the connotations (associations) of words with similar denotations (definitions) (e.g., stingy, scrimping, economical, unwasteful, thrift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7-6|6.RL.4</text:p>
          </table:table-cell>
          <table:table-cell office:value-type="string">
            <text:p>6.RL.4</text:p>
          </table:table-cell>
          <table:table-cell office:value-type="string">
            <text:p>Determine the meaning of words and phrases as they are used in a text, including figurative and connotative meanings; analyze the impact of a specific word choice on meaning and ton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7-7|7.L.5a</text:p>
          </table:table-cell>
          <table:table-cell office:value-type="string">
            <text:p>7.L.5a</text:p>
          </table:table-cell>
          <table:table-cell office:value-type="string">
            <text:p>Demonstrate understanding of figurative language, word relationships, and nuances in word meanings. A) Interpret figures of speech (e.g., literary, biblical, and mythological allusions) in contex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7-7|7.L.5c</text:p>
          </table:table-cell>
          <table:table-cell office:value-type="string">
            <text:p>7.L.5c</text:p>
          </table:table-cell>
          <table:table-cell office:value-type="string">
            <text:p>Demonstrate understanding of figurative language, word relationships, and nuances in word meanings. C) Distinguish among the connotations (associations) of words with similar denotations (definitions) (e.g., refined, respectful, polite, diplomatic, condescending).</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7-7|7.RL.4</text:p>
          </table:table-cell>
          <table:table-cell office:value-type="string">
            <text:p>7.RL.4</text:p>
          </table:table-cell>
          <table:table-cell office:value-type="string">
            <text:p>Determine the meaning of words and phrases as they are used in a text, including figurative and connotative meanings; analyze the impact of rhymes and other repetitions of sounds (e.g., alliteration) on a specific verse or stanza of a poem or section of a story or drama.</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7-8|8.L.5a</text:p>
          </table:table-cell>
          <table:table-cell office:value-type="string">
            <text:p>8.L.5a</text:p>
          </table:table-cell>
          <table:table-cell office:value-type="string">
            <text:p>Demonstrate understanding of figurative language, word relationships, and nuances in word meanings. A) Interpret figures of speech (e.g. verbal irony, puns) in contex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7-8|8.RL.4</text:p>
          </table:table-cell>
          <table:table-cell office:value-type="string">
            <text:p>8.RL.4</text:p>
          </table:table-cell>
          <table:table-cell office:value-type="string">
            <text:p>Determine the meaning of words and phrases as they are used in a text, including figurative and connotative meanings; analyze the impact of specific word choices on meaning and tone, including analogies or allusions to other text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1-LT|7-9|9.L.5a</text:p>
          </table:table-cell>
          <table:table-cell office:value-type="string">
            <text:p>9.L.5a</text:p>
          </table:table-cell>
          <table:table-cell office:value-type="string">
            <text:p>Demonstrate understanding of figurative language, word relationships, and nuances in word meanings. A) Interpret figures of speech (e.g. verbal irony, puns) in contex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1-LT|7-9|9.RL.4</text:p>
          </table:table-cell>
          <table:table-cell office:value-type="string">
            <text:p>9.RL.4</text:p>
          </table:table-cell>
          <table:table-cell office:value-type="string">
            <text:p>Determine the meaning of words and phrases as they are used in a text, including figurative and connotative meanings; analyze the impact of specific word choices on meaning and tone, including analogies or allusions to other text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1-10|10.W.3a</text:p>
          </table:table-cell>
          <table:table-cell office:value-type="string">
            <text:p>10.W.3a</text:p>
          </table:table-cell>
          <table:table-cell office:value-type="string">
            <text:p>Write narratives to develop real or imagined experiences or events using effective technique, well-chosen details, and well-structured event sequences. A) Engage and orient the reader by setting out a problem, situation, or observation and its significance, establishing one or multiple point(s) of view, and introducing a narrator and/or characters; create a smooth progression of experiences or even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10|10.W.3b</text:p>
          </table:table-cell>
          <table:table-cell office:value-type="string">
            <text:p>10.W.3b</text:p>
          </table:table-cell>
          <table:table-cell office:value-type="string">
            <text:p>Write narratives to develop real or imagined experiences or events using effective technique, well-chosen details, and well-structured event sequences. B) Use narrative techniques, such as dialogue, pacing, description, reflection, and multiple plot lines, to develop experiences, events, and/or character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1-10|10.W.3c</text:p>
          </table:table-cell>
          <table:table-cell office:value-type="string">
            <text:p>10.W.3c</text:p>
          </table:table-cell>
          <table:table-cell office:value-type="string">
            <text:p>Write narratives to develop real or imagined experiences or events using effective technique, well-chosen details, and well-structured event sequences. C) Use a variety of techniques to sequence events so that they build on one another to create a coherent whole and build toward a particular tone and outcome (e.g., a sense of mystery, suspense, growth, or resolut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10|10.W.3d</text:p>
          </table:table-cell>
          <table:table-cell office:value-type="string">
            <text:p>10.W.3d</text:p>
          </table:table-cell>
          <table:table-cell office:value-type="string">
            <text:p>Write narratives to develop real or imagined experiences or events using effective technique, well-chosen details, and well-structured event sequences. D) Use precise words and phrases, telling details, and sensory language to convey a vivid picture of the experiences, events, setting, and/or character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10|10.W.3e</text:p>
          </table:table-cell>
          <table:table-cell office:value-type="string">
            <text:p>10.W.3e</text:p>
          </table:table-cell>
          <table:table-cell office:value-type="string">
            <text:p>Write narratives to develop real or imagined experiences or events using effective technique, well-chosen details, and well-structured event sequences. E) Provide a conclusion that follows from and reflects on what is experienced, observed, or resolved over the course of the narrativ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1-11|11-12.W.3a</text:p>
          </table:table-cell>
          <table:table-cell office:value-type="string">
            <text:p>11-12.W.3a</text:p>
          </table:table-cell>
          <table:table-cell office:value-type="string">
            <text:p>Write narratives to develop real or imagined experiences or events using effective technique, well-chosen details, and well-structured event sequences. A) Engage and orient the reader by setting out a problem, situation, or observation and its significance, establishing one or multiple point(s) of view, and introducing a narrator and/or characters; create a smooth progression of experiences or even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11|11-12.W.3b</text:p>
          </table:table-cell>
          <table:table-cell office:value-type="string">
            <text:p>11-12.W.3b</text:p>
          </table:table-cell>
          <table:table-cell office:value-type="string">
            <text:p>Write narratives to develop real or imagined experiences or events using effective technique, well-chosen details, and well-structured event sequences. B) Use narrative techniques, such as dialogue, pacing, description, reflection, and multiple plot lines, to develop experiences, events, and/or character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1-11|11-12.W.3c</text:p>
          </table:table-cell>
          <table:table-cell office:value-type="string">
            <text:p>11-12.W.3c</text:p>
          </table:table-cell>
          <table:table-cell office:value-type="string">
            <text:p>Write narratives to develop real or imagined experiences or events using effective technique, well-chosen details, and well-structured event sequences. C) Use a variety of techniques to sequence events so that they build on one another to create a coherent whole and build toward a particular tone and outcome (e.g., a sense of mystery, suspense, growth, or resolut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11|11-12.W.3d</text:p>
          </table:table-cell>
          <table:table-cell office:value-type="string">
            <text:p>11-12.W.3d</text:p>
          </table:table-cell>
          <table:table-cell office:value-type="string">
            <text:p>Write narratives to develop real or imagined experiences or events using effective technique, well-chosen details, and well-structured event sequences. D) Use precise words and phrases, telling details, and sensory language to convey a vivid picture of the experiences, events, setting, and/or character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11|11-12.W.3e</text:p>
          </table:table-cell>
          <table:table-cell office:value-type="string">
            <text:p>11-12.W.3e</text:p>
          </table:table-cell>
          <table:table-cell office:value-type="string">
            <text:p>Write narratives to develop real or imagined experiences or events using effective technique, well-chosen details, and well-structured event sequences. E) Provide a conclusion that follows from and reflects on what is experienced, observed, or resolved over the course of the narrativ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3|3.W.3a</text:p>
          </table:table-cell>
          <table:table-cell office:value-type="string">
            <text:p>3.W.3a</text:p>
          </table:table-cell>
          <table:table-cell office:value-type="string">
            <text:p>Write narratives to develop real or imagined experiences or events using effective technique, descriptive details, and clear event sequences. A) Establish a situation and introduce a narrator and/or characters; organize an event sequence that unfolds natur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3|3.W.3b</text:p>
          </table:table-cell>
          <table:table-cell office:value-type="string">
            <text:p>3.W.3b</text:p>
          </table:table-cell>
          <table:table-cell office:value-type="string">
            <text:p>Write narratives to develop real or imagined experiences or events using effective technique, descriptive details, and clear event sequences. B) Use dialogue and descriptions of actions, thoughts, and feelings to develop experiences and events or show the response of characters to situat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1-3|3.W.3c</text:p>
          </table:table-cell>
          <table:table-cell office:value-type="string">
            <text:p>3.W.3c</text:p>
          </table:table-cell>
          <table:table-cell office:value-type="string">
            <text:p>Write narratives to develop real or imagined experiences or events using effective technique, descriptive details, and clear event sequences. C) Use temporal words and phrases to signal event order.</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1-3|3.W.3d</text:p>
          </table:table-cell>
          <table:table-cell office:value-type="string">
            <text:p>3.W.3d</text:p>
          </table:table-cell>
          <table:table-cell office:value-type="string">
            <text:p>Write narratives to develop real or imagined experiences or events using effective technique, descriptive details, and clear event sequences. D) Provide a sense of closur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4|4.W.3a</text:p>
          </table:table-cell>
          <table:table-cell office:value-type="string">
            <text:p>4.W.3a</text:p>
          </table:table-cell>
          <table:table-cell office:value-type="string">
            <text:p>Write narratives to develop real or imagined experiences or events using effective technique, descriptive details, and clear event sequences. A) Orient the reader by establishing a situationand introducing a narrator and/or characters; organize an event sequence that unfolds natur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4|4.W.3b</text:p>
          </table:table-cell>
          <table:table-cell office:value-type="string">
            <text:p>4.W.3b</text:p>
          </table:table-cell>
          <table:table-cell office:value-type="string">
            <text:p>Write narratives to develop real or imagined experiences or events using effective technique, descriptive details, and clear event sequences. B) Use dialogue and description to develop experiences and events or show the responses of characters to situa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4|4.W.3c</text:p>
          </table:table-cell>
          <table:table-cell office:value-type="string">
            <text:p>4.W.3c</text:p>
          </table:table-cell>
          <table:table-cell office:value-type="string">
            <text:p>Write narratives to develop real or imagined experiences or events using effective technique, descriptive details, and clear event sequences. C) Use a variety of transitional words and phrases to manage the sequence of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4|4.W.3d</text:p>
          </table:table-cell>
          <table:table-cell office:value-type="string">
            <text:p>4.W.3d</text:p>
          </table:table-cell>
          <table:table-cell office:value-type="string">
            <text:p>Write narratives to develop real or imagined experiences or events using effective technique, descriptive details, and clear event sequences. D) Use concrete words and phrases and sensory details to convey experiences and events precise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1-4|4.W.3e</text:p>
          </table:table-cell>
          <table:table-cell office:value-type="string">
            <text:p>4.W.3e</text:p>
          </table:table-cell>
          <table:table-cell office:value-type="string">
            <text:p>Write narratives to develop real or imagined experiences or events using effective technique, descriptive details, and clear event sequences. E) Provide a conclusion that follows from the narrated experiences or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5|5.W.3a</text:p>
          </table:table-cell>
          <table:table-cell office:value-type="string">
            <text:p>5.W.3a</text:p>
          </table:table-cell>
          <table:table-cell office:value-type="string">
            <text:p>Write narratives to develop real or imagined experiences or events using effective technique, descriptive details, and clear event sequences. A) Orient the reader by establishing a situation and introducing a narrator and/or characters; organize an event sequence that unfolds natur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5|5.W.3b</text:p>
          </table:table-cell>
          <table:table-cell office:value-type="string">
            <text:p>5.W.3b</text:p>
          </table:table-cell>
          <table:table-cell office:value-type="string">
            <text:p>Write narratives to develop real or imagined experiences or events using effective technique, descriptive details, and clear event sequences. B) Use narrative techniques, such as dialogue, description, and pacing, to develop experiences and events or show the responses of characters to situa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5|5.W.3c</text:p>
          </table:table-cell>
          <table:table-cell office:value-type="string">
            <text:p>5.W.3c</text:p>
          </table:table-cell>
          <table:table-cell office:value-type="string">
            <text:p>Write narratives to develop real or imagined experiences or events using effective technique, descriptive details, and clear event sequences. C) Use a variety of transitional words, phrases, and clauses to manage the sequence of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5|5.W.3d</text:p>
          </table:table-cell>
          <table:table-cell office:value-type="string">
            <text:p>5.W.3d</text:p>
          </table:table-cell>
          <table:table-cell office:value-type="string">
            <text:p>Write narratives to develop real or imagined experiences or events using effective technique, descriptive details, and clear event sequences. D) Use concrete words and phrases and sensory details to convey experiences and events precise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1-5|5.W.3e</text:p>
          </table:table-cell>
          <table:table-cell office:value-type="string">
            <text:p>5.W.3e</text:p>
          </table:table-cell>
          <table:table-cell office:value-type="string">
            <text:p>Write narratives to develop real or imagined experiences or events using effective technique, descriptive details, and clear event sequences. E) Provide a conclusion that follows from the narrated experiences or even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6|6.W.3a</text:p>
          </table:table-cell>
          <table:table-cell office:value-type="string">
            <text:p>6.W.3a</text:p>
          </table:table-cell>
          <table:table-cell office:value-type="string">
            <text:p>Write narratives to develop real or imagined experiences or events using effective technique, relevant descriptive details, and well-structured event sequences. A) Engage and orient the reader by establishing a context and introducing a narrator and/or characters; organize an event sequence that unfolds naturally and logic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6|6.W.3b</text:p>
          </table:table-cell>
          <table:table-cell office:value-type="string">
            <text:p>6.W.3b</text:p>
          </table:table-cell>
          <table:table-cell office:value-type="string">
            <text:p>Write narratives to develop real or imagined experiences or events using effective technique, relevant descriptive details, and well-structured event sequences. B) Use narrative techniques, such as dialogue, pacing, and description, to develop experiences, events, and/or character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6|6.W.3c</text:p>
          </table:table-cell>
          <table:table-cell office:value-type="string">
            <text:p>6.W.3c</text:p>
          </table:table-cell>
          <table:table-cell office:value-type="string">
            <text:p>Write narratives to develop real or imagined experiences or events using effective technique, relevant descriptive details, and well-structured event sequences. C) Use a variety of transition words, phrases, and clauses to convey sequence and signal shifts from one time frame or setting to another.</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6|6.W.3d</text:p>
          </table:table-cell>
          <table:table-cell office:value-type="string">
            <text:p>6.W.3d</text:p>
          </table:table-cell>
          <table:table-cell office:value-type="string">
            <text:p>Write narratives to develop real or imagined experiences or events using effective technique, relevant descriptive details, and well-structured event sequences. D) Use precise words and phrases, relevant descriptive details, and sensory language to convey experiences and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6|6.W.3e</text:p>
          </table:table-cell>
          <table:table-cell office:value-type="string">
            <text:p>6.W.3e</text:p>
          </table:table-cell>
          <table:table-cell office:value-type="string">
            <text:p>Write narratives to develop real or imagined experiences or events using effective technique, relevant descriptive details, and well-structured event sequences. E) Provide a conclusion that follows from the narrated experiences or even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7|7.W.3a</text:p>
          </table:table-cell>
          <table:table-cell office:value-type="string">
            <text:p>7.W.3a</text:p>
          </table:table-cell>
          <table:table-cell office:value-type="string">
            <text:p>Write narratives to develop real or imagined experiences or events using effective technique, relevant descriptive details, and well-structured event sequences. A) Engage and orient the reader by establishing a context and point of view and introducing a narrator and/or characters; organize an event sequence that unfolds naturally and logic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7|7.W.3b</text:p>
          </table:table-cell>
          <table:table-cell office:value-type="string">
            <text:p>7.W.3b</text:p>
          </table:table-cell>
          <table:table-cell office:value-type="string">
            <text:p>Write narratives to develop real or imagined experiences or events using effective technique, relevant descriptive details, and well-structured event sequences. B) Use narrative techniques, such as dialogue, pacing, and description, to develop experiences, events, and/or character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7|7.W.3c</text:p>
          </table:table-cell>
          <table:table-cell office:value-type="string">
            <text:p>7.W.3c</text:p>
          </table:table-cell>
          <table:table-cell office:value-type="string">
            <text:p>Write narratives to develop real or imagined experiences or events using effective technique, relevant descriptive details, and well-structured event sequences. C) Use a variety of transition words, phrases, and <text:s/>lauses to convey sequence and signal shifts from one time frame or setting to another.</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7|7.W.3d</text:p>
          </table:table-cell>
          <table:table-cell office:value-type="string">
            <text:p>7.W.3d</text:p>
          </table:table-cell>
          <table:table-cell office:value-type="string">
            <text:p>Write narratives to develop real or imagined experiences or events using effective technique, relevant descriptive details, and well-structured event sequences. D) Use precise words and phrases, relevant descriptive details, and sensory language to capture the action and convey experiences and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7|7.W.3e</text:p>
          </table:table-cell>
          <table:table-cell office:value-type="string">
            <text:p>7.W.3e</text:p>
          </table:table-cell>
          <table:table-cell office:value-type="string">
            <text:p>Write narratives to develop real or imagined experiences or events using effective technique, relevant descriptive details, and well-structured event sequences. E) Provide a conclusion that follows from and reflects on the narrated experiences or even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8|8.W.3a</text:p>
          </table:table-cell>
          <table:table-cell office:value-type="string">
            <text:p>8.W.3a</text:p>
          </table:table-cell>
          <table:table-cell office:value-type="string">
            <text:p>Write narratives to develop real or imagined experiences or events using effective technique, relevant descriptive details, and well-structured event sequences. A) Engage and orient the reader by establishing a context and point of view and introducing a narrator and/or characters; organize an event sequence that unfolds naturally and logically.</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8|8.W.3b</text:p>
          </table:table-cell>
          <table:table-cell office:value-type="string">
            <text:p>8.W.3b</text:p>
          </table:table-cell>
          <table:table-cell office:value-type="string">
            <text:p>Write narratives to develop real or imagined experiences or events using effective technique, relevant descriptive details, and well-structured event sequences. B) Use narrative techniques, such as dialogue, pacing, description, and reflection, to develop experiences, events, and/or character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8|8.W.3c</text:p>
          </table:table-cell>
          <table:table-cell office:value-type="string">
            <text:p>8.W.3c</text:p>
          </table:table-cell>
          <table:table-cell office:value-type="string">
            <text:p>Write narratives to develop real or imagined experiences or events using effective technique, relevant descriptive details, and well-structured event sequences. C) Use a variety of transition words, phrases, and clauses to convey sequence, signal shifts from one time frame or setting to another, and show the relationships among experiences and even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8|8.W.3d</text:p>
          </table:table-cell>
          <table:table-cell office:value-type="string">
            <text:p>8.W.3d</text:p>
          </table:table-cell>
          <table:table-cell office:value-type="string">
            <text:p>Write narratives to develop real or imagined experiences or events using effective technique, relevant descriptive details, and well-structured event sequences. D) Use precise words and phrases, relevant descriptive details, and sensory language to capture the action and convey experiences and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8|8.W.3e</text:p>
          </table:table-cell>
          <table:table-cell office:value-type="string">
            <text:p>8.W.3e</text:p>
          </table:table-cell>
          <table:table-cell office:value-type="string">
            <text:p>Write narratives to develop real or imagined experiences or events using effective technique, relevant descriptive details, and well-structured event sequences. E) Provide a conclusion that follows from and reflects on the narrated experiences or even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9|9.W.3a</text:p>
          </table:table-cell>
          <table:table-cell office:value-type="string">
            <text:p>9.W.3a</text:p>
          </table:table-cell>
          <table:table-cell office:value-type="string">
            <text:p>Write narratives to develop real or imagined experiences or events using effective technique, relevant descriptive details, and well-structured event sequences. A) Engage and orient the reader by establishing a context and point of view and introducing a narrator and/or characters; organize an event sequence that unfolds naturally and logically.</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9|9.W.3b</text:p>
          </table:table-cell>
          <table:table-cell office:value-type="string">
            <text:p>9.W.3b</text:p>
          </table:table-cell>
          <table:table-cell office:value-type="string">
            <text:p>Write narratives to develop real or imagined experiences or events using effective technique, relevant descriptive details, and well-structured event sequences. B) Use narrative techniques, such as dialogue, pacing, description, and reflection, to develop experiences, events, and/or character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9|9.W.3c</text:p>
          </table:table-cell>
          <table:table-cell office:value-type="string">
            <text:p>9.W.3c</text:p>
          </table:table-cell>
          <table:table-cell office:value-type="string">
            <text:p>Write narratives to develop real or imagined experiences or events using effective technique, relevant descriptive details, and well-structured event sequences. C) Use a variety of transition words, phrases, and clauses to convey sequence, signal shifts from one time frame or setting to another, and show the relationships among experiences and even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1-9|9.W.3d</text:p>
          </table:table-cell>
          <table:table-cell office:value-type="string">
            <text:p>9.W.3d</text:p>
          </table:table-cell>
          <table:table-cell office:value-type="string">
            <text:p>Write narratives to develop real or imagined experiences or events using effective technique, relevant descriptive details, and well-structured event sequences. D) Use precise words and phrases, relevant descriptive details, and sensory language to capture the action and convey experiences and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9|9.W.3e</text:p>
          </table:table-cell>
          <table:table-cell office:value-type="string">
            <text:p>9.W.3e</text:p>
          </table:table-cell>
          <table:table-cell office:value-type="string">
            <text:p>Write narratives to develop real or imagined experiences or events using effective technique, relevant descriptive details, and well-structured event sequences. E) Provide a conclusion that follows from and reflects on the narrated experiences or event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10-10|10.W.6</text:p>
          </table:table-cell>
          <table:table-cell office:value-type="string">
            <text:p>10.W.6</text:p>
          </table:table-cell>
          <table:table-cell office:value-type="string">
            <text:p>Use technology, including the Internet, to produce, publish, and update individual or shared writing products in response to ongoing feedback, including new arguments or inform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10-11|11-12.W.6</text:p>
          </table:table-cell>
          <table:table-cell office:value-type="string">
            <text:p>11-12.W.6</text:p>
          </table:table-cell>
          <table:table-cell office:value-type="string">
            <text:p>Use technology, including the Internet, to produce, publish, and update individual or shared writing products in response to ongoing feedback, including new arguments or inform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10-3|3.W.6</text:p>
          </table:table-cell>
          <table:table-cell office:value-type="string">
            <text:p>3.W.6</text:p>
          </table:table-cell>
          <table:table-cell office:value-type="string">
            <text:p>With guidance and support from adults, use technology to produce and publish writing (using keyboarding skills) as well as to interact and collaborate with other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0-4|4.W.6</text:p>
          </table:table-cell>
          <table:table-cell office:value-type="string">
            <text:p>4.W.6</text:p>
          </table:table-cell>
          <table:table-cell office:value-type="string">
            <text:p>With some guidance and support from adults, use technology, including the Internet, to produce and publish writing as well as to interact and collaborate with others; demonstrate sufficient command of keyboarding skills to type a minimum of one page in a single sitting.</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0-5|5.W.6</text:p>
          </table:table-cell>
          <table:table-cell office:value-type="string">
            <text:p>5.W.6</text:p>
          </table:table-cell>
          <table:table-cell office:value-type="string">
            <text:p>With some guidance and support from adults, use technology, including the Internet, to produce and publish writing as well as to interact and collaborate with others; demonstrate sufficient command of keyboarding skills to type a minimum of two pages in a single sitting.</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10-6|6.W.6</text:p>
          </table:table-cell>
          <table:table-cell office:value-type="string">
            <text:p>6.W.6</text:p>
          </table:table-cell>
          <table:table-cell office:value-type="string">
            <text:p>Use technology, including the Internet, to produce and publish writing as well as to interact and collaborate with others; demonstrate sufficient command of keyboarding skills to type a minimum of three pages in a single sitting.</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10-7|7.W.6</text:p>
          </table:table-cell>
          <table:table-cell office:value-type="string">
            <text:p>7.W.6</text:p>
          </table:table-cell>
          <table:table-cell office:value-type="string">
            <text:p>Use technology, including the Internet, to produce and publish writing and link to and cite sources as well as to interact and collaborate with others, including linking to and citing sour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10-8|8.W.6</text:p>
          </table:table-cell>
          <table:table-cell office:value-type="string">
            <text:p>8.W.6</text:p>
          </table:table-cell>
          <table:table-cell office:value-type="string">
            <text:p>Use technology, including the Internet, to produce and publish writing and present the relationships between information and ideas efficiently as well as to interact and collaborate with other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10-9|9.W.6</text:p>
          </table:table-cell>
          <table:table-cell office:value-type="string">
            <text:p>9.W.6</text:p>
          </table:table-cell>
          <table:table-cell office:value-type="string">
            <text:p>Use technology, including the Internet, to produce and publish writing and present the relationships between information and ideas efficiently as well as to interact and collaborate with other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2-10|10.W.3a</text:p>
          </table:table-cell>
          <table:table-cell office:value-type="string">
            <text:p>10.W.3a</text:p>
          </table:table-cell>
          <table:table-cell office:value-type="string">
            <text:p>Write narratives to develop real or imagined experiences or events using effective technique, well-chosen details, and well-structured event sequences. A) Engage and orient the reader by setting out a problem, situation, or observation and its significance, establishing one or multiple point(s) of view, and introducing a narrator and/or characters; create a smooth progression of experiences or even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10|10.W.3b</text:p>
          </table:table-cell>
          <table:table-cell office:value-type="string">
            <text:p>10.W.3b</text:p>
          </table:table-cell>
          <table:table-cell office:value-type="string">
            <text:p>Write narratives to develop real or imagined experiences or events using effective technique, well-chosen details, and well-structured event sequences. B) Use narrative techniques, such as dialogue, pacing, description, reflection, and multiple plot lines, to develop experiences, events, and/or character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2-10|10.W.3c</text:p>
          </table:table-cell>
          <table:table-cell office:value-type="string">
            <text:p>10.W.3c</text:p>
          </table:table-cell>
          <table:table-cell office:value-type="string">
            <text:p>Write narratives to develop real or imagined experiences or events using effective technique, well-chosen details, and well-structured event sequences. C) Use a variety of techniques to sequence events so that they build on one another to create a coherent whole and build toward a particular tone and outcome (e.g., a sense of mystery, suspense, growth, or resolut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10|10.W.3d</text:p>
          </table:table-cell>
          <table:table-cell office:value-type="string">
            <text:p>10.W.3d</text:p>
          </table:table-cell>
          <table:table-cell office:value-type="string">
            <text:p>Write narratives to develop real or imagined experiences or events using effective technique, well-chosen details, and well-structured event sequences. D) Use precise words and phrases, telling details, and sensory language to convey a vivid picture of the experiences, events, setting, and/or character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10|10.W.4</text:p>
          </table:table-cell>
          <table:table-cell office:value-type="string">
            <text:p>10.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10|10.W.5</text:p>
          </table:table-cell>
          <table:table-cell office:value-type="string">
            <text:p>10.W.5</text:p>
          </table:table-cell>
          <table:table-cell office:value-type="string">
            <text:p>Develop and strengthen writing as needed by planning, revising, editing, rewriting, or trying a new approach, focusing on addressing what is most significant for a specific purpose and audience. (Editing for conventions should demonstrate command of Language standards 1–3 up to and including grades 11–12 on page 54.)</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2-10|10.W.9a</text:p>
          </table:table-cell>
          <table:table-cell office:value-type="string">
            <text:p>10.W.9a</text:p>
          </table:table-cell>
          <table:table-cell office:value-type="string">
            <text:p>Draw evidence form literary or informational texts to support analysis, reflection, and research. A) Apply grades 11–12 Reading standards to literature (e.g., “Demonstrate knowledge of eighteenth-, nineteenth- and early-twentieth-century foundational works of American literature, including how two or more texts from the same period treat similar themes or topics”).</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2-W|2-10|10.W.9b</text:p>
          </table:table-cell>
          <table:table-cell office:value-type="string">
            <text:p>10.W.9b</text:p>
          </table:table-cell>
          <table:table-cell office:value-type="string">
            <text:p>Draw evidence form literary or informational texts to support analysis, reflection, and research. B) Apply grades 11–12 Reading standards to literary nonfiction (e.g., “Delineate and evaluate the reasoning in seminal U.S. texts, including the application of constitutional principles and use of legal reasoning [e.g., in U.S. Supreme Court Case majority opinions and dissents) and the premises, purposes, and arguments in works of public advocacy (e.g., The Federalist, presidential addresse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2-11|11-12.W.3a</text:p>
          </table:table-cell>
          <table:table-cell office:value-type="string">
            <text:p>11-12.W.3a</text:p>
          </table:table-cell>
          <table:table-cell office:value-type="string">
            <text:p>Write narratives to develop real or imagined experiences or events using effective technique, well-chosen details, and well-structured event sequences. A) Engage and orient the reader by setting out a problem, situation, or observation and its significance, establishing one or multiple point(s) of view, and introducing a narrator and/or characters; create a smooth progression of experiences or even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11|11-12.W.3b</text:p>
          </table:table-cell>
          <table:table-cell office:value-type="string">
            <text:p>11-12.W.3b</text:p>
          </table:table-cell>
          <table:table-cell office:value-type="string">
            <text:p>Write narratives to develop real or imagined experiences or events using effective technique, well-chosen details, and well-structured event sequences. B) Use narrative techniques, such as dialogue, pacing, description, reflection, and multiple plot lines, to develop experiences, events, and/or character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2-11|11-12.W.3c</text:p>
          </table:table-cell>
          <table:table-cell office:value-type="string">
            <text:p>11-12.W.3c</text:p>
          </table:table-cell>
          <table:table-cell office:value-type="string">
            <text:p>Write narratives to develop real or imagined experiences or events using effective technique, well-chosen details, and well-structured event sequences. C) Use a variety of techniques to sequence events so that they build on one another to create a coherent whole and build toward a particular tone and outcome (e.g., a sense of mystery, suspense, growth, or resolut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11|11-12.W.3d</text:p>
          </table:table-cell>
          <table:table-cell office:value-type="string">
            <text:p>11-12.W.3d</text:p>
          </table:table-cell>
          <table:table-cell office:value-type="string">
            <text:p>Write narratives to develop real or imagined experiences or events using effective technique, well-chosen details, and well-structured event sequences. D) Use precise words and phrases, telling details, and sensory language to convey a vivid picture of the experiences, events, setting, and/or character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11|11-12.W.4</text:p>
          </table:table-cell>
          <table:table-cell office:value-type="string">
            <text:p>11-12.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11|11-12.W.5</text:p>
          </table:table-cell>
          <table:table-cell office:value-type="string">
            <text:p>11-12.W.5</text:p>
          </table:table-cell>
          <table:table-cell office:value-type="string">
            <text:p>Develop and strengthen writing as needed by planning, revising, editing, rewriting, or trying a new approach, focusing on addressing what is most significant for a specific purpose and audience. (Editing for conventions should demonstrate command of Language standards 1–3 up to and including grades 11–12 on page 54.)</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2-11|11-12.W.9a</text:p>
          </table:table-cell>
          <table:table-cell office:value-type="string">
            <text:p>11-12.W.9a</text:p>
          </table:table-cell>
          <table:table-cell office:value-type="string">
            <text:p>Draw evidence form literary or informational texts to support analysis, reflection, and research. A) Apply grades 11–12 Reading standards to literature (e.g., “Demonstrate knowledge of eighteenth-, nineteenth- and early-twentieth-century foundational works of American literature, including how two or more texts from the same period treat similar themes or topics”).</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2-W|2-11|11-12.W.9b</text:p>
          </table:table-cell>
          <table:table-cell office:value-type="string">
            <text:p>11-12.W.9b</text:p>
          </table:table-cell>
          <table:table-cell office:value-type="string">
            <text:p>Draw evidence form literary or informational texts to support analysis, reflection, and research. B) Apply grades 11–12 Reading standards to literary nonfiction (e.g., “Delineate and evaluate the reasoning in seminal U.S. texts, including the application of constitutional principles and use of legal reasoning [e.g., in U.S. Supreme Court Case majority opinions and dissents) and the premises, purposes, and arguments in works of public advocacy (e.g., The Federalist, presidential address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3|3.W.3a</text:p>
          </table:table-cell>
          <table:table-cell office:value-type="string">
            <text:p>3.W.3a</text:p>
          </table:table-cell>
          <table:table-cell office:value-type="string">
            <text:p>Write narratives to develop real or imagined experiences or events using effective technique, descriptive details, and clear event sequences. A) Establish a situation and introduce a narrator and/or characters; organize an event sequence that unfolds natur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3|3.W.3b</text:p>
          </table:table-cell>
          <table:table-cell office:value-type="string">
            <text:p>3.W.3b</text:p>
          </table:table-cell>
          <table:table-cell office:value-type="string">
            <text:p>Write narratives to develop real or imagined experiences or events using effective technique, descriptive details, and clear event sequences. B) Use dialogue and descriptions of actions, thoughts, and feelings to develop experiences and events or show the response of characters to situat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2-3|3.W.3c</text:p>
          </table:table-cell>
          <table:table-cell office:value-type="string">
            <text:p>3.W.3c</text:p>
          </table:table-cell>
          <table:table-cell office:value-type="string">
            <text:p>Write narratives to develop real or imagined experiences or events using effective technique, descriptive details, and clear event sequences. C) Use temporal words and phrases to signal event order.</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2-3|3.W.3d</text:p>
          </table:table-cell>
          <table:table-cell office:value-type="string">
            <text:p>3.W.3d</text:p>
          </table:table-cell>
          <table:table-cell office:value-type="string">
            <text:p>Write narratives to develop real or imagined experiences or events using effective technique, descriptive details, and clear event sequences. D) Provide a sense of closur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3|3.W.4</text:p>
          </table:table-cell>
          <table:table-cell office:value-type="string">
            <text:p>3.W.4</text:p>
          </table:table-cell>
          <table:table-cell office:value-type="string">
            <text:p>With guidance and support from adults, produce writing in which the development and organization are appropriate to task and purpose. (Grade-specific expectations for writing types are defined in standards 1–3 abov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2-3|3.W.5</text:p>
          </table:table-cell>
          <table:table-cell office:value-type="string">
            <text:p>3.W.5</text:p>
          </table:table-cell>
          <table:table-cell office:value-type="string">
            <text:p>With guidance and support from peers and adults, develop and strengthen writing as needed by planning, revising, and editing. (Editing for conventions should demonstrate command of Language standards 1–3</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4|4.W.3a</text:p>
          </table:table-cell>
          <table:table-cell office:value-type="string">
            <text:p>4.W.3a</text:p>
          </table:table-cell>
          <table:table-cell office:value-type="string">
            <text:p>Write narratives to develop real or imagined experiences or events using effective technique, descriptive details, and clear event sequences. A) Orient the reader by establishing a situationand introducing a narrator and/or characters; organize an event sequence that unfolds natur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4|4.W.3b</text:p>
          </table:table-cell>
          <table:table-cell office:value-type="string">
            <text:p>4.W.3b</text:p>
          </table:table-cell>
          <table:table-cell office:value-type="string">
            <text:p>Write narratives to develop real or imagined experiences or events using effective technique, descriptive details, and clear event sequences. B) Use dialogue and description to develop experiences and events or show the responses of characters to situa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4|4.W.3c</text:p>
          </table:table-cell>
          <table:table-cell office:value-type="string">
            <text:p>4.W.3c</text:p>
          </table:table-cell>
          <table:table-cell office:value-type="string">
            <text:p>Write narratives to develop real or imagined experiences or events using effective technique, descriptive details, and clear event sequences. C) Use a variety of transitional words and phrases to manage the sequence of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4|4.W.3d</text:p>
          </table:table-cell>
          <table:table-cell office:value-type="string">
            <text:p>4.W.3d</text:p>
          </table:table-cell>
          <table:table-cell office:value-type="string">
            <text:p>Write narratives to develop real or imagined experiences or events using effective technique, descriptive details, and clear event sequences. D) Use concrete words and phrases and sensory details to convey experiences and events precise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2-4|4.W.3e</text:p>
          </table:table-cell>
          <table:table-cell office:value-type="string">
            <text:p>4.W.3e</text:p>
          </table:table-cell>
          <table:table-cell office:value-type="string">
            <text:p>Write narratives to develop real or imagined experiences or events using effective technique, descriptive details, and clear event sequences. E) Provide a conclusion that follows from the narrated experiences or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4|4.W.4</text:p>
          </table:table-cell>
          <table:table-cell office:value-type="string">
            <text:p>4.W.4</text:p>
          </table:table-cell>
          <table:table-cell office:value-type="string">
            <text:p>Produce clear and coherent writing in which the development and organization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2-4|4.W.5</text:p>
          </table:table-cell>
          <table:table-cell office:value-type="string">
            <text:p>4.W.5</text:p>
          </table:table-cell>
          <table:table-cell office:value-type="string">
            <text:p>With guidance and support from peers and adults, develop and strengthen writing as needed by planning, revising, and editing. (Editing for conventions should demonstrate command of Language standards 1–3</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4|4.W.9a</text:p>
          </table:table-cell>
          <table:table-cell office:value-type="string">
            <text:p>4.W.9a</text:p>
          </table:table-cell>
          <table:table-cell office:value-type="string">
            <text:p>Draw evidence from literary or informational texts to support analysis, reflection, and research. A) Apply grade 4 Reading standards to literature (e.g., “Describe in depth a character, setting, or event in a story or drama, drawing on specific details in the text [e.g., a character’s thoughts, words, or ac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4|4.W.9b</text:p>
          </table:table-cell>
          <table:table-cell office:value-type="string">
            <text:p>4.W.9b</text:p>
          </table:table-cell>
          <table:table-cell office:value-type="string">
            <text:p>Draw evidence from literary or informational texts to support analysis, reflection, and research. B) Apply grade 4 Reading standards to informational texts (e.g., “Explain how an author uses reasons and evidence to support particular points in a tex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5|5.W.3a</text:p>
          </table:table-cell>
          <table:table-cell office:value-type="string">
            <text:p>5.W.3a</text:p>
          </table:table-cell>
          <table:table-cell office:value-type="string">
            <text:p>Write narratives to develop real or imagined experiences or events using effective technique, descriptive details, and clear event sequences. A) Orient the reader by establishing a situation and introducing a narrator and/or characters; organize an event sequence that unfolds natur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5|5.W.3b</text:p>
          </table:table-cell>
          <table:table-cell office:value-type="string">
            <text:p>5.W.3b</text:p>
          </table:table-cell>
          <table:table-cell office:value-type="string">
            <text:p>Write narratives to develop real or imagined experiences or events using effective technique, descriptive details, and clear event sequences. B) Use narrative techniques, such as dialogue, description, and pacing, to develop experiences and events or show the responses of characters to situa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5|5.W.3c</text:p>
          </table:table-cell>
          <table:table-cell office:value-type="string">
            <text:p>5.W.3c</text:p>
          </table:table-cell>
          <table:table-cell office:value-type="string">
            <text:p>Write narratives to develop real or imagined experiences or events using effective technique, descriptive details, and clear event sequences. C) Use a variety of transitional words, phrases, and clauses to manage the sequence of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5|5.W.3d</text:p>
          </table:table-cell>
          <table:table-cell office:value-type="string">
            <text:p>5.W.3d</text:p>
          </table:table-cell>
          <table:table-cell office:value-type="string">
            <text:p>Write narratives to develop real or imagined experiences or events using effective technique, descriptive details, and clear event sequences. D) Use concrete words and phrases and sensory details to convey experiences and events precise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2-5|5.W.3e</text:p>
          </table:table-cell>
          <table:table-cell office:value-type="string">
            <text:p>5.W.3e</text:p>
          </table:table-cell>
          <table:table-cell office:value-type="string">
            <text:p>Write narratives to develop real or imagined experiences or events using effective technique, descriptive details, and clear event sequences. E) Provide a conclusion that follows from the narrated experiences or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5|5.W.4</text:p>
          </table:table-cell>
          <table:table-cell office:value-type="string">
            <text:p>5.W.4</text:p>
          </table:table-cell>
          <table:table-cell office:value-type="string">
            <text:p>Produce clear and coherent writing in which the development and organization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5|5.W.5</text:p>
          </table:table-cell>
          <table:table-cell office:value-type="string">
            <text:p>5.W.5</text:p>
          </table:table-cell>
          <table:table-cell office:value-type="string">
            <text:p>With guidance and support from peers and adults, develop and strengthen writing as needed by planning, revising, editing, rewriting, or trying a new approach. (Editing for conventions should demonstrate command of Language standards 1–3</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5|5.W.9a</text:p>
          </table:table-cell>
          <table:table-cell office:value-type="string">
            <text:p>5.W.9a</text:p>
          </table:table-cell>
          <table:table-cell office:value-type="string">
            <text:p>Draw evidence from literary or informational texts to support analysis, reflection, and research. A) Apply grade 5 Reading standards to literature (e.g., “Compare and contrast two or more characters, settings, or events in a story or a drama, drawing on specific details in the text [e.g., how characters interac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5|5.W.9b</text:p>
          </table:table-cell>
          <table:table-cell office:value-type="string">
            <text:p>5.W.9b</text:p>
          </table:table-cell>
          <table:table-cell office:value-type="string">
            <text:p>Draw evidence from literary or informational texts to support analysis, reflection, and research. B) Apply grade 5 Reading standards to informational texts (e.g., “Explain how an author uses reasons and evidence to support particular points in a text, identifying which reasons and evidence support which poin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6|6.W.3a</text:p>
          </table:table-cell>
          <table:table-cell office:value-type="string">
            <text:p>6.W.3a</text:p>
          </table:table-cell>
          <table:table-cell office:value-type="string">
            <text:p>Write narratives to develop real or imagined experiences or events using effective technique, relevant descriptive details, and well-structured event sequences. A) Engage and orient the reader by establishing a context and introducing a narrator and/or characters; organize an event sequence that unfolds naturally and logic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6|6.W.3b</text:p>
          </table:table-cell>
          <table:table-cell office:value-type="string">
            <text:p>6.W.3b</text:p>
          </table:table-cell>
          <table:table-cell office:value-type="string">
            <text:p>Write narratives to develop real or imagined experiences or events using effective technique, relevant descriptive details, and well-structured event sequences. B) Use narrative techniques, such as dialogue, pacing, and description, to develop experiences, events, and/or character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6|6.W.3c</text:p>
          </table:table-cell>
          <table:table-cell office:value-type="string">
            <text:p>6.W.3c</text:p>
          </table:table-cell>
          <table:table-cell office:value-type="string">
            <text:p>Write narratives to develop real or imagined experiences or events using effective technique, relevant descriptive details, and well-structured event sequences. C) Use a variety of transition words, phrases, and clauses to convey sequence and signal shifts from one time frame or setting to another.</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6|6.W.3d</text:p>
          </table:table-cell>
          <table:table-cell office:value-type="string">
            <text:p>6.W.3d</text:p>
          </table:table-cell>
          <table:table-cell office:value-type="string">
            <text:p>Write narratives to develop real or imagined experiences or events using effective technique, relevant descriptive details, and well-structured event sequences. D) Use precise words and phrases, relevant descriptive details, and sensory language to convey experiences and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6|6.W.3e</text:p>
          </table:table-cell>
          <table:table-cell office:value-type="string">
            <text:p>6.W.3e</text:p>
          </table:table-cell>
          <table:table-cell office:value-type="string">
            <text:p>Write narratives to develop real or imagined experiences or events using effective technique, relevant descriptive details, and well-structured event sequences. E) Provide a conclusion that follows from the narrated experiences or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6|6.W.4</text:p>
          </table:table-cell>
          <table:table-cell office:value-type="string">
            <text:p>6.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6|6.W.5</text:p>
          </table:table-cell>
          <table:table-cell office:value-type="string">
            <text:p>6.W.5</text:p>
          </table:table-cell>
          <table:table-cell office:value-type="string">
            <text:p>With some guidance and support from peers and adults, develop and strengthen writing as needed by planning, revising, editing, rewriting, or trying a new approach. (Editing for conventions should demonstrate command of Language standards 1–3 up to and including Grade 6).</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6|6.W.9a</text:p>
          </table:table-cell>
          <table:table-cell office:value-type="string">
            <text:p>6.W.9a</text:p>
          </table:table-cell>
          <table:table-cell office:value-type="string">
            <text:p>Draw evidence from literary or informational texts to support analysis, reflection, and research. A) Apply grade 6 Reading standards to literature (e.g., “Compare and contrast texts in different forms or genres [e.g., stories and poems; historical novels and fantasy stories] in terms of their approaches to similar themes and topic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6|6.W.9b</text:p>
          </table:table-cell>
          <table:table-cell office:value-type="string">
            <text:p>6.W.9b</text:p>
          </table:table-cell>
          <table:table-cell office:value-type="string">
            <text:p>Draw evidence from literary or informational texts to support analysis, reflection, and research. B) Apply grade 6 Reading standards to literary nonfiction (e.g., “Trace and evaluate the argument and specific claims in a text, distinguishing claims that are supported by reasons and evidence from claims that are no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7|7.W.3a</text:p>
          </table:table-cell>
          <table:table-cell office:value-type="string">
            <text:p>7.W.3a</text:p>
          </table:table-cell>
          <table:table-cell office:value-type="string">
            <text:p>Write narratives to develop real or imagined experiences or events using effective technique, relevant descriptive details, and well-structured event sequences. A) Engage and orient the reader by establishing a context and point of view and introducing a narrator and/or characters; organize an event sequence that unfolds naturally and logic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7|7.W.3b</text:p>
          </table:table-cell>
          <table:table-cell office:value-type="string">
            <text:p>7.W.3b</text:p>
          </table:table-cell>
          <table:table-cell office:value-type="string">
            <text:p>Write narratives to develop real or imagined experiences or events using effective technique, relevant descriptive details, and well-structured event sequences. B) Use narrative techniques, such as dialogue, pacing, and description, to develop experiences, events, and/or character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7|7.W.3c</text:p>
          </table:table-cell>
          <table:table-cell office:value-type="string">
            <text:p>7.W.3c</text:p>
          </table:table-cell>
          <table:table-cell office:value-type="string">
            <text:p>Write narratives to develop real or imagined experiences or events using effective technique, relevant descriptive details, and well-structured event sequences. C) Use a variety of transition words, phrases, and <text:s/>lauses to convey sequence and signal shifts from one time frame or setting to another.</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7|7.W.3d</text:p>
          </table:table-cell>
          <table:table-cell office:value-type="string">
            <text:p>7.W.3d</text:p>
          </table:table-cell>
          <table:table-cell office:value-type="string">
            <text:p>Write narratives to develop real or imagined experiences or events using effective technique, relevant descriptive details, and well-structured event sequences. D) Use precise words and phrases, relevant descriptive details, and sensory language to capture the action and convey experiences and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7|7.W.3e</text:p>
          </table:table-cell>
          <table:table-cell office:value-type="string">
            <text:p>7.W.3e</text:p>
          </table:table-cell>
          <table:table-cell office:value-type="string">
            <text:p>Write narratives to develop real or imagined experiences or events using effective technique, relevant descriptive details, and well-structured event sequences. E) Provide a conclusion that follows from and reflects on the narrated experiences or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7|7.W.4</text:p>
          </table:table-cell>
          <table:table-cell office:value-type="string">
            <text:p>7.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7|7.W.5</text:p>
          </table:table-cell>
          <table:table-cell office:value-type="string">
            <text:p>7.W.5</text:p>
          </table:table-cell>
          <table:table-cell office:value-type="string">
            <text:p>With some guidance and support from peers and adults, develop and strengthen writing as needed by planning, revising, editing, rewriting, or trying a new approach, focusing on how well purpose and audience have been addressed. (Editing for conventions should demonstrate command of Language standards 1–3 up to and including grade 7 on page 52.)</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7|7.W.9a</text:p>
          </table:table-cell>
          <table:table-cell office:value-type="string">
            <text:p>7.W.9a</text:p>
          </table:table-cell>
          <table:table-cell office:value-type="string">
            <text:p>Draw evidence from literary or informational texts to support analysis, reflection, and research. A) Apply grade 7 Reading standards to literature (e.g., “Compare and contrast a fictional portrayal of a time, place, or character and a historical account of the same period as a means of understanding how authors of fiction use or alter history”).</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7|7.W.9b</text:p>
          </table:table-cell>
          <table:table-cell office:value-type="string">
            <text:p>7.W.9b</text:p>
          </table:table-cell>
          <table:table-cell office:value-type="string">
            <text:p>Draw evidence from literary or informational texts to support analysis, reflection, and research. B) Apply grade 7 Reading standards to literary nonfiction (e.g. “Trace and evaluate the argument and specific claims in a text, assessing whether the reasoning is sound and the evidence is relevant and sufficient to support the claim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8|8.W.3a</text:p>
          </table:table-cell>
          <table:table-cell office:value-type="string">
            <text:p>8.W.3a</text:p>
          </table:table-cell>
          <table:table-cell office:value-type="string">
            <text:p>Write narratives to develop real or imagined experiences or events using effective technique, relevant descriptive details, and well-structured event sequences. A) Engage and orient the reader by establishing a context and point of view and introducing a narrator and/or characters; organize an event sequence that unfolds naturally and logically.</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8|8.W.3b</text:p>
          </table:table-cell>
          <table:table-cell office:value-type="string">
            <text:p>8.W.3b</text:p>
          </table:table-cell>
          <table:table-cell office:value-type="string">
            <text:p>Write narratives to develop real or imagined experiences or events using effective technique, relevant descriptive details, and well-structured event sequences. B) Use narrative techniques, such as dialogue, pacing, description, and reflection, to develop experiences, events, and/or character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8|8.W.3c</text:p>
          </table:table-cell>
          <table:table-cell office:value-type="string">
            <text:p>8.W.3c</text:p>
          </table:table-cell>
          <table:table-cell office:value-type="string">
            <text:p>Write narratives to develop real or imagined experiences or events using effective technique, relevant descriptive details, and well-structured event sequences. C) Use a variety of transition words, phrases, and clauses to convey sequence, signal shifts from one time frame or setting to another, and show the relationships among experiences and even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8|8.W.3d</text:p>
          </table:table-cell>
          <table:table-cell office:value-type="string">
            <text:p>8.W.3d</text:p>
          </table:table-cell>
          <table:table-cell office:value-type="string">
            <text:p>Write narratives to develop real or imagined experiences or events using effective technique, relevant descriptive details, and well-structured event sequences. D) Use precise words and phrases, relevant descriptive details, and sensory language to capture the action and convey experiences and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8|8.W.3e</text:p>
          </table:table-cell>
          <table:table-cell office:value-type="string">
            <text:p>8.W.3e</text:p>
          </table:table-cell>
          <table:table-cell office:value-type="string">
            <text:p>Write narratives to develop real or imagined experiences or events using effective technique, relevant descriptive details, and well-structured event sequences. E) Provide a conclusion that follows from and reflects on the narrated experiences or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8|8.W.4</text:p>
          </table:table-cell>
          <table:table-cell office:value-type="string">
            <text:p>8.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8|8.W.5</text:p>
          </table:table-cell>
          <table:table-cell office:value-type="string">
            <text:p>8.W.5</text:p>
          </table:table-cell>
          <table:table-cell office:value-type="string">
            <text:p>With some guidance and support from peers and adults, develop and strengthen writing as needed by planning, revising, editing, rewriting, or trying a new approach, focusing on how well purpose and audience have been address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2-8|8.W.9a</text:p>
          </table:table-cell>
          <table:table-cell office:value-type="string">
            <text:p>8.W.9a</text:p>
          </table:table-cell>
          <table:table-cell office:value-type="string">
            <text:p>Draw evidence from literary or informational texts to support analysis, reflection, and research. A) Apply grade 8 Reading standards to literature (e.g., “Analyze how a modern work of fiction draws on themes, patterns of events, or character types from myths, traditional stories, or religious works such as the Bible, including describing how the material is rendered new”).</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2-8|8.W.9b</text:p>
          </table:table-cell>
          <table:table-cell office:value-type="string">
            <text:p>8.W.9b</text:p>
          </table:table-cell>
          <table:table-cell office:value-type="string">
            <text:p>Draw evidence from literary or informational texts to support analysis, reflection, and research. B) Apply grade 8 Reading standards to literary nonfiction (e.g., “Delineate and evaluate the argument and specific claims in a text, assessing whether the reasoning is sound and the evidence is relevant and sufficient; recognize when irrelevant evidence is introduced”).</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9|9.W.3a</text:p>
          </table:table-cell>
          <table:table-cell office:value-type="string">
            <text:p>9.W.3a</text:p>
          </table:table-cell>
          <table:table-cell office:value-type="string">
            <text:p>Write narratives to develop real or imagined experiences or events using effective technique, relevant descriptive details, and well-structured event sequences. A) Engage and orient the reader by establishing a context and point of view and introducing a narrator and/or characters; organize an event sequence that unfolds naturally and logically.</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9|9.W.3b</text:p>
          </table:table-cell>
          <table:table-cell office:value-type="string">
            <text:p>9.W.3b</text:p>
          </table:table-cell>
          <table:table-cell office:value-type="string">
            <text:p>Write narratives to develop real or imagined experiences or events using effective technique, relevant descriptive details, and well-structured event sequences. B) Use narrative techniques, such as dialogue, pacing, description, and reflection, to develop experiences, events, and/or character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9|9.W.3c</text:p>
          </table:table-cell>
          <table:table-cell office:value-type="string">
            <text:p>9.W.3c</text:p>
          </table:table-cell>
          <table:table-cell office:value-type="string">
            <text:p>Write narratives to develop real or imagined experiences or events using effective technique, relevant descriptive details, and well-structured event sequences. C) Use a variety of transition words, phrases, and clauses to convey sequence, signal shifts from one time frame or setting to another, and show the relationships among experiences and even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2-9|9.W.3d</text:p>
          </table:table-cell>
          <table:table-cell office:value-type="string">
            <text:p>9.W.3d</text:p>
          </table:table-cell>
          <table:table-cell office:value-type="string">
            <text:p>Write narratives to develop real or imagined experiences or events using effective technique, relevant descriptive details, and well-structured event sequences. D) Use precise words and phrases, relevant descriptive details, and sensory language to capture the action and convey experiences and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9|9.W.3e</text:p>
          </table:table-cell>
          <table:table-cell office:value-type="string">
            <text:p>9.W.3e</text:p>
          </table:table-cell>
          <table:table-cell office:value-type="string">
            <text:p>Write narratives to develop real or imagined experiences or events using effective technique, relevant descriptive details, and well-structured event sequences. E) Provide a conclusion that follows from and reflects on the narrated experiences or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9|9.W.4</text:p>
          </table:table-cell>
          <table:table-cell office:value-type="string">
            <text:p>9.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2-9|9.W.5</text:p>
          </table:table-cell>
          <table:table-cell office:value-type="string">
            <text:p>9.W.5</text:p>
          </table:table-cell>
          <table:table-cell office:value-type="string">
            <text:p>With some guidance and support from peers and adults, develop and strengthen writing as needed by planning, revising, editing, rewriting, or trying a new approach, focusing on how well purpose and audience have been address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2-9|9.W.9a</text:p>
          </table:table-cell>
          <table:table-cell office:value-type="string">
            <text:p>9.W.9a</text:p>
          </table:table-cell>
          <table:table-cell office:value-type="string">
            <text:p>Draw evidence from literary or informational texts to support analysis, reflection, and research. A) Apply grade 8 Reading standards to literature (e.g., “Analyze how a modern work of fiction draws on themes, patterns of events, or character types from myths, traditional stories, or religious works such as the Bible, including describing how the material is rendered new”).</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2-9|9.W.9b</text:p>
          </table:table-cell>
          <table:table-cell office:value-type="string">
            <text:p>9.W.9b</text:p>
          </table:table-cell>
          <table:table-cell office:value-type="string">
            <text:p>Draw evidence from literary or informational texts to support analysis, reflection, and research. B) Apply grade 8 Reading standards to literary nonfiction (e.g., “Delineate and evaluate the argument and specific claims in a text, assessing whether the reasoning is sound and the evidence is relevant and sufficient; recognize when irrelevant evidence is introduced”).</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2-W|3-10|10.W.2a</text:p>
          </table:table-cell>
          <table:table-cell office:value-type="string">
            <text:p>10.W.2a</text:p>
          </table:table-cell>
          <table:table-cell office:value-type="string">
            <text:p>Write informative/explanatory texts to examine and convey complex ideas, concepts, and information clearly and accurately through the effective selection, organization, and analysis of content. A) Introduce a topic; organize complex ideas, concepts, and information so that each new element builds on that which precedes it to create a unified whole; include formatting (e.g., headings), graphics (e.g., figures, tables), and multimedia when useful to aiding comprehens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3-10|10.W.2b</text:p>
          </table:table-cell>
          <table:table-cell office:value-type="string">
            <text:p>10.W.2b</text:p>
          </table:table-cell>
          <table:table-cell office:value-type="string">
            <text:p>Write informative/explanatory texts to examine and convey complex ideas, concepts, and information clearly and accurately through the effective selection, organization, and analysis of content. B) Develop the topic thoroughly by selecting the most significant and relevant facts, extended definitions, concrete details, quotations, or other information and examples appropriate to the audience’s knowledge of the topic.</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3-10|10.W.2c</text:p>
          </table:table-cell>
          <table:table-cell office:value-type="string">
            <text:p>10.W.2c</text:p>
          </table:table-cell>
          <table:table-cell office:value-type="string">
            <text:p>Write informative/explanatory texts to examine and convey complex ideas, concepts, and information clearly and accurately through the effective selection, organization, and analysis of content. C) Use appropriate and varied transitions and syntax to link the major sections of the text, create cohesion, and clarify the relationships among complex ideas and concep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3-10|10.W.2d</text:p>
          </table:table-cell>
          <table:table-cell office:value-type="string">
            <text:p>10.W.2d</text:p>
          </table:table-cell>
          <table:table-cell office:value-type="string">
            <text:p>Write informative/explanatory texts to examine and convey complex ideas, concepts, and information clearly and accurately through the effective selection, organization, and analysis of content. D) Use precise language, domain-specific vocabulary, and techniques such as metaphor, simile, and analogy to manage the complexity of the topic.</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3-10|10.W.2e</text:p>
          </table:table-cell>
          <table:table-cell office:value-type="string">
            <text:p>10.W.2e</text:p>
          </table:table-cell>
          <table:table-cell office:value-type="string">
            <text:p>Write informative/explanatory texts to examine and convey complex ideas, concepts, and information clearly and accurately through the effective selection, organization, and analysis of content. E) Establish and maintain a formal style and objective tone while attending to the norms and conventions of the discipline in which they are writing.</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3-10|10.W.2f</text:p>
          </table:table-cell>
          <table:table-cell office:value-type="string">
            <text:p>10.W.2f</text:p>
          </table:table-cell>
          <table:table-cell office:value-type="string">
            <text:p>Write informative/explanatory texts to examine and convey complex ideas, concepts, and information clearly and accurately through the effective selection, organization, and analysis of content. F) Provide a concluding statement or section that follows from and supports the information or explanation presented (e.g., articulating implications or the significance of the topic).</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2-W|3-11|11-12.W.2a</text:p>
          </table:table-cell>
          <table:table-cell office:value-type="string">
            <text:p>11-12.W.2a</text:p>
          </table:table-cell>
          <table:table-cell office:value-type="string">
            <text:p>Write informative/explanatory texts to examine and convey complex ideas, concepts, and information clearly and accurately through the effective selection, organization, and analysis of content. A) Introduce a topic; organize complex ideas, concepts, and information so that each new element builds on that which precedes it to create a unified whole; include formatting (e.g., headings), graphics (e.g., figures, tables), and multimedia when useful to aiding comprehens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3-11|11-12.W.2b</text:p>
          </table:table-cell>
          <table:table-cell office:value-type="string">
            <text:p>11-12.W.2b</text:p>
          </table:table-cell>
          <table:table-cell office:value-type="string">
            <text:p>Write informative/explanatory texts to examine and convey complex ideas, concepts, and information clearly and accurately through the effective selection, organization, and analysis of content. B) Develop the topic thoroughly by selecting the most significant and relevant facts, extended definitions, concrete details, quotations, or other information and examples appropriate to the audience’s knowledge of the topic.</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3-11|11-12.W.2c</text:p>
          </table:table-cell>
          <table:table-cell office:value-type="string">
            <text:p>11-12.W.2c</text:p>
          </table:table-cell>
          <table:table-cell office:value-type="string">
            <text:p>Write informative/explanatory texts to examine and convey complex ideas, concepts, and information clearly and accurately through the effective selection, organization, and analysis of content. C) Use appropriate and varied transitions and syntax to link the major sections of the text, create cohesion, and clarify the relationships among complex ideas and concep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3-11|11-12.W.2d</text:p>
          </table:table-cell>
          <table:table-cell office:value-type="string">
            <text:p>11-12.W.2d</text:p>
          </table:table-cell>
          <table:table-cell office:value-type="string">
            <text:p>Write informative/explanatory texts to examine and convey complex ideas, concepts, and information clearly and accurately through the effective selection, organization, and analysis of content. D) Use precise language, domain-specific vocabulary, and techniques such as metaphor, simile, and analogy to manage the complexity of the topic.</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3-11|11-12.W.2e</text:p>
          </table:table-cell>
          <table:table-cell office:value-type="string">
            <text:p>11-12.W.2e</text:p>
          </table:table-cell>
          <table:table-cell office:value-type="string">
            <text:p>Write informative/explanatory texts to examine and convey complex ideas, concepts, and information clearly and accurately through the effective selection, organization, and analysis of content. E) Establish and maintain a formal style and objective tone while attending to the norms and conventions of the discipline in which they are writing.</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3-11|11-12.W.2f</text:p>
          </table:table-cell>
          <table:table-cell office:value-type="string">
            <text:p>11-12.W.2f</text:p>
          </table:table-cell>
          <table:table-cell office:value-type="string">
            <text:p>Write informative/explanatory texts to examine and convey complex ideas, concepts, and information clearly and accurately through the effective selection, organization, and analysis of content. F) Provide a concluding statement or section that follows from and supports the information or explanation presented (e.g., articulating implications or the significance of the topic).</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3|3.W.2a</text:p>
          </table:table-cell>
          <table:table-cell office:value-type="string">
            <text:p>3.W.2a</text:p>
          </table:table-cell>
          <table:table-cell office:value-type="string">
            <text:p>Write informative/explanatory texts to examine a topic and convey ideas and information clearly. A) Introduce a topic and group related information together; include illustrations when useful to aiding comprehens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3-3|3.W.2b</text:p>
          </table:table-cell>
          <table:table-cell office:value-type="string">
            <text:p>3.W.2b</text:p>
          </table:table-cell>
          <table:table-cell office:value-type="string">
            <text:p>Write informative/explanatory texts to examine a topic and convey ideas and information clearly. B) Develop the topic with facts, definitions, and detail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3|3.W.2c</text:p>
          </table:table-cell>
          <table:table-cell office:value-type="string">
            <text:p>3.W.2c</text:p>
          </table:table-cell>
          <table:table-cell office:value-type="string">
            <text:p>Write informative/explanatory texts to examine a topic and convey ideas and information clearly. C) Use linking words and phrases (e.g., also, another, and, more, but) to connect ideas within categories of inform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3-3|3.W.2d</text:p>
          </table:table-cell>
          <table:table-cell office:value-type="string">
            <text:p>3.W.2d</text:p>
          </table:table-cell>
          <table:table-cell office:value-type="string">
            <text:p>Write informative/explanatory texts to examine a topic and convey ideas and information clearly. D) Provide a concluding statement or sect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3-4|4.W.2a</text:p>
          </table:table-cell>
          <table:table-cell office:value-type="string">
            <text:p>4.W.2a</text:p>
          </table:table-cell>
          <table:table-cell office:value-type="string">
            <text:p>Write informative/explanatory texts to examine a topic and convey ideas and information clearly. A) Introduce a topic clearly and group related information in paragraphs and sections; include formatting (e.g., headings), illustrations, and multimedia when useful to aiding comprehen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4|4.W.2b</text:p>
          </table:table-cell>
          <table:table-cell office:value-type="string">
            <text:p>4.W.2b</text:p>
          </table:table-cell>
          <table:table-cell office:value-type="string">
            <text:p>Write informative/explanatory texts to examine a topic and convey ideas and information clearly. B) Develop the topic with facts, definitions, concrete details, quotations, or other information and examples related to th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3-4|4.W.2c</text:p>
          </table:table-cell>
          <table:table-cell office:value-type="string">
            <text:p>4.W.2c</text:p>
          </table:table-cell>
          <table:table-cell office:value-type="string">
            <text:p>Write informative/explanatory texts to examine a topic and convey ideas and information clearly. C) Link ideas within categories of information using words and phrases (e.g., another, for example, also, becaus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3-4|4.W.2d</text:p>
          </table:table-cell>
          <table:table-cell office:value-type="string">
            <text:p>4.W.2d</text:p>
          </table:table-cell>
          <table:table-cell office:value-type="string">
            <text:p>Write informative/explanatory texts to examine a topic and convey ideas and information clearly. D) Use precise language and domain-specific vocabulary to inform about or explain th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3-4|4.W.2e</text:p>
          </table:table-cell>
          <table:table-cell office:value-type="string">
            <text:p>4.W.2e</text:p>
          </table:table-cell>
          <table:table-cell office:value-type="string">
            <text:p>Write informative/explanatory texts to examine a topic and convey ideas and information clearly. E) Provide a concluding statement or section related to the information or explanation presented.</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3-4|4.W.9a</text:p>
          </table:table-cell>
          <table:table-cell office:value-type="string">
            <text:p>4.W.9a</text:p>
          </table:table-cell>
          <table:table-cell office:value-type="string">
            <text:p>Draw evidence from literary or informational texts to support analysis, reflection, and research. A) Apply grade 4 Reading standards to literature (e.g., “Describe in depth a character, setting, or event in a story or drama, drawing on specific details in the text [e.g., a character’s thoughts, words, or ac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4|4.W.9b</text:p>
          </table:table-cell>
          <table:table-cell office:value-type="string">
            <text:p>4.W.9b</text:p>
          </table:table-cell>
          <table:table-cell office:value-type="string">
            <text:p>Draw evidence from literary or informational texts to support analysis, reflection, and research. B) Apply grade 4 Reading standards to informational texts (e.g., “Explain how an author uses reasons and evidence to support particular points in a tex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3-5|5.W.2a</text:p>
          </table:table-cell>
          <table:table-cell office:value-type="string">
            <text:p>5.W.2a</text:p>
          </table:table-cell>
          <table:table-cell office:value-type="string">
            <text:p>Write informative/explanatory texts to examine a topic and convey ideas and information clearly. A) Introduce a topic clearly, provide a general observation and focus, and group related information logically; include formatting (e.g., headings), illustrations, and multimedia when useful to aiding comprehen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5|5.W.2b</text:p>
          </table:table-cell>
          <table:table-cell office:value-type="string">
            <text:p>5.W.2b</text:p>
          </table:table-cell>
          <table:table-cell office:value-type="string">
            <text:p>Write informative/explanatory texts to examine a topic and convey ideas and information clearly. B) Develop the topic with facts, definitions, concrete details, quotations, or other information and examples related to the topic.</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5|5.W.2c</text:p>
          </table:table-cell>
          <table:table-cell office:value-type="string">
            <text:p>5.W.2c</text:p>
          </table:table-cell>
          <table:table-cell office:value-type="string">
            <text:p>Write informative/explanatory texts to examine a topic and convey ideas and information clearly. C) Link ideas within and across categories of information using words, phrases, and clauses (e.g., in contrast, especial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3-5|5.W.2d</text:p>
          </table:table-cell>
          <table:table-cell office:value-type="string">
            <text:p>5.W.2d</text:p>
          </table:table-cell>
          <table:table-cell office:value-type="string">
            <text:p>Write informative/explanatory texts to examine a topic and convey ideas and information clearly. D) Use precise language and domain-specific vocabulary to inform about or explain th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3-5|5.W.2e</text:p>
          </table:table-cell>
          <table:table-cell office:value-type="string">
            <text:p>5.W.2e</text:p>
          </table:table-cell>
          <table:table-cell office:value-type="string">
            <text:p>Write informative/explanatory texts to examine a topic and convey ideas and information clearly. E) Provide a concluding statement or section related to the information or explanation presented.</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3-5|5.W.9a</text:p>
          </table:table-cell>
          <table:table-cell office:value-type="string">
            <text:p>5.W.9a</text:p>
          </table:table-cell>
          <table:table-cell office:value-type="string">
            <text:p>Draw evidence from literary or informational texts to support analysis, reflection, and research. A) Apply grade 5 Reading standards to literature (e.g., “Compare and contrast two or more characters, settings, or events in a story or a drama, drawing on specific details in the text [e.g., how characters interac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3-5|5.W.9b</text:p>
          </table:table-cell>
          <table:table-cell office:value-type="string">
            <text:p>5.W.9b</text:p>
          </table:table-cell>
          <table:table-cell office:value-type="string">
            <text:p>Draw evidence from literary or informational texts to support analysis, reflection, and research. B) Apply grade 5 Reading standards to informational texts (e.g., “Explain how an author uses reasons and evidence to support particular points in a text, identifying which reasons and evidence support which point[s]”).</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2-W|3-6|6.W.2a</text:p>
          </table:table-cell>
          <table:table-cell office:value-type="string">
            <text:p>6.W.2a</text:p>
          </table:table-cell>
          <table:table-cell office:value-type="string">
            <text:p>Write informative/explanatory texts to examine a topic and convey ideas, concepts, and information through the selection, organization, and analysis of relevant content. A) Introduce a topic; organize ideas, concepts, and information, using strategies such as definition, classification, comparison/contrast, and cause/effect; include formatting (e.g., headings), graphics (e.g., charts, tables), and multimedia when useful to aiding comprehen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3-6|6.W.2b</text:p>
          </table:table-cell>
          <table:table-cell office:value-type="string">
            <text:p>6.W.2b</text:p>
          </table:table-cell>
          <table:table-cell office:value-type="string">
            <text:p>Write informative/explanatory texts to examine a topic and convey ideas, concepts, and information through the selection, organization, and analysis of relevant content. B) Develop the topic with relevant facts, definitions, concrete details, quotations, or other information and exampl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6|6.W.2c</text:p>
          </table:table-cell>
          <table:table-cell office:value-type="string">
            <text:p>6.W.2c</text:p>
          </table:table-cell>
          <table:table-cell office:value-type="string">
            <text:p>Write informative/explanatory texts to examine a topic and convey ideas, concepts, and information through the selection, organization, and analysis of relevant content. C) Use appropriate transitions to clarify the relationships among ideas and concep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6|6.W.2d</text:p>
          </table:table-cell>
          <table:table-cell office:value-type="string">
            <text:p>6.W.2d</text:p>
          </table:table-cell>
          <table:table-cell office:value-type="string">
            <text:p>Write informative/explanatory texts to examine a topic and convey ideas, concepts, and information through the selection, organization, and analysis of relevant content. D) Use precise language and domain-specific vocabulary to inform about or explain th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3-6|6.W.2e</text:p>
          </table:table-cell>
          <table:table-cell office:value-type="string">
            <text:p>6.W.2e</text:p>
          </table:table-cell>
          <table:table-cell office:value-type="string">
            <text:p>Write informative/explanatory texts to examine a topic and convey ideas, concepts, and information through the selection, organization, and analysis of relevant content. E) Establish and maintain a formal styl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6|6.W.2f</text:p>
          </table:table-cell>
          <table:table-cell office:value-type="string">
            <text:p>6.W.2f</text:p>
          </table:table-cell>
          <table:table-cell office:value-type="string">
            <text:p>Write informative/explanatory texts to examine a topic and convey ideas, concepts, and information through the selection, organization, and analysis of relevant content. F) Provide a concluding statement or section that follows from the information or explanation presented.</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2-W|3-7|7.W.2a</text:p>
          </table:table-cell>
          <table:table-cell office:value-type="string">
            <text:p>7.W.2a</text:p>
          </table:table-cell>
          <table:table-cell office:value-type="string">
            <text:p>Write informative/explanatory texts to examine a topic and convey ideas, concepts, and information through the selection, organization, and analysis of relevant content. A) Introduce a topic clearly, previewing what is to follow; organize ideas, concepts, and information, using strategies such as definition, classification, comparison/contrast, and cause/ effect; include formatting (e.g., headings), graphics (e.g., charts, tables), and multimedia when useful to aiding comprehen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3-7|7.W.2b</text:p>
          </table:table-cell>
          <table:table-cell office:value-type="string">
            <text:p>7.W.2b</text:p>
          </table:table-cell>
          <table:table-cell office:value-type="string">
            <text:p>Write informative/explanatory texts to examine a topic and convey ideas, concepts, and information through the selection, organization, and analysis of relevant content. B) Develop the topic with relevant facts, definitions, concrete details, quotations, or other information and exampl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7|7.W.2c</text:p>
          </table:table-cell>
          <table:table-cell office:value-type="string">
            <text:p>7.W.2c</text:p>
          </table:table-cell>
          <table:table-cell office:value-type="string">
            <text:p>Write informative/explanatory texts to examine a topic and convey ideas, concepts, and information through the selection, organization, and analysis of relevant content. C) Use appropriate transitions to create cohesion and clarify the relationships among ideas and concep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7|7.W.2d</text:p>
          </table:table-cell>
          <table:table-cell office:value-type="string">
            <text:p>7.W.2d</text:p>
          </table:table-cell>
          <table:table-cell office:value-type="string">
            <text:p>Write informative/explanatory texts to examine a topic and convey ideas, concepts, and information through the selection, organization, and analysis of relevant content. D) Use precise language and domain-specific vocabulary to inform about or explain th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3-7|7.W.2e</text:p>
          </table:table-cell>
          <table:table-cell office:value-type="string">
            <text:p>7.W.2e</text:p>
          </table:table-cell>
          <table:table-cell office:value-type="string">
            <text:p>Write informative/explanatory texts to examine a topic and convey ideas, concepts, and information through the selection, organization, and analysis of relevant content. E) Establish and maintain a formal styl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7|7.W.2f</text:p>
          </table:table-cell>
          <table:table-cell office:value-type="string">
            <text:p>7.W.2f</text:p>
          </table:table-cell>
          <table:table-cell office:value-type="string">
            <text:p>Write informative/explanatory texts to examine a topic and convey ideas, concepts, and information through the selection, organization, and analysis of relevant content. F) Provide a concluding statement or section that follows from and supports the information or explanation present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3-8|8.W.2a</text:p>
          </table:table-cell>
          <table:table-cell office:value-type="string">
            <text:p>8.W.2a</text:p>
          </table:table-cell>
          <table:table-cell office:value-type="string">
            <text:p>Write informative/explanatory texts to examine a topic and convey ideas, concepts, and information through the selection, organization, and analysis of relevant content. A) Introduce a topic clearly, previewing what is to follow; organize ideas, concepts, and information into broader categories; include formatting (e.g., headings), graphics (e.g., charts, tables), and multimedia when useful to aiding comprehen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3-8|8.W.2b</text:p>
          </table:table-cell>
          <table:table-cell office:value-type="string">
            <text:p>8.W.2b</text:p>
          </table:table-cell>
          <table:table-cell office:value-type="string">
            <text:p>Write informative/explanatory texts to examine a topic and convey ideas, concepts, and information through the selection, organization, and analysis of relevant content. B) Develop the topic with relevant, well-chosen facts, definitions, concrete details, quotations, or other information and exampl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8|8.W.2c</text:p>
          </table:table-cell>
          <table:table-cell office:value-type="string">
            <text:p>8.W.2c</text:p>
          </table:table-cell>
          <table:table-cell office:value-type="string">
            <text:p>Write informative/explanatory texts to examine a topic and convey ideas, concepts, and information through the selection, organization, and analysis of relevant content. C) Use appropriate and varied transitions to create cohesion and clarify the relationships among ideas and concep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8|8.W.2d</text:p>
          </table:table-cell>
          <table:table-cell office:value-type="string">
            <text:p>8.W.2d</text:p>
          </table:table-cell>
          <table:table-cell office:value-type="string">
            <text:p>Write informative/explanatory texts to examine a topic and convey ideas, concepts, and information through the selection, organization, and analysis of relevant content. D) Use precise language and domain-specific vocabulary to inform about or explain th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3-8|8.W.2e</text:p>
          </table:table-cell>
          <table:table-cell office:value-type="string">
            <text:p>8.W.2e</text:p>
          </table:table-cell>
          <table:table-cell office:value-type="string">
            <text:p>Write informative/explanatory texts to examine a topic and convey ideas, concepts, and information through the selection, organization, and analysis of relevant content. E) Establish and maintain a formal styl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8|8.W.2f</text:p>
          </table:table-cell>
          <table:table-cell office:value-type="string">
            <text:p>8.W.2f</text:p>
          </table:table-cell>
          <table:table-cell office:value-type="string">
            <text:p>Write informative/explanatory texts to examine a topic and convey ideas, concepts, and information through the selection, organization, and analysis of relevant content. F) Provide a concluding statement or section that follows from and supports the information or explanation present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3-9|9.W.2a</text:p>
          </table:table-cell>
          <table:table-cell office:value-type="string">
            <text:p>9.W.2a</text:p>
          </table:table-cell>
          <table:table-cell office:value-type="string">
            <text:p>Write informative/explanatory texts to examine a topic and convey ideas, concepts, and information through the selection, organization, and analysis of relevant content. A) Introduce a topic clearly, previewing what is to follow; organize ideas, concepts, and information into broader categories; include formatting (e.g., headings), graphics (e.g., charts, tables), and multimedia when useful to aiding comprehen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3-9|9.W.2b</text:p>
          </table:table-cell>
          <table:table-cell office:value-type="string">
            <text:p>9.W.2b</text:p>
          </table:table-cell>
          <table:table-cell office:value-type="string">
            <text:p>Write informative/explanatory texts to examine a topic and convey ideas, concepts, and information through the selection, organization, and analysis of relevant content. B) Develop the topic with relevant, well-chosen facts, definitions, concrete details, quotations, or other information and exampl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9|9.W.2c</text:p>
          </table:table-cell>
          <table:table-cell office:value-type="string">
            <text:p>9.W.2c</text:p>
          </table:table-cell>
          <table:table-cell office:value-type="string">
            <text:p>Write informative/explanatory texts to examine a topic and convey ideas, concepts, and information through the selection, organization, and analysis of relevant content. C) Use appropriate and varied transitions to create cohesion and clarify the relationships among ideas and concep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9|9.W.2d</text:p>
          </table:table-cell>
          <table:table-cell office:value-type="string">
            <text:p>9.W.2d</text:p>
          </table:table-cell>
          <table:table-cell office:value-type="string">
            <text:p>Write informative/explanatory texts to examine a topic and convey ideas, concepts, and information through the selection, organization, and analysis of relevant content. D) Use precise language and domain-specific vocabulary to inform about or explain th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3-9|9.W.2e</text:p>
          </table:table-cell>
          <table:table-cell office:value-type="string">
            <text:p>9.W.2e</text:p>
          </table:table-cell>
          <table:table-cell office:value-type="string">
            <text:p>Write informative/explanatory texts to examine a topic and convey ideas, concepts, and information through the selection, organization, and analysis of relevant content. E) Establish and maintain a formal styl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3-9|9.W.2f</text:p>
          </table:table-cell>
          <table:table-cell office:value-type="string">
            <text:p>9.W.2f</text:p>
          </table:table-cell>
          <table:table-cell office:value-type="string">
            <text:p>Write informative/explanatory texts to examine a topic and convey ideas, concepts, and information through the selection, organization, and analysis of relevant content. F) Provide a concluding statement or section that follows from and supports the information or explanation presented.</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2-W|4-10|10.W.2a</text:p>
          </table:table-cell>
          <table:table-cell office:value-type="string">
            <text:p>10.W.2a</text:p>
          </table:table-cell>
          <table:table-cell office:value-type="string">
            <text:p>Write informative/explanatory texts to examine and convey complex ideas, concepts, and information clearly and accurately through the effective selection, organization, and analysis of content. A) Introduce a topic; organize complex ideas, concepts, and information so that each new element builds on that which precedes it to create a unified whole; include formatting (e.g., headings), graphics (e.g., figures, tables), and multimedia when useful to aiding comprehens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4-10|10.W.2b</text:p>
          </table:table-cell>
          <table:table-cell office:value-type="string">
            <text:p>10.W.2b</text:p>
          </table:table-cell>
          <table:table-cell office:value-type="string">
            <text:p>Write informative/explanatory texts to examine and convey complex ideas, concepts, and information clearly and accurately through the effective selection, organization, and analysis of content. B) Develop the topic thoroughly by selecting the most significant and relevant facts, extended definitions, concrete details, quotations, or other information and examples appropriate to the audience’s knowledge of the topic.</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4-10|10.W.2c</text:p>
          </table:table-cell>
          <table:table-cell office:value-type="string">
            <text:p>10.W.2c</text:p>
          </table:table-cell>
          <table:table-cell office:value-type="string">
            <text:p>Write informative/explanatory texts to examine and convey complex ideas, concepts, and information clearly and accurately through the effective selection, organization, and analysis of content. C) Use appropriate and varied transitions and syntax to link the major sections of the text, create cohesion, and clarify the relationships among complex ideas and concep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10|10.W.2e</text:p>
          </table:table-cell>
          <table:table-cell office:value-type="string">
            <text:p>10.W.2e</text:p>
          </table:table-cell>
          <table:table-cell office:value-type="string">
            <text:p>Write informative/explanatory texts to examine and convey complex ideas, concepts, and information clearly and accurately through the effective selection, organization, and analysis of content. E) Establish and maintain a formal style and objective tone while attending to the norms and conventions of the discipline in which they are writing.</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4-10|10.W.2f</text:p>
          </table:table-cell>
          <table:table-cell office:value-type="string">
            <text:p>10.W.2f</text:p>
          </table:table-cell>
          <table:table-cell office:value-type="string">
            <text:p>Write informative/explanatory texts to examine and convey complex ideas, concepts, and information clearly and accurately through the effective selection, organization, and analysis of content. F) Provide a concluding statement or section that follows from and supports the information or explanation presented (e.g., articulating implications or the significance of the topic).</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10|10.W.4</text:p>
          </table:table-cell>
          <table:table-cell office:value-type="string">
            <text:p>10.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10|10.W.5</text:p>
          </table:table-cell>
          <table:table-cell office:value-type="string">
            <text:p>10.W.5</text:p>
          </table:table-cell>
          <table:table-cell office:value-type="string">
            <text:p>Develop and strengthen writing as needed by planning, revising, editing, rewriting, or trying a new approach, focusing on addressing what is most significant for a specific purpose and audience. (Editing for conventions should demonstrate command of Language standards 1–3 up to and including grades 11–12 on page 54.)</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4-10|10.W.8</text:p>
          </table:table-cell>
          <table:table-cell office:value-type="string">
            <text:p>10.W.8</text:p>
          </table:table-cell>
          <table:table-cell office:value-type="string">
            <text:p>Gather relevant information from multiple authoritative print and digital sources, using advanced searches effectively; assess the strengths and limitations of each source in terms of the task, purpose, and audience; integrate information into the text selectively to maintain the flow of ideas, avoiding plagiarism and overreliance on any one source and following a standard format for cit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4-10|10.W.9</text:p>
          </table:table-cell>
          <table:table-cell office:value-type="string">
            <text:p>10.W.9</text:p>
          </table:table-cell>
          <table:table-cell office:value-type="string">
            <text:p>Draw evidence form literary or informational texts to support analysis, reflection, and research.</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2-W|4-11|11-12.W.2a</text:p>
          </table:table-cell>
          <table:table-cell office:value-type="string">
            <text:p>11-12.W.2a</text:p>
          </table:table-cell>
          <table:table-cell office:value-type="string">
            <text:p>Write informative/explanatory texts to examine and convey complex ideas, concepts, and information clearly and accurately through the effective selection, organization, and analysis of content. A) Introduce a topic; organize complex ideas, concepts, and information so that each new element builds on that which precedes it to create a unified whole; include formatting (e.g., headings), graphics (e.g., figures, tables), and multimedia when useful to aiding comprehens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4-11|11-12.W.2b</text:p>
          </table:table-cell>
          <table:table-cell office:value-type="string">
            <text:p>11-12.W.2b</text:p>
          </table:table-cell>
          <table:table-cell office:value-type="string">
            <text:p>Write informative/explanatory texts to examine and convey complex ideas, concepts, and information clearly and accurately through the effective selection, organization, and analysis of content. B) Develop the topic thoroughly by selecting the most significant and relevant facts, extended definitions, concrete details, quotations, or other information and examples appropriate to the audience’s knowledge of the topic.</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4-11|11-12.W.2c</text:p>
          </table:table-cell>
          <table:table-cell office:value-type="string">
            <text:p>11-12.W.2c</text:p>
          </table:table-cell>
          <table:table-cell office:value-type="string">
            <text:p>Write informative/explanatory texts to examine and convey complex ideas, concepts, and information clearly and accurately through the effective selection, organization, and analysis of content. C) Use appropriate and varied transitions and syntax to link the major sections of the text, create cohesion, and clarify the relationships among complex ideas and concep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11|11-12.W.2d</text:p>
          </table:table-cell>
          <table:table-cell office:value-type="string">
            <text:p>11-12.W.2d</text:p>
          </table:table-cell>
          <table:table-cell office:value-type="string">
            <text:p>Write informative/explanatory texts to examine and convey complex ideas, concepts, and information clearly and accurately through the effective selection, organization, and analysis of content. D) Use precise language, domain-specific vocabulary, and techniques such as metaphor, simile, and analogy to manage the complexity of the topic.</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11|11-12.W.2e</text:p>
          </table:table-cell>
          <table:table-cell office:value-type="string">
            <text:p>11-12.W.2e</text:p>
          </table:table-cell>
          <table:table-cell office:value-type="string">
            <text:p>Write informative/explanatory texts to examine and convey complex ideas, concepts, and information clearly and accurately through the effective selection, organization, and analysis of content. E) Establish and maintain a formal style and objective tone while attending to the norms and conventions of the discipline in which they are writing.</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4-11|11-12.W.2f</text:p>
          </table:table-cell>
          <table:table-cell office:value-type="string">
            <text:p>11-12.W.2f</text:p>
          </table:table-cell>
          <table:table-cell office:value-type="string">
            <text:p>Write informative/explanatory texts to examine and convey complex ideas, concepts, and information clearly and accurately through the effective selection, organization, and analysis of content. F) Provide a concluding statement or section that follows from and supports the information or explanation presented (e.g., articulating implications or the significance of the topic).</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11|11-12.W.4</text:p>
          </table:table-cell>
          <table:table-cell office:value-type="string">
            <text:p>11-12.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11|11-12.W.5</text:p>
          </table:table-cell>
          <table:table-cell office:value-type="string">
            <text:p>11-12.W.5</text:p>
          </table:table-cell>
          <table:table-cell office:value-type="string">
            <text:p>Develop and strengthen writing as needed by planning, revising, editing, rewriting, or trying a new approach, focusing on addressing what is most significant for a specific purpose and audience. (Editing for conventions should demonstrate command of Language standards 1–3 up to and including grades 11–12 on page 54.)</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4-11|11-12.W.8</text:p>
          </table:table-cell>
          <table:table-cell office:value-type="string">
            <text:p>11-12.W.8</text:p>
          </table:table-cell>
          <table:table-cell office:value-type="string">
            <text:p>Gather relevant information from multiple authoritative print and digital sources, using advanced searches effectively; assess the strengths and limitations of each source in terms of the task, purpose, and audience; integrate information into the text selectively to maintain the flow of ideas, avoiding plagiarism and overreliance on any one source and following a standard format for cit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4-11|11-12.W.9a</text:p>
          </table:table-cell>
          <table:table-cell office:value-type="string">
            <text:p>11-12.W.9a</text:p>
          </table:table-cell>
          <table:table-cell office:value-type="string">
            <text:p>Draw evidence form literary or informational texts to support analysis, reflection, and research. A) Apply grades 11–12 Reading standards to literature (e.g., “Demonstrate knowledge of eighteenth-, nineteenth- and early-twentieth-century foundational works of American literature, including how two or more texts from the same period treat similar themes or topics”).</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2-W|4-11|11-12.W.9b</text:p>
          </table:table-cell>
          <table:table-cell office:value-type="string">
            <text:p>11-12.W.9b</text:p>
          </table:table-cell>
          <table:table-cell office:value-type="string">
            <text:p>Draw evidence form literary or informational texts to support analysis, reflection, and research. B) Apply grades 11–12 Reading standards to literary nonfiction (e.g., “Delineate and evaluate the reasoning in seminal U.S. texts, including the application of constitutional principles and use of legal reasoning [e.g., in U.S. Supreme Court Case majority opinions and dissents) and the premises, purposes, and arguments in works of public advocacy (e.g., The Federalist, presidential address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3|3.W.2a</text:p>
          </table:table-cell>
          <table:table-cell office:value-type="string">
            <text:p>3.W.2a</text:p>
          </table:table-cell>
          <table:table-cell office:value-type="string">
            <text:p>Write informative/explanatory texts to examine a topic and convey ideas and information clearly. A) Introduce a topic and group related information together; include illustrations when useful to aiding comprehens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4-3|3.W.2b</text:p>
          </table:table-cell>
          <table:table-cell office:value-type="string">
            <text:p>3.W.2b</text:p>
          </table:table-cell>
          <table:table-cell office:value-type="string">
            <text:p>Write informative/explanatory texts to examine a topic and convey ideas and information clearly. B) Develop the topic with facts, definitions, and detail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3|3.W.2c</text:p>
          </table:table-cell>
          <table:table-cell office:value-type="string">
            <text:p>3.W.2c</text:p>
          </table:table-cell>
          <table:table-cell office:value-type="string">
            <text:p>Write informative/explanatory texts to examine a topic and convey ideas and information clearly. C) Use linking words and phrases (e.g., also, another, and, more, but) to connect ideas within categories of inform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4-3|3.W.2d</text:p>
          </table:table-cell>
          <table:table-cell office:value-type="string">
            <text:p>3.W.2d</text:p>
          </table:table-cell>
          <table:table-cell office:value-type="string">
            <text:p>Write informative/explanatory texts to examine a topic and convey ideas and information clearly. D) Provide a concluding statement or sect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3|3.W.4</text:p>
          </table:table-cell>
          <table:table-cell office:value-type="string">
            <text:p>3.W.4</text:p>
          </table:table-cell>
          <table:table-cell office:value-type="string">
            <text:p>With guidance and support from adults, produce writing in which the development and organization are appropriate to task and purpose. (Grade-specific expectations for writing types are defined in standards 1–3 abov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4-3|3.W.5</text:p>
          </table:table-cell>
          <table:table-cell office:value-type="string">
            <text:p>3.W.5</text:p>
          </table:table-cell>
          <table:table-cell office:value-type="string">
            <text:p>With guidance and support from peers and adults, develop and strengthen writing as needed by planning, revising, and editing. (Editing for conventions should demonstrate command of Language standards 1–3</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4|4.W.2a</text:p>
          </table:table-cell>
          <table:table-cell office:value-type="string">
            <text:p>4.W.2a</text:p>
          </table:table-cell>
          <table:table-cell office:value-type="string">
            <text:p>Write informative/explanatory texts to examine a topic and convey ideas and information clearly. A) Introduce a topic clearly and group related information in paragraphs and sections; include formatting (e.g., headings), illustrations, and multimedia when useful to aiding comprehen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4|4.W.2b</text:p>
          </table:table-cell>
          <table:table-cell office:value-type="string">
            <text:p>4.W.2b</text:p>
          </table:table-cell>
          <table:table-cell office:value-type="string">
            <text:p>Write informative/explanatory texts to examine a topic and convey ideas and information clearly. B) Develop the topic with facts, definitions, concrete details, quotations, or other information and examples related to th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4-4|4.W.2c</text:p>
          </table:table-cell>
          <table:table-cell office:value-type="string">
            <text:p>4.W.2c</text:p>
          </table:table-cell>
          <table:table-cell office:value-type="string">
            <text:p>Write informative/explanatory texts to examine a topic and convey ideas and information clearly. C) Link ideas within categories of information using words and phrases (e.g., another, for example, also, becaus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4-4|4.W.2d</text:p>
          </table:table-cell>
          <table:table-cell office:value-type="string">
            <text:p>4.W.2d</text:p>
          </table:table-cell>
          <table:table-cell office:value-type="string">
            <text:p>Write informative/explanatory texts to examine a topic and convey ideas and information clearly. D) Use precise language and domain-specific vocabulary to inform about or explain th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4-4|4.W.2e</text:p>
          </table:table-cell>
          <table:table-cell office:value-type="string">
            <text:p>4.W.2e</text:p>
          </table:table-cell>
          <table:table-cell office:value-type="string">
            <text:p>Write informative/explanatory texts to examine a topic and convey ideas and information clearly. E) Provide a concluding statement or section related to the information or explanation presen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4|4.W.4</text:p>
          </table:table-cell>
          <table:table-cell office:value-type="string">
            <text:p>4.W.4</text:p>
          </table:table-cell>
          <table:table-cell office:value-type="string">
            <text:p>Produce clear and coherent writing in which the development and organization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4-4|4.W.5</text:p>
          </table:table-cell>
          <table:table-cell office:value-type="string">
            <text:p>4.W.5</text:p>
          </table:table-cell>
          <table:table-cell office:value-type="string">
            <text:p>With guidance and support from peers and adults, develop and strengthen writing as needed by planning, revising, and editing. (Editing for conventions should demonstrate command of Language standards 1–3</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4|4.W.9a</text:p>
          </table:table-cell>
          <table:table-cell office:value-type="string">
            <text:p>4.W.9a</text:p>
          </table:table-cell>
          <table:table-cell office:value-type="string">
            <text:p>Draw evidence from literary or informational texts to support analysis, reflection, and research. A) Apply grade 4 Reading standards to literature (e.g., “Describe in depth a character, setting, or event in a story or drama, drawing on specific details in the text [e.g., a character’s thoughts, words, or ac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4|4.W.9b</text:p>
          </table:table-cell>
          <table:table-cell office:value-type="string">
            <text:p>4.W.9b</text:p>
          </table:table-cell>
          <table:table-cell office:value-type="string">
            <text:p>Draw evidence from literary or informational texts to support analysis, reflection, and research. B) Apply grade 4 Reading standards to informational texts (e.g., “Explain how an author uses reasons and evidence to support particular points in a tex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5|5.W.2a</text:p>
          </table:table-cell>
          <table:table-cell office:value-type="string">
            <text:p>5.W.2a</text:p>
          </table:table-cell>
          <table:table-cell office:value-type="string">
            <text:p>Write informative/explanatory texts to examine a topic and convey ideas and information clearly. A) Introduce a topic clearly, provide a general observation and focus, and group related information logically; include formatting (e.g., headings), illustrations, and multimedia when useful to aiding comprehen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5|5.W.2b</text:p>
          </table:table-cell>
          <table:table-cell office:value-type="string">
            <text:p>5.W.2b</text:p>
          </table:table-cell>
          <table:table-cell office:value-type="string">
            <text:p>Write informative/explanatory texts to examine a topic and convey ideas and information clearly. B) Develop the topic with facts, definitions, concrete details, quotations, or other information and examples related to the topic.</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5|5.W.2c</text:p>
          </table:table-cell>
          <table:table-cell office:value-type="string">
            <text:p>5.W.2c</text:p>
          </table:table-cell>
          <table:table-cell office:value-type="string">
            <text:p>Write informative/explanatory texts to examine a topic and convey ideas and information clearly. C) Link ideas within and across categories of information using words, phrases, and clauses (e.g., in contrast, especial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4-5|5.W.2d</text:p>
          </table:table-cell>
          <table:table-cell office:value-type="string">
            <text:p>5.W.2d</text:p>
          </table:table-cell>
          <table:table-cell office:value-type="string">
            <text:p>Write informative/explanatory texts to examine a topic and convey ideas and information clearly. D) Use precise language and domain-specific vocabulary to inform about or explain th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4-5|5.W.2e</text:p>
          </table:table-cell>
          <table:table-cell office:value-type="string">
            <text:p>5.W.2e</text:p>
          </table:table-cell>
          <table:table-cell office:value-type="string">
            <text:p>Write informative/explanatory texts to examine a topic and convey ideas and information clearly. E) Provide a concluding statement or section related to the information or explanation presen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5|5.W.4</text:p>
          </table:table-cell>
          <table:table-cell office:value-type="string">
            <text:p>5.W.4</text:p>
          </table:table-cell>
          <table:table-cell office:value-type="string">
            <text:p>Produce clear and coherent writing in which the development and organization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5|5.W.5</text:p>
          </table:table-cell>
          <table:table-cell office:value-type="string">
            <text:p>5.W.5</text:p>
          </table:table-cell>
          <table:table-cell office:value-type="string">
            <text:p>With guidance and support from peers and adults, develop and strengthen writing as needed by planning, revising, editing, rewriting, or trying a new approach. (Editing for conventions should demonstrate command of Language standards 1–3</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5|5.W.9a</text:p>
          </table:table-cell>
          <table:table-cell office:value-type="string">
            <text:p>5.W.9a</text:p>
          </table:table-cell>
          <table:table-cell office:value-type="string">
            <text:p>Draw evidence from literary or informational texts to support analysis, reflection, and research. A) Apply grade 5 Reading standards to literature (e.g., “Compare and contrast two or more characters, settings, or events in a story or a drama, drawing on specific details in the text [e.g., how characters interac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5|5.W.9b</text:p>
          </table:table-cell>
          <table:table-cell office:value-type="string">
            <text:p>5.W.9b</text:p>
          </table:table-cell>
          <table:table-cell office:value-type="string">
            <text:p>Draw evidence from literary or informational texts to support analysis, reflection, and research. B) Apply grade 5 Reading standards to informational texts (e.g., “Explain how an author uses reasons and evidence to support particular points in a text, identifying which reasons and evidence support which point[s]”).</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2-W|4-6|6.W.2a</text:p>
          </table:table-cell>
          <table:table-cell office:value-type="string">
            <text:p>6.W.2a</text:p>
          </table:table-cell>
          <table:table-cell office:value-type="string">
            <text:p>Write informative/explanatory texts to examine a topic and convey ideas, concepts, and information through the selection, organization, and analysis of relevant content. A) Introduce a topic; organize ideas, concepts, and information, using strategies such as definition, classification, comparison/contrast, and cause/effect; include formatting (e.g., headings), graphics (e.g., charts, tables), and multimedia when useful to aiding comprehen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6|6.W.2b</text:p>
          </table:table-cell>
          <table:table-cell office:value-type="string">
            <text:p>6.W.2b</text:p>
          </table:table-cell>
          <table:table-cell office:value-type="string">
            <text:p>Write informative/explanatory texts to examine a topic and convey ideas, concepts, and information through the selection, organization, and analysis of relevant content. B) Develop the topic with relevant facts, definitions, concrete details, quotations, or other information and exampl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6|6.W.2c</text:p>
          </table:table-cell>
          <table:table-cell office:value-type="string">
            <text:p>6.W.2c</text:p>
          </table:table-cell>
          <table:table-cell office:value-type="string">
            <text:p>Write informative/explanatory texts to examine a topic and convey ideas, concepts, and information through the selection, organization, and analysis of relevant content. C) Use appropriate transitions to clarify the relationships among ideas and concep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6|6.W.2d</text:p>
          </table:table-cell>
          <table:table-cell office:value-type="string">
            <text:p>6.W.2d</text:p>
          </table:table-cell>
          <table:table-cell office:value-type="string">
            <text:p>Write informative/explanatory texts to examine a topic and convey ideas, concepts, and information through the selection, organization, and analysis of relevant content. D) Use precise language and domain-specific vocabulary to inform about or explain th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4-6|6.W.2e</text:p>
          </table:table-cell>
          <table:table-cell office:value-type="string">
            <text:p>6.W.2e</text:p>
          </table:table-cell>
          <table:table-cell office:value-type="string">
            <text:p>Write informative/explanatory texts to examine a topic and convey ideas, concepts, and information through the selection, organization, and analysis of relevant content. E) Establish and maintain a formal styl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6|6.W.2f</text:p>
          </table:table-cell>
          <table:table-cell office:value-type="string">
            <text:p>6.W.2f</text:p>
          </table:table-cell>
          <table:table-cell office:value-type="string">
            <text:p>Write informative/explanatory texts to examine a topic and convey ideas, concepts, and information through the selection, organization, and analysis of relevant content. F) Provide a concluding statement or section that follows from the information or explanation presen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6|6.W.4</text:p>
          </table:table-cell>
          <table:table-cell office:value-type="string">
            <text:p>6.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6|6.W.5</text:p>
          </table:table-cell>
          <table:table-cell office:value-type="string">
            <text:p>6.W.5</text:p>
          </table:table-cell>
          <table:table-cell office:value-type="string">
            <text:p>With some guidance and support from peers and adults, develop and strengthen writing as needed by planning, revising, editing, rewriting, or trying a new approach. (Editing for conventions should demonstrate command of Language standards 1–3 up to and including Grade 6).</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6|6.W.8</text:p>
          </table:table-cell>
          <table:table-cell office:value-type="string">
            <text:p>6.W.8</text:p>
          </table:table-cell>
          <table:table-cell office:value-type="string">
            <text:p>Gather relevant information from multiple print and digital sources; assess the credibility of each source; and quote or paraphrase the data and conclusions of others while avoiding plagiarism and providing basic bibliographic information for source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6|6.W.9b</text:p>
          </table:table-cell>
          <table:table-cell office:value-type="string">
            <text:p>6.W.9b</text:p>
          </table:table-cell>
          <table:table-cell office:value-type="string">
            <text:p>Draw evidence from literary or informational texts to support analysis, reflection, and research. B) Apply grade 6 Reading standards to literary nonfiction (e.g., “Trace and evaluate the argument and specific claims in a text, distinguishing claims that are supported by reasons and evidence from claims that are not”).</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2-W|4-7|7.W.2a</text:p>
          </table:table-cell>
          <table:table-cell office:value-type="string">
            <text:p>7.W.2a</text:p>
          </table:table-cell>
          <table:table-cell office:value-type="string">
            <text:p>Write informative/explanatory texts to examine a topic and convey ideas, concepts, and information through the selection, organization, and analysis of relevant content. A) Introduce a topic clearly, previewing what is to follow; organize ideas, concepts, and information, using strategies such as definition, classification, comparison/contrast, and cause/ effect; include formatting (e.g., headings), graphics (e.g., charts, tables), and multimedia when useful to aiding comprehen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7|7.W.2b</text:p>
          </table:table-cell>
          <table:table-cell office:value-type="string">
            <text:p>7.W.2b</text:p>
          </table:table-cell>
          <table:table-cell office:value-type="string">
            <text:p>Write informative/explanatory texts to examine a topic and convey ideas, concepts, and information through the selection, organization, and analysis of relevant content. B) Develop the topic with relevant facts, definitions, concrete details, quotations, or other information and exampl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7|7.W.2c</text:p>
          </table:table-cell>
          <table:table-cell office:value-type="string">
            <text:p>7.W.2c</text:p>
          </table:table-cell>
          <table:table-cell office:value-type="string">
            <text:p>Write informative/explanatory texts to examine a topic and convey ideas, concepts, and information through the selection, organization, and analysis of relevant content. C) Use appropriate transitions to create cohesion and clarify the relationships among ideas and concep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7|7.W.2d</text:p>
          </table:table-cell>
          <table:table-cell office:value-type="string">
            <text:p>7.W.2d</text:p>
          </table:table-cell>
          <table:table-cell office:value-type="string">
            <text:p>Write informative/explanatory texts to examine a topic and convey ideas, concepts, and information through the selection, organization, and analysis of relevant content. D) Use precise language and domain-specific vocabulary to inform about or explain th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4-7|7.W.2e</text:p>
          </table:table-cell>
          <table:table-cell office:value-type="string">
            <text:p>7.W.2e</text:p>
          </table:table-cell>
          <table:table-cell office:value-type="string">
            <text:p>Write informative/explanatory texts to examine a topic and convey ideas, concepts, and information through the selection, organization, and analysis of relevant content. E) Establish and maintain a formal styl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7|7.W.2f</text:p>
          </table:table-cell>
          <table:table-cell office:value-type="string">
            <text:p>7.W.2f</text:p>
          </table:table-cell>
          <table:table-cell office:value-type="string">
            <text:p>Write informative/explanatory texts to examine a topic and convey ideas, concepts, and information through the selection, organization, and analysis of relevant content. F) Provide a concluding statement or section that follows from and supports the information or explanation presen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7|7.W.4</text:p>
          </table:table-cell>
          <table:table-cell office:value-type="string">
            <text:p>7.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7|7.W.5</text:p>
          </table:table-cell>
          <table:table-cell office:value-type="string">
            <text:p>7.W.5</text:p>
          </table:table-cell>
          <table:table-cell office:value-type="string">
            <text:p>With some guidance and support from peers and adults, develop and strengthen writing as needed by planning, revising, editing, rewriting, or trying a new approach, focusing on how well purpose and audience have been addressed. (Editing for conventions should demonstrate command of Language standards 1–3 up to and including grade 7 on page 52.)</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7|7.W.8</text:p>
          </table:table-cell>
          <table:table-cell office:value-type="string">
            <text:p>7.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7|7.W.9a</text:p>
          </table:table-cell>
          <table:table-cell office:value-type="string">
            <text:p>7.W.9a</text:p>
          </table:table-cell>
          <table:table-cell office:value-type="string">
            <text:p>Draw evidence from literary or informational texts to support analysis, reflection, and research. A) Apply grade 7 Reading standards to literature (e.g., “Compare and contrast a fictional portrayal of a time, place, or character and a historical account of the same period as a means of understanding how authors of fiction use or alter history”).</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7|7.W.9b</text:p>
          </table:table-cell>
          <table:table-cell office:value-type="string">
            <text:p>7.W.9b</text:p>
          </table:table-cell>
          <table:table-cell office:value-type="string">
            <text:p>Draw evidence from literary or informational texts to support analysis, reflection, and research. B) Apply grade 7 Reading standards to literary nonfiction (e.g. “Trace and evaluate the argument and specific claims in a text, assessing whether the reasoning is sound and the evidence is relevant and sufficient to support the claim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4-8|8.W.2a</text:p>
          </table:table-cell>
          <table:table-cell office:value-type="string">
            <text:p>8.W.2a</text:p>
          </table:table-cell>
          <table:table-cell office:value-type="string">
            <text:p>Write informative/explanatory texts to examine a topic and convey ideas, concepts, and information through the selection, organization, and analysis of relevant content. A) Introduce a topic clearly, previewing what is to follow; organize ideas, concepts, and information into broader categories; include formatting (e.g., headings), graphics (e.g., charts, tables), and multimedia when useful to aiding comprehen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8|8.W.2b</text:p>
          </table:table-cell>
          <table:table-cell office:value-type="string">
            <text:p>8.W.2b</text:p>
          </table:table-cell>
          <table:table-cell office:value-type="string">
            <text:p>Write informative/explanatory texts to examine a topic and convey ideas, concepts, and information through the selection, organization, and analysis of relevant content. B) Develop the topic with relevant, well-chosen facts, definitions, concrete details, quotations, or other information and exampl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8|8.W.2c</text:p>
          </table:table-cell>
          <table:table-cell office:value-type="string">
            <text:p>8.W.2c</text:p>
          </table:table-cell>
          <table:table-cell office:value-type="string">
            <text:p>Write informative/explanatory texts to examine a topic and convey ideas, concepts, and information through the selection, organization, and analysis of relevant content. C) Use appropriate and varied transitions to create cohesion and clarify the relationships among ideas and concep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8|8.W.2d</text:p>
          </table:table-cell>
          <table:table-cell office:value-type="string">
            <text:p>8.W.2d</text:p>
          </table:table-cell>
          <table:table-cell office:value-type="string">
            <text:p>Write informative/explanatory texts to examine a topic and convey ideas, concepts, and information through the selection, organization, and analysis of relevant content. D) Use precise language and domain-specific vocabulary to inform about or explain th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4-8|8.W.2e</text:p>
          </table:table-cell>
          <table:table-cell office:value-type="string">
            <text:p>8.W.2e</text:p>
          </table:table-cell>
          <table:table-cell office:value-type="string">
            <text:p>Write informative/explanatory texts to examine a topic and convey ideas, concepts, and information through the selection, organization, and analysis of relevant content. E) Establish and maintain a formal styl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8|8.W.2f</text:p>
          </table:table-cell>
          <table:table-cell office:value-type="string">
            <text:p>8.W.2f</text:p>
          </table:table-cell>
          <table:table-cell office:value-type="string">
            <text:p>Write informative/explanatory texts to examine a topic and convey ideas, concepts, and information through the selection, organization, and analysis of relevant content. F) Provide a concluding statement or section that follows from and supports the information or explanation presen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8|8.W.4</text:p>
          </table:table-cell>
          <table:table-cell office:value-type="string">
            <text:p>8.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8|8.W.5</text:p>
          </table:table-cell>
          <table:table-cell office:value-type="string">
            <text:p>8.W.5</text:p>
          </table:table-cell>
          <table:table-cell office:value-type="string">
            <text:p>With some guidance and support from peers and adults, develop and strengthen writing as needed by planning, revising, editing, rewriting, or trying a new approach, focusing on how well purpose and audience have been address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8|8.W.8</text:p>
          </table:table-cell>
          <table:table-cell office:value-type="string">
            <text:p>8.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4-8|8.W.9a</text:p>
          </table:table-cell>
          <table:table-cell office:value-type="string">
            <text:p>8.W.9a</text:p>
          </table:table-cell>
          <table:table-cell office:value-type="string">
            <text:p>Draw evidence from literary or informational texts to support analysis, reflection, and research. A) Apply grade 8 Reading standards to literature (e.g., “Analyze how a modern work of fiction draws on themes, patterns of events, or character types from myths, traditional stories, or religious works such as the Bible, including describing how the material is rendered new”).</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4-8|8.W.9b</text:p>
          </table:table-cell>
          <table:table-cell office:value-type="string">
            <text:p>8.W.9b</text:p>
          </table:table-cell>
          <table:table-cell office:value-type="string">
            <text:p>Draw evidence from literary or informational texts to support analysis, reflection, and research. B) Apply grade 8 Reading standards to literary nonfiction (e.g., “Delineate and evaluate the argument and specific claims in a text, assessing whether the reasoning is sound and the evidence is relevant and sufficient; recognize when irrelevant evidence is introduc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4-9|9.W.2a</text:p>
          </table:table-cell>
          <table:table-cell office:value-type="string">
            <text:p>9.W.2a</text:p>
          </table:table-cell>
          <table:table-cell office:value-type="string">
            <text:p>Write informative/explanatory texts to examine a topic and convey ideas, concepts, and information through the selection, organization, and analysis of relevant content. A) Introduce a topic clearly, previewing what is to follow; organize ideas, concepts, and information into broader categories; include formatting (e.g., headings), graphics (e.g., charts, tables), and multimedia when useful to aiding comprehen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4-9|9.W.2b</text:p>
          </table:table-cell>
          <table:table-cell office:value-type="string">
            <text:p>9.W.2b</text:p>
          </table:table-cell>
          <table:table-cell office:value-type="string">
            <text:p>Write informative/explanatory texts to examine a topic and convey ideas, concepts, and information through the selection, organization, and analysis of relevant content. B) Develop the topic with relevant, well-chosen facts, definitions, concrete details, quotations, or other information and exampl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9|9.W.2c</text:p>
          </table:table-cell>
          <table:table-cell office:value-type="string">
            <text:p>9.W.2c</text:p>
          </table:table-cell>
          <table:table-cell office:value-type="string">
            <text:p>Write informative/explanatory texts to examine a topic and convey ideas, concepts, and information through the selection, organization, and analysis of relevant content. C) Use appropriate and varied transitions to create cohesion and clarify the relationships among ideas and concep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9|9.W.2d</text:p>
          </table:table-cell>
          <table:table-cell office:value-type="string">
            <text:p>9.W.2d</text:p>
          </table:table-cell>
          <table:table-cell office:value-type="string">
            <text:p>Write informative/explanatory texts to examine a topic and convey ideas, concepts, and information through the selection, organization, and analysis of relevant content. D) Use precise language and domain-specific vocabulary to inform about or explain th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4-9|9.W.2e</text:p>
          </table:table-cell>
          <table:table-cell office:value-type="string">
            <text:p>9.W.2e</text:p>
          </table:table-cell>
          <table:table-cell office:value-type="string">
            <text:p>Write informative/explanatory texts to examine a topic and convey ideas, concepts, and information through the selection, organization, and analysis of relevant content. E) Establish and maintain a formal styl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9|9.W.2f</text:p>
          </table:table-cell>
          <table:table-cell office:value-type="string">
            <text:p>9.W.2f</text:p>
          </table:table-cell>
          <table:table-cell office:value-type="string">
            <text:p>Write informative/explanatory texts to examine a topic and convey ideas, concepts, and information through the selection, organization, and analysis of relevant content. F) Provide a concluding statement or section that follows from and supports the information or explanation presen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9|9.W.4</text:p>
          </table:table-cell>
          <table:table-cell office:value-type="string">
            <text:p>9.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9|9.W.5</text:p>
          </table:table-cell>
          <table:table-cell office:value-type="string">
            <text:p>9.W.5</text:p>
          </table:table-cell>
          <table:table-cell office:value-type="string">
            <text:p>With some guidance and support from peers and adults, develop and strengthen writing as needed by planning, revising, editing, rewriting, or trying a new approach, focusing on how well purpose and audience have been address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4-9|9.W.8</text:p>
          </table:table-cell>
          <table:table-cell office:value-type="string">
            <text:p>9.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4-9|9.W.9a</text:p>
          </table:table-cell>
          <table:table-cell office:value-type="string">
            <text:p>9.W.9a</text:p>
          </table:table-cell>
          <table:table-cell office:value-type="string">
            <text:p>Draw evidence from literary or informational texts to support analysis, reflection, and research. A) Apply grade 8 Reading standards to literature (e.g., “Analyze how a modern work of fiction draws on themes, patterns of events, or character types from myths, traditional stories, or religious works such as the Bible, including describing how the material is rendered new”).</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4-9|9.W.9b</text:p>
          </table:table-cell>
          <table:table-cell office:value-type="string">
            <text:p>9.W.9b</text:p>
          </table:table-cell>
          <table:table-cell office:value-type="string">
            <text:p>Draw evidence from literary or informational texts to support analysis, reflection, and research. B) Apply grade 8 Reading standards to literary nonfiction (e.g., “Delineate and evaluate the argument and specific claims in a text, assessing whether the reasoning is sound and the evidence is relevant and sufficient; recognize when irrelevant evidence is introduced”).</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2-W|5-10|10.W.2a</text:p>
          </table:table-cell>
          <table:table-cell office:value-type="string">
            <text:p>10.W.2a</text:p>
          </table:table-cell>
          <table:table-cell office:value-type="string">
            <text:p>Write informative/explanatory texts to examine and convey complex ideas, concepts, and information clearly and accurately through the effective selection, organization, and analysis of content. A) Introduce a topic; organize complex ideas, concepts, and information so that each new element builds on that which precedes it to create a unified whole; include formatting (e.g., headings), graphics (e.g., figures, tables), and multimedia when useful to aiding comprehension.</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2-W|5-11|11-12.W.2a</text:p>
          </table:table-cell>
          <table:table-cell office:value-type="string">
            <text:p>11-12.W.2a</text:p>
          </table:table-cell>
          <table:table-cell office:value-type="string">
            <text:p>Write informative/explanatory texts to examine and convey complex ideas, concepts, and information clearly and accurately through the effective selection, organization, and analysis of content. A) Introduce a topic; organize complex ideas, concepts, and information so that each new element builds on that which precedes it to create a unified whole; include formatting (e.g., headings), graphics (e.g., figures, tables), and multimedia when useful to aiding comprehen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5-3|3.W.2a</text:p>
          </table:table-cell>
          <table:table-cell office:value-type="string">
            <text:p>3.W.2a</text:p>
          </table:table-cell>
          <table:table-cell office:value-type="string">
            <text:p>Write informative/explanatory texts to examine a topic and convey ideas and information clearly. A) Introduce a topic and group related information together; include illustrations when useful to aiding comprehens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5-3|3.W.2b</text:p>
          </table:table-cell>
          <table:table-cell office:value-type="string">
            <text:p>3.W.2b</text:p>
          </table:table-cell>
          <table:table-cell office:value-type="string">
            <text:p>Write informative/explanatory texts to examine a topic and convey ideas and information clearly. B) Develop the topic with facts, definitions, and detail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5-4|4.W.2a</text:p>
          </table:table-cell>
          <table:table-cell office:value-type="string">
            <text:p>4.W.2a</text:p>
          </table:table-cell>
          <table:table-cell office:value-type="string">
            <text:p>Write informative/explanatory texts to examine a topic and convey ideas and information clearly. A) Introduce a topic clearly and group related information in paragraphs and sections; include formatting (e.g., headings), illustrations, and multimedia when useful to aiding comprehen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5-4|4.W.2b</text:p>
          </table:table-cell>
          <table:table-cell office:value-type="string">
            <text:p>4.W.2b</text:p>
          </table:table-cell>
          <table:table-cell office:value-type="string">
            <text:p>Write informative/explanatory texts to examine a topic and convey ideas and information clearly. B) Develop the topic with facts, definitions, concrete details, quotations, or other information and examples related to the topic.</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5-5|5.W.2a</text:p>
          </table:table-cell>
          <table:table-cell office:value-type="string">
            <text:p>5.W.2a</text:p>
          </table:table-cell>
          <table:table-cell office:value-type="string">
            <text:p>Write informative/explanatory texts to examine a topic and convey ideas and information clearly. A) Introduce a topic clearly, provide a general observation and focus, and group related information logically; include formatting (e.g., headings), illustrations, and multimedia when useful to aiding comprehen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5-5|5.W.2b</text:p>
          </table:table-cell>
          <table:table-cell office:value-type="string">
            <text:p>5.W.2b</text:p>
          </table:table-cell>
          <table:table-cell office:value-type="string">
            <text:p>Write informative/explanatory texts to examine a topic and convey ideas and information clearly. B) Develop the topic with facts, definitions, concrete details, quotations, or other information and examples related to the topic.</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2-W|5-6|6.W.2a</text:p>
          </table:table-cell>
          <table:table-cell office:value-type="string">
            <text:p>6.W.2a</text:p>
          </table:table-cell>
          <table:table-cell office:value-type="string">
            <text:p>Write informative/explanatory texts to examine a topic and convey ideas, concepts, and information through the selection, organization, and analysis of relevant content. A) Introduce a topic; organize ideas, concepts, and information, using strategies such as definition, classification, comparison/contrast, and cause/effect; include formatting (e.g., headings), graphics (e.g., charts, tables), and multimedia when useful to aiding comprehension.</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2-W|5-7|7.W.2a</text:p>
          </table:table-cell>
          <table:table-cell office:value-type="string">
            <text:p>7.W.2a</text:p>
          </table:table-cell>
          <table:table-cell office:value-type="string">
            <text:p>Write informative/explanatory texts to examine a topic and convey ideas, concepts, and information through the selection, organization, and analysis of relevant content. A) Introduce a topic clearly, previewing what is to follow; organize ideas, concepts, and information, using strategies such as definition, classification, comparison/contrast, and cause/ effect; include formatting (e.g., headings), graphics (e.g., charts, tables), and multimedia when useful to aiding comprehens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5-8|8.W.2a</text:p>
          </table:table-cell>
          <table:table-cell office:value-type="string">
            <text:p>8.W.2a</text:p>
          </table:table-cell>
          <table:table-cell office:value-type="string">
            <text:p>Write informative/explanatory texts to examine a topic and convey ideas, concepts, and information through the selection, organization, and analysis of relevant content. A) Introduce a topic clearly, previewing what is to follow; organize ideas, concepts, and information into broader categories; include formatting (e.g., headings), graphics (e.g., charts, tables), and multimedia when useful to aiding comprehens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5-9|9.W.2a</text:p>
          </table:table-cell>
          <table:table-cell office:value-type="string">
            <text:p>9.W.2a</text:p>
          </table:table-cell>
          <table:table-cell office:value-type="string">
            <text:p>Write informative/explanatory texts to examine a topic and convey ideas, concepts, and information through the selection, organization, and analysis of relevant content. A) Introduce a topic clearly, previewing what is to follow; organize ideas, concepts, and information into broader categories; include formatting (e.g., headings), graphics (e.g., charts, tables), and multimedia when useful to aiding comprehens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6-10|10.W.1a</text:p>
          </table:table-cell>
          <table:table-cell office:value-type="string">
            <text:p>10.W.1a</text:p>
          </table:table-cell>
          <table:table-cell office:value-type="string">
            <text:p>Write arguments to support claims in an analysis of substantive topics or texts, using valid reasoning and relevant and sufficient evidence. A) Introduce precise, knowledgeable claim(s), establish the significance of the claim(s), distinguish the claim(s) from alternate or opposing claims, and create an organization that logically sequences claim(s), counterclaims, reasons, and evidenc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6-10|10.W.1b</text:p>
          </table:table-cell>
          <table:table-cell office:value-type="string">
            <text:p>10.W.1b</text:p>
          </table:table-cell>
          <table:table-cell office:value-type="string">
            <text:p>Write arguments to support claims in an analysis of substantive topics or texts, using valid reasoning and relevant and sufficient evidence. B) Develop claim(s) and counterclaims fairly and thoroughly, supplying the most relevant evidence for each while pointing out the strengths and limitations of both in a manner that anticipates the audience’s knowledge level, concerns, values, and possible biase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6-10|10.W.1c</text:p>
          </table:table-cell>
          <table:table-cell office:value-type="string">
            <text:p>10.W.1c</text:p>
          </table:table-cell>
          <table:table-cell office:value-type="string">
            <text:p>Write arguments to support claims in an analysis of substantive topics or texts, using valid reasoning and relevant and sufficient evidence. C) Use words, phrases, and clauses as well as varied syntax to link the major sections of the text, create cohesion, and clarify the relationships between claim(s) and reasons, between reasons and evidence, and between claim(s) and counterclaim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6-10|10.W.1d</text:p>
          </table:table-cell>
          <table:table-cell office:value-type="string">
            <text:p>10.W.1d</text:p>
          </table:table-cell>
          <table:table-cell office:value-type="string">
            <text:p>Write arguments to support claims in an analysis of substantive topics or texts, using valid reasoning and relevant and sufficient evidence. D) Establish and maintain a formal style and objective tone while attending to the norms and conventions of the discipline in which they are writing.</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6-10|10.W.1e</text:p>
          </table:table-cell>
          <table:table-cell office:value-type="string">
            <text:p>10.W.1e</text:p>
          </table:table-cell>
          <table:table-cell office:value-type="string">
            <text:p>Write arguments to support claims in an analysis of substantive topics or texts, using valid reasoning and relevant and sufficient evidence. E) Provide a concluding statement or section that follows from and supports the argument present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6-11|11-12.W.1a</text:p>
          </table:table-cell>
          <table:table-cell office:value-type="string">
            <text:p>11-12.W.1a</text:p>
          </table:table-cell>
          <table:table-cell office:value-type="string">
            <text:p>Write arguments to support claims in an analysis of substantive topics or texts, using valid reasoning and relevant and sufficient evidence. A) Introduce precise, knowledgeable claim(s), establish the significance of the claim(s), distinguish the claim(s) from alternate or opposing claims, and create an organization that logically sequences claim(s), counterclaims, reasons, and evidenc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6-11|11-12.W.1b</text:p>
          </table:table-cell>
          <table:table-cell office:value-type="string">
            <text:p>11-12.W.1b</text:p>
          </table:table-cell>
          <table:table-cell office:value-type="string">
            <text:p>Write arguments to support claims in an analysis of substantive topics or texts, using valid reasoning and relevant and sufficient evidence. B) Develop claim(s) and counterclaims fairly and thoroughly, supplying the most relevant evidence for each while pointing out the strengths and limitations of both in a manner that anticipates the audience’s knowledge level, concerns, values, and possible biase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6-11|11-12.W.1c</text:p>
          </table:table-cell>
          <table:table-cell office:value-type="string">
            <text:p>11-12.W.1c</text:p>
          </table:table-cell>
          <table:table-cell office:value-type="string">
            <text:p>Write arguments to support claims in an analysis of substantive topics or texts, using valid reasoning and relevant and sufficient evidence. C) Use words, phrases, and clauses as well as varied syntax to link the major sections of the text, create cohesion, and clarify the relationships between claim(s) and reasons, between reasons and evidence, and between claim(s) and counterclaim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6-11|11-12.W.1d</text:p>
          </table:table-cell>
          <table:table-cell office:value-type="string">
            <text:p>11-12.W.1d</text:p>
          </table:table-cell>
          <table:table-cell office:value-type="string">
            <text:p>Write arguments to support claims in an analysis of substantive topics or texts, using valid reasoning and relevant and sufficient evidence. D) Establish and maintain a formal style and objective tone while attending to the norms and conventions of the discipline in which they are writing.</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6-11|11-12.W.1e</text:p>
          </table:table-cell>
          <table:table-cell office:value-type="string">
            <text:p>11-12.W.1e</text:p>
          </table:table-cell>
          <table:table-cell office:value-type="string">
            <text:p>Write arguments to support claims in an analysis of substantive topics or texts, using valid reasoning and relevant and sufficient evidence. E) Provide a concluding statement or section that follows from and supports the argument present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3|3.W.1a</text:p>
          </table:table-cell>
          <table:table-cell office:value-type="string">
            <text:p>3.W.1a</text:p>
          </table:table-cell>
          <table:table-cell office:value-type="string">
            <text:p>Write opinion pieces on topics or texts, supporting a point of view with reasons. A) Introduce the topic or text they are writing about, state an opinion, and create an organizational structure that lists reason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6-3|3.W.1b</text:p>
          </table:table-cell>
          <table:table-cell office:value-type="string">
            <text:p>3.W.1b</text:p>
          </table:table-cell>
          <table:table-cell office:value-type="string">
            <text:p>Write opinion pieces on topics or texts, supporting a point of view with reasons. B) Provide reasons that support the opin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3|3.W.1c</text:p>
          </table:table-cell>
          <table:table-cell office:value-type="string">
            <text:p>3.W.1c</text:p>
          </table:table-cell>
          <table:table-cell office:value-type="string">
            <text:p>Write opinion pieces on topics or texts, supporting a point of view with reasons. C) Use linking words and phrases (e.g., because, therefore, since, for example) to connect opinion and reason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6-3|3.W.1d</text:p>
          </table:table-cell>
          <table:table-cell office:value-type="string">
            <text:p>3.W.1d</text:p>
          </table:table-cell>
          <table:table-cell office:value-type="string">
            <text:p>Write opinion pieces on topics or texts, supporting a point of view with reasons. D) Provide a concluding statement or sect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6-4|4.W.1a</text:p>
          </table:table-cell>
          <table:table-cell office:value-type="string">
            <text:p>4.W.1a</text:p>
          </table:table-cell>
          <table:table-cell office:value-type="string">
            <text:p>Write opinion pieces on topics or texts, supporting a point of view with reasons and information. A) Introduce a topic or text clearly, state an opinion, and create an organizational structure in which related ideas are grouped to support the writer’s purpos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4|4.W.1b</text:p>
          </table:table-cell>
          <table:table-cell office:value-type="string">
            <text:p>4.W.1b</text:p>
          </table:table-cell>
          <table:table-cell office:value-type="string">
            <text:p>Write opinion pieces on topics or texts, supporting a point of view with reasons and information. B) Provide reasons that are supported by facts and detail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4|4.W.1c</text:p>
          </table:table-cell>
          <table:table-cell office:value-type="string">
            <text:p>4.W.1c</text:p>
          </table:table-cell>
          <table:table-cell office:value-type="string">
            <text:p>Write opinion pieces on topics or texts, supporting a point of view with reasons and information. C) Link opinion and reasons using words and phrases (e.g., for instance, in order to, in addi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4|4.W.1d</text:p>
          </table:table-cell>
          <table:table-cell office:value-type="string">
            <text:p>4.W.1d</text:p>
          </table:table-cell>
          <table:table-cell office:value-type="string">
            <text:p>Write opinion pieces on topics or texts, supporting a point of view with reasons and information. D) Provide a concluding statement or section related to the opinion presented.</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6-4|4.W.9a</text:p>
          </table:table-cell>
          <table:table-cell office:value-type="string">
            <text:p>4.W.9a</text:p>
          </table:table-cell>
          <table:table-cell office:value-type="string">
            <text:p>Draw evidence from literary or informational texts to support analysis, reflection, and research. A) Apply grade 4 Reading standards to literature (e.g., “Describe in depth a character, setting, or event in a story or drama, drawing on specific details in the text [e.g., a character’s thoughts, words, or ac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6-4|4.W.9b</text:p>
          </table:table-cell>
          <table:table-cell office:value-type="string">
            <text:p>4.W.9b</text:p>
          </table:table-cell>
          <table:table-cell office:value-type="string">
            <text:p>Draw evidence from literary or informational texts to support analysis, reflection, and research. B) Apply grade 4 Reading standards to informational texts (e.g., “Explain how an author uses reasons and evidence to support particular points in a tex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6-5|5.W.1a</text:p>
          </table:table-cell>
          <table:table-cell office:value-type="string">
            <text:p>5.W.1a</text:p>
          </table:table-cell>
          <table:table-cell office:value-type="string">
            <text:p>Write opinion pieces on topics or texts, supporting a point of view with reasons and information. A) Introduce a topic or text clearly, state an opinion, and create an organizational structure in which ideas are logically grouped to support the writer’s purpos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5|5.W.1b</text:p>
          </table:table-cell>
          <table:table-cell office:value-type="string">
            <text:p>5.W.1b</text:p>
          </table:table-cell>
          <table:table-cell office:value-type="string">
            <text:p>Write opinion pieces on topics or texts, supporting a point of view with reasons and information. B) Provide logically ordered reasons that are supported by facts and detail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5|5.W.1c</text:p>
          </table:table-cell>
          <table:table-cell office:value-type="string">
            <text:p>5.W.1c</text:p>
          </table:table-cell>
          <table:table-cell office:value-type="string">
            <text:p>Write opinion pieces on topics or texts, supporting a point of view with reasons and information. C) Link opinion and reasons using words, phrases, and clauses (e.g., consequently, specifical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5|5.W.1d</text:p>
          </table:table-cell>
          <table:table-cell office:value-type="string">
            <text:p>5.W.1d</text:p>
          </table:table-cell>
          <table:table-cell office:value-type="string">
            <text:p>Write opinion pieces on topics or texts, supporting a point of view with reasons and information. D) Provide a concluding statement or section related to the opinion presented.</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6-5|5.W.9a</text:p>
          </table:table-cell>
          <table:table-cell office:value-type="string">
            <text:p>5.W.9a</text:p>
          </table:table-cell>
          <table:table-cell office:value-type="string">
            <text:p>Draw evidence from literary or informational texts to support analysis, reflection, and research. A) Apply grade 5 Reading standards to literature (e.g., “Compare and contrast two or more characters, settings, or events in a story or a drama, drawing on specific details in the text [e.g., how characters interac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6-5|5.W.9b</text:p>
          </table:table-cell>
          <table:table-cell office:value-type="string">
            <text:p>5.W.9b</text:p>
          </table:table-cell>
          <table:table-cell office:value-type="string">
            <text:p>Draw evidence from literary or informational texts to support analysis, reflection, and research. B) Apply grade 5 Reading standards to informational texts (e.g., “Explain how an author uses reasons and evidence to support particular points in a text, identifying which reasons and evidence support which point[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6|6.W.1a</text:p>
          </table:table-cell>
          <table:table-cell office:value-type="string">
            <text:p>6.W.1a</text:p>
          </table:table-cell>
          <table:table-cell office:value-type="string">
            <text:p>Write arguments to support claims with clear reasons and relevant evidence. A) Introduce claim(s) and organize the reasons and evidence clear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6-6|6.W.1b</text:p>
          </table:table-cell>
          <table:table-cell office:value-type="string">
            <text:p>6.W.1b</text:p>
          </table:table-cell>
          <table:table-cell office:value-type="string">
            <text:p>Write arguments to support claims with clear reasons and relevant evidence. B) Support claim(s) with clear reasons and relevant evidence, using credible sources and demonstrating an understanding of the topic or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6|6.W.1c</text:p>
          </table:table-cell>
          <table:table-cell office:value-type="string">
            <text:p>6.W.1c</text:p>
          </table:table-cell>
          <table:table-cell office:value-type="string">
            <text:p>Write arguments to support claims with clear reasons and relevant evidence. C) Use words, phrases, and clauses to clarify the relationships among claim(s) and reason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6-6|6.W.1d</text:p>
          </table:table-cell>
          <table:table-cell office:value-type="string">
            <text:p>6.W.1d</text:p>
          </table:table-cell>
          <table:table-cell office:value-type="string">
            <text:p>Write arguments to support claims with clear reasons and relevant evidence. D) Establish and maintain a formal sty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6|6.W.1e</text:p>
          </table:table-cell>
          <table:table-cell office:value-type="string">
            <text:p>6.W.1e</text:p>
          </table:table-cell>
          <table:table-cell office:value-type="string">
            <text:p>Write arguments to support claims with clear reasons and relevant evidence. E) Provide a concluding statement or section that follows from the argument present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7|7.W.10</text:p>
          </table:table-cell>
          <table:table-cell office:value-type="string">
            <text:p>7.W.10</text:p>
          </table:table-cell>
          <table:table-cell office:value-type="string">
            <text:p>Write routinely over extended time frames (time for research, reflection, and revision) and shorter time frames (a single sitting or a day or two) for a range of discipline-specific tasks, purposes, and audien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7|7.W.1a</text:p>
          </table:table-cell>
          <table:table-cell office:value-type="string">
            <text:p>7.W.1a</text:p>
          </table:table-cell>
          <table:table-cell office:value-type="string">
            <text:p>Write arguments to support claims with clear reasons and relevant evidence. A) Introduce claim(s), acknowledge alternate or opposing claims, and organize the reasons and evidence logic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6-7|7.W.1b</text:p>
          </table:table-cell>
          <table:table-cell office:value-type="string">
            <text:p>7.W.1b</text:p>
          </table:table-cell>
          <table:table-cell office:value-type="string">
            <text:p>Write arguments to support claims with clear reasons and relevant evidence. B) Support claim(s) with logical reasoning and relevant evidence, using accurate, credible sources and demonstrating an understanding of the topic or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7|7.W.1c</text:p>
          </table:table-cell>
          <table:table-cell office:value-type="string">
            <text:p>7.W.1c</text:p>
          </table:table-cell>
          <table:table-cell office:value-type="string">
            <text:p>Write arguments to support claims with clear reasons and relevant evidence. C) Use words, phrases, and clauses to create cohesion and clarify the relationships among claim(s), reasons, and evidence.</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6-7|7.W.1d</text:p>
          </table:table-cell>
          <table:table-cell office:value-type="string">
            <text:p>7.W.1d</text:p>
          </table:table-cell>
          <table:table-cell office:value-type="string">
            <text:p>Write arguments to support claims with clear reasons and relevant evidence. D) Establish and maintain a formal sty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7|7.W.1e</text:p>
          </table:table-cell>
          <table:table-cell office:value-type="string">
            <text:p>7.W.1e</text:p>
          </table:table-cell>
          <table:table-cell office:value-type="string">
            <text:p>Write arguments to support claims with clear reasons and relevant evidence. E) Provide a concluding statement or section that follows from and supports the argument presen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6-8|8.W.1a</text:p>
          </table:table-cell>
          <table:table-cell office:value-type="string">
            <text:p>8.W.1a</text:p>
          </table:table-cell>
          <table:table-cell office:value-type="string">
            <text:p>Write arguments to support claims with clear reasons and relevant evidence. A) Introduce claim(s), acknowledge and distinguish the claim(s) from alternate or opposing claims, and organize the reasons and evidence logic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6-8|8.W.1b</text:p>
          </table:table-cell>
          <table:table-cell office:value-type="string">
            <text:p>8.W.1b</text:p>
          </table:table-cell>
          <table:table-cell office:value-type="string">
            <text:p>Write arguments to support claims with clear reasons and relevant evidence. B) Support claim(s) with logical reasoning and relevant evidence, using accurate, credible sources and demonstrating an understanding of the topic or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8|8.W.1c</text:p>
          </table:table-cell>
          <table:table-cell office:value-type="string">
            <text:p>8.W.1c</text:p>
          </table:table-cell>
          <table:table-cell office:value-type="string">
            <text:p>Write arguments to support claims with clear reasons and relevant evidence. C) Use words, phrases, and clauses to create cohesion and clarify the relationships among claim(s), counterclaims, reasons, and evidence.</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6-8|8.W.1d</text:p>
          </table:table-cell>
          <table:table-cell office:value-type="string">
            <text:p>8.W.1d</text:p>
          </table:table-cell>
          <table:table-cell office:value-type="string">
            <text:p>Write arguments to support claims with clear reasons and relevant evidence. D) Establish and maintain a formal sty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8|8.W.1e</text:p>
          </table:table-cell>
          <table:table-cell office:value-type="string">
            <text:p>8.W.1e</text:p>
          </table:table-cell>
          <table:table-cell office:value-type="string">
            <text:p>Write arguments to support claims with clear reasons and relevant evidence. E) Provide a concluding statement or section that follows from and supports the argument presen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6-9|9.W.1a</text:p>
          </table:table-cell>
          <table:table-cell office:value-type="string">
            <text:p>9.W.1a</text:p>
          </table:table-cell>
          <table:table-cell office:value-type="string">
            <text:p>Write arguments to support claims with clear reasons and relevant evidence. A) Introduce claim(s), acknowledge and distinguish the claim(s) from alternate or opposing claims, and organize the reasons and evidence logic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6-9|9.W.1b</text:p>
          </table:table-cell>
          <table:table-cell office:value-type="string">
            <text:p>9.W.1b</text:p>
          </table:table-cell>
          <table:table-cell office:value-type="string">
            <text:p>Write arguments to support claims with clear reasons and relevant evidence. B) Support claim(s) with logical reasoning and relevant evidence, using accurate, credible sources and demonstrating an understanding of the topic or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9|9.W.1c</text:p>
          </table:table-cell>
          <table:table-cell office:value-type="string">
            <text:p>9.W.1c</text:p>
          </table:table-cell>
          <table:table-cell office:value-type="string">
            <text:p>Write arguments to support claims with clear reasons and relevant evidence. C) Use words, phrases, and clauses to create cohesion and clarify the relationships among claim(s), counterclaims, reasons, and evidence.</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6-9|9.W.1d</text:p>
          </table:table-cell>
          <table:table-cell office:value-type="string">
            <text:p>9.W.1d</text:p>
          </table:table-cell>
          <table:table-cell office:value-type="string">
            <text:p>Write arguments to support claims with clear reasons and relevant evidence. D) Establish and maintain a formal sty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6-9|9.W.1e</text:p>
          </table:table-cell>
          <table:table-cell office:value-type="string">
            <text:p>9.W.1e</text:p>
          </table:table-cell>
          <table:table-cell office:value-type="string">
            <text:p>Write arguments to support claims with clear reasons and relevant evidence. E) Provide a concluding statement or section that follows from and supports the argument present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7-10|10.W.1a</text:p>
          </table:table-cell>
          <table:table-cell office:value-type="string">
            <text:p>10.W.1a</text:p>
          </table:table-cell>
          <table:table-cell office:value-type="string">
            <text:p>Write arguments to support claims in an analysis of substantive topics or texts, using valid reasoning and relevant and sufficient evidence. A) Introduce precise, knowledgeable claim(s), establish the significance of the claim(s), distinguish the claim(s) from alternate or opposing claims, and create an organization that logically sequences claim(s), counterclaims, reasons, and evidenc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7-10|10.W.1b</text:p>
          </table:table-cell>
          <table:table-cell office:value-type="string">
            <text:p>10.W.1b</text:p>
          </table:table-cell>
          <table:table-cell office:value-type="string">
            <text:p>Write arguments to support claims in an analysis of substantive topics or texts, using valid reasoning and relevant and sufficient evidence. B) Develop claim(s) and counterclaims fairly and thoroughly, supplying the most relevant evidence for each while pointing out the strengths and limitations of both in a manner that anticipates the audience’s knowledge level, concerns, values, and possible biase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7-10|10.W.1c</text:p>
          </table:table-cell>
          <table:table-cell office:value-type="string">
            <text:p>10.W.1c</text:p>
          </table:table-cell>
          <table:table-cell office:value-type="string">
            <text:p>Write arguments to support claims in an analysis of substantive topics or texts, using valid reasoning and relevant and sufficient evidence. C) Use words, phrases, and clauses as well as varied syntax to link the major sections of the text, create cohesion, and clarify the relationships between claim(s) and reasons, between reasons and evidence, and between claim(s) and counterclaim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10|10.W.1d</text:p>
          </table:table-cell>
          <table:table-cell office:value-type="string">
            <text:p>10.W.1d</text:p>
          </table:table-cell>
          <table:table-cell office:value-type="string">
            <text:p>Write arguments to support claims in an analysis of substantive topics or texts, using valid reasoning and relevant and sufficient evidence. D) Establish and maintain a formal style and objective tone while attending to the norms and conventions of the discipline in which they are writing.</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10|10.W.1e</text:p>
          </table:table-cell>
          <table:table-cell office:value-type="string">
            <text:p>10.W.1e</text:p>
          </table:table-cell>
          <table:table-cell office:value-type="string">
            <text:p>Write arguments to support claims in an analysis of substantive topics or texts, using valid reasoning and relevant and sufficient evidence. E) Provide a concluding statement or section that follows from and supports the argument presen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10|10.W.4</text:p>
          </table:table-cell>
          <table:table-cell office:value-type="string">
            <text:p>10.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7-10|10.W.5</text:p>
          </table:table-cell>
          <table:table-cell office:value-type="string">
            <text:p>10.W.5</text:p>
          </table:table-cell>
          <table:table-cell office:value-type="string">
            <text:p>Develop and strengthen writing as needed by planning, revising, editing, rewriting, or trying a new approach, focusing on addressing what is most significant for a specific purpose and audience. (Editing for conventions should demonstrate command of Language standards 1–3 up to and including grades 11–12 on page 54.)</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7-10|10.W.8</text:p>
          </table:table-cell>
          <table:table-cell office:value-type="string">
            <text:p>10.W.8</text:p>
          </table:table-cell>
          <table:table-cell office:value-type="string">
            <text:p>Gather relevant information from multiple authoritative print and digital sources, using advanced searches effectively; assess the strengths and limitations of each source in terms of the task, purpose, and audience; integrate information into the text selectively to maintain the flow of ideas, avoiding plagiarism and overreliance on any one source and following a standard format for cit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7-10|10.W.9</text:p>
          </table:table-cell>
          <table:table-cell office:value-type="string">
            <text:p>10.W.9</text:p>
          </table:table-cell>
          <table:table-cell office:value-type="string">
            <text:p>Draw evidence form literary or informational texts to support analysis, reflection, and research.</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7-11|11-12.W.1a</text:p>
          </table:table-cell>
          <table:table-cell office:value-type="string">
            <text:p>11-12.W.1a</text:p>
          </table:table-cell>
          <table:table-cell office:value-type="string">
            <text:p>Write arguments to support claims in an analysis of substantive topics or texts, using valid reasoning and relevant and sufficient evidence. A) Introduce precise, knowledgeable claim(s), establish the significance of the claim(s), distinguish the claim(s) from alternate or opposing claims, and create an organization that logically sequences claim(s), counterclaims, reasons, and evidenc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7-11|11-12.W.1b</text:p>
          </table:table-cell>
          <table:table-cell office:value-type="string">
            <text:p>11-12.W.1b</text:p>
          </table:table-cell>
          <table:table-cell office:value-type="string">
            <text:p>Write arguments to support claims in an analysis of substantive topics or texts, using valid reasoning and relevant and sufficient evidence. B) Develop claim(s) and counterclaims fairly and thoroughly, supplying the most relevant evidence for each while pointing out the strengths and limitations of both in a manner that anticipates the audience’s knowledge level, concerns, values, and possible biase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7-11|11-12.W.1c</text:p>
          </table:table-cell>
          <table:table-cell office:value-type="string">
            <text:p>11-12.W.1c</text:p>
          </table:table-cell>
          <table:table-cell office:value-type="string">
            <text:p>Write arguments to support claims in an analysis of substantive topics or texts, using valid reasoning and relevant and sufficient evidence. C) Use words, phrases, and clauses as well as varied syntax to link the major sections of the text, create cohesion, and clarify the relationships between claim(s) and reasons, between reasons and evidence, and between claim(s) and counterclaim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11|11-12.W.1d</text:p>
          </table:table-cell>
          <table:table-cell office:value-type="string">
            <text:p>11-12.W.1d</text:p>
          </table:table-cell>
          <table:table-cell office:value-type="string">
            <text:p>Write arguments to support claims in an analysis of substantive topics or texts, using valid reasoning and relevant and sufficient evidence. D) Establish and maintain a formal style and objective tone while attending to the norms and conventions of the discipline in which they are writing.</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11|11-12.W.1e</text:p>
          </table:table-cell>
          <table:table-cell office:value-type="string">
            <text:p>11-12.W.1e</text:p>
          </table:table-cell>
          <table:table-cell office:value-type="string">
            <text:p>Write arguments to support claims in an analysis of substantive topics or texts, using valid reasoning and relevant and sufficient evidence. E) Provide a concluding statement or section that follows from and supports the argument presen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11|11-12.W.4</text:p>
          </table:table-cell>
          <table:table-cell office:value-type="string">
            <text:p>11-12.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7-11|11-12.W.5</text:p>
          </table:table-cell>
          <table:table-cell office:value-type="string">
            <text:p>11-12.W.5</text:p>
          </table:table-cell>
          <table:table-cell office:value-type="string">
            <text:p>Develop and strengthen writing as needed by planning, revising, editing, rewriting, or trying a new approach, focusing on addressing what is most significant for a specific purpose and audience. (Editing for conventions should demonstrate command of Language standards 1–3 up to and including grades 11–12 on page 54.)</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7-11|11-12.W.8</text:p>
          </table:table-cell>
          <table:table-cell office:value-type="string">
            <text:p>11-12.W.8</text:p>
          </table:table-cell>
          <table:table-cell office:value-type="string">
            <text:p>Gather relevant information from multiple authoritative print and digital sources, using advanced searches effectively; assess the strengths and limitations of each source in terms of the task, purpose, and audience; integrate information into the text selectively to maintain the flow of ideas, avoiding plagiarism and overreliance on any one source and following a standard format for cit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7-11|11-12.W.9a</text:p>
          </table:table-cell>
          <table:table-cell office:value-type="string">
            <text:p>11-12.W.9a</text:p>
          </table:table-cell>
          <table:table-cell office:value-type="string">
            <text:p>Draw evidence form literary or informational texts to support analysis, reflection, and research. A) Apply grades 11–12 Reading standards to literature (e.g., “Demonstrate knowledge of eighteenth-, nineteenth- and early-twentieth-century foundational works of American literature, including how two or more texts from the same period treat similar themes or topics”).</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2-W|7-11|11-12.W.9b</text:p>
          </table:table-cell>
          <table:table-cell office:value-type="string">
            <text:p>11-12.W.9b</text:p>
          </table:table-cell>
          <table:table-cell office:value-type="string">
            <text:p>Draw evidence form literary or informational texts to support analysis, reflection, and research. B) Apply grades 11–12 Reading standards to literary nonfiction (e.g., “Delineate and evaluate the reasoning in seminal U.S. texts, including the application of constitutional principles and use of legal reasoning [e.g., in U.S. Supreme Court Case majority opinions and dissents) and the premises, purposes, and arguments in works of public advocacy (e.g., The Federalist, presidential address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3|3.W.1a</text:p>
          </table:table-cell>
          <table:table-cell office:value-type="string">
            <text:p>3.W.1a</text:p>
          </table:table-cell>
          <table:table-cell office:value-type="string">
            <text:p>Write opinion pieces on topics or texts, supporting a point of view with reasons. A) Introduce the topic or text they are writing about, state an opinion, and create an organizational structure that lists reason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7-3|3.W.1b</text:p>
          </table:table-cell>
          <table:table-cell office:value-type="string">
            <text:p>3.W.1b</text:p>
          </table:table-cell>
          <table:table-cell office:value-type="string">
            <text:p>Write opinion pieces on topics or texts, supporting a point of view with reasons. B) Provide reasons that support the opin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3|3.W.1c</text:p>
          </table:table-cell>
          <table:table-cell office:value-type="string">
            <text:p>3.W.1c</text:p>
          </table:table-cell>
          <table:table-cell office:value-type="string">
            <text:p>Write opinion pieces on topics or texts, supporting a point of view with reasons. C) Use linking words and phrases (e.g., because, therefore, since, for example) to connect opinion and reason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7-3|3.W.1d</text:p>
          </table:table-cell>
          <table:table-cell office:value-type="string">
            <text:p>3.W.1d</text:p>
          </table:table-cell>
          <table:table-cell office:value-type="string">
            <text:p>Write opinion pieces on topics or texts, supporting a point of view with reasons. D) Provide a concluding statement or sect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3|3.W.4</text:p>
          </table:table-cell>
          <table:table-cell office:value-type="string">
            <text:p>3.W.4</text:p>
          </table:table-cell>
          <table:table-cell office:value-type="string">
            <text:p>With guidance and support from adults, produce writing in which the development and organization are appropriate to task and purpose. (Grade-specific expectations for writing types are defined in standards 1–3 abov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3|3.W.5</text:p>
          </table:table-cell>
          <table:table-cell office:value-type="string">
            <text:p>3.W.5</text:p>
          </table:table-cell>
          <table:table-cell office:value-type="string">
            <text:p>With guidance and support from peers and adults, develop and strengthen writing as needed by planning, revising, and editing. (Editing for conventions should demonstrate command of Language standards 1–3</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4|4.W.1a</text:p>
          </table:table-cell>
          <table:table-cell office:value-type="string">
            <text:p>4.W.1a</text:p>
          </table:table-cell>
          <table:table-cell office:value-type="string">
            <text:p>Write opinion pieces on topics or texts, supporting a point of view with reasons and information. A) Introduce a topic or text clearly, state an opinion, and create an organizational structure in which related ideas are grouped to support the writer’s purpos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4|4.W.1b</text:p>
          </table:table-cell>
          <table:table-cell office:value-type="string">
            <text:p>4.W.1b</text:p>
          </table:table-cell>
          <table:table-cell office:value-type="string">
            <text:p>Write opinion pieces on topics or texts, supporting a point of view with reasons and information. B) Provide reasons that are supported by facts and detail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4|4.W.1c</text:p>
          </table:table-cell>
          <table:table-cell office:value-type="string">
            <text:p>4.W.1c</text:p>
          </table:table-cell>
          <table:table-cell office:value-type="string">
            <text:p>Write opinion pieces on topics or texts, supporting a point of view with reasons and information. C) Link opinion and reasons using words and phrases (e.g., for instance, in order to, in addi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4|4.W.1d</text:p>
          </table:table-cell>
          <table:table-cell office:value-type="string">
            <text:p>4.W.1d</text:p>
          </table:table-cell>
          <table:table-cell office:value-type="string">
            <text:p>Write opinion pieces on topics or texts, supporting a point of view with reasons and information. D) Provide a concluding statement or section related to the opinion presen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4|4.W.4</text:p>
          </table:table-cell>
          <table:table-cell office:value-type="string">
            <text:p>4.W.4</text:p>
          </table:table-cell>
          <table:table-cell office:value-type="string">
            <text:p>Produce clear and coherent writing in which the development and organization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4|4.W.5</text:p>
          </table:table-cell>
          <table:table-cell office:value-type="string">
            <text:p>4.W.5</text:p>
          </table:table-cell>
          <table:table-cell office:value-type="string">
            <text:p>With guidance and support from peers and adults, develop and strengthen writing as needed by planning, revising, and editing. (Editing for conventions should demonstrate command of Language standards 1–3</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7-4|4.W.9a</text:p>
          </table:table-cell>
          <table:table-cell office:value-type="string">
            <text:p>4.W.9a</text:p>
          </table:table-cell>
          <table:table-cell office:value-type="string">
            <text:p>Draw evidence from literary or informational texts to support analysis, reflection, and research. A) Apply grade 4 Reading standards to literature (e.g., “Describe in depth a character, setting, or event in a story or drama, drawing on specific details in the text [e.g., a character’s thoughts, words, or ac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4|4.W.9b</text:p>
          </table:table-cell>
          <table:table-cell office:value-type="string">
            <text:p>4.W.9b</text:p>
          </table:table-cell>
          <table:table-cell office:value-type="string">
            <text:p>Draw evidence from literary or informational texts to support analysis, reflection, and research. B) Apply grade 4 Reading standards to informational texts (e.g., “Explain how an author uses reasons and evidence to support particular points in a tex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5|5.W.1a</text:p>
          </table:table-cell>
          <table:table-cell office:value-type="string">
            <text:p>5.W.1a</text:p>
          </table:table-cell>
          <table:table-cell office:value-type="string">
            <text:p>Write opinion pieces on topics or texts, supporting a point of view with reasons and information. A) Introduce a topic or text clearly, state an opinion, and create an organizational structure in which ideas are logically grouped to support the writer’s purpos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5|5.W.1b</text:p>
          </table:table-cell>
          <table:table-cell office:value-type="string">
            <text:p>5.W.1b</text:p>
          </table:table-cell>
          <table:table-cell office:value-type="string">
            <text:p>Write opinion pieces on topics or texts, supporting a point of view with reasons and information. B) Provide logically ordered reasons that are supported by facts and detail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5|5.W.1c</text:p>
          </table:table-cell>
          <table:table-cell office:value-type="string">
            <text:p>5.W.1c</text:p>
          </table:table-cell>
          <table:table-cell office:value-type="string">
            <text:p>Write opinion pieces on topics or texts, supporting a point of view with reasons and information. C) Link opinion and reasons using words, phrases, and clauses (e.g., consequently, specifical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5|5.W.1d</text:p>
          </table:table-cell>
          <table:table-cell office:value-type="string">
            <text:p>5.W.1d</text:p>
          </table:table-cell>
          <table:table-cell office:value-type="string">
            <text:p>Write opinion pieces on topics or texts, supporting a point of view with reasons and information. D) Provide a concluding statement or section related to the opinion presen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5|5.W.4</text:p>
          </table:table-cell>
          <table:table-cell office:value-type="string">
            <text:p>5.W.4</text:p>
          </table:table-cell>
          <table:table-cell office:value-type="string">
            <text:p>Produce clear and coherent writing in which the development and organization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5|5.W.5</text:p>
          </table:table-cell>
          <table:table-cell office:value-type="string">
            <text:p>5.W.5</text:p>
          </table:table-cell>
          <table:table-cell office:value-type="string">
            <text:p>With guidance and support from peers and adults, develop and strengthen writing as needed by planning, revising, editing, rewriting, or trying a new approach. (Editing for conventions should demonstrate command of Language standards 1–3</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7-5|5.W.9a</text:p>
          </table:table-cell>
          <table:table-cell office:value-type="string">
            <text:p>5.W.9a</text:p>
          </table:table-cell>
          <table:table-cell office:value-type="string">
            <text:p>Draw evidence from literary or informational texts to support analysis, reflection, and research. A) Apply grade 5 Reading standards to literature (e.g., “Compare and contrast two or more characters, settings, or events in a story or a drama, drawing on specific details in the text [e.g., how characters interac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7-5|5.W.9b</text:p>
          </table:table-cell>
          <table:table-cell office:value-type="string">
            <text:p>5.W.9b</text:p>
          </table:table-cell>
          <table:table-cell office:value-type="string">
            <text:p>Draw evidence from literary or informational texts to support analysis, reflection, and research. B) Apply grade 5 Reading standards to informational texts (e.g., “Explain how an author uses reasons and evidence to support particular points in a text, identifying which reasons and evidence support which point[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6|6.W.1a</text:p>
          </table:table-cell>
          <table:table-cell office:value-type="string">
            <text:p>6.W.1a</text:p>
          </table:table-cell>
          <table:table-cell office:value-type="string">
            <text:p>Write arguments to support claims with clear reasons and relevant evidence. A) Introduce claim(s) and organize the reasons and evidence clear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6|6.W.1b</text:p>
          </table:table-cell>
          <table:table-cell office:value-type="string">
            <text:p>6.W.1b</text:p>
          </table:table-cell>
          <table:table-cell office:value-type="string">
            <text:p>Write arguments to support claims with clear reasons and relevant evidence. B) Support claim(s) with clear reasons and relevant evidence, using credible sources and demonstrating an understanding of the topic or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6|6.W.1c</text:p>
          </table:table-cell>
          <table:table-cell office:value-type="string">
            <text:p>6.W.1c</text:p>
          </table:table-cell>
          <table:table-cell office:value-type="string">
            <text:p>Write arguments to support claims with clear reasons and relevant evidence. C) Use words, phrases, and clauses to clarify the relationships among claim(s) and reason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7-6|6.W.1d</text:p>
          </table:table-cell>
          <table:table-cell office:value-type="string">
            <text:p>6.W.1d</text:p>
          </table:table-cell>
          <table:table-cell office:value-type="string">
            <text:p>Write arguments to support claims with clear reasons and relevant evidence. D) Establish and maintain a formal sty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6|6.W.1e</text:p>
          </table:table-cell>
          <table:table-cell office:value-type="string">
            <text:p>6.W.1e</text:p>
          </table:table-cell>
          <table:table-cell office:value-type="string">
            <text:p>Write arguments to support claims with clear reasons and relevant evidence. E) Provide a concluding statement or section that follows from the argument presen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6|6.W.4</text:p>
          </table:table-cell>
          <table:table-cell office:value-type="string">
            <text:p>6.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6|6.W.5</text:p>
          </table:table-cell>
          <table:table-cell office:value-type="string">
            <text:p>6.W.5</text:p>
          </table:table-cell>
          <table:table-cell office:value-type="string">
            <text:p>With some guidance and support from peers and adults, develop and strengthen writing as needed by planning, revising, editing, rewriting, or trying a new approach. (Editing for conventions should demonstrate command of Language standards 1–3 up to and including Grade 6).</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6|6.W.8</text:p>
          </table:table-cell>
          <table:table-cell office:value-type="string">
            <text:p>6.W.8</text:p>
          </table:table-cell>
          <table:table-cell office:value-type="string">
            <text:p>Gather relevant information from multiple print and digital sources; assess the credibility of each source; and quote or paraphrase the data and conclusions of others while avoiding plagiarism and providing basic bibliographic information for source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7-6|6.W.9a</text:p>
          </table:table-cell>
          <table:table-cell office:value-type="string">
            <text:p>6.W.9a</text:p>
          </table:table-cell>
          <table:table-cell office:value-type="string">
            <text:p>Draw evidence from literary or informational texts to support analysis, reflection, and research. A) Apply grade 6 Reading standards to literature (e.g., “Compare and contrast texts in different forms or genres [e.g., stories and poems; historical novels and fantasy stories] in terms of their approaches to similar themes and topic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7-6|6.W.9b</text:p>
          </table:table-cell>
          <table:table-cell office:value-type="string">
            <text:p>6.W.9b</text:p>
          </table:table-cell>
          <table:table-cell office:value-type="string">
            <text:p>Draw evidence from literary or informational texts to support analysis, reflection, and research. B) Apply grade 6 Reading standards to literary nonfiction (e.g., “Trace and evaluate the argument and specific claims in a text, distinguishing claims that are supported by reasons and evidence from claims that are no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7|7.W.1a</text:p>
          </table:table-cell>
          <table:table-cell office:value-type="string">
            <text:p>7.W.1a</text:p>
          </table:table-cell>
          <table:table-cell office:value-type="string">
            <text:p>Write arguments to support claims with clear reasons and relevant evidence. A) Introduce claim(s), acknowledge alternate or opposing claims, and organize the reasons and evidence logic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7|7.W.1b</text:p>
          </table:table-cell>
          <table:table-cell office:value-type="string">
            <text:p>7.W.1b</text:p>
          </table:table-cell>
          <table:table-cell office:value-type="string">
            <text:p>Write arguments to support claims with clear reasons and relevant evidence. B) Support claim(s) with logical reasoning and relevant evidence, using accurate, credible sources and demonstrating an understanding of the topic or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7|7.W.1c</text:p>
          </table:table-cell>
          <table:table-cell office:value-type="string">
            <text:p>7.W.1c</text:p>
          </table:table-cell>
          <table:table-cell office:value-type="string">
            <text:p>Write arguments to support claims with clear reasons and relevant evidence. C) Use words, phrases, and clauses to create cohesion and clarify the relationships among claim(s), reasons, and evidence.</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7-7|7.W.1d</text:p>
          </table:table-cell>
          <table:table-cell office:value-type="string">
            <text:p>7.W.1d</text:p>
          </table:table-cell>
          <table:table-cell office:value-type="string">
            <text:p>Write arguments to support claims with clear reasons and relevant evidence. D) Establish and maintain a formal sty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7|7.W.1e</text:p>
          </table:table-cell>
          <table:table-cell office:value-type="string">
            <text:p>7.W.1e</text:p>
          </table:table-cell>
          <table:table-cell office:value-type="string">
            <text:p>Write arguments to support claims with clear reasons and relevant evidence. E) Provide a concluding statement or section that follows from and supports the argument presen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7|7.W.4</text:p>
          </table:table-cell>
          <table:table-cell office:value-type="string">
            <text:p>7.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7-7|7.W.5</text:p>
          </table:table-cell>
          <table:table-cell office:value-type="string">
            <text:p>7.W.5</text:p>
          </table:table-cell>
          <table:table-cell office:value-type="string">
            <text:p>With some guidance and support from peers and adults, develop and strengthen writing as needed by planning, revising, editing, rewriting, or trying a new approach, focusing on how well purpose and audience have been addressed. (Editing for conventions should demonstrate command of Language standards 1–3 up to and including grade 7 on page 52.)</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7|7.W.8</text:p>
          </table:table-cell>
          <table:table-cell office:value-type="string">
            <text:p>7.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7-7|7.W.9a</text:p>
          </table:table-cell>
          <table:table-cell office:value-type="string">
            <text:p>7.W.9a</text:p>
          </table:table-cell>
          <table:table-cell office:value-type="string">
            <text:p>Draw evidence from literary or informational texts to support analysis, reflection, and research. A) Apply grade 7 Reading standards to literature (e.g., “Compare and contrast a fictional portrayal of a time, place, or character and a historical account of the same period as a means of understanding how authors of fiction use or alter history”).</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7-7|7.W.9b</text:p>
          </table:table-cell>
          <table:table-cell office:value-type="string">
            <text:p>7.W.9b</text:p>
          </table:table-cell>
          <table:table-cell office:value-type="string">
            <text:p>Draw evidence from literary or informational texts to support analysis, reflection, and research. B) Apply grade 7 Reading standards to literary nonfiction (e.g. “Trace and evaluate the argument and specific claims in a text, assessing whether the reasoning is sound and the evidence is relevant and sufficient to support the claim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8|8.W.1a</text:p>
          </table:table-cell>
          <table:table-cell office:value-type="string">
            <text:p>8.W.1a</text:p>
          </table:table-cell>
          <table:table-cell office:value-type="string">
            <text:p>Write arguments to support claims with clear reasons and relevant evidence. A) Introduce claim(s), acknowledge and distinguish the claim(s) from alternate or opposing claims, and organize the reasons and evidence logic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8|8.W.1b</text:p>
          </table:table-cell>
          <table:table-cell office:value-type="string">
            <text:p>8.W.1b</text:p>
          </table:table-cell>
          <table:table-cell office:value-type="string">
            <text:p>Write arguments to support claims with clear reasons and relevant evidence. B) Support claim(s) with logical reasoning and relevant evidence, using accurate, credible sources and demonstrating an understanding of the topic or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8|8.W.1c</text:p>
          </table:table-cell>
          <table:table-cell office:value-type="string">
            <text:p>8.W.1c</text:p>
          </table:table-cell>
          <table:table-cell office:value-type="string">
            <text:p>Write arguments to support claims with clear reasons and relevant evidence. C) Use words, phrases, and clauses to create cohesion and clarify the relationships among claim(s), counterclaims, reasons, and evidence.</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7-8|8.W.1d</text:p>
          </table:table-cell>
          <table:table-cell office:value-type="string">
            <text:p>8.W.1d</text:p>
          </table:table-cell>
          <table:table-cell office:value-type="string">
            <text:p>Write arguments to support claims with clear reasons and relevant evidence. D) Establish and maintain a formal sty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8|8.W.1e</text:p>
          </table:table-cell>
          <table:table-cell office:value-type="string">
            <text:p>8.W.1e</text:p>
          </table:table-cell>
          <table:table-cell office:value-type="string">
            <text:p>Write arguments to support claims with clear reasons and relevant evidence. E) Provide a concluding statement or section that follows from and supports the argument presen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8|8.W.4</text:p>
          </table:table-cell>
          <table:table-cell office:value-type="string">
            <text:p>8.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8|8.W.5</text:p>
          </table:table-cell>
          <table:table-cell office:value-type="string">
            <text:p>8.W.5</text:p>
          </table:table-cell>
          <table:table-cell office:value-type="string">
            <text:p>With some guidance and support from peers and adults, develop and strengthen writing as needed by planning, revising, editing, rewriting, or trying a new approach, focusing on how well purpose and audience have been address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8|8.W.8</text:p>
          </table:table-cell>
          <table:table-cell office:value-type="string">
            <text:p>8.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7-8|8.W.9a</text:p>
          </table:table-cell>
          <table:table-cell office:value-type="string">
            <text:p>8.W.9a</text:p>
          </table:table-cell>
          <table:table-cell office:value-type="string">
            <text:p>Draw evidence from literary or informational texts to support analysis, reflection, and research. A) Apply grade 8 Reading standards to literature (e.g., “Analyze how a modern work of fiction draws on themes, patterns of events, or character types from myths, traditional stories, or religious works such as the Bible, including describing how the material is rendered new”).</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7-8|8.W.9b</text:p>
          </table:table-cell>
          <table:table-cell office:value-type="string">
            <text:p>8.W.9b</text:p>
          </table:table-cell>
          <table:table-cell office:value-type="string">
            <text:p>Draw evidence from literary or informational texts to support analysis, reflection, and research. B) Apply grade 8 Reading standards to literary nonfiction (e.g., “Delineate and evaluate the argument and specific claims in a text, assessing whether the reasoning is sound and the evidence is relevant and sufficient; recognize when irrelevant evidence is introduc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9|9.W.1a</text:p>
          </table:table-cell>
          <table:table-cell office:value-type="string">
            <text:p>9.W.1a</text:p>
          </table:table-cell>
          <table:table-cell office:value-type="string">
            <text:p>Write arguments to support claims with clear reasons and relevant evidence. A) Introduce claim(s), acknowledge and distinguish the claim(s) from alternate or opposing claims, and organize the reasons and evidence logic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9|9.W.1b</text:p>
          </table:table-cell>
          <table:table-cell office:value-type="string">
            <text:p>9.W.1b</text:p>
          </table:table-cell>
          <table:table-cell office:value-type="string">
            <text:p>Write arguments to support claims with clear reasons and relevant evidence. B) Support claim(s) with logical reasoning and relevant evidence, using accurate, credible sources and demonstrating an understanding of the topic or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9|9.W.1c</text:p>
          </table:table-cell>
          <table:table-cell office:value-type="string">
            <text:p>9.W.1c</text:p>
          </table:table-cell>
          <table:table-cell office:value-type="string">
            <text:p>Write arguments to support claims with clear reasons and relevant evidence. C) Use words, phrases, and clauses to create cohesion and clarify the relationships among claim(s), counterclaims, reasons, and evidence.</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7-9|9.W.1d</text:p>
          </table:table-cell>
          <table:table-cell office:value-type="string">
            <text:p>9.W.1d</text:p>
          </table:table-cell>
          <table:table-cell office:value-type="string">
            <text:p>Write arguments to support claims with clear reasons and relevant evidence. D) Establish and maintain a formal sty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7-9|9.W.1e</text:p>
          </table:table-cell>
          <table:table-cell office:value-type="string">
            <text:p>9.W.1e</text:p>
          </table:table-cell>
          <table:table-cell office:value-type="string">
            <text:p>Write arguments to support claims with clear reasons and relevant evidence. E) Provide a concluding statement or section that follows from and supports the argument presen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9|9.W.4</text:p>
          </table:table-cell>
          <table:table-cell office:value-type="string">
            <text:p>9.W.4</text:p>
          </table:table-cell>
          <table:table-cell office:value-type="string">
            <text:p>Produce clear and coherent writing in which the development, organization, and style are appropriate to task, purpose, and audience. (Grade-specific expectations for writing types are defined in standards 1–3 abov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9|9.W.5</text:p>
          </table:table-cell>
          <table:table-cell office:value-type="string">
            <text:p>9.W.5</text:p>
          </table:table-cell>
          <table:table-cell office:value-type="string">
            <text:p>With some guidance and support from peers and adults, develop and strengthen writing as needed by planning, revising, editing, rewriting, or trying a new approach, focusing on how well purpose and audience have been address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7-9|9.W.8</text:p>
          </table:table-cell>
          <table:table-cell office:value-type="string">
            <text:p>9.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7-9|9.W.9a</text:p>
          </table:table-cell>
          <table:table-cell office:value-type="string">
            <text:p>9.W.9a</text:p>
          </table:table-cell>
          <table:table-cell office:value-type="string">
            <text:p>Draw evidence from literary or informational texts to support analysis, reflection, and research. A) Apply grade 8 Reading standards to literature (e.g., “Analyze how a modern work of fiction draws on themes, patterns of events, or character types from myths, traditional stories, or religious works such as the Bible, including describing how the material is rendered new”).</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7-9|9.W.9b</text:p>
          </table:table-cell>
          <table:table-cell office:value-type="string">
            <text:p>9.W.9b</text:p>
          </table:table-cell>
          <table:table-cell office:value-type="string">
            <text:p>Draw evidence from literary or informational texts to support analysis, reflection, and research. B) Apply grade 8 Reading standards to literary nonfiction (e.g., “Delineate and evaluate the argument and specific claims in a text, assessing whether the reasoning is sound and the evidence is relevant and sufficient; recognize when irrelevant evidence is introduc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8-10|10.L.3a</text:p>
          </table:table-cell>
          <table:table-cell office:value-type="string">
            <text:p>10.L.3a</text:p>
          </table:table-cell>
          <table:table-cell office:value-type="string">
            <text:p>Apply knowledge of language to understand how language functions in different contexts, to make effective choices for meaning or style, and to comprehend more fully when reading or listening. A) Vary syntax for effect, consulting references (e.g., Tufte’s Artful Sentences) for guidance as needed; apply an understanding of syntax to the study of complex texts when reading.</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8-10|10.L.6</text:p>
          </table:table-cell>
          <table:table-cell office:value-type="string">
            <text:p>10.L.6</text:p>
          </table:table-cell>
          <table:table-cell office:value-type="string">
            <text:p>Acquire and use accurately general academic and domain-specific words and phrases, sufficient for reading, writing, speaking, and listening at the college and career readiness level; demonstrate independence in gathering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8-10|10.W.2d</text:p>
          </table:table-cell>
          <table:table-cell office:value-type="string">
            <text:p>10.W.2d</text:p>
          </table:table-cell>
          <table:table-cell office:value-type="string">
            <text:p>Write informative/explanatory texts to examine and convey complex ideas, concepts, and information clearly and accurately through the effective selection, organization, and analysis of content. D) Use precise language, domain-specific vocabulary, and techniques such as metaphor, simile, and analogy to manage the complexity of the topic.</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8-10|10.W.3d</text:p>
          </table:table-cell>
          <table:table-cell office:value-type="string">
            <text:p>10.W.3d</text:p>
          </table:table-cell>
          <table:table-cell office:value-type="string">
            <text:p>Write narratives to develop real or imagined experiences or events using effective technique, well-chosen details, and well-structured event sequences. D) Use precise words and phrases, telling details, and sensory language to convey a vivid picture of the experiences, events, setting, and/or character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2-W|8-11|11-12.L.3a</text:p>
          </table:table-cell>
          <table:table-cell office:value-type="string">
            <text:p>11-12.L.3a</text:p>
          </table:table-cell>
          <table:table-cell office:value-type="string">
            <text:p>Apply knowledge of language to understand how language functions in different contexts, to make effective choices for meaning or style, and to comprehend more fully when reading or listening. A) Vary syntax for effect, consulting references (e.g., Tufte’s Artful Sentences) for guidance as needed; apply an understanding of syntax to the study of complex texts when reading.</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8-11|11-12.L.6</text:p>
          </table:table-cell>
          <table:table-cell office:value-type="string">
            <text:p>11-12.L.6</text:p>
          </table:table-cell>
          <table:table-cell office:value-type="string">
            <text:p>Acquire and use accurately general academic and domain-specific words and phrases, sufficient for reading, writing, speaking, and listening at the college and career readiness level; demonstrate independence in gathering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8-11|11-12.W.2d</text:p>
          </table:table-cell>
          <table:table-cell office:value-type="string">
            <text:p>11-12.W.2d</text:p>
          </table:table-cell>
          <table:table-cell office:value-type="string">
            <text:p>Write informative/explanatory texts to examine and convey complex ideas, concepts, and information clearly and accurately through the effective selection, organization, and analysis of content. D) Use precise language, domain-specific vocabulary, and techniques such as metaphor, simile, and analogy to manage the complexity of the topic.</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8-11|11-12.W.3d</text:p>
          </table:table-cell>
          <table:table-cell office:value-type="string">
            <text:p>11-12.W.3d</text:p>
          </table:table-cell>
          <table:table-cell office:value-type="string">
            <text:p>Write narratives to develop real or imagined experiences or events using effective technique, well-chosen details, and well-structured event sequences. D) Use precise words and phrases, telling details, and sensory language to convey a vivid picture of the experiences, events, setting, and/or character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8-3|3.L.3a</text:p>
          </table:table-cell>
          <table:table-cell office:value-type="string">
            <text:p>3.L.3a</text:p>
          </table:table-cell>
          <table:table-cell office:value-type="string">
            <text:p>Use knowledge of language and its conventions when writing, speaking, reading, or listening. A) Choose words and phrases for effec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8-3|3.L.6</text:p>
          </table:table-cell>
          <table:table-cell office:value-type="string">
            <text:p>3.L.6</text:p>
          </table:table-cell>
          <table:table-cell office:value-type="string">
            <text:p>Acquire and use accurately grade-appropriate conversational, general academic, and domainspecific words and phrases, including those that signal spatial and temporal relationships (e.g., After dinner that night we went looking for them).</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8-3|3.W.2d</text:p>
          </table:table-cell>
          <table:table-cell office:value-type="string">
            <text:p>3.W.2d</text:p>
          </table:table-cell>
          <table:table-cell office:value-type="string">
            <text:p>Write informative/explanatory texts to examine a topic and convey ideas and information clearly. D) Provide a concluding statement or sec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8-3|3.W.3d</text:p>
          </table:table-cell>
          <table:table-cell office:value-type="string">
            <text:p>3.W.3d</text:p>
          </table:table-cell>
          <table:table-cell office:value-type="string">
            <text:p>Write narratives to develop real or imagined experiences or events using effective technique, descriptive details, and clear event sequences. D) Provide a sense of closur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8-4|4.L.3a</text:p>
          </table:table-cell>
          <table:table-cell office:value-type="string">
            <text:p>4.L.3a</text:p>
          </table:table-cell>
          <table:table-cell office:value-type="string">
            <text:p>Use knowledge of language and its conventions when writing, speaking, reading, or listening. A) Choose words and phrases to convey ideas precisely.</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8-4|4.L.6</text:p>
          </table:table-cell>
          <table:table-cell office:value-type="string">
            <text:p>4.L.6</text:p>
          </table:table-cell>
          <table:table-cell office:value-type="string">
            <text:p>Acquire and use accurately grade-appropriate general academic and domain-specific words and phrases, including those that signal precise actions, emotions, or states of being (e.g., quizzed, whined, stammered) and that are basic to a particular topic (e.g., wildlife, conservation, and endangered when discussing animal preserv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8-4|4.W.2d</text:p>
          </table:table-cell>
          <table:table-cell office:value-type="string">
            <text:p>4.W.2d</text:p>
          </table:table-cell>
          <table:table-cell office:value-type="string">
            <text:p>Write informative/explanatory texts to examine a topic and convey ideas and information clearly. D) Use precise language and domain-specific vocabulary to inform about or explain the topic.</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8-4|4.W.3d</text:p>
          </table:table-cell>
          <table:table-cell office:value-type="string">
            <text:p>4.W.3d</text:p>
          </table:table-cell>
          <table:table-cell office:value-type="string">
            <text:p>Write narratives to develop real or imagined experiences or events using effective technique, descriptive details, and clear event sequences. D) Use concrete words and phrases and sensory details to convey experiences and events precise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8-5|5.L.3a</text:p>
          </table:table-cell>
          <table:table-cell office:value-type="string">
            <text:p>5.L.3a</text:p>
          </table:table-cell>
          <table:table-cell office:value-type="string">
            <text:p>Use knowledge of language and its conventions when writing, speaking, reading, or listening. A) Expand, combine, and reduce sentences for meaning, reader/listener interest, and styl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8-5|5.L.6</text:p>
          </table:table-cell>
          <table:table-cell office:value-type="string">
            <text:p>5.L.6</text:p>
          </table:table-cell>
          <table:table-cell office:value-type="string">
            <text:p>Acquire and use accurately grade-appropriate general academic and domain-specific words and phrases, including those that signal contrast, addition, and other logical relationships (e.g., however, although, nevertheless, similarly, moreover, in addi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8-5|5.W.2d</text:p>
          </table:table-cell>
          <table:table-cell office:value-type="string">
            <text:p>5.W.2d</text:p>
          </table:table-cell>
          <table:table-cell office:value-type="string">
            <text:p>Write informative/explanatory texts to examine a topic and convey ideas and information clearly. D) Use precise language and domain-specific vocabulary to inform about or explain the topic.</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8-5|5.W.3d</text:p>
          </table:table-cell>
          <table:table-cell office:value-type="string">
            <text:p>5.W.3d</text:p>
          </table:table-cell>
          <table:table-cell office:value-type="string">
            <text:p>Write narratives to develop real or imagined experiences or events using effective technique, descriptive details, and clear event sequences. D) Use concrete words and phrases and sensory details to convey experiences and events precise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8-6|6.L.3a</text:p>
          </table:table-cell>
          <table:table-cell office:value-type="string">
            <text:p>6.L.3a</text:p>
          </table:table-cell>
          <table:table-cell office:value-type="string">
            <text:p>Use knowledge of language and its conventions when writing, speaking, reading, or listening. A) Vary sentence patterns for meaning, reader/listener interest, and sty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8-6|6.L.6</text:p>
          </table:table-cell>
          <table:table-cell office:value-type="string">
            <text:p>6.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8-6|6.W.2d</text:p>
          </table:table-cell>
          <table:table-cell office:value-type="string">
            <text:p>6.W.2d</text:p>
          </table:table-cell>
          <table:table-cell office:value-type="string">
            <text:p>Write informative/explanatory texts to examine a topic and convey ideas, concepts, and information through the selection, organization, and analysis of relevant content. D) Use precise language and domain-specific vocabulary to inform about or explain the topic.</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8-6|6.W.3a</text:p>
          </table:table-cell>
          <table:table-cell office:value-type="string">
            <text:p>6.W.3a</text:p>
          </table:table-cell>
          <table:table-cell office:value-type="string">
            <text:p>Write narratives to develop real or imagined experiences or events using effective technique, relevant descriptive details, and well-structured event sequences. A) Engage and orient the reader by establishing a context and introducing a narrator and/or characters; organize an event sequence that unfolds naturally and logic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8-6|6.W.3d</text:p>
          </table:table-cell>
          <table:table-cell office:value-type="string">
            <text:p>6.W.3d</text:p>
          </table:table-cell>
          <table:table-cell office:value-type="string">
            <text:p>Write narratives to develop real or imagined experiences or events using effective technique, relevant descriptive details, and well-structured event sequences. D) Use precise words and phrases, relevant descriptive details, and sensory language to convey experiences and ev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8-7|7.L.3a</text:p>
          </table:table-cell>
          <table:table-cell office:value-type="string">
            <text:p>7.L.3a</text:p>
          </table:table-cell>
          <table:table-cell office:value-type="string">
            <text:p>Demonstrate command of the conventions of standard English capitalization, punctuation, and spelling when writing. A) Choose language that expresses ideas precisely and concisely, recognizing and eliminating wordiness and redundanc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8-7|7.L.6</text:p>
          </table:table-cell>
          <table:table-cell office:value-type="string">
            <text:p>7.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8-7|7.W.2d</text:p>
          </table:table-cell>
          <table:table-cell office:value-type="string">
            <text:p>7.W.2d</text:p>
          </table:table-cell>
          <table:table-cell office:value-type="string">
            <text:p>Write informative/explanatory texts to examine a topic and convey ideas, concepts, and information through the selection, organization, and analysis of relevant content. D) Use precise language and domain-specific vocabulary to inform about or explain the topic.</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8-7|7.W.3d</text:p>
          </table:table-cell>
          <table:table-cell office:value-type="string">
            <text:p>7.W.3d</text:p>
          </table:table-cell>
          <table:table-cell office:value-type="string">
            <text:p>Write narratives to develop real or imagined experiences or events using effective technique, relevant descriptive details, and well-structured event sequences. D) Use precise words and phrases, relevant descriptive details, and sensory language to capture the action and convey experiences and even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8-8|8.L.3a</text:p>
          </table:table-cell>
          <table:table-cell office:value-type="string">
            <text:p>8.L.3a</text:p>
          </table:table-cell>
          <table:table-cell office:value-type="string">
            <text:p>Use knowledge of language and its conventions when writing, speaking, reading, or listening. A) Use verbs in the active and passive voice and in the conditional and subjunctive mood to achieve particular effects (e.g., emphasizing the actor or the action; expressing uncertainty or describing a state contrary to fac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8-8|8.L.6</text:p>
          </table:table-cell>
          <table:table-cell office:value-type="string">
            <text:p>8.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8-8|8.W.2d</text:p>
          </table:table-cell>
          <table:table-cell office:value-type="string">
            <text:p>8.W.2d</text:p>
          </table:table-cell>
          <table:table-cell office:value-type="string">
            <text:p>Write informative/explanatory texts to examine a topic and convey ideas, concepts, and information through the selection, organization, and analysis of relevant content. D) Use precise language and domain-specific vocabulary to inform about or explain the topic.</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8-8|8.W.3d</text:p>
          </table:table-cell>
          <table:table-cell office:value-type="string">
            <text:p>8.W.3d</text:p>
          </table:table-cell>
          <table:table-cell office:value-type="string">
            <text:p>Write narratives to develop real or imagined experiences or events using effective technique, relevant descriptive details, and well-structured event sequences. D) Use precise words and phrases, relevant descriptive details, and sensory language to capture the action and convey experiences and event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8-9|9.L.3a</text:p>
          </table:table-cell>
          <table:table-cell office:value-type="string">
            <text:p>9.L.3a</text:p>
          </table:table-cell>
          <table:table-cell office:value-type="string">
            <text:p>Use knowledge of language and its conventions when writing, speaking, reading, or listening. A) Use verbs in the active and passive voice and in the conditional and subjunctive mood to achieve particular effects (e.g., emphasizing the actor or the action; expressing uncertainty or describing a state contrary to fac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8-9|9.L.6</text:p>
          </table:table-cell>
          <table:table-cell office:value-type="string">
            <text:p>9.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8-9|9.W.2d</text:p>
          </table:table-cell>
          <table:table-cell office:value-type="string">
            <text:p>9.W.2d</text:p>
          </table:table-cell>
          <table:table-cell office:value-type="string">
            <text:p>Write informative/explanatory texts to examine a topic and convey ideas, concepts, and information through the selection, organization, and analysis of relevant content. D) Use precise language and domain-specific vocabulary to inform about or explain the topic.</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8-9|9.W.3d</text:p>
          </table:table-cell>
          <table:table-cell office:value-type="string">
            <text:p>9.W.3d</text:p>
          </table:table-cell>
          <table:table-cell office:value-type="string">
            <text:p>Write narratives to develop real or imagined experiences or events using effective technique, relevant descriptive details, and well-structured event sequences. D) Use precise words and phrases, relevant descriptive details, and sensory language to capture the action and convey experiences and even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9-10|10.L.1</text:p>
          </table:table-cell>
          <table:table-cell office:value-type="string">
            <text:p>10.L.1</text:p>
          </table:table-cell>
          <table:table-cell office:value-type="string">
            <text:p>Demonstrate command of the conventions of standard English grammar and usage when writing or speaking.</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9-10|10.L.2</text:p>
          </table:table-cell>
          <table:table-cell office:value-type="string">
            <text:p>10.L.2</text:p>
          </table:table-cell>
          <table:table-cell office:value-type="string">
            <text:p>Demonstrate command of the conventions of standard English capitalization, punctuation, and spelling when writing.</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9-11|11-12.L.1a</text:p>
          </table:table-cell>
          <table:table-cell office:value-type="string">
            <text:p>11-12.L.1a</text:p>
          </table:table-cell>
          <table:table-cell office:value-type="string">
            <text:p>Demonstrate command of the conventions of standard English grammar and usage when writing or speaking. A) Apply the understanding that usage is a matter of convention, can change over time, and is sometimes contes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9-11|11-12.L.1b</text:p>
          </table:table-cell>
          <table:table-cell office:value-type="string">
            <text:p>11-12.L.1b</text:p>
          </table:table-cell>
          <table:table-cell office:value-type="string">
            <text:p>Demonstrate command of the conventions of standard English grammar and usage when writing or speaking. B) Resolve issues of complex or contested usage, consulting references (e.g., Merriam-Webster’s Dictionary of English Usage, Garner’s Modern American Usage) as need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11|11-12.L.2a</text:p>
          </table:table-cell>
          <table:table-cell office:value-type="string">
            <text:p>11-12.L.2a</text:p>
          </table:table-cell>
          <table:table-cell office:value-type="string">
            <text:p>Demonstrate command of the conventions of standard English capitalization, punctuation, and spelling when writing. A) Observe hyphenation convention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9-11|11-12.L.2b</text:p>
          </table:table-cell>
          <table:table-cell office:value-type="string">
            <text:p>11-12.L.2b</text:p>
          </table:table-cell>
          <table:table-cell office:value-type="string">
            <text:p>Demonstrate command of the conventions of standard English capitalization, punctuation, and spelling when writing. B) Spell correct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9-3|3.L.1a</text:p>
          </table:table-cell>
          <table:table-cell office:value-type="string">
            <text:p>3.L.1a</text:p>
          </table:table-cell>
          <table:table-cell office:value-type="string">
            <text:p>Demonstrate command of the conventions of standard English grammar and usage when writing or speaking. A) Explain the function of nouns, pronouns, verbs, adjectives, and adverbs in general and their functions in particular senten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3|3.L.1b</text:p>
          </table:table-cell>
          <table:table-cell office:value-type="string">
            <text:p>3.L.1b</text:p>
          </table:table-cell>
          <table:table-cell office:value-type="string">
            <text:p>Demonstrate command of the conventions of standard English grammar and usage when writing or speaking. B) Form and use regular and irregular plural nou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3|3.L.1c</text:p>
          </table:table-cell>
          <table:table-cell office:value-type="string">
            <text:p>3.L.1c</text:p>
          </table:table-cell>
          <table:table-cell office:value-type="string">
            <text:p>Demonstrate command of the conventions of standard English grammar and usage when writing or speaking. C) Use abstract nouns (e.g., childhoo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3|3.L.1d</text:p>
          </table:table-cell>
          <table:table-cell office:value-type="string">
            <text:p>3.L.1d</text:p>
          </table:table-cell>
          <table:table-cell office:value-type="string">
            <text:p>Demonstrate command of the conventions of standard English grammar and usage when writing or speaking. D) Form and use regular and irregular verb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3|3.L.1e</text:p>
          </table:table-cell>
          <table:table-cell office:value-type="string">
            <text:p>3.L.1e</text:p>
          </table:table-cell>
          <table:table-cell office:value-type="string">
            <text:p>Demonstrate command of the conventions of standard English grammar and usage when writing or speaking. E) Form and use the simple (e.g., I walked; I walk; I will walk) verb tens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3|3.L.1f</text:p>
          </table:table-cell>
          <table:table-cell office:value-type="string">
            <text:p>3.L.1f</text:p>
          </table:table-cell>
          <table:table-cell office:value-type="string">
            <text:p>Demonstrate command of the conventions of standard English grammar and usage when writing or speaking. F) Ensure subject-verb and pronoun-antecedent agreemen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9-3|3.L.1g</text:p>
          </table:table-cell>
          <table:table-cell office:value-type="string">
            <text:p>3.L.1g</text:p>
          </table:table-cell>
          <table:table-cell office:value-type="string">
            <text:p>Demonstrate command of the conventions of standard English grammar and usage when writing or speaking. G) Form and use comparative and superlative adjectives and adverbs, and choose between them depending on what is to be modifi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3|3.L.1h</text:p>
          </table:table-cell>
          <table:table-cell office:value-type="string">
            <text:p>3.L.1h</text:p>
          </table:table-cell>
          <table:table-cell office:value-type="string">
            <text:p>Demonstrate command of the conventions of standard English grammar and usage when writing or speaking. H) Use coordinating and subordinating conjunct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3|3.L.1i</text:p>
          </table:table-cell>
          <table:table-cell office:value-type="string">
            <text:p>3.L.1i</text:p>
          </table:table-cell>
          <table:table-cell office:value-type="string">
            <text:p>Demonstrate command of the conventions of standard English grammar and usage when writing or speaking. I) Produce simple, compound, and complex senten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3|3.L.2a</text:p>
          </table:table-cell>
          <table:table-cell office:value-type="string">
            <text:p>3.L.2a</text:p>
          </table:table-cell>
          <table:table-cell office:value-type="string">
            <text:p>Demonstrate command of the conventions of standard English capitalization, punctuation, and spelling when writing. A) Capitalize appropriate words in titl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3|3.L.2b</text:p>
          </table:table-cell>
          <table:table-cell office:value-type="string">
            <text:p>3.L.2b</text:p>
          </table:table-cell>
          <table:table-cell office:value-type="string">
            <text:p>Demonstrate command of the conventions of standard English capitalization, punctuation, and spelling when writing. B) Use commas in address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3|3.L.2c</text:p>
          </table:table-cell>
          <table:table-cell office:value-type="string">
            <text:p>3.L.2c</text:p>
          </table:table-cell>
          <table:table-cell office:value-type="string">
            <text:p>Demonstrate command of the conventions of standard English capitalization, punctuation, and spelling when writing. C) Use commas and quotation marks in dialogu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3|3.L.2d</text:p>
          </table:table-cell>
          <table:table-cell office:value-type="string">
            <text:p>3.L.2d</text:p>
          </table:table-cell>
          <table:table-cell office:value-type="string">
            <text:p>Demonstrate command of the conventions of standard English capitalization, punctuation, and spelling when writing. D) Form and use possessiv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9-3|3.L.2e</text:p>
          </table:table-cell>
          <table:table-cell office:value-type="string">
            <text:p>3.L.2e</text:p>
          </table:table-cell>
          <table:table-cell office:value-type="string">
            <text:p>Demonstrate command of the conventions of standard English capitalization, punctuation, and spelling when writing. E) Use conventional spelling for high-frequency and other studied words and for adding suffixes to base words (e.g., sitting, smiled, cries, happines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9-3|3.L.2f</text:p>
          </table:table-cell>
          <table:table-cell office:value-type="string">
            <text:p>3.L.2f</text:p>
          </table:table-cell>
          <table:table-cell office:value-type="string">
            <text:p>Demonstrate command of the conventions of standard English capitalization, punctuation, and spelling when writing. F) Use spelling patterns and generalizations (e.g., word families, position-based spellings, syllable patterns, ending rules, meaningful word parts) in writing word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9-3|3.L.2g</text:p>
          </table:table-cell>
          <table:table-cell office:value-type="string">
            <text:p>3.L.2g</text:p>
          </table:table-cell>
          <table:table-cell office:value-type="string">
            <text:p>Demonstrate command of the conventions of standard English capitalization, punctuation, and spelling when writing. G) Consult reference materials, including beginning dictionaries, as needed to check and correct spelling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3|3.L.3b</text:p>
          </table:table-cell>
          <table:table-cell office:value-type="string">
            <text:p>3.L.3b</text:p>
          </table:table-cell>
          <table:table-cell office:value-type="string">
            <text:p>Use knowledge of language and its conventions when writing, speaking, reading, or listening. B) Recognize and observe differences between the conventions of spoken and written standard English.</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4|4.L.1a</text:p>
          </table:table-cell>
          <table:table-cell office:value-type="string">
            <text:p>4.L.1a</text:p>
          </table:table-cell>
          <table:table-cell office:value-type="string">
            <text:p>Demonstrate command of the conventions of standard English grammar and usage when writing or speaking. A) Use relative pronouns (who, whose, whom, which, that) and relative adverbs (where, when, wh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4|4.L.1b</text:p>
          </table:table-cell>
          <table:table-cell office:value-type="string">
            <text:p>4.L.1b</text:p>
          </table:table-cell>
          <table:table-cell office:value-type="string">
            <text:p>Demonstrate command of the conventions of standard English grammar and usage when writing or speaking. B) Form and use the progressive (e.g., I was walking; I am walking; I will be walking) verb tens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4|4.L.1c</text:p>
          </table:table-cell>
          <table:table-cell office:value-type="string">
            <text:p>4.L.1c</text:p>
          </table:table-cell>
          <table:table-cell office:value-type="string">
            <text:p>Demonstrate command of the conventions of standard English grammar and usage when writing or speaking. C) Use modal auxiliaries (e.g., can, may, must) to convey various condi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9-4|4.L.1d</text:p>
          </table:table-cell>
          <table:table-cell office:value-type="string">
            <text:p>4.L.1d</text:p>
          </table:table-cell>
          <table:table-cell office:value-type="string">
            <text:p>Demonstrate command of the conventions of standard English grammar and usage when writing or speaking. D) Order adjectives within sentences according to conventional patterns (e.g., a small red bag rather than a red small bag).</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4|4.L.1e</text:p>
          </table:table-cell>
          <table:table-cell office:value-type="string">
            <text:p>4.L.1e</text:p>
          </table:table-cell>
          <table:table-cell office:value-type="string">
            <text:p>Demonstrate command of the conventions of standard English grammar and usage when writing or speaking. E) Form and use prepositional phras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4|4.L.1f</text:p>
          </table:table-cell>
          <table:table-cell office:value-type="string">
            <text:p>4.L.1f</text:p>
          </table:table-cell>
          <table:table-cell office:value-type="string">
            <text:p>Demonstrate command of the conventions of standard English grammar and usage when writing or speaking. F) Produce complete sentences, recognizing and correcting inappropriate fragments and run-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4|4.L.1g</text:p>
          </table:table-cell>
          <table:table-cell office:value-type="string">
            <text:p>4.L.1g</text:p>
          </table:table-cell>
          <table:table-cell office:value-type="string">
            <text:p>Demonstrate command of the conventions of standard English grammar and usage when writing or speaking. G) Correctly use frequently confused words (e.g., to, too, two; there, their).*</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4|4.L.2a</text:p>
          </table:table-cell>
          <table:table-cell office:value-type="string">
            <text:p>4.L.2a</text:p>
          </table:table-cell>
          <table:table-cell office:value-type="string">
            <text:p>Demonstrate command of the conventions of standard English capitalization, punctuation, and spelling when writing. A) Use correct capitaliz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4|4.L.2b</text:p>
          </table:table-cell>
          <table:table-cell office:value-type="string">
            <text:p>4.L.2b</text:p>
          </table:table-cell>
          <table:table-cell office:value-type="string">
            <text:p>Demonstrate command of the conventions of standard English capitalization, punctuation, and spelling when writing. B) Use commas and quotation marks to mark direct speech and quotations from a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4|4.L.2c</text:p>
          </table:table-cell>
          <table:table-cell office:value-type="string">
            <text:p>4.L.2c</text:p>
          </table:table-cell>
          <table:table-cell office:value-type="string">
            <text:p>Demonstrate command of the conventions of standard English capitalization, punctuation, and spelling when writing. C) Use a comma before a coordinating conjunction in a compound sentenc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4|4.L.2d</text:p>
          </table:table-cell>
          <table:table-cell office:value-type="string">
            <text:p>4.L.2d</text:p>
          </table:table-cell>
          <table:table-cell office:value-type="string">
            <text:p>Demonstrate command of the conventions of standard English capitalization, punctuation, and spelling when writing. D) Spell grade-appropriate words correctly, consulting references as needed.</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9-4|4.L.3b</text:p>
          </table:table-cell>
          <table:table-cell office:value-type="string">
            <text:p>4.L.3b</text:p>
          </table:table-cell>
          <table:table-cell office:value-type="string">
            <text:p>Use knowledge of language and its conventions when writing, speaking, reading, or listening. B) Choose punctuation for effec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9-5|5.L.1a</text:p>
          </table:table-cell>
          <table:table-cell office:value-type="string">
            <text:p>5.L.1a</text:p>
          </table:table-cell>
          <table:table-cell office:value-type="string">
            <text:p>Demonstrate command of the conventions of standard English grammar and usage when writing or speaking. A) Explain the function of conjunctions, prepositions, and interjections in general and their function in particular senten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5|5.L.1b</text:p>
          </table:table-cell>
          <table:table-cell office:value-type="string">
            <text:p>5.L.1b</text:p>
          </table:table-cell>
          <table:table-cell office:value-type="string">
            <text:p>Demonstrate command of the conventions of standard English grammar and usage when writing or speaking. B) Form and use the perfect (e.g., I had walked; I have walked; I will have walked) verb tens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5|5.L.1c</text:p>
          </table:table-cell>
          <table:table-cell office:value-type="string">
            <text:p>5.L.1c</text:p>
          </table:table-cell>
          <table:table-cell office:value-type="string">
            <text:p>Demonstrate command of the conventions of standard English grammar and usage when writing or speaking. C) Use verb tense to convey various times, sequences, states, and condit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5|5.L.1d</text:p>
          </table:table-cell>
          <table:table-cell office:value-type="string">
            <text:p>5.L.1d</text:p>
          </table:table-cell>
          <table:table-cell office:value-type="string">
            <text:p>Demonstrate command of the conventions of standard English grammar and usage when writing or speaking. D) Recognize and correct inappropriate shifts in verb tens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5|5.L.1e</text:p>
          </table:table-cell>
          <table:table-cell office:value-type="string">
            <text:p>5.L.1e</text:p>
          </table:table-cell>
          <table:table-cell office:value-type="string">
            <text:p>Demonstrate command of the conventions of standard English grammar and usage when writing or speaking. E) Use correlative conjunctions (e.g., either/or, neither/nor).</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5|5.L.2a</text:p>
          </table:table-cell>
          <table:table-cell office:value-type="string">
            <text:p>5.L.2a</text:p>
          </table:table-cell>
          <table:table-cell office:value-type="string">
            <text:p>Demonstrate command of the conventions of standard English capitalization, punctuation, and spelling when writing. A) Use punctuation to separate items in a seri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5|5.L.2b</text:p>
          </table:table-cell>
          <table:table-cell office:value-type="string">
            <text:p>5.L.2b</text:p>
          </table:table-cell>
          <table:table-cell office:value-type="string">
            <text:p>Demonstrate command of the conventions of standard English capitalization, punctuation, and spelling when writing. B) Use a comma to separate an introductory element from the rest of the sentence.</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9-5|5.L.2c</text:p>
          </table:table-cell>
          <table:table-cell office:value-type="string">
            <text:p>5.L.2c</text:p>
          </table:table-cell>
          <table:table-cell office:value-type="string">
            <text:p>Demonstrate command of the conventions of standard English capitalization, punctuation, and spelling when writing. C) Use a comma to set off the words yes and no (e.g., Yes, thank you), to set off a tag question from the rest of the sentence (e.g., It’s true, isn’t it?), and to indicate direct address (e.g., Is that you, Stev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5|5.L.2d</text:p>
          </table:table-cell>
          <table:table-cell office:value-type="string">
            <text:p>5.L.2d</text:p>
          </table:table-cell>
          <table:table-cell office:value-type="string">
            <text:p>Demonstrate command of the conventions of standard English capitalization, punctuation, and spelling when writing. D) Use underlining, quotation marks, or italics to indicate titles of work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5|5.L.2e</text:p>
          </table:table-cell>
          <table:table-cell office:value-type="string">
            <text:p>5.L.2e</text:p>
          </table:table-cell>
          <table:table-cell office:value-type="string">
            <text:p>Demonstrate command of the conventions of standard English capitalization, punctuation, and spelling when writing. E) Spell grade-appropriate words correctly, consulting references as need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5|5.L.3b</text:p>
          </table:table-cell>
          <table:table-cell office:value-type="string">
            <text:p>5.L.3b</text:p>
          </table:table-cell>
          <table:table-cell office:value-type="string">
            <text:p>Use knowledge of language and its conventions when writing, speaking, reading, or listening. B) Compare and contrast the varieties of English (e.g., dialects, registers) used in stories, dramas, or poem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6|6.L.1a</text:p>
          </table:table-cell>
          <table:table-cell office:value-type="string">
            <text:p>6.L.1a</text:p>
          </table:table-cell>
          <table:table-cell office:value-type="string">
            <text:p>Demonstrate command of the conventions of standard English grammar and usage when writing or speaking. A) Ensure that pronouns are in the proper case (subjective, objective, possessiv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6|6.L.1b</text:p>
          </table:table-cell>
          <table:table-cell office:value-type="string">
            <text:p>6.L.1b</text:p>
          </table:table-cell>
          <table:table-cell office:value-type="string">
            <text:p>Demonstrate command of the conventions of standard English grammar and usage when writing or speaking. B) Use intensive pronouns (e.g., myself, ourselv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6|6.L.1c</text:p>
          </table:table-cell>
          <table:table-cell office:value-type="string">
            <text:p>6.L.1c</text:p>
          </table:table-cell>
          <table:table-cell office:value-type="string">
            <text:p>Demonstrate command of the conventions of standard English grammar and usage when writing or speaking. C) Recognize and correct inappropriate shifts in pronoun number and pers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6|6.L.1d</text:p>
          </table:table-cell>
          <table:table-cell office:value-type="string">
            <text:p>6.L.1d</text:p>
          </table:table-cell>
          <table:table-cell office:value-type="string">
            <text:p>Demonstrate command of the conventions of standard English grammar and usage when writing or speaking. D) Recognize and correct vague pronouns (i.e., ones with unclear or ambiguous anteced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9-6|6.L.1e</text:p>
          </table:table-cell>
          <table:table-cell office:value-type="string">
            <text:p>6.L.1e</text:p>
          </table:table-cell>
          <table:table-cell office:value-type="string">
            <text:p>Demonstrate command of the conventions of standard English grammar and usage when writing or speaking. E) Recognize variations from standard English in their own and others’ writing and speaking, and identify and use strategies to improve expression in conventional languag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9-6|6.L.2a</text:p>
          </table:table-cell>
          <table:table-cell office:value-type="string">
            <text:p>6.L.2a</text:p>
          </table:table-cell>
          <table:table-cell office:value-type="string">
            <text:p>Demonstrate command of the conventions of standard English capitalization, punctuation, and spelling when writing. A) Use punctuation (commas, parentheses, dashes) to set off nonrestrictive/parenthetical elemen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9-6|6.L.2b</text:p>
          </table:table-cell>
          <table:table-cell office:value-type="string">
            <text:p>6.L.2b</text:p>
          </table:table-cell>
          <table:table-cell office:value-type="string">
            <text:p>Demonstrate command of the conventions of standard English capitalization, punctuation, and spelling when writing. B) Spell correct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6|6.L.3a</text:p>
          </table:table-cell>
          <table:table-cell office:value-type="string">
            <text:p>6.L.3a</text:p>
          </table:table-cell>
          <table:table-cell office:value-type="string">
            <text:p>Use knowledge of language and its conventions when writing, speaking, reading, or listening. A) Vary sentence patterns for meaning, reader/listener interest, and style.</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9-6|6.L.3b</text:p>
          </table:table-cell>
          <table:table-cell office:value-type="string">
            <text:p>6.L.3b</text:p>
          </table:table-cell>
          <table:table-cell office:value-type="string">
            <text:p>Use knowledge of language and its conventions when writing, speaking, reading, or listening. B) Maintain consistency in style and ton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7|7.L.1a</text:p>
          </table:table-cell>
          <table:table-cell office:value-type="string">
            <text:p>7.L.1a</text:p>
          </table:table-cell>
          <table:table-cell office:value-type="string">
            <text:p>Demonstrate command of the conventions of standard English grammar and usage when writing or speaking. A) Explain the function of phrases and clauses in general and their function in specific sentenc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9-7|7.L.1b</text:p>
          </table:table-cell>
          <table:table-cell office:value-type="string">
            <text:p>7.L.1b</text:p>
          </table:table-cell>
          <table:table-cell office:value-type="string">
            <text:p>Demonstrate command of the conventions of standard English grammar and usage when writing or speaking. B) Choose among simple, compound, complex, and compound-complex sentences to signal differing relationships among idea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7|7.L.1c</text:p>
          </table:table-cell>
          <table:table-cell office:value-type="string">
            <text:p>7.L.1c</text:p>
          </table:table-cell>
          <table:table-cell office:value-type="string">
            <text:p>Demonstrate command of the conventions of standard English grammar and usage when writing or speaking. C) Place phrases and clauses within a sentence, recognizing and correcting misplaced and dangling modifier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9-7|7.L.2a</text:p>
          </table:table-cell>
          <table:table-cell office:value-type="string">
            <text:p>7.L.2a</text:p>
          </table:table-cell>
          <table:table-cell office:value-type="string">
            <text:p>Demonstrate command of the conventions of standard English capitalization, punctuation, and spelling when writing. A) Use a comma to separate coordinate adjectives (e.g., It was a fascinating, enjoyable movie but not He wore an old[,] green shir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9-7|7.L.2b</text:p>
          </table:table-cell>
          <table:table-cell office:value-type="string">
            <text:p>7.L.2b</text:p>
          </table:table-cell>
          <table:table-cell office:value-type="string">
            <text:p>Demonstrate command of the conventions of standard English capitalization, punctuation, and spelling when writing. B) Spell correct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9-7|7.L.3a</text:p>
          </table:table-cell>
          <table:table-cell office:value-type="string">
            <text:p>7.L.3a</text:p>
          </table:table-cell>
          <table:table-cell office:value-type="string">
            <text:p>Demonstrate command of the conventions of standard English capitalization, punctuation, and spelling when writing. A) Choose language that expresses ideas precisely and concisely, recognizing and eliminating wordiness and redundanc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9-8|8.L.1a</text:p>
          </table:table-cell>
          <table:table-cell office:value-type="string">
            <text:p>8.L.1a</text:p>
          </table:table-cell>
          <table:table-cell office:value-type="string">
            <text:p>Demonstrate command of the conventions of standard English grammar and usage when writing or speaking. A) Explain the function of verbals (gerunds, participles, infinitives) in general and their function in particular senten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8|8.L.1b</text:p>
          </table:table-cell>
          <table:table-cell office:value-type="string">
            <text:p>8.L.1b</text:p>
          </table:table-cell>
          <table:table-cell office:value-type="string">
            <text:p>Demonstrate command of the conventions of standard English grammar and usage when writing or speaking. B) Form and use verbs in the active and passive voic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8|8.L.1c</text:p>
          </table:table-cell>
          <table:table-cell office:value-type="string">
            <text:p>8.L.1c</text:p>
          </table:table-cell>
          <table:table-cell office:value-type="string">
            <text:p>Demonstrate command of the conventions of standard English grammar and usage when writing or speaking. C) Form and use verbs in the indicative, imperative, interrogative, conditional, and subjunctive moo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8|8.L.1d</text:p>
          </table:table-cell>
          <table:table-cell office:value-type="string">
            <text:p>8.L.1d</text:p>
          </table:table-cell>
          <table:table-cell office:value-type="string">
            <text:p>Demonstrate command of the conventions of standard English grammar and usage when writing or speaking. D) Recognize and correct inappropriate shifts in verb voice and moo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8|8.L.2a</text:p>
          </table:table-cell>
          <table:table-cell office:value-type="string">
            <text:p>8.L.2a</text:p>
          </table:table-cell>
          <table:table-cell office:value-type="string">
            <text:p>Demonstrate command of the conventions of standard English capitalization, punctuation, and spelling when writing. A) Use punctuation (comma, ellipsis, dash) to indicate a pause or break.</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8|8.L.2b</text:p>
          </table:table-cell>
          <table:table-cell office:value-type="string">
            <text:p>8.L.2b</text:p>
          </table:table-cell>
          <table:table-cell office:value-type="string">
            <text:p>Demonstrate command of the conventions of standard English capitalization, punctuation, and spelling when writing. B) Use an ellipsis to indicate an omiss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9-8|8.L.2c</text:p>
          </table:table-cell>
          <table:table-cell office:value-type="string">
            <text:p>8.L.2c</text:p>
          </table:table-cell>
          <table:table-cell office:value-type="string">
            <text:p>Demonstrate command of the conventions of standard English capitalization, punctuation, and spelling when writing. C) Spell correctly.</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9-8|8.L.3a</text:p>
          </table:table-cell>
          <table:table-cell office:value-type="string">
            <text:p>8.L.3a</text:p>
          </table:table-cell>
          <table:table-cell office:value-type="string">
            <text:p>Use knowledge of language and its conventions when writing, speaking, reading, or listening. A) Use verbs in the active and passive voice and in the conditional and subjunctive mood to achieve particular effects (e.g., emphasizing the actor or the action; expressing uncertainty or describing a state contrary to fac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2-W|9-9|9.L.1a</text:p>
          </table:table-cell>
          <table:table-cell office:value-type="string">
            <text:p>9.L.1a</text:p>
          </table:table-cell>
          <table:table-cell office:value-type="string">
            <text:p>Demonstrate command of the conventions of standard English grammar and usage when writing or speaking. A) Explain the function of verbals (gerunds, participles, infinitives) in general and their function in particular senten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9|9.L.1b</text:p>
          </table:table-cell>
          <table:table-cell office:value-type="string">
            <text:p>9.L.1b</text:p>
          </table:table-cell>
          <table:table-cell office:value-type="string">
            <text:p>Demonstrate command of the conventions of standard English grammar and usage when writing or speaking. B) Form and use verbs in the active and passive voic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9|9.L.1c</text:p>
          </table:table-cell>
          <table:table-cell office:value-type="string">
            <text:p>9.L.1c</text:p>
          </table:table-cell>
          <table:table-cell office:value-type="string">
            <text:p>Demonstrate command of the conventions of standard English grammar and usage when writing or speaking. C) Form and use verbs in the indicative, imperative, interrogative, conditional, and subjunctive moo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9|9.L.1d</text:p>
          </table:table-cell>
          <table:table-cell office:value-type="string">
            <text:p>9.L.1d</text:p>
          </table:table-cell>
          <table:table-cell office:value-type="string">
            <text:p>Demonstrate command of the conventions of standard English grammar and usage when writing or speaking. D) Recognize and correct inappropriate shifts in verb voice and moo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9|9.L.2a</text:p>
          </table:table-cell>
          <table:table-cell office:value-type="string">
            <text:p>9.L.2a</text:p>
          </table:table-cell>
          <table:table-cell office:value-type="string">
            <text:p>Demonstrate command of the conventions of standard English capitalization, punctuation, and spelling when writing. A) Use punctuation (comma, ellipsis, dash) to indicate a pause or break.</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2-W|9-9|9.L.2b</text:p>
          </table:table-cell>
          <table:table-cell office:value-type="string">
            <text:p>9.L.2b</text:p>
          </table:table-cell>
          <table:table-cell office:value-type="string">
            <text:p>Demonstrate command of the conventions of standard English capitalization, punctuation, and spelling when writing. B) Use an ellipsis to indicate an omiss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2-W|9-9|9.L.2c</text:p>
          </table:table-cell>
          <table:table-cell office:value-type="string">
            <text:p>9.L.2c</text:p>
          </table:table-cell>
          <table:table-cell office:value-type="string">
            <text:p>Demonstrate command of the conventions of standard English capitalization, punctuation, and spelling when writing. C) Spell correctly.</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2-W|9-9|9.L.3a</text:p>
          </table:table-cell>
          <table:table-cell office:value-type="string">
            <text:p>9.L.3a</text:p>
          </table:table-cell>
          <table:table-cell office:value-type="string">
            <text:p>Use knowledge of language and its conventions when writing, speaking, reading, or listening. A) Use verbs in the active and passive voice and in the conditional and subjunctive mood to achieve particular effects (e.g., emphasizing the actor or the action; expressing uncertainty or describing a state contrary to fact).</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L|4-10|10.SL.1</text:p>
          </table:table-cell>
          <table:table-cell office:value-type="string">
            <text:p>10.SL.1</text:p>
          </table:table-cell>
          <table:table-cell office:value-type="string">
            <text:p>Initiate and participate effectively in a range of collaborative discussions (one on- one, in groups, and teacher-led) with diverse partners on grades 11–12 topics, texts, and issues, building on others’ ideas and expressing their own clearly and persuasive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L|4-10|10.SL.2</text:p>
          </table:table-cell>
          <table:table-cell office:value-type="string">
            <text:p>10.SL.2</text:p>
          </table:table-cell>
          <table:table-cell office:value-type="string">
            <text:p>Integrate multiple sources of information presented in diverse formats and media (e.g., visually, quantitatively, orally) in order to make informed decisions and solve problems, evaluating the credibility and accuracy of each source and noting any discrepancies among the data.</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L|4-10|10.SL.3</text:p>
          </table:table-cell>
          <table:table-cell office:value-type="string">
            <text:p>10.SL.3</text:p>
          </table:table-cell>
          <table:table-cell office:value-type="string">
            <text:p>Evaluate a speaker’s point of view, reasoning, and use of evidence and rhetoric, assessing the stance, premises, links among ideas, word choice, points of emphasis, and tone used.</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3-L|4-11|11-12.SL.1a</text:p>
          </table:table-cell>
          <table:table-cell office:value-type="string">
            <text:p>11-12.SL.1a</text:p>
          </table:table-cell>
          <table:table-cell office:value-type="string">
            <text:p>Initiate and participate effectively in a range of collaborative discussions (one on- one, in groups, and teacher-led) with diverse partners on grades 11–12 topics, texts, and issues, building on others’ ideas and expressing their own clearly and persuasively. A) Come to discussions prepared, having read and researched material under study; explicitly draw on that preparation by referring to evidence from texts and other research on the topic or issue to stimulate a thoughtful, wellreasoned exchange of idea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11|11-12.SL.1b</text:p>
          </table:table-cell>
          <table:table-cell office:value-type="string">
            <text:p>11-12.SL.1b</text:p>
          </table:table-cell>
          <table:table-cell office:value-type="string">
            <text:p>Initiate and participate effectively in a range of collaborative discussions (one on- one, in groups, and teacher-led) with diverse partners on grades 11–12 topics, texts, and issues, building on others’ ideas and expressing their own clearly and persuasively. B) Work with peers to promote civil, democratic discussions and decisionmaking, set clear goals and deadlines, and establish individual roles asneeded.</text:p>
          </table:table-cell>
          <table:table-cell/>
          <table:table-cell table:style-name="ce16" table:number-columns-repeated="2"/>
          <table:table-cell table:number-columns-repeated="1017"/>
        </table:table-row>
        <table:table-row table:style-name="ro9">
          <table:table-cell office:value-type="float" office:value="3">
            <text:p>3</text:p>
          </table:table-cell>
          <table:table-cell office:value-type="string">
            <text:p>3-L|4-11|11-12.SL.1c</text:p>
          </table:table-cell>
          <table:table-cell office:value-type="string">
            <text:p>11-12.SL.1c</text:p>
          </table:table-cell>
          <table:table-cell office:value-type="string">
            <text:p>Initiate and participate effectively in a range of collaborative discussions (one on- one, in groups, and teacher-led) with diverse partners on grades 11–12 topics, texts, and issues, building on others’ ideas and expressing their own clearly and persuasively. C) Propel conversations by posing and responding to questions that probe reasoning and evidence; ensure a hearing for a full range of positions on a topic or issue; clarify, verify, or challenge ideas and conclusions; and promote divergent and creative perspectives.</text:p>
          </table:table-cell>
          <table:table-cell/>
          <table:table-cell table:style-name="ce16" table:number-columns-repeated="2"/>
          <table:table-cell table:number-columns-repeated="1017"/>
        </table:table-row>
        <table:table-row table:style-name="ro9">
          <table:table-cell office:value-type="float" office:value="3">
            <text:p>3</text:p>
          </table:table-cell>
          <table:table-cell office:value-type="string">
            <text:p>3-L|4-11|11-12.SL.1d</text:p>
          </table:table-cell>
          <table:table-cell office:value-type="string">
            <text:p>11-12.SL.1d</text:p>
          </table:table-cell>
          <table:table-cell office:value-type="string">
            <text:p>Initiate and participate effectively in a range of collaborative discussions (one on- one, in groups, and teacher-led) with diverse partners on grades 11–12 topics, texts, and issues, building on others’ ideas and expressing their own clearly and persuasively. D) Respond thoughtfully to diverse perspectives; synthesize comments, claims, and evidence made on all sides of an issue; resolve contradictions when possible; and determine what additional information or research is required to deepen the investigation or complete the task.</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L|4-11|11-12.SL.2</text:p>
          </table:table-cell>
          <table:table-cell office:value-type="string">
            <text:p>11-12.SL.2</text:p>
          </table:table-cell>
          <table:table-cell office:value-type="string">
            <text:p>Integrate multiple sources of information presented in diverse formats and media (e.g., visually, quantitatively, orally) in order to make informed decisions and solve problems, evaluating the credibility and accuracy of each source and noting any discrepancies among the data.</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L|4-11|11-12.SL.3</text:p>
          </table:table-cell>
          <table:table-cell office:value-type="string">
            <text:p>11-12.SL.3</text:p>
          </table:table-cell>
          <table:table-cell office:value-type="string">
            <text:p>Evaluate a speaker’s point of view, reasoning, and use of evidence and rhetoric, assessing the stance, premises, links among ideas, word choice, points of emphasis, and tone us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3|3.SL.1a</text:p>
          </table:table-cell>
          <table:table-cell office:value-type="string">
            <text:p>3.SL.1a</text:p>
          </table:table-cell>
          <table:table-cell office:value-type="string">
            <text:p>Engage effectively in a range of collaborative discussions (one-on-one, in groups, and teacherled) with diverse partners on grade 3 topics and texts, building on others’ ideas and expressing their own clearly. A) Come to discussions prepared, having read or studied required material; explicitly draw on that preparation and other information known about the topic to explore ideas under discuss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3|3.SL.1b</text:p>
          </table:table-cell>
          <table:table-cell office:value-type="string">
            <text:p>3.SL.1b</text:p>
          </table:table-cell>
          <table:table-cell office:value-type="string">
            <text:p>Engage effectively in a range of collaborative discussions (one-on-one, in groups, and teacherled) with diverse partners on grade 3 topics and texts, building on others’ ideas and expressing their own clearly. B) Follow agreed-upon rules for discussions (e.g., gaining the floor in respectful ways, listening to others with care, speaking one at a time about the topics and texts under discus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L|4-3|3.SL.1c</text:p>
          </table:table-cell>
          <table:table-cell office:value-type="string">
            <text:p>3.SL.1c</text:p>
          </table:table-cell>
          <table:table-cell office:value-type="string">
            <text:p>Engage effectively in a range of collaborative discussions (one-on-one, in groups, and teacherled) with diverse partners on grade 3 topics and texts, building on others’ ideas and expressing their own clearly. C) Ask questions to check understanding of information presented, stay on topic, and link their comments to the remarks of other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L|4-3|3.SL.1d</text:p>
          </table:table-cell>
          <table:table-cell office:value-type="string">
            <text:p>3.SL.1d</text:p>
          </table:table-cell>
          <table:table-cell office:value-type="string">
            <text:p>Engage effectively in a range of collaborative discussions (one-on-one, in groups, and teacherled) with diverse partners on grade 3 topics and texts, building on others’ ideas and expressing their own clearly. D) Explain their own ideas and understanding in light of the discuss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L|4-3|3.SL.2</text:p>
          </table:table-cell>
          <table:table-cell office:value-type="string">
            <text:p>3.SL.2</text:p>
          </table:table-cell>
          <table:table-cell office:value-type="string">
            <text:p>Determine the main ideas and supporting details of a text read aloud or information presented in diverse media and formats, including visually, quantitatively, and orally.</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L|4-3|3.SL.3</text:p>
          </table:table-cell>
          <table:table-cell office:value-type="string">
            <text:p>3.SL.3</text:p>
          </table:table-cell>
          <table:table-cell office:value-type="string">
            <text:p>Ask and answer questions about information from a speaker, offering appropriate elaboration and detail.</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4|4.SL.1a</text:p>
          </table:table-cell>
          <table:table-cell office:value-type="string">
            <text:p>4.SL.1a</text:p>
          </table:table-cell>
          <table:table-cell office:value-type="string">
            <text:p>Engage effectively in a range of collaborative discussions (one-on-one, in groups, and teacherled) with diverse partners on grade 4 topics and texts, building on others’ ideas and expressing their own clearly. A) Come to discussions prepared, having read or studied required material; explicitly draw on that preparation and other information known about the topic to explore ideas under discus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L|4-4|4.SL.1b</text:p>
          </table:table-cell>
          <table:table-cell office:value-type="string">
            <text:p>4.SL.1b</text:p>
          </table:table-cell>
          <table:table-cell office:value-type="string">
            <text:p>Engage effectively in a range of collaborative discussions (one-on-one, in groups, and teacherled) with diverse partners on grade 4 topics and texts, building on others’ ideas and expressing their own clearly. B) Follow agreed-upon rules for discussions and carry out assigned role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4|4.SL.1c</text:p>
          </table:table-cell>
          <table:table-cell office:value-type="string">
            <text:p>4.SL.1c</text:p>
          </table:table-cell>
          <table:table-cell office:value-type="string">
            <text:p>Engage effectively in a range of collaborative discussions (one-on-one, in groups, and teacherled) with diverse partners on grade 4 topics and texts, building on others’ ideas and expressing their own clearly. C) Pose and respond to specific questions to clarify or follow up on information, and make comments that contribute to the discussion and link to the remarks of other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L|4-4|4.SL.1d</text:p>
          </table:table-cell>
          <table:table-cell office:value-type="string">
            <text:p>4.SL.1d</text:p>
          </table:table-cell>
          <table:table-cell office:value-type="string">
            <text:p>Engage effectively in a range of collaborative discussions (one-on-one, in groups, and teacherled) with diverse partners on grade 4 topics and texts, building on others’ ideas and expressing their own clearly. D) Review the key ideas expressed and explain their own ideas and understanding in light of the discuss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L|4-4|4.SL.2</text:p>
          </table:table-cell>
          <table:table-cell office:value-type="string">
            <text:p>4.SL.2</text:p>
          </table:table-cell>
          <table:table-cell office:value-type="string">
            <text:p>Paraphrase portions of a text read aloud or information presented in diverse media and formats, including visually, quantitatively, and orally.</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L|4-4|4.SL.3</text:p>
          </table:table-cell>
          <table:table-cell office:value-type="string">
            <text:p>4.SL.3</text:p>
          </table:table-cell>
          <table:table-cell office:value-type="string">
            <text:p>Identify the reasons and evidence a speaker provides to support particular poi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L|4-4|4.SL.6</text:p>
          </table:table-cell>
          <table:table-cell office:value-type="string">
            <text:p>4.SL.6</text:p>
          </table:table-cell>
          <table:table-cell office:value-type="string">
            <text:p>Differentiate between contexts that call for formal English (e.g., presenting ideas) and situations where informal discourse is appropriate (e.g., small-group discussion); use formal English when appropriate to task and situation. (See grade 4 Language standards 1</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5|5.SL.1a</text:p>
          </table:table-cell>
          <table:table-cell office:value-type="string">
            <text:p>5.SL.1a</text:p>
          </table:table-cell>
          <table:table-cell office:value-type="string">
            <text:p>Engage effectively in a range of collaborative discussions (one-on-one, in groups, and teacherled) with diverse partners on grade 5 topics and texts, building on others’ ideas and expressing their own clearly. A) Come to discussions prepared, having read or studied required material; explicitly draw on that preparation and other information known about the topic to explore ideas under discus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L|4-5|5.SL.1b</text:p>
          </table:table-cell>
          <table:table-cell office:value-type="string">
            <text:p>5.SL.1b</text:p>
          </table:table-cell>
          <table:table-cell office:value-type="string">
            <text:p>Engage effectively in a range of collaborative discussions (one-on-one, in groups, and teacherled) with diverse partners on grade 5 topics and texts, building on others’ ideas and expressing their own clearly. B) Follow agreed-upon rules for discussions and carry out assigned role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L|4-5|5.SL.1c</text:p>
          </table:table-cell>
          <table:table-cell office:value-type="string">
            <text:p>5.SL.1c</text:p>
          </table:table-cell>
          <table:table-cell office:value-type="string">
            <text:p>Engage effectively in a range of collaborative discussions (one-on-one, in groups, and teacherled) with diverse partners on grade 5 topics and texts, building on others’ ideas and expressing their own clearly. C) Pose and respond to specific questions by making comments that contribute to the discussion and elaborate on the remarks of other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L|4-5|5.SL.1d</text:p>
          </table:table-cell>
          <table:table-cell office:value-type="string">
            <text:p>5.SL.1d</text:p>
          </table:table-cell>
          <table:table-cell office:value-type="string">
            <text:p>Engage effectively in a range of collaborative discussions (one-on-one, in groups, and teacherled) with diverse partners on grade 5 topics and texts, building on others’ ideas and expressing their own clearly. D) Review the key ideas expressed and draw conclusions in light of information and knowledge gained from the discussion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L|4-5|5.SL.2</text:p>
          </table:table-cell>
          <table:table-cell office:value-type="string">
            <text:p>5.SL.2</text:p>
          </table:table-cell>
          <table:table-cell office:value-type="string">
            <text:p>Summarize a written text read aloud or information presented in diverse media and formats, including visually, quantitatively, and orally.</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L|4-5|5.SL.3</text:p>
          </table:table-cell>
          <table:table-cell office:value-type="string">
            <text:p>5.SL.3</text:p>
          </table:table-cell>
          <table:table-cell office:value-type="string">
            <text:p>Summarize the points a speaker makes and explain how each claim is supported by reasons and evidence.</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L|4-5|5.SL.6</text:p>
          </table:table-cell>
          <table:table-cell office:value-type="string">
            <text:p>5.SL.6</text:p>
          </table:table-cell>
          <table:table-cell office:value-type="string">
            <text:p>Adapt speech to a variety of contexts and tasks, using formal English when appropriate to task and situation. (See grade 5 Language standards 1 and 3</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6|6.SL.1a</text:p>
          </table:table-cell>
          <table:table-cell office:value-type="string">
            <text:p>6.SL.1a</text:p>
          </table:table-cell>
          <table:table-cell office:value-type="string">
            <text:p>Engage effectively in a range of collaborative discussions (one-on-one, in groups, and teacherled) with diverse partners on grade 6 topics, texts, and issues, building on others’ ideas and expressing their own clearly. A) Come to discussions prepared, having read or studied required material; explicitly draw on that preparation by referring to evidence on the topic, text, or issue to probe and reflect on ideas under discus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L|4-6|6.SL.1b</text:p>
          </table:table-cell>
          <table:table-cell office:value-type="string">
            <text:p>6.SL.1b</text:p>
          </table:table-cell>
          <table:table-cell office:value-type="string">
            <text:p>Engage effectively in a range of collaborative discussions (one-on-one, in groups, and teacherled) with diverse partners on grade 6 topics, texts, and issues, building on others’ ideas and expressing their own clearly. B) Follow rules for collegial discussions, set specific goals and deadlines, and define individual roles as needed.</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L|4-6|6.SL.1c</text:p>
          </table:table-cell>
          <table:table-cell office:value-type="string">
            <text:p>6.SL.1c</text:p>
          </table:table-cell>
          <table:table-cell office:value-type="string">
            <text:p>Engage effectively in a range of collaborative discussions (one-on-one, in groups, and teacherled) with diverse partners on grade 6 topics, texts, and issues, building on others’ ideas and expressing their own clearly. C) Pose and respond to specific questions with elaboration and detail by making comments that contribute to the topic, text, or issue under discus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L|4-6|6.SL.1d</text:p>
          </table:table-cell>
          <table:table-cell office:value-type="string">
            <text:p>6.SL.1d</text:p>
          </table:table-cell>
          <table:table-cell office:value-type="string">
            <text:p>Engage effectively in a range of collaborative discussions (one-on-one, in groups, and teacherled) with diverse partners on grade 6 topics, texts, and issues, building on others’ ideas and expressing their own clearly. D) Review the key ideas expressed and demonstrate understanding of multiple perspectives through reflection and paraphrasing.</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L|4-6|6.SL.2</text:p>
          </table:table-cell>
          <table:table-cell office:value-type="string">
            <text:p>6.SL.2</text:p>
          </table:table-cell>
          <table:table-cell office:value-type="string">
            <text:p>Interpret information presented in diverse media and formats (e.g., visually, quantitatively, orally) and explain how it contributes to a topic, text, or issue under study.</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L|4-6|6.SL.3</text:p>
          </table:table-cell>
          <table:table-cell office:value-type="string">
            <text:p>6.SL.3</text:p>
          </table:table-cell>
          <table:table-cell office:value-type="string">
            <text:p>Delineate a speaker’s argument and specific claims, distinguishing claims that are supported by reasons and evidence from claims that are not.</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7|7.SL.1a</text:p>
          </table:table-cell>
          <table:table-cell office:value-type="string">
            <text:p>7.SL.1a</text:p>
          </table:table-cell>
          <table:table-cell office:value-type="string">
            <text:p>Engage effectively in a range of collaborative discussions (one-on-one, in groups, and teacherled) with diverse partners on grade 7 topics, texts, and issues, building on others’ ideas and expressing their own clearly. A) Come to discussions prepared, having read or researched material under study; explicitly draw on that preparation by referring to evidence on the topic, text, or issue to probe and reflect on ideas under discus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L|4-7|7.SL.1b</text:p>
          </table:table-cell>
          <table:table-cell office:value-type="string">
            <text:p>7.SL.1b</text:p>
          </table:table-cell>
          <table:table-cell office:value-type="string">
            <text:p>Engage effectively in a range of collaborative discussions (one-on-one, in groups, and teacherled) with diverse partners on grade 7 topics, texts, and issues, building on others’ ideas and expressing their own clearly. B) Follow rules for collegial discussions, track progress toward specific goals and deadlines, and define individual roles as need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7|7.SL.1c</text:p>
          </table:table-cell>
          <table:table-cell office:value-type="string">
            <text:p>7.SL.1c</text:p>
          </table:table-cell>
          <table:table-cell office:value-type="string">
            <text:p>Engage effectively in a range of collaborative discussions (one-on-one, in groups, and teacherled) with diverse partners on grade 7 topics, texts, and issues, building on others’ ideas and expressing their own clearly. C) Pose questions that elicit elaboration and respond to others’ questions and comments with relevant observations and ideas that bring the discussion back on topic as needed.</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L|4-7|7.SL.1d</text:p>
          </table:table-cell>
          <table:table-cell office:value-type="string">
            <text:p>7.SL.1d</text:p>
          </table:table-cell>
          <table:table-cell office:value-type="string">
            <text:p>Engage effectively in a range of collaborative discussions (one-on-one, in groups, and teacherled) with diverse partners on grade 7 topics, texts, and issues, building on others’ ideas and expressing their own clearly. D) Acknowledge new information expressed by others and, when warranted, modify their own view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L|4-7|7.SL.2</text:p>
          </table:table-cell>
          <table:table-cell office:value-type="string">
            <text:p>7.SL.2</text:p>
          </table:table-cell>
          <table:table-cell office:value-type="string">
            <text:p>Analyze the main ideas and supporting details presented in diverse media and formats (e.g., visually, quantitatively, orally) and explain how the ideas clarify a topic, text, or issue under stud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L|4-7|7.SL.3</text:p>
          </table:table-cell>
          <table:table-cell office:value-type="string">
            <text:p>7.SL.3</text:p>
          </table:table-cell>
          <table:table-cell office:value-type="string">
            <text:p>Delineate a speaker’s argument and specific claims, evaluating the soundness of the reasoning and the relevance and sufficiency of the evidenc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8|8.SL.1a</text:p>
          </table:table-cell>
          <table:table-cell office:value-type="string">
            <text:p>8.SL.1a</text:p>
          </table:table-cell>
          <table:table-cell office:value-type="string">
            <text:p>Engage effectively in a range of collaborative discussions (one-on-one, in groups, and teacherled) with diverse partners on grade 8 topics, texts, and issues, building on others’ ideas and expressing their own clearly. A) Come to discussions prepared, having read or researched material under study; explicitly draw on that preparation by referring to evidence on the topic, text, or issue to probe and reflect on ideas under discuss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8|8.SL.1b</text:p>
          </table:table-cell>
          <table:table-cell office:value-type="string">
            <text:p>8.SL.1b</text:p>
          </table:table-cell>
          <table:table-cell office:value-type="string">
            <text:p>Engage effectively in a range of collaborative discussions (one-on-one, in groups, and teacherled) with diverse partners on grade 8 topics, texts, and issues, building on others’ ideas and expressing their own clearly. B) Follow rules for collegial discussions and decision-making, track progress toward specific goals and deadlines, and define individual roles as need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8|8.SL.1c</text:p>
          </table:table-cell>
          <table:table-cell office:value-type="string">
            <text:p>8.SL.1c</text:p>
          </table:table-cell>
          <table:table-cell office:value-type="string">
            <text:p>Engage effectively in a range of collaborative discussions (one-on-one, in groups, and teacherled) with diverse partners on grade 8 topics, texts, and issues, building on others’ ideas and expressing their own clearly. C) Pose questions that connect the ideas of several speakers and respond to others’ questions and comments with relevant evidence, observations, and idea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8|8.SL.1d</text:p>
          </table:table-cell>
          <table:table-cell office:value-type="string">
            <text:p>8.SL.1d</text:p>
          </table:table-cell>
          <table:table-cell office:value-type="string">
            <text:p>Engage effectively in a range of collaborative discussions (one-on-one, in groups, and teacherled) with diverse partners on grade 8 topics, texts, and issues, building on others’ ideas and expressing their own clearly. D) Acknowledge new information expressed by others, and, when warranted, qualify or justify their own views in light of the evidence present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L|4-8|8.SL.2</text:p>
          </table:table-cell>
          <table:table-cell office:value-type="string">
            <text:p>8.SL.2</text:p>
          </table:table-cell>
          <table:table-cell office:value-type="string">
            <text:p>Analyze the purpose of information presented in diverse media and formats (e.g., visually, quantitatively, orally) and evaluate the motives (e.g., social, commercial, political) behind its present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L|4-8|8.SL.3</text:p>
          </table:table-cell>
          <table:table-cell office:value-type="string">
            <text:p>8.SL.3</text:p>
          </table:table-cell>
          <table:table-cell office:value-type="string">
            <text:p>Delineate a speaker’s argument and specific claims, evaluating the soundness of the reasoning and relevance and sufficiency of the evidence and identifying when irrelevant evidence is introduc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9|9.SL.1a</text:p>
          </table:table-cell>
          <table:table-cell office:value-type="string">
            <text:p>9.SL.1a</text:p>
          </table:table-cell>
          <table:table-cell office:value-type="string">
            <text:p>Engage effectively in a range of collaborative discussions (one-on-one, in groups, and teacherled) with diverse partners on grade 8 topics, texts, and issues, building on others’ ideas and expressing their own clearly. A) Come to discussions prepared, having read or researched material under study; explicitly draw on that preparation by referring to evidence on the topic, text, or issue to probe and reflect on ideas under discuss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9|9.SL.1b</text:p>
          </table:table-cell>
          <table:table-cell office:value-type="string">
            <text:p>9.SL.1b</text:p>
          </table:table-cell>
          <table:table-cell office:value-type="string">
            <text:p>Engage effectively in a range of collaborative discussions (one-on-one, in groups, and teacherled) with diverse partners on grade 8 topics, texts, and issues, building on others’ ideas and expressing their own clearly. B) Follow rules for collegial discussions and decision-making, track progress toward specific goals and deadlines, and define individual roles as need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9|9.SL.1c</text:p>
          </table:table-cell>
          <table:table-cell office:value-type="string">
            <text:p>9.SL.1c</text:p>
          </table:table-cell>
          <table:table-cell office:value-type="string">
            <text:p>Engage effectively in a range of collaborative discussions (one-on-one, in groups, and teacherled) with diverse partners on grade 8 topics, texts, and issues, building on others’ ideas and expressing their own clearly. C) Pose questions that connect the ideas of several speakers and respond to others’ questions and comments with relevant evidence, observations, and idea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L|4-9|9.SL.1d</text:p>
          </table:table-cell>
          <table:table-cell office:value-type="string">
            <text:p>9.SL.1d</text:p>
          </table:table-cell>
          <table:table-cell office:value-type="string">
            <text:p>Engage effectively in a range of collaborative discussions (one-on-one, in groups, and teacherled) with diverse partners on grade 8 topics, texts, and issues, building on others’ ideas and expressing their own clearly. D) Acknowledge new information expressed by others, and, when warranted, qualify or justify their own views in light of the evidence present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L|4-9|9.SL.2</text:p>
          </table:table-cell>
          <table:table-cell office:value-type="string">
            <text:p>9.SL.2</text:p>
          </table:table-cell>
          <table:table-cell office:value-type="string">
            <text:p>Analyze the purpose of information presented in diverse media and formats (e.g., visually, quantitatively, orally) and evaluate the motives (e.g., social, commercial, political) behind its present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L|4-9|9.SL.3</text:p>
          </table:table-cell>
          <table:table-cell office:value-type="string">
            <text:p>9.SL.3</text:p>
          </table:table-cell>
          <table:table-cell office:value-type="string">
            <text:p>Delineate a speaker’s argument and specific claims, evaluating the soundness of the reasoning and relevance and sufficiency of the evidence and identifying when irrelevant evidence is introduc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S|1-10|10.L.3a</text:p>
          </table:table-cell>
          <table:table-cell office:value-type="string">
            <text:p>10.L.3a</text:p>
          </table:table-cell>
          <table:table-cell office:value-type="string">
            <text:p>Apply knowledge of language to understand how language functions in different contexts, to make effective choices for meaning or style, and to comprehend more fully when reading or listening. A) Vary syntax for effect, consulting references (e.g., Tufte’s Artful Sentences) for guidance as needed; apply an understanding of syntax to the study of complex texts when reading.</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S|1-10|10.L.6</text:p>
          </table:table-cell>
          <table:table-cell office:value-type="string">
            <text:p>10.L.6</text:p>
          </table:table-cell>
          <table:table-cell office:value-type="string">
            <text:p>Acquire and use accurately general academic and domain-specific words and phrases, sufficient for reading, writing, speaking, and listening at the college and career readiness level; demonstrate independence in gathering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3-S|1-11|11-12.L.3a</text:p>
          </table:table-cell>
          <table:table-cell office:value-type="string">
            <text:p>11-12.L.3a</text:p>
          </table:table-cell>
          <table:table-cell office:value-type="string">
            <text:p>Apply knowledge of language to understand how language functions in different contexts, to make effective choices for meaning or style, and to comprehend more fully when reading or listening. A) Vary syntax for effect, consulting references (e.g., Tufte’s Artful Sentences) for guidance as needed; apply an understanding of syntax to the study of complex texts when reading.</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S|1-11|11-12.L.6</text:p>
          </table:table-cell>
          <table:table-cell office:value-type="string">
            <text:p>11-12.L.6</text:p>
          </table:table-cell>
          <table:table-cell office:value-type="string">
            <text:p>Acquire and use accurately general academic and domain-specific words and phrases, sufficient for reading, writing, speaking, and listening at the college and career readiness level; demonstrate independence in gathering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S|1-3|3.L.3a</text:p>
          </table:table-cell>
          <table:table-cell office:value-type="string">
            <text:p>3.L.3a</text:p>
          </table:table-cell>
          <table:table-cell office:value-type="string">
            <text:p>Use knowledge of language and its conventions when writing, speaking, reading, or listening. A) Choose words and phrases for effec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1-3|3.L.3b</text:p>
          </table:table-cell>
          <table:table-cell office:value-type="string">
            <text:p>3.L.3b</text:p>
          </table:table-cell>
          <table:table-cell office:value-type="string">
            <text:p>Use knowledge of language and its conventions when writing, speaking, reading, or listening. B) Recognize and observe differences between the conventions of spoken and written standard English.</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1-3|3.L.6</text:p>
          </table:table-cell>
          <table:table-cell office:value-type="string">
            <text:p>3.L.6</text:p>
          </table:table-cell>
          <table:table-cell office:value-type="string">
            <text:p>Acquire and use accurately grade-appropriate conversational, general academic, and domainspecific words and phrases, including those that signal spatial and temporal relationships (e.g., After dinner that night we went looking for them).</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1-4|4.L.3a</text:p>
          </table:table-cell>
          <table:table-cell office:value-type="string">
            <text:p>4.L.3a</text:p>
          </table:table-cell>
          <table:table-cell office:value-type="string">
            <text:p>Use knowledge of language and its conventions when writing, speaking, reading, or listening. A) Choose words and phrases to convey ideas precise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1-4|4.L.3c</text:p>
          </table:table-cell>
          <table:table-cell office:value-type="string">
            <text:p>4.L.3c</text:p>
          </table:table-cell>
          <table:table-cell office:value-type="string">
            <text:p>Use knowledge of language and its conventions when writing, speaking, reading, or listening. C) Differentiate between contexts that call for formal English (e.g., presenting ideas) and situations where informal discourse is appropriate (e.g., small-group discus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S|1-4|4.L.6</text:p>
          </table:table-cell>
          <table:table-cell office:value-type="string">
            <text:p>4.L.6</text:p>
          </table:table-cell>
          <table:table-cell office:value-type="string">
            <text:p>Acquire and use accurately grade-appropriate general academic and domain-specific words and phrases, including those that signal precise actions, emotions, or states of being (e.g., quizzed, whined, stammered) and that are basic to a particular topic (e.g., wildlife, conservation, and endangered when discussing animal preserv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1-5|5.L.3a</text:p>
          </table:table-cell>
          <table:table-cell office:value-type="string">
            <text:p>5.L.3a</text:p>
          </table:table-cell>
          <table:table-cell office:value-type="string">
            <text:p>Use knowledge of language and its conventions when writing, speaking, reading, or listening. A) Expand, combine, and reduce sentences for meaning, reader/listener interest, and styl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1-5|5.L.6</text:p>
          </table:table-cell>
          <table:table-cell office:value-type="string">
            <text:p>5.L.6</text:p>
          </table:table-cell>
          <table:table-cell office:value-type="string">
            <text:p>Acquire and use accurately grade-appropriate general academic and domain-specific words and phrases, including those that signal contrast, addition, and other logical relationships (e.g., however, although, nevertheless, similarly, moreover, in addi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1-6|6.L.3a</text:p>
          </table:table-cell>
          <table:table-cell office:value-type="string">
            <text:p>6.L.3a</text:p>
          </table:table-cell>
          <table:table-cell office:value-type="string">
            <text:p>Use knowledge of language and its conventions when writing, speaking, reading, or listening. A) Vary sentence patterns for meaning, reader/listener interest, and sty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1-6|6.L.6</text:p>
          </table:table-cell>
          <table:table-cell office:value-type="string">
            <text:p>6.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1-7|7.L.3a</text:p>
          </table:table-cell>
          <table:table-cell office:value-type="string">
            <text:p>7.L.3a</text:p>
          </table:table-cell>
          <table:table-cell office:value-type="string">
            <text:p>Demonstrate command of the conventions of standard English capitalization, punctuation, and spelling when writing. A) Choose language that expresses ideas precisely and concisely, recognizing and eliminating wordiness and redundanc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1-7|7.L.6</text:p>
          </table:table-cell>
          <table:table-cell office:value-type="string">
            <text:p>7.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S|1-8|8.L.3a</text:p>
          </table:table-cell>
          <table:table-cell office:value-type="string">
            <text:p>8.L.3a</text:p>
          </table:table-cell>
          <table:table-cell office:value-type="string">
            <text:p>Use knowledge of language and its conventions when writing, speaking, reading, or listening. A) Use verbs in the active and passive voice and in the conditional and subjunctive mood to achieve particular effects (e.g., emphasizing the actor or the action; expressing uncertainty or describing a state contrary to fac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1-8|8.L.6</text:p>
          </table:table-cell>
          <table:table-cell office:value-type="string">
            <text:p>8.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S|1-9|9.L.3a</text:p>
          </table:table-cell>
          <table:table-cell office:value-type="string">
            <text:p>9.L.3a</text:p>
          </table:table-cell>
          <table:table-cell office:value-type="string">
            <text:p>Use knowledge of language and its conventions when writing, speaking, reading, or listening. A) Use verbs in the active and passive voice and in the conditional and subjunctive mood to achieve particular effects (e.g., emphasizing the actor or the action; expressing uncertainty or describing a state contrary to fac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1-9|9.L.6</text:p>
          </table:table-cell>
          <table:table-cell office:value-type="string">
            <text:p>9.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S|2-10|10.L.1a</text:p>
          </table:table-cell>
          <table:table-cell office:value-type="string">
            <text:p>10.L.1</text:p>
          </table:table-cell>
          <table:table-cell office:value-type="string">
            <text:p>Demonstrate command of the conventions of standard English grammar and usage when writing or speaking.</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2-10|10.L.1b</text:p>
          </table:table-cell>
          <table:table-cell office:value-type="string">
            <text:p>10.L.1b</text:p>
          </table:table-cell>
          <table:table-cell office:value-type="string">
            <text:p>Demonstrate command of the conventions of standard English grammar and usage when writing or speaking. B) Resolve issues of complex or contested usage, consulting references (e.g., Merriam-Webster’s Dictionary of English Usage, Garner’s Modern American Usage) as need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10|10.SL.6</text:p>
          </table:table-cell>
          <table:table-cell office:value-type="string">
            <text:p>10.SL.6</text:p>
          </table:table-cell>
          <table:table-cell office:value-type="string">
            <text:p>Adapt speech to a variety of contexts and tasks, demonstrating a command of formal English when indicated or appropriate. (See grades 11–12 Language standards 1 and 3 on page 54 for specific expecta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2-11|11-12.L.1a</text:p>
          </table:table-cell>
          <table:table-cell office:value-type="string">
            <text:p>11-12.L.1a</text:p>
          </table:table-cell>
          <table:table-cell office:value-type="string">
            <text:p>Demonstrate command of the conventions of standard English grammar and usage when writing or speaking. A) Apply the understanding that usage is a matter of convention, can change over time, and is sometimes contest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2-11|11-12.L.1b</text:p>
          </table:table-cell>
          <table:table-cell office:value-type="string">
            <text:p>11-12.L.1b</text:p>
          </table:table-cell>
          <table:table-cell office:value-type="string">
            <text:p>Demonstrate command of the conventions of standard English grammar and usage when writing or speaking. B) Resolve issues of complex or contested usage, consulting references (e.g., Merriam-Webster’s Dictionary of English Usage, Garner’s Modern American Usage) as need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11|11-12.SL.6</text:p>
          </table:table-cell>
          <table:table-cell office:value-type="string">
            <text:p>11-12.SL.6</text:p>
          </table:table-cell>
          <table:table-cell office:value-type="string">
            <text:p>Adapt speech to a variety of contexts and tasks, demonstrating a command of formal English when indicated or appropriate. (See grades 11–12 Language standards 1 and 3 on page 54 for specific expectation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S|2-3|3.L.3a</text:p>
          </table:table-cell>
          <table:table-cell office:value-type="string">
            <text:p>3.L.3a</text:p>
          </table:table-cell>
          <table:table-cell office:value-type="string">
            <text:p>Use knowledge of language and its conventions when writing, speaking, reading, or listening. A) Choose words and phrases for effec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3|3.L.3b</text:p>
          </table:table-cell>
          <table:table-cell office:value-type="string">
            <text:p>3.L.3b</text:p>
          </table:table-cell>
          <table:table-cell office:value-type="string">
            <text:p>Use knowledge of language and its conventions when writing, speaking, reading, or listening. B) Recognize and observe differences between the conventions of spoken and written standard English.</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2-3|3.L.6</text:p>
          </table:table-cell>
          <table:table-cell office:value-type="string">
            <text:p>3.L.6</text:p>
          </table:table-cell>
          <table:table-cell office:value-type="string">
            <text:p>Acquire and use accurately grade-appropriate conversational, general academic, and domainspecific words and phrases, including those that signal spatial and temporal relationships (e.g., After dinner that night we went looking for them).</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4|4.L.3a</text:p>
          </table:table-cell>
          <table:table-cell office:value-type="string">
            <text:p>4.L.3a</text:p>
          </table:table-cell>
          <table:table-cell office:value-type="string">
            <text:p>Use knowledge of language and its conventions when writing, speaking, reading, or listening. A) Choose words and phrases to convey ideas precise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2-4|4.L.3c</text:p>
          </table:table-cell>
          <table:table-cell office:value-type="string">
            <text:p>4.L.3c</text:p>
          </table:table-cell>
          <table:table-cell office:value-type="string">
            <text:p>Use knowledge of language and its conventions when writing, speaking, reading, or listening. C) Differentiate between contexts that call for formal English (e.g., presenting ideas) and situations where informal discourse is appropriate (e.g., small-group discus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S|2-4|4.L.6</text:p>
          </table:table-cell>
          <table:table-cell office:value-type="string">
            <text:p>4.L.6</text:p>
          </table:table-cell>
          <table:table-cell office:value-type="string">
            <text:p>Acquire and use accurately grade-appropriate general academic and domain-specific words and phrases, including those that signal precise actions, emotions, or states of being (e.g., quizzed, whined, stammered) and that are basic to a particular topic (e.g., wildlife, conservation, and endangered when discussing animal preserv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5|5.L.3a</text:p>
          </table:table-cell>
          <table:table-cell office:value-type="string">
            <text:p>5.L.3a</text:p>
          </table:table-cell>
          <table:table-cell office:value-type="string">
            <text:p>Use knowledge of language and its conventions when writing, speaking, reading, or listening. A) Expand, combine, and reduce sentences for meaning, reader/listener interest, and styl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2-5|5.L.6</text:p>
          </table:table-cell>
          <table:table-cell office:value-type="string">
            <text:p>5.L.6</text:p>
          </table:table-cell>
          <table:table-cell office:value-type="string">
            <text:p>Acquire and use accurately grade-appropriate general academic and domain-specific words and phrases, including those that signal contrast, addition, and other logical relationships (e.g., however, although, nevertheless, similarly, moreover, in addi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6|6.L.1a</text:p>
          </table:table-cell>
          <table:table-cell office:value-type="string">
            <text:p>6.L.1a</text:p>
          </table:table-cell>
          <table:table-cell office:value-type="string">
            <text:p>Demonstrate command of the conventions of standard English grammar and usage when writing or speaking. A) Ensure that pronouns are in the proper case (subjective, objective, possessiv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6|6.L.1b</text:p>
          </table:table-cell>
          <table:table-cell office:value-type="string">
            <text:p>6.L.1b</text:p>
          </table:table-cell>
          <table:table-cell office:value-type="string">
            <text:p>Demonstrate command of the conventions of standard English grammar and usage when writing or speaking. B) Use intensive pronouns (e.g., myself, ourselv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6|6.L.1c</text:p>
          </table:table-cell>
          <table:table-cell office:value-type="string">
            <text:p>6.L.1c</text:p>
          </table:table-cell>
          <table:table-cell office:value-type="string">
            <text:p>Demonstrate command of the conventions of standard English grammar and usage when writing or speaking. C) Recognize and correct inappropriate shifts in pronoun number and pers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6|6.L.1d</text:p>
          </table:table-cell>
          <table:table-cell office:value-type="string">
            <text:p>6.L.1d</text:p>
          </table:table-cell>
          <table:table-cell office:value-type="string">
            <text:p>Demonstrate command of the conventions of standard English grammar and usage when writing or speaking. D) Recognize and correct vague pronouns (i.e., ones with unclear or ambiguous antecede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2-6|6.L.1e</text:p>
          </table:table-cell>
          <table:table-cell office:value-type="string">
            <text:p>6.L.1e</text:p>
          </table:table-cell>
          <table:table-cell office:value-type="string">
            <text:p>Demonstrate command of the conventions of standard English grammar and usage when writing or speaking. E) Recognize variations from standard English in their own and others’ writing and speaking, and identify and use strategies to improve expression in conventional languag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6|6.SL.6</text:p>
          </table:table-cell>
          <table:table-cell office:value-type="string">
            <text:p>6.SL.6</text:p>
          </table:table-cell>
          <table:table-cell office:value-type="string">
            <text:p>Adapt speech to a variety of contexts and tasks, demonstrating command of formal English when indicated or appropriate. (See grade 6 Language standards 1 and 3 on page 52 for specific expectat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7|7.L.1a</text:p>
          </table:table-cell>
          <table:table-cell office:value-type="string">
            <text:p>7.L.1a</text:p>
          </table:table-cell>
          <table:table-cell office:value-type="string">
            <text:p>Demonstrate command of the conventions of standard English grammar and usage when writing or speaking. A) Explain the function of phrases and clauses in general and their function in specific sentenc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2-7|7.L.1b</text:p>
          </table:table-cell>
          <table:table-cell office:value-type="string">
            <text:p>7.L.1b</text:p>
          </table:table-cell>
          <table:table-cell office:value-type="string">
            <text:p>Demonstrate command of the conventions of standard English grammar and usage when writing or speaking. B) Choose among simple, compound, complex, and compound-complex sentences to signal differing relationships among idea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7|7.L.1c</text:p>
          </table:table-cell>
          <table:table-cell office:value-type="string">
            <text:p>7.L.1c</text:p>
          </table:table-cell>
          <table:table-cell office:value-type="string">
            <text:p>Demonstrate command of the conventions of standard English grammar and usage when writing or speaking. C) Place phrases and clauses within a sentence, recognizing and correcting misplaced and dangling modifier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7|7.SL.6</text:p>
          </table:table-cell>
          <table:table-cell office:value-type="string">
            <text:p>7.SL.6</text:p>
          </table:table-cell>
          <table:table-cell office:value-type="string">
            <text:p>Adapt speech to a variety of contexts and tasks, demonstrating command of formal English when indicated or appropriate. (See grade 7 Language standards 1 and 3 on page 52 for specific expecta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2-8|8.L.1a</text:p>
          </table:table-cell>
          <table:table-cell office:value-type="string">
            <text:p>8.L.1a</text:p>
          </table:table-cell>
          <table:table-cell office:value-type="string">
            <text:p>Demonstrate command of the conventions of standard English grammar and usage when writing or speaking. A) Explain the function of verbals (gerunds, participles, infinitives) in general and their function in particular senten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8|8.L.1b</text:p>
          </table:table-cell>
          <table:table-cell office:value-type="string">
            <text:p>8.L.1b</text:p>
          </table:table-cell>
          <table:table-cell office:value-type="string">
            <text:p>Demonstrate command of the conventions of standard English grammar and usage when writing or speaking. B) Form and use verbs in the active and passive voic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8|8.L.1c</text:p>
          </table:table-cell>
          <table:table-cell office:value-type="string">
            <text:p>8.L.1c</text:p>
          </table:table-cell>
          <table:table-cell office:value-type="string">
            <text:p>Demonstrate command of the conventions of standard English grammar and usage when writing or speaking. C) Form and use verbs in the indicative, imperative, interrogative, conditional, and subjunctive moo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8|8.L.1d</text:p>
          </table:table-cell>
          <table:table-cell office:value-type="string">
            <text:p>8.L.1d</text:p>
          </table:table-cell>
          <table:table-cell office:value-type="string">
            <text:p>Demonstrate command of the conventions of standard English grammar and usage when writing or speaking. D) Recognize and correct inappropriate shifts in verb voice and moo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8|8.SL.6</text:p>
          </table:table-cell>
          <table:table-cell office:value-type="string">
            <text:p>8.SL.6</text:p>
          </table:table-cell>
          <table:table-cell office:value-type="string">
            <text:p>Adapt speech to a variety of contexts and tasks, demonstrating command of formal English when indicated or appropriate. (See grade 8 Language standards 1 and 3 on page 52 for specific expecta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2-9|9.L.1a</text:p>
          </table:table-cell>
          <table:table-cell office:value-type="string">
            <text:p>9.L.1a</text:p>
          </table:table-cell>
          <table:table-cell office:value-type="string">
            <text:p>Demonstrate command of the conventions of standard English grammar and usage when writing or speaking. A) Explain the function of verbals (gerunds, participles, infinitives) in general and their function in particular senten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9|9.L.1b</text:p>
          </table:table-cell>
          <table:table-cell office:value-type="string">
            <text:p>9.L.1b</text:p>
          </table:table-cell>
          <table:table-cell office:value-type="string">
            <text:p>Demonstrate command of the conventions of standard English grammar and usage when writing or speaking. B) Form and use verbs in the active and passive voic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9|9.L.1c</text:p>
          </table:table-cell>
          <table:table-cell office:value-type="string">
            <text:p>9.L.1c</text:p>
          </table:table-cell>
          <table:table-cell office:value-type="string">
            <text:p>Demonstrate command of the conventions of standard English grammar and usage when writing or speaking. C) Form and use verbs in the indicative, imperative, interrogative, conditional, and subjunctive moo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9|9.L.1d</text:p>
          </table:table-cell>
          <table:table-cell office:value-type="string">
            <text:p>9.L.1d</text:p>
          </table:table-cell>
          <table:table-cell office:value-type="string">
            <text:p>Demonstrate command of the conventions of standard English grammar and usage when writing or speaking. D) Recognize and correct inappropriate shifts in verb voice and moo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2-9|9.SL.6</text:p>
          </table:table-cell>
          <table:table-cell office:value-type="string">
            <text:p>9.SL.6</text:p>
          </table:table-cell>
          <table:table-cell office:value-type="string">
            <text:p>Adapt speech to a variety of contexts and tasks, demonstrating command of formal English when indicated or appropriate. (See grade 8 Language standards 1 and 3 on page 52 for specific expecta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3-10|10.SL.1</text:p>
          </table:table-cell>
          <table:table-cell office:value-type="string">
            <text:p>10.SL.1</text:p>
          </table:table-cell>
          <table:table-cell office:value-type="string">
            <text:p>Initiate and participate effectively in a range of collaborative discussions (one-on-one, in groups, and teacher-led) with diverse partners on grades 11-12 topics, texts, and issues, building on others' ideas and expressing their own clearly and persuasively.</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S|3-10|10.SL.4</text:p>
          </table:table-cell>
          <table:table-cell office:value-type="string">
            <text:p>10.SL.4</text:p>
          </table:table-cell>
          <table:table-cell office:value-type="string">
            <text:p>Present information, findings, and supporting evidence, conveying a clear and distinct perspective, such that listeners can follow the line of reasoning, alternative or opposing perspectives are addressed, and the organization, development, substance, and style are appropriate to purpose, audience, and a range or formal and informal task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3-10|10.SL.5</text:p>
          </table:table-cell>
          <table:table-cell office:value-type="string">
            <text:p>10.SL.5</text:p>
          </table:table-cell>
          <table:table-cell office:value-type="string">
            <text:p>Make strategic use of digital media (e.g., textual, graphical, audio, visual, and interactive elements) in presentations to enhance understanding of findings, reasoning, and evidence and to add interes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3-10|10.SL.6</text:p>
          </table:table-cell>
          <table:table-cell office:value-type="string">
            <text:p>10.SL.6</text:p>
          </table:table-cell>
          <table:table-cell office:value-type="string">
            <text:p>Adapt speech to a variety of contexts and tasks, demonstrating a command of formal English when indicated or appropriate. (See grades 11–12 Language standards 1 and 3 on page 54 for specific expecta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3-11|11-12.SL.2</text:p>
          </table:table-cell>
          <table:table-cell office:value-type="string">
            <text:p>11-12.SL.2</text:p>
          </table:table-cell>
          <table:table-cell office:value-type="string">
            <text:p>Integrate multiple sources of information presented in diverse formats and media (e.g., visually, quantitatively, orally) in order to make informed decisions and solve problems, evaluating the credibility and accuracy of each source and noting any discrepancies among the data.</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3-S|3-11|11-12.SL.4</text:p>
          </table:table-cell>
          <table:table-cell office:value-type="string">
            <text:p>11-12.SL.4</text:p>
          </table:table-cell>
          <table:table-cell office:value-type="string">
            <text:p>Present information, findings, and supporting evidence, conveying a clear and distinct perspective, such that listeners can follow the line of reasoning, alternative or opposing perspectives are addressed, and the organization, development, substance, and style are appropriate to purpose, audience, and a range or formal and informal task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3-11|11-12.SL.5</text:p>
          </table:table-cell>
          <table:table-cell office:value-type="string">
            <text:p>11-12.SL.5</text:p>
          </table:table-cell>
          <table:table-cell office:value-type="string">
            <text:p>Make strategic use of digital media (e.g., textual, graphical, audio, visual, and interactive elements) in presentations to enhance understanding of findings, reasoning, and evidence and to add interes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3-11|11-12.SL.6</text:p>
          </table:table-cell>
          <table:table-cell office:value-type="string">
            <text:p>11-12.SL.6</text:p>
          </table:table-cell>
          <table:table-cell office:value-type="string">
            <text:p>Adapt speech to a variety of contexts and tasks, demonstrating a command of formal English when indicated or appropriate. (See grades 11–12 Language standards 1 and 3 on page 54 for specific expectat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3-3|3.SL.2</text:p>
          </table:table-cell>
          <table:table-cell office:value-type="string">
            <text:p>3.SL.2</text:p>
          </table:table-cell>
          <table:table-cell office:value-type="string">
            <text:p>Determine the main ideas and supporting details of a text read aloud or information presented in diverse media and formats, including visually, quantitatively, and oral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3-3|3.SL.4</text:p>
          </table:table-cell>
          <table:table-cell office:value-type="string">
            <text:p>3.SL.4</text:p>
          </table:table-cell>
          <table:table-cell office:value-type="string">
            <text:p>Report on a topic or text, tell a story, or recount an experience with appropriate facts and relevant, descriptive details, speaking clearly at an understandable pac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3-3|3.SL.5</text:p>
          </table:table-cell>
          <table:table-cell office:value-type="string">
            <text:p>3.SL.5</text:p>
          </table:table-cell>
          <table:table-cell office:value-type="string">
            <text:p>Create engaging audio recordings of stories or poems that demonstrate fluid reading at an understandable pace; add visual displays when appropriate to emphasize or enhance certain facts or detail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3-3|3.SL.6</text:p>
          </table:table-cell>
          <table:table-cell office:value-type="string">
            <text:p>3.SL.6</text:p>
          </table:table-cell>
          <table:table-cell office:value-type="string">
            <text:p>Speak in complete sentences when appropriate to task and situation in order to provide requested detail or clarification. (See grade 3 Language standards 1 and 3</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S|3-4|4.SL.2</text:p>
          </table:table-cell>
          <table:table-cell office:value-type="string">
            <text:p>4.SL.2</text:p>
          </table:table-cell>
          <table:table-cell office:value-type="string">
            <text:p>Paraphrase portions of a text read aloud or information presented in diverse media and formats, including visually, quantitatively, and orally.</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3-4|4.SL.4</text:p>
          </table:table-cell>
          <table:table-cell office:value-type="string">
            <text:p>4.SL.4</text:p>
          </table:table-cell>
          <table:table-cell office:value-type="string">
            <text:p>Report on a topic or text, tell a story, or recount an experience in an organized manner, using appropriate facts and relevant, descriptive details to support main ideas or themes; speak clearly at an understandable pace.</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S|3-4|4.SL.5</text:p>
          </table:table-cell>
          <table:table-cell office:value-type="string">
            <text:p>4.SL.5</text:p>
          </table:table-cell>
          <table:table-cell office:value-type="string">
            <text:p>Add audio recordings and visual displays to presentations when appropriate to enhance the development of main ideas or them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3-4|4.SL.6</text:p>
          </table:table-cell>
          <table:table-cell office:value-type="string">
            <text:p>4.SL.6</text:p>
          </table:table-cell>
          <table:table-cell office:value-type="string">
            <text:p>Differentiate between contexts that call for formal English (e.g., presenting ideas) and situations where informal discourse is appropriate (e.g., small-group discussion); use formal English when appropriate to task and situation. (See grade 4 Language standards 1</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S|3-5|5.SL.2</text:p>
          </table:table-cell>
          <table:table-cell office:value-type="string">
            <text:p>5.SL.2</text:p>
          </table:table-cell>
          <table:table-cell office:value-type="string">
            <text:p>Summarize a written text read aloud or information presented in diverse media and formats, including visually, quantitatively, and oral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3-5|5.SL.4</text:p>
          </table:table-cell>
          <table:table-cell office:value-type="string">
            <text:p>5.SL.4</text:p>
          </table:table-cell>
          <table:table-cell office:value-type="string">
            <text:p>Report on a topic or text or present an opinion, sequencing ideas logically and using appropriate facts and relevant, descriptive details to support main ideas or themes; speak clearly at an understandable pac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3-5|5.SL.5</text:p>
          </table:table-cell>
          <table:table-cell office:value-type="string">
            <text:p>5.SL.5</text:p>
          </table:table-cell>
          <table:table-cell office:value-type="string">
            <text:p>Include multimedia components (e.g., graphics, sound) and visual displays in presentations when appropriate to enhance the development of main ideas or theme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S|3-5|5.SL.6</text:p>
          </table:table-cell>
          <table:table-cell office:value-type="string">
            <text:p>5.SL.6</text:p>
          </table:table-cell>
          <table:table-cell office:value-type="string">
            <text:p>Adapt speech to a variety of contexts and tasks, using formal English when appropriate to task and situation. (See grade 5 Language standards 1 and 3</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3-6|6.SL.4</text:p>
          </table:table-cell>
          <table:table-cell office:value-type="string">
            <text:p>6.SL.4</text:p>
          </table:table-cell>
          <table:table-cell office:value-type="string">
            <text:p>Present claims and findings, sequencing ideas logically and using pertinent descriptions, facts, and details to accentuate main ideas or themes; use appropriate eye contact, adequate volume, and clear pronunci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S|3-6|6.SL.5</text:p>
          </table:table-cell>
          <table:table-cell office:value-type="string">
            <text:p>6.SL.5</text:p>
          </table:table-cell>
          <table:table-cell office:value-type="string">
            <text:p>Include multimedia components (e.g., graphics, images, music, sound) and visual displays in presentations to clarify inform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3-6|6.SL.6</text:p>
          </table:table-cell>
          <table:table-cell office:value-type="string">
            <text:p>6.SL.6</text:p>
          </table:table-cell>
          <table:table-cell office:value-type="string">
            <text:p>Adapt speech to a variety of contexts and tasks, demonstrating command of formal English when indicated or appropriate. (See grade 6 Language standards 1 and 3 on page 52 for specific expectat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3-7|7.SL.4</text:p>
          </table:table-cell>
          <table:table-cell office:value-type="string">
            <text:p>7.SL.4</text:p>
          </table:table-cell>
          <table:table-cell office:value-type="string">
            <text:p>Present claims and findings, emphasizing salient points in a focused, coherent manner with pertinent descriptions, facts, details, and examples; use appropriate eye contact, adequate volume, and clear pronunci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S|3-7|7.SL.5</text:p>
          </table:table-cell>
          <table:table-cell office:value-type="string">
            <text:p>7.SL.5</text:p>
          </table:table-cell>
          <table:table-cell office:value-type="string">
            <text:p>Include multimedia components and visual displays in presentations to clarify claims and findings and emphasize salient point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3-7|7.SL.6</text:p>
          </table:table-cell>
          <table:table-cell office:value-type="string">
            <text:p>7.SL.6</text:p>
          </table:table-cell>
          <table:table-cell office:value-type="string">
            <text:p>Adapt speech to a variety of contexts and tasks, demonstrating command of formal English when indicated or appropriate. (See grade 7 Language standards 1 and 3 on page 52 for specific expecta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3-8|8.SL.4</text:p>
          </table:table-cell>
          <table:table-cell office:value-type="string">
            <text:p>8.SL.4</text:p>
          </table:table-cell>
          <table:table-cell office:value-type="string">
            <text:p>Present claims and findings, emphasizing salient points in a focused, coherent manner with relevant evidence, sound valid reasoning, and well-chosen details; use appropriate eye contact, adequate volume, and clear pronunci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S|3-8|8.SL.5</text:p>
          </table:table-cell>
          <table:table-cell office:value-type="string">
            <text:p>8.SL.5</text:p>
          </table:table-cell>
          <table:table-cell office:value-type="string">
            <text:p>Integrate multimedia and visual displays into presentations to clarify information, strengthen claims and evidence, and add interes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3-8|8.SL.6</text:p>
          </table:table-cell>
          <table:table-cell office:value-type="string">
            <text:p>8.SL.6</text:p>
          </table:table-cell>
          <table:table-cell office:value-type="string">
            <text:p>Adapt speech to a variety of contexts and tasks, demonstrating command of formal English when indicated or appropriate. (See grade 8 Language standards 1 and 3 on page 52 for specific expecta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3-S|3-9|9.SL.4</text:p>
          </table:table-cell>
          <table:table-cell office:value-type="string">
            <text:p>9.SL.4</text:p>
          </table:table-cell>
          <table:table-cell office:value-type="string">
            <text:p>Present claims and findings, emphasizing salient points in a focused, coherent manner with relevant evidence, sound valid reasoning, and well-chosen details; use appropriate eye contact, adequate volume, and clear pronunci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3-S|3-9|9.SL.5</text:p>
          </table:table-cell>
          <table:table-cell office:value-type="string">
            <text:p>9.SL.5</text:p>
          </table:table-cell>
          <table:table-cell office:value-type="string">
            <text:p>Integrate multimedia and visual displays into presentations to clarify information, strengthen claims and evidence, and add interes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3-S|3-9|9.SL.6</text:p>
          </table:table-cell>
          <table:table-cell office:value-type="string">
            <text:p>9.SL.6</text:p>
          </table:table-cell>
          <table:table-cell office:value-type="string">
            <text:p>Adapt speech to a variety of contexts and tasks, demonstrating command of formal English when indicated or appropriate. (See grade 8 Language standards 1 and 3 on page 52 for specific expecta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1-10|10.SL.2</text:p>
          </table:table-cell>
          <table:table-cell office:value-type="string">
            <text:p>10.SL.2</text:p>
          </table:table-cell>
          <table:table-cell office:value-type="string">
            <text:p>Integrate multiple sources of information presented in diverse formats and media (e.g., visually, quantitatively, orally) in order to make informed decisions and solve problems, evaluating the credibility and accuracy of each source and noting any discrepancies among the data.</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1-10|10.SL.4</text:p>
          </table:table-cell>
          <table:table-cell office:value-type="string">
            <text:p>10.SL.4</text:p>
          </table:table-cell>
          <table:table-cell office:value-type="string">
            <text:p>Present information, findings, and supporting evidence, conveying a clear and distinct perspective, such that listeners can follow the line of reasoning, alternative or opposing perspectives are addressed, and the organization, development, substance, and style are appropriate to purpose, audience, and a range or formal and informal task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1-10|10.SL.5</text:p>
          </table:table-cell>
          <table:table-cell office:value-type="string">
            <text:p>10.SL.5</text:p>
          </table:table-cell>
          <table:table-cell office:value-type="string">
            <text:p>Make strategic use of digital media (e.g., textual, graphical, audio, visual, and interactive elements) in presentations to enhance understanding of findings, reasoning, and evidence and to add interes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1-10|10.W.7</text:p>
          </table:table-cell>
          <table:table-cell office:value-type="string">
            <text:p>10.W.7</text:p>
          </table:table-cell>
          <table:table-cell office:value-type="string">
            <text:p>Conduct short as well as more sustained research projects to answer a question (including a self-generated question) or solve a problem; narrow or broaden the inquiry when appropriate; synthesize multiple sources on the subject, demonstrating understanding of the subject under investigat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1-10|10.WHST.7</text:p>
          </table:table-cell>
          <table:table-cell office:value-type="string">
            <text:p>10.WHST.7</text:p>
          </table:table-cell>
          <table:table-cell office:value-type="string">
            <text:p>Conduct short as well as more sustained research projects to answer a question (including a selfgenerated question) or solve a problem; narrow or broaden the inquiry when appropriate; synthesize multiple sources on the subject, demonstrating understanding of the subject under investigat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1-11|11-12.SL.2</text:p>
          </table:table-cell>
          <table:table-cell office:value-type="string">
            <text:p>11-12.SL.2</text:p>
          </table:table-cell>
          <table:table-cell office:value-type="string">
            <text:p>Integrate multiple sources of information presented in diverse formats and media (e.g., visually, quantitatively, orally) in order to make informed decisions and solve problems, evaluating the credibility and accuracy of each source and noting any discrepancies among the data.</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1-11|11-12.SL.4</text:p>
          </table:table-cell>
          <table:table-cell office:value-type="string">
            <text:p>11-12.SL.4</text:p>
          </table:table-cell>
          <table:table-cell office:value-type="string">
            <text:p>Present information, findings, and supporting evidence, conveying a clear and distinct perspective, such that listeners can follow the line of reasoning, alternative or opposing perspectives are addressed, and the organization, development, substance, and style are appropriate to purpose, audience, and a range or formal and informal task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1-11|11-12.SL.5</text:p>
          </table:table-cell>
          <table:table-cell office:value-type="string">
            <text:p>11-12.SL.5</text:p>
          </table:table-cell>
          <table:table-cell office:value-type="string">
            <text:p>Make strategic use of digital media (e.g., textual, graphical, audio, visual, and interactive elements) in presentations to enhance understanding of findings, reasoning, and evidence and to add interes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1-11|11-12.W.7</text:p>
          </table:table-cell>
          <table:table-cell office:value-type="string">
            <text:p>11-12.W.7</text:p>
          </table:table-cell>
          <table:table-cell office:value-type="string">
            <text:p>Conduct short as well as more sustained research projects to answer a question (including a self-generated question) or solve a problem; narrow or broaden the inquiry when appropriate; synthesize multiple sources on the subject, demonstrating understanding of the subject under investigat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1-11|11-12.WHST.7</text:p>
          </table:table-cell>
          <table:table-cell office:value-type="string">
            <text:p>11-12.WHST.7</text:p>
          </table:table-cell>
          <table:table-cell office:value-type="string">
            <text:p>Conduct short as well as more sustained research projects to answer a question (including a selfgenerated question) or solve a problem; narrow or broaden the inquiry when appropriate; synthesize multiple sources on the subject, demonstrating understanding of the subject under investig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1-3|3.SL.2</text:p>
          </table:table-cell>
          <table:table-cell office:value-type="string">
            <text:p>3.SL.2</text:p>
          </table:table-cell>
          <table:table-cell office:value-type="string">
            <text:p>Determine the main ideas and supporting details of a text read aloud or information presented in diverse media and formats, including visually, quantitatively, and orally.</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1-3|3.SL.3</text:p>
          </table:table-cell>
          <table:table-cell office:value-type="string">
            <text:p>3.SL.3</text:p>
          </table:table-cell>
          <table:table-cell office:value-type="string">
            <text:p>Ask and answer questions about information from a speaker, offering appropriate elaboration and detail.</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1-3|3.SL.4</text:p>
          </table:table-cell>
          <table:table-cell office:value-type="string">
            <text:p>3.SL.4</text:p>
          </table:table-cell>
          <table:table-cell office:value-type="string">
            <text:p>Report on a topic or text, tell a story, or recount an experience with appropriate facts and relevant, descriptive details, speaking clearly at an understandable pac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1-3|3.W.6</text:p>
          </table:table-cell>
          <table:table-cell office:value-type="string">
            <text:p>3.W.6</text:p>
          </table:table-cell>
          <table:table-cell office:value-type="string">
            <text:p>With guidance and support from adults, use technology to produce and publish writing (using keyboarding skills) as well as to interact and collaborate with others.</text:p>
          </table:table-cell>
          <table:table-cell/>
          <table:table-cell table:style-name="ce16" table:number-columns-repeated="2"/>
          <table:table-cell table:number-columns-repeated="1017"/>
        </table:table-row>
        <table:table-row table:style-name="ro2">
          <table:table-cell office:value-type="float" office:value="3">
            <text:p>3</text:p>
          </table:table-cell>
          <table:table-cell office:value-type="string">
            <text:p>4-CR|1-3|3.W.7</text:p>
          </table:table-cell>
          <table:table-cell office:value-type="string">
            <text:p>3.W.7</text:p>
          </table:table-cell>
          <table:table-cell office:value-type="string">
            <text:p>Conduct short research projects that build knowledge about a topic.</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1-4|4.SL.2</text:p>
          </table:table-cell>
          <table:table-cell office:value-type="string">
            <text:p>4.SL.2</text:p>
          </table:table-cell>
          <table:table-cell office:value-type="string">
            <text:p>Paraphrase portions of a text read aloud or information presented in diverse media and formats, including visually, quantitatively, and orally.</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1-4|4.SL.3</text:p>
          </table:table-cell>
          <table:table-cell office:value-type="string">
            <text:p>4.SL.3</text:p>
          </table:table-cell>
          <table:table-cell office:value-type="string">
            <text:p>Identify the reasons and evidence a speaker provides to support particular poi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1-4|4.SL.4</text:p>
          </table:table-cell>
          <table:table-cell office:value-type="string">
            <text:p>4.SL.4</text:p>
          </table:table-cell>
          <table:table-cell office:value-type="string">
            <text:p>Report on a topic or text, tell a story, or recount an experience in an organized manner, using appropriate facts and relevant, descriptive details to support main ideas or themes; speak clearly at an understandable pac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1-4|4.W.6</text:p>
          </table:table-cell>
          <table:table-cell office:value-type="string">
            <text:p>4.W.6</text:p>
          </table:table-cell>
          <table:table-cell office:value-type="string">
            <text:p>With some guidance and support from adults, use technology, including the Internet, to produce and publish writing as well as to interact and collaborate with others; demonstrate sufficient command of keyboarding skills to type a minimum of one page in a single sitting.</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1-4|4.W.7</text:p>
          </table:table-cell>
          <table:table-cell office:value-type="string">
            <text:p>4.W.7</text:p>
          </table:table-cell>
          <table:table-cell office:value-type="string">
            <text:p>Conduct short research projects that build knowledge through investigation of different aspects of a topic.</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1-5|5.SL.2</text:p>
          </table:table-cell>
          <table:table-cell office:value-type="string">
            <text:p>5.SL.2</text:p>
          </table:table-cell>
          <table:table-cell office:value-type="string">
            <text:p>Summarize a written text read aloud or information presented in diverse media and formats, including visually, quantitatively, and orally.</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1-5|5.SL.3</text:p>
          </table:table-cell>
          <table:table-cell office:value-type="string">
            <text:p>5.SL.3</text:p>
          </table:table-cell>
          <table:table-cell office:value-type="string">
            <text:p>Summarize the points a speaker makes and explain how each claim is supported by reasons and evidenc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1-5|5.SL.4</text:p>
          </table:table-cell>
          <table:table-cell office:value-type="string">
            <text:p>5.SL.4</text:p>
          </table:table-cell>
          <table:table-cell office:value-type="string">
            <text:p>Report on a topic or text or present an opinion, sequencing ideas logically and using appropriate facts and relevant, descriptive details to support main ideas or themes; speak clearly at an understandable pac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1-5|5.W.6</text:p>
          </table:table-cell>
          <table:table-cell office:value-type="string">
            <text:p>5.W.6</text:p>
          </table:table-cell>
          <table:table-cell office:value-type="string">
            <text:p>With some guidance and support from adults, use technology, including the Internet, to produce and publish writing as well as to interact and collaborate with others; demonstrate sufficient command of keyboarding skills to type a minimum of two pages in a single sitting.</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1-5|5.W.7</text:p>
          </table:table-cell>
          <table:table-cell office:value-type="string">
            <text:p>5.W.7</text:p>
          </table:table-cell>
          <table:table-cell office:value-type="string">
            <text:p>Conduct short research projects that use several sources to build knowledge through investigation of different aspects of a topic.</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1-6|6-8.WHST.7</text:p>
          </table:table-cell>
          <table:table-cell office:value-type="string">
            <text:p>6-8.WHST.7</text:p>
          </table:table-cell>
          <table:table-cell office:value-type="string">
            <text:p>Conduct short research projects to answer a question (including a self-generated question), drawing on several sources and generating additional related, focused questions that allow for multiple avenues of explor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1-6|6.SL.1a</text:p>
          </table:table-cell>
          <table:table-cell office:value-type="string">
            <text:p>6.SL.1a</text:p>
          </table:table-cell>
          <table:table-cell office:value-type="string">
            <text:p>Engage effectively in a range of collaborative discussions (one-on-one, in groups, and teacherled) with diverse partners on grade 6 topics, texts, and issues, building on others’ ideas and expressing their own clearly. A) Come to discussions prepared, having read or studied required material; explicitly draw on that preparation by referring to evidence on the topic, text, or issue to probe and reflect on ideas under discus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1-6|6.SL.1b</text:p>
          </table:table-cell>
          <table:table-cell office:value-type="string">
            <text:p>6.SL.1b</text:p>
          </table:table-cell>
          <table:table-cell office:value-type="string">
            <text:p>Engage effectively in a range of collaborative discussions (one-on-one, in groups, and teacherled) with diverse partners on grade 6 topics, texts, and issues, building on others’ ideas and expressing their own clearly. B) Follow rules for collegial discussions, set specific goals and deadlines, and define individual roles as needed.</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1-6|6.SL.1c</text:p>
          </table:table-cell>
          <table:table-cell office:value-type="string">
            <text:p>6.SL.1c</text:p>
          </table:table-cell>
          <table:table-cell office:value-type="string">
            <text:p>Engage effectively in a range of collaborative discussions (one-on-one, in groups, and teacherled) with diverse partners on grade 6 topics, texts, and issues, building on others’ ideas and expressing their own clearly. C) Pose and respond to specific questions with elaboration and detail by making comments that contribute to the topic, text, or issue under discus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1-6|6.SL.1d</text:p>
          </table:table-cell>
          <table:table-cell office:value-type="string">
            <text:p>6.SL.1d</text:p>
          </table:table-cell>
          <table:table-cell office:value-type="string">
            <text:p>Engage effectively in a range of collaborative discussions (one-on-one, in groups, and teacherled) with diverse partners on grade 6 topics, texts, and issues, building on others’ ideas and expressing their own clearly. D) Review the key ideas expressed and demonstrate understanding of multiple perspectives through reflection and paraphrasing.</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1-6|6.SL.2</text:p>
          </table:table-cell>
          <table:table-cell office:value-type="string">
            <text:p>6.SL.2</text:p>
          </table:table-cell>
          <table:table-cell office:value-type="string">
            <text:p>Interpret information presented in diverse media and formats (e.g., visually, quantitatively, orally) and explain how it contributes to a topic, text, or issue under stud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1-6|6.SL.4</text:p>
          </table:table-cell>
          <table:table-cell office:value-type="string">
            <text:p>6.SL.4</text:p>
          </table:table-cell>
          <table:table-cell office:value-type="string">
            <text:p>Present claims and findings, sequencing ideas logically and using pertinent descriptions, facts, and details to accentuate main ideas or themes; use appropriate eye contact, adequate volume, and clear pronunci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1-6|6.SL.5</text:p>
          </table:table-cell>
          <table:table-cell office:value-type="string">
            <text:p>6.SL.5</text:p>
          </table:table-cell>
          <table:table-cell office:value-type="string">
            <text:p>Include multimedia components (e.g., graphics, images, music, sound) and visual displays in presentations to clarify inform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1-6|6.W.7</text:p>
          </table:table-cell>
          <table:table-cell office:value-type="string">
            <text:p>6.W.7</text:p>
          </table:table-cell>
          <table:table-cell office:value-type="string">
            <text:p>Conduct short research projects to answer a question, drawing on several sources and refocusing the inquiry when appropriat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1-7|6-8.WHST.7</text:p>
          </table:table-cell>
          <table:table-cell office:value-type="string">
            <text:p>6-8.WHST.7</text:p>
          </table:table-cell>
          <table:table-cell office:value-type="string">
            <text:p>Conduct short research projects to answer a question (including a self-generated question), drawing on several sources and generating additional related, focused questions that allow for multiple avenues of explor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1-7|7.SL.1a</text:p>
          </table:table-cell>
          <table:table-cell office:value-type="string">
            <text:p>7.SL.1a</text:p>
          </table:table-cell>
          <table:table-cell office:value-type="string">
            <text:p>Engage effectively in a range of collaborative discussions (one-on-one, in groups, and teacherled) with diverse partners on grade 7 topics, texts, and issues, building on others’ ideas and expressing their own clearly. A) Come to discussions prepared, having read or researched material under study; explicitly draw on that preparation by referring to evidence on the topic, text, or issue to probe and reflect on ideas under discuss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1-7|7.SL.1b</text:p>
          </table:table-cell>
          <table:table-cell office:value-type="string">
            <text:p>7.SL.1b</text:p>
          </table:table-cell>
          <table:table-cell office:value-type="string">
            <text:p>Engage effectively in a range of collaborative discussions (one-on-one, in groups, and teacherled) with diverse partners on grade 7 topics, texts, and issues, building on others’ ideas and expressing their own clearly. B) Follow rules for collegial discussions, track progress toward specific goals and deadlines, and define individual roles as need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1-7|7.SL.1c</text:p>
          </table:table-cell>
          <table:table-cell office:value-type="string">
            <text:p>7.SL.1c</text:p>
          </table:table-cell>
          <table:table-cell office:value-type="string">
            <text:p>Engage effectively in a range of collaborative discussions (one-on-one, in groups, and teacherled) with diverse partners on grade 7 topics, texts, and issues, building on others’ ideas and expressing their own clearly. C) Pose questions that elicit elaboration and respond to others’ questions and comments with relevant observations and ideas that bring the discussion back on topic as needed.</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1-7|7.SL.1d</text:p>
          </table:table-cell>
          <table:table-cell office:value-type="string">
            <text:p>7.SL.1d</text:p>
          </table:table-cell>
          <table:table-cell office:value-type="string">
            <text:p>Engage effectively in a range of collaborative discussions (one-on-one, in groups, and teacherled) with diverse partners on grade 7 topics, texts, and issues, building on others’ ideas and expressing their own clearly. D) Acknowledge new information expressed by others and, when warranted, modify their own view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1-7|7.SL.2</text:p>
          </table:table-cell>
          <table:table-cell office:value-type="string">
            <text:p>7.SL.2</text:p>
          </table:table-cell>
          <table:table-cell office:value-type="string">
            <text:p>Analyze the main ideas and supporting details presented in diverse media and formats (e.g., visually, quantitatively, orally) and explain how the ideas clarify a topic, text, or issue under stud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1-7|7.SL.4</text:p>
          </table:table-cell>
          <table:table-cell office:value-type="string">
            <text:p>7.SL.4</text:p>
          </table:table-cell>
          <table:table-cell office:value-type="string">
            <text:p>Present claims and findings, emphasizing salient points in a focused, coherent manner with pertinent descriptions, facts, details, and examples; use appropriate eye contact, adequate volume, and clear pronunci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1-7|7.SL.5</text:p>
          </table:table-cell>
          <table:table-cell office:value-type="string">
            <text:p>7.SL.5</text:p>
          </table:table-cell>
          <table:table-cell office:value-type="string">
            <text:p>Include multimedia components and visual displays in presentations to clarify claims and findings and emphasize salient point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1-7|7.W.7</text:p>
          </table:table-cell>
          <table:table-cell office:value-type="string">
            <text:p>7.W.7</text:p>
          </table:table-cell>
          <table:table-cell office:value-type="string">
            <text:p>Conduct short research projects to answer a question, drawing on several sources and generating additional related, focused questions for further research and investigat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1-8|6-8.WHST.7</text:p>
          </table:table-cell>
          <table:table-cell office:value-type="string">
            <text:p>6-8.WHST.7</text:p>
          </table:table-cell>
          <table:table-cell office:value-type="string">
            <text:p>Conduct short research projects to answer a question (including a self-generated question), drawing on several sources and generating additional related, focused questions that allow for multiple avenues of explor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1-8|8.SL.1a</text:p>
          </table:table-cell>
          <table:table-cell office:value-type="string">
            <text:p>8.SL.1a</text:p>
          </table:table-cell>
          <table:table-cell office:value-type="string">
            <text:p>Engage effectively in a range of collaborative discussions (one-on-one, in groups, and teacherled) with diverse partners on grade 8 topics, texts, and issues, building on others’ ideas and expressing their own clearly. A) Come to discussions prepared, having read or researched material under study; explicitly draw on that preparation by referring to evidence on the topic, text, or issue to probe and reflect on ideas under discuss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1-8|8.SL.1b</text:p>
          </table:table-cell>
          <table:table-cell office:value-type="string">
            <text:p>8.SL.1b</text:p>
          </table:table-cell>
          <table:table-cell office:value-type="string">
            <text:p>Engage effectively in a range of collaborative discussions (one-on-one, in groups, and teacherled) with diverse partners on grade 8 topics, texts, and issues, building on others’ ideas and expressing their own clearly. B) Follow rules for collegial discussions and decision-making, track progress toward specific goals and deadlines, and define individual roles as need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1-8|8.SL.1c</text:p>
          </table:table-cell>
          <table:table-cell office:value-type="string">
            <text:p>8.SL.1c</text:p>
          </table:table-cell>
          <table:table-cell office:value-type="string">
            <text:p>Engage effectively in a range of collaborative discussions (one-on-one, in groups, and teacherled) with diverse partners on grade 8 topics, texts, and issues, building on others’ ideas and expressing their own clearly. C) Pose questions that connect the ideas of several speakers and respond to others’ questions and comments with relevant evidence, observations, and idea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1-8|8.SL.1d</text:p>
          </table:table-cell>
          <table:table-cell office:value-type="string">
            <text:p>8.SL.1d</text:p>
          </table:table-cell>
          <table:table-cell office:value-type="string">
            <text:p>Engage effectively in a range of collaborative discussions (one-on-one, in groups, and teacherled) with diverse partners on grade 8 topics, texts, and issues, building on others’ ideas and expressing their own clearly. D) Acknowledge new information expressed by others, and, when warranted, qualify or justify their own views in light of the evidence present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1-8|8.SL.2</text:p>
          </table:table-cell>
          <table:table-cell office:value-type="string">
            <text:p>8.SL.2</text:p>
          </table:table-cell>
          <table:table-cell office:value-type="string">
            <text:p>Analyze the purpose of information presented in diverse media and formats (e.g., visually, quantitatively, orally) and evaluate the motives (e.g., social, commercial, political) behind its presentat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1-8|8.SL.4</text:p>
          </table:table-cell>
          <table:table-cell office:value-type="string">
            <text:p>8.SL.4</text:p>
          </table:table-cell>
          <table:table-cell office:value-type="string">
            <text:p>Present claims and findings, emphasizing salient points in a focused, coherent manner with relevant evidence, sound valid reasoning, and well-chosen details; use appropriate eye contact, adequate volume, and clear pronunci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1-8|8.SL.5</text:p>
          </table:table-cell>
          <table:table-cell office:value-type="string">
            <text:p>8.SL.5</text:p>
          </table:table-cell>
          <table:table-cell office:value-type="string">
            <text:p>Integrate multimedia and visual displays into presentations to clarify information, strengthen claims and evidence, and add interes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1-8|8.W.7</text:p>
          </table:table-cell>
          <table:table-cell office:value-type="string">
            <text:p>8.W.7</text:p>
          </table:table-cell>
          <table:table-cell office:value-type="string">
            <text:p>Conduct short research projects to answer a question (including a self-generated question),drawing on several sources and generating additional related, focused questions that allow for multiple avenues of explor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1-9|9.SL.1a</text:p>
          </table:table-cell>
          <table:table-cell office:value-type="string">
            <text:p>9.SL.1a</text:p>
          </table:table-cell>
          <table:table-cell office:value-type="string">
            <text:p>Engage effectively in a range of collaborative discussions (one-on-one, in groups, and teacherled) with diverse partners on grade 8 topics, texts, and issues, building on others’ ideas and expressing their own clearly. A) Come to discussions prepared, having read or researched material under study; explicitly draw on that preparation by referring to evidence on the topic, text, or issue to probe and reflect on ideas under discuss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1-9|9.SL.1b</text:p>
          </table:table-cell>
          <table:table-cell office:value-type="string">
            <text:p>9.SL.1b</text:p>
          </table:table-cell>
          <table:table-cell office:value-type="string">
            <text:p>Engage effectively in a range of collaborative discussions (one-on-one, in groups, and teacherled) with diverse partners on grade 8 topics, texts, and issues, building on others’ ideas and expressing their own clearly. B) Follow rules for collegial discussions and decision-making, track progress toward specific goals and deadlines, and define individual roles as need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1-9|9.SL.1c</text:p>
          </table:table-cell>
          <table:table-cell office:value-type="string">
            <text:p>9.SL.1c</text:p>
          </table:table-cell>
          <table:table-cell office:value-type="string">
            <text:p>Engage effectively in a range of collaborative discussions (one-on-one, in groups, and teacherled) with diverse partners on grade 8 topics, texts, and issues, building on others’ ideas and expressing their own clearly. C) Pose questions that connect the ideas of several speakers and respond to others’ questions and comments with relevant evidence, observations, and idea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1-9|9.SL.1d</text:p>
          </table:table-cell>
          <table:table-cell office:value-type="string">
            <text:p>9.SL.1d</text:p>
          </table:table-cell>
          <table:table-cell office:value-type="string">
            <text:p>Engage effectively in a range of collaborative discussions (one-on-one, in groups, and teacherled) with diverse partners on grade 8 topics, texts, and issues, building on others’ ideas and expressing their own clearly. D) Acknowledge new information expressed by others, and, when warranted, qualify or justify their own views in light of the evidence presented.</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1-9|9.SL.2</text:p>
          </table:table-cell>
          <table:table-cell office:value-type="string">
            <text:p>9.SL.2</text:p>
          </table:table-cell>
          <table:table-cell office:value-type="string">
            <text:p>Analyze the purpose of information presented in diverse media and formats (e.g., visually, quantitatively, orally) and evaluate the motives (e.g., social, commercial, political) behind its presentat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1-9|9.SL.4</text:p>
          </table:table-cell>
          <table:table-cell office:value-type="string">
            <text:p>9.SL.4</text:p>
          </table:table-cell>
          <table:table-cell office:value-type="string">
            <text:p>Present claims and findings, emphasizing salient points in a focused, coherent manner with relevant evidence, sound valid reasoning, and well-chosen details; use appropriate eye contact, adequate volume, and clear pronunci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1-9|9.SL.5</text:p>
          </table:table-cell>
          <table:table-cell office:value-type="string">
            <text:p>9.SL.5</text:p>
          </table:table-cell>
          <table:table-cell office:value-type="string">
            <text:p>Integrate multimedia and visual displays into presentations to clarify information, strengthen claims and evidence, and add interes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1-9|9.W.7</text:p>
          </table:table-cell>
          <table:table-cell office:value-type="string">
            <text:p>9.W.7</text:p>
          </table:table-cell>
          <table:table-cell office:value-type="string">
            <text:p>Conduct short research projects to answer a question (including a self-generated question),drawing on several sources and generating additional related, focused questions that allow for multiple avenues of explor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0|10.RH.1</text:p>
          </table:table-cell>
          <table:table-cell office:value-type="string">
            <text:p>10.RH.1</text:p>
          </table:table-cell>
          <table:table-cell office:value-type="string">
            <text:p>Cite specific textual evidence to support analysis of primary and secondary sources, connecting insights gained from specific details to an understanding of the text as a who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0|10.RH.2</text:p>
          </table:table-cell>
          <table:table-cell office:value-type="string">
            <text:p>10.RH.2</text:p>
          </table:table-cell>
          <table:table-cell office:value-type="string">
            <text:p>Determine the central ideas or information of a primary or secondary source; provide an accurate summary that makes clear the relationships among the key details and idea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0|10.RH.3</text:p>
          </table:table-cell>
          <table:table-cell office:value-type="string">
            <text:p>10.RH.3</text:p>
          </table:table-cell>
          <table:table-cell office:value-type="string">
            <text:p>Evaluate various explanations for actions or events and determine which explanation best accords with textual evidence, acknowledging where the text leaves matters uncertai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0|10.RH.7</text:p>
          </table:table-cell>
          <table:table-cell office:value-type="string">
            <text:p>10.RH.7</text:p>
          </table:table-cell>
          <table:table-cell office:value-type="string">
            <text:p>Integrate and evaluate multiple sources of information presented in diverse formats and media (e.g., visually, quantitatively, as well as in words) in order to address a question or solve a problem.</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10|10.RH.8</text:p>
          </table:table-cell>
          <table:table-cell office:value-type="string">
            <text:p>10.RH.8</text:p>
          </table:table-cell>
          <table:table-cell office:value-type="string">
            <text:p>Evaluate an author’s premises, claims, and evidence by corroborating or challenging them with other inform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0|10.RH.9</text:p>
          </table:table-cell>
          <table:table-cell office:value-type="string">
            <text:p>10.RH.9</text:p>
          </table:table-cell>
          <table:table-cell office:value-type="string">
            <text:p>Integrate information from diverse sources, both primary and secondary, into a coherent understanding of an idea or event, noting discrepancies among sour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0|10.RST.1</text:p>
          </table:table-cell>
          <table:table-cell office:value-type="string">
            <text:p>10.RST.1</text:p>
          </table:table-cell>
          <table:table-cell office:value-type="string">
            <text:p>Cite specific textual evidence to support analysis of science and technical texts, attending to important distinctions the author makes and to any gaps or inconsistencies in the accoun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0|10.RST.2</text:p>
          </table:table-cell>
          <table:table-cell office:value-type="string">
            <text:p>10.RST.2</text:p>
          </table:table-cell>
          <table:table-cell office:value-type="string">
            <text:p>Determine the central ideas or conclusions of a text; summarize complex concepts, processes, or information presented in a text by paraphrasing them in simpler but still accurate term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0|10.RST.3</text:p>
          </table:table-cell>
          <table:table-cell office:value-type="string">
            <text:p>10.RST.3</text:p>
          </table:table-cell>
          <table:table-cell office:value-type="string">
            <text:p>Follow precisely a complex multistep procedure when carrying out experiments, taking measurements, or performing technical tasks; analyze the specific results based on explanations in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0|10.RST.7</text:p>
          </table:table-cell>
          <table:table-cell office:value-type="string">
            <text:p>10.RST.7</text:p>
          </table:table-cell>
          <table:table-cell office:value-type="string">
            <text:p>Integrate and evaluate multiple sources of information presented in diverse formats and media (e.g., quantitative data, video, multimedia) in order to address a question or solve a problem.</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0|10.RST.8</text:p>
          </table:table-cell>
          <table:table-cell office:value-type="string">
            <text:p>10.RST.8</text:p>
          </table:table-cell>
          <table:table-cell office:value-type="string">
            <text:p>Evaluate the hypotheses, data, analysis, and conclusions in a science or technical text, verifying the data when possible and corroborating or challenging conclusions with other sources of inform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0|10.RST.9</text:p>
          </table:table-cell>
          <table:table-cell office:value-type="string">
            <text:p>10.RST.9</text:p>
          </table:table-cell>
          <table:table-cell office:value-type="string">
            <text:p>Synthesize information from a range of sources (e.g., texts, experiments, simulations) into a coherent understanding of a process, phenomenon, or concept, resolving conflicting information when possibl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2-10|10.SL.2</text:p>
          </table:table-cell>
          <table:table-cell office:value-type="string">
            <text:p>10.SL.2</text:p>
          </table:table-cell>
          <table:table-cell office:value-type="string">
            <text:p>Integrate multiple sources of information presented in diverse formats and media (e.g., visually, quantitatively, orally) in order to make informed decisions and solve problems, evaluating the credibility and accuracy of each source and noting any discrepancies among the data.</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2-10|10.W.8</text:p>
          </table:table-cell>
          <table:table-cell office:value-type="string">
            <text:p>10.W.8</text:p>
          </table:table-cell>
          <table:table-cell office:value-type="string">
            <text:p>Gather relevant information from multiple authoritative print and digital sources, using advanced searches effectively; assess the strengths and limitations of each source in terms of the task, purpose, and audience; integrate information into the text selectively to maintain the flow of ideas, avoiding plagiarism and overreliance on any one source and following a standard format for cit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2-10|10.W.9a</text:p>
          </table:table-cell>
          <table:table-cell office:value-type="string">
            <text:p>10.W.9a</text:p>
          </table:table-cell>
          <table:table-cell office:value-type="string">
            <text:p>Draw evidence form literary or informational texts to support analysis, reflection, and research. A) Apply grades 11–12 Reading standards to literature (e.g., “Demonstrate knowledge of eighteenth-, nineteenth- and early-twentieth-century foundational works of American literature, including how two or more texts from the same period treat similar themes or topics”).</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4-CR|2-10|10.W.9b</text:p>
          </table:table-cell>
          <table:table-cell office:value-type="string">
            <text:p>10.W.9b</text:p>
          </table:table-cell>
          <table:table-cell office:value-type="string">
            <text:p>Draw evidence form literary or informational texts to support analysis, reflection, and research. B) Apply grades 11–12 Reading standards to literary nonfiction (e.g., “Delineate and evaluate the reasoning in seminal U.S. texts, including the application of constitutional principles and use of legal reasoning [e.g., in U.S. Supreme Court Case majority opinions and dissents) and the premises, purposes, and arguments in works of public advocacy (e.g., The Federalist, presidential addresse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2-10|10.WHST.8</text:p>
          </table:table-cell>
          <table:table-cell office:value-type="string">
            <text:p>10.WHST.8</text:p>
          </table:table-cell>
          <table:table-cell office:value-type="string">
            <text:p>Gather relevant information from multiple authoritative print and digital sources, using advanced searches effectively; assess the strengths and limitations of each source in terms of the specific task, purpose, and audience; integrate information into the text selectively to maintain the flow of ideas, avoiding plagiarism and overreliance on any one source and following a standard format for cit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10|10.WHST.9</text:p>
          </table:table-cell>
          <table:table-cell office:value-type="string">
            <text:p>10.WHST.9</text:p>
          </table:table-cell>
          <table:table-cell office:value-type="string">
            <text:p>Draw evidence from informational texts to support analysis, reflection, and research.</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1|11-12.RH.1</text:p>
          </table:table-cell>
          <table:table-cell office:value-type="string">
            <text:p>11-12.RH.1</text:p>
          </table:table-cell>
          <table:table-cell office:value-type="string">
            <text:p>Cite specific textual evidence to support analysis of primary and secondary sources, connecting insights gained from specific details to an understanding of the text as a who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1|11-12.RH.2</text:p>
          </table:table-cell>
          <table:table-cell office:value-type="string">
            <text:p>11-12.RH.2</text:p>
          </table:table-cell>
          <table:table-cell office:value-type="string">
            <text:p>Determine the central ideas or information of a primary or secondary source; provide an accurate summary that makes clear the relationships among the key details and idea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1|11-12.RH.3</text:p>
          </table:table-cell>
          <table:table-cell office:value-type="string">
            <text:p>11-12.RH.3</text:p>
          </table:table-cell>
          <table:table-cell office:value-type="string">
            <text:p>Evaluate various explanations for actions or events and determine which explanation best accords with textual evidence, acknowledging where the text leaves matters uncertai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1|11-12.RH.7</text:p>
          </table:table-cell>
          <table:table-cell office:value-type="string">
            <text:p>11-12.RH.7</text:p>
          </table:table-cell>
          <table:table-cell office:value-type="string">
            <text:p>Integrate and evaluate multiple sources of information presented in diverse formats and media (e.g., visually, quantitatively, as well as in words) in order to address a question or solve a problem.</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11|11-12.RH.8</text:p>
          </table:table-cell>
          <table:table-cell office:value-type="string">
            <text:p>11-12.RH.8</text:p>
          </table:table-cell>
          <table:table-cell office:value-type="string">
            <text:p>Evaluate an author’s premises, claims, and evidence by corroborating or challenging them with other inform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1|11-12.RH.9</text:p>
          </table:table-cell>
          <table:table-cell office:value-type="string">
            <text:p>11-12.RH.9</text:p>
          </table:table-cell>
          <table:table-cell office:value-type="string">
            <text:p>Integrate information from diverse sources, both primary and secondary, into a coherent understanding of an idea or event, noting discrepancies among sour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1|11-12.RST.1</text:p>
          </table:table-cell>
          <table:table-cell office:value-type="string">
            <text:p>11-12.RST.1</text:p>
          </table:table-cell>
          <table:table-cell office:value-type="string">
            <text:p>Cite specific textual evidence to support analysis of science and technical texts, attending to important distinctions the author makes and to any gaps or inconsistencies in the accoun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1|11-12.RST.2</text:p>
          </table:table-cell>
          <table:table-cell office:value-type="string">
            <text:p>11-12.RST.2</text:p>
          </table:table-cell>
          <table:table-cell office:value-type="string">
            <text:p>Determine the central ideas or conclusions of a text; summarize complex concepts, processes, or information presented in a text by paraphrasing them in simpler but still accurate term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1|11-12.RST.3</text:p>
          </table:table-cell>
          <table:table-cell office:value-type="string">
            <text:p>11-12.RST.3</text:p>
          </table:table-cell>
          <table:table-cell office:value-type="string">
            <text:p>Follow precisely a complex multistep procedure when carrying out experiments, taking measurements, or performing technical tasks; analyze the specific results based on explanations in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1|11-12.RST.7</text:p>
          </table:table-cell>
          <table:table-cell office:value-type="string">
            <text:p>11-12.RST.7</text:p>
          </table:table-cell>
          <table:table-cell office:value-type="string">
            <text:p>Integrate and evaluate multiple sources of information presented in diverse formats and media (e.g., quantitative data, video, multimedia) in order to address a question or solve a problem.</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1|11-12.RST.8</text:p>
          </table:table-cell>
          <table:table-cell office:value-type="string">
            <text:p>11-12.RST.8</text:p>
          </table:table-cell>
          <table:table-cell office:value-type="string">
            <text:p>Evaluate the hypotheses, data, analysis, and conclusions in a science or technical text, verifying the data when possible and corroborating or challenging conclusions with other sources of inform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11|11-12.RST.9</text:p>
          </table:table-cell>
          <table:table-cell office:value-type="string">
            <text:p>11-12.RST.9</text:p>
          </table:table-cell>
          <table:table-cell office:value-type="string">
            <text:p>Synthesize information from a range of sources (e.g., texts, experiments, simulations) into a coherent understanding of a process, phenomenon, or concept, resolving conflicting information when possible.</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2-11|11-12.SL.2</text:p>
          </table:table-cell>
          <table:table-cell office:value-type="string">
            <text:p>11-12.SL.2</text:p>
          </table:table-cell>
          <table:table-cell office:value-type="string">
            <text:p>Integrate multiple sources of information presented in diverse formats and media (e.g., visually, quantitatively, orally) in order to make informed decisions and solve problems, evaluating the credibility and accuracy of each source and noting any discrepancies among the data.</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2-11|11-12.W.8</text:p>
          </table:table-cell>
          <table:table-cell office:value-type="string">
            <text:p>11-12.W.8</text:p>
          </table:table-cell>
          <table:table-cell office:value-type="string">
            <text:p>Gather relevant information from multiple authoritative print and digital sources, using advanced searches effectively; assess the strengths and limitations of each source in terms of the task, purpose, and audience; integrate information into the text selectively to maintain the flow of ideas, avoiding plagiarism and overreliance on any one source and following a standard format for cit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2-11|11-12.W.9a</text:p>
          </table:table-cell>
          <table:table-cell office:value-type="string">
            <text:p>11-12.W.9a</text:p>
          </table:table-cell>
          <table:table-cell office:value-type="string">
            <text:p>Draw evidence form literary or informational texts to support analysis, reflection, and research. A) Apply grades 11–12 Reading standards to literature (e.g., “Demonstrate knowledge of eighteenth-, nineteenth- and early-twentieth-century foundational works of American literature, including how two or more texts from the same period treat similar themes or topics”).</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4-CR|2-11|11-12.W.9b</text:p>
          </table:table-cell>
          <table:table-cell office:value-type="string">
            <text:p>11-12.W.9b</text:p>
          </table:table-cell>
          <table:table-cell office:value-type="string">
            <text:p>Draw evidence form literary or informational texts to support analysis, reflection, and research. B) Apply grades 11–12 Reading standards to literary nonfiction (e.g., “Delineate and evaluate the reasoning in seminal U.S. texts, including the application of constitutional principles and use of legal reasoning [e.g., in U.S. Supreme Court Case majority opinions and dissents) and the premises, purposes, and arguments in works of public advocacy (e.g., The Federalist, presidential addresse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2-11|11-12.WHST.8</text:p>
          </table:table-cell>
          <table:table-cell office:value-type="string">
            <text:p>11-12.WHST.8</text:p>
          </table:table-cell>
          <table:table-cell office:value-type="string">
            <text:p>Gather relevant information from multiple authoritative print and digital sources, using advanced searches effectively; assess the strengths and limitations of each source in terms of the specific task, purpose, and audience; integrate information into the text selectively to maintain the flow of ideas, avoiding plagiarism and overreliance on any one source and following a standard format for cit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11|11-12.WHST.9</text:p>
          </table:table-cell>
          <table:table-cell office:value-type="string">
            <text:p>11-12.WHST.9</text:p>
          </table:table-cell>
          <table:table-cell office:value-type="string">
            <text:p>Draw evidence from informational texts to support analysis, reflection, and research.</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3|3.RI.9</text:p>
          </table:table-cell>
          <table:table-cell office:value-type="string">
            <text:p>3.RI.9</text:p>
          </table:table-cell>
          <table:table-cell office:value-type="string">
            <text:p>Compare and contrast the most important points and key details presented in two texts on the sam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3|3.W.8</text:p>
          </table:table-cell>
          <table:table-cell office:value-type="string">
            <text:p>3.W.8</text:p>
          </table:table-cell>
          <table:table-cell office:value-type="string">
            <text:p>Recall information from experiences or gather information from print and digital sources; take brief notes on sources and sort evidence into provided categorie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4|4.RI.9</text:p>
          </table:table-cell>
          <table:table-cell office:value-type="string">
            <text:p>4.RI.9</text:p>
          </table:table-cell>
          <table:table-cell office:value-type="string">
            <text:p>Integrate information from two texts on the same topic in order to write or speak about the subject knowledgeab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4|4.W.8</text:p>
          </table:table-cell>
          <table:table-cell office:value-type="string">
            <text:p>4.W.8</text:p>
          </table:table-cell>
          <table:table-cell office:value-type="string">
            <text:p>Recall relevant information from experiences or gather relevant information from print and digital sources; take notes and categorize information, and provide a list of source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2-4|4.W.9a</text:p>
          </table:table-cell>
          <table:table-cell office:value-type="string">
            <text:p>4.W.9a</text:p>
          </table:table-cell>
          <table:table-cell office:value-type="string">
            <text:p>Draw evidence from literary or informational texts to support analysis, reflection, and research. A) Apply grade 4 Reading standards to literature (e.g., “Describe in depth a character, setting, or event in a story or drama, drawing on specific details in the text [e.g., a character’s thoughts, words, or ac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2-4|4.W.9b</text:p>
          </table:table-cell>
          <table:table-cell office:value-type="string">
            <text:p>4.W.9b</text:p>
          </table:table-cell>
          <table:table-cell office:value-type="string">
            <text:p>Draw evidence from literary or informational texts to support analysis, reflection, and research. B) Apply grade 4 Reading standards to informational texts (e.g., “Explain how an author uses reasons and evidence to support particular points in a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5|5.RI.9</text:p>
          </table:table-cell>
          <table:table-cell office:value-type="string">
            <text:p>5.RI.9</text:p>
          </table:table-cell>
          <table:table-cell office:value-type="string">
            <text:p>Integrate information from several texts on the same topic in order to write or speak about the subject knowledgeab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5|5.W.8</text:p>
          </table:table-cell>
          <table:table-cell office:value-type="string">
            <text:p>5.W.8</text:p>
          </table:table-cell>
          <table:table-cell office:value-type="string">
            <text:p>Recall relevant information from experiences or gather relevant information from print and digital sources; summarize or paraphrase information in notes and finished work, and provide a list of source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2-5|5.W.9a</text:p>
          </table:table-cell>
          <table:table-cell office:value-type="string">
            <text:p>5.W.9a</text:p>
          </table:table-cell>
          <table:table-cell office:value-type="string">
            <text:p>Draw evidence from literary or informational texts to support analysis, reflection, and research. A) Apply grade 5 Reading standards to literature (e.g., “Compare and contrast two or more characters, settings, or events in a story or a drama, drawing on specific details in the text [e.g., how characters interac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2-5|5.W.9b</text:p>
          </table:table-cell>
          <table:table-cell office:value-type="string">
            <text:p>5.W.9b</text:p>
          </table:table-cell>
          <table:table-cell office:value-type="string">
            <text:p>Draw evidence from literary or informational texts to support analysis, reflection, and research. B) Apply grade 5 Reading standards to informational texts (e.g., “Explain how an author uses reasons and evidence to support particular points in a text, identifying which reasons and evidence support which poin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6|6-8.RH.1</text:p>
          </table:table-cell>
          <table:table-cell office:value-type="string">
            <text:p>6-8.RH.1</text:p>
          </table:table-cell>
          <table:table-cell office:value-type="string">
            <text:p>Cite specific textual evidence to support analysis of primary and secondary sour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6|6-8.RH.2</text:p>
          </table:table-cell>
          <table:table-cell office:value-type="string">
            <text:p>6-8.RH.2</text:p>
          </table:table-cell>
          <table:table-cell office:value-type="string">
            <text:p>Determine the central ideas or information of a primary or secondary source; provide an accurate summary of the source distinct from prior knowledge or opin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6|6-8.RH.3</text:p>
          </table:table-cell>
          <table:table-cell office:value-type="string">
            <text:p>6-8.RH.3</text:p>
          </table:table-cell>
          <table:table-cell office:value-type="string">
            <text:p>Identify key steps in a text’s description of a process related to history/social studies (e.g., how a bill becomes law, how interest rates are raised or lowered).</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6|6-8.RH.7</text:p>
          </table:table-cell>
          <table:table-cell office:value-type="string">
            <text:p>6-8.RH.7</text:p>
          </table:table-cell>
          <table:table-cell office:value-type="string">
            <text:p>Integrate visual information (e.g., in charts, graphs, photographs, videos, or maps) with other information in print and digital tex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6|6-8.RST.1</text:p>
          </table:table-cell>
          <table:table-cell office:value-type="string">
            <text:p>6-8.RST.1</text:p>
          </table:table-cell>
          <table:table-cell office:value-type="string">
            <text:p>Cite specific textual evidence to support analysis of science and technical tex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6|6-8.RST.2</text:p>
          </table:table-cell>
          <table:table-cell office:value-type="string">
            <text:p>6-8.RST.2</text:p>
          </table:table-cell>
          <table:table-cell office:value-type="string">
            <text:p>Determine the central ideas or conclusions of a text; provide an accurate summary of the text distinct from prior knowledge or opinion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6|6-8.RST.3</text:p>
          </table:table-cell>
          <table:table-cell office:value-type="string">
            <text:p>6-8.RST.3</text:p>
          </table:table-cell>
          <table:table-cell office:value-type="string">
            <text:p>Follow precisely a multistep procedure when carrying out experiments, taking measurements, or performing technical task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6|6-8.RST.7</text:p>
          </table:table-cell>
          <table:table-cell office:value-type="string">
            <text:p>6-8.RST.7</text:p>
          </table:table-cell>
          <table:table-cell office:value-type="string">
            <text:p>Integrate quantitative or technical information expressed in words in a text with a version of that information expressed visually (e.g., in a flowchart, diagram, model, graph, or tab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6|6-8.RST.9</text:p>
          </table:table-cell>
          <table:table-cell office:value-type="string">
            <text:p>6-8.RST.9</text:p>
          </table:table-cell>
          <table:table-cell office:value-type="string">
            <text:p>Compare and contrast the information gained from experiments, simulations, video, or multimedia sources with that gained from reading a text on the same topic.</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2-6|6-8.WHST.8</text:p>
          </table:table-cell>
          <table:table-cell office:value-type="string">
            <text:p>6-8.WHST.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6|6-8.WHST.9</text:p>
          </table:table-cell>
          <table:table-cell office:value-type="string">
            <text:p>6-8.WHST.9</text:p>
          </table:table-cell>
          <table:table-cell office:value-type="string">
            <text:p>Draw evidence from informational texts to support analysis reflection, and research.</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6|6.RI.9</text:p>
          </table:table-cell>
          <table:table-cell office:value-type="string">
            <text:p>6.RI.9</text:p>
          </table:table-cell>
          <table:table-cell office:value-type="string">
            <text:p>Compare and contrast one author’s presentation of events with that of another (e.g., a memoir written by and a biography on the same pers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2-6|6.W.8</text:p>
          </table:table-cell>
          <table:table-cell office:value-type="string">
            <text:p>6.W.8</text:p>
          </table:table-cell>
          <table:table-cell office:value-type="string">
            <text:p>Gather relevant information from multiple print and digital sources; assess the credibility of each source; and quote or paraphrase the data and conclusions of others while avoiding plagiarism and providing basic bibliographic information for source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2-6|6.W.9a</text:p>
          </table:table-cell>
          <table:table-cell office:value-type="string">
            <text:p>6.W.9a</text:p>
          </table:table-cell>
          <table:table-cell office:value-type="string">
            <text:p>Draw evidence from literary or informational texts to support analysis, reflection, and research. A) Apply grade 6 Reading standards to literature (e.g., “Compare and contrast texts in different forms or genres [e.g., stories and poems; historical novels and fantasy stories] in terms of their approaches to similar themes and topic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2-6|6.W.9b</text:p>
          </table:table-cell>
          <table:table-cell office:value-type="string">
            <text:p>6.W.9b</text:p>
          </table:table-cell>
          <table:table-cell office:value-type="string">
            <text:p>Draw evidence from literary or informational texts to support analysis, reflection, and research. B) Apply grade 6 Reading standards to literary nonfiction (e.g., “Trace and evaluate the argument and specific claims in a text, distinguishing claims that are supported by reasons and evidence from claims that are no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7|6-8.RH.1</text:p>
          </table:table-cell>
          <table:table-cell office:value-type="string">
            <text:p>6-8.RH.1</text:p>
          </table:table-cell>
          <table:table-cell office:value-type="string">
            <text:p>Cite specific textual evidence to support analysis of primary and secondary sour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7|6-8.RH.2</text:p>
          </table:table-cell>
          <table:table-cell office:value-type="string">
            <text:p>6-8.RH.2</text:p>
          </table:table-cell>
          <table:table-cell office:value-type="string">
            <text:p>Determine the central ideas or information of a primary or secondary source; provide an accurate summary of the source distinct from prior knowledge or opin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7|6-8.RH.3</text:p>
          </table:table-cell>
          <table:table-cell office:value-type="string">
            <text:p>6-8.RH.3</text:p>
          </table:table-cell>
          <table:table-cell office:value-type="string">
            <text:p>Identify key steps in a text’s description of a process related to history/social studies (e.g., how a bill becomes law, how interest rates are raised or lowered).</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7|6-8.RH.7</text:p>
          </table:table-cell>
          <table:table-cell office:value-type="string">
            <text:p>6-8.RH.7</text:p>
          </table:table-cell>
          <table:table-cell office:value-type="string">
            <text:p>Integrate visual information (e.g., in charts, graphs, photographs, videos, or maps) with other information in print and digital tex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7|6-8.RH.9</text:p>
          </table:table-cell>
          <table:table-cell office:value-type="string">
            <text:p>6-8.RH.9</text:p>
          </table:table-cell>
          <table:table-cell office:value-type="string">
            <text:p>Analyze the relationship between a primary and secondary source on the same topic.</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7|6-8.RST.1</text:p>
          </table:table-cell>
          <table:table-cell office:value-type="string">
            <text:p>6-8.RST.1</text:p>
          </table:table-cell>
          <table:table-cell office:value-type="string">
            <text:p>Cite specific textual evidence to support analysis of science and technical tex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7|6-8.RST.2</text:p>
          </table:table-cell>
          <table:table-cell office:value-type="string">
            <text:p>6-8.RST.2</text:p>
          </table:table-cell>
          <table:table-cell office:value-type="string">
            <text:p>Determine the central ideas or conclusions of a text; provide an accurate summary of the text distinct from prior knowledge or opinion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7|6-8.RST.3</text:p>
          </table:table-cell>
          <table:table-cell office:value-type="string">
            <text:p>6-8.RST.3</text:p>
          </table:table-cell>
          <table:table-cell office:value-type="string">
            <text:p>Follow precisely a multistep procedure when carrying out experiments, taking measurements, or performing technical task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7|6-8.RST.7</text:p>
          </table:table-cell>
          <table:table-cell office:value-type="string">
            <text:p>6-8.RST.7</text:p>
          </table:table-cell>
          <table:table-cell office:value-type="string">
            <text:p>Integrate quantitative or technical information expressed in words in a text with a version of that information expressed visually (e.g., in a flowchart, diagram, model, graph, or tab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7|6-8.RST.9</text:p>
          </table:table-cell>
          <table:table-cell office:value-type="string">
            <text:p>6-8.RST.9</text:p>
          </table:table-cell>
          <table:table-cell office:value-type="string">
            <text:p>Compare and contrast the information gained from experiments, simulations, video, or multimedia sources with that gained from reading a text on the same topic.</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2-7|6-8.WHST.8</text:p>
          </table:table-cell>
          <table:table-cell office:value-type="string">
            <text:p>6-8.WHST.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7|6-8.WHST.9</text:p>
          </table:table-cell>
          <table:table-cell office:value-type="string">
            <text:p>6-8.WHST.9</text:p>
          </table:table-cell>
          <table:table-cell office:value-type="string">
            <text:p>Draw evidence from informational texts to support analysis reflection, and research.</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7|7.RI.9</text:p>
          </table:table-cell>
          <table:table-cell office:value-type="string">
            <text:p>7.RI.9</text:p>
          </table:table-cell>
          <table:table-cell office:value-type="string">
            <text:p>Analyze how two or more authors writing about the same topic shape their presentations of key information by emphasizing different evidence or advancing different interpretations of fac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2-7|7.W.8</text:p>
          </table:table-cell>
          <table:table-cell office:value-type="string">
            <text:p>7.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2-7|7.W.9a</text:p>
          </table:table-cell>
          <table:table-cell office:value-type="string">
            <text:p>7.W.9a</text:p>
          </table:table-cell>
          <table:table-cell office:value-type="string">
            <text:p>Draw evidence from literary or informational texts to support analysis, reflection, and research. A) Apply grade 7 Reading standards to literature (e.g., “Compare and contrast a fictional portrayal of a time, place, or character and a historical account of the same period as a means of understanding how authors of fiction use or alter history”).</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2-7|7.W.9b</text:p>
          </table:table-cell>
          <table:table-cell office:value-type="string">
            <text:p>7.W.9b</text:p>
          </table:table-cell>
          <table:table-cell office:value-type="string">
            <text:p>Draw evidence from literary or informational texts to support analysis, reflection, and research. B) Apply grade 7 Reading standards to literary nonfiction (e.g. “Trace and evaluate the argument and specific claims in a text, assessing whether the reasoning is sound and the evidence is relevant and sufficient to support the claim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8|6-8.RH.1</text:p>
          </table:table-cell>
          <table:table-cell office:value-type="string">
            <text:p>6-8.RH.1</text:p>
          </table:table-cell>
          <table:table-cell office:value-type="string">
            <text:p>Cite specific textual evidence to support analysis of primary and secondary sour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8|6-8.RH.2</text:p>
          </table:table-cell>
          <table:table-cell office:value-type="string">
            <text:p>6-8.RH.2</text:p>
          </table:table-cell>
          <table:table-cell office:value-type="string">
            <text:p>Determine the central ideas or information of a primary or secondary source; provide an accurate summary of the source distinct from prior knowledge or opin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8|6-8.RH.3</text:p>
          </table:table-cell>
          <table:table-cell office:value-type="string">
            <text:p>6-8.RH.3</text:p>
          </table:table-cell>
          <table:table-cell office:value-type="string">
            <text:p>Identify key steps in a text’s description of a process related to history/social studies (e.g., how a bill becomes law, how interest rates are raised or lowered).</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8|6-8.RH.7</text:p>
          </table:table-cell>
          <table:table-cell office:value-type="string">
            <text:p>6-8.RH.7</text:p>
          </table:table-cell>
          <table:table-cell office:value-type="string">
            <text:p>Integrate visual information (e.g., in charts, graphs, photographs, videos, or maps) with other information in print and digital tex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8|6-8.RH.9</text:p>
          </table:table-cell>
          <table:table-cell office:value-type="string">
            <text:p>6-8.RH.9</text:p>
          </table:table-cell>
          <table:table-cell office:value-type="string">
            <text:p>Analyze the relationship between a primary and secondary source on the same topic.</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8|6-8.RST.1</text:p>
          </table:table-cell>
          <table:table-cell office:value-type="string">
            <text:p>6-8.RST.1</text:p>
          </table:table-cell>
          <table:table-cell office:value-type="string">
            <text:p>Cite specific textual evidence to support analysis of science and technical tex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8|6-8.RST.2</text:p>
          </table:table-cell>
          <table:table-cell office:value-type="string">
            <text:p>6-8.RST.2</text:p>
          </table:table-cell>
          <table:table-cell office:value-type="string">
            <text:p>Determine the central ideas or conclusions of a text; provide an accurate summary of the text distinct from prior knowledge or opinion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8|6-8.RST.3</text:p>
          </table:table-cell>
          <table:table-cell office:value-type="string">
            <text:p>6-8.RST.3</text:p>
          </table:table-cell>
          <table:table-cell office:value-type="string">
            <text:p>Follow precisely a multistep procedure when carrying out experiments, taking measurements, or performing technical task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8|6-8.RST.7</text:p>
          </table:table-cell>
          <table:table-cell office:value-type="string">
            <text:p>6-8.RST.7</text:p>
          </table:table-cell>
          <table:table-cell office:value-type="string">
            <text:p>Integrate quantitative or technical information expressed in words in a text with a version of that information expressed visually (e.g., in a flowchart, diagram, model, graph, or tab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2-8|6-8.RST.9</text:p>
          </table:table-cell>
          <table:table-cell office:value-type="string">
            <text:p>6-8.RST.9</text:p>
          </table:table-cell>
          <table:table-cell office:value-type="string">
            <text:p>Compare and contrast the information gained from experiments, simulations, video, or multimedia sources with that gained from reading a text on the same topic.</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2-8|6-8.WHST.8</text:p>
          </table:table-cell>
          <table:table-cell office:value-type="string">
            <text:p>6-8.WHST.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2-8|6-8.WHST.9</text:p>
          </table:table-cell>
          <table:table-cell office:value-type="string">
            <text:p>6-8.WHST.9</text:p>
          </table:table-cell>
          <table:table-cell office:value-type="string">
            <text:p>Draw evidence from informational texts to support analysis reflection, and research.</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2-8|8.RI.9</text:p>
          </table:table-cell>
          <table:table-cell office:value-type="string">
            <text:p>8.RI.9</text:p>
          </table:table-cell>
          <table:table-cell office:value-type="string">
            <text:p>Analyze how a modern work of fiction draws on themes, patterns of events, or character types from myths, traditional stories, or religious works such as the Bible, including describing how the material is rendered new.</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2-8|8.W.8</text:p>
          </table:table-cell>
          <table:table-cell office:value-type="string">
            <text:p>8.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2-8|8.W.9a</text:p>
          </table:table-cell>
          <table:table-cell office:value-type="string">
            <text:p>8.W.9a</text:p>
          </table:table-cell>
          <table:table-cell office:value-type="string">
            <text:p>Draw evidence from literary or informational texts to support analysis, reflection, and research. A) Apply grade 8 Reading standards to literature (e.g., “Analyze how a modern work of fiction draws on themes, patterns of events, or character types from myths, traditional stories, or religious works such as the Bible, including describing how the material is rendered new”).</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2-8|8.W.9b</text:p>
          </table:table-cell>
          <table:table-cell office:value-type="string">
            <text:p>8.W.9b</text:p>
          </table:table-cell>
          <table:table-cell office:value-type="string">
            <text:p>Draw evidence from literary or informational texts to support analysis, reflection, and research. B) Apply grade 8 Reading standards to literary nonfiction (e.g., “Delineate and evaluate the argument and specific claims in a text, assessing whether the reasoning is sound and the evidence is relevant and sufficient; recognize when irrelevant evidence is introduced”).</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2-9|9.RI.9</text:p>
          </table:table-cell>
          <table:table-cell office:value-type="string">
            <text:p>9.RI.9</text:p>
          </table:table-cell>
          <table:table-cell office:value-type="string">
            <text:p>Analyze how a modern work of fiction draws on themes, patterns of events, or character types from myths, traditional stories, or religious works such as the Bible, including describing how the material is rendered new.</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2-9|9.W.8</text:p>
          </table:table-cell>
          <table:table-cell office:value-type="string">
            <text:p>9.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2-9|9.W.9a</text:p>
          </table:table-cell>
          <table:table-cell office:value-type="string">
            <text:p>9.W.9a</text:p>
          </table:table-cell>
          <table:table-cell office:value-type="string">
            <text:p>Draw evidence from literary or informational texts to support analysis, reflection, and research. A) Apply grade 8 Reading standards to literature (e.g., “Analyze how a modern work of fiction draws on themes, patterns of events, or character types from myths, traditional stories, or religious works such as the Bible, including describing how the material is rendered new”).</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2-9|9.W.9b</text:p>
          </table:table-cell>
          <table:table-cell office:value-type="string">
            <text:p>9.W.9b</text:p>
          </table:table-cell>
          <table:table-cell office:value-type="string">
            <text:p>Draw evidence from literary or informational texts to support analysis, reflection, and research. B) Apply grade 8 Reading standards to literary nonfiction (e.g., “Delineate and evaluate the argument and specific claims in a text, assessing whether the reasoning is sound and the evidence is relevant and sufficient; recognize when irrelevant evidence is introduced”).</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3-10|10.W.8</text:p>
          </table:table-cell>
          <table:table-cell office:value-type="string">
            <text:p>10.W.8</text:p>
          </table:table-cell>
          <table:table-cell office:value-type="string">
            <text:p>Gather relevant information from multiple authoritative print and digital sources, using advanced searches effectively; assess the strengths and limitations of each source in terms of the task, purpose, and audience; integrate information into the text selectively to maintain the flow of ideas, avoiding plagiarism and overreliance on any one source and following a standard format for cit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3-11|11-12.W.8</text:p>
          </table:table-cell>
          <table:table-cell office:value-type="string">
            <text:p>11-12.W.8</text:p>
          </table:table-cell>
          <table:table-cell office:value-type="string">
            <text:p>Gather relevant information from multiple authoritative print and digital sources, using advanced searches effectively; assess the strengths and limitations of each source in terms of the task, purpose, and audience; integrate information into the text selectively to maintain the flow of ideas, avoiding plagiarism and overreliance on any one source and following a standard format for cit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3-11|11-12.WHST.8</text:p>
          </table:table-cell>
          <table:table-cell office:value-type="string">
            <text:p>11-12.WHST.8</text:p>
          </table:table-cell>
          <table:table-cell office:value-type="string">
            <text:p>Gather relevant information from multiple authoritative print and digital sources, using advanced searches effectively; assess the strengths and limitations of each source in terms of the specific task, purpose, and audience; integrate information into the text selectively to maintain the flow of ideas, avoiding plagiarism and overreliance on any one source and following a standard format for citation.</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3-4|4.W.9a</text:p>
          </table:table-cell>
          <table:table-cell office:value-type="string">
            <text:p>4.W.9a</text:p>
          </table:table-cell>
          <table:table-cell office:value-type="string">
            <text:p>Draw evidence from literary or informational texts to support analysis, reflection, and research. A) Apply grade 4 Reading standards to literature (e.g., “Describe in depth a character, setting, or event in a story or drama, drawing on specific details in the text [e.g., a character’s thoughts, words, or ac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3-4|4.W.9b</text:p>
          </table:table-cell>
          <table:table-cell office:value-type="string">
            <text:p>4.W.9b</text:p>
          </table:table-cell>
          <table:table-cell office:value-type="string">
            <text:p>Draw evidence from literary or informational texts to support analysis, reflection, and research. B) Apply grade 4 Reading standards to informational texts (e.g., “Explain how an author uses reasons and evidence to support particular points in a tex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3-5|5.W.9a</text:p>
          </table:table-cell>
          <table:table-cell office:value-type="string">
            <text:p>5.W.9a</text:p>
          </table:table-cell>
          <table:table-cell office:value-type="string">
            <text:p>Draw evidence from literary or informational texts to support analysis, reflection, and research. A) Apply grade 5 Reading standards to literature (e.g., “Compare and contrast two or more characters, settings, or events in a story or a drama, drawing on specific details in the text [e.g., how characters interac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3-5|5.W.9b</text:p>
          </table:table-cell>
          <table:table-cell office:value-type="string">
            <text:p>5.W.9b</text:p>
          </table:table-cell>
          <table:table-cell office:value-type="string">
            <text:p>Draw evidence from literary or informational texts to support analysis, reflection, and research. B) Apply grade 5 Reading standards to informational texts (e.g., “Explain how an author uses reasons and evidence to support particular points in a text, identifying which reasons and evidence support which point[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3-6|6-8.WHST.8</text:p>
          </table:table-cell>
          <table:table-cell office:value-type="string">
            <text:p>6-8.WHST.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3-6|6.W.8</text:p>
          </table:table-cell>
          <table:table-cell office:value-type="string">
            <text:p>6.W.8</text:p>
          </table:table-cell>
          <table:table-cell office:value-type="string">
            <text:p>Gather relevant information from multiple print and digital sources; assess the credibility of each source; and quote or paraphrase the data and conclusions of others while avoiding plagiarism and providing basic bibliographic information for source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3-7|6-8.WHST.8</text:p>
          </table:table-cell>
          <table:table-cell office:value-type="string">
            <text:p>6-8.WHST.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3-7|7.W.8</text:p>
          </table:table-cell>
          <table:table-cell office:value-type="string">
            <text:p>7.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3-8|6-8.WHST.8</text:p>
          </table:table-cell>
          <table:table-cell office:value-type="string">
            <text:p>6-8.WHST.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3-8|8.W.8</text:p>
          </table:table-cell>
          <table:table-cell office:value-type="string">
            <text:p>8.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3-9|9.W.8</text:p>
          </table:table-cell>
          <table:table-cell office:value-type="string">
            <text:p>9.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0|10.RH.1</text:p>
          </table:table-cell>
          <table:table-cell office:value-type="string">
            <text:p>10.RH.1</text:p>
          </table:table-cell>
          <table:table-cell office:value-type="string">
            <text:p>Cite specific textual evidence to support analysis of primary and secondary sources, connecting insights gained from specific details to an understanding of the text as a who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0|10.RH.2</text:p>
          </table:table-cell>
          <table:table-cell office:value-type="string">
            <text:p>10.RH.2</text:p>
          </table:table-cell>
          <table:table-cell office:value-type="string">
            <text:p>Determine the central ideas or information of a primary or secondary source; provide an accurate summary that makes clear the relationships among the key details and idea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0|10.RH.3</text:p>
          </table:table-cell>
          <table:table-cell office:value-type="string">
            <text:p>10.RH.3</text:p>
          </table:table-cell>
          <table:table-cell office:value-type="string">
            <text:p>Evaluate various explanations for actions or events and determine which explanation best accords with textual evidence, acknowledging where the text leaves matters uncertai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0|10.RH.7</text:p>
          </table:table-cell>
          <table:table-cell office:value-type="string">
            <text:p>10.RH.7</text:p>
          </table:table-cell>
          <table:table-cell office:value-type="string">
            <text:p>Integrate and evaluate multiple sources of information presented in diverse formats and media (e.g., visually, quantitatively, as well as in words) in order to address a question or solve a problem.</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4-10|10.RH.8</text:p>
          </table:table-cell>
          <table:table-cell office:value-type="string">
            <text:p>10.RH.8</text:p>
          </table:table-cell>
          <table:table-cell office:value-type="string">
            <text:p>Evaluate an author’s premises, claims, and evidence by corroborating or challenging them with other inform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0|10.RH.9</text:p>
          </table:table-cell>
          <table:table-cell office:value-type="string">
            <text:p>10.RH.9</text:p>
          </table:table-cell>
          <table:table-cell office:value-type="string">
            <text:p>Integrate information from diverse sources, both primary and secondary, into a coherent understanding of an idea or event, noting discrepancies among sour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0|10.RST.1</text:p>
          </table:table-cell>
          <table:table-cell office:value-type="string">
            <text:p>10.RST.1</text:p>
          </table:table-cell>
          <table:table-cell office:value-type="string">
            <text:p>Cite specific textual evidence to support analysis of science and technical texts, attending to important distinctions the author makes and to any gaps or inconsistencies in the accoun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0|10.RST.2</text:p>
          </table:table-cell>
          <table:table-cell office:value-type="string">
            <text:p>10.RST.2</text:p>
          </table:table-cell>
          <table:table-cell office:value-type="string">
            <text:p>Determine the central ideas or conclusions of a text; summarize complex concepts, processes, or information presented in a text by paraphrasing them in simpler but still accurate term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0|10.RST.3</text:p>
          </table:table-cell>
          <table:table-cell office:value-type="string">
            <text:p>10.RST.3</text:p>
          </table:table-cell>
          <table:table-cell office:value-type="string">
            <text:p>Follow precisely a complex multistep procedure when carrying out experiments, taking measurements, or performing technical tasks; analyze the specific results based on explanations in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0|10.RST.7</text:p>
          </table:table-cell>
          <table:table-cell office:value-type="string">
            <text:p>10.RST.7</text:p>
          </table:table-cell>
          <table:table-cell office:value-type="string">
            <text:p>Integrate and evaluate multiple sources of information presented in diverse formats and media (e.g., quantitative data, video, multimedia) in order to address a question or solve a problem.</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0|10.RST.8</text:p>
          </table:table-cell>
          <table:table-cell office:value-type="string">
            <text:p>10.RST.8</text:p>
          </table:table-cell>
          <table:table-cell office:value-type="string">
            <text:p>Evaluate the hypotheses, data, analysis, and conclusions in a science or technical text, verifying the data when possible and corroborating or challenging conclusions with other sources of inform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0|10.RST.9</text:p>
          </table:table-cell>
          <table:table-cell office:value-type="string">
            <text:p>10.RST.9</text:p>
          </table:table-cell>
          <table:table-cell office:value-type="string">
            <text:p>Synthesize information from a range of sources (e.g., texts, experiments, simulations) into a coherent understanding of a process, phenomenon, or concept, resolving conflicting information when possibl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4-10|10.W.8</text:p>
          </table:table-cell>
          <table:table-cell office:value-type="string">
            <text:p>10.W.8</text:p>
          </table:table-cell>
          <table:table-cell office:value-type="string">
            <text:p>Gather relevant information from multiple authoritative print and digital sources, using advanced searches effectively; assess the strengths and limitations of each source in terms of the task, purpose, and audience; integrate information into the text selectively to maintain the flow of ideas, avoiding plagiarism and overreliance on any one source and following a standard format for cit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4-10|10.W.9a</text:p>
          </table:table-cell>
          <table:table-cell office:value-type="string">
            <text:p>10.W.9a</text:p>
          </table:table-cell>
          <table:table-cell office:value-type="string">
            <text:p>Draw evidence form literary or informational texts to support analysis, reflection, and research. A) Apply grades 11–12 Reading standards to literature (e.g., “Demonstrate knowledge of eighteenth-, nineteenth- and early-twentieth-century foundational works of American literature, including how two or more texts from the same period treat similar themes or topics”).</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4-CR|4-10|10.W.9b</text:p>
          </table:table-cell>
          <table:table-cell office:value-type="string">
            <text:p>10.W.9b</text:p>
          </table:table-cell>
          <table:table-cell office:value-type="string">
            <text:p>Draw evidence form literary or informational texts to support analysis, reflection, and research. B) Apply grades 11–12 Reading standards to literary nonfiction (e.g., “Delineate and evaluate the reasoning in seminal U.S. texts, including the application of constitutional principles and use of legal reasoning [e.g., in U.S. Supreme Court Case majority opinions and dissents) and the premises, purposes, and arguments in works of public advocacy (e.g., The Federalist, presidential addresse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4-10|10.WHST.8</text:p>
          </table:table-cell>
          <table:table-cell office:value-type="string">
            <text:p>10.WHST.8</text:p>
          </table:table-cell>
          <table:table-cell office:value-type="string">
            <text:p>Gather relevant information from multiple authoritative print and digital sources, using advanced searches effectively; assess the strengths and limitations of each source in terms of the specific task, purpose, and audience; integrate information into the text selectively to maintain the flow of ideas, avoiding plagiarism and overreliance on any one source and following a standard format for cit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4-10|10.WHST.9</text:p>
          </table:table-cell>
          <table:table-cell office:value-type="string">
            <text:p>10.WHST.9</text:p>
          </table:table-cell>
          <table:table-cell office:value-type="string">
            <text:p>Draw evidence from informational texts to support analysis, reflection, and research.</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1|11-12.RH.1</text:p>
          </table:table-cell>
          <table:table-cell office:value-type="string">
            <text:p>11-12.RH.1</text:p>
          </table:table-cell>
          <table:table-cell office:value-type="string">
            <text:p>Cite specific textual evidence to support analysis of primary and secondary sources, connecting insights gained from specific details to an understanding of the text as a whole.</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1|11-12.RH.2</text:p>
          </table:table-cell>
          <table:table-cell office:value-type="string">
            <text:p>11-12.RH.2</text:p>
          </table:table-cell>
          <table:table-cell office:value-type="string">
            <text:p>Determine the central ideas or information of a primary or secondary source; provide an accurate summary that makes clear the relationships among the key details and idea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1|11-12.RH.3</text:p>
          </table:table-cell>
          <table:table-cell office:value-type="string">
            <text:p>11-12.RH.3</text:p>
          </table:table-cell>
          <table:table-cell office:value-type="string">
            <text:p>Evaluate various explanations for actions or events and determine which explanation best accords with textual evidence, acknowledging where the text leaves matters uncertai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1|11-12.RH.7</text:p>
          </table:table-cell>
          <table:table-cell office:value-type="string">
            <text:p>11-12.RH.7</text:p>
          </table:table-cell>
          <table:table-cell office:value-type="string">
            <text:p>Integrate and evaluate multiple sources of information presented in diverse formats and media (e.g., visually, quantitatively, as well as in words) in order to address a question or solve a problem.</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4-11|11-12.RH.8</text:p>
          </table:table-cell>
          <table:table-cell office:value-type="string">
            <text:p>11-12.RH.8</text:p>
          </table:table-cell>
          <table:table-cell office:value-type="string">
            <text:p>Evaluate an author’s premises, claims, and evidence by corroborating or challenging them with other inform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1|11-12.RH.9</text:p>
          </table:table-cell>
          <table:table-cell office:value-type="string">
            <text:p>11-12.RH.9</text:p>
          </table:table-cell>
          <table:table-cell office:value-type="string">
            <text:p>Integrate information from diverse sources, both primary and secondary, into a coherent understanding of an idea or event, noting discrepancies among sour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1|11-12.RST.1</text:p>
          </table:table-cell>
          <table:table-cell office:value-type="string">
            <text:p>11-12.RST.1</text:p>
          </table:table-cell>
          <table:table-cell office:value-type="string">
            <text:p>Cite specific textual evidence to support analysis of science and technical texts, attending to important distinctions the author makes and to any gaps or inconsistencies in the accoun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1|11-12.RST.2</text:p>
          </table:table-cell>
          <table:table-cell office:value-type="string">
            <text:p>11-12.RST.2</text:p>
          </table:table-cell>
          <table:table-cell office:value-type="string">
            <text:p>Determine the central ideas or conclusions of a text; summarize complex concepts, processes, or information presented in a text by paraphrasing them in simpler but still accurate term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1|11-12.RST.3</text:p>
          </table:table-cell>
          <table:table-cell office:value-type="string">
            <text:p>11-12.RST.3</text:p>
          </table:table-cell>
          <table:table-cell office:value-type="string">
            <text:p>Follow precisely a complex multistep procedure when carrying out experiments, taking measurements, or performing technical tasks; analyze the specific results based on explanations in the text.</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1|11-12.RST.7</text:p>
          </table:table-cell>
          <table:table-cell office:value-type="string">
            <text:p>11-12.RST.7</text:p>
          </table:table-cell>
          <table:table-cell office:value-type="string">
            <text:p>Integrate and evaluate multiple sources of information presented in diverse formats and media (e.g., quantitative data, video, multimedia) in order to address a question or solve a problem.</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1|11-12.RST.8</text:p>
          </table:table-cell>
          <table:table-cell office:value-type="string">
            <text:p>11-12.RST.8</text:p>
          </table:table-cell>
          <table:table-cell office:value-type="string">
            <text:p>Evaluate the hypotheses, data, analysis, and conclusions in a science or technical text, verifying the data when possible and corroborating or challenging conclusions with other sources of information.</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11|11-12.RST.9</text:p>
          </table:table-cell>
          <table:table-cell office:value-type="string">
            <text:p>11-12.RST.9</text:p>
          </table:table-cell>
          <table:table-cell office:value-type="string">
            <text:p>Synthesize information from a range of sources (e.g., texts, experiments, simulations) into a coherent understanding of a process, phenomenon, or concept, resolving conflicting information when possible.</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4-11|11-12.W.8</text:p>
          </table:table-cell>
          <table:table-cell office:value-type="string">
            <text:p>11-12.W.8</text:p>
          </table:table-cell>
          <table:table-cell office:value-type="string">
            <text:p>Gather relevant information from multiple authoritative print and digital sources, using advanced searches effectively; assess the strengths and limitations of each source in terms of the task, purpose, and audience; integrate information into the text selectively to maintain the flow of ideas, avoiding plagiarism and overreliance on any one source and following a standard format for citation.</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4-11|11-12.W.9a</text:p>
          </table:table-cell>
          <table:table-cell office:value-type="string">
            <text:p>11-12.W.9a</text:p>
          </table:table-cell>
          <table:table-cell office:value-type="string">
            <text:p>Draw evidence form literary or informational texts to support analysis, reflection, and research. A) Apply grades 11–12 Reading standards to literature (e.g., “Demonstrate knowledge of eighteenth-, nineteenth- and early-twentieth-century foundational works of American literature, including how two or more texts from the same period treat similar themes or topics”).</text:p>
          </table:table-cell>
          <table:table-cell/>
          <table:table-cell table:style-name="ce16" table:number-columns-repeated="2"/>
          <table:table-cell table:number-columns-repeated="1017"/>
        </table:table-row>
        <table:table-row table:style-name="ro8">
          <table:table-cell office:value-type="float" office:value="3">
            <text:p>3</text:p>
          </table:table-cell>
          <table:table-cell office:value-type="string">
            <text:p>4-CR|4-11|11-12.W.9b</text:p>
          </table:table-cell>
          <table:table-cell office:value-type="string">
            <text:p>11-12.W.9b</text:p>
          </table:table-cell>
          <table:table-cell office:value-type="string">
            <text:p>Draw evidence form literary or informational texts to support analysis, reflection, and research. B) Apply grades 11–12 Reading standards to literary nonfiction (e.g., “Delineate and evaluate the reasoning in seminal U.S. texts, including the application of constitutional principles and use of legal reasoning [e.g., in U.S. Supreme Court Case majority opinions and dissents) and the premises, purposes, and arguments in works of public advocacy (e.g., The Federalist, presidential addresses]”).</text:p>
          </table:table-cell>
          <table:table-cell/>
          <table:table-cell table:style-name="ce16" table:number-columns-repeated="2"/>
          <table:table-cell table:number-columns-repeated="1017"/>
        </table:table-row>
        <table:table-row table:style-name="ro6">
          <table:table-cell office:value-type="float" office:value="3">
            <text:p>3</text:p>
          </table:table-cell>
          <table:table-cell office:value-type="string">
            <text:p>4-CR|4-11|11-12.WHST.8</text:p>
          </table:table-cell>
          <table:table-cell office:value-type="string">
            <text:p>11-12.WHST.8</text:p>
          </table:table-cell>
          <table:table-cell office:value-type="string">
            <text:p>Gather relevant information from multiple authoritative print and digital sources, using advanced searches effectively; assess the strengths and limitations of each source in terms of the specific task, purpose, and audience; integrate information into the text selectively to maintain the flow of ideas, avoiding plagiarism and overreliance on any one source and following a standard format for citation.</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4-11|11-12.WHST.9</text:p>
          </table:table-cell>
          <table:table-cell office:value-type="string">
            <text:p>11-12.WHST.9</text:p>
          </table:table-cell>
          <table:table-cell office:value-type="string">
            <text:p>Draw evidence from informational texts to support analysis, reflection, and research.</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4-3|3.RI.9</text:p>
          </table:table-cell>
          <table:table-cell office:value-type="string">
            <text:p>3.RI.9</text:p>
          </table:table-cell>
          <table:table-cell office:value-type="string">
            <text:p>Compare and contrast the most important points and key details presented in two texts on the same topic.</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3|3.W.8</text:p>
          </table:table-cell>
          <table:table-cell office:value-type="string">
            <text:p>3.W.8</text:p>
          </table:table-cell>
          <table:table-cell office:value-type="string">
            <text:p>Recall information from experiences or gather information from print and digital sources; take brief notes on sources and sort evidence into provided categorie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4-4|4.RI.9</text:p>
          </table:table-cell>
          <table:table-cell office:value-type="string">
            <text:p>4.RI.9</text:p>
          </table:table-cell>
          <table:table-cell office:value-type="string">
            <text:p>Integrate information from two texts on the same topic in order to write or speak about the subject knowledgeab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4|4.W.8</text:p>
          </table:table-cell>
          <table:table-cell office:value-type="string">
            <text:p>4.W.8</text:p>
          </table:table-cell>
          <table:table-cell office:value-type="string">
            <text:p>Recall relevant information from experiences or gather relevant information from print and digital sources; take notes and categorize information, and provide a list of source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4-4|4.W.9a</text:p>
          </table:table-cell>
          <table:table-cell office:value-type="string">
            <text:p>4.W.9a</text:p>
          </table:table-cell>
          <table:table-cell office:value-type="string">
            <text:p>Draw evidence from literary or informational texts to support analysis, reflection, and research. A) Apply grade 4 Reading standards to literature (e.g., “Describe in depth a character, setting, or event in a story or drama, drawing on specific details in the text [e.g., a character’s thoughts, words, or actions].”).</text:p>
          </table:table-cell>
          <table:table-cell/>
          <table:table-cell table:style-name="ce16" table:number-columns-repeated="2"/>
          <table:table-cell table:number-columns-repeated="1017"/>
        </table:table-row>
        <table:table-row table:style-name="ro7">
          <table:table-cell office:value-type="float" office:value="3">
            <text:p>3</text:p>
          </table:table-cell>
          <table:table-cell office:value-type="string">
            <text:p>4-CR|4-4|4.W.9b</text:p>
          </table:table-cell>
          <table:table-cell office:value-type="string">
            <text:p>4.W.9b</text:p>
          </table:table-cell>
          <table:table-cell office:value-type="string">
            <text:p>Draw evidence from literary or informational texts to support analysis, reflection, and research. B) Apply grade 4 Reading standards to informational texts (e.g., “Explain how an author uses reasons and evidence to support particular points in a text”).</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4-5|5.RI.9</text:p>
          </table:table-cell>
          <table:table-cell office:value-type="string">
            <text:p>5.RI.9</text:p>
          </table:table-cell>
          <table:table-cell office:value-type="string">
            <text:p>Integrate information from several texts on the same topic in order to write or speak about the subject knowledgeably.</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5|5.W.8</text:p>
          </table:table-cell>
          <table:table-cell office:value-type="string">
            <text:p>5.W.8</text:p>
          </table:table-cell>
          <table:table-cell office:value-type="string">
            <text:p>Recall relevant information from experiences or gather relevant information from print and digital sources; summarize or paraphrase information in notes and finished work, and provide a list of sources.</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4-5|5.W.9a</text:p>
          </table:table-cell>
          <table:table-cell office:value-type="string">
            <text:p>5.W.9a</text:p>
          </table:table-cell>
          <table:table-cell office:value-type="string">
            <text:p>Draw evidence from literary or informational texts to support analysis, reflection, and research. A) Apply grade 5 Reading standards to literature (e.g., “Compare and contrast two or more characters, settings, or events in a story or a drama, drawing on specific details in the text [e.g., how characters interact]”).</text:p>
          </table:table-cell>
          <table:table-cell/>
          <table:table-cell table:style-name="ce16" table:number-columns-repeated="2"/>
          <table:table-cell table:number-columns-repeated="1017"/>
        </table:table-row>
        <table:table-row table:style-name="ro5">
          <table:table-cell office:value-type="float" office:value="3">
            <text:p>3</text:p>
          </table:table-cell>
          <table:table-cell office:value-type="string">
            <text:p>4-CR|4-5|5.W.9b</text:p>
          </table:table-cell>
          <table:table-cell office:value-type="string">
            <text:p>5.W.9b</text:p>
          </table:table-cell>
          <table:table-cell office:value-type="string">
            <text:p>Draw evidence from literary or informational texts to support analysis, reflection, and research. B) Apply grade 5 Reading standards to informational texts (e.g., “Explain how an author uses reasons and evidence to support particular points in a text, identifying which reasons and evidence support which point[s]”).</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4-6|6-8.RH.1</text:p>
          </table:table-cell>
          <table:table-cell office:value-type="string">
            <text:p>6-8.RH.1</text:p>
          </table:table-cell>
          <table:table-cell office:value-type="string">
            <text:p>Cite specific textual evidence to support analysis of primary and secondary source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6|6-8.RH.2</text:p>
          </table:table-cell>
          <table:table-cell office:value-type="string">
            <text:p>6-8.RH.2</text:p>
          </table:table-cell>
          <table:table-cell office:value-type="string">
            <text:p>Determine the central ideas or information of a primary or secondary source; provide an accurate summary of the source distinct from prior knowledge or opinions.</text:p>
          </table:table-cell>
          <table:table-cell/>
          <table:table-cell table:style-name="ce16" table:number-columns-repeated="2"/>
          <table:table-cell table:number-columns-repeated="1017"/>
        </table:table-row>
        <table:table-row table:style-name="ro3">
          <table:table-cell office:value-type="float" office:value="3">
            <text:p>3</text:p>
          </table:table-cell>
          <table:table-cell office:value-type="string">
            <text:p>4-CR|4-6|6-8.RH.3</text:p>
          </table:table-cell>
          <table:table-cell office:value-type="string">
            <text:p>6-8.RH.3</text:p>
          </table:table-cell>
          <table:table-cell office:value-type="string">
            <text:p>Identify key steps in a text’s description of a process related to history/social studies (e.g., how a bill becomes law, how interest rates are raised or lowered).</text:p>
          </table:table-cell>
          <table:table-cell/>
          <table:table-cell table:style-name="ce16" table:number-columns-repeated="2"/>
          <table:table-cell table:number-columns-repeated="1017"/>
        </table:table-row>
        <table:table-row table:style-name="ro4">
          <table:table-cell office:value-type="float" office:value="3">
            <text:p>3</text:p>
          </table:table-cell>
          <table:table-cell office:value-type="string">
            <text:p>4-CR|4-6|6-8.RH.5</text:p>
          </table:table-cell>
          <table:table-cell office:value-type="string">
            <text:p>6-8.RH.5</text:p>
          </table:table-cell>
          <table:table-cell office:value-type="string">
            <text:p>Describe how a text presents information (e.g., sequentially, comparatively, causally).</text:p>
          </table:table-cell>
          <table:table-cell table:number-columns-repeated="1020"/>
        </table:table-row>
        <table:table-row table:style-name="ro4">
          <table:table-cell office:value-type="float" office:value="3">
            <text:p>3</text:p>
          </table:table-cell>
          <table:table-cell office:value-type="string">
            <text:p>4-CR|4-6|6-8.RH.6</text:p>
          </table:table-cell>
          <table:table-cell office:value-type="string">
            <text:p>6-8.RH.6</text:p>
          </table:table-cell>
          <table:table-cell office:value-type="string">
            <text:p>Identify aspects of a text that reveal an author’s point of view or purpose (e.g., loaded language, inclusion or avoidance of particular facts).</text:p>
          </table:table-cell>
          <table:table-cell table:number-columns-repeated="1020"/>
        </table:table-row>
        <table:table-row table:style-name="ro4">
          <table:table-cell office:value-type="float" office:value="3">
            <text:p>3</text:p>
          </table:table-cell>
          <table:table-cell office:value-type="string">
            <text:p>4-CR|4-6|6-8.RH.7</text:p>
          </table:table-cell>
          <table:table-cell office:value-type="string">
            <text:p>6-8.RH.7</text:p>
          </table:table-cell>
          <table:table-cell office:value-type="string">
            <text:p>Integrate visual information (e.g., in charts, graphs, photographs, videos, or maps) with other information in print and digital texts.</text:p>
          </table:table-cell>
          <table:table-cell table:number-columns-repeated="1020"/>
        </table:table-row>
        <table:table-row table:style-name="ro2">
          <table:table-cell office:value-type="float" office:value="3">
            <text:p>3</text:p>
          </table:table-cell>
          <table:table-cell office:value-type="string">
            <text:p>4-CR|4-6|6-8.RH.8</text:p>
          </table:table-cell>
          <table:table-cell office:value-type="string">
            <text:p>6-8.RH.8</text:p>
          </table:table-cell>
          <table:table-cell office:value-type="string">
            <text:p>Distinguish among fact, opinion, and reasoned judgment in a text.</text:p>
          </table:table-cell>
          <table:table-cell table:number-columns-repeated="1020"/>
        </table:table-row>
        <table:table-row table:style-name="ro4">
          <table:table-cell office:value-type="float" office:value="3">
            <text:p>3</text:p>
          </table:table-cell>
          <table:table-cell office:value-type="string">
            <text:p>4-CR|4-6|6-8.RH.9</text:p>
          </table:table-cell>
          <table:table-cell office:value-type="string">
            <text:p>6-8.RH.9</text:p>
          </table:table-cell>
          <table:table-cell office:value-type="string">
            <text:p>Analyze the relationship between a primary and secondary source on the same topic.</text:p>
          </table:table-cell>
          <table:table-cell table:number-columns-repeated="1020"/>
        </table:table-row>
        <table:table-row table:style-name="ro4">
          <table:table-cell office:value-type="float" office:value="3">
            <text:p>3</text:p>
          </table:table-cell>
          <table:table-cell office:value-type="string">
            <text:p>4-CR|4-6|6-8.RST.1</text:p>
          </table:table-cell>
          <table:table-cell office:value-type="string">
            <text:p>6-8.RST.1</text:p>
          </table:table-cell>
          <table:table-cell office:value-type="string">
            <text:p>Cite specific textual evidence to support analysis of science and technical texts.</text:p>
          </table:table-cell>
          <table:table-cell table:number-columns-repeated="1020"/>
        </table:table-row>
        <table:table-row table:style-name="ro4">
          <table:table-cell office:value-type="float" office:value="3">
            <text:p>3</text:p>
          </table:table-cell>
          <table:table-cell office:value-type="string">
            <text:p>4-CR|4-6|6-8.RST.2</text:p>
          </table:table-cell>
          <table:table-cell office:value-type="string">
            <text:p>6-8.RST.2</text:p>
          </table:table-cell>
          <table:table-cell office:value-type="string">
            <text:p>Determine the central ideas or conclusions of a text; provide an accurate summary of the text distinct from prior knowledge or opinions.</text:p>
          </table:table-cell>
          <table:table-cell table:number-columns-repeated="1020"/>
        </table:table-row>
        <table:table-row table:style-name="ro4">
          <table:table-cell office:value-type="float" office:value="3">
            <text:p>3</text:p>
          </table:table-cell>
          <table:table-cell office:value-type="string">
            <text:p>4-CR|4-6|6-8.RST.3</text:p>
          </table:table-cell>
          <table:table-cell office:value-type="string">
            <text:p>6-8.RST.3</text:p>
          </table:table-cell>
          <table:table-cell office:value-type="string">
            <text:p>Follow precisely a multistep procedure when carrying out experiments, taking measurements, or performing technical tasks.</text:p>
          </table:table-cell>
          <table:table-cell table:number-columns-repeated="1020"/>
        </table:table-row>
        <table:table-row table:style-name="ro3">
          <table:table-cell office:value-type="float" office:value="3">
            <text:p>3</text:p>
          </table:table-cell>
          <table:table-cell office:value-type="string">
            <text:p>4-CR|4-6|6-8.RST.5</text:p>
          </table:table-cell>
          <table:table-cell office:value-type="string">
            <text:p>6-8.RST.5</text:p>
          </table:table-cell>
          <table:table-cell office:value-type="string">
            <text:p>Analyze the structure an author uses to organize a text, including how the major sections contribute to the whole and to an understanding of the topic.</text:p>
          </table:table-cell>
          <table:table-cell table:number-columns-repeated="1020"/>
        </table:table-row>
        <table:table-row table:style-name="ro4">
          <table:table-cell office:value-type="float" office:value="3">
            <text:p>3</text:p>
          </table:table-cell>
          <table:table-cell office:value-type="string">
            <text:p>4-CR|4-6|6-8.RST.6</text:p>
          </table:table-cell>
          <table:table-cell office:value-type="string">
            <text:p>6-8.RST.6</text:p>
          </table:table-cell>
          <table:table-cell office:value-type="string">
            <text:p>Analyze the author’s purpose in providing an explanation, describing a procedure, or discussing an experiment in a text.</text:p>
          </table:table-cell>
          <table:table-cell table:number-columns-repeated="1020"/>
        </table:table-row>
        <table:table-row table:style-name="ro3">
          <table:table-cell office:value-type="float" office:value="3">
            <text:p>3</text:p>
          </table:table-cell>
          <table:table-cell office:value-type="string">
            <text:p>4-CR|4-6|6-8.RST.7</text:p>
          </table:table-cell>
          <table:table-cell office:value-type="string">
            <text:p>6-8.RST.7</text:p>
          </table:table-cell>
          <table:table-cell office:value-type="string">
            <text:p>Integrate quantitative or technical information expressed in words in a text with a version of that information expressed visually (e.g., in a flowchart, diagram, model, graph, or table).</text:p>
          </table:table-cell>
          <table:table-cell table:number-columns-repeated="1020"/>
        </table:table-row>
        <table:table-row table:style-name="ro4">
          <table:table-cell office:value-type="float" office:value="3">
            <text:p>3</text:p>
          </table:table-cell>
          <table:table-cell office:value-type="string">
            <text:p>4-CR|4-6|6-8.RST.8</text:p>
          </table:table-cell>
          <table:table-cell office:value-type="string">
            <text:p>6-8.RST.8</text:p>
          </table:table-cell>
          <table:table-cell office:value-type="string">
            <text:p>Distinguish among facts, reasoned judgment based on research findings, and speculation in a text.</text:p>
          </table:table-cell>
          <table:table-cell table:number-columns-repeated="1020"/>
        </table:table-row>
        <table:table-row table:style-name="ro3">
          <table:table-cell office:value-type="float" office:value="3">
            <text:p>3</text:p>
          </table:table-cell>
          <table:table-cell office:value-type="string">
            <text:p>4-CR|4-6|6-8.RST.9</text:p>
          </table:table-cell>
          <table:table-cell office:value-type="string">
            <text:p>6-8.RST.9</text:p>
          </table:table-cell>
          <table:table-cell office:value-type="string">
            <text:p>Compare and contrast the information gained from experiments, simulations, video, or multimedia sources with that gained from reading a text on the same topic.</text:p>
          </table:table-cell>
          <table:table-cell table:number-columns-repeated="1020"/>
        </table:table-row>
        <table:table-row table:style-name="ro4">
          <table:table-cell office:value-type="float" office:value="3">
            <text:p>3</text:p>
          </table:table-cell>
          <table:table-cell office:value-type="string">
            <text:p>4-CR|4-6|6.RI.9</text:p>
          </table:table-cell>
          <table:table-cell office:value-type="string">
            <text:p>6.RI.9</text:p>
          </table:table-cell>
          <table:table-cell office:value-type="string">
            <text:p>Compare and contrast one author’s presentation of events with that of another (e.g., a memoir written by and a biography on the same person).</text:p>
          </table:table-cell>
          <table:table-cell table:number-columns-repeated="1020"/>
        </table:table-row>
        <table:table-row table:style-name="ro7">
          <table:table-cell office:value-type="float" office:value="3">
            <text:p>3</text:p>
          </table:table-cell>
          <table:table-cell office:value-type="string">
            <text:p>4-CR|4-6|6.W.8</text:p>
          </table:table-cell>
          <table:table-cell office:value-type="string">
            <text:p>6.W.8</text:p>
          </table:table-cell>
          <table:table-cell office:value-type="string">
            <text:p>Gather relevant information from multiple print and digital sources; assess the credibility of each source; and quote or paraphrase the data and conclusions of others while avoiding plagiarism and providing basic bibliographic information for sources.</text:p>
          </table:table-cell>
          <table:table-cell table:number-columns-repeated="1020"/>
        </table:table-row>
        <table:table-row table:style-name="ro5">
          <table:table-cell office:value-type="float" office:value="3">
            <text:p>3</text:p>
          </table:table-cell>
          <table:table-cell office:value-type="string">
            <text:p>4-CR|4-6|6.W.9a</text:p>
          </table:table-cell>
          <table:table-cell office:value-type="string">
            <text:p>6.W.9a</text:p>
          </table:table-cell>
          <table:table-cell office:value-type="string">
            <text:p>Draw evidence from literary or informational texts to support analysis, reflection, and research. A) Apply grade 6 Reading standards to literature (e.g., “Compare and contrast texts in different forms or genres [e.g., stories and poems; historical novels and fantasy stories] in terms of their approaches to similar themes and topics”).</text:p>
          </table:table-cell>
          <table:table-cell table:number-columns-repeated="1020"/>
        </table:table-row>
        <table:table-row table:style-name="ro5">
          <table:table-cell office:value-type="float" office:value="3">
            <text:p>3</text:p>
          </table:table-cell>
          <table:table-cell office:value-type="string">
            <text:p>4-CR|4-6|6.W.9b</text:p>
          </table:table-cell>
          <table:table-cell office:value-type="string">
            <text:p>6.W.9b</text:p>
          </table:table-cell>
          <table:table-cell office:value-type="string">
            <text:p>Draw evidence from literary or informational texts to support analysis, reflection, and research. B) Apply grade 6 Reading standards to literary nonfiction (e.g., “Trace and evaluate the argument and specific claims in a text, distinguishing claims that are supported by reasons and evidence from claims that are not”).</text:p>
          </table:table-cell>
          <table:table-cell table:number-columns-repeated="1020"/>
        </table:table-row>
        <table:table-row table:style-name="ro4">
          <table:table-cell office:value-type="float" office:value="3">
            <text:p>3</text:p>
          </table:table-cell>
          <table:table-cell office:value-type="string">
            <text:p>4-CR|4-7|6-8.RH.1</text:p>
          </table:table-cell>
          <table:table-cell office:value-type="string">
            <text:p>6-8.RH.1</text:p>
          </table:table-cell>
          <table:table-cell office:value-type="string">
            <text:p>Cite specific textual evidence to support analysis of primary and secondary sources.</text:p>
          </table:table-cell>
          <table:table-cell table:number-columns-repeated="1020"/>
        </table:table-row>
        <table:table-row table:style-name="ro3">
          <table:table-cell office:value-type="float" office:value="3">
            <text:p>3</text:p>
          </table:table-cell>
          <table:table-cell office:value-type="string">
            <text:p>4-CR|4-7|6-8.RH.2</text:p>
          </table:table-cell>
          <table:table-cell office:value-type="string">
            <text:p>6-8.RH.2</text:p>
          </table:table-cell>
          <table:table-cell office:value-type="string">
            <text:p>Determine the central ideas or information of a primary or secondary source; provide an accurate summary of the source distinct from prior knowledge or opinions.</text:p>
          </table:table-cell>
          <table:table-cell table:number-columns-repeated="1020"/>
        </table:table-row>
        <table:table-row table:style-name="ro3">
          <table:table-cell office:value-type="float" office:value="3">
            <text:p>3</text:p>
          </table:table-cell>
          <table:table-cell office:value-type="string">
            <text:p>4-CR|4-7|6-8.RH.3</text:p>
          </table:table-cell>
          <table:table-cell office:value-type="string">
            <text:p>6-8.RH.3</text:p>
          </table:table-cell>
          <table:table-cell office:value-type="string">
            <text:p>Identify key steps in a text’s description of a process related to history/social studies (e.g., how a bill becomes law, how interest rates are raised or lowered).</text:p>
          </table:table-cell>
          <table:table-cell table:number-columns-repeated="1020"/>
        </table:table-row>
        <table:table-row table:style-name="ro4">
          <table:table-cell office:value-type="float" office:value="3">
            <text:p>3</text:p>
          </table:table-cell>
          <table:table-cell office:value-type="string">
            <text:p>4-CR|4-7|6-8.RH.5</text:p>
          </table:table-cell>
          <table:table-cell office:value-type="string">
            <text:p>6-8.RH.5</text:p>
          </table:table-cell>
          <table:table-cell office:value-type="string">
            <text:p>Describe how a text presents information (e.g., sequentially, comparatively, causally).</text:p>
          </table:table-cell>
          <table:table-cell table:number-columns-repeated="1020"/>
        </table:table-row>
        <table:table-row table:style-name="ro4">
          <table:table-cell office:value-type="float" office:value="3">
            <text:p>3</text:p>
          </table:table-cell>
          <table:table-cell office:value-type="string">
            <text:p>4-CR|4-7|6-8.RH.6</text:p>
          </table:table-cell>
          <table:table-cell office:value-type="string">
            <text:p>6-8.RH.6</text:p>
          </table:table-cell>
          <table:table-cell office:value-type="string">
            <text:p>Identify aspects of a text that reveal an author’s point of view or purpose (e.g., loaded language, inclusion or avoidance of particular facts).</text:p>
          </table:table-cell>
          <table:table-cell table:number-columns-repeated="1020"/>
        </table:table-row>
        <table:table-row table:style-name="ro4">
          <table:table-cell office:value-type="float" office:value="3">
            <text:p>3</text:p>
          </table:table-cell>
          <table:table-cell office:value-type="string">
            <text:p>4-CR|4-7|6-8.RH.7</text:p>
          </table:table-cell>
          <table:table-cell office:value-type="string">
            <text:p>6-8.RH.7</text:p>
          </table:table-cell>
          <table:table-cell office:value-type="string">
            <text:p>Integrate visual information (e.g., in charts, graphs, photographs, videos, or maps) with other information in print and digital texts.</text:p>
          </table:table-cell>
          <table:table-cell table:number-columns-repeated="1020"/>
        </table:table-row>
        <table:table-row table:style-name="ro2">
          <table:table-cell office:value-type="float" office:value="3">
            <text:p>3</text:p>
          </table:table-cell>
          <table:table-cell office:value-type="string">
            <text:p>4-CR|4-7|6-8.RH.8</text:p>
          </table:table-cell>
          <table:table-cell office:value-type="string">
            <text:p>6-8.RH.8</text:p>
          </table:table-cell>
          <table:table-cell office:value-type="string">
            <text:p>Distinguish among fact, opinion, and reasoned judgment in a text.</text:p>
          </table:table-cell>
          <table:table-cell table:number-columns-repeated="1020"/>
        </table:table-row>
        <table:table-row table:style-name="ro4">
          <table:table-cell office:value-type="float" office:value="3">
            <text:p>3</text:p>
          </table:table-cell>
          <table:table-cell office:value-type="string">
            <text:p>4-CR|4-7|6-8.RH.9</text:p>
          </table:table-cell>
          <table:table-cell office:value-type="string">
            <text:p>6-8.RH.9</text:p>
          </table:table-cell>
          <table:table-cell office:value-type="string">
            <text:p>Analyze the relationship between a primary and secondary source on the same topic.</text:p>
          </table:table-cell>
          <table:table-cell table:number-columns-repeated="1020"/>
        </table:table-row>
        <table:table-row table:style-name="ro4">
          <table:table-cell office:value-type="float" office:value="3">
            <text:p>3</text:p>
          </table:table-cell>
          <table:table-cell office:value-type="string">
            <text:p>4-CR|4-7|6-8.RST.1</text:p>
          </table:table-cell>
          <table:table-cell office:value-type="string">
            <text:p>6-8.RST.1</text:p>
          </table:table-cell>
          <table:table-cell office:value-type="string">
            <text:p>Cite specific textual evidence to support analysis of science and technical texts.</text:p>
          </table:table-cell>
          <table:table-cell table:number-columns-repeated="1020"/>
        </table:table-row>
        <table:table-row table:style-name="ro4">
          <table:table-cell office:value-type="float" office:value="3">
            <text:p>3</text:p>
          </table:table-cell>
          <table:table-cell office:value-type="string">
            <text:p>4-CR|4-7|6-8.RST.2</text:p>
          </table:table-cell>
          <table:table-cell office:value-type="string">
            <text:p>6-8.RST.2</text:p>
          </table:table-cell>
          <table:table-cell office:value-type="string">
            <text:p>Determine the central ideas or conclusions of a text; provide an accurate summary of the text distinct from prior knowledge or opinions.</text:p>
          </table:table-cell>
          <table:table-cell table:number-columns-repeated="1020"/>
        </table:table-row>
        <table:table-row table:style-name="ro4">
          <table:table-cell office:value-type="float" office:value="3">
            <text:p>3</text:p>
          </table:table-cell>
          <table:table-cell office:value-type="string">
            <text:p>4-CR|4-7|6-8.RST.3</text:p>
          </table:table-cell>
          <table:table-cell office:value-type="string">
            <text:p>6-8.RST.3</text:p>
          </table:table-cell>
          <table:table-cell office:value-type="string">
            <text:p>Follow precisely a multistep procedure when carrying out experiments, taking measurements, or performing technical tasks.</text:p>
          </table:table-cell>
          <table:table-cell table:number-columns-repeated="1020"/>
        </table:table-row>
        <table:table-row table:style-name="ro3">
          <table:table-cell office:value-type="float" office:value="3">
            <text:p>3</text:p>
          </table:table-cell>
          <table:table-cell office:value-type="string">
            <text:p>4-CR|4-7|6-8.RST.5</text:p>
          </table:table-cell>
          <table:table-cell office:value-type="string">
            <text:p>6-8.RST.5</text:p>
          </table:table-cell>
          <table:table-cell office:value-type="string">
            <text:p>Analyze the structure an author uses to organize a text, including how the major sections contribute to the whole and to an understanding of the topic.</text:p>
          </table:table-cell>
          <table:table-cell table:number-columns-repeated="1020"/>
        </table:table-row>
        <table:table-row table:style-name="ro4">
          <table:table-cell office:value-type="float" office:value="3">
            <text:p>3</text:p>
          </table:table-cell>
          <table:table-cell office:value-type="string">
            <text:p>4-CR|4-7|6-8.RST.6</text:p>
          </table:table-cell>
          <table:table-cell office:value-type="string">
            <text:p>6-8.RST.6</text:p>
          </table:table-cell>
          <table:table-cell office:value-type="string">
            <text:p>Analyze the author’s purpose in providing an explanation, describing a procedure, or discussing an experiment in a text.</text:p>
          </table:table-cell>
          <table:table-cell table:number-columns-repeated="1020"/>
        </table:table-row>
        <table:table-row table:style-name="ro3">
          <table:table-cell office:value-type="float" office:value="3">
            <text:p>3</text:p>
          </table:table-cell>
          <table:table-cell office:value-type="string">
            <text:p>4-CR|4-7|6-8.RST.7</text:p>
          </table:table-cell>
          <table:table-cell office:value-type="string">
            <text:p>6-8.RST.7</text:p>
          </table:table-cell>
          <table:table-cell office:value-type="string">
            <text:p>Integrate quantitative or technical information expressed in words in a text with a version of that information expressed visually (e.g., in a flowchart, diagram, model, graph, or table).</text:p>
          </table:table-cell>
          <table:table-cell table:number-columns-repeated="1020"/>
        </table:table-row>
        <table:table-row table:style-name="ro4">
          <table:table-cell office:value-type="float" office:value="3">
            <text:p>3</text:p>
          </table:table-cell>
          <table:table-cell office:value-type="string">
            <text:p>4-CR|4-7|6-8.RST.8</text:p>
          </table:table-cell>
          <table:table-cell office:value-type="string">
            <text:p>6-8.RST.8</text:p>
          </table:table-cell>
          <table:table-cell office:value-type="string">
            <text:p>Distinguish among facts, reasoned judgment based on research findings, and speculation in a text.</text:p>
          </table:table-cell>
          <table:table-cell table:number-columns-repeated="1020"/>
        </table:table-row>
        <table:table-row table:style-name="ro3">
          <table:table-cell office:value-type="float" office:value="3">
            <text:p>3</text:p>
          </table:table-cell>
          <table:table-cell office:value-type="string">
            <text:p>4-CR|4-7|6-8.RST.9</text:p>
          </table:table-cell>
          <table:table-cell office:value-type="string">
            <text:p>6-8.RST.9</text:p>
          </table:table-cell>
          <table:table-cell office:value-type="string">
            <text:p>Compare and contrast the information gained from experiments, simulations, video, or multimedia sources with that gained from reading a text on the same topic.</text:p>
          </table:table-cell>
          <table:table-cell table:number-columns-repeated="1020"/>
        </table:table-row>
        <table:table-row table:style-name="ro7">
          <table:table-cell office:value-type="float" office:value="3">
            <text:p>3</text:p>
          </table:table-cell>
          <table:table-cell office:value-type="string">
            <text:p>4-CR|4-7|6-8.WHST.8</text:p>
          </table:table-cell>
          <table:table-cell office:value-type="string">
            <text:p>6-8.WHST.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number-columns-repeated="1020"/>
        </table:table-row>
        <table:table-row table:style-name="ro4">
          <table:table-cell office:value-type="float" office:value="3">
            <text:p>3</text:p>
          </table:table-cell>
          <table:table-cell office:value-type="string">
            <text:p>4-CR|4-7|6-8.WHST.9</text:p>
          </table:table-cell>
          <table:table-cell office:value-type="string">
            <text:p>6-8.WHST.9</text:p>
          </table:table-cell>
          <table:table-cell office:value-type="string">
            <text:p>Draw evidence from informational texts to support analysis reflection, and research.</text:p>
          </table:table-cell>
          <table:table-cell table:number-columns-repeated="1020"/>
        </table:table-row>
        <table:table-row table:style-name="ro3">
          <table:table-cell office:value-type="float" office:value="3">
            <text:p>3</text:p>
          </table:table-cell>
          <table:table-cell office:value-type="string">
            <text:p>4-CR|4-7|7.RI.9</text:p>
          </table:table-cell>
          <table:table-cell office:value-type="string">
            <text:p>7.RI.9</text:p>
          </table:table-cell>
          <table:table-cell office:value-type="string">
            <text:p>Analyze how two or more authors writing about the same topic shape their presentations of key information by emphasizing different evidence or advancing different interpretations of facts.</text:p>
          </table:table-cell>
          <table:table-cell table:number-columns-repeated="1020"/>
        </table:table-row>
        <table:table-row table:style-name="ro4">
          <table:table-cell office:value-type="float" office:value="3">
            <text:p>3</text:p>
          </table:table-cell>
          <table:table-cell office:value-type="string">
            <text:p>4-CR|4-8|6-8.RH.1</text:p>
          </table:table-cell>
          <table:table-cell office:value-type="string">
            <text:p>6-8.RH.1</text:p>
          </table:table-cell>
          <table:table-cell office:value-type="string">
            <text:p>Cite specific textual evidence to support analysis of primary and secondary sources.</text:p>
          </table:table-cell>
          <table:table-cell table:number-columns-repeated="1020"/>
        </table:table-row>
        <table:table-row table:style-name="ro3">
          <table:table-cell office:value-type="float" office:value="3">
            <text:p>3</text:p>
          </table:table-cell>
          <table:table-cell office:value-type="string">
            <text:p>4-CR|4-8|6-8.RH.2</text:p>
          </table:table-cell>
          <table:table-cell office:value-type="string">
            <text:p>6-8.RH.2</text:p>
          </table:table-cell>
          <table:table-cell office:value-type="string">
            <text:p>Determine the central ideas or information of a primary or secondary source; provide an accurate summary of the source distinct from prior knowledge or opinions.</text:p>
          </table:table-cell>
          <table:table-cell table:number-columns-repeated="1020"/>
        </table:table-row>
        <table:table-row table:style-name="ro3">
          <table:table-cell office:value-type="float" office:value="3">
            <text:p>3</text:p>
          </table:table-cell>
          <table:table-cell office:value-type="string">
            <text:p>4-CR|4-8|6-8.RH.3</text:p>
          </table:table-cell>
          <table:table-cell office:value-type="string">
            <text:p>6-8.RH.3</text:p>
          </table:table-cell>
          <table:table-cell office:value-type="string">
            <text:p>Identify key steps in a text’s description of a process related to history/social studies (e.g., how a bill becomes law, how interest rates are raised or lowered).</text:p>
          </table:table-cell>
          <table:table-cell table:number-columns-repeated="1020"/>
        </table:table-row>
        <table:table-row table:style-name="ro4">
          <table:table-cell office:value-type="float" office:value="3">
            <text:p>3</text:p>
          </table:table-cell>
          <table:table-cell office:value-type="string">
            <text:p>4-CR|4-8|6-8.RH.5</text:p>
          </table:table-cell>
          <table:table-cell office:value-type="string">
            <text:p>6-8.RH.5</text:p>
          </table:table-cell>
          <table:table-cell office:value-type="string">
            <text:p>Describe how a text presents information (e.g., sequentially, comparatively, causally).</text:p>
          </table:table-cell>
          <table:table-cell table:number-columns-repeated="1020"/>
        </table:table-row>
        <table:table-row table:style-name="ro4">
          <table:table-cell office:value-type="float" office:value="3">
            <text:p>3</text:p>
          </table:table-cell>
          <table:table-cell office:value-type="string">
            <text:p>4-CR|4-8|6-8.RH.6</text:p>
          </table:table-cell>
          <table:table-cell office:value-type="string">
            <text:p>6-8.RH.6</text:p>
          </table:table-cell>
          <table:table-cell office:value-type="string">
            <text:p>Identify aspects of a text that reveal an author’s point of view or purpose (e.g., loaded language, inclusion or avoidance of particular facts).</text:p>
          </table:table-cell>
          <table:table-cell table:number-columns-repeated="1020"/>
        </table:table-row>
        <table:table-row table:style-name="ro4">
          <table:table-cell office:value-type="float" office:value="3">
            <text:p>3</text:p>
          </table:table-cell>
          <table:table-cell office:value-type="string">
            <text:p>4-CR|4-8|6-8.RH.7</text:p>
          </table:table-cell>
          <table:table-cell office:value-type="string">
            <text:p>6-8.RH.7</text:p>
          </table:table-cell>
          <table:table-cell office:value-type="string">
            <text:p>Integrate visual information (e.g., in charts, graphs, photographs, videos, or maps) with other information in print and digital texts.</text:p>
          </table:table-cell>
          <table:table-cell table:number-columns-repeated="1020"/>
        </table:table-row>
        <table:table-row table:style-name="ro2">
          <table:table-cell office:value-type="float" office:value="3">
            <text:p>3</text:p>
          </table:table-cell>
          <table:table-cell office:value-type="string">
            <text:p>4-CR|4-8|6-8.RH.8</text:p>
          </table:table-cell>
          <table:table-cell office:value-type="string">
            <text:p>6-8.RH.8</text:p>
          </table:table-cell>
          <table:table-cell office:value-type="string">
            <text:p>Distinguish among fact, opinion, and reasoned judgment in a text.</text:p>
          </table:table-cell>
          <table:table-cell table:number-columns-repeated="1020"/>
        </table:table-row>
        <table:table-row table:style-name="ro4">
          <table:table-cell office:value-type="float" office:value="3">
            <text:p>3</text:p>
          </table:table-cell>
          <table:table-cell office:value-type="string">
            <text:p>4-CR|4-8|6-8.RH.9</text:p>
          </table:table-cell>
          <table:table-cell office:value-type="string">
            <text:p>6-8.RH.9</text:p>
          </table:table-cell>
          <table:table-cell office:value-type="string">
            <text:p>Analyze the relationship between a primary and secondary source on the same topic.</text:p>
          </table:table-cell>
          <table:table-cell table:number-columns-repeated="1020"/>
        </table:table-row>
        <table:table-row table:style-name="ro4">
          <table:table-cell office:value-type="float" office:value="3">
            <text:p>3</text:p>
          </table:table-cell>
          <table:table-cell office:value-type="string">
            <text:p>4-CR|4-8|6-8.RST.1</text:p>
          </table:table-cell>
          <table:table-cell office:value-type="string">
            <text:p>6-8.RST.1</text:p>
          </table:table-cell>
          <table:table-cell office:value-type="string">
            <text:p>Cite specific textual evidence to support analysis of science and technical texts.</text:p>
          </table:table-cell>
          <table:table-cell table:number-columns-repeated="1020"/>
        </table:table-row>
        <table:table-row table:style-name="ro4">
          <table:table-cell office:value-type="float" office:value="3">
            <text:p>3</text:p>
          </table:table-cell>
          <table:table-cell office:value-type="string">
            <text:p>4-CR|4-8|6-8.RST.2</text:p>
          </table:table-cell>
          <table:table-cell office:value-type="string">
            <text:p>6-8.RST.2</text:p>
          </table:table-cell>
          <table:table-cell office:value-type="string">
            <text:p>Determine the central ideas or conclusions of a text; provide an accurate summary of the text distinct from prior knowledge or opinions.</text:p>
          </table:table-cell>
          <table:table-cell table:number-columns-repeated="1020"/>
        </table:table-row>
        <table:table-row table:style-name="ro4">
          <table:table-cell office:value-type="float" office:value="3">
            <text:p>3</text:p>
          </table:table-cell>
          <table:table-cell office:value-type="string">
            <text:p>4-CR|4-8|6-8.RST.3</text:p>
          </table:table-cell>
          <table:table-cell office:value-type="string">
            <text:p>6-8.RST.3</text:p>
          </table:table-cell>
          <table:table-cell office:value-type="string">
            <text:p>Follow precisely a multistep procedure when carrying out experiments, taking measurements, or performing technical tasks.</text:p>
          </table:table-cell>
          <table:table-cell table:number-columns-repeated="1020"/>
        </table:table-row>
        <table:table-row table:style-name="ro3">
          <table:table-cell office:value-type="float" office:value="3">
            <text:p>3</text:p>
          </table:table-cell>
          <table:table-cell office:value-type="string">
            <text:p>4-CR|4-8|6-8.RST.5</text:p>
          </table:table-cell>
          <table:table-cell office:value-type="string">
            <text:p>6-8.RST.5</text:p>
          </table:table-cell>
          <table:table-cell office:value-type="string">
            <text:p>Analyze the structure an author uses to organize a text, including how the major sections contribute to the whole and to an understanding of the topic.</text:p>
          </table:table-cell>
          <table:table-cell table:number-columns-repeated="1020"/>
        </table:table-row>
        <table:table-row table:style-name="ro4">
          <table:table-cell office:value-type="float" office:value="3">
            <text:p>3</text:p>
          </table:table-cell>
          <table:table-cell office:value-type="string">
            <text:p>4-CR|4-8|6-8.RST.6</text:p>
          </table:table-cell>
          <table:table-cell office:value-type="string">
            <text:p>6-8.RST.6</text:p>
          </table:table-cell>
          <table:table-cell office:value-type="string">
            <text:p>Analyze the author’s purpose in providing an explanation, describing a procedure, or discussing an experiment in a text.</text:p>
          </table:table-cell>
          <table:table-cell table:number-columns-repeated="1020"/>
        </table:table-row>
        <table:table-row table:style-name="ro3">
          <table:table-cell office:value-type="float" office:value="3">
            <text:p>3</text:p>
          </table:table-cell>
          <table:table-cell office:value-type="string">
            <text:p>4-CR|4-8|6-8.RST.7</text:p>
          </table:table-cell>
          <table:table-cell office:value-type="string">
            <text:p>6-8.RST.7</text:p>
          </table:table-cell>
          <table:table-cell office:value-type="string">
            <text:p>Integrate quantitative or technical information expressed in words in a text with a version of that information expressed visually (e.g., in a flowchart, diagram, model, graph, or table).</text:p>
          </table:table-cell>
          <table:table-cell table:number-columns-repeated="1020"/>
        </table:table-row>
        <table:table-row table:style-name="ro4">
          <table:table-cell office:value-type="float" office:value="3">
            <text:p>3</text:p>
          </table:table-cell>
          <table:table-cell office:value-type="string">
            <text:p>4-CR|4-8|6-8.RST.8</text:p>
          </table:table-cell>
          <table:table-cell office:value-type="string">
            <text:p>6-8.RST.8</text:p>
          </table:table-cell>
          <table:table-cell office:value-type="string">
            <text:p>Distinguish among facts, reasoned judgment based on research findings, and speculation in a text.</text:p>
          </table:table-cell>
          <table:table-cell table:number-columns-repeated="1020"/>
        </table:table-row>
        <table:table-row table:style-name="ro3">
          <table:table-cell office:value-type="float" office:value="3">
            <text:p>3</text:p>
          </table:table-cell>
          <table:table-cell office:value-type="string">
            <text:p>4-CR|4-8|6-8.RST.9</text:p>
          </table:table-cell>
          <table:table-cell office:value-type="string">
            <text:p>6-8.RST.9</text:p>
          </table:table-cell>
          <table:table-cell office:value-type="string">
            <text:p>Compare and contrast the information gained from experiments, simulations, video, or multimedia sources with that gained from reading a text on the same topic.</text:p>
          </table:table-cell>
          <table:table-cell table:number-columns-repeated="1020"/>
        </table:table-row>
        <table:table-row table:style-name="ro7">
          <table:table-cell office:value-type="float" office:value="3">
            <text:p>3</text:p>
          </table:table-cell>
          <table:table-cell office:value-type="string">
            <text:p>4-CR|4-8|6-8.WHST.8</text:p>
          </table:table-cell>
          <table:table-cell office:value-type="string">
            <text:p>6-8.WHST.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number-columns-repeated="1020"/>
        </table:table-row>
        <table:table-row table:style-name="ro4">
          <table:table-cell office:value-type="float" office:value="3">
            <text:p>3</text:p>
          </table:table-cell>
          <table:table-cell office:value-type="string">
            <text:p>4-CR|4-8|6-8.WHST.9</text:p>
          </table:table-cell>
          <table:table-cell office:value-type="string">
            <text:p>6-8.WHST.9</text:p>
          </table:table-cell>
          <table:table-cell office:value-type="string">
            <text:p>Draw evidence from informational texts to support analysis reflection, and research.</text:p>
          </table:table-cell>
          <table:table-cell table:number-columns-repeated="1020"/>
        </table:table-row>
        <table:table-row table:style-name="ro7">
          <table:table-cell office:value-type="float" office:value="3">
            <text:p>3</text:p>
          </table:table-cell>
          <table:table-cell office:value-type="string">
            <text:p>4-CR|4-8|8.RI.9</text:p>
          </table:table-cell>
          <table:table-cell office:value-type="string">
            <text:p>8.RI.9</text:p>
          </table:table-cell>
          <table:table-cell office:value-type="string">
            <text:p>Analyze how a modern work of fiction draws on themes, patterns of events, or character types from myths, traditional stories, or religious works such as the Bible, including describing how the material is rendered new.</text:p>
          </table:table-cell>
          <table:table-cell table:number-columns-repeated="1020"/>
        </table:table-row>
        <table:table-row table:style-name="ro7">
          <table:table-cell office:value-type="float" office:value="3">
            <text:p>3</text:p>
          </table:table-cell>
          <table:table-cell office:value-type="string">
            <text:p>4-CR|4-8|8.W.8</text:p>
          </table:table-cell>
          <table:table-cell office:value-type="string">
            <text:p>8.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number-columns-repeated="1020"/>
        </table:table-row>
        <table:table-row table:style-name="ro6">
          <table:table-cell office:value-type="float" office:value="3">
            <text:p>3</text:p>
          </table:table-cell>
          <table:table-cell office:value-type="string">
            <text:p>4-CR|4-8|8.W.9a</text:p>
          </table:table-cell>
          <table:table-cell office:value-type="string">
            <text:p>8.W.9a</text:p>
          </table:table-cell>
          <table:table-cell office:value-type="string">
            <text:p>Draw evidence from literary or informational texts to support analysis, reflection, and research. A) Apply grade 8 Reading standards to literature (e.g., “Analyze how a modern work of fiction draws on themes, patterns of events, or character types from myths, traditional stories, or religious works such as the Bible, including describing how the material is rendered new”).</text:p>
          </table:table-cell>
          <table:table-cell table:number-columns-repeated="1020"/>
        </table:table-row>
        <table:table-row table:style-name="ro6">
          <table:table-cell office:value-type="float" office:value="3">
            <text:p>3</text:p>
          </table:table-cell>
          <table:table-cell office:value-type="string">
            <text:p>4-CR|4-8|8.W.9b</text:p>
          </table:table-cell>
          <table:table-cell office:value-type="string">
            <text:p>8.W.9b</text:p>
          </table:table-cell>
          <table:table-cell office:value-type="string">
            <text:p>Draw evidence from literary or informational texts to support analysis, reflection, and research. B) Apply grade 8 Reading standards to literary nonfiction (e.g., “Delineate and evaluate the argument and specific claims in a text, assessing whether the reasoning is sound and the evidence is relevant and sufficient; recognize when irrelevant evidence is introduced”).</text:p>
          </table:table-cell>
          <table:table-cell table:number-columns-repeated="1020"/>
        </table:table-row>
        <table:table-row table:style-name="ro7">
          <table:table-cell office:value-type="float" office:value="3">
            <text:p>3</text:p>
          </table:table-cell>
          <table:table-cell office:value-type="string">
            <text:p>4-CR|4-9|9.RI.9</text:p>
          </table:table-cell>
          <table:table-cell office:value-type="string">
            <text:p>9.RI.9</text:p>
          </table:table-cell>
          <table:table-cell office:value-type="string">
            <text:p>Analyze how a modern work of fiction draws on themes, patterns of events, or character types from myths, traditional stories, or religious works such as the Bible, including describing how the material is rendered new.</text:p>
          </table:table-cell>
          <table:table-cell table:number-columns-repeated="1020"/>
        </table:table-row>
        <table:table-row table:style-name="ro7">
          <table:table-cell office:value-type="float" office:value="3">
            <text:p>3</text:p>
          </table:table-cell>
          <table:table-cell office:value-type="string">
            <text:p>4-CR|4-9|9.W.8</text:p>
          </table:table-cell>
          <table:table-cell office:value-type="string">
            <text:p>9.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number-columns-repeated="1020"/>
        </table:table-row>
        <table:table-row table:style-name="ro6">
          <table:table-cell office:value-type="float" office:value="3">
            <text:p>3</text:p>
          </table:table-cell>
          <table:table-cell office:value-type="string">
            <text:p>4-CR|4-9|9.W.9a</text:p>
          </table:table-cell>
          <table:table-cell office:value-type="string">
            <text:p>9.W.9a</text:p>
          </table:table-cell>
          <table:table-cell office:value-type="string">
            <text:p>Draw evidence from literary or informational texts to support analysis, reflection, and research. A) Apply grade 8 Reading standards to literature (e.g., “Analyze how a modern work of fiction draws on themes, patterns of events, or character types from myths, traditional stories, or religious works such as the Bible, including describing how the material is rendered new”).</text:p>
          </table:table-cell>
          <table:table-cell table:number-columns-repeated="1020"/>
        </table:table-row>
        <table:table-row table:style-name="ro6">
          <table:table-cell office:value-type="float" office:value="3">
            <text:p>3</text:p>
          </table:table-cell>
          <table:table-cell office:value-type="string">
            <text:p>4-CR|4-9|9.W.9b</text:p>
          </table:table-cell>
          <table:table-cell office:value-type="string">
            <text:p>9.W.9b</text:p>
          </table:table-cell>
          <table:table-cell office:value-type="string">
            <text:p>Draw evidence from literary or informational texts to support analysis, reflection, and research. B) Apply grade 8 Reading standards to literary nonfiction (e.g., “Delineate and evaluate the argument and specific claims in a text, assessing whether the reasoning is sound and the evidence is relevant and sufficient; recognize when irrelevant evidence is introduced”).</text:p>
          </table:table-cell>
          <table:table-cell table:number-columns-repeated="1020"/>
        </table:table-row>
        <table:table-row table:style-name="ro5">
          <table:table-cell office:value-type="float" office:value="3">
            <text:p>3</text:p>
          </table:table-cell>
          <table:table-cell office:value-type="string">
            <text:p>4-CR|5-10|10.L.6</text:p>
          </table:table-cell>
          <table:table-cell office:value-type="string">
            <text:p>10.L.6</text:p>
          </table:table-cell>
          <table:table-cell office:value-type="string">
            <text:p>Acquire and use accurately general academic and domain-specific words and phrases, sufficient for reading, writing, speaking, and listening at the college and career readiness level; demonstrate independence in gathering vocabulary knowledge when considering a word or phrase important to comprehension or expression.</text:p>
          </table:table-cell>
          <table:table-cell table:number-columns-repeated="1020"/>
        </table:table-row>
        <table:table-row table:style-name="ro5">
          <table:table-cell office:value-type="float" office:value="3">
            <text:p>3</text:p>
          </table:table-cell>
          <table:table-cell office:value-type="string">
            <text:p>4-CR|5-10|10.W.2d</text:p>
          </table:table-cell>
          <table:table-cell office:value-type="string">
            <text:p>10.W.2d</text:p>
          </table:table-cell>
          <table:table-cell office:value-type="string">
            <text:p>Write informative/explanatory texts to examine and convey complex ideas, concepts, and information clearly and accurately through the effective selection, organization, and analysis of content. D) Use precise language, domain-specific vocabulary, and techniques such as metaphor, simile, and analogy to manage the complexity of the topic.</text:p>
          </table:table-cell>
          <table:table-cell table:number-columns-repeated="1020"/>
        </table:table-row>
        <table:table-row table:style-name="ro5">
          <table:table-cell office:value-type="float" office:value="3">
            <text:p>3</text:p>
          </table:table-cell>
          <table:table-cell office:value-type="string">
            <text:p>4-CR|5-10|10.W.3d</text:p>
          </table:table-cell>
          <table:table-cell office:value-type="string">
            <text:p>10.W.3d</text:p>
          </table:table-cell>
          <table:table-cell office:value-type="string">
            <text:p>Write narratives to develop real or imagined experiences or events using effective technique, well-chosen details, and well-structured event sequences. D) Use precise words and phrases, telling details, and sensory language to convey a vivid picture of the experiences, events, setting, and/or characters.</text:p>
          </table:table-cell>
          <table:table-cell table:number-columns-repeated="1020"/>
        </table:table-row>
        <table:table-row table:style-name="ro5">
          <table:table-cell office:value-type="float" office:value="3">
            <text:p>3</text:p>
          </table:table-cell>
          <table:table-cell office:value-type="string">
            <text:p>4-CR|5-11|11-12.L.6</text:p>
          </table:table-cell>
          <table:table-cell office:value-type="string">
            <text:p>11-12.L.6</text:p>
          </table:table-cell>
          <table:table-cell office:value-type="string">
            <text:p>Acquire and use accurately general academic and domain-specific words and phrases, sufficient for reading, writing, speaking, and listening at the college and career readiness level; demonstrate independence in gathering vocabulary knowledge when considering a word or phrase important to comprehension or expression.</text:p>
          </table:table-cell>
          <table:table-cell table:number-columns-repeated="1020"/>
        </table:table-row>
        <table:table-row table:style-name="ro5">
          <table:table-cell office:value-type="float" office:value="3">
            <text:p>3</text:p>
          </table:table-cell>
          <table:table-cell office:value-type="string">
            <text:p>4-CR|5-11|11-12.W.2d</text:p>
          </table:table-cell>
          <table:table-cell office:value-type="string">
            <text:p>11-12.W.2d</text:p>
          </table:table-cell>
          <table:table-cell office:value-type="string">
            <text:p>Write informative/explanatory texts to examine and convey complex ideas, concepts, and information clearly and accurately through the effective selection, organization, and analysis of content. D) Use precise language, domain-specific vocabulary, and techniques such as metaphor, simile, and analogy to manage the complexity of the topic.</text:p>
          </table:table-cell>
          <table:table-cell table:number-columns-repeated="1020"/>
        </table:table-row>
        <table:table-row table:style-name="ro5">
          <table:table-cell office:value-type="float" office:value="3">
            <text:p>3</text:p>
          </table:table-cell>
          <table:table-cell office:value-type="string">
            <text:p>4-CR|5-11|11-12.W.3d</text:p>
          </table:table-cell>
          <table:table-cell office:value-type="string">
            <text:p>11-12.W.3d</text:p>
          </table:table-cell>
          <table:table-cell office:value-type="string">
            <text:p>Write narratives to develop real or imagined experiences or events using effective technique, well-chosen details, and well-structured event sequences. D) Use precise words and phrases, telling details, and sensory language to convey a vivid picture of the experiences, events, setting, and/or characters.</text:p>
          </table:table-cell>
          <table:table-cell table:number-columns-repeated="1020"/>
        </table:table-row>
        <table:table-row table:style-name="ro4">
          <table:table-cell office:value-type="float" office:value="3">
            <text:p>3</text:p>
          </table:table-cell>
          <table:table-cell office:value-type="string">
            <text:p>4-CR|5-3|3.L.3a</text:p>
          </table:table-cell>
          <table:table-cell office:value-type="string">
            <text:p>3.L.3a</text:p>
          </table:table-cell>
          <table:table-cell office:value-type="string">
            <text:p>Use knowledge of language and its conventions when writing, speaking, reading, or listening. A) Choose words and phrases for effect.</text:p>
          </table:table-cell>
          <table:table-cell table:number-columns-repeated="1020"/>
        </table:table-row>
        <table:table-row table:style-name="ro7">
          <table:table-cell office:value-type="float" office:value="3">
            <text:p>3</text:p>
          </table:table-cell>
          <table:table-cell office:value-type="string">
            <text:p>4-CR|5-3|3.L.6</text:p>
          </table:table-cell>
          <table:table-cell office:value-type="string">
            <text:p>3.L.6</text:p>
          </table:table-cell>
          <table:table-cell office:value-type="string">
            <text:p>Acquire and use accurately grade-appropriate conversational, general academic, and domainspecific words and phrases, including those that signal spatial and temporal relationships (e.g., After dinner that night we went looking for them).</text:p>
          </table:table-cell>
          <table:table-cell table:number-columns-repeated="1020"/>
        </table:table-row>
        <table:table-row table:style-name="ro4">
          <table:table-cell office:value-type="float" office:value="3">
            <text:p>3</text:p>
          </table:table-cell>
          <table:table-cell office:value-type="string">
            <text:p>4-CR|5-3|3.W.2d</text:p>
          </table:table-cell>
          <table:table-cell office:value-type="string">
            <text:p>3.W.2d</text:p>
          </table:table-cell>
          <table:table-cell office:value-type="string">
            <text:p>Write informative/explanatory texts to examine a topic and convey ideas and information clearly. D) Provide a concluding statement or section.</text:p>
          </table:table-cell>
          <table:table-cell table:number-columns-repeated="1020"/>
        </table:table-row>
        <table:table-row table:style-name="ro3">
          <table:table-cell office:value-type="float" office:value="3">
            <text:p>3</text:p>
          </table:table-cell>
          <table:table-cell office:value-type="string">
            <text:p>4-CR|5-3|3.W.3d</text:p>
          </table:table-cell>
          <table:table-cell office:value-type="string">
            <text:p>3.W.3d</text:p>
          </table:table-cell>
          <table:table-cell office:value-type="string">
            <text:p>Write narratives to develop real or imagined experiences or events using effective technique, descriptive details, and clear event sequences. D) Provide a sense of closure.</text:p>
          </table:table-cell>
          <table:table-cell table:number-columns-repeated="1020"/>
        </table:table-row>
        <table:table-row table:style-name="ro3">
          <table:table-cell office:value-type="float" office:value="3">
            <text:p>3</text:p>
          </table:table-cell>
          <table:table-cell office:value-type="string">
            <text:p>4-CR|5-4|4.L.3a</text:p>
          </table:table-cell>
          <table:table-cell office:value-type="string">
            <text:p>4.L.3a</text:p>
          </table:table-cell>
          <table:table-cell office:value-type="string">
            <text:p>Use knowledge of language and its conventions when writing, speaking, reading, or listening. A) Choose words and phrases to convey ideas precisely.</text:p>
          </table:table-cell>
          <table:table-cell table:number-columns-repeated="1020"/>
        </table:table-row>
        <table:table-row table:style-name="ro5">
          <table:table-cell office:value-type="float" office:value="3">
            <text:p>3</text:p>
          </table:table-cell>
          <table:table-cell office:value-type="string">
            <text:p>4-CR|5-4|4.L.6</text:p>
          </table:table-cell>
          <table:table-cell office:value-type="string">
            <text:p>4.L.6</text:p>
          </table:table-cell>
          <table:table-cell office:value-type="string">
            <text:p>Acquire and use accurately grade-appropriate general academic and domain-specific words and phrases, including those that signal precise actions, emotions, or states of being (e.g., quizzed, whined, stammered) and that are basic to a particular topic (e.g., wildlife, conservation, and endangered when discussing animal preservation).</text:p>
          </table:table-cell>
          <table:table-cell table:number-columns-repeated="1020"/>
        </table:table-row>
        <table:table-row table:style-name="ro3">
          <table:table-cell office:value-type="float" office:value="3">
            <text:p>3</text:p>
          </table:table-cell>
          <table:table-cell office:value-type="string">
            <text:p>4-CR|5-4|4.W.2d</text:p>
          </table:table-cell>
          <table:table-cell office:value-type="string">
            <text:p>4.W.2d</text:p>
          </table:table-cell>
          <table:table-cell office:value-type="string">
            <text:p>Write informative/explanatory texts to examine a topic and convey ideas and information clearly. D) Use precise language and domain-specific vocabulary to inform about or explain the topic.</text:p>
          </table:table-cell>
          <table:table-cell table:number-columns-repeated="1020"/>
        </table:table-row>
        <table:table-row table:style-name="ro7">
          <table:table-cell office:value-type="float" office:value="3">
            <text:p>3</text:p>
          </table:table-cell>
          <table:table-cell office:value-type="string">
            <text:p>4-CR|5-4|4.W.3d</text:p>
          </table:table-cell>
          <table:table-cell office:value-type="string">
            <text:p>4.W.3d</text:p>
          </table:table-cell>
          <table:table-cell office:value-type="string">
            <text:p>Write narratives to develop real or imagined experiences or events using effective technique, descriptive details, and clear event sequences. D) Use concrete words and phrases and sensory details to convey experiences and events precisely.</text:p>
          </table:table-cell>
          <table:table-cell table:number-columns-repeated="1020"/>
        </table:table-row>
        <table:table-row table:style-name="ro3">
          <table:table-cell office:value-type="float" office:value="3">
            <text:p>3</text:p>
          </table:table-cell>
          <table:table-cell office:value-type="string">
            <text:p>4-CR|5-5|5.L.3a</text:p>
          </table:table-cell>
          <table:table-cell office:value-type="string">
            <text:p>5.L.3a</text:p>
          </table:table-cell>
          <table:table-cell office:value-type="string">
            <text:p>Use knowledge of language and its conventions when writing, speaking, reading, or listening. A) Expand, combine, and reduce sentences for meaning, reader/listener interest, and style.</text:p>
          </table:table-cell>
          <table:table-cell table:number-columns-repeated="1020"/>
        </table:table-row>
        <table:table-row table:style-name="ro7">
          <table:table-cell office:value-type="float" office:value="3">
            <text:p>3</text:p>
          </table:table-cell>
          <table:table-cell office:value-type="string">
            <text:p>4-CR|5-5|5.L.6</text:p>
          </table:table-cell>
          <table:table-cell office:value-type="string">
            <text:p>5.L.6</text:p>
          </table:table-cell>
          <table:table-cell office:value-type="string">
            <text:p>Acquire and use accurately grade-appropriate general academic and domain-specific words and phrases, including those that signal contrast, addition, and other logical relationships (e.g., however, although, nevertheless, similarly, moreover, in addition).</text:p>
          </table:table-cell>
          <table:table-cell table:number-columns-repeated="1020"/>
        </table:table-row>
        <table:table-row table:style-name="ro3">
          <table:table-cell office:value-type="float" office:value="3">
            <text:p>3</text:p>
          </table:table-cell>
          <table:table-cell office:value-type="string">
            <text:p>4-CR|5-5|5.W.2d</text:p>
          </table:table-cell>
          <table:table-cell office:value-type="string">
            <text:p>5.W.2d</text:p>
          </table:table-cell>
          <table:table-cell office:value-type="string">
            <text:p>Write informative/explanatory texts to examine a topic and convey ideas and information clearly. D) Use precise language and domain-specific vocabulary to inform about or explain the topic.</text:p>
          </table:table-cell>
          <table:table-cell table:number-columns-repeated="1020"/>
        </table:table-row>
        <table:table-row table:style-name="ro7">
          <table:table-cell office:value-type="float" office:value="3">
            <text:p>3</text:p>
          </table:table-cell>
          <table:table-cell office:value-type="string">
            <text:p>4-CR|5-5|5.W.3d</text:p>
          </table:table-cell>
          <table:table-cell office:value-type="string">
            <text:p>5.W.3d</text:p>
          </table:table-cell>
          <table:table-cell office:value-type="string">
            <text:p>Write narratives to develop real or imagined experiences or events using effective technique, descriptive details, and clear event sequences. D) Use concrete words and phrases and sensory details to convey experiences and events precisely.</text:p>
          </table:table-cell>
          <table:table-cell table:number-columns-repeated="1020"/>
        </table:table-row>
        <table:table-row table:style-name="ro3">
          <table:table-cell office:value-type="float" office:value="3">
            <text:p>3</text:p>
          </table:table-cell>
          <table:table-cell office:value-type="string">
            <text:p>4-CR|5-6|6.L.6</text:p>
          </table:table-cell>
          <table:table-cell office:value-type="string">
            <text:p>6.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number-columns-repeated="1020"/>
        </table:table-row>
        <table:table-row table:style-name="ro7">
          <table:table-cell office:value-type="float" office:value="3">
            <text:p>3</text:p>
          </table:table-cell>
          <table:table-cell office:value-type="string">
            <text:p>4-CR|5-6|6.W.2d</text:p>
          </table:table-cell>
          <table:table-cell office:value-type="string">
            <text:p>6.W.2d</text:p>
          </table:table-cell>
          <table:table-cell office:value-type="string">
            <text:p>Write informative/explanatory texts to examine a topic and convey ideas, concepts, and information through the selection, organization, and analysis of relevant content. D) Use precise language and domain-specific vocabulary to inform about or explain the topic.</text:p>
          </table:table-cell>
          <table:table-cell table:number-columns-repeated="1020"/>
        </table:table-row>
        <table:table-row table:style-name="ro7">
          <table:table-cell office:value-type="float" office:value="3">
            <text:p>3</text:p>
          </table:table-cell>
          <table:table-cell office:value-type="string">
            <text:p>4-CR|5-6|6.W.3d</text:p>
          </table:table-cell>
          <table:table-cell office:value-type="string">
            <text:p>6.W.3d</text:p>
          </table:table-cell>
          <table:table-cell office:value-type="string">
            <text:p>Write narratives to develop real or imagined experiences or events using effective technique, relevant descriptive details, and well-structured event sequences. D) Use precise words and phrases, relevant descriptive details, and sensory language to convey experiences and events.</text:p>
          </table:table-cell>
          <table:table-cell table:number-columns-repeated="1020"/>
        </table:table-row>
        <table:table-row table:style-name="ro3">
          <table:table-cell office:value-type="float" office:value="3">
            <text:p>3</text:p>
          </table:table-cell>
          <table:table-cell office:value-type="string">
            <text:p>4-CR|5-7|7.L.6</text:p>
          </table:table-cell>
          <table:table-cell office:value-type="string">
            <text:p>7.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number-columns-repeated="1020"/>
        </table:table-row>
        <table:table-row table:style-name="ro7">
          <table:table-cell office:value-type="float" office:value="3">
            <text:p>3</text:p>
          </table:table-cell>
          <table:table-cell office:value-type="string">
            <text:p>4-CR|5-7|7.W.2d</text:p>
          </table:table-cell>
          <table:table-cell office:value-type="string">
            <text:p>7.W.2d</text:p>
          </table:table-cell>
          <table:table-cell office:value-type="string">
            <text:p>Write informative/explanatory texts to examine a topic and convey ideas, concepts, and information through the selection, organization, and analysis of relevant content. D) Use precise language and domain-specific vocabulary to inform about or explain the topic.</text:p>
          </table:table-cell>
          <table:table-cell table:number-columns-repeated="1020"/>
        </table:table-row>
        <table:table-row table:style-name="ro5">
          <table:table-cell office:value-type="float" office:value="3">
            <text:p>3</text:p>
          </table:table-cell>
          <table:table-cell office:value-type="string">
            <text:p>4-CR|5-7|7.W.3d</text:p>
          </table:table-cell>
          <table:table-cell office:value-type="string">
            <text:p>7.W.3d</text:p>
          </table:table-cell>
          <table:table-cell office:value-type="string">
            <text:p>Write narratives to develop real or imagined experiences or events using effective technique, relevant descriptive details, and well-structured event sequences. D) Use precise words and phrases, relevant descriptive details, and sensory language to capture the action and convey experiences and events.</text:p>
          </table:table-cell>
          <table:table-cell table:number-columns-repeated="1020"/>
        </table:table-row>
        <table:table-row table:style-name="ro3">
          <table:table-cell office:value-type="float" office:value="3">
            <text:p>3</text:p>
          </table:table-cell>
          <table:table-cell office:value-type="string">
            <text:p>4-CR|5-8|8.L.6</text:p>
          </table:table-cell>
          <table:table-cell office:value-type="string">
            <text:p>8.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number-columns-repeated="1020"/>
        </table:table-row>
        <table:table-row table:style-name="ro7">
          <table:table-cell office:value-type="float" office:value="3">
            <text:p>3</text:p>
          </table:table-cell>
          <table:table-cell office:value-type="string">
            <text:p>4-CR|5-8|8.W.2d</text:p>
          </table:table-cell>
          <table:table-cell office:value-type="string">
            <text:p>8.W.2d</text:p>
          </table:table-cell>
          <table:table-cell office:value-type="string">
            <text:p>Write informative/explanatory texts to examine a topic and convey ideas, concepts, and information through the selection, organization, and analysis of relevant content. D) Use precise language and domain-specific vocabulary to inform about or explain the topic.</text:p>
          </table:table-cell>
          <table:table-cell table:number-columns-repeated="1020"/>
        </table:table-row>
        <table:table-row table:style-name="ro5">
          <table:table-cell office:value-type="float" office:value="3">
            <text:p>3</text:p>
          </table:table-cell>
          <table:table-cell office:value-type="string">
            <text:p>4-CR|5-8|8.W.3d</text:p>
          </table:table-cell>
          <table:table-cell office:value-type="string">
            <text:p>8.W.3d</text:p>
          </table:table-cell>
          <table:table-cell office:value-type="string">
            <text:p>Write narratives to develop real or imagined experiences or events using effective technique, relevant descriptive details, and well-structured event sequences. D) Use precise words and phrases, relevant descriptive details, and sensory language to capture the action and convey experiences and events.</text:p>
          </table:table-cell>
          <table:table-cell table:number-columns-repeated="1020"/>
        </table:table-row>
        <table:table-row table:style-name="ro3">
          <table:table-cell office:value-type="float" office:value="3">
            <text:p>3</text:p>
          </table:table-cell>
          <table:table-cell office:value-type="string">
            <text:p>4-CR|5-9|9.L.6</text:p>
          </table:table-cell>
          <table:table-cell office:value-type="string">
            <text:p>9.L.6</text:p>
          </table:table-cell>
          <table:table-cell office:value-type="string">
            <text:p>Acquire and use accurately grade-appropriate general academic and domain-specific words and phrases; gather vocabulary knowledge when considering a word or phrase important to comprehension or expression.</text:p>
          </table:table-cell>
          <table:table-cell table:number-columns-repeated="1020"/>
        </table:table-row>
        <table:table-row table:style-name="ro7">
          <table:table-cell office:value-type="float" office:value="3">
            <text:p>3</text:p>
          </table:table-cell>
          <table:table-cell office:value-type="string">
            <text:p>4-CR|5-9|9.W.2d</text:p>
          </table:table-cell>
          <table:table-cell office:value-type="string">
            <text:p>9.W.2d</text:p>
          </table:table-cell>
          <table:table-cell office:value-type="string">
            <text:p>Write informative/explanatory texts to examine a topic and convey ideas, concepts, and information through the selection, organization, and analysis of relevant content. D) Use precise language and domain-specific vocabulary to inform about or explain the topic.</text:p>
          </table:table-cell>
          <table:table-cell table:number-columns-repeated="1020"/>
        </table:table-row>
        <table:table-row table:style-name="ro5">
          <table:table-cell office:value-type="float" office:value="3">
            <text:p>3</text:p>
          </table:table-cell>
          <table:table-cell office:value-type="string">
            <text:p>4-CR|5-9|9.W.3d</text:p>
          </table:table-cell>
          <table:table-cell office:value-type="string">
            <text:p>9.W.3d</text:p>
          </table:table-cell>
          <table:table-cell office:value-type="string">
            <text:p>Write narratives to develop real or imagined experiences or events using effective technique, relevant descriptive details, and well-structured event sequences. D) Use precise words and phrases, relevant descriptive details, and sensory language to capture the action and convey experiences and events.</text:p>
          </table:table-cell>
          <table:table-cell table:number-columns-repeated="1020"/>
        </table:table-row>
        <table:table-row table:style-name="ro7">
          <table:table-cell office:value-type="float" office:value="3">
            <text:p>3</text:p>
          </table:table-cell>
          <table:table-cell office:value-type="string">
            <text:p>4-CR|6-10|10.L.1a</text:p>
          </table:table-cell>
          <table:table-cell office:value-type="string">
            <text:p>10.L.1a</text:p>
          </table:table-cell>
          <table:table-cell office:value-type="string">
            <text:p>Demonstrate command of the conventions of standard English grammar and usage when writing or speaking. A) Apply the understanding that usage is a matter of convention, can change over time, and is sometimes contested.</text:p>
          </table:table-cell>
          <table:table-cell table:number-columns-repeated="1020"/>
        </table:table-row>
        <table:table-row table:style-name="ro7">
          <table:table-cell office:value-type="float" office:value="3">
            <text:p>3</text:p>
          </table:table-cell>
          <table:table-cell office:value-type="string">
            <text:p>4-CR|6-10|10.L.1b</text:p>
          </table:table-cell>
          <table:table-cell office:value-type="string">
            <text:p>10.L.1b</text:p>
          </table:table-cell>
          <table:table-cell office:value-type="string">
            <text:p>Demonstrate command of the conventions of standard English grammar and usage when writing or speaking. B) Resolve issues of complex or contested usage, consulting references (e.g., Merriam-Webster’s Dictionary of English Usage, Garner’s Modern American Usage) as needed.</text:p>
          </table:table-cell>
          <table:table-cell table:number-columns-repeated="1020"/>
        </table:table-row>
        <table:table-row table:style-name="ro3">
          <table:table-cell office:value-type="float" office:value="3">
            <text:p>3</text:p>
          </table:table-cell>
          <table:table-cell office:value-type="string">
            <text:p>4-CR|6-10|10.L.2a</text:p>
          </table:table-cell>
          <table:table-cell office:value-type="string">
            <text:p>10.L.2a</text:p>
          </table:table-cell>
          <table:table-cell office:value-type="string">
            <text:p>Demonstrate command of the conventions of standard English capitalization, punctuation, and spelling when writing. A) Observe hyphenation conventions.</text:p>
          </table:table-cell>
          <table:table-cell table:number-columns-repeated="1020"/>
        </table:table-row>
        <table:table-row table:style-name="ro4">
          <table:table-cell office:value-type="float" office:value="3">
            <text:p>3</text:p>
          </table:table-cell>
          <table:table-cell office:value-type="string">
            <text:p>4-CR|6-10|10.L.2b</text:p>
          </table:table-cell>
          <table:table-cell office:value-type="string">
            <text:p>10.L.2b</text:p>
          </table:table-cell>
          <table:table-cell office:value-type="string">
            <text:p>Demonstrate command of the conventions of standard English capitalization, punctuation, and spelling when writing. B) Spell correctly.</text:p>
          </table:table-cell>
          <table:table-cell table:number-columns-repeated="1020"/>
        </table:table-row>
        <table:table-row table:style-name="ro7">
          <table:table-cell office:value-type="float" office:value="3">
            <text:p>3</text:p>
          </table:table-cell>
          <table:table-cell office:value-type="string">
            <text:p>4-CR|6-11|11-12.L.1a</text:p>
          </table:table-cell>
          <table:table-cell office:value-type="string">
            <text:p>11-12.L.1a</text:p>
          </table:table-cell>
          <table:table-cell office:value-type="string">
            <text:p>Demonstrate command of the conventions of standard English grammar and usage when writing or speaking. A) Apply the understanding that usage is a matter of convention, can change over time, and is sometimes contested.</text:p>
          </table:table-cell>
          <table:table-cell table:number-columns-repeated="1020"/>
        </table:table-row>
        <table:table-row table:style-name="ro7">
          <table:table-cell office:value-type="float" office:value="3">
            <text:p>3</text:p>
          </table:table-cell>
          <table:table-cell office:value-type="string">
            <text:p>4-CR|6-11|11-12.L.1b</text:p>
          </table:table-cell>
          <table:table-cell office:value-type="string">
            <text:p>11-12.L.1b</text:p>
          </table:table-cell>
          <table:table-cell office:value-type="string">
            <text:p>Demonstrate command of the conventions of standard English grammar and usage when writing or speaking. B) Resolve issues of complex or contested usage, consulting references (e.g., Merriam-Webster’s Dictionary of English Usage, Garner’s Modern American Usage) as needed.</text:p>
          </table:table-cell>
          <table:table-cell table:number-columns-repeated="1020"/>
        </table:table-row>
        <table:table-row table:style-name="ro3">
          <table:table-cell office:value-type="float" office:value="3">
            <text:p>3</text:p>
          </table:table-cell>
          <table:table-cell office:value-type="string">
            <text:p>4-CR|6-11|11-12.L.2a</text:p>
          </table:table-cell>
          <table:table-cell office:value-type="string">
            <text:p>11-12.L.2a</text:p>
          </table:table-cell>
          <table:table-cell office:value-type="string">
            <text:p>Demonstrate command of the conventions of standard English capitalization, punctuation, and spelling when writing. A) Observe hyphenation conventions.</text:p>
          </table:table-cell>
          <table:table-cell table:number-columns-repeated="1020"/>
        </table:table-row>
        <table:table-row table:style-name="ro4">
          <table:table-cell office:value-type="float" office:value="3">
            <text:p>3</text:p>
          </table:table-cell>
          <table:table-cell office:value-type="string">
            <text:p>4-CR|6-11|11-12.L.2b</text:p>
          </table:table-cell>
          <table:table-cell office:value-type="string">
            <text:p>11-12.L.2b</text:p>
          </table:table-cell>
          <table:table-cell office:value-type="string">
            <text:p>Demonstrate command of the conventions of standard English capitalization, punctuation, and spelling when writing. B) Spell correctly.</text:p>
          </table:table-cell>
          <table:table-cell table:number-columns-repeated="1020"/>
        </table:table-row>
        <table:table-row table:style-name="ro7">
          <table:table-cell office:value-type="float" office:value="3">
            <text:p>3</text:p>
          </table:table-cell>
          <table:table-cell office:value-type="string">
            <text:p>4-CR|6-3|3.L.1a</text:p>
          </table:table-cell>
          <table:table-cell office:value-type="string">
            <text:p>3.L.1a</text:p>
          </table:table-cell>
          <table:table-cell office:value-type="string">
            <text:p>Demonstrate command of the conventions of standard English grammar and usage when writing or speaking. A) Explain the function of nouns, pronouns, verbs, adjectives, and adverbs in general and their functions in particular sentences.</text:p>
          </table:table-cell>
          <table:table-cell table:number-columns-repeated="1020"/>
        </table:table-row>
        <table:table-row table:style-name="ro3">
          <table:table-cell office:value-type="float" office:value="3">
            <text:p>3</text:p>
          </table:table-cell>
          <table:table-cell office:value-type="string">
            <text:p>4-CR|6-3|3.L.1b</text:p>
          </table:table-cell>
          <table:table-cell office:value-type="string">
            <text:p>3.L.1b</text:p>
          </table:table-cell>
          <table:table-cell office:value-type="string">
            <text:p>Demonstrate command of the conventions of standard English grammar and usage when writing or speaking. B) Form and use regular and irregular plural nouns.</text:p>
          </table:table-cell>
          <table:table-cell table:number-columns-repeated="1020"/>
        </table:table-row>
        <table:table-row table:style-name="ro3">
          <table:table-cell office:value-type="float" office:value="3">
            <text:p>3</text:p>
          </table:table-cell>
          <table:table-cell office:value-type="string">
            <text:p>4-CR|6-3|3.L.1c</text:p>
          </table:table-cell>
          <table:table-cell office:value-type="string">
            <text:p>3.L.1c</text:p>
          </table:table-cell>
          <table:table-cell office:value-type="string">
            <text:p>Demonstrate command of the conventions of standard English grammar and usage when writing or speaking. C) Use abstract nouns (e.g., childhood).</text:p>
          </table:table-cell>
          <table:table-cell table:number-columns-repeated="1020"/>
        </table:table-row>
        <table:table-row table:style-name="ro3">
          <table:table-cell office:value-type="float" office:value="3">
            <text:p>3</text:p>
          </table:table-cell>
          <table:table-cell office:value-type="string">
            <text:p>4-CR|6-3|3.L.1d</text:p>
          </table:table-cell>
          <table:table-cell office:value-type="string">
            <text:p>3.L.1d</text:p>
          </table:table-cell>
          <table:table-cell office:value-type="string">
            <text:p>Demonstrate command of the conventions of standard English grammar and usage when writing or speaking. D) Form and use regular and irregular verbs.</text:p>
          </table:table-cell>
          <table:table-cell table:number-columns-repeated="1020"/>
        </table:table-row>
        <table:table-row table:style-name="ro3">
          <table:table-cell office:value-type="float" office:value="3">
            <text:p>3</text:p>
          </table:table-cell>
          <table:table-cell office:value-type="string">
            <text:p>4-CR|6-3|3.L.1e</text:p>
          </table:table-cell>
          <table:table-cell office:value-type="string">
            <text:p>3.L.1e</text:p>
          </table:table-cell>
          <table:table-cell office:value-type="string">
            <text:p>Demonstrate command of the conventions of standard English grammar and usage when writing or speaking. E) Form and use the simple (e.g., I walked; I walk; I will walk) verb tenses.</text:p>
          </table:table-cell>
          <table:table-cell table:number-columns-repeated="1020"/>
        </table:table-row>
        <table:table-row table:style-name="ro3">
          <table:table-cell office:value-type="float" office:value="3">
            <text:p>3</text:p>
          </table:table-cell>
          <table:table-cell office:value-type="string">
            <text:p>4-CR|6-3|3.L.1f</text:p>
          </table:table-cell>
          <table:table-cell office:value-type="string">
            <text:p>3.L.1f</text:p>
          </table:table-cell>
          <table:table-cell office:value-type="string">
            <text:p>Demonstrate command of the conventions of standard English grammar and usage when writing or speaking. F) Ensure subject-verb and pronoun-antecedent agreement.*</text:p>
          </table:table-cell>
          <table:table-cell table:number-columns-repeated="1020"/>
        </table:table-row>
        <table:table-row table:style-name="ro7">
          <table:table-cell office:value-type="float" office:value="3">
            <text:p>3</text:p>
          </table:table-cell>
          <table:table-cell office:value-type="string">
            <text:p>4-CR|6-3|3.L.1g</text:p>
          </table:table-cell>
          <table:table-cell office:value-type="string">
            <text:p>3.L.1g</text:p>
          </table:table-cell>
          <table:table-cell office:value-type="string">
            <text:p>Demonstrate command of the conventions of standard English grammar and usage when writing or speaking. G) Form and use comparative and superlative adjectives and adverbs, and choose between them depending on what is to be modified.</text:p>
          </table:table-cell>
          <table:table-cell table:number-columns-repeated="1020"/>
        </table:table-row>
        <table:table-row table:style-name="ro3">
          <table:table-cell office:value-type="float" office:value="3">
            <text:p>3</text:p>
          </table:table-cell>
          <table:table-cell office:value-type="string">
            <text:p>4-CR|6-3|3.L.1h</text:p>
          </table:table-cell>
          <table:table-cell office:value-type="string">
            <text:p>3.L.1h</text:p>
          </table:table-cell>
          <table:table-cell office:value-type="string">
            <text:p>Demonstrate command of the conventions of standard English grammar and usage when writing or speaking. H) Use coordinating and subordinating conjunctions.</text:p>
          </table:table-cell>
          <table:table-cell table:number-columns-repeated="1020"/>
        </table:table-row>
        <table:table-row table:style-name="ro3">
          <table:table-cell office:value-type="float" office:value="3">
            <text:p>3</text:p>
          </table:table-cell>
          <table:table-cell office:value-type="string">
            <text:p>4-CR|6-3|3.L.1i</text:p>
          </table:table-cell>
          <table:table-cell office:value-type="string">
            <text:p>3.L.1i</text:p>
          </table:table-cell>
          <table:table-cell office:value-type="string">
            <text:p>Demonstrate command of the conventions of standard English grammar and usage when writing or speaking. I) Produce simple, compound, and complex sentences.</text:p>
          </table:table-cell>
          <table:table-cell table:number-columns-repeated="1020"/>
        </table:table-row>
        <table:table-row table:style-name="ro3">
          <table:table-cell office:value-type="float" office:value="3">
            <text:p>3</text:p>
          </table:table-cell>
          <table:table-cell office:value-type="string">
            <text:p>4-CR|6-3|3.L.2a</text:p>
          </table:table-cell>
          <table:table-cell office:value-type="string">
            <text:p>3.L.2a</text:p>
          </table:table-cell>
          <table:table-cell office:value-type="string">
            <text:p>Demonstrate command of the conventions of standard English capitalization, punctuation, and spelling when writing. A) Capitalize appropriate words in titles.</text:p>
          </table:table-cell>
          <table:table-cell table:number-columns-repeated="1020"/>
        </table:table-row>
        <table:table-row table:style-name="ro3">
          <table:table-cell office:value-type="float" office:value="3">
            <text:p>3</text:p>
          </table:table-cell>
          <table:table-cell office:value-type="string">
            <text:p>4-CR|6-3|3.L.2b</text:p>
          </table:table-cell>
          <table:table-cell office:value-type="string">
            <text:p>3.L.2b</text:p>
          </table:table-cell>
          <table:table-cell office:value-type="string">
            <text:p>Demonstrate command of the conventions of standard English capitalization, punctuation, and spelling when writing. B) Use commas in addresses.</text:p>
          </table:table-cell>
          <table:table-cell table:number-columns-repeated="1020"/>
        </table:table-row>
        <table:table-row table:style-name="ro3">
          <table:table-cell office:value-type="float" office:value="3">
            <text:p>3</text:p>
          </table:table-cell>
          <table:table-cell office:value-type="string">
            <text:p>4-CR|6-3|3.L.2c</text:p>
          </table:table-cell>
          <table:table-cell office:value-type="string">
            <text:p>3.L.2c</text:p>
          </table:table-cell>
          <table:table-cell office:value-type="string">
            <text:p>Demonstrate command of the conventions of standard English capitalization, punctuation, and spelling when writing. C) Use commas and quotation marks in dialogue.</text:p>
          </table:table-cell>
          <table:table-cell table:number-columns-repeated="1020"/>
        </table:table-row>
        <table:table-row table:style-name="ro3">
          <table:table-cell office:value-type="float" office:value="3">
            <text:p>3</text:p>
          </table:table-cell>
          <table:table-cell office:value-type="string">
            <text:p>4-CR|6-3|3.L.2d</text:p>
          </table:table-cell>
          <table:table-cell office:value-type="string">
            <text:p>3.L.2d</text:p>
          </table:table-cell>
          <table:table-cell office:value-type="string">
            <text:p>Demonstrate command of the conventions of standard English capitalization, punctuation, and spelling when writing. D) Form and use possessives.</text:p>
          </table:table-cell>
          <table:table-cell table:number-columns-repeated="1020"/>
        </table:table-row>
        <table:table-row table:style-name="ro7">
          <table:table-cell office:value-type="float" office:value="3">
            <text:p>3</text:p>
          </table:table-cell>
          <table:table-cell office:value-type="string">
            <text:p>4-CR|6-3|3.L.2e</text:p>
          </table:table-cell>
          <table:table-cell office:value-type="string">
            <text:p>3.L.2e</text:p>
          </table:table-cell>
          <table:table-cell office:value-type="string">
            <text:p>Demonstrate command of the conventions of standard English capitalization, punctuation, and spelling when writing. E) Use conventional spelling for high-frequency and other studied words and for adding suffixes to base words (e.g., sitting, smiled, cries, happiness).</text:p>
          </table:table-cell>
          <table:table-cell table:number-columns-repeated="1020"/>
        </table:table-row>
        <table:table-row table:style-name="ro7">
          <table:table-cell office:value-type="float" office:value="3">
            <text:p>3</text:p>
          </table:table-cell>
          <table:table-cell office:value-type="string">
            <text:p>4-CR|6-3|3.L.2f</text:p>
          </table:table-cell>
          <table:table-cell office:value-type="string">
            <text:p>3.L.2f</text:p>
          </table:table-cell>
          <table:table-cell office:value-type="string">
            <text:p>Demonstrate command of the conventions of standard English capitalization, punctuation, and spelling when writing. F) Use spelling patterns and generalizations (e.g., word families, position-based spellings, syllable patterns, ending rules, meaningful word parts) in writing words.</text:p>
          </table:table-cell>
          <table:table-cell table:number-columns-repeated="1020"/>
        </table:table-row>
        <table:table-row table:style-name="ro7">
          <table:table-cell office:value-type="float" office:value="3">
            <text:p>3</text:p>
          </table:table-cell>
          <table:table-cell office:value-type="string">
            <text:p>4-CR|6-3|3.L.2g</text:p>
          </table:table-cell>
          <table:table-cell office:value-type="string">
            <text:p>3.L.2g</text:p>
          </table:table-cell>
          <table:table-cell office:value-type="string">
            <text:p>Demonstrate command of the conventions of standard English capitalization, punctuation, and spelling when writing. G) Consult reference materials, including beginning dictionaries, as needed to check and correct spellings.</text:p>
          </table:table-cell>
          <table:table-cell table:number-columns-repeated="1020"/>
        </table:table-row>
        <table:table-row table:style-name="ro3">
          <table:table-cell office:value-type="float" office:value="3">
            <text:p>3</text:p>
          </table:table-cell>
          <table:table-cell office:value-type="string">
            <text:p>4-CR|6-4|4.L.1a</text:p>
          </table:table-cell>
          <table:table-cell office:value-type="string">
            <text:p>4.L.1a</text:p>
          </table:table-cell>
          <table:table-cell office:value-type="string">
            <text:p>Demonstrate command of the conventions of standard English grammar and usage when writing or speaking. A) Use relative pronouns (who, whose, whom, which, that) and relative adverbs (where, when, why).</text:p>
          </table:table-cell>
          <table:table-cell table:number-columns-repeated="1020"/>
        </table:table-row>
        <table:table-row table:style-name="ro3">
          <table:table-cell office:value-type="float" office:value="3">
            <text:p>3</text:p>
          </table:table-cell>
          <table:table-cell office:value-type="string">
            <text:p>4-CR|6-4|4.L.1b</text:p>
          </table:table-cell>
          <table:table-cell office:value-type="string">
            <text:p>4.L.1b</text:p>
          </table:table-cell>
          <table:table-cell office:value-type="string">
            <text:p>Demonstrate command of the conventions of standard English grammar and usage when writing or speaking. B) Form and use the progressive (e.g., I was walking; I am walking; I will be walking) verb tenses.</text:p>
          </table:table-cell>
          <table:table-cell table:number-columns-repeated="1020"/>
        </table:table-row>
        <table:table-row table:style-name="ro3">
          <table:table-cell office:value-type="float" office:value="3">
            <text:p>3</text:p>
          </table:table-cell>
          <table:table-cell office:value-type="string">
            <text:p>4-CR|6-4|4.L.1c</text:p>
          </table:table-cell>
          <table:table-cell office:value-type="string">
            <text:p>4.L.1c</text:p>
          </table:table-cell>
          <table:table-cell office:value-type="string">
            <text:p>Demonstrate command of the conventions of standard English grammar and usage when writing or speaking. C) Use modal auxiliaries (e.g., can, may, must) to convey various conditions.</text:p>
          </table:table-cell>
          <table:table-cell table:number-columns-repeated="1020"/>
        </table:table-row>
        <table:table-row table:style-name="ro7">
          <table:table-cell office:value-type="float" office:value="3">
            <text:p>3</text:p>
          </table:table-cell>
          <table:table-cell office:value-type="string">
            <text:p>4-CR|6-4|4.L.1d</text:p>
          </table:table-cell>
          <table:table-cell office:value-type="string">
            <text:p>4.L.1d</text:p>
          </table:table-cell>
          <table:table-cell office:value-type="string">
            <text:p>Demonstrate command of the conventions of standard English grammar and usage when writing or speaking. D) Order adjectives within sentences according to conventional patterns (e.g., a small red bag rather than a red small bag).</text:p>
          </table:table-cell>
          <table:table-cell table:number-columns-repeated="1020"/>
        </table:table-row>
        <table:table-row table:style-name="ro3">
          <table:table-cell office:value-type="float" office:value="3">
            <text:p>3</text:p>
          </table:table-cell>
          <table:table-cell office:value-type="string">
            <text:p>4-CR|6-4|4.L.1e</text:p>
          </table:table-cell>
          <table:table-cell office:value-type="string">
            <text:p>4.L.1e</text:p>
          </table:table-cell>
          <table:table-cell office:value-type="string">
            <text:p>Demonstrate command of the conventions of standard English grammar and usage when writing or speaking. E) Form and use prepositional phrases.</text:p>
          </table:table-cell>
          <table:table-cell table:number-columns-repeated="1020"/>
        </table:table-row>
        <table:table-row table:style-name="ro3">
          <table:table-cell office:value-type="float" office:value="3">
            <text:p>3</text:p>
          </table:table-cell>
          <table:table-cell office:value-type="string">
            <text:p>4-CR|6-4|4.L.1f</text:p>
          </table:table-cell>
          <table:table-cell office:value-type="string">
            <text:p>4.L.1f</text:p>
          </table:table-cell>
          <table:table-cell office:value-type="string">
            <text:p>Demonstrate command of the conventions of standard English grammar and usage when writing or speaking. F) Produce complete sentences, recognizing and correcting inappropriate fragments and run-ons.*</text:p>
          </table:table-cell>
          <table:table-cell table:number-columns-repeated="1020"/>
        </table:table-row>
        <table:table-row table:style-name="ro3">
          <table:table-cell office:value-type="float" office:value="3">
            <text:p>3</text:p>
          </table:table-cell>
          <table:table-cell office:value-type="string">
            <text:p>4-CR|6-4|4.L.1g</text:p>
          </table:table-cell>
          <table:table-cell office:value-type="string">
            <text:p>4.L.1g</text:p>
          </table:table-cell>
          <table:table-cell office:value-type="string">
            <text:p>Demonstrate command of the conventions of standard English grammar and usage when writing or speaking. G) Correctly use frequently confused words (e.g., to, too, two; there, their).*</text:p>
          </table:table-cell>
          <table:table-cell table:number-columns-repeated="1020"/>
        </table:table-row>
        <table:table-row table:style-name="ro3">
          <table:table-cell office:value-type="float" office:value="3">
            <text:p>3</text:p>
          </table:table-cell>
          <table:table-cell office:value-type="string">
            <text:p>4-CR|6-4|4.L.2a</text:p>
          </table:table-cell>
          <table:table-cell office:value-type="string">
            <text:p>4.L.2a</text:p>
          </table:table-cell>
          <table:table-cell office:value-type="string">
            <text:p>Demonstrate command of the conventions of standard English capitalization, punctuation, and spelling when writing. A) Use correct capitalization.</text:p>
          </table:table-cell>
          <table:table-cell table:number-columns-repeated="1020"/>
        </table:table-row>
        <table:table-row table:style-name="ro3">
          <table:table-cell office:value-type="float" office:value="3">
            <text:p>3</text:p>
          </table:table-cell>
          <table:table-cell office:value-type="string">
            <text:p>4-CR|6-4|4.L.2b</text:p>
          </table:table-cell>
          <table:table-cell office:value-type="string">
            <text:p>4.L.2b</text:p>
          </table:table-cell>
          <table:table-cell office:value-type="string">
            <text:p>Demonstrate command of the conventions of standard English capitalization, punctuation, and spelling when writing. B) Use commas and quotation marks to mark direct speech and quotations from a text.</text:p>
          </table:table-cell>
          <table:table-cell table:number-columns-repeated="1020"/>
        </table:table-row>
        <table:table-row table:style-name="ro3">
          <table:table-cell office:value-type="float" office:value="3">
            <text:p>3</text:p>
          </table:table-cell>
          <table:table-cell office:value-type="string">
            <text:p>4-CR|6-4|4.L.2c</text:p>
          </table:table-cell>
          <table:table-cell office:value-type="string">
            <text:p>4.L.2c</text:p>
          </table:table-cell>
          <table:table-cell office:value-type="string">
            <text:p>Demonstrate command of the conventions of standard English capitalization, punctuation, and spelling when writing. C) Use a comma before a coordinating conjunction in a compound sentence.</text:p>
          </table:table-cell>
          <table:table-cell table:number-columns-repeated="1020"/>
        </table:table-row>
        <table:table-row table:style-name="ro3">
          <table:table-cell office:value-type="float" office:value="3">
            <text:p>3</text:p>
          </table:table-cell>
          <table:table-cell office:value-type="string">
            <text:p>4-CR|6-4|4.L.2d</text:p>
          </table:table-cell>
          <table:table-cell office:value-type="string">
            <text:p>4.L.2d</text:p>
          </table:table-cell>
          <table:table-cell office:value-type="string">
            <text:p>Demonstrate command of the conventions of standard English capitalization, punctuation, and spelling when writing. D) Spell grade-appropriate words correctly, consulting references as needed.</text:p>
          </table:table-cell>
          <table:table-cell table:number-columns-repeated="1020"/>
        </table:table-row>
        <table:table-row table:style-name="ro7">
          <table:table-cell office:value-type="float" office:value="3">
            <text:p>3</text:p>
          </table:table-cell>
          <table:table-cell office:value-type="string">
            <text:p>4-CR|6-4|4.W.6</text:p>
          </table:table-cell>
          <table:table-cell office:value-type="string">
            <text:p>4.W.6</text:p>
          </table:table-cell>
          <table:table-cell office:value-type="string">
            <text:p>With some guidance and support from adults, use technology, including the Internet, to produce and publish writing as well as to interact and collaborate with others; demonstrate sufficient command of keyboarding skills to type a minimum of one page in a single sitting.</text:p>
          </table:table-cell>
          <table:table-cell table:number-columns-repeated="1020"/>
        </table:table-row>
        <table:table-row table:style-name="ro7">
          <table:table-cell office:value-type="float" office:value="3">
            <text:p>3</text:p>
          </table:table-cell>
          <table:table-cell office:value-type="string">
            <text:p>4-CR|6-5|5.L.1a</text:p>
          </table:table-cell>
          <table:table-cell office:value-type="string">
            <text:p>5.L.1a</text:p>
          </table:table-cell>
          <table:table-cell office:value-type="string">
            <text:p>Demonstrate command of the conventions of standard English grammar and usage when writing or speaking. A) Explain the function of conjunctions, prepositions, and interjections in general and their function in particular sentences.</text:p>
          </table:table-cell>
          <table:table-cell table:number-columns-repeated="1020"/>
        </table:table-row>
        <table:table-row table:style-name="ro3">
          <table:table-cell office:value-type="float" office:value="3">
            <text:p>3</text:p>
          </table:table-cell>
          <table:table-cell office:value-type="string">
            <text:p>4-CR|6-5|5.L.1b</text:p>
          </table:table-cell>
          <table:table-cell office:value-type="string">
            <text:p>5.L.1b</text:p>
          </table:table-cell>
          <table:table-cell office:value-type="string">
            <text:p>Demonstrate command of the conventions of standard English grammar and usage when writing or speaking. B) Form and use the perfect (e.g., I had walked; I have walked; I will have walked) verb tenses.</text:p>
          </table:table-cell>
          <table:table-cell table:number-columns-repeated="1020"/>
        </table:table-row>
        <table:table-row table:style-name="ro3">
          <table:table-cell office:value-type="float" office:value="3">
            <text:p>3</text:p>
          </table:table-cell>
          <table:table-cell office:value-type="string">
            <text:p>4-CR|6-5|5.L.1c</text:p>
          </table:table-cell>
          <table:table-cell office:value-type="string">
            <text:p>5.L.1c</text:p>
          </table:table-cell>
          <table:table-cell office:value-type="string">
            <text:p>Demonstrate command of the conventions of standard English grammar and usage when writing or speaking. C) Use verb tense to convey various times, sequences, states, and conditions.</text:p>
          </table:table-cell>
          <table:table-cell table:number-columns-repeated="1020"/>
        </table:table-row>
        <table:table-row table:style-name="ro3">
          <table:table-cell office:value-type="float" office:value="3">
            <text:p>3</text:p>
          </table:table-cell>
          <table:table-cell office:value-type="string">
            <text:p>4-CR|6-5|5.L.1d</text:p>
          </table:table-cell>
          <table:table-cell office:value-type="string">
            <text:p>5.L.1d</text:p>
          </table:table-cell>
          <table:table-cell office:value-type="string">
            <text:p>Demonstrate command of the conventions of standard English grammar and usage when writing or speaking. D) Recognize and correct inappropriate shifts in verb tense.*</text:p>
          </table:table-cell>
          <table:table-cell table:number-columns-repeated="1020"/>
        </table:table-row>
        <table:table-row table:style-name="ro3">
          <table:table-cell office:value-type="float" office:value="3">
            <text:p>3</text:p>
          </table:table-cell>
          <table:table-cell office:value-type="string">
            <text:p>4-CR|6-5|5.L.1e</text:p>
          </table:table-cell>
          <table:table-cell office:value-type="string">
            <text:p>5.L.1e</text:p>
          </table:table-cell>
          <table:table-cell office:value-type="string">
            <text:p>Demonstrate command of the conventions of standard English grammar and usage when writing or speaking. E) Use correlative conjunctions (e.g., either/or, neither/nor).</text:p>
          </table:table-cell>
          <table:table-cell table:number-columns-repeated="1020"/>
        </table:table-row>
        <table:table-row table:style-name="ro3">
          <table:table-cell office:value-type="float" office:value="3">
            <text:p>3</text:p>
          </table:table-cell>
          <table:table-cell office:value-type="string">
            <text:p>4-CR|6-5|5.L.2a</text:p>
          </table:table-cell>
          <table:table-cell office:value-type="string">
            <text:p>5.L.2a</text:p>
          </table:table-cell>
          <table:table-cell office:value-type="string">
            <text:p>Demonstrate command of the conventions of standard English capitalization, punctuation, and spelling when writing. A) Use punctuation to separate items in a series.*</text:p>
          </table:table-cell>
          <table:table-cell table:number-columns-repeated="1020"/>
        </table:table-row>
        <table:table-row table:style-name="ro3">
          <table:table-cell office:value-type="float" office:value="3">
            <text:p>3</text:p>
          </table:table-cell>
          <table:table-cell office:value-type="string">
            <text:p>4-CR|6-5|5.L.2b</text:p>
          </table:table-cell>
          <table:table-cell office:value-type="string">
            <text:p>5.L.2b</text:p>
          </table:table-cell>
          <table:table-cell office:value-type="string">
            <text:p>Demonstrate command of the conventions of standard English capitalization, punctuation, and spelling when writing. B) Use a comma to separate an introductory element from the rest of the sentence.</text:p>
          </table:table-cell>
          <table:table-cell table:number-columns-repeated="1020"/>
        </table:table-row>
        <table:table-row table:style-name="ro5">
          <table:table-cell office:value-type="float" office:value="3">
            <text:p>3</text:p>
          </table:table-cell>
          <table:table-cell office:value-type="string">
            <text:p>4-CR|6-5|5.L.2c</text:p>
          </table:table-cell>
          <table:table-cell office:value-type="string">
            <text:p>5.L.2c</text:p>
          </table:table-cell>
          <table:table-cell office:value-type="string">
            <text:p>Demonstrate command of the conventions of standard English capitalization, punctuation, and spelling when writing. C) Use a comma to set off the words yes and no (e.g., Yes, thank you), to set off a tag question from the rest of the sentence (e.g., It’s true, isn’t it?), and to indicate direct address (e.g., Is that you, Steve?).</text:p>
          </table:table-cell>
          <table:table-cell table:number-columns-repeated="1020"/>
        </table:table-row>
        <table:table-row table:style-name="ro3">
          <table:table-cell office:value-type="float" office:value="3">
            <text:p>3</text:p>
          </table:table-cell>
          <table:table-cell office:value-type="string">
            <text:p>4-CR|6-5|5.L.2d</text:p>
          </table:table-cell>
          <table:table-cell office:value-type="string">
            <text:p>5.L.2d</text:p>
          </table:table-cell>
          <table:table-cell office:value-type="string">
            <text:p>Demonstrate command of the conventions of standard English capitalization, punctuation, and spelling when writing. D) Use underlining, quotation marks, or italics to indicate titles of works.</text:p>
          </table:table-cell>
          <table:table-cell table:number-columns-repeated="1020"/>
        </table:table-row>
        <table:table-row table:style-name="ro3">
          <table:table-cell office:value-type="float" office:value="3">
            <text:p>3</text:p>
          </table:table-cell>
          <table:table-cell office:value-type="string">
            <text:p>4-CR|6-5|5.L.2e</text:p>
          </table:table-cell>
          <table:table-cell office:value-type="string">
            <text:p>5.L.2e</text:p>
          </table:table-cell>
          <table:table-cell office:value-type="string">
            <text:p>Demonstrate command of the conventions of standard English capitalization, punctuation, and spelling when writing. E) Spell grade-appropriate words correctly, consulting references as needed.</text:p>
          </table:table-cell>
          <table:table-cell table:number-columns-repeated="1020"/>
        </table:table-row>
        <table:table-row table:style-name="ro3">
          <table:table-cell office:value-type="float" office:value="3">
            <text:p>3</text:p>
          </table:table-cell>
          <table:table-cell office:value-type="string">
            <text:p>4-CR|6-6|6.L.1a</text:p>
          </table:table-cell>
          <table:table-cell office:value-type="string">
            <text:p>6.L.1a</text:p>
          </table:table-cell>
          <table:table-cell office:value-type="string">
            <text:p>Demonstrate command of the conventions of standard English grammar and usage when writing or speaking. A) Ensure that pronouns are in the proper case (subjective, objective, possessive).</text:p>
          </table:table-cell>
          <table:table-cell table:number-columns-repeated="1020"/>
        </table:table-row>
        <table:table-row table:style-name="ro3">
          <table:table-cell office:value-type="float" office:value="3">
            <text:p>3</text:p>
          </table:table-cell>
          <table:table-cell office:value-type="string">
            <text:p>4-CR|6-6|6.L.1b</text:p>
          </table:table-cell>
          <table:table-cell office:value-type="string">
            <text:p>6.L.1b</text:p>
          </table:table-cell>
          <table:table-cell office:value-type="string">
            <text:p>Demonstrate command of the conventions of standard English grammar and usage when writing or speaking. B) Use intensive pronouns (e.g., myself, ourselves).</text:p>
          </table:table-cell>
          <table:table-cell table:number-columns-repeated="1020"/>
        </table:table-row>
        <table:table-row table:style-name="ro3">
          <table:table-cell office:value-type="float" office:value="3">
            <text:p>3</text:p>
          </table:table-cell>
          <table:table-cell office:value-type="string">
            <text:p>4-CR|6-6|6.L.1c</text:p>
          </table:table-cell>
          <table:table-cell office:value-type="string">
            <text:p>6.L.1c</text:p>
          </table:table-cell>
          <table:table-cell office:value-type="string">
            <text:p>Demonstrate command of the conventions of standard English grammar and usage when writing or speaking. C) Recognize and correct inappropriate shifts in pronoun number and person.</text:p>
          </table:table-cell>
          <table:table-cell table:number-columns-repeated="1020"/>
        </table:table-row>
        <table:table-row table:style-name="ro3">
          <table:table-cell office:value-type="float" office:value="3">
            <text:p>3</text:p>
          </table:table-cell>
          <table:table-cell office:value-type="string">
            <text:p>4-CR|6-6|6.L.1d</text:p>
          </table:table-cell>
          <table:table-cell office:value-type="string">
            <text:p>6.L.1d</text:p>
          </table:table-cell>
          <table:table-cell office:value-type="string">
            <text:p>Demonstrate command of the conventions of standard English grammar and usage when writing or speaking. D) Recognize and correct vague pronouns (i.e., ones with unclear or ambiguous antecedents).</text:p>
          </table:table-cell>
          <table:table-cell table:number-columns-repeated="1020"/>
        </table:table-row>
        <table:table-row table:style-name="ro7">
          <table:table-cell office:value-type="float" office:value="3">
            <text:p>3</text:p>
          </table:table-cell>
          <table:table-cell office:value-type="string">
            <text:p>4-CR|6-6|6.L.1e</text:p>
          </table:table-cell>
          <table:table-cell office:value-type="string">
            <text:p>6.L.1e</text:p>
          </table:table-cell>
          <table:table-cell office:value-type="string">
            <text:p>Demonstrate command of the conventions of standard English grammar and usage when writing or speaking. E) Recognize variations from standard English in their own and others’ writing and speaking, and identify and use strategies to improve expression in conventional language.</text:p>
          </table:table-cell>
          <table:table-cell table:number-columns-repeated="1020"/>
        </table:table-row>
        <table:table-row table:style-name="ro7">
          <table:table-cell office:value-type="float" office:value="3">
            <text:p>3</text:p>
          </table:table-cell>
          <table:table-cell office:value-type="string">
            <text:p>4-CR|6-6|6.L.2a</text:p>
          </table:table-cell>
          <table:table-cell office:value-type="string">
            <text:p>6.L.2a</text:p>
          </table:table-cell>
          <table:table-cell office:value-type="string">
            <text:p>Demonstrate command of the conventions of standard English capitalization, punctuation, and spelling when writing. A) Use punctuation (commas, parentheses, dashes) to set off nonrestrictive/parenthetical elements.</text:p>
          </table:table-cell>
          <table:table-cell table:number-columns-repeated="1020"/>
        </table:table-row>
        <table:table-row table:style-name="ro4">
          <table:table-cell office:value-type="float" office:value="3">
            <text:p>3</text:p>
          </table:table-cell>
          <table:table-cell office:value-type="string">
            <text:p>4-CR|6-6|6.L.2b</text:p>
          </table:table-cell>
          <table:table-cell office:value-type="string">
            <text:p>6.L.2b</text:p>
          </table:table-cell>
          <table:table-cell office:value-type="string">
            <text:p>Demonstrate command of the conventions of standard English capitalization, punctuation, and spelling when writing. B) Spell correctly.</text:p>
          </table:table-cell>
          <table:table-cell table:number-columns-repeated="1020"/>
        </table:table-row>
        <table:table-row table:style-name="ro3">
          <table:table-cell office:value-type="float" office:value="3">
            <text:p>3</text:p>
          </table:table-cell>
          <table:table-cell office:value-type="string">
            <text:p>4-CR|6-7|7.L.1a</text:p>
          </table:table-cell>
          <table:table-cell office:value-type="string">
            <text:p>7.L.1a</text:p>
          </table:table-cell>
          <table:table-cell office:value-type="string">
            <text:p>Demonstrate command of the conventions of standard English grammar and usage when writing or speaking. A) Explain the function of phrases and clauses in general and their function in specific sentences.</text:p>
          </table:table-cell>
          <table:table-cell table:number-columns-repeated="1020"/>
        </table:table-row>
        <table:table-row table:style-name="ro7">
          <table:table-cell office:value-type="float" office:value="3">
            <text:p>3</text:p>
          </table:table-cell>
          <table:table-cell office:value-type="string">
            <text:p>4-CR|6-7|7.L.1b</text:p>
          </table:table-cell>
          <table:table-cell office:value-type="string">
            <text:p>7.L.1b</text:p>
          </table:table-cell>
          <table:table-cell office:value-type="string">
            <text:p>Demonstrate command of the conventions of standard English grammar and usage when writing or speaking. B) Choose among simple, compound, complex, and compound-complex sentences to signal differing relationships among ideas.</text:p>
          </table:table-cell>
          <table:table-cell table:number-columns-repeated="1020"/>
        </table:table-row>
        <table:table-row table:style-name="ro3">
          <table:table-cell office:value-type="float" office:value="3">
            <text:p>3</text:p>
          </table:table-cell>
          <table:table-cell office:value-type="string">
            <text:p>4-CR|6-7|7.L.1c</text:p>
          </table:table-cell>
          <table:table-cell office:value-type="string">
            <text:p>7.L.1c</text:p>
          </table:table-cell>
          <table:table-cell office:value-type="string">
            <text:p>Demonstrate command of the conventions of standard English grammar and usage when writing or speaking. C) Place phrases and clauses within a sentence, recognizing and correcting misplaced and dangling modifiers.</text:p>
          </table:table-cell>
          <table:table-cell table:number-columns-repeated="1020"/>
        </table:table-row>
        <table:table-row table:style-name="ro7">
          <table:table-cell office:value-type="float" office:value="3">
            <text:p>3</text:p>
          </table:table-cell>
          <table:table-cell office:value-type="string">
            <text:p>4-CR|6-7|7.L.2a</text:p>
          </table:table-cell>
          <table:table-cell office:value-type="string">
            <text:p>7.L.2a</text:p>
          </table:table-cell>
          <table:table-cell office:value-type="string">
            <text:p>Demonstrate command of the conventions of standard English capitalization, punctuation, and spelling when writing. A) Use a comma to separate coordinate adjectives (e.g., It was a fascinating, enjoyable movie but not He wore an old[,] green shirt).</text:p>
          </table:table-cell>
          <table:table-cell table:number-columns-repeated="1020"/>
        </table:table-row>
        <table:table-row table:style-name="ro4">
          <table:table-cell office:value-type="float" office:value="3">
            <text:p>3</text:p>
          </table:table-cell>
          <table:table-cell office:value-type="string">
            <text:p>4-CR|6-7|7.L.2b</text:p>
          </table:table-cell>
          <table:table-cell office:value-type="string">
            <text:p>7.L.2b</text:p>
          </table:table-cell>
          <table:table-cell office:value-type="string">
            <text:p>Demonstrate command of the conventions of standard English capitalization, punctuation, and spelling when writing. B) Spell correctly.</text:p>
          </table:table-cell>
          <table:table-cell table:number-columns-repeated="1020"/>
        </table:table-row>
        <table:table-row table:style-name="ro7">
          <table:table-cell office:value-type="float" office:value="3">
            <text:p>3</text:p>
          </table:table-cell>
          <table:table-cell office:value-type="string">
            <text:p>4-CR|6-8|8.L.1a</text:p>
          </table:table-cell>
          <table:table-cell office:value-type="string">
            <text:p>8.L.1a</text:p>
          </table:table-cell>
          <table:table-cell office:value-type="string">
            <text:p>Demonstrate command of the conventions of standard English grammar and usage when writing or speaking. A) Explain the function of verbals (gerunds, participles, infinitives) in general and their function in particular sentences.</text:p>
          </table:table-cell>
          <table:table-cell table:number-columns-repeated="1020"/>
        </table:table-row>
        <table:table-row table:style-name="ro3">
          <table:table-cell office:value-type="float" office:value="3">
            <text:p>3</text:p>
          </table:table-cell>
          <table:table-cell office:value-type="string">
            <text:p>4-CR|6-8|8.L.1b</text:p>
          </table:table-cell>
          <table:table-cell office:value-type="string">
            <text:p>8.L.1b</text:p>
          </table:table-cell>
          <table:table-cell office:value-type="string">
            <text:p>Demonstrate command of the conventions of standard English grammar and usage when writing or speaking. B) Form and use verbs in the active and passive voice.</text:p>
          </table:table-cell>
          <table:table-cell table:number-columns-repeated="1020"/>
        </table:table-row>
        <table:table-row table:style-name="ro3">
          <table:table-cell office:value-type="float" office:value="3">
            <text:p>3</text:p>
          </table:table-cell>
          <table:table-cell office:value-type="string">
            <text:p>4-CR|6-8|8.L.1c</text:p>
          </table:table-cell>
          <table:table-cell office:value-type="string">
            <text:p>8.L.1c</text:p>
          </table:table-cell>
          <table:table-cell office:value-type="string">
            <text:p>Demonstrate command of the conventions of standard English grammar and usage when writing or speaking. C) Form and use verbs in the indicative, imperative, interrogative, conditional, and subjunctive mood.</text:p>
          </table:table-cell>
          <table:table-cell table:number-columns-repeated="1020"/>
        </table:table-row>
        <table:table-row table:style-name="ro3">
          <table:table-cell office:value-type="float" office:value="3">
            <text:p>3</text:p>
          </table:table-cell>
          <table:table-cell office:value-type="string">
            <text:p>4-CR|6-8|8.L.1d</text:p>
          </table:table-cell>
          <table:table-cell office:value-type="string">
            <text:p>8.L.1d</text:p>
          </table:table-cell>
          <table:table-cell office:value-type="string">
            <text:p>Demonstrate command of the conventions of standard English grammar and usage when writing or speaking. D) Recognize and correct inappropriate shifts in verb voice and mood.</text:p>
          </table:table-cell>
          <table:table-cell table:number-columns-repeated="1020"/>
        </table:table-row>
        <table:table-row table:style-name="ro3">
          <table:table-cell office:value-type="float" office:value="3">
            <text:p>3</text:p>
          </table:table-cell>
          <table:table-cell office:value-type="string">
            <text:p>4-CR|6-8|8.L.2a</text:p>
          </table:table-cell>
          <table:table-cell office:value-type="string">
            <text:p>8.L.2a</text:p>
          </table:table-cell>
          <table:table-cell office:value-type="string">
            <text:p>Demonstrate command of the conventions of standard English capitalization, punctuation, and spelling when writing. A) Use punctuation (comma, ellipsis, dash) to indicate a pause or break.</text:p>
          </table:table-cell>
          <table:table-cell table:number-columns-repeated="1020"/>
        </table:table-row>
        <table:table-row table:style-name="ro3">
          <table:table-cell office:value-type="float" office:value="3">
            <text:p>3</text:p>
          </table:table-cell>
          <table:table-cell office:value-type="string">
            <text:p>4-CR|6-8|8.L.2b</text:p>
          </table:table-cell>
          <table:table-cell office:value-type="string">
            <text:p>8.L.2b</text:p>
          </table:table-cell>
          <table:table-cell office:value-type="string">
            <text:p>Demonstrate command of the conventions of standard English capitalization, punctuation, and spelling when writing. B) Use an ellipsis to indicate an omission.</text:p>
          </table:table-cell>
          <table:table-cell table:number-columns-repeated="1020"/>
        </table:table-row>
        <table:table-row table:style-name="ro4">
          <table:table-cell office:value-type="float" office:value="3">
            <text:p>3</text:p>
          </table:table-cell>
          <table:table-cell office:value-type="string">
            <text:p>4-CR|6-8|8.L.2c</text:p>
          </table:table-cell>
          <table:table-cell office:value-type="string">
            <text:p>8.L.2c</text:p>
          </table:table-cell>
          <table:table-cell office:value-type="string">
            <text:p>Demonstrate command of the conventions of standard English capitalization, punctuation, and spelling when writing. C) Spell correctly.</text:p>
          </table:table-cell>
          <table:table-cell table:number-columns-repeated="1020"/>
        </table:table-row>
        <table:table-row table:style-name="ro7">
          <table:table-cell office:value-type="float" office:value="3">
            <text:p>3</text:p>
          </table:table-cell>
          <table:table-cell office:value-type="string">
            <text:p>4-CR|6-9|9.L.1a</text:p>
          </table:table-cell>
          <table:table-cell office:value-type="string">
            <text:p>9.L.1a</text:p>
          </table:table-cell>
          <table:table-cell office:value-type="string">
            <text:p>Demonstrate command of the conventions of standard English grammar and usage when writing or speaking. A) Explain the function of verbals (gerunds, participles, infinitives) in general and their function in particular sentences.</text:p>
          </table:table-cell>
          <table:table-cell table:number-columns-repeated="1020"/>
        </table:table-row>
        <table:table-row table:style-name="ro3">
          <table:table-cell office:value-type="float" office:value="3">
            <text:p>3</text:p>
          </table:table-cell>
          <table:table-cell office:value-type="string">
            <text:p>4-CR|6-9|9.L.1b</text:p>
          </table:table-cell>
          <table:table-cell office:value-type="string">
            <text:p>9.L.1b</text:p>
          </table:table-cell>
          <table:table-cell office:value-type="string">
            <text:p>Demonstrate command of the conventions of standard English grammar and usage when writing or speaking. B) Form and use verbs in the active and passive voice.</text:p>
          </table:table-cell>
          <table:table-cell table:number-columns-repeated="1020"/>
        </table:table-row>
        <table:table-row table:style-name="ro3">
          <table:table-cell office:value-type="float" office:value="3">
            <text:p>3</text:p>
          </table:table-cell>
          <table:table-cell office:value-type="string">
            <text:p>4-CR|6-9|9.L.1c</text:p>
          </table:table-cell>
          <table:table-cell office:value-type="string">
            <text:p>9.L.1c</text:p>
          </table:table-cell>
          <table:table-cell office:value-type="string">
            <text:p>Demonstrate command of the conventions of standard English grammar and usage when writing or speaking. C) Form and use verbs in the indicative, imperative, interrogative, conditional, and subjunctive mood.</text:p>
          </table:table-cell>
          <table:table-cell table:number-columns-repeated="1020"/>
        </table:table-row>
        <table:table-row table:style-name="ro3">
          <table:table-cell office:value-type="float" office:value="3">
            <text:p>3</text:p>
          </table:table-cell>
          <table:table-cell office:value-type="string">
            <text:p>4-CR|6-9|9.L.1d</text:p>
          </table:table-cell>
          <table:table-cell office:value-type="string">
            <text:p>9.L.1d</text:p>
          </table:table-cell>
          <table:table-cell office:value-type="string">
            <text:p>Demonstrate command of the conventions of standard English grammar and usage when writing or speaking. D) Recognize and correct inappropriate shifts in verb voice and mood.</text:p>
          </table:table-cell>
          <table:table-cell table:number-columns-repeated="1020"/>
        </table:table-row>
        <table:table-row table:style-name="ro3">
          <table:table-cell office:value-type="float" office:value="3">
            <text:p>3</text:p>
          </table:table-cell>
          <table:table-cell office:value-type="string">
            <text:p>4-CR|6-9|9.L.2a</text:p>
          </table:table-cell>
          <table:table-cell office:value-type="string">
            <text:p>9.L.2a</text:p>
          </table:table-cell>
          <table:table-cell office:value-type="string">
            <text:p>Demonstrate command of the conventions of standard English capitalization, punctuation, and spelling when writing. A) Use punctuation (comma, ellipsis, dash) to indicate a pause or break.</text:p>
          </table:table-cell>
          <table:table-cell table:number-columns-repeated="1020"/>
        </table:table-row>
        <table:table-row table:style-name="ro3">
          <table:table-cell office:value-type="float" office:value="3">
            <text:p>3</text:p>
          </table:table-cell>
          <table:table-cell office:value-type="string">
            <text:p>4-CR|6-9|9.L.2b</text:p>
          </table:table-cell>
          <table:table-cell office:value-type="string">
            <text:p>9.L.2b</text:p>
          </table:table-cell>
          <table:table-cell office:value-type="string">
            <text:p>Demonstrate command of the conventions of standard English capitalization, punctuation, and spelling when writing. B) Use an ellipsis to indicate an omission.</text:p>
          </table:table-cell>
          <table:table-cell table:number-columns-repeated="1020"/>
        </table:table-row>
        <table:table-row table:style-name="ro4">
          <table:table-cell office:value-type="float" office:value="3">
            <text:p>3</text:p>
          </table:table-cell>
          <table:table-cell office:value-type="string">
            <text:p>4-CR|6-9|9.L.2c</text:p>
          </table:table-cell>
          <table:table-cell office:value-type="string">
            <text:p>9.L.2c</text:p>
          </table:table-cell>
          <table:table-cell office:value-type="string">
            <text:p>Demonstrate command of the conventions of standard English capitalization, punctuation, and spelling when writing. C) Spell correctly.</text:p>
          </table:table-cell>
          <table:table-cell table:number-columns-repeated="1020"/>
        </table:table-row>
        <table:table-row table:style-name="ro3">
          <table:table-cell office:value-type="float" office:value="3">
            <text:p>3</text:p>
          </table:table-cell>
          <table:table-cell office:value-type="string">
            <text:p>4-CR|7-10|10.W.6</text:p>
          </table:table-cell>
          <table:table-cell office:value-type="string">
            <text:p>10.W.6</text:p>
          </table:table-cell>
          <table:table-cell office:value-type="string">
            <text:p>Use technology, including the Internet, to produce, publish, and update individual or shared writing products in response to ongoing feedback, including new arguments or information.</text:p>
          </table:table-cell>
          <table:table-cell table:number-columns-repeated="1020"/>
        </table:table-row>
        <table:table-row table:style-name="ro3">
          <table:table-cell office:value-type="float" office:value="3">
            <text:p>3</text:p>
          </table:table-cell>
          <table:table-cell office:value-type="string">
            <text:p>4-CR|7-10|10.WHST.6</text:p>
          </table:table-cell>
          <table:table-cell office:value-type="string">
            <text:p>10.WHST.6</text:p>
          </table:table-cell>
          <table:table-cell office:value-type="string">
            <text:p>Use technology, including the Internet, to produce, publish, and update individual or shared writing products in response to ongoing feedback, including new arguments or information.</text:p>
          </table:table-cell>
          <table:table-cell table:number-columns-repeated="1020"/>
        </table:table-row>
        <table:table-row table:style-name="ro3">
          <table:table-cell office:value-type="float" office:value="3">
            <text:p>3</text:p>
          </table:table-cell>
          <table:table-cell office:value-type="string">
            <text:p>4-CR|7-11|11-12.W.6</text:p>
          </table:table-cell>
          <table:table-cell office:value-type="string">
            <text:p>11-12.W.6</text:p>
          </table:table-cell>
          <table:table-cell office:value-type="string">
            <text:p>Use technology, including the Internet, to produce, publish, and update individual or shared writing products in response to ongoing feedback, including new arguments or information.</text:p>
          </table:table-cell>
          <table:table-cell table:number-columns-repeated="1020"/>
        </table:table-row>
        <table:table-row table:style-name="ro3">
          <table:table-cell office:value-type="float" office:value="3">
            <text:p>3</text:p>
          </table:table-cell>
          <table:table-cell office:value-type="string">
            <text:p>4-CR|7-11|11-12.WHST.6</text:p>
          </table:table-cell>
          <table:table-cell office:value-type="string">
            <text:p>11-12.WHST.6</text:p>
          </table:table-cell>
          <table:table-cell office:value-type="string">
            <text:p>Use technology, including the Internet, to produce, publish, and update individual or shared writing products in response to ongoing feedback, including new arguments or information.</text:p>
          </table:table-cell>
          <table:table-cell table:number-columns-repeated="1020"/>
        </table:table-row>
        <table:table-row table:style-name="ro3">
          <table:table-cell office:value-type="float" office:value="3">
            <text:p>3</text:p>
          </table:table-cell>
          <table:table-cell office:value-type="string">
            <text:p>4-CR|7-3|3.W.6</text:p>
          </table:table-cell>
          <table:table-cell office:value-type="string">
            <text:p>3.W.6</text:p>
          </table:table-cell>
          <table:table-cell office:value-type="string">
            <text:p>With guidance and support from adults, use technology to produce and publish writing (using keyboarding skills) as well as to interact and collaborate with others.</text:p>
          </table:table-cell>
          <table:table-cell table:number-columns-repeated="1020"/>
        </table:table-row>
        <table:table-row table:style-name="ro7">
          <table:table-cell office:value-type="float" office:value="3">
            <text:p>3</text:p>
          </table:table-cell>
          <table:table-cell office:value-type="string">
            <text:p>4-CR|7-5|5.W.6</text:p>
          </table:table-cell>
          <table:table-cell office:value-type="string">
            <text:p>5.W.6</text:p>
          </table:table-cell>
          <table:table-cell office:value-type="string">
            <text:p>With some guidance and support from adults, use technology, including the Internet, to produce and publish writing as well as to interact and collaborate with others; demonstrate sufficient command of keyboarding skills to type a minimum of two pages in a single sitting.</text:p>
          </table:table-cell>
          <table:table-cell table:number-columns-repeated="1020"/>
        </table:table-row>
        <table:table-row table:style-name="ro3">
          <table:table-cell office:value-type="float" office:value="3">
            <text:p>3</text:p>
          </table:table-cell>
          <table:table-cell office:value-type="string">
            <text:p>4-CR|7-6|6-8.WHST.6</text:p>
          </table:table-cell>
          <table:table-cell office:value-type="string">
            <text:p>6-8.WHST.6</text:p>
          </table:table-cell>
          <table:table-cell office:value-type="string">
            <text:p>Use technology, including the Internet, to produce and publish writing and present the relationships between information and ideas clearly and efficiently.</text:p>
          </table:table-cell>
          <table:table-cell table:number-columns-repeated="1020"/>
        </table:table-row>
        <table:table-row table:style-name="ro7">
          <table:table-cell office:value-type="float" office:value="3">
            <text:p>3</text:p>
          </table:table-cell>
          <table:table-cell office:value-type="string">
            <text:p>4-CR|7-6|6-8.WHST.8</text:p>
          </table:table-cell>
          <table:table-cell office:value-type="string">
            <text:p>6-8.WHST.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number-columns-repeated="1020"/>
        </table:table-row>
        <table:table-row table:style-name="ro7">
          <table:table-cell office:value-type="float" office:value="3">
            <text:p>3</text:p>
          </table:table-cell>
          <table:table-cell office:value-type="string">
            <text:p>4-CR|7-6|6.W.6</text:p>
          </table:table-cell>
          <table:table-cell office:value-type="string">
            <text:p>6.W.6</text:p>
          </table:table-cell>
          <table:table-cell office:value-type="string">
            <text:p>Use technology, including the Internet, to produce and publish writing as well as to interact and collaborate with others; demonstrate sufficient command of keyboarding skills to type a minimum of three pages in a single sitting.</text:p>
          </table:table-cell>
          <table:table-cell table:number-columns-repeated="1020"/>
        </table:table-row>
        <table:table-row table:style-name="ro7">
          <table:table-cell office:value-type="float" office:value="3">
            <text:p>3</text:p>
          </table:table-cell>
          <table:table-cell office:value-type="string">
            <text:p>4-CR|7-6|6.W.8</text:p>
          </table:table-cell>
          <table:table-cell office:value-type="string">
            <text:p>6.W.8</text:p>
          </table:table-cell>
          <table:table-cell office:value-type="string">
            <text:p>Gather relevant information from multiple print and digital sources; assess the credibility of each source; and quote or paraphrase the data and conclusions of others while avoiding plagiarism and providing basic bibliographic information for sources.</text:p>
          </table:table-cell>
          <table:table-cell table:number-columns-repeated="1020"/>
        </table:table-row>
        <table:table-row table:style-name="ro3">
          <table:table-cell office:value-type="float" office:value="3">
            <text:p>3</text:p>
          </table:table-cell>
          <table:table-cell office:value-type="string">
            <text:p>4-CR|7-7|6-8.WHST.6</text:p>
          </table:table-cell>
          <table:table-cell office:value-type="string">
            <text:p>6-8.WHST.6</text:p>
          </table:table-cell>
          <table:table-cell office:value-type="string">
            <text:p>Use technology, including the Internet, to produce and publish writing and present the relationships between information and ideas clearly and efficiently.</text:p>
          </table:table-cell>
          <table:table-cell table:number-columns-repeated="1020"/>
        </table:table-row>
        <table:table-row table:style-name="ro7">
          <table:table-cell office:value-type="float" office:value="3">
            <text:p>3</text:p>
          </table:table-cell>
          <table:table-cell office:value-type="string">
            <text:p>4-CR|7-7|6-8.WHST.8</text:p>
          </table:table-cell>
          <table:table-cell office:value-type="string">
            <text:p>6-8.WHST.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number-columns-repeated="1020"/>
        </table:table-row>
        <table:table-row table:style-name="ro3">
          <table:table-cell office:value-type="float" office:value="3">
            <text:p>3</text:p>
          </table:table-cell>
          <table:table-cell office:value-type="string">
            <text:p>4-CR|7-7|7.W.6</text:p>
          </table:table-cell>
          <table:table-cell office:value-type="string">
            <text:p>7.W.6</text:p>
          </table:table-cell>
          <table:table-cell office:value-type="string">
            <text:p>Use technology, including the Internet, to produce and publish writing and link to and cite sources as well as to interact and collaborate with others, including linking to and citing sources.</text:p>
          </table:table-cell>
          <table:table-cell table:number-columns-repeated="1020"/>
        </table:table-row>
        <table:table-row table:style-name="ro7">
          <table:table-cell office:value-type="float" office:value="3">
            <text:p>3</text:p>
          </table:table-cell>
          <table:table-cell office:value-type="string">
            <text:p>4-CR|7-7|7.W.8</text:p>
          </table:table-cell>
          <table:table-cell office:value-type="string">
            <text:p>7.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number-columns-repeated="1020"/>
        </table:table-row>
        <table:table-row table:style-name="ro3">
          <table:table-cell office:value-type="float" office:value="3">
            <text:p>3</text:p>
          </table:table-cell>
          <table:table-cell office:value-type="string">
            <text:p>4-CR|7-8|6-8.WHST.6</text:p>
          </table:table-cell>
          <table:table-cell office:value-type="string">
            <text:p>6-8.WHST.6</text:p>
          </table:table-cell>
          <table:table-cell office:value-type="string">
            <text:p>Use technology, including the Internet, to produce and publish writing and present the relationships between information and ideas clearly and efficiently.</text:p>
          </table:table-cell>
          <table:table-cell table:number-columns-repeated="1020"/>
        </table:table-row>
        <table:table-row table:style-name="ro7">
          <table:table-cell office:value-type="float" office:value="3">
            <text:p>3</text:p>
          </table:table-cell>
          <table:table-cell office:value-type="string">
            <text:p>4-CR|7-8|6-8.WHST.8</text:p>
          </table:table-cell>
          <table:table-cell office:value-type="string">
            <text:p>6-8.WHST.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number-columns-repeated="1020"/>
        </table:table-row>
        <table:table-row table:style-name="ro3">
          <table:table-cell office:value-type="float" office:value="3">
            <text:p>3</text:p>
          </table:table-cell>
          <table:table-cell office:value-type="string">
            <text:p>4-CR|7-8|8.W.6</text:p>
          </table:table-cell>
          <table:table-cell office:value-type="string">
            <text:p>8.W.6</text:p>
          </table:table-cell>
          <table:table-cell office:value-type="string">
            <text:p>Use technology, including the Internet, to produce and publish writing and present the relationships between information and ideas efficiently as well as to interact and collaborate with others.</text:p>
          </table:table-cell>
          <table:table-cell table:number-columns-repeated="1020"/>
        </table:table-row>
        <table:table-row table:style-name="ro7">
          <table:table-cell office:value-type="float" office:value="3">
            <text:p>3</text:p>
          </table:table-cell>
          <table:table-cell office:value-type="string">
            <text:p>4-CR|7-8|8.W.8</text:p>
          </table:table-cell>
          <table:table-cell office:value-type="string">
            <text:p>8.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number-columns-repeated="1020"/>
        </table:table-row>
        <table:table-row table:style-name="ro3">
          <table:table-cell office:value-type="float" office:value="3">
            <text:p>3</text:p>
          </table:table-cell>
          <table:table-cell office:value-type="string">
            <text:p>4-CR|7-9|9.W.6</text:p>
          </table:table-cell>
          <table:table-cell office:value-type="string">
            <text:p>9.W.6</text:p>
          </table:table-cell>
          <table:table-cell office:value-type="string">
            <text:p>Use technology, including the Internet, to produce and publish writing and present the relationships between information and ideas efficiently as well as to interact and collaborate with others.</text:p>
          </table:table-cell>
          <table:table-cell table:number-columns-repeated="1020"/>
        </table:table-row>
        <table:table-row table:style-name="ro7">
          <table:table-cell office:value-type="float" office:value="3">
            <text:p>3</text:p>
          </table:table-cell>
          <table:table-cell office:value-type="string">
            <text:p>4-CR|7-9|9.W.8</text:p>
          </table:table-cell>
          <table:table-cell office:value-type="string">
            <text:p>9.W.8</text:p>
          </table:table-cell>
          <table:table-cell office:value-type="string">
            <text:p>Gather relevant information from multiple print and digital sources, using search terms effectively; assess the credibility and accuracy of each source; and quote or paraphrase the data and conclusions of others while avoiding plagiarism and following a standard format for citation.</text:p>
          </table:table-cell>
          <table:table-cell table:number-columns-repeated="1020"/>
        </table:table-row>
        <table:table-row table:style-name="ro4">
          <table:table-cell office:value-type="float" office:value="3">
            <text:p>3</text:p>
          </table:table-cell>
          <table:table-cell office:value-type="string">
            <text:p>NA|NA-10|10.RH.10</text:p>
          </table:table-cell>
          <table:table-cell office:value-type="string">
            <text:p>10.RH.10</text:p>
          </table:table-cell>
          <table:table-cell office:value-type="string">
            <text:p>By the end of grade 12, read and comprehend history/social studies texts in the grades 11–12 text complexity band independently and proficiently.</text:p>
          </table:table-cell>
          <table:table-cell table:number-columns-repeated="1020"/>
        </table:table-row>
        <table:table-row table:style-name="ro5">
          <table:table-cell office:value-type="float" office:value="3">
            <text:p>3</text:p>
          </table:table-cell>
          <table:table-cell office:value-type="string">
            <text:p>NA|NA-10|10.RI.10</text:p>
          </table:table-cell>
          <table:table-cell office:value-type="string">
            <text:p>10.RI.10</text:p>
          </table:table-cell>
          <table:table-cell office:value-type="string">
            <text:p>By the end of grade 11, read and comprehend literary nonfiction in the grades 11–CCR text complexity band proficiently, with scaffolding as needed at the high end of the range. By the end of grade 12, read and comprehend literary nonfiction at the high end of the grades 11–CCR text complexity band independently and proficiently.</text:p>
          </table:table-cell>
          <table:table-cell table:number-columns-repeated="1020"/>
        </table:table-row>
        <table:table-row table:style-name="ro6">
          <table:table-cell office:value-type="float" office:value="3">
            <text:p>3</text:p>
          </table:table-cell>
          <table:table-cell office:value-type="string">
            <text:p>NA|NA-10|10.RL.10</text:p>
          </table:table-cell>
          <table:table-cell office:value-type="string">
            <text:p>10.RL.10</text:p>
          </table:table-cell>
          <table:table-cell office:value-type="string">
            <text:p>By the end of grade 11, read and comprehend literature, including stories, dramas, and poems, in the grades 11–CCR text complexity band proficiently, with scaffolding as needed at the high end of the range. By the end of grade 12, read and comprehend literature, including stories, dramas, and poems, at the high end of the grades 11–CCR text complexity band independently and proficiently.</text:p>
          </table:table-cell>
          <table:table-cell table:number-columns-repeated="1020"/>
        </table:table-row>
        <table:table-row table:style-name="ro4">
          <table:table-cell office:value-type="float" office:value="3">
            <text:p>3</text:p>
          </table:table-cell>
          <table:table-cell office:value-type="string">
            <text:p>NA|NA-10|10.RST.10</text:p>
          </table:table-cell>
          <table:table-cell office:value-type="string">
            <text:p>10.RST.10</text:p>
          </table:table-cell>
          <table:table-cell office:value-type="string">
            <text:p>By the end of grade 12, read and comprehend science/technical texts in the grades 11–12 text complexity band independently and proficiently.</text:p>
          </table:table-cell>
          <table:table-cell table:number-columns-repeated="1020"/>
        </table:table-row>
        <table:table-row table:style-name="ro3">
          <table:table-cell office:value-type="float" office:value="3">
            <text:p>3</text:p>
          </table:table-cell>
          <table:table-cell office:value-type="string">
            <text:p>NA|NA-10|10.W.10</text:p>
          </table:table-cell>
          <table:table-cell office:value-type="string">
            <text:p>10.W.10</text:p>
          </table:table-cell>
          <table:table-cell office:value-type="string">
            <text:p>Write routinely over extended time frames (time for research, reflection, and revision) and shorter time frames (a single sitting or a day or two) for a range of tasks, purposes, and audiences.</text:p>
          </table:table-cell>
          <table:table-cell table:number-columns-repeated="1020"/>
        </table:table-row>
        <table:table-row table:style-name="ro3">
          <table:table-cell office:value-type="float" office:value="3">
            <text:p>3</text:p>
          </table:table-cell>
          <table:table-cell office:value-type="string">
            <text:p>NA|NA-10|10.WHST.10</text:p>
          </table:table-cell>
          <table:table-cell office:value-type="string">
            <text:p>10.WHST.10</text:p>
          </table:table-cell>
          <table:table-cell office:value-type="string">
            <text:p>Write routinely over extended time frames (time for reflection and revision) and shorter time frames (a single sitting or a day or two) for a range of discipline-specific tasks, purposes, and audiences.</text:p>
          </table:table-cell>
          <table:table-cell table:number-columns-repeated="1020"/>
        </table:table-row>
        <table:table-row table:style-name="ro5">
          <table:table-cell office:value-type="float" office:value="3">
            <text:p>3</text:p>
          </table:table-cell>
          <table:table-cell office:value-type="string">
            <text:p>NA|NA-10|10.WHST.1a</text:p>
          </table:table-cell>
          <table:table-cell office:value-type="string">
            <text:p>10.WHST.1a</text:p>
          </table:table-cell>
          <table:table-cell office:value-type="string">
            <text:p>Write arguments focused on discipline-specific content. A) Introduce precise, knowledgeable claim(s), establish the significance of the claim(s), distinguish the claim(s) from alternate or opposing claims, and create an organization that logically sequences the claim(s), counterclaims, reasons, and evidence.</text:p>
          </table:table-cell>
          <table:table-cell table:number-columns-repeated="1020"/>
        </table:table-row>
        <table:table-row table:style-name="ro6">
          <table:table-cell office:value-type="float" office:value="3">
            <text:p>3</text:p>
          </table:table-cell>
          <table:table-cell office:value-type="string">
            <text:p>NA|NA-10|10.WHST.1b</text:p>
          </table:table-cell>
          <table:table-cell office:value-type="string">
            <text:p>10.WHST.1b</text:p>
          </table:table-cell>
          <table:table-cell office:value-type="string">
            <text:p>Write arguments focused on discipline-specific content. B) Develop claim(s) and counterclaims fairly and thoroughly, supplying the most relevant data and evidence for each while pointing out the strengths and limitations of both claim(s) and counterclaims in a discipline-appropriate form that anticipates the audience’s knowledge level, concerns, values, and possible biases.</text:p>
          </table:table-cell>
          <table:table-cell table:number-columns-repeated="1020"/>
        </table:table-row>
        <table:table-row table:style-name="ro5">
          <table:table-cell office:value-type="float" office:value="3">
            <text:p>3</text:p>
          </table:table-cell>
          <table:table-cell office:value-type="string">
            <text:p>NA|NA-10|10.WHST.1c</text:p>
          </table:table-cell>
          <table:table-cell office:value-type="string">
            <text:p>10.WHST.1c</text:p>
          </table:table-cell>
          <table:table-cell office:value-type="string">
            <text:p>Write arguments focused on discipline-specific content. C) Use words, phrases, and clauses as well as varied syntax to link the major sections of the text, create cohesion, and clarify the relationships between claim(s) and reasons, between reasons and evidence, and between claim(s) and counterclaims.</text:p>
          </table:table-cell>
          <table:table-cell table:number-columns-repeated="1020"/>
        </table:table-row>
        <table:table-row table:style-name="ro3">
          <table:table-cell office:value-type="float" office:value="3">
            <text:p>3</text:p>
          </table:table-cell>
          <table:table-cell office:value-type="string">
            <text:p>NA|NA-10|10.WHST.1d</text:p>
          </table:table-cell>
          <table:table-cell office:value-type="string">
            <text:p>10.WHST.1d</text:p>
          </table:table-cell>
          <table:table-cell office:value-type="string">
            <text:p>Write arguments focused on discipline-specific content. D) Establish and maintain a formal style and objective tone while attending to the norms and conventions of the discipline in which they are writing.</text:p>
          </table:table-cell>
          <table:table-cell table:number-columns-repeated="1020"/>
        </table:table-row>
        <table:table-row table:style-name="ro3">
          <table:table-cell office:value-type="float" office:value="3">
            <text:p>3</text:p>
          </table:table-cell>
          <table:table-cell office:value-type="string">
            <text:p>NA|NA-10|10.WHST.1e</text:p>
          </table:table-cell>
          <table:table-cell office:value-type="string">
            <text:p>10.WHST.1e</text:p>
          </table:table-cell>
          <table:table-cell office:value-type="string">
            <text:p>Write arguments focused on discipline-specific content. E) Provide a concluding statement or section that follows from or supports the argument presented.</text:p>
          </table:table-cell>
          <table:table-cell table:number-columns-repeated="1020"/>
        </table:table-row>
        <table:table-row table:style-name="ro6">
          <table:table-cell office:value-type="float" office:value="3">
            <text:p>3</text:p>
          </table:table-cell>
          <table:table-cell office:value-type="string">
            <text:p>NA|NA-10|10.WHST.2a</text:p>
          </table:table-cell>
          <table:table-cell office:value-type="string">
            <text:p>10.WHST.2a</text:p>
          </table:table-cell>
          <table:table-cell office:value-type="string">
            <text:p>Write informative/explanatory texts, including the narration of historical events, scientific procedures/ experiments, or technical processes. A) Introduce a topic and organize complex ideas, concepts, and information so that each new element builds on that which precedes it to create a unified whole; include formatting (e.g., headings), graphics (e.g., figures, tables), and multimedia when useful to aiding comprehension.</text:p>
          </table:table-cell>
          <table:table-cell table:number-columns-repeated="1020"/>
        </table:table-row>
        <table:table-row table:style-name="ro6">
          <table:table-cell office:value-type="float" office:value="3">
            <text:p>3</text:p>
          </table:table-cell>
          <table:table-cell office:value-type="string">
            <text:p>NA|NA-10|10.WHST.2b</text:p>
          </table:table-cell>
          <table:table-cell office:value-type="string">
            <text:p>10.WHST.2b</text:p>
          </table:table-cell>
          <table:table-cell office:value-type="string">
            <text:p>Write informative/explanatory texts, including the narration of historical events, scientific procedures/ experiments, or technical processes. B) Develop the topic thoroughly by selecting the most significant and relevant facts, extended definitions, concrete details, quotations, or other information and examples appropriate to the audience’s knowledge of the topic.</text:p>
          </table:table-cell>
          <table:table-cell table:number-columns-repeated="1020"/>
        </table:table-row>
        <table:table-row table:style-name="ro5">
          <table:table-cell office:value-type="float" office:value="3">
            <text:p>3</text:p>
          </table:table-cell>
          <table:table-cell office:value-type="string">
            <text:p>NA|NA-10|10.WHST.2c</text:p>
          </table:table-cell>
          <table:table-cell office:value-type="string">
            <text:p>10.WHST.2c</text:p>
          </table:table-cell>
          <table:table-cell office:value-type="string">
            <text:p>Write informative/explanatory texts, including the narration of historical events, scientific procedures/ experiments, or technical processes. C) Use varied transitions and sentence structures to link the major sections of the text, create cohesion, and clarify the relationships among complex ideas and concepts.</text:p>
          </table:table-cell>
          <table:table-cell table:number-columns-repeated="1020"/>
        </table:table-row>
        <table:table-row table:style-name="ro6">
          <table:table-cell office:value-type="float" office:value="3">
            <text:p>3</text:p>
          </table:table-cell>
          <table:table-cell office:value-type="string">
            <text:p>NA|NA-10|10.WHST.2d</text:p>
          </table:table-cell>
          <table:table-cell office:value-type="string">
            <text:p>10.WHST.2d</text:p>
          </table:table-cell>
          <table:table-cell office:value-type="string">
            <text:p>Write informative/explanatory texts, including the narration of historical events, scientific procedures/ experiments, or technical processes. D) Use precise language, domain-specific vocabulary and techniques such as metaphor, simile, and analogy to manage the complexity of the topic; convey a knowledgeable stance in a style that responds to the discipline and context as well as to the expertise of likely readers.</text:p>
          </table:table-cell>
          <table:table-cell table:number-columns-repeated="1020"/>
        </table:table-row>
        <table:table-row table:style-name="ro5">
          <table:table-cell office:value-type="float" office:value="3">
            <text:p>3</text:p>
          </table:table-cell>
          <table:table-cell office:value-type="string">
            <text:p>NA|NA-10|10.WHST.2e</text:p>
          </table:table-cell>
          <table:table-cell office:value-type="string">
            <text:p>10.WHST.2e</text:p>
          </table:table-cell>
          <table:table-cell office:value-type="string">
            <text:p>Write informative/explanatory texts, including the narration of historical events, scientific procedures/ experiments, or technical processes. E) Provide a concluding statement or section that follows from and supports the information or explanation provided (e.g., articulating implications or the significance of the topic).</text:p>
          </table:table-cell>
          <table:table-cell table:number-columns-repeated="1020"/>
        </table:table-row>
        <table:table-row table:style-name="ro4">
          <table:table-cell office:value-type="float" office:value="3">
            <text:p>3</text:p>
          </table:table-cell>
          <table:table-cell office:value-type="string">
            <text:p>NA|NA-10|10.WHST.4</text:p>
          </table:table-cell>
          <table:table-cell office:value-type="string">
            <text:p>10.WHST.4</text:p>
          </table:table-cell>
          <table:table-cell office:value-type="string">
            <text:p>Produce clear and coherent writing in which the development, organization, and style are appropriate to task, purpose, and audience.</text:p>
          </table:table-cell>
          <table:table-cell table:number-columns-repeated="1020"/>
        </table:table-row>
        <table:table-row table:style-name="ro3">
          <table:table-cell office:value-type="float" office:value="3">
            <text:p>3</text:p>
          </table:table-cell>
          <table:table-cell office:value-type="string">
            <text:p>NA|NA-10|10.WHST.5</text:p>
          </table:table-cell>
          <table:table-cell office:value-type="string">
            <text:p>10.WHST.5</text:p>
          </table:table-cell>
          <table:table-cell office:value-type="string">
            <text:p>Develop and strengthen writing as needed by planning, revising, editing, rewriting, or trying a new approach, focusing on addressing what is most significant for a specific purpose and audience.</text:p>
          </table:table-cell>
          <table:table-cell table:number-columns-repeated="1020"/>
        </table:table-row>
        <table:table-row table:style-name="ro4">
          <table:table-cell office:value-type="float" office:value="3">
            <text:p>3</text:p>
          </table:table-cell>
          <table:table-cell office:value-type="string">
            <text:p>NA|NA-11|11-12.RH.10</text:p>
          </table:table-cell>
          <table:table-cell office:value-type="string">
            <text:p>11-12.RH.10</text:p>
          </table:table-cell>
          <table:table-cell office:value-type="string">
            <text:p>By the end of grade 12, read and comprehend history/social studies texts in the grades 11–12 text complexity band independently and proficiently.</text:p>
          </table:table-cell>
          <table:table-cell table:number-columns-repeated="1020"/>
        </table:table-row>
        <table:table-row table:style-name="ro5">
          <table:table-cell office:value-type="float" office:value="3">
            <text:p>3</text:p>
          </table:table-cell>
          <table:table-cell office:value-type="string">
            <text:p>NA|NA-11|11-12.RI.10</text:p>
          </table:table-cell>
          <table:table-cell office:value-type="string">
            <text:p>11-12.RI.10</text:p>
          </table:table-cell>
          <table:table-cell office:value-type="string">
            <text:p>By the end of grade 11, read and comprehend literary nonfiction in the grades 11–CCR text complexity band proficiently, with scaffolding as needed at the high end of the range. By the end of grade 12, read and comprehend literary nonfiction at the high end of the grades 11–CCR text complexity band independently and proficiently.</text:p>
          </table:table-cell>
          <table:table-cell table:number-columns-repeated="1020"/>
        </table:table-row>
        <table:table-row table:style-name="ro6">
          <table:table-cell office:value-type="float" office:value="3">
            <text:p>3</text:p>
          </table:table-cell>
          <table:table-cell office:value-type="string">
            <text:p>NA|NA-11|11-12.RL.10</text:p>
          </table:table-cell>
          <table:table-cell office:value-type="string">
            <text:p>11-12.RL.10</text:p>
          </table:table-cell>
          <table:table-cell office:value-type="string">
            <text:p>By the end of grade 11, read and comprehend literature, including stories, dramas, and poems, in the grades 11–CCR text complexity band proficiently, with scaffolding as needed at the high end of the range. By the end of grade 12, read and comprehend literature, including stories, dramas, and poems, at the high end of the grades 11–CCR text complexity band independently and proficiently.</text:p>
          </table:table-cell>
          <table:table-cell table:number-columns-repeated="1020"/>
        </table:table-row>
        <table:table-row table:style-name="ro4">
          <table:table-cell office:value-type="float" office:value="3">
            <text:p>3</text:p>
          </table:table-cell>
          <table:table-cell office:value-type="string">
            <text:p>NA|NA-11|11-12.RST.10</text:p>
          </table:table-cell>
          <table:table-cell office:value-type="string">
            <text:p>11-12.RST.10</text:p>
          </table:table-cell>
          <table:table-cell office:value-type="string">
            <text:p>By the end of grade 12, read and comprehend science/technical texts in the grades 11–12 text complexity band independently and proficiently.</text:p>
          </table:table-cell>
          <table:table-cell table:number-columns-repeated="1020"/>
        </table:table-row>
        <table:table-row table:style-name="ro3">
          <table:table-cell office:value-type="float" office:value="3">
            <text:p>3</text:p>
          </table:table-cell>
          <table:table-cell office:value-type="string">
            <text:p>NA|NA-11|11-12.W.10</text:p>
          </table:table-cell>
          <table:table-cell office:value-type="string">
            <text:p>11-12.W.10</text:p>
          </table:table-cell>
          <table:table-cell office:value-type="string">
            <text:p>Write routinely over extended time frames (time for research, reflection, and revision) and shorter time frames (a single sitting or a day or two) for a range of tasks, purposes, and audiences.</text:p>
          </table:table-cell>
          <table:table-cell table:number-columns-repeated="1020"/>
        </table:table-row>
        <table:table-row table:style-name="ro3">
          <table:table-cell office:value-type="float" office:value="3">
            <text:p>3</text:p>
          </table:table-cell>
          <table:table-cell office:value-type="string">
            <text:p>NA|NA-11|11-12.WHST.10</text:p>
          </table:table-cell>
          <table:table-cell office:value-type="string">
            <text:p>11-12.WHST.10</text:p>
          </table:table-cell>
          <table:table-cell office:value-type="string">
            <text:p>Write routinely over extended time frames (time for reflection and revision) and shorter time frames (a single sitting or a day or two) for a range of discipline-specific tasks, purposes, and audiences.</text:p>
          </table:table-cell>
          <table:table-cell table:number-columns-repeated="1020"/>
        </table:table-row>
        <table:table-row table:style-name="ro5">
          <table:table-cell office:value-type="float" office:value="3">
            <text:p>3</text:p>
          </table:table-cell>
          <table:table-cell office:value-type="string">
            <text:p>NA|NA-11|11-12.WHST.1a</text:p>
          </table:table-cell>
          <table:table-cell office:value-type="string">
            <text:p>11-12.WHST.1a</text:p>
          </table:table-cell>
          <table:table-cell office:value-type="string">
            <text:p>Write arguments focused on discipline-specific content. A) Introduce precise, knowledgeable claim(s), establish the significance of the claim(s), distinguish the claim(s) from alternate or opposing claims, and create an organization that logically sequences the claim(s), counterclaims, reasons, and evidence.</text:p>
          </table:table-cell>
          <table:table-cell table:number-columns-repeated="1020"/>
        </table:table-row>
        <table:table-row table:style-name="ro6">
          <table:table-cell office:value-type="float" office:value="3">
            <text:p>3</text:p>
          </table:table-cell>
          <table:table-cell office:value-type="string">
            <text:p>NA|NA-11|11-12.WHST.1b</text:p>
          </table:table-cell>
          <table:table-cell office:value-type="string">
            <text:p>11-12.WHST.1b</text:p>
          </table:table-cell>
          <table:table-cell office:value-type="string">
            <text:p>Write arguments focused on discipline-specific content. B) Develop claim(s) and counterclaims fairly and thoroughly, supplying the most relevant data and evidence for each while pointing out the strengths and limitations of both claim(s) and counterclaims in a discipline-appropriate form that anticipates the audience’s knowledge level, concerns, values, and possible biases.</text:p>
          </table:table-cell>
          <table:table-cell table:number-columns-repeated="1020"/>
        </table:table-row>
        <table:table-row table:style-name="ro5">
          <table:table-cell office:value-type="float" office:value="3">
            <text:p>3</text:p>
          </table:table-cell>
          <table:table-cell office:value-type="string">
            <text:p>NA|NA-11|11-12.WHST.1c</text:p>
          </table:table-cell>
          <table:table-cell office:value-type="string">
            <text:p>11-12.WHST.1c</text:p>
          </table:table-cell>
          <table:table-cell office:value-type="string">
            <text:p>Write arguments focused on discipline-specific content. C) Use words, phrases, and clauses as well as varied syntax to link the major sections of the text, create cohesion, and clarify the relationships between claim(s) and reasons, between reasons and evidence, and between claim(s) and counterclaims.</text:p>
          </table:table-cell>
          <table:table-cell table:number-columns-repeated="1020"/>
        </table:table-row>
        <table:table-row table:style-name="ro3">
          <table:table-cell office:value-type="float" office:value="3">
            <text:p>3</text:p>
          </table:table-cell>
          <table:table-cell office:value-type="string">
            <text:p>NA|NA-11|11-12.WHST.1d</text:p>
          </table:table-cell>
          <table:table-cell office:value-type="string">
            <text:p>11-12.WHST.1d</text:p>
          </table:table-cell>
          <table:table-cell office:value-type="string">
            <text:p>Write arguments focused on discipline-specific content. D) Establish and maintain a formal style and objective tone while attending to the norms and conventions of the discipline in which they are writing.</text:p>
          </table:table-cell>
          <table:table-cell table:number-columns-repeated="1020"/>
        </table:table-row>
        <table:table-row table:style-name="ro3">
          <table:table-cell office:value-type="float" office:value="3">
            <text:p>3</text:p>
          </table:table-cell>
          <table:table-cell office:value-type="string">
            <text:p>NA|NA-11|11-12.WHST.1e</text:p>
          </table:table-cell>
          <table:table-cell office:value-type="string">
            <text:p>11-12.WHST.1e</text:p>
          </table:table-cell>
          <table:table-cell office:value-type="string">
            <text:p>Write arguments focused on discipline-specific content. E) Provide a concluding statement or section that follows from or supports the argument presented.</text:p>
          </table:table-cell>
          <table:table-cell table:number-columns-repeated="1020"/>
        </table:table-row>
        <table:table-row table:style-name="ro6">
          <table:table-cell office:value-type="float" office:value="3">
            <text:p>3</text:p>
          </table:table-cell>
          <table:table-cell office:value-type="string">
            <text:p>NA|NA-11|11-12.WHST.2a</text:p>
          </table:table-cell>
          <table:table-cell office:value-type="string">
            <text:p>11-12.WHST.2a</text:p>
          </table:table-cell>
          <table:table-cell office:value-type="string">
            <text:p>Write informative/explanatory texts, including the narration of historical events, scientific procedures/ experiments, or technical processes. A) Introduce a topic and organize complex ideas, concepts, and information so that each new element builds on that which precedes it to create a unified whole; include formatting (e.g., headings), graphics (e.g., figures, tables), and multimedia when useful to aiding comprehension.</text:p>
          </table:table-cell>
          <table:table-cell table:number-columns-repeated="1020"/>
        </table:table-row>
        <table:table-row table:style-name="ro6">
          <table:table-cell office:value-type="float" office:value="3">
            <text:p>3</text:p>
          </table:table-cell>
          <table:table-cell office:value-type="string">
            <text:p>NA|NA-11|11-12.WHST.2b</text:p>
          </table:table-cell>
          <table:table-cell office:value-type="string">
            <text:p>11-12.WHST.2b</text:p>
          </table:table-cell>
          <table:table-cell office:value-type="string">
            <text:p>Write informative/explanatory texts, including the narration of historical events, scientific procedures/ experiments, or technical processes. B) Develop the topic thoroughly by selecting the most significant and relevant facts, extended definitions, concrete details, quotations, or other information and examples appropriate to the audience’s knowledge of the topic.</text:p>
          </table:table-cell>
          <table:table-cell table:number-columns-repeated="1020"/>
        </table:table-row>
        <table:table-row table:style-name="ro5">
          <table:table-cell office:value-type="float" office:value="3">
            <text:p>3</text:p>
          </table:table-cell>
          <table:table-cell office:value-type="string">
            <text:p>NA|NA-11|11-12.WHST.2c</text:p>
          </table:table-cell>
          <table:table-cell office:value-type="string">
            <text:p>11-12.WHST.2c</text:p>
          </table:table-cell>
          <table:table-cell office:value-type="string">
            <text:p>Write informative/explanatory texts, including the narration of historical events, scientific procedures/ experiments, or technical processes. C) Use varied transitions and sentence structures to link the major sections of the text, create cohesion, and clarify the relationships among complex ideas and concepts.</text:p>
          </table:table-cell>
          <table:table-cell table:number-columns-repeated="1020"/>
        </table:table-row>
        <table:table-row table:style-name="ro6">
          <table:table-cell office:value-type="float" office:value="3">
            <text:p>3</text:p>
          </table:table-cell>
          <table:table-cell office:value-type="string">
            <text:p>NA|NA-11|11-12.WHST.2d</text:p>
          </table:table-cell>
          <table:table-cell office:value-type="string">
            <text:p>11-12.WHST.2d</text:p>
          </table:table-cell>
          <table:table-cell office:value-type="string">
            <text:p>Write informative/explanatory texts, including the narration of historical events, scientific procedures/ experiments, or technical processes. D) Use precise language, domain-specific vocabulary and techniques such as metaphor, simile, and analogy to manage the complexity of the topic; convey a knowledgeable stance in a style that responds to the discipline and context as well as to the expertise of likely readers.</text:p>
          </table:table-cell>
          <table:table-cell table:number-columns-repeated="1020"/>
        </table:table-row>
        <table:table-row table:style-name="ro5">
          <table:table-cell office:value-type="float" office:value="3">
            <text:p>3</text:p>
          </table:table-cell>
          <table:table-cell office:value-type="string">
            <text:p>NA|NA-11|11-12.WHST.2e</text:p>
          </table:table-cell>
          <table:table-cell office:value-type="string">
            <text:p>11-12.WHST.2e</text:p>
          </table:table-cell>
          <table:table-cell office:value-type="string">
            <text:p>Write informative/explanatory texts, including the narration of historical events, scientific procedures/ experiments, or technical processes. E) Provide a concluding statement or section that follows from and supports the information or explanation provided (e.g., articulating implications or the significance of the topic).</text:p>
          </table:table-cell>
          <table:table-cell table:number-columns-repeated="1020"/>
        </table:table-row>
        <table:table-row table:style-name="ro4">
          <table:table-cell office:value-type="float" office:value="3">
            <text:p>3</text:p>
          </table:table-cell>
          <table:table-cell office:value-type="string">
            <text:p>NA|NA-11|11-12.WHST.4</text:p>
          </table:table-cell>
          <table:table-cell office:value-type="string">
            <text:p>11-12.WHST.4</text:p>
          </table:table-cell>
          <table:table-cell office:value-type="string">
            <text:p>Produce clear and coherent writing in which the development, organization, and style are appropriate to task, purpose, and audience.</text:p>
          </table:table-cell>
          <table:table-cell table:number-columns-repeated="1020"/>
        </table:table-row>
        <table:table-row table:style-name="ro3">
          <table:table-cell office:value-type="float" office:value="3">
            <text:p>3</text:p>
          </table:table-cell>
          <table:table-cell office:value-type="string">
            <text:p>NA|NA-11|11-12.WHST.5</text:p>
          </table:table-cell>
          <table:table-cell office:value-type="string">
            <text:p>11-12.WHST.5</text:p>
          </table:table-cell>
          <table:table-cell office:value-type="string">
            <text:p>Develop and strengthen writing as needed by planning, revising, editing, rewriting, or trying a new approach, focusing on addressing what is most significant for a specific purpose and audience.</text:p>
          </table:table-cell>
          <table:table-cell table:number-columns-repeated="1020"/>
        </table:table-row>
        <table:table-row table:style-name="ro3">
          <table:table-cell office:value-type="float" office:value="3">
            <text:p>3</text:p>
          </table:table-cell>
          <table:table-cell office:value-type="string">
            <text:p>NA|NA-3|3.RF.3a</text:p>
          </table:table-cell>
          <table:table-cell office:value-type="string">
            <text:p>3.RF.3a</text:p>
          </table:table-cell>
          <table:table-cell office:value-type="string">
            <text:p>Know and apply grade-level phonics and word analysis skills in decoding words. A) Identify and know the meaning of the most common prefixes and derivational suffixes.</text:p>
          </table:table-cell>
          <table:table-cell table:number-columns-repeated="1020"/>
        </table:table-row>
        <table:table-row table:style-name="ro4">
          <table:table-cell office:value-type="float" office:value="3">
            <text:p>3</text:p>
          </table:table-cell>
          <table:table-cell office:value-type="string">
            <text:p>NA|NA-3|3.RF.3b</text:p>
          </table:table-cell>
          <table:table-cell office:value-type="string">
            <text:p>3.RF.3b</text:p>
          </table:table-cell>
          <table:table-cell office:value-type="string">
            <text:p>Know and apply grade-level phonics and word analysis skills in decoding words. B) Decode words with common Latin suffixes.</text:p>
          </table:table-cell>
          <table:table-cell table:number-columns-repeated="1020"/>
        </table:table-row>
        <table:table-row table:style-name="ro4">
          <table:table-cell office:value-type="float" office:value="3">
            <text:p>3</text:p>
          </table:table-cell>
          <table:table-cell office:value-type="string">
            <text:p>NA|NA-3|3.RF.3c</text:p>
          </table:table-cell>
          <table:table-cell office:value-type="string">
            <text:p>3.RF.3c</text:p>
          </table:table-cell>
          <table:table-cell office:value-type="string">
            <text:p>Know and apply grade-level phonics and word analysis skills in decoding words. C) Decode multisyllable words.</text:p>
          </table:table-cell>
          <table:table-cell table:number-columns-repeated="1020"/>
        </table:table-row>
        <table:table-row table:style-name="ro4">
          <table:table-cell office:value-type="float" office:value="3">
            <text:p>3</text:p>
          </table:table-cell>
          <table:table-cell office:value-type="string">
            <text:p>NA|NA-3|3.RF.3d</text:p>
          </table:table-cell>
          <table:table-cell office:value-type="string">
            <text:p>3.RF.3d</text:p>
          </table:table-cell>
          <table:table-cell office:value-type="string">
            <text:p>Know and apply grade-level phonics and word analysis skills in decoding words. D) Read grade-appropriate irregularly spelled words.</text:p>
          </table:table-cell>
          <table:table-cell table:number-columns-repeated="1020"/>
        </table:table-row>
        <table:table-row table:style-name="ro4">
          <table:table-cell office:value-type="float" office:value="3">
            <text:p>3</text:p>
          </table:table-cell>
          <table:table-cell office:value-type="string">
            <text:p>NA|NA-3|3.RF.4a</text:p>
          </table:table-cell>
          <table:table-cell office:value-type="string">
            <text:p>3.RF.4a</text:p>
          </table:table-cell>
          <table:table-cell office:value-type="string">
            <text:p>Read with sufficient accuracy and fluency to support comprehension. A) Read on-level text with purpose and understanding.</text:p>
          </table:table-cell>
          <table:table-cell table:number-columns-repeated="1020"/>
        </table:table-row>
        <table:table-row table:style-name="ro3">
          <table:table-cell office:value-type="float" office:value="3">
            <text:p>3</text:p>
          </table:table-cell>
          <table:table-cell office:value-type="string">
            <text:p>NA|NA-3|3.RF.4b</text:p>
          </table:table-cell>
          <table:table-cell office:value-type="string">
            <text:p>3.RF.4b</text:p>
          </table:table-cell>
          <table:table-cell office:value-type="string">
            <text:p>Read with sufficient accuracy and fluency to support comprehension. B) Read on-level prose and poetry orally with accuracy, appropriate rate, and expression on successive readings.</text:p>
          </table:table-cell>
          <table:table-cell table:number-columns-repeated="1020"/>
        </table:table-row>
        <table:table-row table:style-name="ro3">
          <table:table-cell office:value-type="float" office:value="3">
            <text:p>3</text:p>
          </table:table-cell>
          <table:table-cell office:value-type="string">
            <text:p>NA|NA-3|3.RF.4c</text:p>
          </table:table-cell>
          <table:table-cell office:value-type="string">
            <text:p>3.RF.4c</text:p>
          </table:table-cell>
          <table:table-cell office:value-type="string">
            <text:p>Read with sufficient accuracy and fluency to support comprehension. C) Use context to confirm or self-correct word recognition and understanding, rereading as necessary.</text:p>
          </table:table-cell>
          <table:table-cell table:number-columns-repeated="1020"/>
        </table:table-row>
        <table:table-row table:style-name="ro7">
          <table:table-cell office:value-type="float" office:value="3">
            <text:p>3</text:p>
          </table:table-cell>
          <table:table-cell office:value-type="string">
            <text:p>NA|NA-3|3.RI.10</text:p>
          </table:table-cell>
          <table:table-cell office:value-type="string">
            <text:p>3.RI.10</text:p>
          </table:table-cell>
          <table:table-cell office:value-type="string">
            <text:p>By the end of the year, read and comprehend informational texts, including history/social studies, science, and technical texts, at the high end of the grades 2–3 text complexity band independently and proficiently.</text:p>
          </table:table-cell>
          <table:table-cell table:number-columns-repeated="1020"/>
        </table:table-row>
        <table:table-row table:style-name="ro3">
          <table:table-cell office:value-type="float" office:value="3">
            <text:p>3</text:p>
          </table:table-cell>
          <table:table-cell office:value-type="string">
            <text:p>NA|NA-3|3.RL.10</text:p>
          </table:table-cell>
          <table:table-cell office:value-type="string">
            <text:p>3.RL.10</text:p>
          </table:table-cell>
          <table:table-cell office:value-type="string">
            <text:p>By the end of the year, read and comprehend literature, including stories, dramas, and poetry, at the high end of the grades 2–3 text complexity band independently and proficiently.</text:p>
          </table:table-cell>
          <table:table-cell table:number-columns-repeated="1020"/>
        </table:table-row>
        <table:table-row table:style-name="ro3">
          <table:table-cell office:value-type="float" office:value="3">
            <text:p>3</text:p>
          </table:table-cell>
          <table:table-cell office:value-type="string">
            <text:p>NA|NA-3|3.W.10</text:p>
          </table:table-cell>
          <table:table-cell office:value-type="string">
            <text:p>3.W.10</text:p>
          </table:table-cell>
          <table:table-cell office:value-type="string">
            <text:p>Write routinely over extended time frames (time for research, reflection, and revision) and shorter time frames (a single sitting or a day or two) for a range of discipline-specific tasks, purposes, and audiences.</text:p>
          </table:table-cell>
          <table:table-cell table:number-columns-repeated="1020"/>
        </table:table-row>
        <table:table-row table:style-name="ro7">
          <table:table-cell office:value-type="float" office:value="3">
            <text:p>3</text:p>
          </table:table-cell>
          <table:table-cell office:value-type="string">
            <text:p>NA|NA-4|4.RF.3a</text:p>
          </table:table-cell>
          <table:table-cell office:value-type="string">
            <text:p>4.RF.3a</text:p>
          </table:table-cell>
          <table:table-cell office:value-type="string">
            <text:p>Know and apply grade-level phonics and word analysis skills in decoding words. A) Use combined knowledge of all letter-sound correspondences, syllabication patterns, and morphology (e.g., roots and affixes) to read accurately unfamiliar multisyllabic words in context and out of context.</text:p>
          </table:table-cell>
          <table:table-cell table:number-columns-repeated="1020"/>
        </table:table-row>
        <table:table-row table:style-name="ro4">
          <table:table-cell office:value-type="float" office:value="3">
            <text:p>3</text:p>
          </table:table-cell>
          <table:table-cell office:value-type="string">
            <text:p>NA|NA-4|4.RF.4a</text:p>
          </table:table-cell>
          <table:table-cell office:value-type="string">
            <text:p>4.RF.4a</text:p>
          </table:table-cell>
          <table:table-cell office:value-type="string">
            <text:p>Read with sufficient accuracy and fluency to support comprehension. A) Read on-level text with purpose and understanding.</text:p>
          </table:table-cell>
          <table:table-cell table:number-columns-repeated="1020"/>
        </table:table-row>
        <table:table-row table:style-name="ro3">
          <table:table-cell office:value-type="float" office:value="3">
            <text:p>3</text:p>
          </table:table-cell>
          <table:table-cell office:value-type="string">
            <text:p>NA|NA-4|4.RF.4b</text:p>
          </table:table-cell>
          <table:table-cell office:value-type="string">
            <text:p>4.RF.4b</text:p>
          </table:table-cell>
          <table:table-cell office:value-type="string">
            <text:p>Read with sufficient accuracy and fluency to support comprehension. B) Read on-level prose and poetry orally with accuracy, appropriate rate, and expression on successive readings.</text:p>
          </table:table-cell>
          <table:table-cell table:number-columns-repeated="1020"/>
        </table:table-row>
        <table:table-row table:style-name="ro3">
          <table:table-cell office:value-type="float" office:value="3">
            <text:p>3</text:p>
          </table:table-cell>
          <table:table-cell office:value-type="string">
            <text:p>NA|NA-4|4.RF.4c</text:p>
          </table:table-cell>
          <table:table-cell office:value-type="string">
            <text:p>4.RF.4c</text:p>
          </table:table-cell>
          <table:table-cell office:value-type="string">
            <text:p>Read with sufficient accuracy and fluency to support comprehension. C) Use context to confirm or self-correct word recognition and understanding, rereading as necessary.</text:p>
          </table:table-cell>
          <table:table-cell table:number-columns-repeated="1020"/>
        </table:table-row>
        <table:table-row table:style-name="ro7">
          <table:table-cell office:value-type="float" office:value="3">
            <text:p>3</text:p>
          </table:table-cell>
          <table:table-cell office:value-type="string">
            <text:p>NA|NA-4|4.RI.10</text:p>
          </table:table-cell>
          <table:table-cell office:value-type="string">
            <text:p>4.RI.10</text:p>
          </table:table-cell>
          <table:table-cell office:value-type="string">
            <text:p>By the end of year, read and comprehend informational texts, including history/social studies, science, and technical texts, in the grades 4–5 text complexity band proficiently, with scaffolding as needed at the high end of the range.</text:p>
          </table:table-cell>
          <table:table-cell table:number-columns-repeated="1020"/>
        </table:table-row>
        <table:table-row table:style-name="ro3">
          <table:table-cell office:value-type="float" office:value="3">
            <text:p>3</text:p>
          </table:table-cell>
          <table:table-cell office:value-type="string">
            <text:p>NA|NA-4|4.RL.10</text:p>
          </table:table-cell>
          <table:table-cell office:value-type="string">
            <text:p>4.RL.10</text:p>
          </table:table-cell>
          <table:table-cell office:value-type="string">
            <text:p>By the end of the year, read and comprehend literature, including stories, dramas, and poetry, in the grades 4–5 text complexity band proficiently, with scaffolding as needed at the high end of the range.</text:p>
          </table:table-cell>
          <table:table-cell table:number-columns-repeated="1020"/>
        </table:table-row>
        <table:table-row table:style-name="ro3">
          <table:table-cell office:value-type="float" office:value="3">
            <text:p>3</text:p>
          </table:table-cell>
          <table:table-cell office:value-type="string">
            <text:p>NA|NA-4|4.W.10</text:p>
          </table:table-cell>
          <table:table-cell office:value-type="string">
            <text:p>4.W.10</text:p>
          </table:table-cell>
          <table:table-cell office:value-type="string">
            <text:p>Write routinely over extended time frames (time for research, reflection, and revision) and shorter time frames (a single sitting or a day or two) for a range of discipline-specific tasks, purposes, and audiences.</text:p>
          </table:table-cell>
          <table:table-cell table:number-columns-repeated="1020"/>
        </table:table-row>
        <table:table-row table:style-name="ro7">
          <table:table-cell office:value-type="float" office:value="3">
            <text:p>3</text:p>
          </table:table-cell>
          <table:table-cell office:value-type="string">
            <text:p>NA|NA-5|5.RF.1a</text:p>
          </table:table-cell>
          <table:table-cell office:value-type="string">
            <text:p>5.RF.1a</text:p>
          </table:table-cell>
          <table:table-cell office:value-type="string">
            <text:p>Know and apply grade-level phonics and word analysis skills in decoding words. A) Use combined knowledge of all letter-sound correspondences, syllabication patterns, and morphology (e.g., roots and affixes) to read accurately unfamiliar multisyllabic words in context and out of context.</text:p>
          </table:table-cell>
          <table:table-cell table:number-columns-repeated="1020"/>
        </table:table-row>
        <table:table-row table:style-name="ro4">
          <table:table-cell office:value-type="float" office:value="3">
            <text:p>3</text:p>
          </table:table-cell>
          <table:table-cell office:value-type="string">
            <text:p>NA|NA-5|5.RF.2a</text:p>
          </table:table-cell>
          <table:table-cell office:value-type="string">
            <text:p>5.RF.2a</text:p>
          </table:table-cell>
          <table:table-cell office:value-type="string">
            <text:p>Read with sufficient accuracy and fluency to support comprehension. A) Read grade-level text with purpose and understanding.</text:p>
          </table:table-cell>
          <table:table-cell table:number-columns-repeated="1020"/>
        </table:table-row>
        <table:table-row table:style-name="ro3">
          <table:table-cell office:value-type="float" office:value="3">
            <text:p>3</text:p>
          </table:table-cell>
          <table:table-cell office:value-type="string">
            <text:p>NA|NA-5|5.RF.2b</text:p>
          </table:table-cell>
          <table:table-cell office:value-type="string">
            <text:p>5.RF.2b</text:p>
          </table:table-cell>
          <table:table-cell office:value-type="string">
            <text:p>Read with sufficient accuracy and fluency to support comprehension. B) Read grade-level prose and poetry orally with accuracy, appropriate rate, and expression on successive readings.</text:p>
          </table:table-cell>
          <table:table-cell table:number-columns-repeated="1020"/>
        </table:table-row>
        <table:table-row table:style-name="ro3">
          <table:table-cell office:value-type="float" office:value="3">
            <text:p>3</text:p>
          </table:table-cell>
          <table:table-cell office:value-type="string">
            <text:p>NA|NA-5|5.RF.2c</text:p>
          </table:table-cell>
          <table:table-cell office:value-type="string">
            <text:p>5.RF.2c</text:p>
          </table:table-cell>
          <table:table-cell office:value-type="string">
            <text:p>Read with sufficient accuracy and fluency to support comprehension. C) Use context to confirm or self-correct word recognition and understanding, rereading as necessary.</text:p>
          </table:table-cell>
          <table:table-cell table:number-columns-repeated="1020"/>
        </table:table-row>
        <table:table-row table:style-name="ro7">
          <table:table-cell office:value-type="float" office:value="3">
            <text:p>3</text:p>
          </table:table-cell>
          <table:table-cell office:value-type="string">
            <text:p>NA|NA-5|5.RI.10</text:p>
          </table:table-cell>
          <table:table-cell office:value-type="string">
            <text:p>5.RI.10</text:p>
          </table:table-cell>
          <table:table-cell office:value-type="string">
            <text:p>By the end of the year, read and comprehend informational texts, including history/social studies, science, and technical texts, at the high end of the grades 4–5 text complexity band independently and proficiently.</text:p>
          </table:table-cell>
          <table:table-cell table:number-columns-repeated="1020"/>
        </table:table-row>
        <table:table-row table:style-name="ro3">
          <table:table-cell office:value-type="float" office:value="3">
            <text:p>3</text:p>
          </table:table-cell>
          <table:table-cell office:value-type="string">
            <text:p>NA|NA-5|5.RL.10</text:p>
          </table:table-cell>
          <table:table-cell office:value-type="string">
            <text:p>5.RL.10</text:p>
          </table:table-cell>
          <table:table-cell office:value-type="string">
            <text:p>By the end of the year, read and comprehend literature, including stories, dramas, and poetry, at the high end of the grades 4–5 text complexity band independently and proficiently.</text:p>
          </table:table-cell>
          <table:table-cell table:number-columns-repeated="1020"/>
        </table:table-row>
        <table:table-row table:style-name="ro3">
          <table:table-cell office:value-type="float" office:value="3">
            <text:p>3</text:p>
          </table:table-cell>
          <table:table-cell office:value-type="string">
            <text:p>NA|NA-5|5.W.10</text:p>
          </table:table-cell>
          <table:table-cell office:value-type="string">
            <text:p>5.W.10</text:p>
          </table:table-cell>
          <table:table-cell office:value-type="string">
            <text:p>Write routinely over extended time frames (time for research, reflection, and revision) and shorter time frames (a single sitting or a day or two) for a range of discipline-specific tasks, purposes, and audiences.</text:p>
          </table:table-cell>
          <table:table-cell table:number-columns-repeated="1020"/>
        </table:table-row>
        <table:table-row table:style-name="ro4">
          <table:table-cell office:value-type="float" office:value="3">
            <text:p>3</text:p>
          </table:table-cell>
          <table:table-cell office:value-type="string">
            <text:p>NA|NA-6|6-8.RH.10</text:p>
          </table:table-cell>
          <table:table-cell office:value-type="string">
            <text:p>6-8.RH.10</text:p>
          </table:table-cell>
          <table:table-cell office:value-type="string">
            <text:p>By the end of grade 8, read and comprehend history/social studies texts in the grades 6–8 text complexity band independently and proficiently.</text:p>
          </table:table-cell>
          <table:table-cell table:number-columns-repeated="1020"/>
        </table:table-row>
        <table:table-row table:style-name="ro4">
          <table:table-cell office:value-type="float" office:value="3">
            <text:p>3</text:p>
          </table:table-cell>
          <table:table-cell office:value-type="string">
            <text:p>NA|NA-6|6-8.RST.10</text:p>
          </table:table-cell>
          <table:table-cell office:value-type="string">
            <text:p>6-8.RST.10</text:p>
          </table:table-cell>
          <table:table-cell office:value-type="string">
            <text:p>By the end of grade 8, read and comprehend science/technical texts in the grades 6–8 text complexity band independently and proficiently.</text:p>
          </table:table-cell>
          <table:table-cell table:number-columns-repeated="1020"/>
        </table:table-row>
        <table:table-row table:style-name="ro3">
          <table:table-cell office:value-type="float" office:value="3">
            <text:p>3</text:p>
          </table:table-cell>
          <table:table-cell office:value-type="string">
            <text:p>NA|NA-6|6-8.WHST.10</text:p>
          </table:table-cell>
          <table:table-cell office:value-type="string">
            <text:p>6-8.WHST.10</text:p>
          </table:table-cell>
          <table:table-cell office:value-type="string">
            <text:p>Write routinely over extended time frames (time for reflection and revision) and shorter time frames (a single sitting or a day or two) for a range of discipline-specific tasks, purposes, and audiences.</text:p>
          </table:table-cell>
          <table:table-cell table:number-columns-repeated="1020"/>
        </table:table-row>
        <table:table-row table:style-name="ro7">
          <table:table-cell office:value-type="float" office:value="3">
            <text:p>3</text:p>
          </table:table-cell>
          <table:table-cell office:value-type="string">
            <text:p>NA|NA-6|6-8.WHST.1a</text:p>
          </table:table-cell>
          <table:table-cell office:value-type="string">
            <text:p>6-8.WHST.1a</text:p>
          </table:table-cell>
          <table:table-cell office:value-type="string">
            <text:p>Write arguments focused on discipline-specific content. A) Introduce claim(s) about a topic or issue, acknowledge and distinguish the claim(s) from alternate or opposing claims, and organize the reasons and evidence logically.</text:p>
          </table:table-cell>
          <table:table-cell table:number-columns-repeated="1020"/>
        </table:table-row>
        <table:table-row table:style-name="ro7">
          <table:table-cell office:value-type="float" office:value="3">
            <text:p>3</text:p>
          </table:table-cell>
          <table:table-cell office:value-type="string">
            <text:p>NA|NA-6|6-8.WHST.1b</text:p>
          </table:table-cell>
          <table:table-cell office:value-type="string">
            <text:p>6-8.WHST.1b</text:p>
          </table:table-cell>
          <table:table-cell office:value-type="string">
            <text:p>Write arguments focused on discipline-specific content. B) Support claim(s) with logical reasoning and relevant, accurate data and evidence that demonstrate an understanding of the topic or text, using credible sources.</text:p>
          </table:table-cell>
          <table:table-cell table:number-columns-repeated="1020"/>
        </table:table-row>
        <table:table-row table:style-name="ro3">
          <table:table-cell office:value-type="float" office:value="3">
            <text:p>3</text:p>
          </table:table-cell>
          <table:table-cell office:value-type="string">
            <text:p>NA|NA-6|6-8.WHST.1c</text:p>
          </table:table-cell>
          <table:table-cell office:value-type="string">
            <text:p>6-8.WHST.1c</text:p>
          </table:table-cell>
          <table:table-cell office:value-type="string">
            <text:p>Write arguments focused on discipline-specific content. C) Use words, phrases, and clauses to create cohesion and clarify the relationships among claim(s), counterclaims, reasons, and evidence.</text:p>
          </table:table-cell>
          <table:table-cell table:number-columns-repeated="1020"/>
        </table:table-row>
        <table:table-row table:style-name="ro4">
          <table:table-cell office:value-type="float" office:value="3">
            <text:p>3</text:p>
          </table:table-cell>
          <table:table-cell office:value-type="string">
            <text:p>NA|NA-6|6-8.WHST.1d</text:p>
          </table:table-cell>
          <table:table-cell office:value-type="string">
            <text:p>6-8.WHST.1d</text:p>
          </table:table-cell>
          <table:table-cell office:value-type="string">
            <text:p>Write arguments focused on discipline-specific content. D) Establish and maintain a formal style.</text:p>
          </table:table-cell>
          <table:table-cell table:number-columns-repeated="1020"/>
        </table:table-row>
        <table:table-row table:style-name="ro3">
          <table:table-cell office:value-type="float" office:value="3">
            <text:p>3</text:p>
          </table:table-cell>
          <table:table-cell office:value-type="string">
            <text:p>NA|NA-6|6-8.WHST.1e</text:p>
          </table:table-cell>
          <table:table-cell office:value-type="string">
            <text:p>6-8.WHST.1e</text:p>
          </table:table-cell>
          <table:table-cell office:value-type="string">
            <text:p>Write arguments focused on discipline-specific content. E) Provide a concluding statement or section that follows from and supports the argument presented.</text:p>
          </table:table-cell>
          <table:table-cell table:number-columns-repeated="1020"/>
        </table:table-row>
        <table:table-row table:style-name="ro6">
          <table:table-cell office:value-type="float" office:value="3">
            <text:p>3</text:p>
          </table:table-cell>
          <table:table-cell office:value-type="string">
            <text:p>NA|NA-6|6-8.WHST.2a</text:p>
          </table:table-cell>
          <table:table-cell office:value-type="string">
            <text:p>6-8.WHST.2a</text:p>
          </table:table-cell>
          <table:table-cell office:value-type="string">
            <text:p>Write informative/explanatory texts, including the narration of historical events, scientific procedures/ experiments, or technical processes. A) Introduce a topic clearly, previewing what is to follow; organize ideas, concepts, and information into broader categories as appropriate to achieving purpose; include formatting (e.g., headings), graphics (e.g., charts, tables), and multimedia when useful to aiding comprehension.</text:p>
          </table:table-cell>
          <table:table-cell table:number-columns-repeated="1020"/>
        </table:table-row>
        <table:table-row table:style-name="ro7">
          <table:table-cell office:value-type="float" office:value="3">
            <text:p>3</text:p>
          </table:table-cell>
          <table:table-cell office:value-type="string">
            <text:p>NA|NA-6|6-8.WHST.2b</text:p>
          </table:table-cell>
          <table:table-cell office:value-type="string">
            <text:p>6-8.WHST.2b</text:p>
          </table:table-cell>
          <table:table-cell office:value-type="string">
            <text:p>Write informative/explanatory texts, including the narration of historical events, scientific procedures/ experiments, or technical processes. B) Develop the topic with relevant, well-chosen facts, definitions, concrete details, quotations, or other information and examples.</text:p>
          </table:table-cell>
          <table:table-cell table:number-columns-repeated="1020"/>
        </table:table-row>
        <table:table-row table:style-name="ro7">
          <table:table-cell office:value-type="float" office:value="3">
            <text:p>3</text:p>
          </table:table-cell>
          <table:table-cell office:value-type="string">
            <text:p>NA|NA-6|6-8.WHST.2c</text:p>
          </table:table-cell>
          <table:table-cell office:value-type="string">
            <text:p>6-8.WHST.2c</text:p>
          </table:table-cell>
          <table:table-cell office:value-type="string">
            <text:p>Write informative/explanatory texts, including the narration of historical events, scientific procedures/ experiments, or technical processes. C) Use appropriate and varied transitions to create cohesion and clarify the relationships among ideas and concepts.</text:p>
          </table:table-cell>
          <table:table-cell table:number-columns-repeated="1020"/>
        </table:table-row>
        <table:table-row table:style-name="ro7">
          <table:table-cell office:value-type="float" office:value="3">
            <text:p>3</text:p>
          </table:table-cell>
          <table:table-cell office:value-type="string">
            <text:p>NA|NA-6|6-8.WHST.2d</text:p>
          </table:table-cell>
          <table:table-cell office:value-type="string">
            <text:p>6-8.WHST.2d</text:p>
          </table:table-cell>
          <table:table-cell office:value-type="string">
            <text:p>Write informative/explanatory texts, including the narration of historical events, scientific procedures/ experiments, or technical processes. D) Use precise language and domain-specific vocabulary to inform about or explain the topic.</text:p>
          </table:table-cell>
          <table:table-cell table:number-columns-repeated="1020"/>
        </table:table-row>
        <table:table-row table:style-name="ro3">
          <table:table-cell office:value-type="float" office:value="3">
            <text:p>3</text:p>
          </table:table-cell>
          <table:table-cell office:value-type="string">
            <text:p>NA|NA-6|6-8.WHST.2e</text:p>
          </table:table-cell>
          <table:table-cell office:value-type="string">
            <text:p>6-8.WHST.2e</text:p>
          </table:table-cell>
          <table:table-cell office:value-type="string">
            <text:p>Write informative/explanatory texts, including the narration of historical events, scientific procedures/ experiments, or technical processes. E) Establish and maintain a formal style and objective tone.</text:p>
          </table:table-cell>
          <table:table-cell table:number-columns-repeated="1020"/>
        </table:table-row>
        <table:table-row table:style-name="ro7">
          <table:table-cell office:value-type="float" office:value="3">
            <text:p>3</text:p>
          </table:table-cell>
          <table:table-cell office:value-type="string">
            <text:p>NA|NA-6|6-8.WHST.2f</text:p>
          </table:table-cell>
          <table:table-cell office:value-type="string">
            <text:p>6-8.WHST.2f</text:p>
          </table:table-cell>
          <table:table-cell office:value-type="string">
            <text:p>Write informative/explanatory texts, including the narration of historical events, scientific procedures/ experiments, or technical processes. F) Provide a concluding statement or section that follows from and supports the information or explanation presented.</text:p>
          </table:table-cell>
          <table:table-cell table:number-columns-repeated="1020"/>
        </table:table-row>
        <table:table-row table:style-name="ro4">
          <table:table-cell office:value-type="float" office:value="3">
            <text:p>3</text:p>
          </table:table-cell>
          <table:table-cell office:value-type="string">
            <text:p>NA|NA-6|6-8.WHST.4</text:p>
          </table:table-cell>
          <table:table-cell office:value-type="string">
            <text:p>6-8.WHST.4</text:p>
          </table:table-cell>
          <table:table-cell office:value-type="string">
            <text:p>Produce clear and coherent writing in which the development, organization, and style are appropriate to task, purpose, and audience.</text:p>
          </table:table-cell>
          <table:table-cell table:number-columns-repeated="1020"/>
        </table:table-row>
        <table:table-row table:style-name="ro7">
          <table:table-cell office:value-type="float" office:value="3">
            <text:p>3</text:p>
          </table:table-cell>
          <table:table-cell office:value-type="string">
            <text:p>NA|NA-6|6-8.WHST.5</text:p>
          </table:table-cell>
          <table:table-cell office:value-type="string">
            <text:p>6-8.WHST.5</text:p>
          </table:table-cell>
          <table:table-cell office:value-type="string">
            <text:p>With some guidance and support from peers and adults, develop and strengthen writing as needed by planning, revising, editing, rewriting, or trying a new approach, focusing on how well purpose and audience have been addressed.</text:p>
          </table:table-cell>
          <table:table-cell table:number-columns-repeated="1020"/>
        </table:table-row>
        <table:table-row table:style-name="ro3">
          <table:table-cell office:value-type="float" office:value="3">
            <text:p>3</text:p>
          </table:table-cell>
          <table:table-cell office:value-type="string">
            <text:p>NA|NA-6|6.RI.10</text:p>
          </table:table-cell>
          <table:table-cell office:value-type="string">
            <text:p>6.RI.10</text:p>
          </table:table-cell>
          <table:table-cell office:value-type="string">
            <text:p>By the end of the year, read and comprehend literary nonfiction in the grades 6–8 text complexity band proficiently, with scaffolding as needed at the high end of the range.</text:p>
          </table:table-cell>
          <table:table-cell table:number-columns-repeated="1020"/>
        </table:table-row>
        <table:table-row table:style-name="ro3">
          <table:table-cell office:value-type="float" office:value="3">
            <text:p>3</text:p>
          </table:table-cell>
          <table:table-cell office:value-type="string">
            <text:p>NA|NA-6|6.RL.10</text:p>
          </table:table-cell>
          <table:table-cell office:value-type="string">
            <text:p>6.RL.10</text:p>
          </table:table-cell>
          <table:table-cell office:value-type="string">
            <text:p>By the end of the year, read and comprehend literature, including stories, dramas, and poems, in the grades 6–8 text complexity band proficiently, with scaffolding as needed at the high end of the range.</text:p>
          </table:table-cell>
          <table:table-cell table:number-columns-repeated="1020"/>
        </table:table-row>
        <table:table-row table:style-name="ro4">
          <table:table-cell office:value-type="float" office:value="3">
            <text:p>3</text:p>
          </table:table-cell>
          <table:table-cell office:value-type="string">
            <text:p>NA|NA-7|6-8.RH.10</text:p>
          </table:table-cell>
          <table:table-cell office:value-type="string">
            <text:p>6-8.RH.10</text:p>
          </table:table-cell>
          <table:table-cell office:value-type="string">
            <text:p>By the end of grade 8, read and comprehend history/social studies texts in the grades 6–8 text complexity band independently and proficiently.</text:p>
          </table:table-cell>
          <table:table-cell table:number-columns-repeated="1020"/>
        </table:table-row>
        <table:table-row table:style-name="ro4">
          <table:table-cell office:value-type="float" office:value="3">
            <text:p>3</text:p>
          </table:table-cell>
          <table:table-cell office:value-type="string">
            <text:p>NA|NA-7|6-8.RST.10</text:p>
          </table:table-cell>
          <table:table-cell office:value-type="string">
            <text:p>6-8.RST.10</text:p>
          </table:table-cell>
          <table:table-cell office:value-type="string">
            <text:p>By the end of grade 8, read and comprehend science/technical texts in the grades 6–8 text complexity band independently and proficiently.</text:p>
          </table:table-cell>
          <table:table-cell table:number-columns-repeated="1020"/>
        </table:table-row>
        <table:table-row table:style-name="ro3">
          <table:table-cell office:value-type="float" office:value="3">
            <text:p>3</text:p>
          </table:table-cell>
          <table:table-cell office:value-type="string">
            <text:p>NA|NA-7|6-8.WHST.10</text:p>
          </table:table-cell>
          <table:table-cell office:value-type="string">
            <text:p>6-8.WHST.10</text:p>
          </table:table-cell>
          <table:table-cell office:value-type="string">
            <text:p>Write routinely over extended time frames (time for reflection and revision) and shorter time frames (a single sitting or a day or two) for a range of discipline-specific tasks, purposes, and audiences.</text:p>
          </table:table-cell>
          <table:table-cell table:number-columns-repeated="1020"/>
        </table:table-row>
        <table:table-row table:style-name="ro7">
          <table:table-cell office:value-type="float" office:value="3">
            <text:p>3</text:p>
          </table:table-cell>
          <table:table-cell office:value-type="string">
            <text:p>NA|NA-7|6-8.WHST.1a</text:p>
          </table:table-cell>
          <table:table-cell office:value-type="string">
            <text:p>6-8.WHST.1a</text:p>
          </table:table-cell>
          <table:table-cell office:value-type="string">
            <text:p>Write arguments focused on discipline-specific content. A) Introduce claim(s) about a topic or issue, acknowledge and distinguish the claim(s) from alternate or opposing claims, and organize the reasons and evidence logically.</text:p>
          </table:table-cell>
          <table:table-cell table:number-columns-repeated="1020"/>
        </table:table-row>
        <table:table-row table:style-name="ro7">
          <table:table-cell office:value-type="float" office:value="3">
            <text:p>3</text:p>
          </table:table-cell>
          <table:table-cell office:value-type="string">
            <text:p>NA|NA-7|6-8.WHST.1b</text:p>
          </table:table-cell>
          <table:table-cell office:value-type="string">
            <text:p>6-8.WHST.1b</text:p>
          </table:table-cell>
          <table:table-cell office:value-type="string">
            <text:p>Write arguments focused on discipline-specific content. B) Support claim(s) with logical reasoning and relevant, accurate data and evidence that demonstrate an understanding of the topic or text, using credible sources.</text:p>
          </table:table-cell>
          <table:table-cell table:number-columns-repeated="1020"/>
        </table:table-row>
        <table:table-row table:style-name="ro3">
          <table:table-cell office:value-type="float" office:value="3">
            <text:p>3</text:p>
          </table:table-cell>
          <table:table-cell office:value-type="string">
            <text:p>NA|NA-7|6-8.WHST.1c</text:p>
          </table:table-cell>
          <table:table-cell office:value-type="string">
            <text:p>6-8.WHST.1c</text:p>
          </table:table-cell>
          <table:table-cell office:value-type="string">
            <text:p>Write arguments focused on discipline-specific content. C) Use words, phrases, and clauses to create cohesion and clarify the relationships among claim(s), counterclaims, reasons, and evidence.</text:p>
          </table:table-cell>
          <table:table-cell table:number-columns-repeated="1020"/>
        </table:table-row>
        <table:table-row table:style-name="ro4">
          <table:table-cell office:value-type="float" office:value="3">
            <text:p>3</text:p>
          </table:table-cell>
          <table:table-cell office:value-type="string">
            <text:p>NA|NA-7|6-8.WHST.1d</text:p>
          </table:table-cell>
          <table:table-cell office:value-type="string">
            <text:p>6-8.WHST.1d</text:p>
          </table:table-cell>
          <table:table-cell office:value-type="string">
            <text:p>Write arguments focused on discipline-specific content. D) Establish and maintain a formal style.</text:p>
          </table:table-cell>
          <table:table-cell table:number-columns-repeated="1020"/>
        </table:table-row>
        <table:table-row table:style-name="ro3">
          <table:table-cell office:value-type="float" office:value="3">
            <text:p>3</text:p>
          </table:table-cell>
          <table:table-cell office:value-type="string">
            <text:p>NA|NA-7|6-8.WHST.1e</text:p>
          </table:table-cell>
          <table:table-cell office:value-type="string">
            <text:p>6-8.WHST.1e</text:p>
          </table:table-cell>
          <table:table-cell office:value-type="string">
            <text:p>Write arguments focused on discipline-specific content. E) Provide a concluding statement or section that follows from and supports the argument presented.</text:p>
          </table:table-cell>
          <table:table-cell table:number-columns-repeated="1020"/>
        </table:table-row>
        <table:table-row table:style-name="ro6">
          <table:table-cell office:value-type="float" office:value="3">
            <text:p>3</text:p>
          </table:table-cell>
          <table:table-cell office:value-type="string">
            <text:p>NA|NA-7|6-8.WHST.2a</text:p>
          </table:table-cell>
          <table:table-cell office:value-type="string">
            <text:p>6-8.WHST.2a</text:p>
          </table:table-cell>
          <table:table-cell office:value-type="string">
            <text:p>Write informative/explanatory texts, including the narration of historical events, scientific procedures/ experiments, or technical processes. A) Introduce a topic clearly, previewing what is to follow; organize ideas, concepts, and information into broader categories as appropriate to achieving purpose; include formatting (e.g., headings), graphics (e.g., charts, tables), and multimedia when useful to aiding comprehension.</text:p>
          </table:table-cell>
          <table:table-cell table:number-columns-repeated="1020"/>
        </table:table-row>
        <table:table-row table:style-name="ro7">
          <table:table-cell office:value-type="float" office:value="3">
            <text:p>3</text:p>
          </table:table-cell>
          <table:table-cell office:value-type="string">
            <text:p>NA|NA-7|6-8.WHST.2b</text:p>
          </table:table-cell>
          <table:table-cell office:value-type="string">
            <text:p>6-8.WHST.2b</text:p>
          </table:table-cell>
          <table:table-cell office:value-type="string">
            <text:p>Write informative/explanatory texts, including the narration of historical events, scientific procedures/ experiments, or technical processes. B) Develop the topic with relevant, well-chosen facts, definitions, concrete details, quotations, or other information and examples.</text:p>
          </table:table-cell>
          <table:table-cell table:number-columns-repeated="1020"/>
        </table:table-row>
        <table:table-row table:style-name="ro7">
          <table:table-cell office:value-type="float" office:value="3">
            <text:p>3</text:p>
          </table:table-cell>
          <table:table-cell office:value-type="string">
            <text:p>NA|NA-7|6-8.WHST.2c</text:p>
          </table:table-cell>
          <table:table-cell office:value-type="string">
            <text:p>6-8.WHST.2c</text:p>
          </table:table-cell>
          <table:table-cell office:value-type="string">
            <text:p>Write informative/explanatory texts, including the narration of historical events, scientific procedures/ experiments, or technical processes. C) Use appropriate and varied transitions to create cohesion and clarify the relationships among ideas and concepts.</text:p>
          </table:table-cell>
          <table:table-cell table:number-columns-repeated="1020"/>
        </table:table-row>
        <table:table-row table:style-name="ro7">
          <table:table-cell office:value-type="float" office:value="3">
            <text:p>3</text:p>
          </table:table-cell>
          <table:table-cell office:value-type="string">
            <text:p>NA|NA-7|6-8.WHST.2d</text:p>
          </table:table-cell>
          <table:table-cell office:value-type="string">
            <text:p>6-8.WHST.2d</text:p>
          </table:table-cell>
          <table:table-cell office:value-type="string">
            <text:p>Write informative/explanatory texts, including the narration of historical events, scientific procedures/ experiments, or technical processes. D) Use precise language and domain-specific vocabulary to inform about or explain the topic.</text:p>
          </table:table-cell>
          <table:table-cell table:number-columns-repeated="1020"/>
        </table:table-row>
        <table:table-row table:style-name="ro3">
          <table:table-cell office:value-type="float" office:value="3">
            <text:p>3</text:p>
          </table:table-cell>
          <table:table-cell office:value-type="string">
            <text:p>NA|NA-7|6-8.WHST.2e</text:p>
          </table:table-cell>
          <table:table-cell office:value-type="string">
            <text:p>6-8.WHST.2e</text:p>
          </table:table-cell>
          <table:table-cell office:value-type="string">
            <text:p>Write informative/explanatory texts, including the narration of historical events, scientific procedures/ experiments, or technical processes. E) Establish and maintain a formal style and objective tone.</text:p>
          </table:table-cell>
          <table:table-cell table:number-columns-repeated="1020"/>
        </table:table-row>
        <table:table-row table:style-name="ro7">
          <table:table-cell office:value-type="float" office:value="3">
            <text:p>3</text:p>
          </table:table-cell>
          <table:table-cell office:value-type="string">
            <text:p>NA|NA-7|6-8.WHST.2f</text:p>
          </table:table-cell>
          <table:table-cell office:value-type="string">
            <text:p>6-8.WHST.2f</text:p>
          </table:table-cell>
          <table:table-cell office:value-type="string">
            <text:p>Write informative/explanatory texts, including the narration of historical events, scientific procedures/ experiments, or technical processes. F) Provide a concluding statement or section that follows from and supports the information or explanation presented.</text:p>
          </table:table-cell>
          <table:table-cell table:number-columns-repeated="1020"/>
        </table:table-row>
        <table:table-row table:style-name="ro4">
          <table:table-cell office:value-type="float" office:value="3">
            <text:p>3</text:p>
          </table:table-cell>
          <table:table-cell office:value-type="string">
            <text:p>NA|NA-7|6-8.WHST.4</text:p>
          </table:table-cell>
          <table:table-cell office:value-type="string">
            <text:p>6-8.WHST.4</text:p>
          </table:table-cell>
          <table:table-cell office:value-type="string">
            <text:p>Produce clear and coherent writing in which the development, organization, and style are appropriate to task, purpose, and audience.</text:p>
          </table:table-cell>
          <table:table-cell table:number-columns-repeated="1020"/>
        </table:table-row>
        <table:table-row table:style-name="ro7">
          <table:table-cell office:value-type="float" office:value="3">
            <text:p>3</text:p>
          </table:table-cell>
          <table:table-cell office:value-type="string">
            <text:p>NA|NA-7|6-8.WHST.5</text:p>
          </table:table-cell>
          <table:table-cell office:value-type="string">
            <text:p>6-8.WHST.5</text:p>
          </table:table-cell>
          <table:table-cell office:value-type="string">
            <text:p>With some guidance and support from peers and adults, develop and strengthen writing as needed by planning, revising, editing, rewriting, or trying a new approach, focusing on how well purpose and audience have been addressed.</text:p>
          </table:table-cell>
          <table:table-cell table:number-columns-repeated="1020"/>
        </table:table-row>
        <table:table-row table:style-name="ro3">
          <table:table-cell office:value-type="float" office:value="3">
            <text:p>3</text:p>
          </table:table-cell>
          <table:table-cell office:value-type="string">
            <text:p>NA|NA-7|7.RI.10</text:p>
          </table:table-cell>
          <table:table-cell office:value-type="string">
            <text:p>7.RI.10</text:p>
          </table:table-cell>
          <table:table-cell office:value-type="string">
            <text:p>By the end of the year, read and comprehend literary nonfiction in the grades 6–8 text complexity band proficiently, with scaffolding as needed at the high end of the range.</text:p>
          </table:table-cell>
          <table:table-cell table:number-columns-repeated="1020"/>
        </table:table-row>
        <table:table-row table:style-name="ro3">
          <table:table-cell office:value-type="float" office:value="3">
            <text:p>3</text:p>
          </table:table-cell>
          <table:table-cell office:value-type="string">
            <text:p>NA|NA-7|7.RL.10</text:p>
          </table:table-cell>
          <table:table-cell office:value-type="string">
            <text:p>7.RL.10</text:p>
          </table:table-cell>
          <table:table-cell office:value-type="string">
            <text:p>By the end of the year, read and comprehend literature, including stories, dramas, and poems, in the grades 6–8 text complexity band proficiently, with scaffolding as needed at the high end of the range.</text:p>
          </table:table-cell>
          <table:table-cell table:number-columns-repeated="1020"/>
        </table:table-row>
        <table:table-row table:style-name="ro4">
          <table:table-cell office:value-type="float" office:value="3">
            <text:p>3</text:p>
          </table:table-cell>
          <table:table-cell office:value-type="string">
            <text:p>NA|NA-8|6-8.RH.10</text:p>
          </table:table-cell>
          <table:table-cell office:value-type="string">
            <text:p>6-8.RH.10</text:p>
          </table:table-cell>
          <table:table-cell office:value-type="string">
            <text:p>By the end of grade 8, read and comprehend history/social studies texts in the grades 6–8 text complexity band independently and proficiently.</text:p>
          </table:table-cell>
          <table:table-cell table:number-columns-repeated="1020"/>
        </table:table-row>
        <table:table-row table:style-name="ro4">
          <table:table-cell office:value-type="float" office:value="3">
            <text:p>3</text:p>
          </table:table-cell>
          <table:table-cell office:value-type="string">
            <text:p>NA|NA-8|6-8.RST.10</text:p>
          </table:table-cell>
          <table:table-cell office:value-type="string">
            <text:p>6-8.RST.10</text:p>
          </table:table-cell>
          <table:table-cell office:value-type="string">
            <text:p>By the end of grade 8, read and comprehend science/technical texts in the grades 6–8 text complexity band independently and proficiently.</text:p>
          </table:table-cell>
          <table:table-cell table:number-columns-repeated="1020"/>
        </table:table-row>
        <table:table-row table:style-name="ro3">
          <table:table-cell office:value-type="float" office:value="3">
            <text:p>3</text:p>
          </table:table-cell>
          <table:table-cell office:value-type="string">
            <text:p>NA|NA-8|6-8.WHST.10</text:p>
          </table:table-cell>
          <table:table-cell office:value-type="string">
            <text:p>6-8.WHST.10</text:p>
          </table:table-cell>
          <table:table-cell office:value-type="string">
            <text:p>Write routinely over extended time frames (time for reflection and revision) and shorter time frames (a single sitting or a day or two) for a range of discipline-specific tasks, purposes, and audiences.</text:p>
          </table:table-cell>
          <table:table-cell table:number-columns-repeated="1020"/>
        </table:table-row>
        <table:table-row table:style-name="ro7">
          <table:table-cell office:value-type="float" office:value="3">
            <text:p>3</text:p>
          </table:table-cell>
          <table:table-cell office:value-type="string">
            <text:p>NA|NA-8|6-8.WHST.1a</text:p>
          </table:table-cell>
          <table:table-cell office:value-type="string">
            <text:p>6-8.WHST.1a</text:p>
          </table:table-cell>
          <table:table-cell office:value-type="string">
            <text:p>Write arguments focused on discipline-specific content. A) Introduce claim(s) about a topic or issue, acknowledge and distinguish the claim(s) from alternate or opposing claims, and organize the reasons and evidence logically.</text:p>
          </table:table-cell>
          <table:table-cell table:number-columns-repeated="1020"/>
        </table:table-row>
        <table:table-row table:style-name="ro7">
          <table:table-cell office:value-type="float" office:value="3">
            <text:p>3</text:p>
          </table:table-cell>
          <table:table-cell office:value-type="string">
            <text:p>NA|NA-8|6-8.WHST.1b</text:p>
          </table:table-cell>
          <table:table-cell office:value-type="string">
            <text:p>6-8.WHST.1b</text:p>
          </table:table-cell>
          <table:table-cell office:value-type="string">
            <text:p>Write arguments focused on discipline-specific content. B) Support claim(s) with logical reasoning and relevant, accurate data and evidence that demonstrate an understanding of the topic or text, using credible sources.</text:p>
          </table:table-cell>
          <table:table-cell table:number-columns-repeated="1020"/>
        </table:table-row>
        <table:table-row table:style-name="ro3">
          <table:table-cell office:value-type="float" office:value="3">
            <text:p>3</text:p>
          </table:table-cell>
          <table:table-cell office:value-type="string">
            <text:p>NA|NA-8|6-8.WHST.1c</text:p>
          </table:table-cell>
          <table:table-cell office:value-type="string">
            <text:p>6-8.WHST.1c</text:p>
          </table:table-cell>
          <table:table-cell office:value-type="string">
            <text:p>Write arguments focused on discipline-specific content. C) Use words, phrases, and clauses to create cohesion and clarify the relationships among claim(s), counterclaims, reasons, and evidence.</text:p>
          </table:table-cell>
          <table:table-cell table:number-columns-repeated="1020"/>
        </table:table-row>
        <table:table-row table:style-name="ro4">
          <table:table-cell office:value-type="float" office:value="3">
            <text:p>3</text:p>
          </table:table-cell>
          <table:table-cell office:value-type="string">
            <text:p>NA|NA-8|6-8.WHST.1d</text:p>
          </table:table-cell>
          <table:table-cell office:value-type="string">
            <text:p>6-8.WHST.1d</text:p>
          </table:table-cell>
          <table:table-cell office:value-type="string">
            <text:p>Write arguments focused on discipline-specific content. D) Establish and maintain a formal style.</text:p>
          </table:table-cell>
          <table:table-cell table:number-columns-repeated="1020"/>
        </table:table-row>
        <table:table-row table:style-name="ro3">
          <table:table-cell office:value-type="float" office:value="3">
            <text:p>3</text:p>
          </table:table-cell>
          <table:table-cell office:value-type="string">
            <text:p>NA|NA-8|6-8.WHST.1e</text:p>
          </table:table-cell>
          <table:table-cell office:value-type="string">
            <text:p>6-8.WHST.1e</text:p>
          </table:table-cell>
          <table:table-cell office:value-type="string">
            <text:p>Write arguments focused on discipline-specific content. E) Provide a concluding statement or section that follows from and supports the argument presented.</text:p>
          </table:table-cell>
          <table:table-cell table:number-columns-repeated="1020"/>
        </table:table-row>
        <table:table-row table:style-name="ro6">
          <table:table-cell office:value-type="float" office:value="3">
            <text:p>3</text:p>
          </table:table-cell>
          <table:table-cell office:value-type="string">
            <text:p>NA|NA-8|6-8.WHST.2a</text:p>
          </table:table-cell>
          <table:table-cell office:value-type="string">
            <text:p>6-8.WHST.2a</text:p>
          </table:table-cell>
          <table:table-cell office:value-type="string">
            <text:p>Write informative/explanatory texts, including the narration of historical events, scientific procedures/ experiments, or technical processes. A) Introduce a topic clearly, previewing what is to follow; organize ideas, concepts, and information into broader categories as appropriate to achieving purpose; include formatting (e.g., headings), graphics (e.g., charts, tables), and multimedia when useful to aiding comprehension.</text:p>
          </table:table-cell>
          <table:table-cell table:number-columns-repeated="1020"/>
        </table:table-row>
        <table:table-row table:style-name="ro7">
          <table:table-cell office:value-type="float" office:value="3">
            <text:p>3</text:p>
          </table:table-cell>
          <table:table-cell office:value-type="string">
            <text:p>NA|NA-8|6-8.WHST.2b</text:p>
          </table:table-cell>
          <table:table-cell office:value-type="string">
            <text:p>6-8.WHST.2b</text:p>
          </table:table-cell>
          <table:table-cell office:value-type="string">
            <text:p>Write informative/explanatory texts, including the narration of historical events, scientific procedures/ experiments, or technical processes. B) Develop the topic with relevant, well-chosen facts, definitions, concrete details, quotations, or other information and examples.</text:p>
          </table:table-cell>
          <table:table-cell table:number-columns-repeated="1020"/>
        </table:table-row>
        <table:table-row table:style-name="ro7">
          <table:table-cell office:value-type="float" office:value="3">
            <text:p>3</text:p>
          </table:table-cell>
          <table:table-cell office:value-type="string">
            <text:p>NA|NA-8|6-8.WHST.2c</text:p>
          </table:table-cell>
          <table:table-cell office:value-type="string">
            <text:p>6-8.WHST.2c</text:p>
          </table:table-cell>
          <table:table-cell office:value-type="string">
            <text:p>Write informative/explanatory texts, including the narration of historical events, scientific procedures/ experiments, or technical processes. C) Use appropriate and varied transitions to create cohesion and clarify the relationships among ideas and concepts.</text:p>
          </table:table-cell>
          <table:table-cell table:number-columns-repeated="1020"/>
        </table:table-row>
        <table:table-row table:style-name="ro7">
          <table:table-cell office:value-type="float" office:value="3">
            <text:p>3</text:p>
          </table:table-cell>
          <table:table-cell office:value-type="string">
            <text:p>NA|NA-8|6-8.WHST.2d</text:p>
          </table:table-cell>
          <table:table-cell office:value-type="string">
            <text:p>6-8.WHST.2d</text:p>
          </table:table-cell>
          <table:table-cell office:value-type="string">
            <text:p>Write informative/explanatory texts, including the narration of historical events, scientific procedures/ experiments, or technical processes. D) Use precise language and domain-specific vocabulary to inform about or explain the topic.</text:p>
          </table:table-cell>
          <table:table-cell table:number-columns-repeated="1020"/>
        </table:table-row>
        <table:table-row table:style-name="ro3">
          <table:table-cell office:value-type="float" office:value="3">
            <text:p>3</text:p>
          </table:table-cell>
          <table:table-cell office:value-type="string">
            <text:p>NA|NA-8|6-8.WHST.2e</text:p>
          </table:table-cell>
          <table:table-cell office:value-type="string">
            <text:p>6-8.WHST.2e</text:p>
          </table:table-cell>
          <table:table-cell office:value-type="string">
            <text:p>Write informative/explanatory texts, including the narration of historical events, scientific procedures/ experiments, or technical processes. E) Establish and maintain a formal style and objective tone.</text:p>
          </table:table-cell>
          <table:table-cell table:number-columns-repeated="1020"/>
        </table:table-row>
        <table:table-row table:style-name="ro7">
          <table:table-cell office:value-type="float" office:value="3">
            <text:p>3</text:p>
          </table:table-cell>
          <table:table-cell office:value-type="string">
            <text:p>NA|NA-8|6-8.WHST.2f</text:p>
          </table:table-cell>
          <table:table-cell office:value-type="string">
            <text:p>6-8.WHST.2f</text:p>
          </table:table-cell>
          <table:table-cell office:value-type="string">
            <text:p>Write informative/explanatory texts, including the narration of historical events, scientific procedures/ experiments, or technical processes. F) Provide a concluding statement or section that follows from and supports the information or explanation presented.</text:p>
          </table:table-cell>
          <table:table-cell table:number-columns-repeated="1020"/>
        </table:table-row>
        <table:table-row table:style-name="ro4">
          <table:table-cell office:value-type="float" office:value="3">
            <text:p>3</text:p>
          </table:table-cell>
          <table:table-cell office:value-type="string">
            <text:p>NA|NA-8|6-8.WHST.4</text:p>
          </table:table-cell>
          <table:table-cell office:value-type="string">
            <text:p>6-8.WHST.4</text:p>
          </table:table-cell>
          <table:table-cell office:value-type="string">
            <text:p>Produce clear and coherent writing in which the development, organization, and style are appropriate to task, purpose, and audience.</text:p>
          </table:table-cell>
          <table:table-cell table:number-columns-repeated="1020"/>
        </table:table-row>
        <table:table-row table:style-name="ro7">
          <table:table-cell office:value-type="float" office:value="3">
            <text:p>3</text:p>
          </table:table-cell>
          <table:table-cell office:value-type="string">
            <text:p>NA|NA-8|6-8.WHST.5</text:p>
          </table:table-cell>
          <table:table-cell office:value-type="string">
            <text:p>6-8.WHST.5</text:p>
          </table:table-cell>
          <table:table-cell office:value-type="string">
            <text:p>With some guidance and support from peers and adults, develop and strengthen writing as needed by planning, revising, editing, rewriting, or trying a new approach, focusing on how well purpose and audience have been addressed.</text:p>
          </table:table-cell>
          <table:table-cell table:number-columns-repeated="1020"/>
        </table:table-row>
        <table:table-row table:style-name="ro3">
          <table:table-cell office:value-type="float" office:value="3">
            <text:p>3</text:p>
          </table:table-cell>
          <table:table-cell office:value-type="string">
            <text:p>NA|NA-8|8.RI.10</text:p>
          </table:table-cell>
          <table:table-cell office:value-type="string">
            <text:p>8.RI.10</text:p>
          </table:table-cell>
          <table:table-cell office:value-type="string">
            <text:p>By the end of the year, read and comprehend literature, including stories, dramas, and poems, at the high end of grades 6–8 text complexity band independently and proficiently.</text:p>
          </table:table-cell>
          <table:table-cell table:number-columns-repeated="1020"/>
        </table:table-row>
        <table:table-row table:style-name="ro3">
          <table:table-cell office:value-type="float" office:value="3">
            <text:p>3</text:p>
          </table:table-cell>
          <table:table-cell office:value-type="string">
            <text:p>NA|NA-8|8.RL.10</text:p>
          </table:table-cell>
          <table:table-cell office:value-type="string">
            <text:p>8.RL.10</text:p>
          </table:table-cell>
          <table:table-cell office:value-type="string">
            <text:p>By the end of the year, read and comprehend literary nonfiction at the high end of the grades 6–8 text complexity band independently and proficiently.</text:p>
          </table:table-cell>
          <table:table-cell table:number-columns-repeated="1020"/>
        </table:table-row>
        <table:table-row table:style-name="ro3">
          <table:table-cell office:value-type="float" office:value="3">
            <text:p>3</text:p>
          </table:table-cell>
          <table:table-cell office:value-type="string">
            <text:p>NA|NA-8|8.W.10</text:p>
          </table:table-cell>
          <table:table-cell office:value-type="string">
            <text:p>8.W.10</text:p>
          </table:table-cell>
          <table:table-cell office:value-type="string">
            <text:p>Write routinely over extended time frames (time for research, reflection, and revision) and shorter time frames (a single sitting or a day or two) for a range of discipline-specific tasks, purposes, and audiences.</text:p>
          </table:table-cell>
          <table:table-cell table:number-columns-repeated="1020"/>
        </table:table-row>
        <table:table-row table:style-name="ro3">
          <table:table-cell office:value-type="float" office:value="3">
            <text:p>3</text:p>
          </table:table-cell>
          <table:table-cell office:value-type="string">
            <text:p>NA|NA-9|9.RI.10</text:p>
          </table:table-cell>
          <table:table-cell office:value-type="string">
            <text:p>9.RI.10</text:p>
          </table:table-cell>
          <table:table-cell office:value-type="string">
            <text:p>By the end of the year, read and comprehend literature, including stories, dramas, and poems, at the high end of grades 6–8 text complexity band independently and proficiently.</text:p>
          </table:table-cell>
          <table:table-cell table:number-columns-repeated="1020"/>
        </table:table-row>
        <table:table-row table:style-name="ro3">
          <table:table-cell office:value-type="float" office:value="3">
            <text:p>3</text:p>
          </table:table-cell>
          <table:table-cell office:value-type="string">
            <text:p>NA|NA-9|9.RL.10</text:p>
          </table:table-cell>
          <table:table-cell office:value-type="string">
            <text:p>9.RL.10</text:p>
          </table:table-cell>
          <table:table-cell office:value-type="string">
            <text:p>By the end of the year, read and comprehend literary nonfiction at the high end of the grades 6–8 text complexity band independently and proficiently.</text:p>
          </table:table-cell>
          <table:table-cell table:number-columns-repeated="1020"/>
        </table:table-row>
        <table:table-row table:style-name="ro3">
          <table:table-cell office:value-type="float" office:value="3">
            <text:p>3</text:p>
          </table:table-cell>
          <table:table-cell office:value-type="string">
            <text:p>NA|NA-9|9.W.10</text:p>
          </table:table-cell>
          <table:table-cell office:value-type="string">
            <text:p>9.W.10</text:p>
          </table:table-cell>
          <table:table-cell office:value-type="string">
            <text:p>Write routinely over extended time frames (time for research, reflection, and revision) and shorter time frames (a single sitting or a day or two) for a range of discipline-specific tasks, purposes, and audiences.</text:p>
          </table:table-cell>
          <table:table-cell table:number-columns-repeated="1020"/>
        </table:table-row>
        <table:table-row table:style-name="ro1" table:number-rows-repeated="1046519">
          <table:table-cell table:number-columns-repeated="1024"/>
        </table:table-row>
        <table:table-row table:style-name="ro1">
          <table:table-cell table:number-columns-repeated="1024"/>
        </table:table-row>
      </table:table>
      <table:table table:name="SOCKs" table:style-name="ta4" table:print="false">
        <office:forms form:automatic-focus="false" form:apply-design-mode="false"/>
        <table:table-column table:style-name="co12" table:default-cell-style-name="Excel_20_Built-in_20_Normal"/>
        <table:table-column table:style-name="co13" table:default-cell-style-name="Excel_20_Built-in_20_Normal"/>
        <table:table-column table:style-name="co14" table:number-columns-repeated="1022" table:default-cell-style-name="Excel_20_Built-in_20_Normal"/>
        <table:table-row table:style-name="ro1">
          <table:table-cell table:style-name="ce20" office:value-type="string">
            <text:p>Knowledge Category</text:p>
          </table:table-cell>
          <table:table-cell table:style-name="ce20" office:value-type="string">
            <text:p>Description</text:p>
          </table:table-cell>
          <table:table-cell table:style-name="ce20" table:number-columns-repeated="1022"/>
        </table:table-row>
        <table:table-row table:style-name="ro1" table:number-rows-repeated="1048574">
          <table:table-cell table:number-columns-repeated="1024"/>
        </table:table-row>
        <table:table-row table:style-name="ro1">
          <table:table-cell table:number-columns-repeated="1024"/>
        </table:table-row>
      </table:table>
      <table:table table:name="Benchmark Grades" table:style-name="ta5" table:print="false">
        <office:forms form:automatic-focus="false" form:apply-design-mode="false"/>
        <table:table-column table:style-name="co7" table:default-cell-style-name="ce23"/>
        <table:table-column table:style-name="co15" table:default-cell-style-name="ce23"/>
        <table:table-column table:style-name="co4" table:number-columns-repeated="1022" table:default-cell-style-name="ce25"/>
        <table:table-row table:style-name="ro1">
          <table:table-cell table:style-name="ce21" office:value-type="string">
            <text:p><text:s/>Benchmark Key</text:p>
          </table:table-cell>
          <table:table-cell table:style-name="ce21" office:value-type="string">
            <text:p>Grade</text:p>
          </table:table-cell>
          <table:table-cell table:style-name="ce24" table:number-columns-repeated="1022"/>
        </table:table-row>
        <table:table-row table:style-name="ro1">
          <table:table-cell table:style-name="ce22" office:value-type="string">
            <text:p>1-IT|10-10|10.L.4a</text:p>
          </table:table-cell>
          <table:table-cell table:style-name="ce22" office:value-type="float" office:value="10">
            <text:p>10</text:p>
          </table:table-cell>
          <table:table-cell table:number-columns-repeated="1022"/>
        </table:table-row>
        <table:table-row table:style-name="ro1">
          <table:table-cell table:style-name="ce22" office:value-type="string">
            <text:p>1-IT|10-10|10.L.4b</text:p>
          </table:table-cell>
          <table:table-cell table:style-name="ce22" office:value-type="float" office:value="10">
            <text:p>10</text:p>
          </table:table-cell>
          <table:table-cell table:number-columns-repeated="1022"/>
        </table:table-row>
        <table:table-row table:style-name="ro1">
          <table:table-cell table:style-name="ce22" office:value-type="string">
            <text:p>1-IT|10-10|10.L.4c</text:p>
          </table:table-cell>
          <table:table-cell table:style-name="ce22" office:value-type="float" office:value="10">
            <text:p>10</text:p>
          </table:table-cell>
          <table:table-cell table:number-columns-repeated="1022"/>
        </table:table-row>
        <table:table-row table:style-name="ro1">
          <table:table-cell table:style-name="ce22" office:value-type="string">
            <text:p>1-IT|10-10|10.L.4d</text:p>
          </table:table-cell>
          <table:table-cell table:style-name="ce22" office:value-type="float" office:value="10">
            <text:p>10</text:p>
          </table:table-cell>
          <table:table-cell table:number-columns-repeated="1022"/>
        </table:table-row>
        <table:table-row table:style-name="ro1">
          <table:table-cell table:style-name="ce22" office:value-type="string">
            <text:p>1-IT|10-10|10.L.5b</text:p>
          </table:table-cell>
          <table:table-cell table:style-name="ce22" office:value-type="float" office:value="10">
            <text:p>10</text:p>
          </table:table-cell>
          <table:table-cell table:number-columns-repeated="1022"/>
        </table:table-row>
        <table:table-row table:style-name="ro1">
          <table:table-cell table:style-name="ce22" office:value-type="string">
            <text:p>1-IT|10-10|10.L.6</text:p>
          </table:table-cell>
          <table:table-cell table:style-name="ce22" office:value-type="float" office:value="10">
            <text:p>10</text:p>
          </table:table-cell>
          <table:table-cell table:number-columns-repeated="1022"/>
        </table:table-row>
        <table:table-row table:style-name="ro1">
          <table:table-cell table:style-name="ce22" office:value-type="string">
            <text:p>1-IT|10-10|10.RI.4</text:p>
          </table:table-cell>
          <table:table-cell table:style-name="ce22" office:value-type="float" office:value="10">
            <text:p>10</text:p>
          </table:table-cell>
          <table:table-cell table:number-columns-repeated="1022"/>
        </table:table-row>
        <table:table-row table:style-name="ro1">
          <table:table-cell table:style-name="ce22" office:value-type="string">
            <text:p>1-IT|10-11|11-12.L.4a</text:p>
          </table:table-cell>
          <table:table-cell table:style-name="ce22" office:value-type="float" office:value="11">
            <text:p>11</text:p>
          </table:table-cell>
          <table:table-cell table:number-columns-repeated="1022"/>
        </table:table-row>
        <table:table-row table:style-name="ro1">
          <table:table-cell table:style-name="ce22" office:value-type="string">
            <text:p>1-IT|10-11|11-12.L.4b</text:p>
          </table:table-cell>
          <table:table-cell table:style-name="ce22" office:value-type="float" office:value="11">
            <text:p>11</text:p>
          </table:table-cell>
          <table:table-cell table:number-columns-repeated="1022"/>
        </table:table-row>
        <table:table-row table:style-name="ro1">
          <table:table-cell table:style-name="ce22" office:value-type="string">
            <text:p>1-IT|10-11|11-12.L.4c</text:p>
          </table:table-cell>
          <table:table-cell table:style-name="ce22" office:value-type="float" office:value="11">
            <text:p>11</text:p>
          </table:table-cell>
          <table:table-cell table:number-columns-repeated="1022"/>
        </table:table-row>
        <table:table-row table:style-name="ro1">
          <table:table-cell table:style-name="ce22" office:value-type="string">
            <text:p>1-IT|10-11|11-12.L.4d</text:p>
          </table:table-cell>
          <table:table-cell table:style-name="ce22" office:value-type="float" office:value="11">
            <text:p>11</text:p>
          </table:table-cell>
          <table:table-cell table:number-columns-repeated="1022"/>
        </table:table-row>
        <table:table-row table:style-name="ro1">
          <table:table-cell table:style-name="ce22" office:value-type="string">
            <text:p>1-IT|10-11|11-12.L.5b</text:p>
          </table:table-cell>
          <table:table-cell table:style-name="ce22" office:value-type="float" office:value="11">
            <text:p>11</text:p>
          </table:table-cell>
          <table:table-cell table:number-columns-repeated="1022"/>
        </table:table-row>
        <table:table-row table:style-name="ro1">
          <table:table-cell table:style-name="ce22" office:value-type="string">
            <text:p>1-IT|10-11|11-12.L.6</text:p>
          </table:table-cell>
          <table:table-cell table:style-name="ce22" office:value-type="float" office:value="11">
            <text:p>11</text:p>
          </table:table-cell>
          <table:table-cell table:number-columns-repeated="1022"/>
        </table:table-row>
        <table:table-row table:style-name="ro1">
          <table:table-cell table:style-name="ce22" office:value-type="string">
            <text:p>1-IT|10-11|11-12.RH.4</text:p>
          </table:table-cell>
          <table:table-cell table:style-name="ce22" office:value-type="float" office:value="11">
            <text:p>11</text:p>
          </table:table-cell>
          <table:table-cell table:number-columns-repeated="1022"/>
        </table:table-row>
        <table:table-row table:style-name="ro1">
          <table:table-cell table:style-name="ce22" office:value-type="string">
            <text:p>1-IT|10-11|11-12.RI.4</text:p>
          </table:table-cell>
          <table:table-cell table:style-name="ce22" office:value-type="float" office:value="11">
            <text:p>11</text:p>
          </table:table-cell>
          <table:table-cell table:number-columns-repeated="1022"/>
        </table:table-row>
        <table:table-row table:style-name="ro1">
          <table:table-cell table:style-name="ce22" office:value-type="string">
            <text:p>1-IT|10-11|11-12.RST.4</text:p>
          </table:table-cell>
          <table:table-cell table:style-name="ce22" office:value-type="float" office:value="11">
            <text:p>11</text:p>
          </table:table-cell>
          <table:table-cell table:number-columns-repeated="1022"/>
        </table:table-row>
        <table:table-row table:style-name="ro1">
          <table:table-cell table:style-name="ce22" office:value-type="string">
            <text:p>1-IT|10-3|3.L.4a</text:p>
          </table:table-cell>
          <table:table-cell table:style-name="ce22" office:value-type="float" office:value="3">
            <text:p>3</text:p>
          </table:table-cell>
          <table:table-cell table:number-columns-repeated="1022"/>
        </table:table-row>
        <table:table-row table:style-name="ro1">
          <table:table-cell table:style-name="ce22" office:value-type="string">
            <text:p>1-IT|10-3|3.L.4b</text:p>
          </table:table-cell>
          <table:table-cell table:style-name="ce22" office:value-type="float" office:value="3">
            <text:p>3</text:p>
          </table:table-cell>
          <table:table-cell table:number-columns-repeated="1022"/>
        </table:table-row>
        <table:table-row table:style-name="ro1">
          <table:table-cell table:style-name="ce22" office:value-type="string">
            <text:p>1-IT|10-3|3.L.4c</text:p>
          </table:table-cell>
          <table:table-cell table:style-name="ce22" office:value-type="float" office:value="3">
            <text:p>3</text:p>
          </table:table-cell>
          <table:table-cell table:number-columns-repeated="1022"/>
        </table:table-row>
        <table:table-row table:style-name="ro1">
          <table:table-cell table:style-name="ce22" office:value-type="string">
            <text:p>1-IT|10-3|3.L.4d</text:p>
          </table:table-cell>
          <table:table-cell table:style-name="ce22" office:value-type="float" office:value="3">
            <text:p>3</text:p>
          </table:table-cell>
          <table:table-cell table:number-columns-repeated="1022"/>
        </table:table-row>
        <table:table-row table:style-name="ro1">
          <table:table-cell table:style-name="ce22" office:value-type="string">
            <text:p>1-IT|10-3|3.RI.4</text:p>
          </table:table-cell>
          <table:table-cell table:style-name="ce22" office:value-type="float" office:value="3">
            <text:p>3</text:p>
          </table:table-cell>
          <table:table-cell table:number-columns-repeated="1022"/>
        </table:table-row>
        <table:table-row table:style-name="ro1">
          <table:table-cell table:style-name="ce22" office:value-type="string">
            <text:p>1-IT|10-4|4.L.4a</text:p>
          </table:table-cell>
          <table:table-cell table:style-name="ce22" office:value-type="float" office:value="4">
            <text:p>4</text:p>
          </table:table-cell>
          <table:table-cell table:number-columns-repeated="1022"/>
        </table:table-row>
        <table:table-row table:style-name="ro1">
          <table:table-cell table:style-name="ce22" office:value-type="string">
            <text:p>1-IT|10-4|4.L.4b</text:p>
          </table:table-cell>
          <table:table-cell table:style-name="ce22" office:value-type="float" office:value="4">
            <text:p>4</text:p>
          </table:table-cell>
          <table:table-cell table:number-columns-repeated="1022"/>
        </table:table-row>
        <table:table-row table:style-name="ro1">
          <table:table-cell table:style-name="ce22" office:value-type="string">
            <text:p>1-IT|10-4|4.L.4c</text:p>
          </table:table-cell>
          <table:table-cell table:style-name="ce22" office:value-type="float" office:value="4">
            <text:p>4</text:p>
          </table:table-cell>
          <table:table-cell table:number-columns-repeated="1022"/>
        </table:table-row>
        <table:table-row table:style-name="ro1">
          <table:table-cell table:style-name="ce22" office:value-type="string">
            <text:p>1-IT|10-4|4.L.5c</text:p>
          </table:table-cell>
          <table:table-cell table:style-name="ce22" office:value-type="float" office:value="4">
            <text:p>4</text:p>
          </table:table-cell>
          <table:table-cell table:number-columns-repeated="1022"/>
        </table:table-row>
        <table:table-row table:style-name="ro1">
          <table:table-cell table:style-name="ce22" office:value-type="string">
            <text:p>1-IT|10-4|4.L.6</text:p>
          </table:table-cell>
          <table:table-cell table:style-name="ce22" office:value-type="float" office:value="4">
            <text:p>4</text:p>
          </table:table-cell>
          <table:table-cell table:number-columns-repeated="1022"/>
        </table:table-row>
        <table:table-row table:style-name="ro1">
          <table:table-cell table:style-name="ce22" office:value-type="string">
            <text:p>1-IT|10-4|4.RI.4</text:p>
          </table:table-cell>
          <table:table-cell table:style-name="ce22" office:value-type="float" office:value="4">
            <text:p>4</text:p>
          </table:table-cell>
          <table:table-cell table:number-columns-repeated="1022"/>
        </table:table-row>
        <table:table-row table:style-name="ro1">
          <table:table-cell table:style-name="ce22" office:value-type="string">
            <text:p>1-IT|10-5|5.L.4a</text:p>
          </table:table-cell>
          <table:table-cell table:style-name="ce22" office:value-type="float" office:value="5">
            <text:p>5</text:p>
          </table:table-cell>
          <table:table-cell table:number-columns-repeated="1022"/>
        </table:table-row>
        <table:table-row table:style-name="ro1">
          <table:table-cell table:style-name="ce22" office:value-type="string">
            <text:p>1-IT|10-5|5.L.4b</text:p>
          </table:table-cell>
          <table:table-cell table:style-name="ce22" office:value-type="float" office:value="5">
            <text:p>5</text:p>
          </table:table-cell>
          <table:table-cell table:number-columns-repeated="1022"/>
        </table:table-row>
        <table:table-row table:style-name="ro1">
          <table:table-cell table:style-name="ce22" office:value-type="string">
            <text:p>1-IT|10-5|5.L.4c</text:p>
          </table:table-cell>
          <table:table-cell table:style-name="ce22" office:value-type="float" office:value="5">
            <text:p>5</text:p>
          </table:table-cell>
          <table:table-cell table:number-columns-repeated="1022"/>
        </table:table-row>
        <table:table-row table:style-name="ro1">
          <table:table-cell table:style-name="ce22" office:value-type="string">
            <text:p>1-IT|10-5|5.L.5c</text:p>
          </table:table-cell>
          <table:table-cell table:style-name="ce22" office:value-type="float" office:value="5">
            <text:p>5</text:p>
          </table:table-cell>
          <table:table-cell table:number-columns-repeated="1022"/>
        </table:table-row>
        <table:table-row table:style-name="ro1">
          <table:table-cell table:style-name="ce22" office:value-type="string">
            <text:p>1-IT|10-5|5.L.6</text:p>
          </table:table-cell>
          <table:table-cell table:style-name="ce22" office:value-type="float" office:value="5">
            <text:p>5</text:p>
          </table:table-cell>
          <table:table-cell table:number-columns-repeated="1022"/>
        </table:table-row>
        <table:table-row table:style-name="ro1">
          <table:table-cell table:style-name="ce22" office:value-type="string">
            <text:p>1-IT|10-5|5.RI.4</text:p>
          </table:table-cell>
          <table:table-cell table:style-name="ce22" office:value-type="float" office:value="5">
            <text:p>5</text:p>
          </table:table-cell>
          <table:table-cell table:number-columns-repeated="1022"/>
        </table:table-row>
        <table:table-row table:style-name="ro1">
          <table:table-cell table:style-name="ce22" office:value-type="string">
            <text:p>1-IT|10-6|6.L.4a</text:p>
          </table:table-cell>
          <table:table-cell table:style-name="ce22" office:value-type="float" office:value="6">
            <text:p>6</text:p>
          </table:table-cell>
          <table:table-cell table:number-columns-repeated="1022"/>
        </table:table-row>
        <table:table-row table:style-name="ro1">
          <table:table-cell table:style-name="ce22" office:value-type="string">
            <text:p>1-IT|10-6|6.L.4b</text:p>
          </table:table-cell>
          <table:table-cell table:style-name="ce22" office:value-type="float" office:value="6">
            <text:p>6</text:p>
          </table:table-cell>
          <table:table-cell table:number-columns-repeated="1022"/>
        </table:table-row>
        <table:table-row table:style-name="ro1">
          <table:table-cell table:style-name="ce22" office:value-type="string">
            <text:p>1-IT|10-6|6.L.4c</text:p>
          </table:table-cell>
          <table:table-cell table:style-name="ce22" office:value-type="float" office:value="6">
            <text:p>6</text:p>
          </table:table-cell>
          <table:table-cell table:number-columns-repeated="1022"/>
        </table:table-row>
        <table:table-row table:style-name="ro1">
          <table:table-cell table:style-name="ce22" office:value-type="string">
            <text:p>1-IT|10-6|6.L.4d</text:p>
          </table:table-cell>
          <table:table-cell table:style-name="ce22" office:value-type="float" office:value="6">
            <text:p>6</text:p>
          </table:table-cell>
          <table:table-cell table:number-columns-repeated="1022"/>
        </table:table-row>
        <table:table-row table:style-name="ro1">
          <table:table-cell table:style-name="ce22" office:value-type="string">
            <text:p>1-IT|10-6|6.L.5b</text:p>
          </table:table-cell>
          <table:table-cell table:style-name="ce22" office:value-type="float" office:value="6">
            <text:p>6</text:p>
          </table:table-cell>
          <table:table-cell table:number-columns-repeated="1022"/>
        </table:table-row>
        <table:table-row table:style-name="ro1">
          <table:table-cell table:style-name="ce22" office:value-type="string">
            <text:p>1-IT|10-6|6.L.5c</text:p>
          </table:table-cell>
          <table:table-cell table:style-name="ce22" office:value-type="float" office:value="6">
            <text:p>6</text:p>
          </table:table-cell>
          <table:table-cell table:number-columns-repeated="1022"/>
        </table:table-row>
        <table:table-row table:style-name="ro1">
          <table:table-cell table:style-name="ce22" office:value-type="string">
            <text:p>1-IT|10-6|6.RI.4</text:p>
          </table:table-cell>
          <table:table-cell table:style-name="ce22" office:value-type="float" office:value="6">
            <text:p>6</text:p>
          </table:table-cell>
          <table:table-cell table:number-columns-repeated="1022"/>
        </table:table-row>
        <table:table-row table:style-name="ro1">
          <table:table-cell table:style-name="ce22" office:value-type="string">
            <text:p>1-IT|10-6|6-8.RH.4</text:p>
          </table:table-cell>
          <table:table-cell table:style-name="ce22" office:value-type="float" office:value="6">
            <text:p>6</text:p>
          </table:table-cell>
          <table:table-cell table:number-columns-repeated="1022"/>
        </table:table-row>
        <table:table-row table:style-name="ro1">
          <table:table-cell table:style-name="ce22" office:value-type="string">
            <text:p>1-IT|10-6|6-8.RST.4</text:p>
          </table:table-cell>
          <table:table-cell table:style-name="ce22" office:value-type="float" office:value="6">
            <text:p>6</text:p>
          </table:table-cell>
          <table:table-cell table:number-columns-repeated="1022"/>
        </table:table-row>
        <table:table-row table:style-name="ro1">
          <table:table-cell table:style-name="ce22" office:value-type="string">
            <text:p>1-IT|10-7|6-8.RH.4</text:p>
          </table:table-cell>
          <table:table-cell table:style-name="ce22" office:value-type="float" office:value="7">
            <text:p>7</text:p>
          </table:table-cell>
          <table:table-cell table:number-columns-repeated="1022"/>
        </table:table-row>
        <table:table-row table:style-name="ro1">
          <table:table-cell table:style-name="ce22" office:value-type="string">
            <text:p>1-IT|10-7|6-8.RST.4</text:p>
          </table:table-cell>
          <table:table-cell table:style-name="ce22" office:value-type="float" office:value="7">
            <text:p>7</text:p>
          </table:table-cell>
          <table:table-cell table:number-columns-repeated="1022"/>
        </table:table-row>
        <table:table-row table:style-name="ro1">
          <table:table-cell table:style-name="ce22" office:value-type="string">
            <text:p>1-IT|10-7|7.L.4a</text:p>
          </table:table-cell>
          <table:table-cell table:style-name="ce22" office:value-type="float" office:value="7">
            <text:p>7</text:p>
          </table:table-cell>
          <table:table-cell table:number-columns-repeated="1022"/>
        </table:table-row>
        <table:table-row table:style-name="ro1">
          <table:table-cell table:style-name="ce22" office:value-type="string">
            <text:p>1-IT|10-7|7.L.4b</text:p>
          </table:table-cell>
          <table:table-cell table:style-name="ce22" office:value-type="float" office:value="7">
            <text:p>7</text:p>
          </table:table-cell>
          <table:table-cell table:number-columns-repeated="1022"/>
        </table:table-row>
        <table:table-row table:style-name="ro1">
          <table:table-cell table:style-name="ce22" office:value-type="string">
            <text:p>1-IT|10-7|7.L.4c</text:p>
          </table:table-cell>
          <table:table-cell table:style-name="ce22" office:value-type="float" office:value="7">
            <text:p>7</text:p>
          </table:table-cell>
          <table:table-cell table:number-columns-repeated="1022"/>
        </table:table-row>
        <table:table-row table:style-name="ro1">
          <table:table-cell table:style-name="ce22" office:value-type="string">
            <text:p>1-IT|10-7|7.L.4d</text:p>
          </table:table-cell>
          <table:table-cell table:style-name="ce22" office:value-type="float" office:value="7">
            <text:p>7</text:p>
          </table:table-cell>
          <table:table-cell table:number-columns-repeated="1022"/>
        </table:table-row>
        <table:table-row table:style-name="ro1">
          <table:table-cell table:style-name="ce22" office:value-type="string">
            <text:p>1-IT|10-7|7.L.5b</text:p>
          </table:table-cell>
          <table:table-cell table:style-name="ce22" office:value-type="float" office:value="7">
            <text:p>7</text:p>
          </table:table-cell>
          <table:table-cell table:number-columns-repeated="1022"/>
        </table:table-row>
        <table:table-row table:style-name="ro1">
          <table:table-cell table:style-name="ce22" office:value-type="string">
            <text:p>1-IT|10-7|7.L.5c</text:p>
          </table:table-cell>
          <table:table-cell table:style-name="ce22" office:value-type="float" office:value="7">
            <text:p>7</text:p>
          </table:table-cell>
          <table:table-cell table:number-columns-repeated="1022"/>
        </table:table-row>
        <table:table-row table:style-name="ro1">
          <table:table-cell table:style-name="ce22" office:value-type="string">
            <text:p>1-IT|10-7|7.L.6</text:p>
          </table:table-cell>
          <table:table-cell table:style-name="ce22" office:value-type="float" office:value="7">
            <text:p>7</text:p>
          </table:table-cell>
          <table:table-cell table:number-columns-repeated="1022"/>
        </table:table-row>
        <table:table-row table:style-name="ro1">
          <table:table-cell table:style-name="ce22" office:value-type="string">
            <text:p>1-IT|10-7|7.RI.4</text:p>
          </table:table-cell>
          <table:table-cell table:style-name="ce22" office:value-type="float" office:value="7">
            <text:p>7</text:p>
          </table:table-cell>
          <table:table-cell table:number-columns-repeated="1022"/>
        </table:table-row>
        <table:table-row table:style-name="ro1">
          <table:table-cell table:style-name="ce22" office:value-type="string">
            <text:p>1-IT|10-8|6-8.RH.4</text:p>
          </table:table-cell>
          <table:table-cell table:style-name="ce22" office:value-type="float" office:value="8">
            <text:p>8</text:p>
          </table:table-cell>
          <table:table-cell table:number-columns-repeated="1022"/>
        </table:table-row>
        <table:table-row table:style-name="ro1">
          <table:table-cell table:style-name="ce22" office:value-type="string">
            <text:p>1-IT|10-8|6-8.RST.4</text:p>
          </table:table-cell>
          <table:table-cell table:style-name="ce22" office:value-type="float" office:value="8">
            <text:p>8</text:p>
          </table:table-cell>
          <table:table-cell table:number-columns-repeated="1022"/>
        </table:table-row>
        <table:table-row table:style-name="ro1">
          <table:table-cell table:style-name="ce22" office:value-type="string">
            <text:p>1-IT|10-8|8.L.4a</text:p>
          </table:table-cell>
          <table:table-cell table:style-name="ce22" office:value-type="float" office:value="8">
            <text:p>8</text:p>
          </table:table-cell>
          <table:table-cell table:number-columns-repeated="1022"/>
        </table:table-row>
        <table:table-row table:style-name="ro1">
          <table:table-cell table:style-name="ce22" office:value-type="string">
            <text:p>1-IT|10-8|8.L.4b</text:p>
          </table:table-cell>
          <table:table-cell table:style-name="ce22" office:value-type="float" office:value="8">
            <text:p>8</text:p>
          </table:table-cell>
          <table:table-cell table:number-columns-repeated="1022"/>
        </table:table-row>
        <table:table-row table:style-name="ro1">
          <table:table-cell table:style-name="ce22" office:value-type="string">
            <text:p>1-IT|10-8|8.L.4c</text:p>
          </table:table-cell>
          <table:table-cell table:style-name="ce22" office:value-type="float" office:value="8">
            <text:p>8</text:p>
          </table:table-cell>
          <table:table-cell table:number-columns-repeated="1022"/>
        </table:table-row>
        <table:table-row table:style-name="ro1">
          <table:table-cell table:style-name="ce22" office:value-type="string">
            <text:p>1-IT|10-8|8.L.4d</text:p>
          </table:table-cell>
          <table:table-cell table:style-name="ce22" office:value-type="float" office:value="8">
            <text:p>8</text:p>
          </table:table-cell>
          <table:table-cell table:number-columns-repeated="1022"/>
        </table:table-row>
        <table:table-row table:style-name="ro1">
          <table:table-cell table:style-name="ce22" office:value-type="string">
            <text:p>1-IT|10-8|8.L.5b</text:p>
          </table:table-cell>
          <table:table-cell table:style-name="ce22" office:value-type="float" office:value="8">
            <text:p>8</text:p>
          </table:table-cell>
          <table:table-cell table:number-columns-repeated="1022"/>
        </table:table-row>
        <table:table-row table:style-name="ro1">
          <table:table-cell table:style-name="ce22" office:value-type="string">
            <text:p>1-IT|10-8|8.L.5c</text:p>
          </table:table-cell>
          <table:table-cell table:style-name="ce22" office:value-type="float" office:value="8">
            <text:p>8</text:p>
          </table:table-cell>
          <table:table-cell table:number-columns-repeated="1022"/>
        </table:table-row>
        <table:table-row table:style-name="ro1">
          <table:table-cell table:style-name="ce22" office:value-type="string">
            <text:p>1-IT|10-8|8.L.6</text:p>
          </table:table-cell>
          <table:table-cell table:style-name="ce22" office:value-type="float" office:value="8">
            <text:p>8</text:p>
          </table:table-cell>
          <table:table-cell table:number-columns-repeated="1022"/>
        </table:table-row>
        <table:table-row table:style-name="ro1">
          <table:table-cell table:style-name="ce22" office:value-type="string">
            <text:p>1-IT|10-8|8.RI.4</text:p>
          </table:table-cell>
          <table:table-cell table:style-name="ce22" office:value-type="float" office:value="8">
            <text:p>8</text:p>
          </table:table-cell>
          <table:table-cell table:number-columns-repeated="1022"/>
        </table:table-row>
        <table:table-row table:style-name="ro1">
          <table:table-cell office:value-type="string">
            <text:p>1-IT|10-9|9.L.4a</text:p>
          </table:table-cell>
          <table:table-cell office:value-type="float" office:value="9">
            <text:p>9</text:p>
          </table:table-cell>
          <table:table-cell table:number-columns-repeated="1022"/>
        </table:table-row>
        <table:table-row table:style-name="ro1">
          <table:table-cell office:value-type="string">
            <text:p>1-IT|10-9|9.L.4b</text:p>
          </table:table-cell>
          <table:table-cell office:value-type="float" office:value="9">
            <text:p>9</text:p>
          </table:table-cell>
          <table:table-cell table:number-columns-repeated="1022"/>
        </table:table-row>
        <table:table-row table:style-name="ro1">
          <table:table-cell office:value-type="string">
            <text:p>1-IT|10-9|9.L.4c</text:p>
          </table:table-cell>
          <table:table-cell office:value-type="float" office:value="9">
            <text:p>9</text:p>
          </table:table-cell>
          <table:table-cell table:number-columns-repeated="1022"/>
        </table:table-row>
        <table:table-row table:style-name="ro1">
          <table:table-cell office:value-type="string">
            <text:p>1-IT|10-9|9.L.4d</text:p>
          </table:table-cell>
          <table:table-cell office:value-type="float" office:value="9">
            <text:p>9</text:p>
          </table:table-cell>
          <table:table-cell table:number-columns-repeated="1022"/>
        </table:table-row>
        <table:table-row table:style-name="ro1">
          <table:table-cell office:value-type="string">
            <text:p>1-IT|10-9|9.L.5b</text:p>
          </table:table-cell>
          <table:table-cell office:value-type="float" office:value="9">
            <text:p>9</text:p>
          </table:table-cell>
          <table:table-cell table:number-columns-repeated="1022"/>
        </table:table-row>
        <table:table-row table:style-name="ro1">
          <table:table-cell office:value-type="string">
            <text:p>1-IT|10-9|9.L.5c</text:p>
          </table:table-cell>
          <table:table-cell office:value-type="float" office:value="9">
            <text:p>9</text:p>
          </table:table-cell>
          <table:table-cell table:number-columns-repeated="1022"/>
        </table:table-row>
        <table:table-row table:style-name="ro1">
          <table:table-cell office:value-type="string">
            <text:p>1-IT|10-9|9.L.6</text:p>
          </table:table-cell>
          <table:table-cell office:value-type="float" office:value="9">
            <text:p>9</text:p>
          </table:table-cell>
          <table:table-cell table:number-columns-repeated="1022"/>
        </table:table-row>
        <table:table-row table:style-name="ro1">
          <table:table-cell office:value-type="string">
            <text:p>1-IT|10-9|9.RI.4</text:p>
          </table:table-cell>
          <table:table-cell office:value-type="float" office:value="9">
            <text:p>9</text:p>
          </table:table-cell>
          <table:table-cell table:number-columns-repeated="1022"/>
        </table:table-row>
        <table:table-row table:style-name="ro1">
          <table:table-cell table:style-name="ce22" office:value-type="string">
            <text:p>1-IT|11-10|10.RI.6</text:p>
          </table:table-cell>
          <table:table-cell table:style-name="ce22" office:value-type="float" office:value="10">
            <text:p>10</text:p>
          </table:table-cell>
          <table:table-cell table:number-columns-repeated="1022"/>
        </table:table-row>
        <table:table-row table:style-name="ro1">
          <table:table-cell table:style-name="ce22" office:value-type="string">
            <text:p>1-IT|11-10|10.RI.8</text:p>
          </table:table-cell>
          <table:table-cell table:style-name="ce22" office:value-type="float" office:value="10">
            <text:p>10</text:p>
          </table:table-cell>
          <table:table-cell table:number-columns-repeated="1022"/>
        </table:table-row>
        <table:table-row table:style-name="ro1">
          <table:table-cell table:style-name="ce22" office:value-type="string">
            <text:p>1-IT|11-11|11-12.RH.6</text:p>
          </table:table-cell>
          <table:table-cell table:style-name="ce22" office:value-type="float" office:value="11">
            <text:p>11</text:p>
          </table:table-cell>
          <table:table-cell table:number-columns-repeated="1022"/>
        </table:table-row>
        <table:table-row table:style-name="ro1">
          <table:table-cell table:style-name="ce22" office:value-type="string">
            <text:p>1-IT|11-11|11-12.RH.8</text:p>
          </table:table-cell>
          <table:table-cell table:style-name="ce22" office:value-type="float" office:value="11">
            <text:p>11</text:p>
          </table:table-cell>
          <table:table-cell table:number-columns-repeated="1022"/>
        </table:table-row>
        <table:table-row table:style-name="ro1">
          <table:table-cell table:style-name="ce22" office:value-type="string">
            <text:p>1-IT|11-11|11-12.RI.6</text:p>
          </table:table-cell>
          <table:table-cell table:style-name="ce22" office:value-type="float" office:value="11">
            <text:p>11</text:p>
          </table:table-cell>
          <table:table-cell table:number-columns-repeated="1022"/>
        </table:table-row>
        <table:table-row table:style-name="ro1">
          <table:table-cell table:style-name="ce22" office:value-type="string">
            <text:p>1-IT|11-11|11-12.RI.8</text:p>
          </table:table-cell>
          <table:table-cell table:style-name="ce22" office:value-type="float" office:value="11">
            <text:p>11</text:p>
          </table:table-cell>
          <table:table-cell table:number-columns-repeated="1022"/>
        </table:table-row>
        <table:table-row table:style-name="ro1">
          <table:table-cell table:style-name="ce22" office:value-type="string">
            <text:p>1-IT|11-11|11-12.RST.6</text:p>
          </table:table-cell>
          <table:table-cell table:style-name="ce22" office:value-type="float" office:value="11">
            <text:p>11</text:p>
          </table:table-cell>
          <table:table-cell table:number-columns-repeated="1022"/>
        </table:table-row>
        <table:table-row table:style-name="ro1">
          <table:table-cell table:style-name="ce22" office:value-type="string">
            <text:p>1-IT|11-11|11-12.RST.8</text:p>
          </table:table-cell>
          <table:table-cell table:style-name="ce22" office:value-type="float" office:value="11">
            <text:p>11</text:p>
          </table:table-cell>
          <table:table-cell table:number-columns-repeated="1022"/>
        </table:table-row>
        <table:table-row table:style-name="ro1">
          <table:table-cell table:style-name="ce22" office:value-type="string">
            <text:p>1-IT|11-3|3.RI.6</text:p>
          </table:table-cell>
          <table:table-cell table:style-name="ce22" office:value-type="float" office:value="3">
            <text:p>3</text:p>
          </table:table-cell>
          <table:table-cell table:number-columns-repeated="1022"/>
        </table:table-row>
        <table:table-row table:style-name="ro1">
          <table:table-cell table:style-name="ce22" office:value-type="string">
            <text:p>1-IT|11-3|3.RI.8</text:p>
          </table:table-cell>
          <table:table-cell table:style-name="ce22" office:value-type="float" office:value="3">
            <text:p>3</text:p>
          </table:table-cell>
          <table:table-cell table:number-columns-repeated="1022"/>
        </table:table-row>
        <table:table-row table:style-name="ro1">
          <table:table-cell table:style-name="ce22" office:value-type="string">
            <text:p>1-IT|11-3|3.RI.9</text:p>
          </table:table-cell>
          <table:table-cell table:style-name="ce22" office:value-type="float" office:value="3">
            <text:p>3</text:p>
          </table:table-cell>
          <table:table-cell table:number-columns-repeated="1022"/>
        </table:table-row>
        <table:table-row table:style-name="ro1">
          <table:table-cell table:style-name="ce22" office:value-type="string">
            <text:p>1-IT|11-4|4.RI.3</text:p>
          </table:table-cell>
          <table:table-cell table:style-name="ce22" office:value-type="float" office:value="4">
            <text:p>4</text:p>
          </table:table-cell>
          <table:table-cell table:number-columns-repeated="1022"/>
        </table:table-row>
        <table:table-row table:style-name="ro1">
          <table:table-cell table:style-name="ce22" office:value-type="string">
            <text:p>1-IT|11-4|4.RI.6</text:p>
          </table:table-cell>
          <table:table-cell table:style-name="ce22" office:value-type="float" office:value="4">
            <text:p>4</text:p>
          </table:table-cell>
          <table:table-cell table:number-columns-repeated="1022"/>
        </table:table-row>
        <table:table-row table:style-name="ro1">
          <table:table-cell table:style-name="ce22" office:value-type="string">
            <text:p>1-IT|11-4|4.RI.8</text:p>
          </table:table-cell>
          <table:table-cell table:style-name="ce22" office:value-type="float" office:value="4">
            <text:p>4</text:p>
          </table:table-cell>
          <table:table-cell table:number-columns-repeated="1022"/>
        </table:table-row>
        <table:table-row table:style-name="ro1">
          <table:table-cell table:style-name="ce22" office:value-type="string">
            <text:p>1-IT|11-4|4.RI.9</text:p>
          </table:table-cell>
          <table:table-cell table:style-name="ce22" office:value-type="float" office:value="4">
            <text:p>4</text:p>
          </table:table-cell>
          <table:table-cell table:number-columns-repeated="1022"/>
        </table:table-row>
        <table:table-row table:style-name="ro1">
          <table:table-cell table:style-name="ce22" office:value-type="string">
            <text:p>1-IT|11-5|5.RI.3</text:p>
          </table:table-cell>
          <table:table-cell table:style-name="ce22" office:value-type="float" office:value="5">
            <text:p>5</text:p>
          </table:table-cell>
          <table:table-cell table:number-columns-repeated="1022"/>
        </table:table-row>
        <table:table-row table:style-name="ro1">
          <table:table-cell table:style-name="ce22" office:value-type="string">
            <text:p>1-IT|11-5|5.RI.6</text:p>
          </table:table-cell>
          <table:table-cell table:style-name="ce22" office:value-type="float" office:value="5">
            <text:p>5</text:p>
          </table:table-cell>
          <table:table-cell table:number-columns-repeated="1022"/>
        </table:table-row>
        <table:table-row table:style-name="ro1">
          <table:table-cell table:style-name="ce22" office:value-type="string">
            <text:p>1-IT|11-5|5.RI.8</text:p>
          </table:table-cell>
          <table:table-cell table:style-name="ce22" office:value-type="float" office:value="5">
            <text:p>5</text:p>
          </table:table-cell>
          <table:table-cell table:number-columns-repeated="1022"/>
        </table:table-row>
        <table:table-row table:style-name="ro1">
          <table:table-cell table:style-name="ce22" office:value-type="string">
            <text:p>1-IT|11-5|5.RI.9</text:p>
          </table:table-cell>
          <table:table-cell table:style-name="ce22" office:value-type="float" office:value="5">
            <text:p>5</text:p>
          </table:table-cell>
          <table:table-cell table:number-columns-repeated="1022"/>
        </table:table-row>
        <table:table-row table:style-name="ro1">
          <table:table-cell table:style-name="ce22" office:value-type="string">
            <text:p>1-IT|11-6|6.RI.3</text:p>
          </table:table-cell>
          <table:table-cell table:style-name="ce22" office:value-type="float" office:value="6">
            <text:p>6</text:p>
          </table:table-cell>
          <table:table-cell table:number-columns-repeated="1022"/>
        </table:table-row>
        <table:table-row table:style-name="ro1">
          <table:table-cell table:style-name="ce22" office:value-type="string">
            <text:p>1-IT|11-6|6.RI.6</text:p>
          </table:table-cell>
          <table:table-cell table:style-name="ce22" office:value-type="float" office:value="6">
            <text:p>6</text:p>
          </table:table-cell>
          <table:table-cell table:number-columns-repeated="1022"/>
        </table:table-row>
        <table:table-row table:style-name="ro1">
          <table:table-cell table:style-name="ce22" office:value-type="string">
            <text:p>1-IT|11-6|6.RI.8</text:p>
          </table:table-cell>
          <table:table-cell table:style-name="ce22" office:value-type="float" office:value="6">
            <text:p>6</text:p>
          </table:table-cell>
          <table:table-cell table:number-columns-repeated="1022"/>
        </table:table-row>
        <table:table-row table:style-name="ro1">
          <table:table-cell table:style-name="ce22" office:value-type="string">
            <text:p>1-IT|11-6|6-8.RH.6</text:p>
          </table:table-cell>
          <table:table-cell table:style-name="ce22" office:value-type="float" office:value="6">
            <text:p>6</text:p>
          </table:table-cell>
          <table:table-cell table:number-columns-repeated="1022"/>
        </table:table-row>
        <table:table-row table:style-name="ro1">
          <table:table-cell table:style-name="ce22" office:value-type="string">
            <text:p>1-IT|11-6|6-8.RH.8</text:p>
          </table:table-cell>
          <table:table-cell table:style-name="ce22" office:value-type="float" office:value="6">
            <text:p>6</text:p>
          </table:table-cell>
          <table:table-cell table:number-columns-repeated="1022"/>
        </table:table-row>
        <table:table-row table:style-name="ro1">
          <table:table-cell table:style-name="ce22" office:value-type="string">
            <text:p>1-IT|11-6|6-8.RST.6</text:p>
          </table:table-cell>
          <table:table-cell table:style-name="ce22" office:value-type="float" office:value="6">
            <text:p>6</text:p>
          </table:table-cell>
          <table:table-cell table:number-columns-repeated="1022"/>
        </table:table-row>
        <table:table-row table:style-name="ro1">
          <table:table-cell table:style-name="ce22" office:value-type="string">
            <text:p>1-IT|11-6|6-8.RST.8</text:p>
          </table:table-cell>
          <table:table-cell table:style-name="ce22" office:value-type="float" office:value="6">
            <text:p>6</text:p>
          </table:table-cell>
          <table:table-cell table:number-columns-repeated="1022"/>
        </table:table-row>
        <table:table-row table:style-name="ro1">
          <table:table-cell table:style-name="ce22" office:value-type="string">
            <text:p>1-IT|11-7|6-8.RH.8</text:p>
          </table:table-cell>
          <table:table-cell table:style-name="ce22" office:value-type="float" office:value="7">
            <text:p>7</text:p>
          </table:table-cell>
          <table:table-cell table:number-columns-repeated="1022"/>
        </table:table-row>
        <table:table-row table:style-name="ro1">
          <table:table-cell table:style-name="ce22" office:value-type="string">
            <text:p>1-IT|11-7|6-8.RST.8</text:p>
          </table:table-cell>
          <table:table-cell table:style-name="ce22" office:value-type="float" office:value="7">
            <text:p>7</text:p>
          </table:table-cell>
          <table:table-cell table:number-columns-repeated="1022"/>
        </table:table-row>
        <table:table-row table:style-name="ro1">
          <table:table-cell table:style-name="ce22" office:value-type="string">
            <text:p>1-IT|11-7|7.RI.2</text:p>
          </table:table-cell>
          <table:table-cell table:style-name="ce22" office:value-type="float" office:value="7">
            <text:p>7</text:p>
          </table:table-cell>
          <table:table-cell table:number-columns-repeated="1022"/>
        </table:table-row>
        <table:table-row table:style-name="ro1">
          <table:table-cell table:style-name="ce22" office:value-type="string">
            <text:p>1-IT|11-7|7.RI.3</text:p>
          </table:table-cell>
          <table:table-cell table:style-name="ce22" office:value-type="float" office:value="7">
            <text:p>7</text:p>
          </table:table-cell>
          <table:table-cell table:number-columns-repeated="1022"/>
        </table:table-row>
        <table:table-row table:style-name="ro1">
          <table:table-cell table:style-name="ce22" office:value-type="string">
            <text:p>1-IT|11-7|7.RI.8</text:p>
          </table:table-cell>
          <table:table-cell table:style-name="ce22" office:value-type="float" office:value="7">
            <text:p>7</text:p>
          </table:table-cell>
          <table:table-cell table:number-columns-repeated="1022"/>
        </table:table-row>
        <table:table-row table:style-name="ro1">
          <table:table-cell table:style-name="ce22" office:value-type="string">
            <text:p>1-IT|11-8|6-8.RH.6</text:p>
          </table:table-cell>
          <table:table-cell table:style-name="ce22" office:value-type="float" office:value="8">
            <text:p>8</text:p>
          </table:table-cell>
          <table:table-cell table:number-columns-repeated="1022"/>
        </table:table-row>
        <table:table-row table:style-name="ro1">
          <table:table-cell table:style-name="ce22" office:value-type="string">
            <text:p>1-IT|11-8|6-8.RH.8</text:p>
          </table:table-cell>
          <table:table-cell table:style-name="ce22" office:value-type="float" office:value="8">
            <text:p>8</text:p>
          </table:table-cell>
          <table:table-cell table:number-columns-repeated="1022"/>
        </table:table-row>
        <table:table-row table:style-name="ro1">
          <table:table-cell table:style-name="ce22" office:value-type="string">
            <text:p>1-IT|11-8|6-8.RST.6</text:p>
          </table:table-cell>
          <table:table-cell table:style-name="ce22" office:value-type="float" office:value="8">
            <text:p>8</text:p>
          </table:table-cell>
          <table:table-cell table:number-columns-repeated="1022"/>
        </table:table-row>
        <table:table-row table:style-name="ro1">
          <table:table-cell table:style-name="ce22" office:value-type="string">
            <text:p>1-IT|11-8|6-8.RST.8</text:p>
          </table:table-cell>
          <table:table-cell table:style-name="ce22" office:value-type="float" office:value="8">
            <text:p>8</text:p>
          </table:table-cell>
          <table:table-cell table:number-columns-repeated="1022"/>
        </table:table-row>
        <table:table-row table:style-name="ro1">
          <table:table-cell table:style-name="ce22" office:value-type="string">
            <text:p>1-IT|11-8|8.RI.6</text:p>
          </table:table-cell>
          <table:table-cell table:style-name="ce22" office:value-type="float" office:value="8">
            <text:p>8</text:p>
          </table:table-cell>
          <table:table-cell table:number-columns-repeated="1022"/>
        </table:table-row>
        <table:table-row table:style-name="ro1">
          <table:table-cell table:style-name="ce22" office:value-type="string">
            <text:p>1-IT|11-8|8.RI.8</text:p>
          </table:table-cell>
          <table:table-cell table:style-name="ce22" office:value-type="float" office:value="8">
            <text:p>8</text:p>
          </table:table-cell>
          <table:table-cell table:number-columns-repeated="1022"/>
        </table:table-row>
        <table:table-row table:style-name="ro1">
          <table:table-cell office:value-type="string">
            <text:p>1-IT|11-9|9.RI.6</text:p>
          </table:table-cell>
          <table:table-cell office:value-type="float" office:value="9">
            <text:p>9</text:p>
          </table:table-cell>
          <table:table-cell table:number-columns-repeated="1022"/>
        </table:table-row>
        <table:table-row table:style-name="ro1">
          <table:table-cell office:value-type="string">
            <text:p>1-IT|11-9|9.RI.8</text:p>
          </table:table-cell>
          <table:table-cell office:value-type="float" office:value="9">
            <text:p>9</text:p>
          </table:table-cell>
          <table:table-cell table:number-columns-repeated="1022"/>
        </table:table-row>
        <table:table-row table:style-name="ro1">
          <table:table-cell table:style-name="ce22" office:value-type="string">
            <text:p>1-IT|12-10|10.RI.3</text:p>
          </table:table-cell>
          <table:table-cell table:style-name="ce22" office:value-type="float" office:value="10">
            <text:p>10</text:p>
          </table:table-cell>
          <table:table-cell table:number-columns-repeated="1022"/>
        </table:table-row>
        <table:table-row table:style-name="ro1">
          <table:table-cell table:style-name="ce22" office:value-type="string">
            <text:p>1-IT|12-10|10.RI.9</text:p>
          </table:table-cell>
          <table:table-cell table:style-name="ce22" office:value-type="float" office:value="10">
            <text:p>10</text:p>
          </table:table-cell>
          <table:table-cell table:number-columns-repeated="1022"/>
        </table:table-row>
        <table:table-row table:style-name="ro1">
          <table:table-cell table:style-name="ce22" office:value-type="string">
            <text:p>1-IT|12-11|11-12.RI.3</text:p>
          </table:table-cell>
          <table:table-cell table:style-name="ce22" office:value-type="float" office:value="11">
            <text:p>11</text:p>
          </table:table-cell>
          <table:table-cell table:number-columns-repeated="1022"/>
        </table:table-row>
        <table:table-row table:style-name="ro1">
          <table:table-cell table:style-name="ce22" office:value-type="string">
            <text:p>1-IT|12-11|11-12.RI.9</text:p>
          </table:table-cell>
          <table:table-cell table:style-name="ce22" office:value-type="float" office:value="11">
            <text:p>11</text:p>
          </table:table-cell>
          <table:table-cell table:number-columns-repeated="1022"/>
        </table:table-row>
        <table:table-row table:style-name="ro1">
          <table:table-cell table:style-name="ce22" office:value-type="string">
            <text:p>1-IT|12-3|3.RI.9</text:p>
          </table:table-cell>
          <table:table-cell table:style-name="ce22" office:value-type="float" office:value="3">
            <text:p>3</text:p>
          </table:table-cell>
          <table:table-cell table:number-columns-repeated="1022"/>
        </table:table-row>
        <table:table-row table:style-name="ro1">
          <table:table-cell table:style-name="ce22" office:value-type="string">
            <text:p>1-IT|12-4|4.RI.7</text:p>
          </table:table-cell>
          <table:table-cell table:style-name="ce22" office:value-type="float" office:value="4">
            <text:p>4</text:p>
          </table:table-cell>
          <table:table-cell table:number-columns-repeated="1022"/>
        </table:table-row>
        <table:table-row table:style-name="ro1">
          <table:table-cell table:style-name="ce22" office:value-type="string">
            <text:p>1-IT|12-4|4.RI.9</text:p>
          </table:table-cell>
          <table:table-cell table:style-name="ce22" office:value-type="float" office:value="4">
            <text:p>4</text:p>
          </table:table-cell>
          <table:table-cell table:number-columns-repeated="1022"/>
        </table:table-row>
        <table:table-row table:style-name="ro1">
          <table:table-cell table:style-name="ce22" office:value-type="string">
            <text:p>1-IT|12-5|5.RI.3</text:p>
          </table:table-cell>
          <table:table-cell table:style-name="ce22" office:value-type="float" office:value="5">
            <text:p>5</text:p>
          </table:table-cell>
          <table:table-cell table:number-columns-repeated="1022"/>
        </table:table-row>
        <table:table-row table:style-name="ro1">
          <table:table-cell table:style-name="ce22" office:value-type="string">
            <text:p>1-IT|12-5|5.RI.6</text:p>
          </table:table-cell>
          <table:table-cell table:style-name="ce22" office:value-type="float" office:value="5">
            <text:p>5</text:p>
          </table:table-cell>
          <table:table-cell table:number-columns-repeated="1022"/>
        </table:table-row>
        <table:table-row table:style-name="ro1">
          <table:table-cell table:style-name="ce22" office:value-type="string">
            <text:p>1-IT|12-6|6.RI.3</text:p>
          </table:table-cell>
          <table:table-cell table:style-name="ce22" office:value-type="float" office:value="6">
            <text:p>6</text:p>
          </table:table-cell>
          <table:table-cell table:number-columns-repeated="1022"/>
        </table:table-row>
        <table:table-row table:style-name="ro1">
          <table:table-cell table:style-name="ce22" office:value-type="string">
            <text:p>1-IT|12-6|6.RI.9</text:p>
          </table:table-cell>
          <table:table-cell table:style-name="ce22" office:value-type="float" office:value="6">
            <text:p>6</text:p>
          </table:table-cell>
          <table:table-cell table:number-columns-repeated="1022"/>
        </table:table-row>
        <table:table-row table:style-name="ro1">
          <table:table-cell table:style-name="ce22" office:value-type="string">
            <text:p>1-IT|12-6|6-8.RH.3</text:p>
          </table:table-cell>
          <table:table-cell table:style-name="ce22" office:value-type="float" office:value="6">
            <text:p>6</text:p>
          </table:table-cell>
          <table:table-cell table:number-columns-repeated="1022"/>
        </table:table-row>
        <table:table-row table:style-name="ro1">
          <table:table-cell table:style-name="ce22" office:value-type="string">
            <text:p>1-IT|12-7|6-8.RH.3</text:p>
          </table:table-cell>
          <table:table-cell table:style-name="ce22" office:value-type="float" office:value="7">
            <text:p>7</text:p>
          </table:table-cell>
          <table:table-cell table:number-columns-repeated="1022"/>
        </table:table-row>
        <table:table-row table:style-name="ro1">
          <table:table-cell table:style-name="ce22" office:value-type="string">
            <text:p>1-IT|12-7|7.RI.6</text:p>
          </table:table-cell>
          <table:table-cell table:style-name="ce22" office:value-type="float" office:value="7">
            <text:p>7</text:p>
          </table:table-cell>
          <table:table-cell table:number-columns-repeated="1022"/>
        </table:table-row>
        <table:table-row table:style-name="ro1">
          <table:table-cell table:style-name="ce22" office:value-type="string">
            <text:p>1-IT|12-7|7.RI.9</text:p>
          </table:table-cell>
          <table:table-cell table:style-name="ce22" office:value-type="float" office:value="7">
            <text:p>7</text:p>
          </table:table-cell>
          <table:table-cell table:number-columns-repeated="1022"/>
        </table:table-row>
        <table:table-row table:style-name="ro1">
          <table:table-cell table:style-name="ce22" office:value-type="string">
            <text:p>1-IT|12-8|6-8.RH.3</text:p>
          </table:table-cell>
          <table:table-cell table:style-name="ce22" office:value-type="float" office:value="8">
            <text:p>8</text:p>
          </table:table-cell>
          <table:table-cell table:number-columns-repeated="1022"/>
        </table:table-row>
        <table:table-row table:style-name="ro1">
          <table:table-cell table:style-name="ce22" office:value-type="string">
            <text:p>1-IT|12-8|8.RI.3</text:p>
          </table:table-cell>
          <table:table-cell table:style-name="ce22" office:value-type="float" office:value="8">
            <text:p>8</text:p>
          </table:table-cell>
          <table:table-cell table:number-columns-repeated="1022"/>
        </table:table-row>
        <table:table-row table:style-name="ro1">
          <table:table-cell office:value-type="string">
            <text:p>1-IT|12-9|9.RI.3</text:p>
          </table:table-cell>
          <table:table-cell office:value-type="float" office:value="9">
            <text:p>9</text:p>
          </table:table-cell>
          <table:table-cell table:number-columns-repeated="1022"/>
        </table:table-row>
        <table:table-row table:style-name="ro1">
          <table:table-cell table:style-name="ce22" office:value-type="string">
            <text:p>1-IT|13-10|10.RI.5</text:p>
          </table:table-cell>
          <table:table-cell table:style-name="ce22" office:value-type="float" office:value="10">
            <text:p>10</text:p>
          </table:table-cell>
          <table:table-cell table:number-columns-repeated="1022"/>
        </table:table-row>
        <table:table-row table:style-name="ro1">
          <table:table-cell table:style-name="ce22" office:value-type="string">
            <text:p>1-IT|13-10|10.RI.7</text:p>
          </table:table-cell>
          <table:table-cell table:style-name="ce22" office:value-type="float" office:value="10">
            <text:p>10</text:p>
          </table:table-cell>
          <table:table-cell table:number-columns-repeated="1022"/>
        </table:table-row>
        <table:table-row table:style-name="ro1">
          <table:table-cell table:style-name="ce22" office:value-type="string">
            <text:p>1-IT|13-11|11-12.RH.5</text:p>
          </table:table-cell>
          <table:table-cell table:style-name="ce22" office:value-type="float" office:value="11">
            <text:p>11</text:p>
          </table:table-cell>
          <table:table-cell table:number-columns-repeated="1022"/>
        </table:table-row>
        <table:table-row table:style-name="ro1">
          <table:table-cell table:style-name="ce22" office:value-type="string">
            <text:p>1-IT|13-11|11-12.RH.7</text:p>
          </table:table-cell>
          <table:table-cell table:style-name="ce22" office:value-type="float" office:value="11">
            <text:p>11</text:p>
          </table:table-cell>
          <table:table-cell table:number-columns-repeated="1022"/>
        </table:table-row>
        <table:table-row table:style-name="ro1">
          <table:table-cell table:style-name="ce22" office:value-type="string">
            <text:p>1-IT|13-11|11-12.RI.5</text:p>
          </table:table-cell>
          <table:table-cell table:style-name="ce22" office:value-type="float" office:value="11">
            <text:p>11</text:p>
          </table:table-cell>
          <table:table-cell table:number-columns-repeated="1022"/>
        </table:table-row>
        <table:table-row table:style-name="ro1">
          <table:table-cell table:style-name="ce22" office:value-type="string">
            <text:p>1-IT|13-11|11-12.RI.7</text:p>
          </table:table-cell>
          <table:table-cell table:style-name="ce22" office:value-type="float" office:value="11">
            <text:p>11</text:p>
          </table:table-cell>
          <table:table-cell table:number-columns-repeated="1022"/>
        </table:table-row>
        <table:table-row table:style-name="ro1">
          <table:table-cell table:style-name="ce22" office:value-type="string">
            <text:p>1-IT|13-11|11-12.RST.5</text:p>
          </table:table-cell>
          <table:table-cell table:style-name="ce22" office:value-type="float" office:value="11">
            <text:p>11</text:p>
          </table:table-cell>
          <table:table-cell table:number-columns-repeated="1022"/>
        </table:table-row>
        <table:table-row table:style-name="ro1">
          <table:table-cell table:style-name="ce22" office:value-type="string">
            <text:p>1-IT|13-11|11-12.RST.7</text:p>
          </table:table-cell>
          <table:table-cell table:style-name="ce22" office:value-type="float" office:value="11">
            <text:p>11</text:p>
          </table:table-cell>
          <table:table-cell table:number-columns-repeated="1022"/>
        </table:table-row>
        <table:table-row table:style-name="ro1">
          <table:table-cell table:style-name="ce22" office:value-type="string">
            <text:p>1-IT|13-3|3.RI.5</text:p>
          </table:table-cell>
          <table:table-cell table:style-name="ce22" office:value-type="float" office:value="3">
            <text:p>3</text:p>
          </table:table-cell>
          <table:table-cell table:number-columns-repeated="1022"/>
        </table:table-row>
        <table:table-row table:style-name="ro1">
          <table:table-cell table:style-name="ce22" office:value-type="string">
            <text:p>1-IT|13-3|3.RI.7</text:p>
          </table:table-cell>
          <table:table-cell table:style-name="ce22" office:value-type="float" office:value="3">
            <text:p>3</text:p>
          </table:table-cell>
          <table:table-cell table:number-columns-repeated="1022"/>
        </table:table-row>
        <table:table-row table:style-name="ro1">
          <table:table-cell table:style-name="ce22" office:value-type="string">
            <text:p>1-IT|13-4|4.RI.5</text:p>
          </table:table-cell>
          <table:table-cell table:style-name="ce22" office:value-type="float" office:value="4">
            <text:p>4</text:p>
          </table:table-cell>
          <table:table-cell table:number-columns-repeated="1022"/>
        </table:table-row>
        <table:table-row table:style-name="ro1">
          <table:table-cell table:style-name="ce22" office:value-type="string">
            <text:p>1-IT|13-4|4.RI.7</text:p>
          </table:table-cell>
          <table:table-cell table:style-name="ce22" office:value-type="float" office:value="4">
            <text:p>4</text:p>
          </table:table-cell>
          <table:table-cell table:number-columns-repeated="1022"/>
        </table:table-row>
        <table:table-row table:style-name="ro1">
          <table:table-cell table:style-name="ce22" office:value-type="string">
            <text:p>1-IT|13-5|5.RI.5</text:p>
          </table:table-cell>
          <table:table-cell table:style-name="ce22" office:value-type="float" office:value="5">
            <text:p>5</text:p>
          </table:table-cell>
          <table:table-cell table:number-columns-repeated="1022"/>
        </table:table-row>
        <table:table-row table:style-name="ro1">
          <table:table-cell table:style-name="ce22" office:value-type="string">
            <text:p>1-IT|13-6|6.RI.5</text:p>
          </table:table-cell>
          <table:table-cell table:style-name="ce22" office:value-type="float" office:value="6">
            <text:p>6</text:p>
          </table:table-cell>
          <table:table-cell table:number-columns-repeated="1022"/>
        </table:table-row>
        <table:table-row table:style-name="ro1">
          <table:table-cell table:style-name="ce22" office:value-type="string">
            <text:p>1-IT|13-6|6.RI.7</text:p>
          </table:table-cell>
          <table:table-cell table:style-name="ce22" office:value-type="float" office:value="6">
            <text:p>6</text:p>
          </table:table-cell>
          <table:table-cell table:number-columns-repeated="1022"/>
        </table:table-row>
        <table:table-row table:style-name="ro1">
          <table:table-cell table:style-name="ce22" office:value-type="string">
            <text:p>1-IT|13-6|6-8.RH.5</text:p>
          </table:table-cell>
          <table:table-cell table:style-name="ce22" office:value-type="float" office:value="6">
            <text:p>6</text:p>
          </table:table-cell>
          <table:table-cell table:number-columns-repeated="1022"/>
        </table:table-row>
        <table:table-row table:style-name="ro1">
          <table:table-cell table:style-name="ce22" office:value-type="string">
            <text:p>1-IT|13-6|6-8.RST.5</text:p>
          </table:table-cell>
          <table:table-cell table:style-name="ce22" office:value-type="float" office:value="6">
            <text:p>6</text:p>
          </table:table-cell>
          <table:table-cell table:number-columns-repeated="1022"/>
        </table:table-row>
        <table:table-row table:style-name="ro1">
          <table:table-cell table:style-name="ce22" office:value-type="string">
            <text:p>1-IT|13-7|6-8.RH.5</text:p>
          </table:table-cell>
          <table:table-cell table:style-name="ce22" office:value-type="float" office:value="7">
            <text:p>7</text:p>
          </table:table-cell>
          <table:table-cell table:number-columns-repeated="1022"/>
        </table:table-row>
        <table:table-row table:style-name="ro1">
          <table:table-cell table:style-name="ce22" office:value-type="string">
            <text:p>1-IT|13-7|6-8.RST.5</text:p>
          </table:table-cell>
          <table:table-cell table:style-name="ce22" office:value-type="float" office:value="7">
            <text:p>7</text:p>
          </table:table-cell>
          <table:table-cell table:number-columns-repeated="1022"/>
        </table:table-row>
        <table:table-row table:style-name="ro1">
          <table:table-cell table:style-name="ce22" office:value-type="string">
            <text:p>1-IT|13-7|7.RI.5</text:p>
          </table:table-cell>
          <table:table-cell table:style-name="ce22" office:value-type="float" office:value="7">
            <text:p>7</text:p>
          </table:table-cell>
          <table:table-cell table:number-columns-repeated="1022"/>
        </table:table-row>
        <table:table-row table:style-name="ro1">
          <table:table-cell table:style-name="ce22" office:value-type="string">
            <text:p>1-IT|13-7|7.RI.7</text:p>
          </table:table-cell>
          <table:table-cell table:style-name="ce22" office:value-type="float" office:value="7">
            <text:p>7</text:p>
          </table:table-cell>
          <table:table-cell table:number-columns-repeated="1022"/>
        </table:table-row>
        <table:table-row table:style-name="ro1">
          <table:table-cell table:style-name="ce22" office:value-type="string">
            <text:p>1-IT|13-8|6-8.RH.5</text:p>
          </table:table-cell>
          <table:table-cell table:style-name="ce22" office:value-type="float" office:value="8">
            <text:p>8</text:p>
          </table:table-cell>
          <table:table-cell table:number-columns-repeated="1022"/>
        </table:table-row>
        <table:table-row table:style-name="ro1">
          <table:table-cell table:style-name="ce22" office:value-type="string">
            <text:p>1-IT|13-8|6-8.RST.5</text:p>
          </table:table-cell>
          <table:table-cell table:style-name="ce22" office:value-type="float" office:value="8">
            <text:p>8</text:p>
          </table:table-cell>
          <table:table-cell table:number-columns-repeated="1022"/>
        </table:table-row>
        <table:table-row table:style-name="ro1">
          <table:table-cell table:style-name="ce22" office:value-type="string">
            <text:p>1-IT|13-8|8.RI.5</text:p>
          </table:table-cell>
          <table:table-cell table:style-name="ce22" office:value-type="float" office:value="8">
            <text:p>8</text:p>
          </table:table-cell>
          <table:table-cell table:number-columns-repeated="1022"/>
        </table:table-row>
        <table:table-row table:style-name="ro1">
          <table:table-cell office:value-type="string">
            <text:p>1-IT|13-9|9.RI.5</text:p>
          </table:table-cell>
          <table:table-cell office:value-type="float" office:value="9">
            <text:p>9</text:p>
          </table:table-cell>
          <table:table-cell table:number-columns-repeated="1022"/>
        </table:table-row>
        <table:table-row table:style-name="ro1">
          <table:table-cell table:style-name="ce22" office:value-type="string">
            <text:p>1-IT|14-10|10.L.5a</text:p>
          </table:table-cell>
          <table:table-cell table:style-name="ce22" office:value-type="float" office:value="10">
            <text:p>10</text:p>
          </table:table-cell>
          <table:table-cell table:number-columns-repeated="1022"/>
        </table:table-row>
        <table:table-row table:style-name="ro1">
          <table:table-cell table:style-name="ce22" office:value-type="string">
            <text:p>1-IT|14-10|10.RI.4</text:p>
          </table:table-cell>
          <table:table-cell table:style-name="ce22" office:value-type="float" office:value="10">
            <text:p>10</text:p>
          </table:table-cell>
          <table:table-cell table:number-columns-repeated="1022"/>
        </table:table-row>
        <table:table-row table:style-name="ro1">
          <table:table-cell table:style-name="ce22" office:value-type="string">
            <text:p>1-IT|14-11|11-12.L.5a</text:p>
          </table:table-cell>
          <table:table-cell table:style-name="ce22" office:value-type="float" office:value="11">
            <text:p>11</text:p>
          </table:table-cell>
          <table:table-cell table:number-columns-repeated="1022"/>
        </table:table-row>
        <table:table-row table:style-name="ro1">
          <table:table-cell table:style-name="ce22" office:value-type="string">
            <text:p>1-IT|14-11|11-12.RH.4</text:p>
          </table:table-cell>
          <table:table-cell table:style-name="ce22" office:value-type="float" office:value="11">
            <text:p>11</text:p>
          </table:table-cell>
          <table:table-cell table:number-columns-repeated="1022"/>
        </table:table-row>
        <table:table-row table:style-name="ro1">
          <table:table-cell table:style-name="ce22" office:value-type="string">
            <text:p>1-IT|14-11|11-12.RI.4</text:p>
          </table:table-cell>
          <table:table-cell table:style-name="ce22" office:value-type="float" office:value="11">
            <text:p>11</text:p>
          </table:table-cell>
          <table:table-cell table:number-columns-repeated="1022"/>
        </table:table-row>
        <table:table-row table:style-name="ro1">
          <table:table-cell table:style-name="ce22" office:value-type="string">
            <text:p>1-IT|14-11|9-10.L.5a</text:p>
          </table:table-cell>
          <table:table-cell table:style-name="ce22" office:value-type="float" office:value="11">
            <text:p>11</text:p>
          </table:table-cell>
          <table:table-cell table:number-columns-repeated="1022"/>
        </table:table-row>
        <table:table-row table:style-name="ro1">
          <table:table-cell table:style-name="ce22" office:value-type="string">
            <text:p>1-IT|14-3|3.L.5a</text:p>
          </table:table-cell>
          <table:table-cell table:style-name="ce22" office:value-type="float" office:value="3">
            <text:p>3</text:p>
          </table:table-cell>
          <table:table-cell table:number-columns-repeated="1022"/>
        </table:table-row>
        <table:table-row table:style-name="ro1">
          <table:table-cell table:style-name="ce22" office:value-type="string">
            <text:p>1-IT|14-3|3.L.5b</text:p>
          </table:table-cell>
          <table:table-cell table:style-name="ce22" office:value-type="float" office:value="3">
            <text:p>3</text:p>
          </table:table-cell>
          <table:table-cell table:number-columns-repeated="1022"/>
        </table:table-row>
        <table:table-row table:style-name="ro1">
          <table:table-cell table:style-name="ce22" office:value-type="string">
            <text:p>1-IT|14-4|4.L.4a</text:p>
          </table:table-cell>
          <table:table-cell table:style-name="ce22" office:value-type="float" office:value="4">
            <text:p>4</text:p>
          </table:table-cell>
          <table:table-cell table:number-columns-repeated="1022"/>
        </table:table-row>
        <table:table-row table:style-name="ro1">
          <table:table-cell table:style-name="ce22" office:value-type="string">
            <text:p>1-IT|14-4|4.L.4b</text:p>
          </table:table-cell>
          <table:table-cell table:style-name="ce22" office:value-type="float" office:value="4">
            <text:p>4</text:p>
          </table:table-cell>
          <table:table-cell table:number-columns-repeated="1022"/>
        </table:table-row>
        <table:table-row table:style-name="ro1">
          <table:table-cell table:style-name="ce22" office:value-type="string">
            <text:p>1-IT|14-4|4.L.4c</text:p>
          </table:table-cell>
          <table:table-cell table:style-name="ce22" office:value-type="float" office:value="4">
            <text:p>4</text:p>
          </table:table-cell>
          <table:table-cell table:number-columns-repeated="1022"/>
        </table:table-row>
        <table:table-row table:style-name="ro1">
          <table:table-cell table:style-name="ce22" office:value-type="string">
            <text:p>1-IT|14-4|4.L.5a</text:p>
          </table:table-cell>
          <table:table-cell table:style-name="ce22" office:value-type="float" office:value="4">
            <text:p>4</text:p>
          </table:table-cell>
          <table:table-cell table:number-columns-repeated="1022"/>
        </table:table-row>
        <table:table-row table:style-name="ro1">
          <table:table-cell table:style-name="ce22" office:value-type="string">
            <text:p>1-IT|14-4|4.L.5b</text:p>
          </table:table-cell>
          <table:table-cell table:style-name="ce22" office:value-type="float" office:value="4">
            <text:p>4</text:p>
          </table:table-cell>
          <table:table-cell table:number-columns-repeated="1022"/>
        </table:table-row>
        <table:table-row table:style-name="ro1">
          <table:table-cell table:style-name="ce22" office:value-type="string">
            <text:p>1-IT|14-5|5.L.4a</text:p>
          </table:table-cell>
          <table:table-cell table:style-name="ce22" office:value-type="float" office:value="5">
            <text:p>5</text:p>
          </table:table-cell>
          <table:table-cell table:number-columns-repeated="1022"/>
        </table:table-row>
        <table:table-row table:style-name="ro1">
          <table:table-cell table:style-name="ce22" office:value-type="string">
            <text:p>1-IT|14-5|5.L.4b</text:p>
          </table:table-cell>
          <table:table-cell table:style-name="ce22" office:value-type="float" office:value="5">
            <text:p>5</text:p>
          </table:table-cell>
          <table:table-cell table:number-columns-repeated="1022"/>
        </table:table-row>
        <table:table-row table:style-name="ro1">
          <table:table-cell table:style-name="ce22" office:value-type="string">
            <text:p>1-IT|14-5|5.L.4c</text:p>
          </table:table-cell>
          <table:table-cell table:style-name="ce22" office:value-type="float" office:value="5">
            <text:p>5</text:p>
          </table:table-cell>
          <table:table-cell table:number-columns-repeated="1022"/>
        </table:table-row>
        <table:table-row table:style-name="ro1">
          <table:table-cell table:style-name="ce22" office:value-type="string">
            <text:p>1-IT|14-5|5.L.5a</text:p>
          </table:table-cell>
          <table:table-cell table:style-name="ce22" office:value-type="float" office:value="5">
            <text:p>5</text:p>
          </table:table-cell>
          <table:table-cell table:number-columns-repeated="1022"/>
        </table:table-row>
        <table:table-row table:style-name="ro1">
          <table:table-cell table:style-name="ce22" office:value-type="string">
            <text:p>1-IT|14-5|5.L.5b</text:p>
          </table:table-cell>
          <table:table-cell table:style-name="ce22" office:value-type="float" office:value="5">
            <text:p>5</text:p>
          </table:table-cell>
          <table:table-cell table:number-columns-repeated="1022"/>
        </table:table-row>
        <table:table-row table:style-name="ro1">
          <table:table-cell table:style-name="ce22" office:value-type="string">
            <text:p>1-IT|14-6|6.L.5a</text:p>
          </table:table-cell>
          <table:table-cell table:style-name="ce22" office:value-type="float" office:value="6">
            <text:p>6</text:p>
          </table:table-cell>
          <table:table-cell table:number-columns-repeated="1022"/>
        </table:table-row>
        <table:table-row table:style-name="ro1">
          <table:table-cell table:style-name="ce22" office:value-type="string">
            <text:p>1-IT|14-6|6.L.5c</text:p>
          </table:table-cell>
          <table:table-cell table:style-name="ce22" office:value-type="float" office:value="6">
            <text:p>6</text:p>
          </table:table-cell>
          <table:table-cell table:number-columns-repeated="1022"/>
        </table:table-row>
        <table:table-row table:style-name="ro1">
          <table:table-cell table:style-name="ce22" office:value-type="string">
            <text:p>1-IT|14-6|6.RI.4</text:p>
          </table:table-cell>
          <table:table-cell table:style-name="ce22" office:value-type="float" office:value="6">
            <text:p>6</text:p>
          </table:table-cell>
          <table:table-cell table:number-columns-repeated="1022"/>
        </table:table-row>
        <table:table-row table:style-name="ro1">
          <table:table-cell table:style-name="ce22" office:value-type="string">
            <text:p>1-IT|14-7|7.L.5a</text:p>
          </table:table-cell>
          <table:table-cell table:style-name="ce22" office:value-type="float" office:value="7">
            <text:p>7</text:p>
          </table:table-cell>
          <table:table-cell table:number-columns-repeated="1022"/>
        </table:table-row>
        <table:table-row table:style-name="ro1">
          <table:table-cell table:style-name="ce22" office:value-type="string">
            <text:p>1-IT|14-7|7.L.5b</text:p>
          </table:table-cell>
          <table:table-cell table:style-name="ce22" office:value-type="float" office:value="7">
            <text:p>7</text:p>
          </table:table-cell>
          <table:table-cell table:number-columns-repeated="1022"/>
        </table:table-row>
        <table:table-row table:style-name="ro1">
          <table:table-cell table:style-name="ce22" office:value-type="string">
            <text:p>1-IT|14-7|7.RI.4</text:p>
          </table:table-cell>
          <table:table-cell table:style-name="ce22" office:value-type="float" office:value="7">
            <text:p>7</text:p>
          </table:table-cell>
          <table:table-cell table:number-columns-repeated="1022"/>
        </table:table-row>
        <table:table-row table:style-name="ro1">
          <table:table-cell table:style-name="ce22" office:value-type="string">
            <text:p>1-IT|14-8|8.L.5a</text:p>
          </table:table-cell>
          <table:table-cell table:style-name="ce22" office:value-type="float" office:value="8">
            <text:p>8</text:p>
          </table:table-cell>
          <table:table-cell table:number-columns-repeated="1022"/>
        </table:table-row>
        <table:table-row table:style-name="ro1">
          <table:table-cell table:style-name="ce22" office:value-type="string">
            <text:p>1-IT|14-8|8.L.5c</text:p>
          </table:table-cell>
          <table:table-cell table:style-name="ce22" office:value-type="float" office:value="8">
            <text:p>8</text:p>
          </table:table-cell>
          <table:table-cell table:number-columns-repeated="1022"/>
        </table:table-row>
        <table:table-row table:style-name="ro1">
          <table:table-cell table:style-name="ce22" office:value-type="string">
            <text:p>1-IT|14-8|8.RI.4</text:p>
          </table:table-cell>
          <table:table-cell table:style-name="ce22" office:value-type="float" office:value="8">
            <text:p>8</text:p>
          </table:table-cell>
          <table:table-cell table:number-columns-repeated="1022"/>
        </table:table-row>
        <table:table-row table:style-name="ro1">
          <table:table-cell office:value-type="string">
            <text:p>1-IT|14-9|9.L.5a</text:p>
          </table:table-cell>
          <table:table-cell office:value-type="float" office:value="9">
            <text:p>9</text:p>
          </table:table-cell>
          <table:table-cell table:number-columns-repeated="1022"/>
        </table:table-row>
        <table:table-row table:style-name="ro1">
          <table:table-cell office:value-type="string">
            <text:p>1-IT|14-9|9.L.5c</text:p>
          </table:table-cell>
          <table:table-cell office:value-type="float" office:value="9">
            <text:p>9</text:p>
          </table:table-cell>
          <table:table-cell table:number-columns-repeated="1022"/>
        </table:table-row>
        <table:table-row table:style-name="ro1">
          <table:table-cell office:value-type="string">
            <text:p>1-IT|14-9|9.RI.4</text:p>
          </table:table-cell>
          <table:table-cell office:value-type="float" office:value="9">
            <text:p>9</text:p>
          </table:table-cell>
          <table:table-cell table:number-columns-repeated="1022"/>
        </table:table-row>
        <table:table-row table:style-name="ro1">
          <table:table-cell table:style-name="ce22" office:value-type="string">
            <text:p>1-IT|8-10|10.RI.1</text:p>
          </table:table-cell>
          <table:table-cell table:style-name="ce22" office:value-type="float" office:value="10">
            <text:p>10</text:p>
          </table:table-cell>
          <table:table-cell table:number-columns-repeated="1022"/>
        </table:table-row>
        <table:table-row table:style-name="ro1">
          <table:table-cell table:style-name="ce22" office:value-type="string">
            <text:p>1-IT|8-10|10.RI.3</text:p>
          </table:table-cell>
          <table:table-cell table:style-name="ce22" office:value-type="float" office:value="10">
            <text:p>10</text:p>
          </table:table-cell>
          <table:table-cell table:number-columns-repeated="1022"/>
        </table:table-row>
        <table:table-row table:style-name="ro1">
          <table:table-cell table:style-name="ce22" office:value-type="string">
            <text:p>1-IT|8-11|11-12.RH.1</text:p>
          </table:table-cell>
          <table:table-cell table:style-name="ce22" office:value-type="float" office:value="11">
            <text:p>11</text:p>
          </table:table-cell>
          <table:table-cell table:number-columns-repeated="1022"/>
        </table:table-row>
        <table:table-row table:style-name="ro1">
          <table:table-cell table:style-name="ce22" office:value-type="string">
            <text:p>1-IT|8-11|11-12.RH.3</text:p>
          </table:table-cell>
          <table:table-cell table:style-name="ce22" office:value-type="float" office:value="11">
            <text:p>11</text:p>
          </table:table-cell>
          <table:table-cell table:number-columns-repeated="1022"/>
        </table:table-row>
        <table:table-row table:style-name="ro1">
          <table:table-cell table:style-name="ce22" office:value-type="string">
            <text:p>1-IT|8-11|11-12.RI.1</text:p>
          </table:table-cell>
          <table:table-cell table:style-name="ce22" office:value-type="float" office:value="11">
            <text:p>11</text:p>
          </table:table-cell>
          <table:table-cell table:number-columns-repeated="1022"/>
        </table:table-row>
        <table:table-row table:style-name="ro1">
          <table:table-cell table:style-name="ce22" office:value-type="string">
            <text:p>1-IT|8-11|11-12.RI.3</text:p>
          </table:table-cell>
          <table:table-cell table:style-name="ce22" office:value-type="float" office:value="11">
            <text:p>11</text:p>
          </table:table-cell>
          <table:table-cell table:number-columns-repeated="1022"/>
        </table:table-row>
        <table:table-row table:style-name="ro1">
          <table:table-cell table:style-name="ce22" office:value-type="string">
            <text:p>1-IT|8-11|11-12.RST.1</text:p>
          </table:table-cell>
          <table:table-cell table:style-name="ce22" office:value-type="float" office:value="11">
            <text:p>11</text:p>
          </table:table-cell>
          <table:table-cell table:number-columns-repeated="1022"/>
        </table:table-row>
        <table:table-row table:style-name="ro1">
          <table:table-cell table:style-name="ce22" office:value-type="string">
            <text:p>1-IT|8-3|3.RI.1</text:p>
          </table:table-cell>
          <table:table-cell table:style-name="ce22" office:value-type="float" office:value="3">
            <text:p>3</text:p>
          </table:table-cell>
          <table:table-cell table:number-columns-repeated="1022"/>
        </table:table-row>
        <table:table-row table:style-name="ro1">
          <table:table-cell table:style-name="ce22" office:value-type="string">
            <text:p>1-IT|8-3|3.RI.3</text:p>
          </table:table-cell>
          <table:table-cell table:style-name="ce22" office:value-type="float" office:value="3">
            <text:p>3</text:p>
          </table:table-cell>
          <table:table-cell table:number-columns-repeated="1022"/>
        </table:table-row>
        <table:table-row table:style-name="ro1">
          <table:table-cell table:style-name="ce22" office:value-type="string">
            <text:p>1-IT|8-4|4.RI.1</text:p>
          </table:table-cell>
          <table:table-cell table:style-name="ce22" office:value-type="float" office:value="4">
            <text:p>4</text:p>
          </table:table-cell>
          <table:table-cell table:number-columns-repeated="1022"/>
        </table:table-row>
        <table:table-row table:style-name="ro1">
          <table:table-cell table:style-name="ce22" office:value-type="string">
            <text:p>1-IT|8-4|4.RI.3</text:p>
          </table:table-cell>
          <table:table-cell table:style-name="ce22" office:value-type="float" office:value="4">
            <text:p>4</text:p>
          </table:table-cell>
          <table:table-cell table:number-columns-repeated="1022"/>
        </table:table-row>
        <table:table-row table:style-name="ro1">
          <table:table-cell table:style-name="ce22" office:value-type="string">
            <text:p>1-IT|8-5|5.RI.1</text:p>
          </table:table-cell>
          <table:table-cell table:style-name="ce22" office:value-type="float" office:value="5">
            <text:p>5</text:p>
          </table:table-cell>
          <table:table-cell table:number-columns-repeated="1022"/>
        </table:table-row>
        <table:table-row table:style-name="ro1">
          <table:table-cell table:style-name="ce22" office:value-type="string">
            <text:p>1-IT|8-5|5.RI.3</text:p>
          </table:table-cell>
          <table:table-cell table:style-name="ce22" office:value-type="float" office:value="5">
            <text:p>5</text:p>
          </table:table-cell>
          <table:table-cell table:number-columns-repeated="1022"/>
        </table:table-row>
        <table:table-row table:style-name="ro1">
          <table:table-cell table:style-name="ce22" office:value-type="string">
            <text:p>1-IT|8-5|5.RI.7</text:p>
          </table:table-cell>
          <table:table-cell table:style-name="ce22" office:value-type="float" office:value="5">
            <text:p>5</text:p>
          </table:table-cell>
          <table:table-cell table:number-columns-repeated="1022"/>
        </table:table-row>
        <table:table-row table:style-name="ro1">
          <table:table-cell table:style-name="ce22" office:value-type="string">
            <text:p>1-IT|8-6|6.RI.1</text:p>
          </table:table-cell>
          <table:table-cell table:style-name="ce22" office:value-type="float" office:value="6">
            <text:p>6</text:p>
          </table:table-cell>
          <table:table-cell table:number-columns-repeated="1022"/>
        </table:table-row>
        <table:table-row table:style-name="ro1">
          <table:table-cell table:style-name="ce22" office:value-type="string">
            <text:p>1-IT|8-6|6.RI.3</text:p>
          </table:table-cell>
          <table:table-cell table:style-name="ce22" office:value-type="float" office:value="6">
            <text:p>6</text:p>
          </table:table-cell>
          <table:table-cell table:number-columns-repeated="1022"/>
        </table:table-row>
        <table:table-row table:style-name="ro1">
          <table:table-cell table:style-name="ce22" office:value-type="string">
            <text:p>1-IT|8-6|6-8.RH.1</text:p>
          </table:table-cell>
          <table:table-cell table:style-name="ce22" office:value-type="float" office:value="6">
            <text:p>6</text:p>
          </table:table-cell>
          <table:table-cell table:number-columns-repeated="1022"/>
        </table:table-row>
        <table:table-row table:style-name="ro1">
          <table:table-cell table:style-name="ce22" office:value-type="string">
            <text:p>1-IT|8-6|6-8.RH.3</text:p>
          </table:table-cell>
          <table:table-cell table:style-name="ce22" office:value-type="float" office:value="6">
            <text:p>6</text:p>
          </table:table-cell>
          <table:table-cell table:number-columns-repeated="1022"/>
        </table:table-row>
        <table:table-row table:style-name="ro1">
          <table:table-cell table:style-name="ce22" office:value-type="string">
            <text:p>1-IT|8-6|6-8.RST.1</text:p>
          </table:table-cell>
          <table:table-cell table:style-name="ce22" office:value-type="float" office:value="6">
            <text:p>6</text:p>
          </table:table-cell>
          <table:table-cell table:number-columns-repeated="1022"/>
        </table:table-row>
        <table:table-row table:style-name="ro1">
          <table:table-cell table:style-name="ce22" office:value-type="string">
            <text:p>1-IT|8-7|6-8.RH.1</text:p>
          </table:table-cell>
          <table:table-cell table:style-name="ce22" office:value-type="float" office:value="7">
            <text:p>7</text:p>
          </table:table-cell>
          <table:table-cell table:number-columns-repeated="1022"/>
        </table:table-row>
        <table:table-row table:style-name="ro1">
          <table:table-cell table:style-name="ce22" office:value-type="string">
            <text:p>1-IT|8-7|6-8.RST.1</text:p>
          </table:table-cell>
          <table:table-cell table:style-name="ce22" office:value-type="float" office:value="7">
            <text:p>7</text:p>
          </table:table-cell>
          <table:table-cell table:number-columns-repeated="1022"/>
        </table:table-row>
        <table:table-row table:style-name="ro1">
          <table:table-cell table:style-name="ce22" office:value-type="string">
            <text:p>1-IT|8-7|7.RI.1</text:p>
          </table:table-cell>
          <table:table-cell table:style-name="ce22" office:value-type="float" office:value="7">
            <text:p>7</text:p>
          </table:table-cell>
          <table:table-cell table:number-columns-repeated="1022"/>
        </table:table-row>
        <table:table-row table:style-name="ro1">
          <table:table-cell table:style-name="ce22" office:value-type="string">
            <text:p>1-IT|8-8|6-8.RH.1</text:p>
          </table:table-cell>
          <table:table-cell table:style-name="ce22" office:value-type="float" office:value="8">
            <text:p>8</text:p>
          </table:table-cell>
          <table:table-cell table:number-columns-repeated="1022"/>
        </table:table-row>
        <table:table-row table:style-name="ro1">
          <table:table-cell table:style-name="ce22" office:value-type="string">
            <text:p>1-IT|8-8|6-8.RH.3</text:p>
          </table:table-cell>
          <table:table-cell table:style-name="ce22" office:value-type="float" office:value="8">
            <text:p>8</text:p>
          </table:table-cell>
          <table:table-cell table:number-columns-repeated="1022"/>
        </table:table-row>
        <table:table-row table:style-name="ro1">
          <table:table-cell table:style-name="ce22" office:value-type="string">
            <text:p>1-IT|8-8|6-8.RST.1</text:p>
          </table:table-cell>
          <table:table-cell table:style-name="ce22" office:value-type="float" office:value="8">
            <text:p>8</text:p>
          </table:table-cell>
          <table:table-cell table:number-columns-repeated="1022"/>
        </table:table-row>
        <table:table-row table:style-name="ro1">
          <table:table-cell table:style-name="ce22" office:value-type="string">
            <text:p>1-IT|8-8|8.RI.1</text:p>
          </table:table-cell>
          <table:table-cell table:style-name="ce22" office:value-type="float" office:value="8">
            <text:p>8</text:p>
          </table:table-cell>
          <table:table-cell table:number-columns-repeated="1022"/>
        </table:table-row>
        <table:table-row table:style-name="ro1">
          <table:table-cell table:style-name="ce22" office:value-type="string">
            <text:p>1-IT|8-8|8.RI.3</text:p>
          </table:table-cell>
          <table:table-cell table:style-name="ce22" office:value-type="float" office:value="8">
            <text:p>8</text:p>
          </table:table-cell>
          <table:table-cell table:number-columns-repeated="1022"/>
        </table:table-row>
        <table:table-row table:style-name="ro1">
          <table:table-cell office:value-type="string">
            <text:p>1-IT|8-9|9.RI.1</text:p>
          </table:table-cell>
          <table:table-cell office:value-type="float" office:value="9">
            <text:p>9</text:p>
          </table:table-cell>
          <table:table-cell table:number-columns-repeated="1022"/>
        </table:table-row>
        <table:table-row table:style-name="ro1">
          <table:table-cell office:value-type="string">
            <text:p>1-IT|8-9|9.RI.3</text:p>
          </table:table-cell>
          <table:table-cell office:value-type="float" office:value="9">
            <text:p>9</text:p>
          </table:table-cell>
          <table:table-cell table:number-columns-repeated="1022"/>
        </table:table-row>
        <table:table-row table:style-name="ro1">
          <table:table-cell table:style-name="ce22" office:value-type="string">
            <text:p>1-IT|9-10|10.RI.2</text:p>
          </table:table-cell>
          <table:table-cell table:style-name="ce22" office:value-type="float" office:value="10">
            <text:p>10</text:p>
          </table:table-cell>
          <table:table-cell table:number-columns-repeated="1022"/>
        </table:table-row>
        <table:table-row table:style-name="ro1">
          <table:table-cell table:style-name="ce22" office:value-type="string">
            <text:p>1-IT|9-11|11-12.RH.2</text:p>
          </table:table-cell>
          <table:table-cell table:style-name="ce22" office:value-type="float" office:value="11">
            <text:p>11</text:p>
          </table:table-cell>
          <table:table-cell table:number-columns-repeated="1022"/>
        </table:table-row>
        <table:table-row table:style-name="ro1">
          <table:table-cell table:style-name="ce22" office:value-type="string">
            <text:p>1-IT|9-11|11-12.RI.2</text:p>
          </table:table-cell>
          <table:table-cell table:style-name="ce22" office:value-type="float" office:value="11">
            <text:p>11</text:p>
          </table:table-cell>
          <table:table-cell table:number-columns-repeated="1022"/>
        </table:table-row>
        <table:table-row table:style-name="ro1">
          <table:table-cell table:style-name="ce22" office:value-type="string">
            <text:p>1-IT|9-11|11-12.RST.2</text:p>
          </table:table-cell>
          <table:table-cell table:style-name="ce22" office:value-type="float" office:value="11">
            <text:p>11</text:p>
          </table:table-cell>
          <table:table-cell table:number-columns-repeated="1022"/>
        </table:table-row>
        <table:table-row table:style-name="ro1">
          <table:table-cell table:style-name="ce22" office:value-type="string">
            <text:p>1-IT|9-3|3.RI.2</text:p>
          </table:table-cell>
          <table:table-cell table:style-name="ce22" office:value-type="float" office:value="3">
            <text:p>3</text:p>
          </table:table-cell>
          <table:table-cell table:number-columns-repeated="1022"/>
        </table:table-row>
        <table:table-row table:style-name="ro1">
          <table:table-cell table:style-name="ce22" office:value-type="string">
            <text:p>1-IT|9-4|4.RI.2</text:p>
          </table:table-cell>
          <table:table-cell table:style-name="ce22" office:value-type="float" office:value="4">
            <text:p>4</text:p>
          </table:table-cell>
          <table:table-cell table:number-columns-repeated="1022"/>
        </table:table-row>
        <table:table-row table:style-name="ro1">
          <table:table-cell table:style-name="ce22" office:value-type="string">
            <text:p>1-IT|9-5|5.RI.2</text:p>
          </table:table-cell>
          <table:table-cell table:style-name="ce22" office:value-type="float" office:value="5">
            <text:p>5</text:p>
          </table:table-cell>
          <table:table-cell table:number-columns-repeated="1022"/>
        </table:table-row>
        <table:table-row table:style-name="ro1">
          <table:table-cell table:style-name="ce22" office:value-type="string">
            <text:p>1-IT|9-6|6.RI.2</text:p>
          </table:table-cell>
          <table:table-cell table:style-name="ce22" office:value-type="float" office:value="6">
            <text:p>6</text:p>
          </table:table-cell>
          <table:table-cell table:number-columns-repeated="1022"/>
        </table:table-row>
        <table:table-row table:style-name="ro1">
          <table:table-cell table:style-name="ce22" office:value-type="string">
            <text:p>1-IT|9-6|6-8.RH.2</text:p>
          </table:table-cell>
          <table:table-cell table:style-name="ce22" office:value-type="float" office:value="6">
            <text:p>6</text:p>
          </table:table-cell>
          <table:table-cell table:number-columns-repeated="1022"/>
        </table:table-row>
        <table:table-row table:style-name="ro1">
          <table:table-cell table:style-name="ce22" office:value-type="string">
            <text:p>1-IT|9-6|6-8.RST.2</text:p>
          </table:table-cell>
          <table:table-cell table:style-name="ce22" office:value-type="float" office:value="6">
            <text:p>6</text:p>
          </table:table-cell>
          <table:table-cell table:number-columns-repeated="1022"/>
        </table:table-row>
        <table:table-row table:style-name="ro1">
          <table:table-cell table:style-name="ce22" office:value-type="string">
            <text:p>1-IT|9-7|6-8.RH.2</text:p>
          </table:table-cell>
          <table:table-cell table:style-name="ce22" office:value-type="float" office:value="7">
            <text:p>7</text:p>
          </table:table-cell>
          <table:table-cell table:number-columns-repeated="1022"/>
        </table:table-row>
        <table:table-row table:style-name="ro1">
          <table:table-cell table:style-name="ce22" office:value-type="string">
            <text:p>1-IT|9-7|6-8.RST.2</text:p>
          </table:table-cell>
          <table:table-cell table:style-name="ce22" office:value-type="float" office:value="7">
            <text:p>7</text:p>
          </table:table-cell>
          <table:table-cell table:number-columns-repeated="1022"/>
        </table:table-row>
        <table:table-row table:style-name="ro1">
          <table:table-cell table:style-name="ce22" office:value-type="string">
            <text:p>1-IT|9-7|7.RI.2</text:p>
          </table:table-cell>
          <table:table-cell table:style-name="ce22" office:value-type="float" office:value="7">
            <text:p>7</text:p>
          </table:table-cell>
          <table:table-cell table:number-columns-repeated="1022"/>
        </table:table-row>
        <table:table-row table:style-name="ro1">
          <table:table-cell table:style-name="ce22" office:value-type="string">
            <text:p>1-IT|9-8|6-8.RH.2</text:p>
          </table:table-cell>
          <table:table-cell table:style-name="ce22" office:value-type="float" office:value="8">
            <text:p>8</text:p>
          </table:table-cell>
          <table:table-cell table:number-columns-repeated="1022"/>
        </table:table-row>
        <table:table-row table:style-name="ro1">
          <table:table-cell table:style-name="ce22" office:value-type="string">
            <text:p>1-IT|9-8|6-8.RST.2</text:p>
          </table:table-cell>
          <table:table-cell table:style-name="ce22" office:value-type="float" office:value="8">
            <text:p>8</text:p>
          </table:table-cell>
          <table:table-cell table:number-columns-repeated="1022"/>
        </table:table-row>
        <table:table-row table:style-name="ro1">
          <table:table-cell table:style-name="ce22" office:value-type="string">
            <text:p>1-IT|9-8|8.RI.2</text:p>
          </table:table-cell>
          <table:table-cell table:style-name="ce22" office:value-type="float" office:value="8">
            <text:p>8</text:p>
          </table:table-cell>
          <table:table-cell table:number-columns-repeated="1022"/>
        </table:table-row>
        <table:table-row table:style-name="ro1">
          <table:table-cell office:value-type="string">
            <text:p>1-IT|9-9|9.RI.2</text:p>
          </table:table-cell>
          <table:table-cell office:value-type="float" office:value="9">
            <text:p>9</text:p>
          </table:table-cell>
          <table:table-cell table:number-columns-repeated="1022"/>
        </table:table-row>
        <table:table-row table:style-name="ro1">
          <table:table-cell table:style-name="ce22" office:value-type="string">
            <text:p>1-LT|1-10|10.RL.1</text:p>
          </table:table-cell>
          <table:table-cell table:style-name="ce22" office:value-type="float" office:value="10">
            <text:p>10</text:p>
          </table:table-cell>
          <table:table-cell table:number-columns-repeated="1022"/>
        </table:table-row>
        <table:table-row table:style-name="ro1">
          <table:table-cell table:style-name="ce22" office:value-type="string">
            <text:p>1-LT|1-10|10.RL.3</text:p>
          </table:table-cell>
          <table:table-cell table:style-name="ce22" office:value-type="float" office:value="10">
            <text:p>10</text:p>
          </table:table-cell>
          <table:table-cell table:number-columns-repeated="1022"/>
        </table:table-row>
        <table:table-row table:style-name="ro1">
          <table:table-cell table:style-name="ce22" office:value-type="string">
            <text:p>1-LT|1-11|11-12.RL.1</text:p>
          </table:table-cell>
          <table:table-cell table:style-name="ce22" office:value-type="float" office:value="11">
            <text:p>11</text:p>
          </table:table-cell>
          <table:table-cell table:number-columns-repeated="1022"/>
        </table:table-row>
        <table:table-row table:style-name="ro1">
          <table:table-cell table:style-name="ce22" office:value-type="string">
            <text:p>1-LT|1-11|11-12.RL.3</text:p>
          </table:table-cell>
          <table:table-cell table:style-name="ce22" office:value-type="float" office:value="11">
            <text:p>11</text:p>
          </table:table-cell>
          <table:table-cell table:number-columns-repeated="1022"/>
        </table:table-row>
        <table:table-row table:style-name="ro1">
          <table:table-cell table:style-name="ce22" office:value-type="string">
            <text:p>1-LT|1-3|3.RL.1</text:p>
          </table:table-cell>
          <table:table-cell table:style-name="ce22" office:value-type="float" office:value="3">
            <text:p>3</text:p>
          </table:table-cell>
          <table:table-cell table:number-columns-repeated="1022"/>
        </table:table-row>
        <table:table-row table:style-name="ro1">
          <table:table-cell table:style-name="ce22" office:value-type="string">
            <text:p>1-LT|1-3|3.RL.3</text:p>
          </table:table-cell>
          <table:table-cell table:style-name="ce22" office:value-type="float" office:value="3">
            <text:p>3</text:p>
          </table:table-cell>
          <table:table-cell table:number-columns-repeated="1022"/>
        </table:table-row>
        <table:table-row table:style-name="ro1">
          <table:table-cell table:style-name="ce22" office:value-type="string">
            <text:p>1-LT|1-4|4.RL.1</text:p>
          </table:table-cell>
          <table:table-cell table:style-name="ce22" office:value-type="float" office:value="4">
            <text:p>4</text:p>
          </table:table-cell>
          <table:table-cell table:number-columns-repeated="1022"/>
        </table:table-row>
        <table:table-row table:style-name="ro1">
          <table:table-cell table:style-name="ce22" office:value-type="string">
            <text:p>1-LT|1-4|4.RL.3</text:p>
          </table:table-cell>
          <table:table-cell table:style-name="ce22" office:value-type="float" office:value="4">
            <text:p>4</text:p>
          </table:table-cell>
          <table:table-cell table:number-columns-repeated="1022"/>
        </table:table-row>
        <table:table-row table:style-name="ro1">
          <table:table-cell table:style-name="ce22" office:value-type="string">
            <text:p>1-LT|1-5|5.RL.1</text:p>
          </table:table-cell>
          <table:table-cell table:style-name="ce22" office:value-type="float" office:value="5">
            <text:p>5</text:p>
          </table:table-cell>
          <table:table-cell table:number-columns-repeated="1022"/>
        </table:table-row>
        <table:table-row table:style-name="ro1">
          <table:table-cell table:style-name="ce22" office:value-type="string">
            <text:p>1-LT|1-5|5.RL.3</text:p>
          </table:table-cell>
          <table:table-cell table:style-name="ce22" office:value-type="float" office:value="5">
            <text:p>5</text:p>
          </table:table-cell>
          <table:table-cell table:number-columns-repeated="1022"/>
        </table:table-row>
        <table:table-row table:style-name="ro1">
          <table:table-cell table:style-name="ce22" office:value-type="string">
            <text:p>1-LT|1-6|6.RL.1</text:p>
          </table:table-cell>
          <table:table-cell table:style-name="ce22" office:value-type="float" office:value="6">
            <text:p>6</text:p>
          </table:table-cell>
          <table:table-cell table:number-columns-repeated="1022"/>
        </table:table-row>
        <table:table-row table:style-name="ro1">
          <table:table-cell table:style-name="ce22" office:value-type="string">
            <text:p>1-LT|1-6|6.RL.3</text:p>
          </table:table-cell>
          <table:table-cell table:style-name="ce22" office:value-type="float" office:value="6">
            <text:p>6</text:p>
          </table:table-cell>
          <table:table-cell table:number-columns-repeated="1022"/>
        </table:table-row>
        <table:table-row table:style-name="ro1">
          <table:table-cell table:style-name="ce22" office:value-type="string">
            <text:p>1-LT|1-7|7.RL.1</text:p>
          </table:table-cell>
          <table:table-cell table:style-name="ce22" office:value-type="float" office:value="7">
            <text:p>7</text:p>
          </table:table-cell>
          <table:table-cell table:number-columns-repeated="1022"/>
        </table:table-row>
        <table:table-row table:style-name="ro1">
          <table:table-cell table:style-name="ce22" office:value-type="string">
            <text:p>1-LT|1-7|7.RL.3</text:p>
          </table:table-cell>
          <table:table-cell table:style-name="ce22" office:value-type="float" office:value="7">
            <text:p>7</text:p>
          </table:table-cell>
          <table:table-cell table:number-columns-repeated="1022"/>
        </table:table-row>
        <table:table-row table:style-name="ro1">
          <table:table-cell table:style-name="ce22" office:value-type="string">
            <text:p>1-LT|1-8|8.RL.1</text:p>
          </table:table-cell>
          <table:table-cell table:style-name="ce22" office:value-type="float" office:value="8">
            <text:p>8</text:p>
          </table:table-cell>
          <table:table-cell table:number-columns-repeated="1022"/>
        </table:table-row>
        <table:table-row table:style-name="ro1">
          <table:table-cell table:style-name="ce22" office:value-type="string">
            <text:p>1-LT|1-8|8.RL.3</text:p>
          </table:table-cell>
          <table:table-cell table:style-name="ce22" office:value-type="float" office:value="8">
            <text:p>8</text:p>
          </table:table-cell>
          <table:table-cell table:number-columns-repeated="1022"/>
        </table:table-row>
        <table:table-row table:style-name="ro1">
          <table:table-cell office:value-type="string">
            <text:p>1-LT|1-9|9.RL.1</text:p>
          </table:table-cell>
          <table:table-cell office:value-type="float" office:value="9">
            <text:p>9</text:p>
          </table:table-cell>
          <table:table-cell table:number-columns-repeated="1022"/>
        </table:table-row>
        <table:table-row table:style-name="ro1">
          <table:table-cell office:value-type="string">
            <text:p>1-LT|1-9|9.RL.3</text:p>
          </table:table-cell>
          <table:table-cell office:value-type="float" office:value="9">
            <text:p>9</text:p>
          </table:table-cell>
          <table:table-cell table:number-columns-repeated="1022"/>
        </table:table-row>
        <table:table-row table:style-name="ro1">
          <table:table-cell table:style-name="ce22" office:value-type="string">
            <text:p>1-LT|2-10|10.RL.2</text:p>
          </table:table-cell>
          <table:table-cell table:style-name="ce22" office:value-type="float" office:value="10">
            <text:p>10</text:p>
          </table:table-cell>
          <table:table-cell table:number-columns-repeated="1022"/>
        </table:table-row>
        <table:table-row table:style-name="ro1">
          <table:table-cell table:style-name="ce22" office:value-type="string">
            <text:p>1-LT|2-11|11-12.RL.2</text:p>
          </table:table-cell>
          <table:table-cell table:style-name="ce22" office:value-type="float" office:value="11">
            <text:p>11</text:p>
          </table:table-cell>
          <table:table-cell table:number-columns-repeated="1022"/>
        </table:table-row>
        <table:table-row table:style-name="ro1">
          <table:table-cell table:style-name="ce22" office:value-type="string">
            <text:p>1-LT|2-3|3.RL.2</text:p>
          </table:table-cell>
          <table:table-cell table:style-name="ce22" office:value-type="float" office:value="3">
            <text:p>3</text:p>
          </table:table-cell>
          <table:table-cell table:number-columns-repeated="1022"/>
        </table:table-row>
        <table:table-row table:style-name="ro1">
          <table:table-cell table:style-name="ce22" office:value-type="string">
            <text:p>1-LT|2-4|4.RL.2</text:p>
          </table:table-cell>
          <table:table-cell table:style-name="ce22" office:value-type="float" office:value="4">
            <text:p>4</text:p>
          </table:table-cell>
          <table:table-cell table:number-columns-repeated="1022"/>
        </table:table-row>
        <table:table-row table:style-name="ro1">
          <table:table-cell table:style-name="ce22" office:value-type="string">
            <text:p>1-LT|2-5|5.RL.2</text:p>
          </table:table-cell>
          <table:table-cell table:style-name="ce22" office:value-type="float" office:value="5">
            <text:p>5</text:p>
          </table:table-cell>
          <table:table-cell table:number-columns-repeated="1022"/>
        </table:table-row>
        <table:table-row table:style-name="ro1">
          <table:table-cell table:style-name="ce22" office:value-type="string">
            <text:p>1-LT|2-6|6.RL.2</text:p>
          </table:table-cell>
          <table:table-cell table:style-name="ce22" office:value-type="float" office:value="6">
            <text:p>6</text:p>
          </table:table-cell>
          <table:table-cell table:number-columns-repeated="1022"/>
        </table:table-row>
        <table:table-row table:style-name="ro1">
          <table:table-cell table:style-name="ce22" office:value-type="string">
            <text:p>1-LT|2-7|7.RL.2</text:p>
          </table:table-cell>
          <table:table-cell table:style-name="ce22" office:value-type="float" office:value="7">
            <text:p>7</text:p>
          </table:table-cell>
          <table:table-cell table:number-columns-repeated="1022"/>
        </table:table-row>
        <table:table-row table:style-name="ro1">
          <table:table-cell table:style-name="ce22" office:value-type="string">
            <text:p>1-LT|2-8|8.RL.2</text:p>
          </table:table-cell>
          <table:table-cell table:style-name="ce22" office:value-type="float" office:value="8">
            <text:p>8</text:p>
          </table:table-cell>
          <table:table-cell table:number-columns-repeated="1022"/>
        </table:table-row>
        <table:table-row table:style-name="ro1">
          <table:table-cell office:value-type="string">
            <text:p>1-LT|2-9|9.RL.2</text:p>
          </table:table-cell>
          <table:table-cell office:value-type="float" office:value="9">
            <text:p>9</text:p>
          </table:table-cell>
          <table:table-cell table:number-columns-repeated="1022"/>
        </table:table-row>
        <table:table-row table:style-name="ro1">
          <table:table-cell table:style-name="ce22" office:value-type="string">
            <text:p>1-LT|3-10|10.L.4a</text:p>
          </table:table-cell>
          <table:table-cell table:style-name="ce22" office:value-type="float" office:value="10">
            <text:p>10</text:p>
          </table:table-cell>
          <table:table-cell table:number-columns-repeated="1022"/>
        </table:table-row>
        <table:table-row table:style-name="ro1">
          <table:table-cell table:style-name="ce22" office:value-type="string">
            <text:p>1-LT|3-10|10.L.4b</text:p>
          </table:table-cell>
          <table:table-cell table:style-name="ce22" office:value-type="float" office:value="10">
            <text:p>10</text:p>
          </table:table-cell>
          <table:table-cell table:number-columns-repeated="1022"/>
        </table:table-row>
        <table:table-row table:style-name="ro1">
          <table:table-cell table:style-name="ce22" office:value-type="string">
            <text:p>1-LT|3-10|10.L.4c</text:p>
          </table:table-cell>
          <table:table-cell table:style-name="ce22" office:value-type="float" office:value="10">
            <text:p>10</text:p>
          </table:table-cell>
          <table:table-cell table:number-columns-repeated="1022"/>
        </table:table-row>
        <table:table-row table:style-name="ro1">
          <table:table-cell table:style-name="ce22" office:value-type="string">
            <text:p>1-LT|3-10|10.L.4d</text:p>
          </table:table-cell>
          <table:table-cell table:style-name="ce22" office:value-type="float" office:value="10">
            <text:p>10</text:p>
          </table:table-cell>
          <table:table-cell table:number-columns-repeated="1022"/>
        </table:table-row>
        <table:table-row table:style-name="ro1">
          <table:table-cell table:style-name="ce22" office:value-type="string">
            <text:p>1-LT|3-10|10.L.5b</text:p>
          </table:table-cell>
          <table:table-cell table:style-name="ce22" office:value-type="float" office:value="10">
            <text:p>10</text:p>
          </table:table-cell>
          <table:table-cell table:number-columns-repeated="1022"/>
        </table:table-row>
        <table:table-row table:style-name="ro1">
          <table:table-cell table:style-name="ce22" office:value-type="string">
            <text:p>1-LT|3-10|10.L.6</text:p>
          </table:table-cell>
          <table:table-cell table:style-name="ce22" office:value-type="float" office:value="10">
            <text:p>10</text:p>
          </table:table-cell>
          <table:table-cell table:number-columns-repeated="1022"/>
        </table:table-row>
        <table:table-row table:style-name="ro1">
          <table:table-cell table:style-name="ce22" office:value-type="string">
            <text:p>1-LT|3-10|10.RL.4</text:p>
          </table:table-cell>
          <table:table-cell table:style-name="ce22" office:value-type="float" office:value="10">
            <text:p>10</text:p>
          </table:table-cell>
          <table:table-cell table:number-columns-repeated="1022"/>
        </table:table-row>
        <table:table-row table:style-name="ro1">
          <table:table-cell table:style-name="ce22" office:value-type="string">
            <text:p>1-LT|3-11|11-12.L.4a</text:p>
          </table:table-cell>
          <table:table-cell table:style-name="ce22" office:value-type="float" office:value="11">
            <text:p>11</text:p>
          </table:table-cell>
          <table:table-cell table:number-columns-repeated="1022"/>
        </table:table-row>
        <table:table-row table:style-name="ro1">
          <table:table-cell table:style-name="ce22" office:value-type="string">
            <text:p>1-LT|3-11|11-12.L.4b</text:p>
          </table:table-cell>
          <table:table-cell table:style-name="ce22" office:value-type="float" office:value="11">
            <text:p>11</text:p>
          </table:table-cell>
          <table:table-cell table:number-columns-repeated="1022"/>
        </table:table-row>
        <table:table-row table:style-name="ro1">
          <table:table-cell table:style-name="ce22" office:value-type="string">
            <text:p>1-LT|3-11|11-12.L.4c</text:p>
          </table:table-cell>
          <table:table-cell table:style-name="ce22" office:value-type="float" office:value="11">
            <text:p>11</text:p>
          </table:table-cell>
          <table:table-cell table:number-columns-repeated="1022"/>
        </table:table-row>
        <table:table-row table:style-name="ro1">
          <table:table-cell table:style-name="ce22" office:value-type="string">
            <text:p>1-LT|3-11|11-12.L.4d</text:p>
          </table:table-cell>
          <table:table-cell table:style-name="ce22" office:value-type="float" office:value="11">
            <text:p>11</text:p>
          </table:table-cell>
          <table:table-cell table:number-columns-repeated="1022"/>
        </table:table-row>
        <table:table-row table:style-name="ro1">
          <table:table-cell table:style-name="ce22" office:value-type="string">
            <text:p>1-LT|3-11|11-12.L.5b</text:p>
          </table:table-cell>
          <table:table-cell table:style-name="ce22" office:value-type="float" office:value="11">
            <text:p>11</text:p>
          </table:table-cell>
          <table:table-cell table:number-columns-repeated="1022"/>
        </table:table-row>
        <table:table-row table:style-name="ro1">
          <table:table-cell table:style-name="ce22" office:value-type="string">
            <text:p>1-LT|3-11|11-12.L.6</text:p>
          </table:table-cell>
          <table:table-cell table:style-name="ce22" office:value-type="float" office:value="11">
            <text:p>11</text:p>
          </table:table-cell>
          <table:table-cell table:number-columns-repeated="1022"/>
        </table:table-row>
        <table:table-row table:style-name="ro1">
          <table:table-cell table:style-name="ce22" office:value-type="string">
            <text:p>1-LT|3-11|11-12.RL.4</text:p>
          </table:table-cell>
          <table:table-cell table:style-name="ce22" office:value-type="float" office:value="11">
            <text:p>11</text:p>
          </table:table-cell>
          <table:table-cell table:number-columns-repeated="1022"/>
        </table:table-row>
        <table:table-row table:style-name="ro1">
          <table:table-cell table:style-name="ce22" office:value-type="string">
            <text:p>1-LT|3-3|3.L.4a</text:p>
          </table:table-cell>
          <table:table-cell table:style-name="ce22" office:value-type="float" office:value="3">
            <text:p>3</text:p>
          </table:table-cell>
          <table:table-cell table:number-columns-repeated="1022"/>
        </table:table-row>
        <table:table-row table:style-name="ro1">
          <table:table-cell table:style-name="ce22" office:value-type="string">
            <text:p>1-LT|3-3|3.L.4b</text:p>
          </table:table-cell>
          <table:table-cell table:style-name="ce22" office:value-type="float" office:value="3">
            <text:p>3</text:p>
          </table:table-cell>
          <table:table-cell table:number-columns-repeated="1022"/>
        </table:table-row>
        <table:table-row table:style-name="ro1">
          <table:table-cell table:style-name="ce22" office:value-type="string">
            <text:p>1-LT|3-3|3.L.4c</text:p>
          </table:table-cell>
          <table:table-cell table:style-name="ce22" office:value-type="float" office:value="3">
            <text:p>3</text:p>
          </table:table-cell>
          <table:table-cell table:number-columns-repeated="1022"/>
        </table:table-row>
        <table:table-row table:style-name="ro1">
          <table:table-cell table:style-name="ce22" office:value-type="string">
            <text:p>1-LT|3-3|3.L.4d</text:p>
          </table:table-cell>
          <table:table-cell table:style-name="ce22" office:value-type="float" office:value="3">
            <text:p>3</text:p>
          </table:table-cell>
          <table:table-cell table:number-columns-repeated="1022"/>
        </table:table-row>
        <table:table-row table:style-name="ro1">
          <table:table-cell table:style-name="ce22" office:value-type="string">
            <text:p>1-LT|3-3|3.L.5c</text:p>
          </table:table-cell>
          <table:table-cell table:style-name="ce22" office:value-type="float" office:value="3">
            <text:p>3</text:p>
          </table:table-cell>
          <table:table-cell table:number-columns-repeated="1022"/>
        </table:table-row>
        <table:table-row table:style-name="ro1">
          <table:table-cell table:style-name="ce22" office:value-type="string">
            <text:p>1-LT|3-3|3.RL.4</text:p>
          </table:table-cell>
          <table:table-cell table:style-name="ce22" office:value-type="float" office:value="3">
            <text:p>3</text:p>
          </table:table-cell>
          <table:table-cell table:number-columns-repeated="1022"/>
        </table:table-row>
        <table:table-row table:style-name="ro1">
          <table:table-cell table:style-name="ce22" office:value-type="string">
            <text:p>1-LT|3-4|4.L.4a</text:p>
          </table:table-cell>
          <table:table-cell table:style-name="ce22" office:value-type="float" office:value="4">
            <text:p>4</text:p>
          </table:table-cell>
          <table:table-cell table:number-columns-repeated="1022"/>
        </table:table-row>
        <table:table-row table:style-name="ro1">
          <table:table-cell table:style-name="ce22" office:value-type="string">
            <text:p>1-LT|3-4|4.L.4b</text:p>
          </table:table-cell>
          <table:table-cell table:style-name="ce22" office:value-type="float" office:value="4">
            <text:p>4</text:p>
          </table:table-cell>
          <table:table-cell table:number-columns-repeated="1022"/>
        </table:table-row>
        <table:table-row table:style-name="ro1">
          <table:table-cell table:style-name="ce22" office:value-type="string">
            <text:p>1-LT|3-4|4.L.4c</text:p>
          </table:table-cell>
          <table:table-cell table:style-name="ce22" office:value-type="float" office:value="4">
            <text:p>4</text:p>
          </table:table-cell>
          <table:table-cell table:number-columns-repeated="1022"/>
        </table:table-row>
        <table:table-row table:style-name="ro1">
          <table:table-cell table:style-name="ce22" office:value-type="string">
            <text:p>1-LT|3-4|4.L.5c</text:p>
          </table:table-cell>
          <table:table-cell table:style-name="ce22" office:value-type="float" office:value="4">
            <text:p>4</text:p>
          </table:table-cell>
          <table:table-cell table:number-columns-repeated="1022"/>
        </table:table-row>
        <table:table-row table:style-name="ro1">
          <table:table-cell table:style-name="ce22" office:value-type="string">
            <text:p>1-LT|3-4|4.RL.4</text:p>
          </table:table-cell>
          <table:table-cell table:style-name="ce22" office:value-type="float" office:value="4">
            <text:p>4</text:p>
          </table:table-cell>
          <table:table-cell table:number-columns-repeated="1022"/>
        </table:table-row>
        <table:table-row table:style-name="ro1">
          <table:table-cell table:style-name="ce22" office:value-type="string">
            <text:p>1-LT|3-5|5.L.4a</text:p>
          </table:table-cell>
          <table:table-cell table:style-name="ce22" office:value-type="float" office:value="5">
            <text:p>5</text:p>
          </table:table-cell>
          <table:table-cell table:number-columns-repeated="1022"/>
        </table:table-row>
        <table:table-row table:style-name="ro1">
          <table:table-cell table:style-name="ce22" office:value-type="string">
            <text:p>1-LT|3-5|5.L.4b</text:p>
          </table:table-cell>
          <table:table-cell table:style-name="ce22" office:value-type="float" office:value="5">
            <text:p>5</text:p>
          </table:table-cell>
          <table:table-cell table:number-columns-repeated="1022"/>
        </table:table-row>
        <table:table-row table:style-name="ro1">
          <table:table-cell table:style-name="ce22" office:value-type="string">
            <text:p>1-LT|3-5|5.L.4c</text:p>
          </table:table-cell>
          <table:table-cell table:style-name="ce22" office:value-type="float" office:value="5">
            <text:p>5</text:p>
          </table:table-cell>
          <table:table-cell table:number-columns-repeated="1022"/>
        </table:table-row>
        <table:table-row table:style-name="ro1">
          <table:table-cell table:style-name="ce22" office:value-type="string">
            <text:p>1-LT|3-5|5.L.5c</text:p>
          </table:table-cell>
          <table:table-cell table:style-name="ce22" office:value-type="float" office:value="5">
            <text:p>5</text:p>
          </table:table-cell>
          <table:table-cell table:number-columns-repeated="1022"/>
        </table:table-row>
        <table:table-row table:style-name="ro1">
          <table:table-cell table:style-name="ce22" office:value-type="string">
            <text:p>1-LT|3-5|5.RL.4</text:p>
          </table:table-cell>
          <table:table-cell table:style-name="ce22" office:value-type="float" office:value="5">
            <text:p>5</text:p>
          </table:table-cell>
          <table:table-cell table:number-columns-repeated="1022"/>
        </table:table-row>
        <table:table-row table:style-name="ro1">
          <table:table-cell table:style-name="ce22" office:value-type="string">
            <text:p>1-LT|3-6|6.L.4a</text:p>
          </table:table-cell>
          <table:table-cell table:style-name="ce22" office:value-type="float" office:value="6">
            <text:p>6</text:p>
          </table:table-cell>
          <table:table-cell table:number-columns-repeated="1022"/>
        </table:table-row>
        <table:table-row table:style-name="ro1">
          <table:table-cell table:style-name="ce22" office:value-type="string">
            <text:p>1-LT|3-6|6.L.4b</text:p>
          </table:table-cell>
          <table:table-cell table:style-name="ce22" office:value-type="float" office:value="6">
            <text:p>6</text:p>
          </table:table-cell>
          <table:table-cell table:number-columns-repeated="1022"/>
        </table:table-row>
        <table:table-row table:style-name="ro1">
          <table:table-cell table:style-name="ce22" office:value-type="string">
            <text:p>1-LT|3-6|6.L.4c</text:p>
          </table:table-cell>
          <table:table-cell table:style-name="ce22" office:value-type="float" office:value="6">
            <text:p>6</text:p>
          </table:table-cell>
          <table:table-cell table:number-columns-repeated="1022"/>
        </table:table-row>
        <table:table-row table:style-name="ro1">
          <table:table-cell table:style-name="ce22" office:value-type="string">
            <text:p>1-LT|3-6|6.L.4d</text:p>
          </table:table-cell>
          <table:table-cell table:style-name="ce22" office:value-type="float" office:value="6">
            <text:p>6</text:p>
          </table:table-cell>
          <table:table-cell table:number-columns-repeated="1022"/>
        </table:table-row>
        <table:table-row table:style-name="ro1">
          <table:table-cell table:style-name="ce22" office:value-type="string">
            <text:p>1-LT|3-6|6.L.5b</text:p>
          </table:table-cell>
          <table:table-cell table:style-name="ce22" office:value-type="float" office:value="6">
            <text:p>6</text:p>
          </table:table-cell>
          <table:table-cell table:number-columns-repeated="1022"/>
        </table:table-row>
        <table:table-row table:style-name="ro1">
          <table:table-cell table:style-name="ce22" office:value-type="string">
            <text:p>1-LT|3-6|6.L.5c</text:p>
          </table:table-cell>
          <table:table-cell table:style-name="ce22" office:value-type="float" office:value="6">
            <text:p>6</text:p>
          </table:table-cell>
          <table:table-cell table:number-columns-repeated="1022"/>
        </table:table-row>
        <table:table-row table:style-name="ro1">
          <table:table-cell table:style-name="ce22" office:value-type="string">
            <text:p>1-LT|3-6|6.L.6</text:p>
          </table:table-cell>
          <table:table-cell table:style-name="ce22" office:value-type="float" office:value="6">
            <text:p>6</text:p>
          </table:table-cell>
          <table:table-cell table:number-columns-repeated="1022"/>
        </table:table-row>
        <table:table-row table:style-name="ro1">
          <table:table-cell table:style-name="ce22" office:value-type="string">
            <text:p>1-LT|3-6|6.RL.4</text:p>
          </table:table-cell>
          <table:table-cell table:style-name="ce22" office:value-type="float" office:value="6">
            <text:p>6</text:p>
          </table:table-cell>
          <table:table-cell table:number-columns-repeated="1022"/>
        </table:table-row>
        <table:table-row table:style-name="ro1">
          <table:table-cell table:style-name="ce22" office:value-type="string">
            <text:p>1-LT|3-7|7.L.4a</text:p>
          </table:table-cell>
          <table:table-cell table:style-name="ce22" office:value-type="float" office:value="7">
            <text:p>7</text:p>
          </table:table-cell>
          <table:table-cell table:number-columns-repeated="1022"/>
        </table:table-row>
        <table:table-row table:style-name="ro1">
          <table:table-cell table:style-name="ce22" office:value-type="string">
            <text:p>1-LT|3-7|7.L.4b</text:p>
          </table:table-cell>
          <table:table-cell table:style-name="ce22" office:value-type="float" office:value="7">
            <text:p>7</text:p>
          </table:table-cell>
          <table:table-cell table:number-columns-repeated="1022"/>
        </table:table-row>
        <table:table-row table:style-name="ro1">
          <table:table-cell table:style-name="ce22" office:value-type="string">
            <text:p>1-LT|3-7|7.L.4c</text:p>
          </table:table-cell>
          <table:table-cell table:style-name="ce22" office:value-type="float" office:value="7">
            <text:p>7</text:p>
          </table:table-cell>
          <table:table-cell table:number-columns-repeated="1022"/>
        </table:table-row>
        <table:table-row table:style-name="ro1">
          <table:table-cell table:style-name="ce22" office:value-type="string">
            <text:p>1-LT|3-7|7.L.4d</text:p>
          </table:table-cell>
          <table:table-cell table:style-name="ce22" office:value-type="float" office:value="7">
            <text:p>7</text:p>
          </table:table-cell>
          <table:table-cell table:number-columns-repeated="1022"/>
        </table:table-row>
        <table:table-row table:style-name="ro1">
          <table:table-cell table:style-name="ce22" office:value-type="string">
            <text:p>1-LT|3-7|7.L.5b</text:p>
          </table:table-cell>
          <table:table-cell table:style-name="ce22" office:value-type="float" office:value="7">
            <text:p>7</text:p>
          </table:table-cell>
          <table:table-cell table:number-columns-repeated="1022"/>
        </table:table-row>
        <table:table-row table:style-name="ro1">
          <table:table-cell table:style-name="ce22" office:value-type="string">
            <text:p>1-LT|3-7|7.L.5c</text:p>
          </table:table-cell>
          <table:table-cell table:style-name="ce22" office:value-type="float" office:value="7">
            <text:p>7</text:p>
          </table:table-cell>
          <table:table-cell table:number-columns-repeated="1022"/>
        </table:table-row>
        <table:table-row table:style-name="ro1">
          <table:table-cell table:style-name="ce22" office:value-type="string">
            <text:p>1-LT|3-7|7.L.6</text:p>
          </table:table-cell>
          <table:table-cell table:style-name="ce22" office:value-type="float" office:value="7">
            <text:p>7</text:p>
          </table:table-cell>
          <table:table-cell table:number-columns-repeated="1022"/>
        </table:table-row>
        <table:table-row table:style-name="ro1">
          <table:table-cell table:style-name="ce22" office:value-type="string">
            <text:p>1-LT|3-7|7.RL.4</text:p>
          </table:table-cell>
          <table:table-cell table:style-name="ce22" office:value-type="float" office:value="7">
            <text:p>7</text:p>
          </table:table-cell>
          <table:table-cell table:number-columns-repeated="1022"/>
        </table:table-row>
        <table:table-row table:style-name="ro1">
          <table:table-cell table:style-name="ce22" office:value-type="string">
            <text:p>1-LT|3-8|8.L.4a</text:p>
          </table:table-cell>
          <table:table-cell table:style-name="ce22" office:value-type="float" office:value="8">
            <text:p>8</text:p>
          </table:table-cell>
          <table:table-cell table:number-columns-repeated="1022"/>
        </table:table-row>
        <table:table-row table:style-name="ro1">
          <table:table-cell table:style-name="ce22" office:value-type="string">
            <text:p>1-LT|3-8|8.L.4b</text:p>
          </table:table-cell>
          <table:table-cell table:style-name="ce22" office:value-type="float" office:value="8">
            <text:p>8</text:p>
          </table:table-cell>
          <table:table-cell table:number-columns-repeated="1022"/>
        </table:table-row>
        <table:table-row table:style-name="ro1">
          <table:table-cell table:style-name="ce22" office:value-type="string">
            <text:p>1-LT|3-8|8.L.4c</text:p>
          </table:table-cell>
          <table:table-cell table:style-name="ce22" office:value-type="float" office:value="8">
            <text:p>8</text:p>
          </table:table-cell>
          <table:table-cell table:number-columns-repeated="1022"/>
        </table:table-row>
        <table:table-row table:style-name="ro1">
          <table:table-cell table:style-name="ce22" office:value-type="string">
            <text:p>1-LT|3-8|8.L.4d</text:p>
          </table:table-cell>
          <table:table-cell table:style-name="ce22" office:value-type="float" office:value="8">
            <text:p>8</text:p>
          </table:table-cell>
          <table:table-cell table:number-columns-repeated="1022"/>
        </table:table-row>
        <table:table-row table:style-name="ro1">
          <table:table-cell table:style-name="ce22" office:value-type="string">
            <text:p>1-LT|3-8|8.L.5b</text:p>
          </table:table-cell>
          <table:table-cell table:style-name="ce22" office:value-type="float" office:value="8">
            <text:p>8</text:p>
          </table:table-cell>
          <table:table-cell table:number-columns-repeated="1022"/>
        </table:table-row>
        <table:table-row table:style-name="ro1">
          <table:table-cell table:style-name="ce22" office:value-type="string">
            <text:p>1-LT|3-8|8.L.5c</text:p>
          </table:table-cell>
          <table:table-cell table:style-name="ce22" office:value-type="float" office:value="8">
            <text:p>8</text:p>
          </table:table-cell>
          <table:table-cell table:number-columns-repeated="1022"/>
        </table:table-row>
        <table:table-row table:style-name="ro1">
          <table:table-cell table:style-name="ce22" office:value-type="string">
            <text:p>1-LT|3-8|8.L.6</text:p>
          </table:table-cell>
          <table:table-cell table:style-name="ce22" office:value-type="float" office:value="8">
            <text:p>8</text:p>
          </table:table-cell>
          <table:table-cell table:number-columns-repeated="1022"/>
        </table:table-row>
        <table:table-row table:style-name="ro1">
          <table:table-cell office:value-type="string">
            <text:p>1-LT|3-8|8.RL.4</text:p>
          </table:table-cell>
          <table:table-cell office:value-type="float" office:value="8">
            <text:p>8</text:p>
          </table:table-cell>
          <table:table-cell table:number-columns-repeated="1022"/>
        </table:table-row>
        <table:table-row table:style-name="ro1">
          <table:table-cell office:value-type="string">
            <text:p>1-LT|3-9|9.L.4a</text:p>
          </table:table-cell>
          <table:table-cell office:value-type="float" office:value="9">
            <text:p>9</text:p>
          </table:table-cell>
          <table:table-cell table:number-columns-repeated="1022"/>
        </table:table-row>
        <table:table-row table:style-name="ro1">
          <table:table-cell office:value-type="string">
            <text:p>1-LT|3-9|9.L.4b</text:p>
          </table:table-cell>
          <table:table-cell office:value-type="float" office:value="9">
            <text:p>9</text:p>
          </table:table-cell>
          <table:table-cell table:number-columns-repeated="1022"/>
        </table:table-row>
        <table:table-row table:style-name="ro1">
          <table:table-cell office:value-type="string">
            <text:p>1-LT|3-9|9.L.4c</text:p>
          </table:table-cell>
          <table:table-cell office:value-type="float" office:value="9">
            <text:p>9</text:p>
          </table:table-cell>
          <table:table-cell table:number-columns-repeated="1022"/>
        </table:table-row>
        <table:table-row table:style-name="ro1">
          <table:table-cell office:value-type="string">
            <text:p>1-LT|3-9|9.L.4d</text:p>
          </table:table-cell>
          <table:table-cell office:value-type="float" office:value="9">
            <text:p>9</text:p>
          </table:table-cell>
          <table:table-cell table:number-columns-repeated="1022"/>
        </table:table-row>
        <table:table-row table:style-name="ro1">
          <table:table-cell office:value-type="string">
            <text:p>1-LT|3-9|9.L.5b</text:p>
          </table:table-cell>
          <table:table-cell office:value-type="float" office:value="9">
            <text:p>9</text:p>
          </table:table-cell>
          <table:table-cell table:number-columns-repeated="1022"/>
        </table:table-row>
        <table:table-row table:style-name="ro1">
          <table:table-cell office:value-type="string">
            <text:p>1-LT|3-9|9.L.5c</text:p>
          </table:table-cell>
          <table:table-cell office:value-type="float" office:value="9">
            <text:p>9</text:p>
          </table:table-cell>
          <table:table-cell table:number-columns-repeated="1022"/>
        </table:table-row>
        <table:table-row table:style-name="ro1">
          <table:table-cell office:value-type="string">
            <text:p>1-LT|3-9|9.L.6</text:p>
          </table:table-cell>
          <table:table-cell office:value-type="float" office:value="9">
            <text:p>9</text:p>
          </table:table-cell>
          <table:table-cell table:number-columns-repeated="1022"/>
        </table:table-row>
        <table:table-row table:style-name="ro1">
          <table:table-cell office:value-type="string">
            <text:p>1-LT|3-9|9.RL.4</text:p>
          </table:table-cell>
          <table:table-cell office:value-type="float" office:value="9">
            <text:p>9</text:p>
          </table:table-cell>
          <table:table-cell table:number-columns-repeated="1022"/>
        </table:table-row>
        <table:table-row table:style-name="ro1">
          <table:table-cell table:style-name="ce22" office:value-type="string">
            <text:p>1-LT|4-10|10.RL.2</text:p>
          </table:table-cell>
          <table:table-cell table:style-name="ce22" office:value-type="float" office:value="10">
            <text:p>10</text:p>
          </table:table-cell>
          <table:table-cell table:number-columns-repeated="1022"/>
        </table:table-row>
        <table:table-row table:style-name="ro1">
          <table:table-cell table:style-name="ce22" office:value-type="string">
            <text:p>1-LT|4-10|10.RL.3</text:p>
          </table:table-cell>
          <table:table-cell table:style-name="ce22" office:value-type="float" office:value="10">
            <text:p>10</text:p>
          </table:table-cell>
          <table:table-cell table:number-columns-repeated="1022"/>
        </table:table-row>
        <table:table-row table:style-name="ro1">
          <table:table-cell table:style-name="ce22" office:value-type="string">
            <text:p>1-LT|4-10|10.RL.6</text:p>
          </table:table-cell>
          <table:table-cell table:style-name="ce22" office:value-type="float" office:value="10">
            <text:p>10</text:p>
          </table:table-cell>
          <table:table-cell table:number-columns-repeated="1022"/>
        </table:table-row>
        <table:table-row table:style-name="ro1">
          <table:table-cell table:style-name="ce22" office:value-type="string">
            <text:p>1-LT|4-11|11-12.RL.2</text:p>
          </table:table-cell>
          <table:table-cell table:style-name="ce22" office:value-type="float" office:value="11">
            <text:p>11</text:p>
          </table:table-cell>
          <table:table-cell table:number-columns-repeated="1022"/>
        </table:table-row>
        <table:table-row table:style-name="ro1">
          <table:table-cell table:style-name="ce22" office:value-type="string">
            <text:p>1-LT|4-11|11-12.RL.3</text:p>
          </table:table-cell>
          <table:table-cell table:style-name="ce22" office:value-type="float" office:value="11">
            <text:p>11</text:p>
          </table:table-cell>
          <table:table-cell table:number-columns-repeated="1022"/>
        </table:table-row>
        <table:table-row table:style-name="ro1">
          <table:table-cell table:style-name="ce22" office:value-type="string">
            <text:p>1-LT|4-11|11-12.RL.6</text:p>
          </table:table-cell>
          <table:table-cell table:style-name="ce22" office:value-type="float" office:value="11">
            <text:p>11</text:p>
          </table:table-cell>
          <table:table-cell table:number-columns-repeated="1022"/>
        </table:table-row>
        <table:table-row table:style-name="ro1">
          <table:table-cell table:style-name="ce22" office:value-type="string">
            <text:p>1-LT|4-3|3.RL.2</text:p>
          </table:table-cell>
          <table:table-cell table:style-name="ce22" office:value-type="float" office:value="3">
            <text:p>3</text:p>
          </table:table-cell>
          <table:table-cell table:number-columns-repeated="1022"/>
        </table:table-row>
        <table:table-row table:style-name="ro1">
          <table:table-cell table:style-name="ce22" office:value-type="string">
            <text:p>1-LT|4-3|3.RL.3</text:p>
          </table:table-cell>
          <table:table-cell table:style-name="ce22" office:value-type="float" office:value="3">
            <text:p>3</text:p>
          </table:table-cell>
          <table:table-cell table:number-columns-repeated="1022"/>
        </table:table-row>
        <table:table-row table:style-name="ro1">
          <table:table-cell table:style-name="ce22" office:value-type="string">
            <text:p>1-LT|4-3|3.RL.6</text:p>
          </table:table-cell>
          <table:table-cell table:style-name="ce22" office:value-type="float" office:value="3">
            <text:p>3</text:p>
          </table:table-cell>
          <table:table-cell table:number-columns-repeated="1022"/>
        </table:table-row>
        <table:table-row table:style-name="ro1">
          <table:table-cell table:style-name="ce22" office:value-type="string">
            <text:p>1-LT|4-4|4.RL.2</text:p>
          </table:table-cell>
          <table:table-cell table:style-name="ce22" office:value-type="float" office:value="4">
            <text:p>4</text:p>
          </table:table-cell>
          <table:table-cell table:number-columns-repeated="1022"/>
        </table:table-row>
        <table:table-row table:style-name="ro1">
          <table:table-cell table:style-name="ce22" office:value-type="string">
            <text:p>1-LT|4-4|4.RL.3</text:p>
          </table:table-cell>
          <table:table-cell table:style-name="ce22" office:value-type="float" office:value="4">
            <text:p>4</text:p>
          </table:table-cell>
          <table:table-cell table:number-columns-repeated="1022"/>
        </table:table-row>
        <table:table-row table:style-name="ro1">
          <table:table-cell table:style-name="ce22" office:value-type="string">
            <text:p>1-LT|4-4|4.RL.6</text:p>
          </table:table-cell>
          <table:table-cell table:style-name="ce22" office:value-type="float" office:value="4">
            <text:p>4</text:p>
          </table:table-cell>
          <table:table-cell table:number-columns-repeated="1022"/>
        </table:table-row>
        <table:table-row table:style-name="ro1">
          <table:table-cell table:style-name="ce22" office:value-type="string">
            <text:p>1-LT|4-5|5.RL.2</text:p>
          </table:table-cell>
          <table:table-cell table:style-name="ce22" office:value-type="float" office:value="5">
            <text:p>5</text:p>
          </table:table-cell>
          <table:table-cell table:number-columns-repeated="1022"/>
        </table:table-row>
        <table:table-row table:style-name="ro1">
          <table:table-cell table:style-name="ce22" office:value-type="string">
            <text:p>1-LT|4-5|5.RL.3</text:p>
          </table:table-cell>
          <table:table-cell table:style-name="ce22" office:value-type="float" office:value="5">
            <text:p>5</text:p>
          </table:table-cell>
          <table:table-cell table:number-columns-repeated="1022"/>
        </table:table-row>
        <table:table-row table:style-name="ro1">
          <table:table-cell table:style-name="ce22" office:value-type="string">
            <text:p>1-LT|4-5|5.RL.6</text:p>
          </table:table-cell>
          <table:table-cell table:style-name="ce22" office:value-type="float" office:value="5">
            <text:p>5</text:p>
          </table:table-cell>
          <table:table-cell table:number-columns-repeated="1022"/>
        </table:table-row>
        <table:table-row table:style-name="ro1">
          <table:table-cell table:style-name="ce22" office:value-type="string">
            <text:p>1-LT|4-6|6.RL.2</text:p>
          </table:table-cell>
          <table:table-cell table:style-name="ce22" office:value-type="float" office:value="6">
            <text:p>6</text:p>
          </table:table-cell>
          <table:table-cell table:number-columns-repeated="1022"/>
        </table:table-row>
        <table:table-row table:style-name="ro1">
          <table:table-cell table:style-name="ce22" office:value-type="string">
            <text:p>1-LT|4-6|6.RL.3</text:p>
          </table:table-cell>
          <table:table-cell table:style-name="ce22" office:value-type="float" office:value="6">
            <text:p>6</text:p>
          </table:table-cell>
          <table:table-cell table:number-columns-repeated="1022"/>
        </table:table-row>
        <table:table-row table:style-name="ro1">
          <table:table-cell table:style-name="ce22" office:value-type="string">
            <text:p>1-LT|4-6|6.RL.6</text:p>
          </table:table-cell>
          <table:table-cell table:style-name="ce22" office:value-type="float" office:value="6">
            <text:p>6</text:p>
          </table:table-cell>
          <table:table-cell table:number-columns-repeated="1022"/>
        </table:table-row>
        <table:table-row table:style-name="ro1">
          <table:table-cell table:style-name="ce22" office:value-type="string">
            <text:p>1-LT|4-7|7.RL.2</text:p>
          </table:table-cell>
          <table:table-cell table:style-name="ce22" office:value-type="float" office:value="7">
            <text:p>7</text:p>
          </table:table-cell>
          <table:table-cell table:number-columns-repeated="1022"/>
        </table:table-row>
        <table:table-row table:style-name="ro1">
          <table:table-cell table:style-name="ce22" office:value-type="string">
            <text:p>1-LT|4-7|7.RL.3</text:p>
          </table:table-cell>
          <table:table-cell table:style-name="ce22" office:value-type="float" office:value="7">
            <text:p>7</text:p>
          </table:table-cell>
          <table:table-cell table:number-columns-repeated="1022"/>
        </table:table-row>
        <table:table-row table:style-name="ro1">
          <table:table-cell table:style-name="ce22" office:value-type="string">
            <text:p>1-LT|4-7|7.RL.6</text:p>
          </table:table-cell>
          <table:table-cell table:style-name="ce22" office:value-type="float" office:value="7">
            <text:p>7</text:p>
          </table:table-cell>
          <table:table-cell table:number-columns-repeated="1022"/>
        </table:table-row>
        <table:table-row table:style-name="ro1">
          <table:table-cell office:value-type="string">
            <text:p>1-LT|4-8|8.RL.2</text:p>
          </table:table-cell>
          <table:table-cell office:value-type="float" office:value="8">
            <text:p>8</text:p>
          </table:table-cell>
          <table:table-cell table:number-columns-repeated="1022"/>
        </table:table-row>
        <table:table-row table:style-name="ro1">
          <table:table-cell office:value-type="string">
            <text:p>1-LT|4-8|8.RL.3</text:p>
          </table:table-cell>
          <table:table-cell office:value-type="float" office:value="8">
            <text:p>8</text:p>
          </table:table-cell>
          <table:table-cell table:number-columns-repeated="1022"/>
        </table:table-row>
        <table:table-row table:style-name="ro1">
          <table:table-cell office:value-type="string">
            <text:p>1-LT|4-8|8.RL.6</text:p>
          </table:table-cell>
          <table:table-cell office:value-type="float" office:value="8">
            <text:p>8</text:p>
          </table:table-cell>
          <table:table-cell table:number-columns-repeated="1022"/>
        </table:table-row>
        <table:table-row table:style-name="ro1">
          <table:table-cell office:value-type="string">
            <text:p>1-LT|4-9|9.RL.2</text:p>
          </table:table-cell>
          <table:table-cell office:value-type="float" office:value="9">
            <text:p>9</text:p>
          </table:table-cell>
          <table:table-cell table:number-columns-repeated="1022"/>
        </table:table-row>
        <table:table-row table:style-name="ro1">
          <table:table-cell office:value-type="string">
            <text:p>1-LT|4-9|9.RL.3</text:p>
          </table:table-cell>
          <table:table-cell office:value-type="float" office:value="9">
            <text:p>9</text:p>
          </table:table-cell>
          <table:table-cell table:number-columns-repeated="1022"/>
        </table:table-row>
        <table:table-row table:style-name="ro1">
          <table:table-cell office:value-type="string">
            <text:p>1-LT|4-9|9.RL.6</text:p>
          </table:table-cell>
          <table:table-cell office:value-type="float" office:value="9">
            <text:p>9</text:p>
          </table:table-cell>
          <table:table-cell table:number-columns-repeated="1022"/>
        </table:table-row>
        <table:table-row table:style-name="ro1">
          <table:table-cell table:style-name="ce22" office:value-type="string">
            <text:p>1-LT|5-10|10.RL.3</text:p>
          </table:table-cell>
          <table:table-cell table:style-name="ce22" office:value-type="float" office:value="10">
            <text:p>10</text:p>
          </table:table-cell>
          <table:table-cell table:number-columns-repeated="1022"/>
        </table:table-row>
        <table:table-row table:style-name="ro1">
          <table:table-cell table:style-name="ce22" office:value-type="string">
            <text:p>1-LT|5-10|10.RL.7</text:p>
          </table:table-cell>
          <table:table-cell table:style-name="ce22" office:value-type="float" office:value="10">
            <text:p>10</text:p>
          </table:table-cell>
          <table:table-cell table:number-columns-repeated="1022"/>
        </table:table-row>
        <table:table-row table:style-name="ro1">
          <table:table-cell table:style-name="ce22" office:value-type="string">
            <text:p>1-LT|5-10|10.RL.9</text:p>
          </table:table-cell>
          <table:table-cell table:style-name="ce22" office:value-type="float" office:value="10">
            <text:p>10</text:p>
          </table:table-cell>
          <table:table-cell table:number-columns-repeated="1022"/>
        </table:table-row>
        <table:table-row table:style-name="ro1">
          <table:table-cell table:style-name="ce22" office:value-type="string">
            <text:p>1-LT|5-11|11-12.RL.3</text:p>
          </table:table-cell>
          <table:table-cell table:style-name="ce22" office:value-type="float" office:value="11">
            <text:p>11</text:p>
          </table:table-cell>
          <table:table-cell table:number-columns-repeated="1022"/>
        </table:table-row>
        <table:table-row table:style-name="ro1">
          <table:table-cell table:style-name="ce22" office:value-type="string">
            <text:p>1-LT|5-11|11-12.RL.7</text:p>
          </table:table-cell>
          <table:table-cell table:style-name="ce22" office:value-type="float" office:value="11">
            <text:p>11</text:p>
          </table:table-cell>
          <table:table-cell table:number-columns-repeated="1022"/>
        </table:table-row>
        <table:table-row table:style-name="ro1">
          <table:table-cell table:style-name="ce22" office:value-type="string">
            <text:p>1-LT|5-11|11-12.RL.9</text:p>
          </table:table-cell>
          <table:table-cell table:style-name="ce22" office:value-type="float" office:value="11">
            <text:p>11</text:p>
          </table:table-cell>
          <table:table-cell table:number-columns-repeated="1022"/>
        </table:table-row>
        <table:table-row table:style-name="ro1">
          <table:table-cell table:style-name="ce22" office:value-type="string">
            <text:p>1-LT|5-3|3.RL.9</text:p>
          </table:table-cell>
          <table:table-cell table:style-name="ce22" office:value-type="float" office:value="3">
            <text:p>3</text:p>
          </table:table-cell>
          <table:table-cell table:number-columns-repeated="1022"/>
        </table:table-row>
        <table:table-row table:style-name="ro1">
          <table:table-cell table:style-name="ce22" office:value-type="string">
            <text:p>1-LT|5-4|4.RL.6</text:p>
          </table:table-cell>
          <table:table-cell table:style-name="ce22" office:value-type="float" office:value="4">
            <text:p>4</text:p>
          </table:table-cell>
          <table:table-cell table:number-columns-repeated="1022"/>
        </table:table-row>
        <table:table-row table:style-name="ro1">
          <table:table-cell table:style-name="ce22" office:value-type="string">
            <text:p>1-LT|5-4|4.RL.7</text:p>
          </table:table-cell>
          <table:table-cell table:style-name="ce22" office:value-type="float" office:value="4">
            <text:p>4</text:p>
          </table:table-cell>
          <table:table-cell table:number-columns-repeated="1022"/>
        </table:table-row>
        <table:table-row table:style-name="ro1">
          <table:table-cell table:style-name="ce22" office:value-type="string">
            <text:p>1-LT|5-4|4.RL.9</text:p>
          </table:table-cell>
          <table:table-cell table:style-name="ce22" office:value-type="float" office:value="4">
            <text:p>4</text:p>
          </table:table-cell>
          <table:table-cell table:number-columns-repeated="1022"/>
        </table:table-row>
        <table:table-row table:style-name="ro1">
          <table:table-cell table:style-name="ce22" office:value-type="string">
            <text:p>1-LT|5-5|5.RL.6</text:p>
          </table:table-cell>
          <table:table-cell table:style-name="ce22" office:value-type="float" office:value="5">
            <text:p>5</text:p>
          </table:table-cell>
          <table:table-cell table:number-columns-repeated="1022"/>
        </table:table-row>
        <table:table-row table:style-name="ro1">
          <table:table-cell table:style-name="ce22" office:value-type="string">
            <text:p>1-LT|5-5|5.RL.9</text:p>
          </table:table-cell>
          <table:table-cell table:style-name="ce22" office:value-type="float" office:value="5">
            <text:p>5</text:p>
          </table:table-cell>
          <table:table-cell table:number-columns-repeated="1022"/>
        </table:table-row>
        <table:table-row table:style-name="ro1">
          <table:table-cell table:style-name="ce22" office:value-type="string">
            <text:p>1-LT|5-6|6.RL.3</text:p>
          </table:table-cell>
          <table:table-cell table:style-name="ce22" office:value-type="float" office:value="6">
            <text:p>6</text:p>
          </table:table-cell>
          <table:table-cell table:number-columns-repeated="1022"/>
        </table:table-row>
        <table:table-row table:style-name="ro1">
          <table:table-cell table:style-name="ce22" office:value-type="string">
            <text:p>1-LT|5-6|6.RL.6</text:p>
          </table:table-cell>
          <table:table-cell table:style-name="ce22" office:value-type="float" office:value="6">
            <text:p>6</text:p>
          </table:table-cell>
          <table:table-cell table:number-columns-repeated="1022"/>
        </table:table-row>
        <table:table-row table:style-name="ro1">
          <table:table-cell table:style-name="ce22" office:value-type="string">
            <text:p>1-LT|5-6|6.RL.9</text:p>
          </table:table-cell>
          <table:table-cell table:style-name="ce22" office:value-type="float" office:value="6">
            <text:p>6</text:p>
          </table:table-cell>
          <table:table-cell table:number-columns-repeated="1022"/>
        </table:table-row>
        <table:table-row table:style-name="ro1">
          <table:table-cell table:style-name="ce22" office:value-type="string">
            <text:p>1-LT|5-7|7.RL.6</text:p>
          </table:table-cell>
          <table:table-cell table:style-name="ce22" office:value-type="float" office:value="7">
            <text:p>7</text:p>
          </table:table-cell>
          <table:table-cell table:number-columns-repeated="1022"/>
        </table:table-row>
        <table:table-row table:style-name="ro1">
          <table:table-cell table:style-name="ce22" office:value-type="string">
            <text:p>1-LT|5-7|7.RL.9</text:p>
          </table:table-cell>
          <table:table-cell table:style-name="ce22" office:value-type="float" office:value="7">
            <text:p>7</text:p>
          </table:table-cell>
          <table:table-cell table:number-columns-repeated="1022"/>
        </table:table-row>
        <table:table-row table:style-name="ro1">
          <table:table-cell office:value-type="string">
            <text:p>1-LT|5-8|8.RL.3</text:p>
          </table:table-cell>
          <table:table-cell office:value-type="float" office:value="8">
            <text:p>8</text:p>
          </table:table-cell>
          <table:table-cell table:number-columns-repeated="1022"/>
        </table:table-row>
        <table:table-row table:style-name="ro1">
          <table:table-cell office:value-type="string">
            <text:p>1-LT|5-8|8.RL.9</text:p>
          </table:table-cell>
          <table:table-cell office:value-type="float" office:value="8">
            <text:p>8</text:p>
          </table:table-cell>
          <table:table-cell table:number-columns-repeated="1022"/>
        </table:table-row>
        <table:table-row table:style-name="ro1">
          <table:table-cell office:value-type="string">
            <text:p>1-LT|5-9|9.RL.3</text:p>
          </table:table-cell>
          <table:table-cell office:value-type="float" office:value="9">
            <text:p>9</text:p>
          </table:table-cell>
          <table:table-cell table:number-columns-repeated="1022"/>
        </table:table-row>
        <table:table-row table:style-name="ro1">
          <table:table-cell office:value-type="string">
            <text:p>1-LT|5-9|9.RL.9</text:p>
          </table:table-cell>
          <table:table-cell office:value-type="float" office:value="9">
            <text:p>9</text:p>
          </table:table-cell>
          <table:table-cell table:number-columns-repeated="1022"/>
        </table:table-row>
        <table:table-row table:style-name="ro1">
          <table:table-cell table:style-name="ce22" office:value-type="string">
            <text:p>1-LT|6-10|10.RL.5</text:p>
          </table:table-cell>
          <table:table-cell table:style-name="ce22" office:value-type="float" office:value="10">
            <text:p>10</text:p>
          </table:table-cell>
          <table:table-cell table:number-columns-repeated="1022"/>
        </table:table-row>
        <table:table-row table:style-name="ro1">
          <table:table-cell table:style-name="ce22" office:value-type="string">
            <text:p>1-LT|6-10|10.RL.7</text:p>
          </table:table-cell>
          <table:table-cell table:style-name="ce22" office:value-type="float" office:value="10">
            <text:p>10</text:p>
          </table:table-cell>
          <table:table-cell table:number-columns-repeated="1022"/>
        </table:table-row>
        <table:table-row table:style-name="ro1">
          <table:table-cell table:style-name="ce22" office:value-type="string">
            <text:p>1-LT|6-11|11-12.RL.5</text:p>
          </table:table-cell>
          <table:table-cell table:style-name="ce22" office:value-type="float" office:value="11">
            <text:p>11</text:p>
          </table:table-cell>
          <table:table-cell table:number-columns-repeated="1022"/>
        </table:table-row>
        <table:table-row table:style-name="ro1">
          <table:table-cell table:style-name="ce22" office:value-type="string">
            <text:p>1-LT|6-11|11-12.RL.7</text:p>
          </table:table-cell>
          <table:table-cell table:style-name="ce22" office:value-type="float" office:value="11">
            <text:p>11</text:p>
          </table:table-cell>
          <table:table-cell table:number-columns-repeated="1022"/>
        </table:table-row>
        <table:table-row table:style-name="ro1">
          <table:table-cell table:style-name="ce22" office:value-type="string">
            <text:p>1-LT|6-3|3.RL.5</text:p>
          </table:table-cell>
          <table:table-cell table:style-name="ce22" office:value-type="float" office:value="3">
            <text:p>3</text:p>
          </table:table-cell>
          <table:table-cell table:number-columns-repeated="1022"/>
        </table:table-row>
        <table:table-row table:style-name="ro1">
          <table:table-cell table:style-name="ce22" office:value-type="string">
            <text:p>1-LT|6-3|3.RL.7</text:p>
          </table:table-cell>
          <table:table-cell table:style-name="ce22" office:value-type="float" office:value="3">
            <text:p>3</text:p>
          </table:table-cell>
          <table:table-cell table:number-columns-repeated="1022"/>
        </table:table-row>
        <table:table-row table:style-name="ro1">
          <table:table-cell table:style-name="ce22" office:value-type="string">
            <text:p>1-LT|6-4|4.RL.5</text:p>
          </table:table-cell>
          <table:table-cell table:style-name="ce22" office:value-type="float" office:value="4">
            <text:p>4</text:p>
          </table:table-cell>
          <table:table-cell table:number-columns-repeated="1022"/>
        </table:table-row>
        <table:table-row table:style-name="ro1">
          <table:table-cell table:style-name="ce22" office:value-type="string">
            <text:p>1-LT|6-5|5.RL.5</text:p>
          </table:table-cell>
          <table:table-cell table:style-name="ce22" office:value-type="float" office:value="5">
            <text:p>5</text:p>
          </table:table-cell>
          <table:table-cell table:number-columns-repeated="1022"/>
        </table:table-row>
        <table:table-row table:style-name="ro1">
          <table:table-cell table:style-name="ce22" office:value-type="string">
            <text:p>1-LT|6-5|5.RL.7</text:p>
          </table:table-cell>
          <table:table-cell table:style-name="ce22" office:value-type="float" office:value="5">
            <text:p>5</text:p>
          </table:table-cell>
          <table:table-cell table:number-columns-repeated="1022"/>
        </table:table-row>
        <table:table-row table:style-name="ro1">
          <table:table-cell table:style-name="ce22" office:value-type="string">
            <text:p>1-LT|6-6|6.RL.5</text:p>
          </table:table-cell>
          <table:table-cell table:style-name="ce22" office:value-type="float" office:value="6">
            <text:p>6</text:p>
          </table:table-cell>
          <table:table-cell table:number-columns-repeated="1022"/>
        </table:table-row>
        <table:table-row table:style-name="ro1">
          <table:table-cell table:style-name="ce22" office:value-type="string">
            <text:p>1-LT|6-6|6.RL.7</text:p>
          </table:table-cell>
          <table:table-cell table:style-name="ce22" office:value-type="float" office:value="6">
            <text:p>6</text:p>
          </table:table-cell>
          <table:table-cell table:number-columns-repeated="1022"/>
        </table:table-row>
        <table:table-row table:style-name="ro1">
          <table:table-cell table:style-name="ce22" office:value-type="string">
            <text:p>1-LT|6-7|7.RL.5</text:p>
          </table:table-cell>
          <table:table-cell table:style-name="ce22" office:value-type="float" office:value="7">
            <text:p>7</text:p>
          </table:table-cell>
          <table:table-cell table:number-columns-repeated="1022"/>
        </table:table-row>
        <table:table-row table:style-name="ro1">
          <table:table-cell table:style-name="ce22" office:value-type="string">
            <text:p>1-LT|6-7|7.RL.7</text:p>
          </table:table-cell>
          <table:table-cell table:style-name="ce22" office:value-type="float" office:value="7">
            <text:p>7</text:p>
          </table:table-cell>
          <table:table-cell table:number-columns-repeated="1022"/>
        </table:table-row>
        <table:table-row table:style-name="ro1">
          <table:table-cell office:value-type="string">
            <text:p>1-LT|6-8|8.RL.5</text:p>
          </table:table-cell>
          <table:table-cell office:value-type="float" office:value="8">
            <text:p>8</text:p>
          </table:table-cell>
          <table:table-cell table:number-columns-repeated="1022"/>
        </table:table-row>
        <table:table-row table:style-name="ro1">
          <table:table-cell office:value-type="string">
            <text:p>1-LT|6-8|8.RL.7</text:p>
          </table:table-cell>
          <table:table-cell office:value-type="float" office:value="8">
            <text:p>8</text:p>
          </table:table-cell>
          <table:table-cell table:number-columns-repeated="1022"/>
        </table:table-row>
        <table:table-row table:style-name="ro1">
          <table:table-cell office:value-type="string">
            <text:p>1-LT|6-9|9.RL.5</text:p>
          </table:table-cell>
          <table:table-cell office:value-type="float" office:value="9">
            <text:p>9</text:p>
          </table:table-cell>
          <table:table-cell table:number-columns-repeated="1022"/>
        </table:table-row>
        <table:table-row table:style-name="ro1">
          <table:table-cell office:value-type="string">
            <text:p>1-LT|6-9|9.RL.7</text:p>
          </table:table-cell>
          <table:table-cell office:value-type="float" office:value="9">
            <text:p>9</text:p>
          </table:table-cell>
          <table:table-cell table:number-columns-repeated="1022"/>
        </table:table-row>
        <table:table-row table:style-name="ro1">
          <table:table-cell table:style-name="ce22" office:value-type="string">
            <text:p>1-LT|7-10|10.L.5a</text:p>
          </table:table-cell>
          <table:table-cell table:style-name="ce22" office:value-type="float" office:value="10">
            <text:p>10</text:p>
          </table:table-cell>
          <table:table-cell table:number-columns-repeated="1022"/>
        </table:table-row>
        <table:table-row table:style-name="ro1">
          <table:table-cell table:style-name="ce22" office:value-type="string">
            <text:p>1-LT|7-10|10.RL.4</text:p>
          </table:table-cell>
          <table:table-cell table:style-name="ce22" office:value-type="float" office:value="10">
            <text:p>10</text:p>
          </table:table-cell>
          <table:table-cell table:number-columns-repeated="1022"/>
        </table:table-row>
        <table:table-row table:style-name="ro1">
          <table:table-cell table:style-name="ce22" office:value-type="string">
            <text:p>1-LT|7-11|11-12.L.5a</text:p>
          </table:table-cell>
          <table:table-cell table:style-name="ce22" office:value-type="float" office:value="11">
            <text:p>11</text:p>
          </table:table-cell>
          <table:table-cell table:number-columns-repeated="1022"/>
        </table:table-row>
        <table:table-row table:style-name="ro1">
          <table:table-cell table:style-name="ce22" office:value-type="string">
            <text:p>1-LT|7-11|11-12.RL.4</text:p>
          </table:table-cell>
          <table:table-cell table:style-name="ce22" office:value-type="float" office:value="11">
            <text:p>11</text:p>
          </table:table-cell>
          <table:table-cell table:number-columns-repeated="1022"/>
        </table:table-row>
        <table:table-row table:style-name="ro1">
          <table:table-cell table:style-name="ce22" office:value-type="string">
            <text:p>1-LT|7-11|9-10.L.5a</text:p>
          </table:table-cell>
          <table:table-cell table:style-name="ce22" office:value-type="float" office:value="11">
            <text:p>11</text:p>
          </table:table-cell>
          <table:table-cell table:number-columns-repeated="1022"/>
        </table:table-row>
        <table:table-row table:style-name="ro1">
          <table:table-cell table:style-name="ce22" office:value-type="string">
            <text:p>1-LT|7-3|3.L.5a</text:p>
          </table:table-cell>
          <table:table-cell table:style-name="ce22" office:value-type="float" office:value="3">
            <text:p>3</text:p>
          </table:table-cell>
          <table:table-cell table:number-columns-repeated="1022"/>
        </table:table-row>
        <table:table-row table:style-name="ro1">
          <table:table-cell table:style-name="ce22" office:value-type="string">
            <text:p>1-LT|7-3|3.RL.4</text:p>
          </table:table-cell>
          <table:table-cell table:style-name="ce22" office:value-type="float" office:value="3">
            <text:p>3</text:p>
          </table:table-cell>
          <table:table-cell table:number-columns-repeated="1022"/>
        </table:table-row>
        <table:table-row table:style-name="ro1">
          <table:table-cell table:style-name="ce22" office:value-type="string">
            <text:p>1-LT|7-4|4.L.5a</text:p>
          </table:table-cell>
          <table:table-cell table:style-name="ce22" office:value-type="float" office:value="4">
            <text:p>4</text:p>
          </table:table-cell>
          <table:table-cell table:number-columns-repeated="1022"/>
        </table:table-row>
        <table:table-row table:style-name="ro1">
          <table:table-cell table:style-name="ce22" office:value-type="string">
            <text:p>1-LT|7-4|4.L.5b</text:p>
          </table:table-cell>
          <table:table-cell table:style-name="ce22" office:value-type="float" office:value="4">
            <text:p>4</text:p>
          </table:table-cell>
          <table:table-cell table:number-columns-repeated="1022"/>
        </table:table-row>
        <table:table-row table:style-name="ro1">
          <table:table-cell table:style-name="ce22" office:value-type="string">
            <text:p>1-LT|7-5|5.L.5a</text:p>
          </table:table-cell>
          <table:table-cell table:style-name="ce22" office:value-type="float" office:value="5">
            <text:p>5</text:p>
          </table:table-cell>
          <table:table-cell table:number-columns-repeated="1022"/>
        </table:table-row>
        <table:table-row table:style-name="ro1">
          <table:table-cell table:style-name="ce22" office:value-type="string">
            <text:p>1-LT|7-5|5.L.5b</text:p>
          </table:table-cell>
          <table:table-cell table:style-name="ce22" office:value-type="float" office:value="5">
            <text:p>5</text:p>
          </table:table-cell>
          <table:table-cell table:number-columns-repeated="1022"/>
        </table:table-row>
        <table:table-row table:style-name="ro1">
          <table:table-cell table:style-name="ce22" office:value-type="string">
            <text:p>1-LT|7-5|5.RL.4</text:p>
          </table:table-cell>
          <table:table-cell table:style-name="ce22" office:value-type="float" office:value="5">
            <text:p>5</text:p>
          </table:table-cell>
          <table:table-cell table:number-columns-repeated="1022"/>
        </table:table-row>
        <table:table-row table:style-name="ro1">
          <table:table-cell table:style-name="ce22" office:value-type="string">
            <text:p>1-LT|7-6|6.L.5a</text:p>
          </table:table-cell>
          <table:table-cell table:style-name="ce22" office:value-type="float" office:value="6">
            <text:p>6</text:p>
          </table:table-cell>
          <table:table-cell table:number-columns-repeated="1022"/>
        </table:table-row>
        <table:table-row table:style-name="ro1">
          <table:table-cell table:style-name="ce22" office:value-type="string">
            <text:p>1-LT|7-6|6.L.5c</text:p>
          </table:table-cell>
          <table:table-cell table:style-name="ce22" office:value-type="float" office:value="6">
            <text:p>6</text:p>
          </table:table-cell>
          <table:table-cell table:number-columns-repeated="1022"/>
        </table:table-row>
        <table:table-row table:style-name="ro1">
          <table:table-cell table:style-name="ce22" office:value-type="string">
            <text:p>1-LT|7-6|6.RL.4</text:p>
          </table:table-cell>
          <table:table-cell table:style-name="ce22" office:value-type="float" office:value="6">
            <text:p>6</text:p>
          </table:table-cell>
          <table:table-cell table:number-columns-repeated="1022"/>
        </table:table-row>
        <table:table-row table:style-name="ro1">
          <table:table-cell table:style-name="ce22" office:value-type="string">
            <text:p>1-LT|7-7|7.L.5a</text:p>
          </table:table-cell>
          <table:table-cell table:style-name="ce22" office:value-type="float" office:value="7">
            <text:p>7</text:p>
          </table:table-cell>
          <table:table-cell table:number-columns-repeated="1022"/>
        </table:table-row>
        <table:table-row table:style-name="ro1">
          <table:table-cell table:style-name="ce22" office:value-type="string">
            <text:p>1-LT|7-7|7.L.5c</text:p>
          </table:table-cell>
          <table:table-cell table:style-name="ce22" office:value-type="float" office:value="7">
            <text:p>7</text:p>
          </table:table-cell>
          <table:table-cell table:number-columns-repeated="1022"/>
        </table:table-row>
        <table:table-row table:style-name="ro1">
          <table:table-cell table:style-name="ce22" office:value-type="string">
            <text:p>1-LT|7-7|7.RL.4</text:p>
          </table:table-cell>
          <table:table-cell table:style-name="ce22" office:value-type="float" office:value="7">
            <text:p>7</text:p>
          </table:table-cell>
          <table:table-cell table:number-columns-repeated="1022"/>
        </table:table-row>
        <table:table-row table:style-name="ro1">
          <table:table-cell office:value-type="string">
            <text:p>1-LT|7-8|8.L.5a</text:p>
          </table:table-cell>
          <table:table-cell office:value-type="float" office:value="8">
            <text:p>8</text:p>
          </table:table-cell>
          <table:table-cell table:number-columns-repeated="1022"/>
        </table:table-row>
        <table:table-row table:style-name="ro1">
          <table:table-cell office:value-type="string">
            <text:p>1-LT|7-8|8.RL.4</text:p>
          </table:table-cell>
          <table:table-cell office:value-type="float" office:value="8">
            <text:p>8</text:p>
          </table:table-cell>
          <table:table-cell table:number-columns-repeated="1022"/>
        </table:table-row>
        <table:table-row table:style-name="ro1">
          <table:table-cell office:value-type="string">
            <text:p>1-LT|7-9|9.L.5a</text:p>
          </table:table-cell>
          <table:table-cell office:value-type="float" office:value="9">
            <text:p>9</text:p>
          </table:table-cell>
          <table:table-cell table:number-columns-repeated="1022"/>
        </table:table-row>
        <table:table-row table:style-name="ro1">
          <table:table-cell office:value-type="string">
            <text:p>1-LT|7-9|9.RL.4</text:p>
          </table:table-cell>
          <table:table-cell office:value-type="float" office:value="9">
            <text:p>9</text:p>
          </table:table-cell>
          <table:table-cell table:number-columns-repeated="1022"/>
        </table:table-row>
        <table:table-row table:style-name="ro1">
          <table:table-cell table:style-name="ce22" office:value-type="string">
            <text:p>2-W|10-10|10.W.6</text:p>
          </table:table-cell>
          <table:table-cell table:style-name="ce22" office:value-type="float" office:value="10">
            <text:p>10</text:p>
          </table:table-cell>
          <table:table-cell table:number-columns-repeated="1022"/>
        </table:table-row>
        <table:table-row table:style-name="ro1">
          <table:table-cell table:style-name="ce22" office:value-type="string">
            <text:p>2-W|10-11|11-12.W.6</text:p>
          </table:table-cell>
          <table:table-cell table:style-name="ce22" office:value-type="float" office:value="11">
            <text:p>11</text:p>
          </table:table-cell>
          <table:table-cell table:number-columns-repeated="1022"/>
        </table:table-row>
        <table:table-row table:style-name="ro1">
          <table:table-cell table:style-name="ce22" office:value-type="string">
            <text:p>2-W|10-3|3.W.6</text:p>
          </table:table-cell>
          <table:table-cell table:style-name="ce22" office:value-type="float" office:value="3">
            <text:p>3</text:p>
          </table:table-cell>
          <table:table-cell table:number-columns-repeated="1022"/>
        </table:table-row>
        <table:table-row table:style-name="ro1">
          <table:table-cell table:style-name="ce22" office:value-type="string">
            <text:p>2-W|10-4|4.W.6</text:p>
          </table:table-cell>
          <table:table-cell table:style-name="ce22" office:value-type="float" office:value="4">
            <text:p>4</text:p>
          </table:table-cell>
          <table:table-cell table:number-columns-repeated="1022"/>
        </table:table-row>
        <table:table-row table:style-name="ro1">
          <table:table-cell table:style-name="ce22" office:value-type="string">
            <text:p>2-W|10-5|5.W.6</text:p>
          </table:table-cell>
          <table:table-cell table:style-name="ce22" office:value-type="float" office:value="5">
            <text:p>5</text:p>
          </table:table-cell>
          <table:table-cell table:number-columns-repeated="1022"/>
        </table:table-row>
        <table:table-row table:style-name="ro1">
          <table:table-cell table:style-name="ce22" office:value-type="string">
            <text:p>2-W|10-6|6.W.6</text:p>
          </table:table-cell>
          <table:table-cell table:style-name="ce22" office:value-type="float" office:value="6">
            <text:p>6</text:p>
          </table:table-cell>
          <table:table-cell table:number-columns-repeated="1022"/>
        </table:table-row>
        <table:table-row table:style-name="ro1">
          <table:table-cell table:style-name="ce22" office:value-type="string">
            <text:p>2-W|10-7|7.W.6</text:p>
          </table:table-cell>
          <table:table-cell table:style-name="ce22" office:value-type="float" office:value="7">
            <text:p>7</text:p>
          </table:table-cell>
          <table:table-cell table:number-columns-repeated="1022"/>
        </table:table-row>
        <table:table-row table:style-name="ro1">
          <table:table-cell office:value-type="string">
            <text:p>2-W|10-8|8.W.6</text:p>
          </table:table-cell>
          <table:table-cell office:value-type="float" office:value="8">
            <text:p>8</text:p>
          </table:table-cell>
          <table:table-cell table:number-columns-repeated="1022"/>
        </table:table-row>
        <table:table-row table:style-name="ro1">
          <table:table-cell office:value-type="string">
            <text:p>2-W|10-9|9.W.6</text:p>
          </table:table-cell>
          <table:table-cell office:value-type="float" office:value="9">
            <text:p>9</text:p>
          </table:table-cell>
          <table:table-cell table:number-columns-repeated="1022"/>
        </table:table-row>
        <table:table-row table:style-name="ro1">
          <table:table-cell table:style-name="ce22" office:value-type="string">
            <text:p>2-W|1-10|10.W.3a</text:p>
          </table:table-cell>
          <table:table-cell table:style-name="ce22" office:value-type="float" office:value="10">
            <text:p>10</text:p>
          </table:table-cell>
          <table:table-cell table:number-columns-repeated="1022"/>
        </table:table-row>
        <table:table-row table:style-name="ro1">
          <table:table-cell table:style-name="ce22" office:value-type="string">
            <text:p>2-W|1-10|10.W.3b</text:p>
          </table:table-cell>
          <table:table-cell table:style-name="ce22" office:value-type="float" office:value="10">
            <text:p>10</text:p>
          </table:table-cell>
          <table:table-cell table:number-columns-repeated="1022"/>
        </table:table-row>
        <table:table-row table:style-name="ro1">
          <table:table-cell table:style-name="ce22" office:value-type="string">
            <text:p>2-W|1-10|10.W.3c</text:p>
          </table:table-cell>
          <table:table-cell table:style-name="ce22" office:value-type="float" office:value="10">
            <text:p>10</text:p>
          </table:table-cell>
          <table:table-cell table:number-columns-repeated="1022"/>
        </table:table-row>
        <table:table-row table:style-name="ro1">
          <table:table-cell table:style-name="ce22" office:value-type="string">
            <text:p>2-W|1-10|10.W.3d</text:p>
          </table:table-cell>
          <table:table-cell table:style-name="ce22" office:value-type="float" office:value="10">
            <text:p>10</text:p>
          </table:table-cell>
          <table:table-cell table:number-columns-repeated="1022"/>
        </table:table-row>
        <table:table-row table:style-name="ro1">
          <table:table-cell table:style-name="ce22" office:value-type="string">
            <text:p>2-W|1-10|10.W.3e</text:p>
          </table:table-cell>
          <table:table-cell table:style-name="ce22" office:value-type="float" office:value="10">
            <text:p>10</text:p>
          </table:table-cell>
          <table:table-cell table:number-columns-repeated="1022"/>
        </table:table-row>
        <table:table-row table:style-name="ro1">
          <table:table-cell table:style-name="ce22" office:value-type="string">
            <text:p>2-W|1-11|11-12.W.3a</text:p>
          </table:table-cell>
          <table:table-cell table:style-name="ce22" office:value-type="float" office:value="11">
            <text:p>11</text:p>
          </table:table-cell>
          <table:table-cell table:number-columns-repeated="1022"/>
        </table:table-row>
        <table:table-row table:style-name="ro1">
          <table:table-cell table:style-name="ce22" office:value-type="string">
            <text:p>2-W|1-11|11-12.W.3b</text:p>
          </table:table-cell>
          <table:table-cell table:style-name="ce22" office:value-type="float" office:value="11">
            <text:p>11</text:p>
          </table:table-cell>
          <table:table-cell table:number-columns-repeated="1022"/>
        </table:table-row>
        <table:table-row table:style-name="ro1">
          <table:table-cell table:style-name="ce22" office:value-type="string">
            <text:p>2-W|1-11|11-12.W.3c</text:p>
          </table:table-cell>
          <table:table-cell table:style-name="ce22" office:value-type="float" office:value="11">
            <text:p>11</text:p>
          </table:table-cell>
          <table:table-cell table:number-columns-repeated="1022"/>
        </table:table-row>
        <table:table-row table:style-name="ro1">
          <table:table-cell table:style-name="ce22" office:value-type="string">
            <text:p>2-W|1-11|11-12.W.3d</text:p>
          </table:table-cell>
          <table:table-cell table:style-name="ce22" office:value-type="float" office:value="11">
            <text:p>11</text:p>
          </table:table-cell>
          <table:table-cell table:number-columns-repeated="1022"/>
        </table:table-row>
        <table:table-row table:style-name="ro1">
          <table:table-cell table:style-name="ce22" office:value-type="string">
            <text:p>2-W|1-11|11-12.W.3e</text:p>
          </table:table-cell>
          <table:table-cell table:style-name="ce22" office:value-type="float" office:value="11">
            <text:p>11</text:p>
          </table:table-cell>
          <table:table-cell table:number-columns-repeated="1022"/>
        </table:table-row>
        <table:table-row table:style-name="ro1">
          <table:table-cell table:style-name="ce22" office:value-type="string">
            <text:p>2-W|1-3|3.W.3a</text:p>
          </table:table-cell>
          <table:table-cell table:style-name="ce22" office:value-type="float" office:value="3">
            <text:p>3</text:p>
          </table:table-cell>
          <table:table-cell table:number-columns-repeated="1022"/>
        </table:table-row>
        <table:table-row table:style-name="ro1">
          <table:table-cell table:style-name="ce22" office:value-type="string">
            <text:p>2-W|1-3|3.W.3b</text:p>
          </table:table-cell>
          <table:table-cell table:style-name="ce22" office:value-type="float" office:value="3">
            <text:p>3</text:p>
          </table:table-cell>
          <table:table-cell table:number-columns-repeated="1022"/>
        </table:table-row>
        <table:table-row table:style-name="ro1">
          <table:table-cell table:style-name="ce22" office:value-type="string">
            <text:p>2-W|1-3|3.W.3c</text:p>
          </table:table-cell>
          <table:table-cell table:style-name="ce22" office:value-type="float" office:value="3">
            <text:p>3</text:p>
          </table:table-cell>
          <table:table-cell table:number-columns-repeated="1022"/>
        </table:table-row>
        <table:table-row table:style-name="ro1">
          <table:table-cell table:style-name="ce22" office:value-type="string">
            <text:p>2-W|1-3|3.W.3d</text:p>
          </table:table-cell>
          <table:table-cell table:style-name="ce22" office:value-type="float" office:value="3">
            <text:p>3</text:p>
          </table:table-cell>
          <table:table-cell table:number-columns-repeated="1022"/>
        </table:table-row>
        <table:table-row table:style-name="ro1">
          <table:table-cell table:style-name="ce22" office:value-type="string">
            <text:p>2-W|1-4|4.W.3a</text:p>
          </table:table-cell>
          <table:table-cell table:style-name="ce22" office:value-type="float" office:value="4">
            <text:p>4</text:p>
          </table:table-cell>
          <table:table-cell table:number-columns-repeated="1022"/>
        </table:table-row>
        <table:table-row table:style-name="ro1">
          <table:table-cell table:style-name="ce22" office:value-type="string">
            <text:p>2-W|1-4|4.W.3b</text:p>
          </table:table-cell>
          <table:table-cell table:style-name="ce22" office:value-type="float" office:value="4">
            <text:p>4</text:p>
          </table:table-cell>
          <table:table-cell table:number-columns-repeated="1022"/>
        </table:table-row>
        <table:table-row table:style-name="ro1">
          <table:table-cell table:style-name="ce22" office:value-type="string">
            <text:p>2-W|1-4|4.W.3c</text:p>
          </table:table-cell>
          <table:table-cell table:style-name="ce22" office:value-type="float" office:value="4">
            <text:p>4</text:p>
          </table:table-cell>
          <table:table-cell table:number-columns-repeated="1022"/>
        </table:table-row>
        <table:table-row table:style-name="ro1">
          <table:table-cell table:style-name="ce22" office:value-type="string">
            <text:p>2-W|1-4|4.W.3d</text:p>
          </table:table-cell>
          <table:table-cell table:style-name="ce22" office:value-type="float" office:value="4">
            <text:p>4</text:p>
          </table:table-cell>
          <table:table-cell table:number-columns-repeated="1022"/>
        </table:table-row>
        <table:table-row table:style-name="ro1">
          <table:table-cell table:style-name="ce22" office:value-type="string">
            <text:p>2-W|1-4|4.W.3e</text:p>
          </table:table-cell>
          <table:table-cell table:style-name="ce22" office:value-type="float" office:value="4">
            <text:p>4</text:p>
          </table:table-cell>
          <table:table-cell table:number-columns-repeated="1022"/>
        </table:table-row>
        <table:table-row table:style-name="ro1">
          <table:table-cell table:style-name="ce22" office:value-type="string">
            <text:p>2-W|1-5|5.W.3a</text:p>
          </table:table-cell>
          <table:table-cell table:style-name="ce22" office:value-type="float" office:value="5">
            <text:p>5</text:p>
          </table:table-cell>
          <table:table-cell table:number-columns-repeated="1022"/>
        </table:table-row>
        <table:table-row table:style-name="ro1">
          <table:table-cell table:style-name="ce22" office:value-type="string">
            <text:p>2-W|1-5|5.W.3b</text:p>
          </table:table-cell>
          <table:table-cell table:style-name="ce22" office:value-type="float" office:value="5">
            <text:p>5</text:p>
          </table:table-cell>
          <table:table-cell table:number-columns-repeated="1022"/>
        </table:table-row>
        <table:table-row table:style-name="ro1">
          <table:table-cell table:style-name="ce22" office:value-type="string">
            <text:p>2-W|1-5|5.W.3c</text:p>
          </table:table-cell>
          <table:table-cell table:style-name="ce22" office:value-type="float" office:value="5">
            <text:p>5</text:p>
          </table:table-cell>
          <table:table-cell table:number-columns-repeated="1022"/>
        </table:table-row>
        <table:table-row table:style-name="ro1">
          <table:table-cell table:style-name="ce22" office:value-type="string">
            <text:p>2-W|1-5|5.W.3d</text:p>
          </table:table-cell>
          <table:table-cell table:style-name="ce22" office:value-type="float" office:value="5">
            <text:p>5</text:p>
          </table:table-cell>
          <table:table-cell table:number-columns-repeated="1022"/>
        </table:table-row>
        <table:table-row table:style-name="ro1">
          <table:table-cell table:style-name="ce22" office:value-type="string">
            <text:p>2-W|1-5|5.W.3e</text:p>
          </table:table-cell>
          <table:table-cell table:style-name="ce22" office:value-type="float" office:value="5">
            <text:p>5</text:p>
          </table:table-cell>
          <table:table-cell table:number-columns-repeated="1022"/>
        </table:table-row>
        <table:table-row table:style-name="ro1">
          <table:table-cell table:style-name="ce22" office:value-type="string">
            <text:p>2-W|1-6|6.W.3a</text:p>
          </table:table-cell>
          <table:table-cell table:style-name="ce22" office:value-type="float" office:value="6">
            <text:p>6</text:p>
          </table:table-cell>
          <table:table-cell table:number-columns-repeated="1022"/>
        </table:table-row>
        <table:table-row table:style-name="ro1">
          <table:table-cell table:style-name="ce22" office:value-type="string">
            <text:p>2-W|1-6|6.W.3b</text:p>
          </table:table-cell>
          <table:table-cell table:style-name="ce22" office:value-type="float" office:value="6">
            <text:p>6</text:p>
          </table:table-cell>
          <table:table-cell table:number-columns-repeated="1022"/>
        </table:table-row>
        <table:table-row table:style-name="ro1">
          <table:table-cell table:style-name="ce22" office:value-type="string">
            <text:p>2-W|1-6|6.W.3c</text:p>
          </table:table-cell>
          <table:table-cell table:style-name="ce22" office:value-type="float" office:value="6">
            <text:p>6</text:p>
          </table:table-cell>
          <table:table-cell table:number-columns-repeated="1022"/>
        </table:table-row>
        <table:table-row table:style-name="ro1">
          <table:table-cell table:style-name="ce22" office:value-type="string">
            <text:p>2-W|1-6|6.W.3d</text:p>
          </table:table-cell>
          <table:table-cell table:style-name="ce22" office:value-type="float" office:value="6">
            <text:p>6</text:p>
          </table:table-cell>
          <table:table-cell table:number-columns-repeated="1022"/>
        </table:table-row>
        <table:table-row table:style-name="ro1">
          <table:table-cell table:style-name="ce22" office:value-type="string">
            <text:p>2-W|1-6|6.W.3e</text:p>
          </table:table-cell>
          <table:table-cell table:style-name="ce22" office:value-type="float" office:value="6">
            <text:p>6</text:p>
          </table:table-cell>
          <table:table-cell table:number-columns-repeated="1022"/>
        </table:table-row>
        <table:table-row table:style-name="ro1">
          <table:table-cell table:style-name="ce22" office:value-type="string">
            <text:p>2-W|1-7|7.W.3a</text:p>
          </table:table-cell>
          <table:table-cell table:style-name="ce22" office:value-type="float" office:value="7">
            <text:p>7</text:p>
          </table:table-cell>
          <table:table-cell table:number-columns-repeated="1022"/>
        </table:table-row>
        <table:table-row table:style-name="ro1">
          <table:table-cell table:style-name="ce22" office:value-type="string">
            <text:p>2-W|1-7|7.W.3b</text:p>
          </table:table-cell>
          <table:table-cell table:style-name="ce22" office:value-type="float" office:value="7">
            <text:p>7</text:p>
          </table:table-cell>
          <table:table-cell table:number-columns-repeated="1022"/>
        </table:table-row>
        <table:table-row table:style-name="ro1">
          <table:table-cell table:style-name="ce22" office:value-type="string">
            <text:p>2-W|1-7|7.W.3c</text:p>
          </table:table-cell>
          <table:table-cell table:style-name="ce22" office:value-type="float" office:value="7">
            <text:p>7</text:p>
          </table:table-cell>
          <table:table-cell table:number-columns-repeated="1022"/>
        </table:table-row>
        <table:table-row table:style-name="ro1">
          <table:table-cell table:style-name="ce22" office:value-type="string">
            <text:p>2-W|1-7|7.W.3d</text:p>
          </table:table-cell>
          <table:table-cell table:style-name="ce22" office:value-type="float" office:value="7">
            <text:p>7</text:p>
          </table:table-cell>
          <table:table-cell table:number-columns-repeated="1022"/>
        </table:table-row>
        <table:table-row table:style-name="ro1">
          <table:table-cell table:style-name="ce22" office:value-type="string">
            <text:p>2-W|1-7|7.W.3e</text:p>
          </table:table-cell>
          <table:table-cell table:style-name="ce22" office:value-type="float" office:value="7">
            <text:p>7</text:p>
          </table:table-cell>
          <table:table-cell table:number-columns-repeated="1022"/>
        </table:table-row>
        <table:table-row table:style-name="ro1">
          <table:table-cell office:value-type="string">
            <text:p>2-W|1-8|8.W.3a</text:p>
          </table:table-cell>
          <table:table-cell office:value-type="float" office:value="8">
            <text:p>8</text:p>
          </table:table-cell>
          <table:table-cell table:number-columns-repeated="1022"/>
        </table:table-row>
        <table:table-row table:style-name="ro1">
          <table:table-cell office:value-type="string">
            <text:p>2-W|1-8|8.W.3b</text:p>
          </table:table-cell>
          <table:table-cell office:value-type="float" office:value="8">
            <text:p>8</text:p>
          </table:table-cell>
          <table:table-cell table:number-columns-repeated="1022"/>
        </table:table-row>
        <table:table-row table:style-name="ro1">
          <table:table-cell office:value-type="string">
            <text:p>2-W|1-8|8.W.3c</text:p>
          </table:table-cell>
          <table:table-cell office:value-type="float" office:value="8">
            <text:p>8</text:p>
          </table:table-cell>
          <table:table-cell table:number-columns-repeated="1022"/>
        </table:table-row>
        <table:table-row table:style-name="ro1">
          <table:table-cell office:value-type="string">
            <text:p>2-W|1-8|8.W.3d</text:p>
          </table:table-cell>
          <table:table-cell office:value-type="float" office:value="8">
            <text:p>8</text:p>
          </table:table-cell>
          <table:table-cell table:number-columns-repeated="1022"/>
        </table:table-row>
        <table:table-row table:style-name="ro1">
          <table:table-cell office:value-type="string">
            <text:p>2-W|1-8|8.W.3e</text:p>
          </table:table-cell>
          <table:table-cell office:value-type="float" office:value="8">
            <text:p>8</text:p>
          </table:table-cell>
          <table:table-cell table:number-columns-repeated="1022"/>
        </table:table-row>
        <table:table-row table:style-name="ro1">
          <table:table-cell office:value-type="string">
            <text:p>2-W|1-9|9.W.3a</text:p>
          </table:table-cell>
          <table:table-cell office:value-type="float" office:value="9">
            <text:p>9</text:p>
          </table:table-cell>
          <table:table-cell table:number-columns-repeated="1022"/>
        </table:table-row>
        <table:table-row table:style-name="ro1">
          <table:table-cell office:value-type="string">
            <text:p>2-W|1-9|9.W.3b</text:p>
          </table:table-cell>
          <table:table-cell office:value-type="float" office:value="9">
            <text:p>9</text:p>
          </table:table-cell>
          <table:table-cell table:number-columns-repeated="1022"/>
        </table:table-row>
        <table:table-row table:style-name="ro1">
          <table:table-cell office:value-type="string">
            <text:p>2-W|1-9|9.W.3c</text:p>
          </table:table-cell>
          <table:table-cell office:value-type="float" office:value="9">
            <text:p>9</text:p>
          </table:table-cell>
          <table:table-cell table:number-columns-repeated="1022"/>
        </table:table-row>
        <table:table-row table:style-name="ro1">
          <table:table-cell office:value-type="string">
            <text:p>2-W|1-9|9.W.3d</text:p>
          </table:table-cell>
          <table:table-cell office:value-type="float" office:value="9">
            <text:p>9</text:p>
          </table:table-cell>
          <table:table-cell table:number-columns-repeated="1022"/>
        </table:table-row>
        <table:table-row table:style-name="ro1">
          <table:table-cell office:value-type="string">
            <text:p>2-W|1-9|9.W.3e</text:p>
          </table:table-cell>
          <table:table-cell office:value-type="float" office:value="9">
            <text:p>9</text:p>
          </table:table-cell>
          <table:table-cell table:number-columns-repeated="1022"/>
        </table:table-row>
        <table:table-row table:style-name="ro1">
          <table:table-cell table:style-name="ce22" office:value-type="string">
            <text:p>2-W|2-10|10.W.3a</text:p>
          </table:table-cell>
          <table:table-cell table:style-name="ce22" office:value-type="float" office:value="10">
            <text:p>10</text:p>
          </table:table-cell>
          <table:table-cell table:number-columns-repeated="1022"/>
        </table:table-row>
        <table:table-row table:style-name="ro1">
          <table:table-cell table:style-name="ce22" office:value-type="string">
            <text:p>2-W|2-10|10.W.3b</text:p>
          </table:table-cell>
          <table:table-cell table:style-name="ce22" office:value-type="float" office:value="10">
            <text:p>10</text:p>
          </table:table-cell>
          <table:table-cell table:number-columns-repeated="1022"/>
        </table:table-row>
        <table:table-row table:style-name="ro1">
          <table:table-cell table:style-name="ce22" office:value-type="string">
            <text:p>2-W|2-10|10.W.3c</text:p>
          </table:table-cell>
          <table:table-cell table:style-name="ce22" office:value-type="float" office:value="10">
            <text:p>10</text:p>
          </table:table-cell>
          <table:table-cell table:number-columns-repeated="1022"/>
        </table:table-row>
        <table:table-row table:style-name="ro1">
          <table:table-cell table:style-name="ce22" office:value-type="string">
            <text:p>2-W|2-10|10.W.3d</text:p>
          </table:table-cell>
          <table:table-cell table:style-name="ce22" office:value-type="float" office:value="10">
            <text:p>10</text:p>
          </table:table-cell>
          <table:table-cell table:number-columns-repeated="1022"/>
        </table:table-row>
        <table:table-row table:style-name="ro1">
          <table:table-cell table:style-name="ce22" office:value-type="string">
            <text:p>2-W|2-10|10.W.4</text:p>
          </table:table-cell>
          <table:table-cell table:style-name="ce22" office:value-type="float" office:value="10">
            <text:p>10</text:p>
          </table:table-cell>
          <table:table-cell table:number-columns-repeated="1022"/>
        </table:table-row>
        <table:table-row table:style-name="ro1">
          <table:table-cell table:style-name="ce22" office:value-type="string">
            <text:p>2-W|2-10|10.W.5</text:p>
          </table:table-cell>
          <table:table-cell table:style-name="ce22" office:value-type="float" office:value="10">
            <text:p>10</text:p>
          </table:table-cell>
          <table:table-cell table:number-columns-repeated="1022"/>
        </table:table-row>
        <table:table-row table:style-name="ro1">
          <table:table-cell table:style-name="ce22" office:value-type="string">
            <text:p>2-W|2-10|10.W.9a</text:p>
          </table:table-cell>
          <table:table-cell table:style-name="ce22" office:value-type="float" office:value="10">
            <text:p>10</text:p>
          </table:table-cell>
          <table:table-cell table:number-columns-repeated="1022"/>
        </table:table-row>
        <table:table-row table:style-name="ro1">
          <table:table-cell table:style-name="ce22" office:value-type="string">
            <text:p>2-W|2-10|10.W.9b</text:p>
          </table:table-cell>
          <table:table-cell table:style-name="ce22" office:value-type="float" office:value="10">
            <text:p>10</text:p>
          </table:table-cell>
          <table:table-cell table:number-columns-repeated="1022"/>
        </table:table-row>
        <table:table-row table:style-name="ro1">
          <table:table-cell table:style-name="ce22" office:value-type="string">
            <text:p>2-W|2-11|11-12.W.3a</text:p>
          </table:table-cell>
          <table:table-cell table:style-name="ce22" office:value-type="float" office:value="11">
            <text:p>11</text:p>
          </table:table-cell>
          <table:table-cell table:number-columns-repeated="1022"/>
        </table:table-row>
        <table:table-row table:style-name="ro1">
          <table:table-cell table:style-name="ce22" office:value-type="string">
            <text:p>2-W|2-11|11-12.W.3b</text:p>
          </table:table-cell>
          <table:table-cell table:style-name="ce22" office:value-type="float" office:value="11">
            <text:p>11</text:p>
          </table:table-cell>
          <table:table-cell table:number-columns-repeated="1022"/>
        </table:table-row>
        <table:table-row table:style-name="ro1">
          <table:table-cell table:style-name="ce22" office:value-type="string">
            <text:p>2-W|2-11|11-12.W.3c</text:p>
          </table:table-cell>
          <table:table-cell table:style-name="ce22" office:value-type="float" office:value="11">
            <text:p>11</text:p>
          </table:table-cell>
          <table:table-cell table:number-columns-repeated="1022"/>
        </table:table-row>
        <table:table-row table:style-name="ro1">
          <table:table-cell table:style-name="ce22" office:value-type="string">
            <text:p>2-W|2-11|11-12.W.3d</text:p>
          </table:table-cell>
          <table:table-cell table:style-name="ce22" office:value-type="float" office:value="11">
            <text:p>11</text:p>
          </table:table-cell>
          <table:table-cell table:number-columns-repeated="1022"/>
        </table:table-row>
        <table:table-row table:style-name="ro1">
          <table:table-cell table:style-name="ce22" office:value-type="string">
            <text:p>2-W|2-11|11-12.W.4</text:p>
          </table:table-cell>
          <table:table-cell table:style-name="ce22" office:value-type="float" office:value="11">
            <text:p>11</text:p>
          </table:table-cell>
          <table:table-cell table:number-columns-repeated="1022"/>
        </table:table-row>
        <table:table-row table:style-name="ro1">
          <table:table-cell table:style-name="ce22" office:value-type="string">
            <text:p>2-W|2-11|11-12.W.5</text:p>
          </table:table-cell>
          <table:table-cell table:style-name="ce22" office:value-type="float" office:value="11">
            <text:p>11</text:p>
          </table:table-cell>
          <table:table-cell table:number-columns-repeated="1022"/>
        </table:table-row>
        <table:table-row table:style-name="ro1">
          <table:table-cell table:style-name="ce22" office:value-type="string">
            <text:p>2-W|2-11|11-12.W.9a</text:p>
          </table:table-cell>
          <table:table-cell table:style-name="ce22" office:value-type="float" office:value="11">
            <text:p>11</text:p>
          </table:table-cell>
          <table:table-cell table:number-columns-repeated="1022"/>
        </table:table-row>
        <table:table-row table:style-name="ro1">
          <table:table-cell table:style-name="ce22" office:value-type="string">
            <text:p>2-W|2-11|11-12.W.9b</text:p>
          </table:table-cell>
          <table:table-cell table:style-name="ce22" office:value-type="float" office:value="11">
            <text:p>11</text:p>
          </table:table-cell>
          <table:table-cell table:number-columns-repeated="1022"/>
        </table:table-row>
        <table:table-row table:style-name="ro1">
          <table:table-cell table:style-name="ce22" office:value-type="string">
            <text:p>2-W|2-3|3.W.3a</text:p>
          </table:table-cell>
          <table:table-cell table:style-name="ce22" office:value-type="float" office:value="3">
            <text:p>3</text:p>
          </table:table-cell>
          <table:table-cell table:number-columns-repeated="1022"/>
        </table:table-row>
        <table:table-row table:style-name="ro1">
          <table:table-cell table:style-name="ce22" office:value-type="string">
            <text:p>2-W|2-3|3.W.3b</text:p>
          </table:table-cell>
          <table:table-cell table:style-name="ce22" office:value-type="float" office:value="3">
            <text:p>3</text:p>
          </table:table-cell>
          <table:table-cell table:number-columns-repeated="1022"/>
        </table:table-row>
        <table:table-row table:style-name="ro1">
          <table:table-cell table:style-name="ce22" office:value-type="string">
            <text:p>2-W|2-3|3.W.3c</text:p>
          </table:table-cell>
          <table:table-cell table:style-name="ce22" office:value-type="float" office:value="3">
            <text:p>3</text:p>
          </table:table-cell>
          <table:table-cell table:number-columns-repeated="1022"/>
        </table:table-row>
        <table:table-row table:style-name="ro1">
          <table:table-cell table:style-name="ce22" office:value-type="string">
            <text:p>2-W|2-3|3.W.3d</text:p>
          </table:table-cell>
          <table:table-cell table:style-name="ce22" office:value-type="float" office:value="3">
            <text:p>3</text:p>
          </table:table-cell>
          <table:table-cell table:number-columns-repeated="1022"/>
        </table:table-row>
        <table:table-row table:style-name="ro1">
          <table:table-cell table:style-name="ce22" office:value-type="string">
            <text:p>2-W|2-3|3.W.4</text:p>
          </table:table-cell>
          <table:table-cell table:style-name="ce22" office:value-type="float" office:value="3">
            <text:p>3</text:p>
          </table:table-cell>
          <table:table-cell table:number-columns-repeated="1022"/>
        </table:table-row>
        <table:table-row table:style-name="ro1">
          <table:table-cell table:style-name="ce22" office:value-type="string">
            <text:p>2-W|2-3|3.W.5</text:p>
          </table:table-cell>
          <table:table-cell table:style-name="ce22" office:value-type="float" office:value="3">
            <text:p>3</text:p>
          </table:table-cell>
          <table:table-cell table:number-columns-repeated="1022"/>
        </table:table-row>
        <table:table-row table:style-name="ro1">
          <table:table-cell table:style-name="ce22" office:value-type="string">
            <text:p>2-W|2-4|4.W.3a</text:p>
          </table:table-cell>
          <table:table-cell table:style-name="ce22" office:value-type="float" office:value="4">
            <text:p>4</text:p>
          </table:table-cell>
          <table:table-cell table:number-columns-repeated="1022"/>
        </table:table-row>
        <table:table-row table:style-name="ro1">
          <table:table-cell table:style-name="ce22" office:value-type="string">
            <text:p>2-W|2-4|4.W.3b</text:p>
          </table:table-cell>
          <table:table-cell table:style-name="ce22" office:value-type="float" office:value="4">
            <text:p>4</text:p>
          </table:table-cell>
          <table:table-cell table:number-columns-repeated="1022"/>
        </table:table-row>
        <table:table-row table:style-name="ro1">
          <table:table-cell table:style-name="ce22" office:value-type="string">
            <text:p>2-W|2-4|4.W.3c</text:p>
          </table:table-cell>
          <table:table-cell table:style-name="ce22" office:value-type="float" office:value="4">
            <text:p>4</text:p>
          </table:table-cell>
          <table:table-cell table:number-columns-repeated="1022"/>
        </table:table-row>
        <table:table-row table:style-name="ro1">
          <table:table-cell table:style-name="ce22" office:value-type="string">
            <text:p>2-W|2-4|4.W.3d</text:p>
          </table:table-cell>
          <table:table-cell table:style-name="ce22" office:value-type="float" office:value="4">
            <text:p>4</text:p>
          </table:table-cell>
          <table:table-cell table:number-columns-repeated="1022"/>
        </table:table-row>
        <table:table-row table:style-name="ro1">
          <table:table-cell table:style-name="ce22" office:value-type="string">
            <text:p>2-W|2-4|4.W.3e</text:p>
          </table:table-cell>
          <table:table-cell table:style-name="ce22" office:value-type="float" office:value="4">
            <text:p>4</text:p>
          </table:table-cell>
          <table:table-cell table:number-columns-repeated="1022"/>
        </table:table-row>
        <table:table-row table:style-name="ro1">
          <table:table-cell table:style-name="ce22" office:value-type="string">
            <text:p>2-W|2-4|4.W.4</text:p>
          </table:table-cell>
          <table:table-cell table:style-name="ce22" office:value-type="float" office:value="4">
            <text:p>4</text:p>
          </table:table-cell>
          <table:table-cell table:number-columns-repeated="1022"/>
        </table:table-row>
        <table:table-row table:style-name="ro1">
          <table:table-cell table:style-name="ce22" office:value-type="string">
            <text:p>2-W|2-4|4.W.5</text:p>
          </table:table-cell>
          <table:table-cell table:style-name="ce22" office:value-type="float" office:value="4">
            <text:p>4</text:p>
          </table:table-cell>
          <table:table-cell table:number-columns-repeated="1022"/>
        </table:table-row>
        <table:table-row table:style-name="ro1">
          <table:table-cell table:style-name="ce22" office:value-type="string">
            <text:p>2-W|2-4|4.W.9a</text:p>
          </table:table-cell>
          <table:table-cell table:style-name="ce22" office:value-type="float" office:value="4">
            <text:p>4</text:p>
          </table:table-cell>
          <table:table-cell table:number-columns-repeated="1022"/>
        </table:table-row>
        <table:table-row table:style-name="ro1">
          <table:table-cell table:style-name="ce22" office:value-type="string">
            <text:p>2-W|2-4|4.W.9b</text:p>
          </table:table-cell>
          <table:table-cell table:style-name="ce22" office:value-type="float" office:value="4">
            <text:p>4</text:p>
          </table:table-cell>
          <table:table-cell table:number-columns-repeated="1022"/>
        </table:table-row>
        <table:table-row table:style-name="ro1">
          <table:table-cell table:style-name="ce22" office:value-type="string">
            <text:p>2-W|2-5|5.W.3a</text:p>
          </table:table-cell>
          <table:table-cell table:style-name="ce22" office:value-type="float" office:value="5">
            <text:p>5</text:p>
          </table:table-cell>
          <table:table-cell table:number-columns-repeated="1022"/>
        </table:table-row>
        <table:table-row table:style-name="ro1">
          <table:table-cell table:style-name="ce22" office:value-type="string">
            <text:p>2-W|2-5|5.W.3b</text:p>
          </table:table-cell>
          <table:table-cell table:style-name="ce22" office:value-type="float" office:value="5">
            <text:p>5</text:p>
          </table:table-cell>
          <table:table-cell table:number-columns-repeated="1022"/>
        </table:table-row>
        <table:table-row table:style-name="ro1">
          <table:table-cell table:style-name="ce22" office:value-type="string">
            <text:p>2-W|2-5|5.W.3c</text:p>
          </table:table-cell>
          <table:table-cell table:style-name="ce22" office:value-type="float" office:value="5">
            <text:p>5</text:p>
          </table:table-cell>
          <table:table-cell table:number-columns-repeated="1022"/>
        </table:table-row>
        <table:table-row table:style-name="ro1">
          <table:table-cell table:style-name="ce22" office:value-type="string">
            <text:p>2-W|2-5|5.W.3d</text:p>
          </table:table-cell>
          <table:table-cell table:style-name="ce22" office:value-type="float" office:value="5">
            <text:p>5</text:p>
          </table:table-cell>
          <table:table-cell table:number-columns-repeated="1022"/>
        </table:table-row>
        <table:table-row table:style-name="ro1">
          <table:table-cell table:style-name="ce22" office:value-type="string">
            <text:p>2-W|2-5|5.W.3e</text:p>
          </table:table-cell>
          <table:table-cell table:style-name="ce22" office:value-type="float" office:value="5">
            <text:p>5</text:p>
          </table:table-cell>
          <table:table-cell table:number-columns-repeated="1022"/>
        </table:table-row>
        <table:table-row table:style-name="ro1">
          <table:table-cell table:style-name="ce22" office:value-type="string">
            <text:p>2-W|2-5|5.W.4</text:p>
          </table:table-cell>
          <table:table-cell table:style-name="ce22" office:value-type="float" office:value="5">
            <text:p>5</text:p>
          </table:table-cell>
          <table:table-cell table:number-columns-repeated="1022"/>
        </table:table-row>
        <table:table-row table:style-name="ro1">
          <table:table-cell table:style-name="ce22" office:value-type="string">
            <text:p>2-W|2-5|5.W.5</text:p>
          </table:table-cell>
          <table:table-cell table:style-name="ce22" office:value-type="float" office:value="5">
            <text:p>5</text:p>
          </table:table-cell>
          <table:table-cell table:number-columns-repeated="1022"/>
        </table:table-row>
        <table:table-row table:style-name="ro1">
          <table:table-cell table:style-name="ce22" office:value-type="string">
            <text:p>2-W|2-5|5.W.9a</text:p>
          </table:table-cell>
          <table:table-cell table:style-name="ce22" office:value-type="float" office:value="5">
            <text:p>5</text:p>
          </table:table-cell>
          <table:table-cell table:number-columns-repeated="1022"/>
        </table:table-row>
        <table:table-row table:style-name="ro1">
          <table:table-cell table:style-name="ce22" office:value-type="string">
            <text:p>2-W|2-5|5.W.9b</text:p>
          </table:table-cell>
          <table:table-cell table:style-name="ce22" office:value-type="float" office:value="5">
            <text:p>5</text:p>
          </table:table-cell>
          <table:table-cell table:number-columns-repeated="1022"/>
        </table:table-row>
        <table:table-row table:style-name="ro1">
          <table:table-cell table:style-name="ce22" office:value-type="string">
            <text:p>2-W|2-6|6.W.3a</text:p>
          </table:table-cell>
          <table:table-cell table:style-name="ce22" office:value-type="float" office:value="6">
            <text:p>6</text:p>
          </table:table-cell>
          <table:table-cell table:number-columns-repeated="1022"/>
        </table:table-row>
        <table:table-row table:style-name="ro1">
          <table:table-cell table:style-name="ce22" office:value-type="string">
            <text:p>2-W|2-6|6.W.3b</text:p>
          </table:table-cell>
          <table:table-cell table:style-name="ce22" office:value-type="float" office:value="6">
            <text:p>6</text:p>
          </table:table-cell>
          <table:table-cell table:number-columns-repeated="1022"/>
        </table:table-row>
        <table:table-row table:style-name="ro1">
          <table:table-cell table:style-name="ce22" office:value-type="string">
            <text:p>2-W|2-6|6.W.3c</text:p>
          </table:table-cell>
          <table:table-cell table:style-name="ce22" office:value-type="float" office:value="6">
            <text:p>6</text:p>
          </table:table-cell>
          <table:table-cell table:number-columns-repeated="1022"/>
        </table:table-row>
        <table:table-row table:style-name="ro1">
          <table:table-cell table:style-name="ce22" office:value-type="string">
            <text:p>2-W|2-6|6.W.3d</text:p>
          </table:table-cell>
          <table:table-cell table:style-name="ce22" office:value-type="float" office:value="6">
            <text:p>6</text:p>
          </table:table-cell>
          <table:table-cell table:number-columns-repeated="1022"/>
        </table:table-row>
        <table:table-row table:style-name="ro1">
          <table:table-cell table:style-name="ce22" office:value-type="string">
            <text:p>2-W|2-6|6.W.3e</text:p>
          </table:table-cell>
          <table:table-cell table:style-name="ce22" office:value-type="float" office:value="6">
            <text:p>6</text:p>
          </table:table-cell>
          <table:table-cell table:number-columns-repeated="1022"/>
        </table:table-row>
        <table:table-row table:style-name="ro1">
          <table:table-cell table:style-name="ce22" office:value-type="string">
            <text:p>2-W|2-6|6.W.4</text:p>
          </table:table-cell>
          <table:table-cell table:style-name="ce22" office:value-type="float" office:value="6">
            <text:p>6</text:p>
          </table:table-cell>
          <table:table-cell table:number-columns-repeated="1022"/>
        </table:table-row>
        <table:table-row table:style-name="ro1">
          <table:table-cell table:style-name="ce22" office:value-type="string">
            <text:p>2-W|2-6|6.W.5</text:p>
          </table:table-cell>
          <table:table-cell table:style-name="ce22" office:value-type="float" office:value="6">
            <text:p>6</text:p>
          </table:table-cell>
          <table:table-cell table:number-columns-repeated="1022"/>
        </table:table-row>
        <table:table-row table:style-name="ro1">
          <table:table-cell table:style-name="ce22" office:value-type="string">
            <text:p>2-W|2-6|6.W.9a</text:p>
          </table:table-cell>
          <table:table-cell table:style-name="ce22" office:value-type="float" office:value="6">
            <text:p>6</text:p>
          </table:table-cell>
          <table:table-cell table:number-columns-repeated="1022"/>
        </table:table-row>
        <table:table-row table:style-name="ro1">
          <table:table-cell table:style-name="ce22" office:value-type="string">
            <text:p>2-W|2-6|6.W.9b</text:p>
          </table:table-cell>
          <table:table-cell table:style-name="ce22" office:value-type="float" office:value="6">
            <text:p>6</text:p>
          </table:table-cell>
          <table:table-cell table:number-columns-repeated="1022"/>
        </table:table-row>
        <table:table-row table:style-name="ro1">
          <table:table-cell table:style-name="ce22" office:value-type="string">
            <text:p>2-W|2-7|7.W.3a</text:p>
          </table:table-cell>
          <table:table-cell table:style-name="ce22" office:value-type="float" office:value="7">
            <text:p>7</text:p>
          </table:table-cell>
          <table:table-cell table:number-columns-repeated="1022"/>
        </table:table-row>
        <table:table-row table:style-name="ro1">
          <table:table-cell table:style-name="ce22" office:value-type="string">
            <text:p>2-W|2-7|7.W.3b</text:p>
          </table:table-cell>
          <table:table-cell table:style-name="ce22" office:value-type="float" office:value="7">
            <text:p>7</text:p>
          </table:table-cell>
          <table:table-cell table:number-columns-repeated="1022"/>
        </table:table-row>
        <table:table-row table:style-name="ro1">
          <table:table-cell table:style-name="ce22" office:value-type="string">
            <text:p>2-W|2-7|7.W.3c</text:p>
          </table:table-cell>
          <table:table-cell table:style-name="ce22" office:value-type="float" office:value="7">
            <text:p>7</text:p>
          </table:table-cell>
          <table:table-cell table:number-columns-repeated="1022"/>
        </table:table-row>
        <table:table-row table:style-name="ro1">
          <table:table-cell table:style-name="ce22" office:value-type="string">
            <text:p>2-W|2-7|7.W.3d</text:p>
          </table:table-cell>
          <table:table-cell table:style-name="ce22" office:value-type="float" office:value="7">
            <text:p>7</text:p>
          </table:table-cell>
          <table:table-cell table:number-columns-repeated="1022"/>
        </table:table-row>
        <table:table-row table:style-name="ro1">
          <table:table-cell table:style-name="ce22" office:value-type="string">
            <text:p>2-W|2-7|7.W.3e</text:p>
          </table:table-cell>
          <table:table-cell table:style-name="ce22" office:value-type="float" office:value="7">
            <text:p>7</text:p>
          </table:table-cell>
          <table:table-cell table:number-columns-repeated="1022"/>
        </table:table-row>
        <table:table-row table:style-name="ro1">
          <table:table-cell table:style-name="ce22" office:value-type="string">
            <text:p>2-W|2-7|7.W.4</text:p>
          </table:table-cell>
          <table:table-cell table:style-name="ce22" office:value-type="float" office:value="7">
            <text:p>7</text:p>
          </table:table-cell>
          <table:table-cell table:number-columns-repeated="1022"/>
        </table:table-row>
        <table:table-row table:style-name="ro1">
          <table:table-cell table:style-name="ce22" office:value-type="string">
            <text:p>2-W|2-7|7.W.5</text:p>
          </table:table-cell>
          <table:table-cell table:style-name="ce22" office:value-type="float" office:value="7">
            <text:p>7</text:p>
          </table:table-cell>
          <table:table-cell table:number-columns-repeated="1022"/>
        </table:table-row>
        <table:table-row table:style-name="ro1">
          <table:table-cell table:style-name="ce22" office:value-type="string">
            <text:p>2-W|2-7|7.W.9a</text:p>
          </table:table-cell>
          <table:table-cell table:style-name="ce22" office:value-type="float" office:value="7">
            <text:p>7</text:p>
          </table:table-cell>
          <table:table-cell table:number-columns-repeated="1022"/>
        </table:table-row>
        <table:table-row table:style-name="ro1">
          <table:table-cell table:style-name="ce22" office:value-type="string">
            <text:p>2-W|2-7|7.W.9b</text:p>
          </table:table-cell>
          <table:table-cell table:style-name="ce22" office:value-type="float" office:value="7">
            <text:p>7</text:p>
          </table:table-cell>
          <table:table-cell table:number-columns-repeated="1022"/>
        </table:table-row>
        <table:table-row table:style-name="ro1">
          <table:table-cell office:value-type="string">
            <text:p>2-W|2-8|8.W.3a</text:p>
          </table:table-cell>
          <table:table-cell office:value-type="float" office:value="8">
            <text:p>8</text:p>
          </table:table-cell>
          <table:table-cell table:number-columns-repeated="1022"/>
        </table:table-row>
        <table:table-row table:style-name="ro1">
          <table:table-cell office:value-type="string">
            <text:p>2-W|2-8|8.W.3b</text:p>
          </table:table-cell>
          <table:table-cell office:value-type="float" office:value="8">
            <text:p>8</text:p>
          </table:table-cell>
          <table:table-cell table:number-columns-repeated="1022"/>
        </table:table-row>
        <table:table-row table:style-name="ro1">
          <table:table-cell office:value-type="string">
            <text:p>2-W|2-8|8.W.3c</text:p>
          </table:table-cell>
          <table:table-cell office:value-type="float" office:value="8">
            <text:p>8</text:p>
          </table:table-cell>
          <table:table-cell table:number-columns-repeated="1022"/>
        </table:table-row>
        <table:table-row table:style-name="ro1">
          <table:table-cell office:value-type="string">
            <text:p>2-W|2-8|8.W.3d</text:p>
          </table:table-cell>
          <table:table-cell office:value-type="float" office:value="8">
            <text:p>8</text:p>
          </table:table-cell>
          <table:table-cell table:number-columns-repeated="1022"/>
        </table:table-row>
        <table:table-row table:style-name="ro1">
          <table:table-cell office:value-type="string">
            <text:p>2-W|2-8|8.W.3e</text:p>
          </table:table-cell>
          <table:table-cell office:value-type="float" office:value="8">
            <text:p>8</text:p>
          </table:table-cell>
          <table:table-cell table:number-columns-repeated="1022"/>
        </table:table-row>
        <table:table-row table:style-name="ro1">
          <table:table-cell office:value-type="string">
            <text:p>2-W|2-8|8.W.4</text:p>
          </table:table-cell>
          <table:table-cell office:value-type="float" office:value="8">
            <text:p>8</text:p>
          </table:table-cell>
          <table:table-cell table:number-columns-repeated="1022"/>
        </table:table-row>
        <table:table-row table:style-name="ro1">
          <table:table-cell office:value-type="string">
            <text:p>2-W|2-8|8.W.5</text:p>
          </table:table-cell>
          <table:table-cell office:value-type="float" office:value="8">
            <text:p>8</text:p>
          </table:table-cell>
          <table:table-cell table:number-columns-repeated="1022"/>
        </table:table-row>
        <table:table-row table:style-name="ro1">
          <table:table-cell office:value-type="string">
            <text:p>2-W|2-8|8.W.9a</text:p>
          </table:table-cell>
          <table:table-cell office:value-type="float" office:value="8">
            <text:p>8</text:p>
          </table:table-cell>
          <table:table-cell table:number-columns-repeated="1022"/>
        </table:table-row>
        <table:table-row table:style-name="ro1">
          <table:table-cell office:value-type="string">
            <text:p>2-W|2-8|8.W.9b</text:p>
          </table:table-cell>
          <table:table-cell office:value-type="float" office:value="8">
            <text:p>8</text:p>
          </table:table-cell>
          <table:table-cell table:number-columns-repeated="1022"/>
        </table:table-row>
        <table:table-row table:style-name="ro1">
          <table:table-cell office:value-type="string">
            <text:p>2-W|2-9|9.W.3a</text:p>
          </table:table-cell>
          <table:table-cell office:value-type="float" office:value="9">
            <text:p>9</text:p>
          </table:table-cell>
          <table:table-cell table:number-columns-repeated="1022"/>
        </table:table-row>
        <table:table-row table:style-name="ro1">
          <table:table-cell office:value-type="string">
            <text:p>2-W|2-9|9.W.3b</text:p>
          </table:table-cell>
          <table:table-cell office:value-type="float" office:value="9">
            <text:p>9</text:p>
          </table:table-cell>
          <table:table-cell table:number-columns-repeated="1022"/>
        </table:table-row>
        <table:table-row table:style-name="ro1">
          <table:table-cell office:value-type="string">
            <text:p>2-W|2-9|9.W.3c</text:p>
          </table:table-cell>
          <table:table-cell office:value-type="float" office:value="9">
            <text:p>9</text:p>
          </table:table-cell>
          <table:table-cell table:number-columns-repeated="1022"/>
        </table:table-row>
        <table:table-row table:style-name="ro1">
          <table:table-cell office:value-type="string">
            <text:p>2-W|2-9|9.W.3d</text:p>
          </table:table-cell>
          <table:table-cell office:value-type="float" office:value="9">
            <text:p>9</text:p>
          </table:table-cell>
          <table:table-cell table:number-columns-repeated="1022"/>
        </table:table-row>
        <table:table-row table:style-name="ro1">
          <table:table-cell office:value-type="string">
            <text:p>2-W|2-9|9.W.3e</text:p>
          </table:table-cell>
          <table:table-cell office:value-type="float" office:value="9">
            <text:p>9</text:p>
          </table:table-cell>
          <table:table-cell table:number-columns-repeated="1022"/>
        </table:table-row>
        <table:table-row table:style-name="ro1">
          <table:table-cell office:value-type="string">
            <text:p>2-W|2-9|9.W.4</text:p>
          </table:table-cell>
          <table:table-cell office:value-type="float" office:value="9">
            <text:p>9</text:p>
          </table:table-cell>
          <table:table-cell table:number-columns-repeated="1022"/>
        </table:table-row>
        <table:table-row table:style-name="ro1">
          <table:table-cell office:value-type="string">
            <text:p>2-W|2-9|9.W.5</text:p>
          </table:table-cell>
          <table:table-cell office:value-type="float" office:value="9">
            <text:p>9</text:p>
          </table:table-cell>
          <table:table-cell table:number-columns-repeated="1022"/>
        </table:table-row>
        <table:table-row table:style-name="ro1">
          <table:table-cell office:value-type="string">
            <text:p>2-W|2-9|9.W.9a</text:p>
          </table:table-cell>
          <table:table-cell office:value-type="float" office:value="9">
            <text:p>9</text:p>
          </table:table-cell>
          <table:table-cell table:number-columns-repeated="1022"/>
        </table:table-row>
        <table:table-row table:style-name="ro1">
          <table:table-cell office:value-type="string">
            <text:p>2-W|2-9|9.W.9b</text:p>
          </table:table-cell>
          <table:table-cell office:value-type="float" office:value="9">
            <text:p>9</text:p>
          </table:table-cell>
          <table:table-cell table:number-columns-repeated="1022"/>
        </table:table-row>
        <table:table-row table:style-name="ro1">
          <table:table-cell table:style-name="ce22" office:value-type="string">
            <text:p>2-W|3-10|10.W.2a</text:p>
          </table:table-cell>
          <table:table-cell table:style-name="ce22" office:value-type="float" office:value="10">
            <text:p>10</text:p>
          </table:table-cell>
          <table:table-cell table:number-columns-repeated="1022"/>
        </table:table-row>
        <table:table-row table:style-name="ro1">
          <table:table-cell table:style-name="ce22" office:value-type="string">
            <text:p>2-W|3-10|10.W.2b</text:p>
          </table:table-cell>
          <table:table-cell table:style-name="ce22" office:value-type="float" office:value="10">
            <text:p>10</text:p>
          </table:table-cell>
          <table:table-cell table:number-columns-repeated="1022"/>
        </table:table-row>
        <table:table-row table:style-name="ro1">
          <table:table-cell table:style-name="ce22" office:value-type="string">
            <text:p>2-W|3-10|10.W.2c</text:p>
          </table:table-cell>
          <table:table-cell table:style-name="ce22" office:value-type="float" office:value="10">
            <text:p>10</text:p>
          </table:table-cell>
          <table:table-cell table:number-columns-repeated="1022"/>
        </table:table-row>
        <table:table-row table:style-name="ro1">
          <table:table-cell table:style-name="ce22" office:value-type="string">
            <text:p>2-W|3-10|10.W.2d</text:p>
          </table:table-cell>
          <table:table-cell table:style-name="ce22" office:value-type="float" office:value="10">
            <text:p>10</text:p>
          </table:table-cell>
          <table:table-cell table:number-columns-repeated="1022"/>
        </table:table-row>
        <table:table-row table:style-name="ro1">
          <table:table-cell table:style-name="ce22" office:value-type="string">
            <text:p>2-W|3-10|10.W.2e</text:p>
          </table:table-cell>
          <table:table-cell table:style-name="ce22" office:value-type="float" office:value="10">
            <text:p>10</text:p>
          </table:table-cell>
          <table:table-cell table:number-columns-repeated="1022"/>
        </table:table-row>
        <table:table-row table:style-name="ro1">
          <table:table-cell table:style-name="ce22" office:value-type="string">
            <text:p>2-W|3-10|10.W.2f</text:p>
          </table:table-cell>
          <table:table-cell table:style-name="ce22" office:value-type="float" office:value="10">
            <text:p>10</text:p>
          </table:table-cell>
          <table:table-cell table:number-columns-repeated="1022"/>
        </table:table-row>
        <table:table-row table:style-name="ro1">
          <table:table-cell table:style-name="ce22" office:value-type="string">
            <text:p>2-W|3-11|11-12.W.2a</text:p>
          </table:table-cell>
          <table:table-cell table:style-name="ce22" office:value-type="float" office:value="11">
            <text:p>11</text:p>
          </table:table-cell>
          <table:table-cell table:number-columns-repeated="1022"/>
        </table:table-row>
        <table:table-row table:style-name="ro1">
          <table:table-cell table:style-name="ce22" office:value-type="string">
            <text:p>2-W|3-11|11-12.W.2b</text:p>
          </table:table-cell>
          <table:table-cell table:style-name="ce22" office:value-type="float" office:value="11">
            <text:p>11</text:p>
          </table:table-cell>
          <table:table-cell table:number-columns-repeated="1022"/>
        </table:table-row>
        <table:table-row table:style-name="ro1">
          <table:table-cell table:style-name="ce22" office:value-type="string">
            <text:p>2-W|3-11|11-12.W.2c</text:p>
          </table:table-cell>
          <table:table-cell table:style-name="ce22" office:value-type="float" office:value="11">
            <text:p>11</text:p>
          </table:table-cell>
          <table:table-cell table:number-columns-repeated="1022"/>
        </table:table-row>
        <table:table-row table:style-name="ro1">
          <table:table-cell table:style-name="ce22" office:value-type="string">
            <text:p>2-W|3-11|11-12.W.2d</text:p>
          </table:table-cell>
          <table:table-cell table:style-name="ce22" office:value-type="float" office:value="11">
            <text:p>11</text:p>
          </table:table-cell>
          <table:table-cell table:number-columns-repeated="1022"/>
        </table:table-row>
        <table:table-row table:style-name="ro1">
          <table:table-cell table:style-name="ce22" office:value-type="string">
            <text:p>2-W|3-11|11-12.W.2e</text:p>
          </table:table-cell>
          <table:table-cell table:style-name="ce22" office:value-type="float" office:value="11">
            <text:p>11</text:p>
          </table:table-cell>
          <table:table-cell table:number-columns-repeated="1022"/>
        </table:table-row>
        <table:table-row table:style-name="ro1">
          <table:table-cell table:style-name="ce22" office:value-type="string">
            <text:p>2-W|3-11|11-12.W.2f</text:p>
          </table:table-cell>
          <table:table-cell table:style-name="ce22" office:value-type="float" office:value="11">
            <text:p>11</text:p>
          </table:table-cell>
          <table:table-cell table:number-columns-repeated="1022"/>
        </table:table-row>
        <table:table-row table:style-name="ro1">
          <table:table-cell table:style-name="ce22" office:value-type="string">
            <text:p>2-W|3-3|3.W.2a</text:p>
          </table:table-cell>
          <table:table-cell table:style-name="ce22" office:value-type="float" office:value="3">
            <text:p>3</text:p>
          </table:table-cell>
          <table:table-cell table:number-columns-repeated="1022"/>
        </table:table-row>
        <table:table-row table:style-name="ro1">
          <table:table-cell table:style-name="ce22" office:value-type="string">
            <text:p>2-W|3-3|3.W.2b</text:p>
          </table:table-cell>
          <table:table-cell table:style-name="ce22" office:value-type="float" office:value="3">
            <text:p>3</text:p>
          </table:table-cell>
          <table:table-cell table:number-columns-repeated="1022"/>
        </table:table-row>
        <table:table-row table:style-name="ro1">
          <table:table-cell table:style-name="ce22" office:value-type="string">
            <text:p>2-W|3-3|3.W.2c</text:p>
          </table:table-cell>
          <table:table-cell table:style-name="ce22" office:value-type="float" office:value="3">
            <text:p>3</text:p>
          </table:table-cell>
          <table:table-cell table:number-columns-repeated="1022"/>
        </table:table-row>
        <table:table-row table:style-name="ro1">
          <table:table-cell table:style-name="ce22" office:value-type="string">
            <text:p>2-W|3-3|3.W.2d</text:p>
          </table:table-cell>
          <table:table-cell table:style-name="ce22" office:value-type="float" office:value="3">
            <text:p>3</text:p>
          </table:table-cell>
          <table:table-cell table:number-columns-repeated="1022"/>
        </table:table-row>
        <table:table-row table:style-name="ro1">
          <table:table-cell table:style-name="ce22" office:value-type="string">
            <text:p>2-W|3-4|4.W.2a</text:p>
          </table:table-cell>
          <table:table-cell table:style-name="ce22" office:value-type="float" office:value="4">
            <text:p>4</text:p>
          </table:table-cell>
          <table:table-cell table:number-columns-repeated="1022"/>
        </table:table-row>
        <table:table-row table:style-name="ro1">
          <table:table-cell table:style-name="ce22" office:value-type="string">
            <text:p>2-W|3-4|4.W.2b</text:p>
          </table:table-cell>
          <table:table-cell table:style-name="ce22" office:value-type="float" office:value="4">
            <text:p>4</text:p>
          </table:table-cell>
          <table:table-cell table:number-columns-repeated="1022"/>
        </table:table-row>
        <table:table-row table:style-name="ro1">
          <table:table-cell table:style-name="ce22" office:value-type="string">
            <text:p>2-W|3-4|4.W.2c</text:p>
          </table:table-cell>
          <table:table-cell table:style-name="ce22" office:value-type="float" office:value="4">
            <text:p>4</text:p>
          </table:table-cell>
          <table:table-cell table:number-columns-repeated="1022"/>
        </table:table-row>
        <table:table-row table:style-name="ro1">
          <table:table-cell table:style-name="ce22" office:value-type="string">
            <text:p>2-W|3-4|4.W.2d</text:p>
          </table:table-cell>
          <table:table-cell table:style-name="ce22" office:value-type="float" office:value="4">
            <text:p>4</text:p>
          </table:table-cell>
          <table:table-cell table:number-columns-repeated="1022"/>
        </table:table-row>
        <table:table-row table:style-name="ro1">
          <table:table-cell table:style-name="ce22" office:value-type="string">
            <text:p>2-W|3-4|4.W.2e</text:p>
          </table:table-cell>
          <table:table-cell table:style-name="ce22" office:value-type="float" office:value="4">
            <text:p>4</text:p>
          </table:table-cell>
          <table:table-cell table:number-columns-repeated="1022"/>
        </table:table-row>
        <table:table-row table:style-name="ro1">
          <table:table-cell table:style-name="ce22" office:value-type="string">
            <text:p>2-W|3-4|4.W.9a</text:p>
          </table:table-cell>
          <table:table-cell table:style-name="ce22" office:value-type="float" office:value="4">
            <text:p>4</text:p>
          </table:table-cell>
          <table:table-cell table:number-columns-repeated="1022"/>
        </table:table-row>
        <table:table-row table:style-name="ro1">
          <table:table-cell table:style-name="ce22" office:value-type="string">
            <text:p>2-W|3-4|4.W.9b</text:p>
          </table:table-cell>
          <table:table-cell table:style-name="ce22" office:value-type="float" office:value="4">
            <text:p>4</text:p>
          </table:table-cell>
          <table:table-cell table:number-columns-repeated="1022"/>
        </table:table-row>
        <table:table-row table:style-name="ro1">
          <table:table-cell table:style-name="ce22" office:value-type="string">
            <text:p>2-W|3-5|5.W.2a</text:p>
          </table:table-cell>
          <table:table-cell table:style-name="ce22" office:value-type="float" office:value="5">
            <text:p>5</text:p>
          </table:table-cell>
          <table:table-cell table:number-columns-repeated="1022"/>
        </table:table-row>
        <table:table-row table:style-name="ro1">
          <table:table-cell table:style-name="ce22" office:value-type="string">
            <text:p>2-W|3-5|5.W.2b</text:p>
          </table:table-cell>
          <table:table-cell table:style-name="ce22" office:value-type="float" office:value="5">
            <text:p>5</text:p>
          </table:table-cell>
          <table:table-cell table:number-columns-repeated="1022"/>
        </table:table-row>
        <table:table-row table:style-name="ro1">
          <table:table-cell table:style-name="ce22" office:value-type="string">
            <text:p>2-W|3-5|5.W.2c</text:p>
          </table:table-cell>
          <table:table-cell table:style-name="ce22" office:value-type="float" office:value="5">
            <text:p>5</text:p>
          </table:table-cell>
          <table:table-cell table:number-columns-repeated="1022"/>
        </table:table-row>
        <table:table-row table:style-name="ro1">
          <table:table-cell table:style-name="ce22" office:value-type="string">
            <text:p>2-W|3-5|5.W.2d</text:p>
          </table:table-cell>
          <table:table-cell table:style-name="ce22" office:value-type="float" office:value="5">
            <text:p>5</text:p>
          </table:table-cell>
          <table:table-cell table:number-columns-repeated="1022"/>
        </table:table-row>
        <table:table-row table:style-name="ro1">
          <table:table-cell table:style-name="ce22" office:value-type="string">
            <text:p>2-W|3-5|5.W.2e</text:p>
          </table:table-cell>
          <table:table-cell table:style-name="ce22" office:value-type="float" office:value="5">
            <text:p>5</text:p>
          </table:table-cell>
          <table:table-cell table:number-columns-repeated="1022"/>
        </table:table-row>
        <table:table-row table:style-name="ro1">
          <table:table-cell table:style-name="ce22" office:value-type="string">
            <text:p>2-W|3-5|5.W.9a</text:p>
          </table:table-cell>
          <table:table-cell table:style-name="ce22" office:value-type="float" office:value="5">
            <text:p>5</text:p>
          </table:table-cell>
          <table:table-cell table:number-columns-repeated="1022"/>
        </table:table-row>
        <table:table-row table:style-name="ro1">
          <table:table-cell table:style-name="ce22" office:value-type="string">
            <text:p>2-W|3-5|5.W.9b</text:p>
          </table:table-cell>
          <table:table-cell table:style-name="ce22" office:value-type="float" office:value="5">
            <text:p>5</text:p>
          </table:table-cell>
          <table:table-cell table:number-columns-repeated="1022"/>
        </table:table-row>
        <table:table-row table:style-name="ro1">
          <table:table-cell table:style-name="ce22" office:value-type="string">
            <text:p>2-W|3-6|6.W.2a</text:p>
          </table:table-cell>
          <table:table-cell table:style-name="ce22" office:value-type="float" office:value="6">
            <text:p>6</text:p>
          </table:table-cell>
          <table:table-cell table:number-columns-repeated="1022"/>
        </table:table-row>
        <table:table-row table:style-name="ro1">
          <table:table-cell table:style-name="ce22" office:value-type="string">
            <text:p>2-W|3-6|6.W.2b</text:p>
          </table:table-cell>
          <table:table-cell table:style-name="ce22" office:value-type="float" office:value="6">
            <text:p>6</text:p>
          </table:table-cell>
          <table:table-cell table:number-columns-repeated="1022"/>
        </table:table-row>
        <table:table-row table:style-name="ro1">
          <table:table-cell table:style-name="ce22" office:value-type="string">
            <text:p>2-W|3-6|6.W.2c</text:p>
          </table:table-cell>
          <table:table-cell table:style-name="ce22" office:value-type="float" office:value="6">
            <text:p>6</text:p>
          </table:table-cell>
          <table:table-cell table:number-columns-repeated="1022"/>
        </table:table-row>
        <table:table-row table:style-name="ro1">
          <table:table-cell table:style-name="ce22" office:value-type="string">
            <text:p>2-W|3-6|6.W.2d</text:p>
          </table:table-cell>
          <table:table-cell table:style-name="ce22" office:value-type="float" office:value="6">
            <text:p>6</text:p>
          </table:table-cell>
          <table:table-cell table:number-columns-repeated="1022"/>
        </table:table-row>
        <table:table-row table:style-name="ro1">
          <table:table-cell table:style-name="ce22" office:value-type="string">
            <text:p>2-W|3-6|6.W.2e</text:p>
          </table:table-cell>
          <table:table-cell table:style-name="ce22" office:value-type="float" office:value="6">
            <text:p>6</text:p>
          </table:table-cell>
          <table:table-cell table:number-columns-repeated="1022"/>
        </table:table-row>
        <table:table-row table:style-name="ro1">
          <table:table-cell table:style-name="ce22" office:value-type="string">
            <text:p>2-W|3-6|6.W.2f</text:p>
          </table:table-cell>
          <table:table-cell table:style-name="ce22" office:value-type="float" office:value="6">
            <text:p>6</text:p>
          </table:table-cell>
          <table:table-cell table:number-columns-repeated="1022"/>
        </table:table-row>
        <table:table-row table:style-name="ro1">
          <table:table-cell table:style-name="ce22" office:value-type="string">
            <text:p>2-W|3-7|7.W.2a</text:p>
          </table:table-cell>
          <table:table-cell table:style-name="ce22" office:value-type="float" office:value="7">
            <text:p>7</text:p>
          </table:table-cell>
          <table:table-cell table:number-columns-repeated="1022"/>
        </table:table-row>
        <table:table-row table:style-name="ro1">
          <table:table-cell table:style-name="ce22" office:value-type="string">
            <text:p>2-W|3-7|7.W.2b</text:p>
          </table:table-cell>
          <table:table-cell table:style-name="ce22" office:value-type="float" office:value="7">
            <text:p>7</text:p>
          </table:table-cell>
          <table:table-cell table:number-columns-repeated="1022"/>
        </table:table-row>
        <table:table-row table:style-name="ro1">
          <table:table-cell table:style-name="ce22" office:value-type="string">
            <text:p>2-W|3-7|7.W.2c</text:p>
          </table:table-cell>
          <table:table-cell table:style-name="ce22" office:value-type="float" office:value="7">
            <text:p>7</text:p>
          </table:table-cell>
          <table:table-cell table:number-columns-repeated="1022"/>
        </table:table-row>
        <table:table-row table:style-name="ro1">
          <table:table-cell table:style-name="ce22" office:value-type="string">
            <text:p>2-W|3-7|7.W.2d</text:p>
          </table:table-cell>
          <table:table-cell table:style-name="ce22" office:value-type="float" office:value="7">
            <text:p>7</text:p>
          </table:table-cell>
          <table:table-cell table:number-columns-repeated="1022"/>
        </table:table-row>
        <table:table-row table:style-name="ro1">
          <table:table-cell table:style-name="ce22" office:value-type="string">
            <text:p>2-W|3-7|7.W.2e</text:p>
          </table:table-cell>
          <table:table-cell table:style-name="ce22" office:value-type="float" office:value="7">
            <text:p>7</text:p>
          </table:table-cell>
          <table:table-cell table:number-columns-repeated="1022"/>
        </table:table-row>
        <table:table-row table:style-name="ro1">
          <table:table-cell table:style-name="ce22" office:value-type="string">
            <text:p>2-W|3-7|7.W.2f</text:p>
          </table:table-cell>
          <table:table-cell table:style-name="ce22" office:value-type="float" office:value="7">
            <text:p>7</text:p>
          </table:table-cell>
          <table:table-cell table:number-columns-repeated="1022"/>
        </table:table-row>
        <table:table-row table:style-name="ro1">
          <table:table-cell office:value-type="string">
            <text:p>2-W|3-8|8.W.2a</text:p>
          </table:table-cell>
          <table:table-cell office:value-type="float" office:value="8">
            <text:p>8</text:p>
          </table:table-cell>
          <table:table-cell table:number-columns-repeated="1022"/>
        </table:table-row>
        <table:table-row table:style-name="ro1">
          <table:table-cell office:value-type="string">
            <text:p>2-W|3-8|8.W.2b</text:p>
          </table:table-cell>
          <table:table-cell office:value-type="float" office:value="8">
            <text:p>8</text:p>
          </table:table-cell>
          <table:table-cell table:number-columns-repeated="1022"/>
        </table:table-row>
        <table:table-row table:style-name="ro1">
          <table:table-cell office:value-type="string">
            <text:p>2-W|3-8|8.W.2c</text:p>
          </table:table-cell>
          <table:table-cell office:value-type="float" office:value="8">
            <text:p>8</text:p>
          </table:table-cell>
          <table:table-cell table:number-columns-repeated="1022"/>
        </table:table-row>
        <table:table-row table:style-name="ro1">
          <table:table-cell office:value-type="string">
            <text:p>2-W|3-8|8.W.2d</text:p>
          </table:table-cell>
          <table:table-cell office:value-type="float" office:value="8">
            <text:p>8</text:p>
          </table:table-cell>
          <table:table-cell table:number-columns-repeated="1022"/>
        </table:table-row>
        <table:table-row table:style-name="ro1">
          <table:table-cell office:value-type="string">
            <text:p>2-W|3-8|8.W.2e</text:p>
          </table:table-cell>
          <table:table-cell office:value-type="float" office:value="8">
            <text:p>8</text:p>
          </table:table-cell>
          <table:table-cell table:number-columns-repeated="1022"/>
        </table:table-row>
        <table:table-row table:style-name="ro1">
          <table:table-cell office:value-type="string">
            <text:p>2-W|3-8|8.W.2f</text:p>
          </table:table-cell>
          <table:table-cell office:value-type="float" office:value="8">
            <text:p>8</text:p>
          </table:table-cell>
          <table:table-cell table:number-columns-repeated="1022"/>
        </table:table-row>
        <table:table-row table:style-name="ro1">
          <table:table-cell office:value-type="string">
            <text:p>2-W|3-9|9.W.2a</text:p>
          </table:table-cell>
          <table:table-cell office:value-type="float" office:value="9">
            <text:p>9</text:p>
          </table:table-cell>
          <table:table-cell table:number-columns-repeated="1022"/>
        </table:table-row>
        <table:table-row table:style-name="ro1">
          <table:table-cell office:value-type="string">
            <text:p>2-W|3-9|9.W.2b</text:p>
          </table:table-cell>
          <table:table-cell office:value-type="float" office:value="9">
            <text:p>9</text:p>
          </table:table-cell>
          <table:table-cell table:number-columns-repeated="1022"/>
        </table:table-row>
        <table:table-row table:style-name="ro1">
          <table:table-cell office:value-type="string">
            <text:p>2-W|3-9|9.W.2c</text:p>
          </table:table-cell>
          <table:table-cell office:value-type="float" office:value="9">
            <text:p>9</text:p>
          </table:table-cell>
          <table:table-cell table:number-columns-repeated="1022"/>
        </table:table-row>
        <table:table-row table:style-name="ro1">
          <table:table-cell office:value-type="string">
            <text:p>2-W|3-9|9.W.2d</text:p>
          </table:table-cell>
          <table:table-cell office:value-type="float" office:value="9">
            <text:p>9</text:p>
          </table:table-cell>
          <table:table-cell table:number-columns-repeated="1022"/>
        </table:table-row>
        <table:table-row table:style-name="ro1">
          <table:table-cell office:value-type="string">
            <text:p>2-W|3-9|9.W.2e</text:p>
          </table:table-cell>
          <table:table-cell office:value-type="float" office:value="9">
            <text:p>9</text:p>
          </table:table-cell>
          <table:table-cell table:number-columns-repeated="1022"/>
        </table:table-row>
        <table:table-row table:style-name="ro1">
          <table:table-cell office:value-type="string">
            <text:p>2-W|3-9|9.W.2f</text:p>
          </table:table-cell>
          <table:table-cell office:value-type="float" office:value="9">
            <text:p>9</text:p>
          </table:table-cell>
          <table:table-cell table:number-columns-repeated="1022"/>
        </table:table-row>
        <table:table-row table:style-name="ro1">
          <table:table-cell table:style-name="ce22" office:value-type="string">
            <text:p>2-W|4-10|10.W.2a</text:p>
          </table:table-cell>
          <table:table-cell table:style-name="ce22" office:value-type="float" office:value="10">
            <text:p>10</text:p>
          </table:table-cell>
          <table:table-cell table:number-columns-repeated="1022"/>
        </table:table-row>
        <table:table-row table:style-name="ro1">
          <table:table-cell table:style-name="ce22" office:value-type="string">
            <text:p>2-W|4-10|10.W.2b</text:p>
          </table:table-cell>
          <table:table-cell table:style-name="ce22" office:value-type="float" office:value="10">
            <text:p>10</text:p>
          </table:table-cell>
          <table:table-cell table:number-columns-repeated="1022"/>
        </table:table-row>
        <table:table-row table:style-name="ro1">
          <table:table-cell table:style-name="ce22" office:value-type="string">
            <text:p>2-W|4-10|10.W.2c</text:p>
          </table:table-cell>
          <table:table-cell table:style-name="ce22" office:value-type="float" office:value="10">
            <text:p>10</text:p>
          </table:table-cell>
          <table:table-cell table:number-columns-repeated="1022"/>
        </table:table-row>
        <table:table-row table:style-name="ro1">
          <table:table-cell table:style-name="ce22" office:value-type="string">
            <text:p>2-W|4-10|10.W.2e</text:p>
          </table:table-cell>
          <table:table-cell table:style-name="ce22" office:value-type="float" office:value="10">
            <text:p>10</text:p>
          </table:table-cell>
          <table:table-cell table:number-columns-repeated="1022"/>
        </table:table-row>
        <table:table-row table:style-name="ro1">
          <table:table-cell table:style-name="ce22" office:value-type="string">
            <text:p>2-W|4-10|10.W.2f</text:p>
          </table:table-cell>
          <table:table-cell table:style-name="ce22" office:value-type="float" office:value="10">
            <text:p>10</text:p>
          </table:table-cell>
          <table:table-cell table:number-columns-repeated="1022"/>
        </table:table-row>
        <table:table-row table:style-name="ro1">
          <table:table-cell table:style-name="ce22" office:value-type="string">
            <text:p>2-W|4-10|10.W.4</text:p>
          </table:table-cell>
          <table:table-cell table:style-name="ce22" office:value-type="float" office:value="10">
            <text:p>10</text:p>
          </table:table-cell>
          <table:table-cell table:number-columns-repeated="1022"/>
        </table:table-row>
        <table:table-row table:style-name="ro1">
          <table:table-cell table:style-name="ce22" office:value-type="string">
            <text:p>2-W|4-10|10.W.5</text:p>
          </table:table-cell>
          <table:table-cell table:style-name="ce22" office:value-type="float" office:value="10">
            <text:p>10</text:p>
          </table:table-cell>
          <table:table-cell table:number-columns-repeated="1022"/>
        </table:table-row>
        <table:table-row table:style-name="ro1">
          <table:table-cell table:style-name="ce22" office:value-type="string">
            <text:p>2-W|4-10|10.W.8</text:p>
          </table:table-cell>
          <table:table-cell table:style-name="ce22" office:value-type="float" office:value="10">
            <text:p>10</text:p>
          </table:table-cell>
          <table:table-cell table:number-columns-repeated="1022"/>
        </table:table-row>
        <table:table-row table:style-name="ro1">
          <table:table-cell table:style-name="ce22" office:value-type="string">
            <text:p>2-W|4-10|10.W.9</text:p>
          </table:table-cell>
          <table:table-cell table:style-name="ce22" office:value-type="float" office:value="10">
            <text:p>10</text:p>
          </table:table-cell>
          <table:table-cell table:number-columns-repeated="1022"/>
        </table:table-row>
        <table:table-row table:style-name="ro1">
          <table:table-cell table:style-name="ce22" office:value-type="string">
            <text:p>2-W|4-11|11-12.W.2a</text:p>
          </table:table-cell>
          <table:table-cell table:style-name="ce22" office:value-type="float" office:value="11">
            <text:p>11</text:p>
          </table:table-cell>
          <table:table-cell table:number-columns-repeated="1022"/>
        </table:table-row>
        <table:table-row table:style-name="ro1">
          <table:table-cell table:style-name="ce22" office:value-type="string">
            <text:p>2-W|4-11|11-12.W.2b</text:p>
          </table:table-cell>
          <table:table-cell table:style-name="ce22" office:value-type="float" office:value="11">
            <text:p>11</text:p>
          </table:table-cell>
          <table:table-cell table:number-columns-repeated="1022"/>
        </table:table-row>
        <table:table-row table:style-name="ro1">
          <table:table-cell table:style-name="ce22" office:value-type="string">
            <text:p>2-W|4-11|11-12.W.2c</text:p>
          </table:table-cell>
          <table:table-cell table:style-name="ce22" office:value-type="float" office:value="11">
            <text:p>11</text:p>
          </table:table-cell>
          <table:table-cell table:number-columns-repeated="1022"/>
        </table:table-row>
        <table:table-row table:style-name="ro1">
          <table:table-cell table:style-name="ce22" office:value-type="string">
            <text:p>2-W|4-11|11-12.W.2d</text:p>
          </table:table-cell>
          <table:table-cell table:style-name="ce22" office:value-type="float" office:value="11">
            <text:p>11</text:p>
          </table:table-cell>
          <table:table-cell table:number-columns-repeated="1022"/>
        </table:table-row>
        <table:table-row table:style-name="ro1">
          <table:table-cell table:style-name="ce22" office:value-type="string">
            <text:p>2-W|4-11|11-12.W.2e</text:p>
          </table:table-cell>
          <table:table-cell table:style-name="ce22" office:value-type="float" office:value="11">
            <text:p>11</text:p>
          </table:table-cell>
          <table:table-cell table:number-columns-repeated="1022"/>
        </table:table-row>
        <table:table-row table:style-name="ro1">
          <table:table-cell table:style-name="ce22" office:value-type="string">
            <text:p>2-W|4-11|11-12.W.2f</text:p>
          </table:table-cell>
          <table:table-cell table:style-name="ce22" office:value-type="float" office:value="11">
            <text:p>11</text:p>
          </table:table-cell>
          <table:table-cell table:number-columns-repeated="1022"/>
        </table:table-row>
        <table:table-row table:style-name="ro1">
          <table:table-cell table:style-name="ce22" office:value-type="string">
            <text:p>2-W|4-11|11-12.W.4</text:p>
          </table:table-cell>
          <table:table-cell table:style-name="ce22" office:value-type="float" office:value="11">
            <text:p>11</text:p>
          </table:table-cell>
          <table:table-cell table:number-columns-repeated="1022"/>
        </table:table-row>
        <table:table-row table:style-name="ro1">
          <table:table-cell table:style-name="ce22" office:value-type="string">
            <text:p>2-W|4-11|11-12.W.5</text:p>
          </table:table-cell>
          <table:table-cell table:style-name="ce22" office:value-type="float" office:value="11">
            <text:p>11</text:p>
          </table:table-cell>
          <table:table-cell table:number-columns-repeated="1022"/>
        </table:table-row>
        <table:table-row table:style-name="ro1">
          <table:table-cell table:style-name="ce22" office:value-type="string">
            <text:p>2-W|4-11|11-12.W.8</text:p>
          </table:table-cell>
          <table:table-cell table:style-name="ce22" office:value-type="float" office:value="11">
            <text:p>11</text:p>
          </table:table-cell>
          <table:table-cell table:number-columns-repeated="1022"/>
        </table:table-row>
        <table:table-row table:style-name="ro1">
          <table:table-cell table:style-name="ce22" office:value-type="string">
            <text:p>2-W|4-11|11-12.W.9a</text:p>
          </table:table-cell>
          <table:table-cell table:style-name="ce22" office:value-type="float" office:value="11">
            <text:p>11</text:p>
          </table:table-cell>
          <table:table-cell table:number-columns-repeated="1022"/>
        </table:table-row>
        <table:table-row table:style-name="ro1">
          <table:table-cell table:style-name="ce22" office:value-type="string">
            <text:p>2-W|4-11|11-12.W.9b</text:p>
          </table:table-cell>
          <table:table-cell table:style-name="ce22" office:value-type="float" office:value="11">
            <text:p>11</text:p>
          </table:table-cell>
          <table:table-cell table:number-columns-repeated="1022"/>
        </table:table-row>
        <table:table-row table:style-name="ro1">
          <table:table-cell table:style-name="ce22" office:value-type="string">
            <text:p>2-W|4-3|3.W.2a</text:p>
          </table:table-cell>
          <table:table-cell table:style-name="ce22" office:value-type="float" office:value="3">
            <text:p>3</text:p>
          </table:table-cell>
          <table:table-cell table:number-columns-repeated="1022"/>
        </table:table-row>
        <table:table-row table:style-name="ro1">
          <table:table-cell table:style-name="ce22" office:value-type="string">
            <text:p>2-W|4-3|3.W.2b</text:p>
          </table:table-cell>
          <table:table-cell table:style-name="ce22" office:value-type="float" office:value="3">
            <text:p>3</text:p>
          </table:table-cell>
          <table:table-cell table:number-columns-repeated="1022"/>
        </table:table-row>
        <table:table-row table:style-name="ro1">
          <table:table-cell table:style-name="ce22" office:value-type="string">
            <text:p>2-W|4-3|3.W.2c</text:p>
          </table:table-cell>
          <table:table-cell table:style-name="ce22" office:value-type="float" office:value="3">
            <text:p>3</text:p>
          </table:table-cell>
          <table:table-cell table:number-columns-repeated="1022"/>
        </table:table-row>
        <table:table-row table:style-name="ro1">
          <table:table-cell table:style-name="ce22" office:value-type="string">
            <text:p>2-W|4-3|3.W.2d</text:p>
          </table:table-cell>
          <table:table-cell table:style-name="ce22" office:value-type="float" office:value="3">
            <text:p>3</text:p>
          </table:table-cell>
          <table:table-cell table:number-columns-repeated="1022"/>
        </table:table-row>
        <table:table-row table:style-name="ro1">
          <table:table-cell table:style-name="ce22" office:value-type="string">
            <text:p>2-W|4-3|3.W.4</text:p>
          </table:table-cell>
          <table:table-cell table:style-name="ce22" office:value-type="float" office:value="3">
            <text:p>3</text:p>
          </table:table-cell>
          <table:table-cell table:number-columns-repeated="1022"/>
        </table:table-row>
        <table:table-row table:style-name="ro1">
          <table:table-cell table:style-name="ce22" office:value-type="string">
            <text:p>2-W|4-3|3.W.5</text:p>
          </table:table-cell>
          <table:table-cell table:style-name="ce22" office:value-type="float" office:value="3">
            <text:p>3</text:p>
          </table:table-cell>
          <table:table-cell table:number-columns-repeated="1022"/>
        </table:table-row>
        <table:table-row table:style-name="ro1">
          <table:table-cell table:style-name="ce22" office:value-type="string">
            <text:p>2-W|4-4|4.W.2a</text:p>
          </table:table-cell>
          <table:table-cell table:style-name="ce22" office:value-type="float" office:value="4">
            <text:p>4</text:p>
          </table:table-cell>
          <table:table-cell table:number-columns-repeated="1022"/>
        </table:table-row>
        <table:table-row table:style-name="ro1">
          <table:table-cell table:style-name="ce22" office:value-type="string">
            <text:p>2-W|4-4|4.W.2b</text:p>
          </table:table-cell>
          <table:table-cell table:style-name="ce22" office:value-type="float" office:value="4">
            <text:p>4</text:p>
          </table:table-cell>
          <table:table-cell table:number-columns-repeated="1022"/>
        </table:table-row>
        <table:table-row table:style-name="ro1">
          <table:table-cell table:style-name="ce22" office:value-type="string">
            <text:p>2-W|4-4|4.W.2c</text:p>
          </table:table-cell>
          <table:table-cell table:style-name="ce22" office:value-type="float" office:value="4">
            <text:p>4</text:p>
          </table:table-cell>
          <table:table-cell table:number-columns-repeated="1022"/>
        </table:table-row>
        <table:table-row table:style-name="ro1">
          <table:table-cell table:style-name="ce22" office:value-type="string">
            <text:p>2-W|4-4|4.W.2d</text:p>
          </table:table-cell>
          <table:table-cell table:style-name="ce22" office:value-type="float" office:value="4">
            <text:p>4</text:p>
          </table:table-cell>
          <table:table-cell table:number-columns-repeated="1022"/>
        </table:table-row>
        <table:table-row table:style-name="ro1">
          <table:table-cell table:style-name="ce22" office:value-type="string">
            <text:p>2-W|4-4|4.W.2e</text:p>
          </table:table-cell>
          <table:table-cell table:style-name="ce22" office:value-type="float" office:value="4">
            <text:p>4</text:p>
          </table:table-cell>
          <table:table-cell table:number-columns-repeated="1022"/>
        </table:table-row>
        <table:table-row table:style-name="ro1">
          <table:table-cell table:style-name="ce22" office:value-type="string">
            <text:p>2-W|4-4|4.W.4</text:p>
          </table:table-cell>
          <table:table-cell table:style-name="ce22" office:value-type="float" office:value="4">
            <text:p>4</text:p>
          </table:table-cell>
          <table:table-cell table:number-columns-repeated="1022"/>
        </table:table-row>
        <table:table-row table:style-name="ro1">
          <table:table-cell table:style-name="ce22" office:value-type="string">
            <text:p>2-W|4-4|4.W.5</text:p>
          </table:table-cell>
          <table:table-cell table:style-name="ce22" office:value-type="float" office:value="4">
            <text:p>4</text:p>
          </table:table-cell>
          <table:table-cell table:number-columns-repeated="1022"/>
        </table:table-row>
        <table:table-row table:style-name="ro1">
          <table:table-cell table:style-name="ce22" office:value-type="string">
            <text:p>2-W|4-4|4.W.9a</text:p>
          </table:table-cell>
          <table:table-cell table:style-name="ce22" office:value-type="float" office:value="4">
            <text:p>4</text:p>
          </table:table-cell>
          <table:table-cell table:number-columns-repeated="1022"/>
        </table:table-row>
        <table:table-row table:style-name="ro1">
          <table:table-cell table:style-name="ce22" office:value-type="string">
            <text:p>2-W|4-4|4.W.9b</text:p>
          </table:table-cell>
          <table:table-cell table:style-name="ce22" office:value-type="float" office:value="4">
            <text:p>4</text:p>
          </table:table-cell>
          <table:table-cell table:number-columns-repeated="1022"/>
        </table:table-row>
        <table:table-row table:style-name="ro1">
          <table:table-cell table:style-name="ce22" office:value-type="string">
            <text:p>2-W|4-5|5.W.2a</text:p>
          </table:table-cell>
          <table:table-cell table:style-name="ce22" office:value-type="float" office:value="5">
            <text:p>5</text:p>
          </table:table-cell>
          <table:table-cell table:number-columns-repeated="1022"/>
        </table:table-row>
        <table:table-row table:style-name="ro1">
          <table:table-cell table:style-name="ce22" office:value-type="string">
            <text:p>2-W|4-5|5.W.2b</text:p>
          </table:table-cell>
          <table:table-cell table:style-name="ce22" office:value-type="float" office:value="5">
            <text:p>5</text:p>
          </table:table-cell>
          <table:table-cell table:number-columns-repeated="1022"/>
        </table:table-row>
        <table:table-row table:style-name="ro1">
          <table:table-cell table:style-name="ce22" office:value-type="string">
            <text:p>2-W|4-5|5.W.2c</text:p>
          </table:table-cell>
          <table:table-cell table:style-name="ce22" office:value-type="float" office:value="5">
            <text:p>5</text:p>
          </table:table-cell>
          <table:table-cell table:number-columns-repeated="1022"/>
        </table:table-row>
        <table:table-row table:style-name="ro1">
          <table:table-cell table:style-name="ce22" office:value-type="string">
            <text:p>2-W|4-5|5.W.2d</text:p>
          </table:table-cell>
          <table:table-cell table:style-name="ce22" office:value-type="float" office:value="5">
            <text:p>5</text:p>
          </table:table-cell>
          <table:table-cell table:number-columns-repeated="1022"/>
        </table:table-row>
        <table:table-row table:style-name="ro1">
          <table:table-cell table:style-name="ce22" office:value-type="string">
            <text:p>2-W|4-5|5.W.2e</text:p>
          </table:table-cell>
          <table:table-cell table:style-name="ce22" office:value-type="float" office:value="5">
            <text:p>5</text:p>
          </table:table-cell>
          <table:table-cell table:number-columns-repeated="1022"/>
        </table:table-row>
        <table:table-row table:style-name="ro1">
          <table:table-cell table:style-name="ce22" office:value-type="string">
            <text:p>2-W|4-5|5.W.4</text:p>
          </table:table-cell>
          <table:table-cell table:style-name="ce22" office:value-type="float" office:value="5">
            <text:p>5</text:p>
          </table:table-cell>
          <table:table-cell table:number-columns-repeated="1022"/>
        </table:table-row>
        <table:table-row table:style-name="ro1">
          <table:table-cell table:style-name="ce22" office:value-type="string">
            <text:p>2-W|4-5|5.W.5</text:p>
          </table:table-cell>
          <table:table-cell table:style-name="ce22" office:value-type="float" office:value="5">
            <text:p>5</text:p>
          </table:table-cell>
          <table:table-cell table:number-columns-repeated="1022"/>
        </table:table-row>
        <table:table-row table:style-name="ro1">
          <table:table-cell table:style-name="ce22" office:value-type="string">
            <text:p>2-W|4-5|5.W.9a</text:p>
          </table:table-cell>
          <table:table-cell table:style-name="ce22" office:value-type="float" office:value="5">
            <text:p>5</text:p>
          </table:table-cell>
          <table:table-cell table:number-columns-repeated="1022"/>
        </table:table-row>
        <table:table-row table:style-name="ro1">
          <table:table-cell table:style-name="ce22" office:value-type="string">
            <text:p>2-W|4-5|5.W.9b</text:p>
          </table:table-cell>
          <table:table-cell table:style-name="ce22" office:value-type="float" office:value="5">
            <text:p>5</text:p>
          </table:table-cell>
          <table:table-cell table:number-columns-repeated="1022"/>
        </table:table-row>
        <table:table-row table:style-name="ro1">
          <table:table-cell table:style-name="ce22" office:value-type="string">
            <text:p>2-W|4-6|6.W.2a</text:p>
          </table:table-cell>
          <table:table-cell table:style-name="ce22" office:value-type="float" office:value="6">
            <text:p>6</text:p>
          </table:table-cell>
          <table:table-cell table:number-columns-repeated="1022"/>
        </table:table-row>
        <table:table-row table:style-name="ro1">
          <table:table-cell table:style-name="ce22" office:value-type="string">
            <text:p>2-W|4-6|6.W.2b</text:p>
          </table:table-cell>
          <table:table-cell table:style-name="ce22" office:value-type="float" office:value="6">
            <text:p>6</text:p>
          </table:table-cell>
          <table:table-cell table:number-columns-repeated="1022"/>
        </table:table-row>
        <table:table-row table:style-name="ro1">
          <table:table-cell table:style-name="ce22" office:value-type="string">
            <text:p>2-W|4-6|6.W.2c</text:p>
          </table:table-cell>
          <table:table-cell table:style-name="ce22" office:value-type="float" office:value="6">
            <text:p>6</text:p>
          </table:table-cell>
          <table:table-cell table:number-columns-repeated="1022"/>
        </table:table-row>
        <table:table-row table:style-name="ro1">
          <table:table-cell table:style-name="ce22" office:value-type="string">
            <text:p>2-W|4-6|6.W.2d</text:p>
          </table:table-cell>
          <table:table-cell table:style-name="ce22" office:value-type="float" office:value="6">
            <text:p>6</text:p>
          </table:table-cell>
          <table:table-cell table:number-columns-repeated="1022"/>
        </table:table-row>
        <table:table-row table:style-name="ro1">
          <table:table-cell table:style-name="ce22" office:value-type="string">
            <text:p>2-W|4-6|6.W.2e</text:p>
          </table:table-cell>
          <table:table-cell table:style-name="ce22" office:value-type="float" office:value="6">
            <text:p>6</text:p>
          </table:table-cell>
          <table:table-cell table:number-columns-repeated="1022"/>
        </table:table-row>
        <table:table-row table:style-name="ro1">
          <table:table-cell table:style-name="ce22" office:value-type="string">
            <text:p>2-W|4-6|6.W.2f</text:p>
          </table:table-cell>
          <table:table-cell table:style-name="ce22" office:value-type="float" office:value="6">
            <text:p>6</text:p>
          </table:table-cell>
          <table:table-cell table:number-columns-repeated="1022"/>
        </table:table-row>
        <table:table-row table:style-name="ro1">
          <table:table-cell table:style-name="ce22" office:value-type="string">
            <text:p>2-W|4-6|6.W.4</text:p>
          </table:table-cell>
          <table:table-cell table:style-name="ce22" office:value-type="float" office:value="6">
            <text:p>6</text:p>
          </table:table-cell>
          <table:table-cell table:number-columns-repeated="1022"/>
        </table:table-row>
        <table:table-row table:style-name="ro1">
          <table:table-cell table:style-name="ce22" office:value-type="string">
            <text:p>2-W|4-6|6.W.5</text:p>
          </table:table-cell>
          <table:table-cell table:style-name="ce22" office:value-type="float" office:value="6">
            <text:p>6</text:p>
          </table:table-cell>
          <table:table-cell table:number-columns-repeated="1022"/>
        </table:table-row>
        <table:table-row table:style-name="ro1">
          <table:table-cell table:style-name="ce22" office:value-type="string">
            <text:p>2-W|4-6|6.W.8</text:p>
          </table:table-cell>
          <table:table-cell table:style-name="ce22" office:value-type="float" office:value="6">
            <text:p>6</text:p>
          </table:table-cell>
          <table:table-cell table:number-columns-repeated="1022"/>
        </table:table-row>
        <table:table-row table:style-name="ro1">
          <table:table-cell table:style-name="ce22" office:value-type="string">
            <text:p>2-W|4-6|6.W.9b</text:p>
          </table:table-cell>
          <table:table-cell table:style-name="ce22" office:value-type="float" office:value="6">
            <text:p>6</text:p>
          </table:table-cell>
          <table:table-cell table:number-columns-repeated="1022"/>
        </table:table-row>
        <table:table-row table:style-name="ro1">
          <table:table-cell table:style-name="ce22" office:value-type="string">
            <text:p>2-W|4-7|7.W.2a</text:p>
          </table:table-cell>
          <table:table-cell table:style-name="ce22" office:value-type="float" office:value="7">
            <text:p>7</text:p>
          </table:table-cell>
          <table:table-cell table:number-columns-repeated="1022"/>
        </table:table-row>
        <table:table-row table:style-name="ro1">
          <table:table-cell table:style-name="ce22" office:value-type="string">
            <text:p>2-W|4-7|7.W.2b</text:p>
          </table:table-cell>
          <table:table-cell table:style-name="ce22" office:value-type="float" office:value="7">
            <text:p>7</text:p>
          </table:table-cell>
          <table:table-cell table:number-columns-repeated="1022"/>
        </table:table-row>
        <table:table-row table:style-name="ro1">
          <table:table-cell table:style-name="ce22" office:value-type="string">
            <text:p>2-W|4-7|7.W.2c</text:p>
          </table:table-cell>
          <table:table-cell table:style-name="ce22" office:value-type="float" office:value="7">
            <text:p>7</text:p>
          </table:table-cell>
          <table:table-cell table:number-columns-repeated="1022"/>
        </table:table-row>
        <table:table-row table:style-name="ro1">
          <table:table-cell table:style-name="ce22" office:value-type="string">
            <text:p>2-W|4-7|7.W.2d</text:p>
          </table:table-cell>
          <table:table-cell table:style-name="ce22" office:value-type="float" office:value="7">
            <text:p>7</text:p>
          </table:table-cell>
          <table:table-cell table:number-columns-repeated="1022"/>
        </table:table-row>
        <table:table-row table:style-name="ro1">
          <table:table-cell table:style-name="ce22" office:value-type="string">
            <text:p>2-W|4-7|7.W.2e</text:p>
          </table:table-cell>
          <table:table-cell table:style-name="ce22" office:value-type="float" office:value="7">
            <text:p>7</text:p>
          </table:table-cell>
          <table:table-cell table:number-columns-repeated="1022"/>
        </table:table-row>
        <table:table-row table:style-name="ro1">
          <table:table-cell table:style-name="ce22" office:value-type="string">
            <text:p>2-W|4-7|7.W.2f</text:p>
          </table:table-cell>
          <table:table-cell table:style-name="ce22" office:value-type="float" office:value="7">
            <text:p>7</text:p>
          </table:table-cell>
          <table:table-cell table:number-columns-repeated="1022"/>
        </table:table-row>
        <table:table-row table:style-name="ro1">
          <table:table-cell table:style-name="ce22" office:value-type="string">
            <text:p>2-W|4-7|7.W.4</text:p>
          </table:table-cell>
          <table:table-cell table:style-name="ce22" office:value-type="float" office:value="7">
            <text:p>7</text:p>
          </table:table-cell>
          <table:table-cell table:number-columns-repeated="1022"/>
        </table:table-row>
        <table:table-row table:style-name="ro1">
          <table:table-cell table:style-name="ce22" office:value-type="string">
            <text:p>2-W|4-7|7.W.5</text:p>
          </table:table-cell>
          <table:table-cell table:style-name="ce22" office:value-type="float" office:value="7">
            <text:p>7</text:p>
          </table:table-cell>
          <table:table-cell table:number-columns-repeated="1022"/>
        </table:table-row>
        <table:table-row table:style-name="ro1">
          <table:table-cell table:style-name="ce22" office:value-type="string">
            <text:p>2-W|4-7|7.W.8</text:p>
          </table:table-cell>
          <table:table-cell table:style-name="ce22" office:value-type="float" office:value="7">
            <text:p>7</text:p>
          </table:table-cell>
          <table:table-cell table:number-columns-repeated="1022"/>
        </table:table-row>
        <table:table-row table:style-name="ro1">
          <table:table-cell table:style-name="ce22" office:value-type="string">
            <text:p>2-W|4-7|7.W.9a</text:p>
          </table:table-cell>
          <table:table-cell table:style-name="ce22" office:value-type="float" office:value="7">
            <text:p>7</text:p>
          </table:table-cell>
          <table:table-cell table:number-columns-repeated="1022"/>
        </table:table-row>
        <table:table-row table:style-name="ro1">
          <table:table-cell table:style-name="ce22" office:value-type="string">
            <text:p>2-W|4-7|7.W.9b</text:p>
          </table:table-cell>
          <table:table-cell table:style-name="ce22" office:value-type="float" office:value="7">
            <text:p>7</text:p>
          </table:table-cell>
          <table:table-cell table:number-columns-repeated="1022"/>
        </table:table-row>
        <table:table-row table:style-name="ro1">
          <table:table-cell office:value-type="string">
            <text:p>2-W|4-8|8.W.2a</text:p>
          </table:table-cell>
          <table:table-cell office:value-type="float" office:value="8">
            <text:p>8</text:p>
          </table:table-cell>
          <table:table-cell table:number-columns-repeated="1022"/>
        </table:table-row>
        <table:table-row table:style-name="ro1">
          <table:table-cell office:value-type="string">
            <text:p>2-W|4-8|8.W.2b</text:p>
          </table:table-cell>
          <table:table-cell office:value-type="float" office:value="8">
            <text:p>8</text:p>
          </table:table-cell>
          <table:table-cell table:number-columns-repeated="1022"/>
        </table:table-row>
        <table:table-row table:style-name="ro1">
          <table:table-cell office:value-type="string">
            <text:p>2-W|4-8|8.W.2c</text:p>
          </table:table-cell>
          <table:table-cell office:value-type="float" office:value="8">
            <text:p>8</text:p>
          </table:table-cell>
          <table:table-cell table:number-columns-repeated="1022"/>
        </table:table-row>
        <table:table-row table:style-name="ro1">
          <table:table-cell office:value-type="string">
            <text:p>2-W|4-8|8.W.2d</text:p>
          </table:table-cell>
          <table:table-cell office:value-type="float" office:value="8">
            <text:p>8</text:p>
          </table:table-cell>
          <table:table-cell table:number-columns-repeated="1022"/>
        </table:table-row>
        <table:table-row table:style-name="ro1">
          <table:table-cell office:value-type="string">
            <text:p>2-W|4-8|8.W.2e</text:p>
          </table:table-cell>
          <table:table-cell office:value-type="float" office:value="8">
            <text:p>8</text:p>
          </table:table-cell>
          <table:table-cell table:number-columns-repeated="1022"/>
        </table:table-row>
        <table:table-row table:style-name="ro1">
          <table:table-cell office:value-type="string">
            <text:p>2-W|4-8|8.W.2f</text:p>
          </table:table-cell>
          <table:table-cell office:value-type="float" office:value="8">
            <text:p>8</text:p>
          </table:table-cell>
          <table:table-cell table:number-columns-repeated="1022"/>
        </table:table-row>
        <table:table-row table:style-name="ro1">
          <table:table-cell office:value-type="string">
            <text:p>2-W|4-8|8.W.4</text:p>
          </table:table-cell>
          <table:table-cell office:value-type="float" office:value="8">
            <text:p>8</text:p>
          </table:table-cell>
          <table:table-cell table:number-columns-repeated="1022"/>
        </table:table-row>
        <table:table-row table:style-name="ro1">
          <table:table-cell office:value-type="string">
            <text:p>2-W|4-8|8.W.5</text:p>
          </table:table-cell>
          <table:table-cell office:value-type="float" office:value="8">
            <text:p>8</text:p>
          </table:table-cell>
          <table:table-cell table:number-columns-repeated="1022"/>
        </table:table-row>
        <table:table-row table:style-name="ro1">
          <table:table-cell office:value-type="string">
            <text:p>2-W|4-8|8.W.8</text:p>
          </table:table-cell>
          <table:table-cell office:value-type="float" office:value="8">
            <text:p>8</text:p>
          </table:table-cell>
          <table:table-cell table:number-columns-repeated="1022"/>
        </table:table-row>
        <table:table-row table:style-name="ro1">
          <table:table-cell office:value-type="string">
            <text:p>2-W|4-8|8.W.9a</text:p>
          </table:table-cell>
          <table:table-cell office:value-type="float" office:value="8">
            <text:p>8</text:p>
          </table:table-cell>
          <table:table-cell table:number-columns-repeated="1022"/>
        </table:table-row>
        <table:table-row table:style-name="ro1">
          <table:table-cell office:value-type="string">
            <text:p>2-W|4-8|8.W.9b</text:p>
          </table:table-cell>
          <table:table-cell office:value-type="float" office:value="8">
            <text:p>8</text:p>
          </table:table-cell>
          <table:table-cell table:number-columns-repeated="1022"/>
        </table:table-row>
        <table:table-row table:style-name="ro1">
          <table:table-cell office:value-type="string">
            <text:p>2-W|4-9|9.W.2a</text:p>
          </table:table-cell>
          <table:table-cell office:value-type="float" office:value="9">
            <text:p>9</text:p>
          </table:table-cell>
          <table:table-cell table:number-columns-repeated="1022"/>
        </table:table-row>
        <table:table-row table:style-name="ro1">
          <table:table-cell office:value-type="string">
            <text:p>2-W|4-9|9.W.2b</text:p>
          </table:table-cell>
          <table:table-cell office:value-type="float" office:value="9">
            <text:p>9</text:p>
          </table:table-cell>
          <table:table-cell table:number-columns-repeated="1022"/>
        </table:table-row>
        <table:table-row table:style-name="ro1">
          <table:table-cell office:value-type="string">
            <text:p>2-W|4-9|9.W.2c</text:p>
          </table:table-cell>
          <table:table-cell office:value-type="float" office:value="9">
            <text:p>9</text:p>
          </table:table-cell>
          <table:table-cell table:number-columns-repeated="1022"/>
        </table:table-row>
        <table:table-row table:style-name="ro1">
          <table:table-cell office:value-type="string">
            <text:p>2-W|4-9|9.W.2d</text:p>
          </table:table-cell>
          <table:table-cell office:value-type="float" office:value="9">
            <text:p>9</text:p>
          </table:table-cell>
          <table:table-cell table:number-columns-repeated="1022"/>
        </table:table-row>
        <table:table-row table:style-name="ro1">
          <table:table-cell office:value-type="string">
            <text:p>2-W|4-9|9.W.2e</text:p>
          </table:table-cell>
          <table:table-cell office:value-type="float" office:value="9">
            <text:p>9</text:p>
          </table:table-cell>
          <table:table-cell table:number-columns-repeated="1022"/>
        </table:table-row>
        <table:table-row table:style-name="ro1">
          <table:table-cell office:value-type="string">
            <text:p>2-W|4-9|9.W.2f</text:p>
          </table:table-cell>
          <table:table-cell office:value-type="float" office:value="9">
            <text:p>9</text:p>
          </table:table-cell>
          <table:table-cell table:number-columns-repeated="1022"/>
        </table:table-row>
        <table:table-row table:style-name="ro1">
          <table:table-cell office:value-type="string">
            <text:p>2-W|4-9|9.W.4</text:p>
          </table:table-cell>
          <table:table-cell office:value-type="float" office:value="9">
            <text:p>9</text:p>
          </table:table-cell>
          <table:table-cell table:number-columns-repeated="1022"/>
        </table:table-row>
        <table:table-row table:style-name="ro1">
          <table:table-cell office:value-type="string">
            <text:p>2-W|4-9|9.W.5</text:p>
          </table:table-cell>
          <table:table-cell office:value-type="float" office:value="9">
            <text:p>9</text:p>
          </table:table-cell>
          <table:table-cell table:number-columns-repeated="1022"/>
        </table:table-row>
        <table:table-row table:style-name="ro1">
          <table:table-cell office:value-type="string">
            <text:p>2-W|4-9|9.W.8</text:p>
          </table:table-cell>
          <table:table-cell office:value-type="float" office:value="9">
            <text:p>9</text:p>
          </table:table-cell>
          <table:table-cell table:number-columns-repeated="1022"/>
        </table:table-row>
        <table:table-row table:style-name="ro1">
          <table:table-cell office:value-type="string">
            <text:p>2-W|4-9|9.W.9a</text:p>
          </table:table-cell>
          <table:table-cell office:value-type="float" office:value="9">
            <text:p>9</text:p>
          </table:table-cell>
          <table:table-cell table:number-columns-repeated="1022"/>
        </table:table-row>
        <table:table-row table:style-name="ro1">
          <table:table-cell office:value-type="string">
            <text:p>2-W|4-9|9.W.9b</text:p>
          </table:table-cell>
          <table:table-cell office:value-type="float" office:value="9">
            <text:p>9</text:p>
          </table:table-cell>
          <table:table-cell table:number-columns-repeated="1022"/>
        </table:table-row>
        <table:table-row table:style-name="ro1">
          <table:table-cell table:style-name="ce22" office:value-type="string">
            <text:p>2-W|5-10|10.W.2a</text:p>
          </table:table-cell>
          <table:table-cell table:style-name="ce22" office:value-type="float" office:value="10">
            <text:p>10</text:p>
          </table:table-cell>
          <table:table-cell table:number-columns-repeated="1022"/>
        </table:table-row>
        <table:table-row table:style-name="ro1">
          <table:table-cell table:style-name="ce22" office:value-type="string">
            <text:p>2-W|5-11|11-12.W.2a</text:p>
          </table:table-cell>
          <table:table-cell table:style-name="ce22" office:value-type="float" office:value="11">
            <text:p>11</text:p>
          </table:table-cell>
          <table:table-cell table:number-columns-repeated="1022"/>
        </table:table-row>
        <table:table-row table:style-name="ro1">
          <table:table-cell table:style-name="ce22" office:value-type="string">
            <text:p>2-W|5-3|3.W.2a</text:p>
          </table:table-cell>
          <table:table-cell table:style-name="ce22" office:value-type="float" office:value="3">
            <text:p>3</text:p>
          </table:table-cell>
          <table:table-cell table:number-columns-repeated="1022"/>
        </table:table-row>
        <table:table-row table:style-name="ro1">
          <table:table-cell table:style-name="ce22" office:value-type="string">
            <text:p>2-W|5-3|3.W.2b</text:p>
          </table:table-cell>
          <table:table-cell table:style-name="ce22" office:value-type="float" office:value="3">
            <text:p>3</text:p>
          </table:table-cell>
          <table:table-cell table:number-columns-repeated="1022"/>
        </table:table-row>
        <table:table-row table:style-name="ro1">
          <table:table-cell table:style-name="ce22" office:value-type="string">
            <text:p>2-W|5-4|4.W.2a</text:p>
          </table:table-cell>
          <table:table-cell table:style-name="ce22" office:value-type="float" office:value="4">
            <text:p>4</text:p>
          </table:table-cell>
          <table:table-cell table:number-columns-repeated="1022"/>
        </table:table-row>
        <table:table-row table:style-name="ro1">
          <table:table-cell table:style-name="ce22" office:value-type="string">
            <text:p>2-W|5-4|4.W.2b</text:p>
          </table:table-cell>
          <table:table-cell table:style-name="ce22" office:value-type="float" office:value="4">
            <text:p>4</text:p>
          </table:table-cell>
          <table:table-cell table:number-columns-repeated="1022"/>
        </table:table-row>
        <table:table-row table:style-name="ro1">
          <table:table-cell table:style-name="ce22" office:value-type="string">
            <text:p>2-W|5-5|5.W.2a</text:p>
          </table:table-cell>
          <table:table-cell table:style-name="ce22" office:value-type="float" office:value="5">
            <text:p>5</text:p>
          </table:table-cell>
          <table:table-cell table:number-columns-repeated="1022"/>
        </table:table-row>
        <table:table-row table:style-name="ro1">
          <table:table-cell table:style-name="ce22" office:value-type="string">
            <text:p>2-W|5-5|5.W.2b</text:p>
          </table:table-cell>
          <table:table-cell table:style-name="ce22" office:value-type="float" office:value="5">
            <text:p>5</text:p>
          </table:table-cell>
          <table:table-cell table:number-columns-repeated="1022"/>
        </table:table-row>
        <table:table-row table:style-name="ro1">
          <table:table-cell table:style-name="ce22" office:value-type="string">
            <text:p>2-W|5-6|6.W.2a</text:p>
          </table:table-cell>
          <table:table-cell table:style-name="ce22" office:value-type="float" office:value="6">
            <text:p>6</text:p>
          </table:table-cell>
          <table:table-cell table:number-columns-repeated="1022"/>
        </table:table-row>
        <table:table-row table:style-name="ro1">
          <table:table-cell table:style-name="ce22" office:value-type="string">
            <text:p>2-W|5-7|7.W.2a</text:p>
          </table:table-cell>
          <table:table-cell table:style-name="ce22" office:value-type="float" office:value="7">
            <text:p>7</text:p>
          </table:table-cell>
          <table:table-cell table:number-columns-repeated="1022"/>
        </table:table-row>
        <table:table-row table:style-name="ro1">
          <table:table-cell office:value-type="string">
            <text:p>2-W|5-8|8.W.2a</text:p>
          </table:table-cell>
          <table:table-cell office:value-type="float" office:value="8">
            <text:p>8</text:p>
          </table:table-cell>
          <table:table-cell table:number-columns-repeated="1022"/>
        </table:table-row>
        <table:table-row table:style-name="ro1">
          <table:table-cell office:value-type="string">
            <text:p>2-W|5-9|9.W.2a</text:p>
          </table:table-cell>
          <table:table-cell office:value-type="float" office:value="9">
            <text:p>9</text:p>
          </table:table-cell>
          <table:table-cell table:number-columns-repeated="1022"/>
        </table:table-row>
        <table:table-row table:style-name="ro1">
          <table:table-cell table:style-name="ce22" office:value-type="string">
            <text:p>2-W|6-10|10.W.1a</text:p>
          </table:table-cell>
          <table:table-cell table:style-name="ce22" office:value-type="float" office:value="10">
            <text:p>10</text:p>
          </table:table-cell>
          <table:table-cell table:number-columns-repeated="1022"/>
        </table:table-row>
        <table:table-row table:style-name="ro1">
          <table:table-cell table:style-name="ce22" office:value-type="string">
            <text:p>2-W|6-10|10.W.1b</text:p>
          </table:table-cell>
          <table:table-cell table:style-name="ce22" office:value-type="float" office:value="10">
            <text:p>10</text:p>
          </table:table-cell>
          <table:table-cell table:number-columns-repeated="1022"/>
        </table:table-row>
        <table:table-row table:style-name="ro1">
          <table:table-cell table:style-name="ce22" office:value-type="string">
            <text:p>2-W|6-10|10.W.1c</text:p>
          </table:table-cell>
          <table:table-cell table:style-name="ce22" office:value-type="float" office:value="10">
            <text:p>10</text:p>
          </table:table-cell>
          <table:table-cell table:number-columns-repeated="1022"/>
        </table:table-row>
        <table:table-row table:style-name="ro1">
          <table:table-cell table:style-name="ce22" office:value-type="string">
            <text:p>2-W|6-10|10.W.1d</text:p>
          </table:table-cell>
          <table:table-cell table:style-name="ce22" office:value-type="float" office:value="10">
            <text:p>10</text:p>
          </table:table-cell>
          <table:table-cell table:number-columns-repeated="1022"/>
        </table:table-row>
        <table:table-row table:style-name="ro1">
          <table:table-cell table:style-name="ce22" office:value-type="string">
            <text:p>2-W|6-10|10.W.1e</text:p>
          </table:table-cell>
          <table:table-cell table:style-name="ce22" office:value-type="float" office:value="10">
            <text:p>10</text:p>
          </table:table-cell>
          <table:table-cell table:number-columns-repeated="1022"/>
        </table:table-row>
        <table:table-row table:style-name="ro1">
          <table:table-cell table:style-name="ce22" office:value-type="string">
            <text:p>2-W|6-11|11-12.W.1a</text:p>
          </table:table-cell>
          <table:table-cell table:style-name="ce22" office:value-type="float" office:value="11">
            <text:p>11</text:p>
          </table:table-cell>
          <table:table-cell table:number-columns-repeated="1022"/>
        </table:table-row>
        <table:table-row table:style-name="ro1">
          <table:table-cell table:style-name="ce22" office:value-type="string">
            <text:p>2-W|6-11|11-12.W.1b</text:p>
          </table:table-cell>
          <table:table-cell table:style-name="ce22" office:value-type="float" office:value="11">
            <text:p>11</text:p>
          </table:table-cell>
          <table:table-cell table:number-columns-repeated="1022"/>
        </table:table-row>
        <table:table-row table:style-name="ro1">
          <table:table-cell table:style-name="ce22" office:value-type="string">
            <text:p>2-W|6-11|11-12.W.1c</text:p>
          </table:table-cell>
          <table:table-cell table:style-name="ce22" office:value-type="float" office:value="11">
            <text:p>11</text:p>
          </table:table-cell>
          <table:table-cell table:number-columns-repeated="1022"/>
        </table:table-row>
        <table:table-row table:style-name="ro1">
          <table:table-cell table:style-name="ce22" office:value-type="string">
            <text:p>2-W|6-11|11-12.W.1d</text:p>
          </table:table-cell>
          <table:table-cell table:style-name="ce22" office:value-type="float" office:value="11">
            <text:p>11</text:p>
          </table:table-cell>
          <table:table-cell table:number-columns-repeated="1022"/>
        </table:table-row>
        <table:table-row table:style-name="ro1">
          <table:table-cell table:style-name="ce22" office:value-type="string">
            <text:p>2-W|6-11|11-12.W.1e</text:p>
          </table:table-cell>
          <table:table-cell table:style-name="ce22" office:value-type="float" office:value="11">
            <text:p>11</text:p>
          </table:table-cell>
          <table:table-cell table:number-columns-repeated="1022"/>
        </table:table-row>
        <table:table-row table:style-name="ro1">
          <table:table-cell table:style-name="ce22" office:value-type="string">
            <text:p>2-W|6-3|3.W.1a</text:p>
          </table:table-cell>
          <table:table-cell table:style-name="ce22" office:value-type="float" office:value="3">
            <text:p>3</text:p>
          </table:table-cell>
          <table:table-cell table:number-columns-repeated="1022"/>
        </table:table-row>
        <table:table-row table:style-name="ro1">
          <table:table-cell table:style-name="ce22" office:value-type="string">
            <text:p>2-W|6-3|3.W.1b</text:p>
          </table:table-cell>
          <table:table-cell table:style-name="ce22" office:value-type="float" office:value="3">
            <text:p>3</text:p>
          </table:table-cell>
          <table:table-cell table:number-columns-repeated="1022"/>
        </table:table-row>
        <table:table-row table:style-name="ro1">
          <table:table-cell table:style-name="ce22" office:value-type="string">
            <text:p>2-W|6-3|3.W.1c</text:p>
          </table:table-cell>
          <table:table-cell table:style-name="ce22" office:value-type="float" office:value="3">
            <text:p>3</text:p>
          </table:table-cell>
          <table:table-cell table:number-columns-repeated="1022"/>
        </table:table-row>
        <table:table-row table:style-name="ro1">
          <table:table-cell table:style-name="ce22" office:value-type="string">
            <text:p>2-W|6-3|3.W.1d</text:p>
          </table:table-cell>
          <table:table-cell table:style-name="ce22" office:value-type="float" office:value="3">
            <text:p>3</text:p>
          </table:table-cell>
          <table:table-cell table:number-columns-repeated="1022"/>
        </table:table-row>
        <table:table-row table:style-name="ro1">
          <table:table-cell table:style-name="ce22" office:value-type="string">
            <text:p>2-W|6-4|4.W.1a</text:p>
          </table:table-cell>
          <table:table-cell table:style-name="ce22" office:value-type="float" office:value="4">
            <text:p>4</text:p>
          </table:table-cell>
          <table:table-cell table:number-columns-repeated="1022"/>
        </table:table-row>
        <table:table-row table:style-name="ro1">
          <table:table-cell table:style-name="ce22" office:value-type="string">
            <text:p>2-W|6-4|4.W.1b</text:p>
          </table:table-cell>
          <table:table-cell table:style-name="ce22" office:value-type="float" office:value="4">
            <text:p>4</text:p>
          </table:table-cell>
          <table:table-cell table:number-columns-repeated="1022"/>
        </table:table-row>
        <table:table-row table:style-name="ro1">
          <table:table-cell table:style-name="ce22" office:value-type="string">
            <text:p>2-W|6-4|4.W.1c</text:p>
          </table:table-cell>
          <table:table-cell table:style-name="ce22" office:value-type="float" office:value="4">
            <text:p>4</text:p>
          </table:table-cell>
          <table:table-cell table:number-columns-repeated="1022"/>
        </table:table-row>
        <table:table-row table:style-name="ro1">
          <table:table-cell table:style-name="ce22" office:value-type="string">
            <text:p>2-W|6-4|4.W.1d</text:p>
          </table:table-cell>
          <table:table-cell table:style-name="ce22" office:value-type="float" office:value="4">
            <text:p>4</text:p>
          </table:table-cell>
          <table:table-cell table:number-columns-repeated="1022"/>
        </table:table-row>
        <table:table-row table:style-name="ro1">
          <table:table-cell table:style-name="ce22" office:value-type="string">
            <text:p>2-W|6-4|4.W.9a</text:p>
          </table:table-cell>
          <table:table-cell table:style-name="ce22" office:value-type="float" office:value="4">
            <text:p>4</text:p>
          </table:table-cell>
          <table:table-cell table:number-columns-repeated="1022"/>
        </table:table-row>
        <table:table-row table:style-name="ro1">
          <table:table-cell table:style-name="ce22" office:value-type="string">
            <text:p>2-W|6-4|4.W.9b</text:p>
          </table:table-cell>
          <table:table-cell table:style-name="ce22" office:value-type="float" office:value="4">
            <text:p>4</text:p>
          </table:table-cell>
          <table:table-cell table:number-columns-repeated="1022"/>
        </table:table-row>
        <table:table-row table:style-name="ro1">
          <table:table-cell table:style-name="ce22" office:value-type="string">
            <text:p>2-W|6-5|5.W.1a</text:p>
          </table:table-cell>
          <table:table-cell table:style-name="ce22" office:value-type="float" office:value="5">
            <text:p>5</text:p>
          </table:table-cell>
          <table:table-cell table:number-columns-repeated="1022"/>
        </table:table-row>
        <table:table-row table:style-name="ro1">
          <table:table-cell table:style-name="ce22" office:value-type="string">
            <text:p>2-W|6-5|5.W.1b</text:p>
          </table:table-cell>
          <table:table-cell table:style-name="ce22" office:value-type="float" office:value="5">
            <text:p>5</text:p>
          </table:table-cell>
          <table:table-cell table:number-columns-repeated="1022"/>
        </table:table-row>
        <table:table-row table:style-name="ro1">
          <table:table-cell table:style-name="ce22" office:value-type="string">
            <text:p>2-W|6-5|5.W.1c</text:p>
          </table:table-cell>
          <table:table-cell table:style-name="ce22" office:value-type="float" office:value="5">
            <text:p>5</text:p>
          </table:table-cell>
          <table:table-cell table:number-columns-repeated="1022"/>
        </table:table-row>
        <table:table-row table:style-name="ro1">
          <table:table-cell table:style-name="ce22" office:value-type="string">
            <text:p>2-W|6-5|5.W.1d</text:p>
          </table:table-cell>
          <table:table-cell table:style-name="ce22" office:value-type="float" office:value="5">
            <text:p>5</text:p>
          </table:table-cell>
          <table:table-cell table:number-columns-repeated="1022"/>
        </table:table-row>
        <table:table-row table:style-name="ro1">
          <table:table-cell table:style-name="ce22" office:value-type="string">
            <text:p>2-W|6-5|5.W.9a</text:p>
          </table:table-cell>
          <table:table-cell table:style-name="ce22" office:value-type="float" office:value="5">
            <text:p>5</text:p>
          </table:table-cell>
          <table:table-cell table:number-columns-repeated="1022"/>
        </table:table-row>
        <table:table-row table:style-name="ro1">
          <table:table-cell table:style-name="ce22" office:value-type="string">
            <text:p>2-W|6-5|5.W.9b</text:p>
          </table:table-cell>
          <table:table-cell table:style-name="ce22" office:value-type="float" office:value="5">
            <text:p>5</text:p>
          </table:table-cell>
          <table:table-cell table:number-columns-repeated="1022"/>
        </table:table-row>
        <table:table-row table:style-name="ro1">
          <table:table-cell table:style-name="ce22" office:value-type="string">
            <text:p>2-W|6-6|6.W.1a</text:p>
          </table:table-cell>
          <table:table-cell table:style-name="ce22" office:value-type="float" office:value="6">
            <text:p>6</text:p>
          </table:table-cell>
          <table:table-cell table:number-columns-repeated="1022"/>
        </table:table-row>
        <table:table-row table:style-name="ro1">
          <table:table-cell table:style-name="ce22" office:value-type="string">
            <text:p>2-W|6-6|6.W.1b</text:p>
          </table:table-cell>
          <table:table-cell table:style-name="ce22" office:value-type="float" office:value="6">
            <text:p>6</text:p>
          </table:table-cell>
          <table:table-cell table:number-columns-repeated="1022"/>
        </table:table-row>
        <table:table-row table:style-name="ro1">
          <table:table-cell table:style-name="ce22" office:value-type="string">
            <text:p>2-W|6-6|6.W.1c</text:p>
          </table:table-cell>
          <table:table-cell table:style-name="ce22" office:value-type="float" office:value="6">
            <text:p>6</text:p>
          </table:table-cell>
          <table:table-cell table:number-columns-repeated="1022"/>
        </table:table-row>
        <table:table-row table:style-name="ro1">
          <table:table-cell table:style-name="ce22" office:value-type="string">
            <text:p>2-W|6-6|6.W.1d</text:p>
          </table:table-cell>
          <table:table-cell table:style-name="ce22" office:value-type="float" office:value="6">
            <text:p>6</text:p>
          </table:table-cell>
          <table:table-cell table:number-columns-repeated="1022"/>
        </table:table-row>
        <table:table-row table:style-name="ro1">
          <table:table-cell table:style-name="ce22" office:value-type="string">
            <text:p>2-W|6-6|6.W.1e</text:p>
          </table:table-cell>
          <table:table-cell table:style-name="ce22" office:value-type="float" office:value="6">
            <text:p>6</text:p>
          </table:table-cell>
          <table:table-cell table:number-columns-repeated="1022"/>
        </table:table-row>
        <table:table-row table:style-name="ro1">
          <table:table-cell table:style-name="ce22" office:value-type="string">
            <text:p>2-W|6-7|7.W.10</text:p>
          </table:table-cell>
          <table:table-cell table:style-name="ce22" office:value-type="float" office:value="7">
            <text:p>7</text:p>
          </table:table-cell>
          <table:table-cell table:number-columns-repeated="1022"/>
        </table:table-row>
        <table:table-row table:style-name="ro1">
          <table:table-cell table:style-name="ce22" office:value-type="string">
            <text:p>2-W|6-7|7.W.1a</text:p>
          </table:table-cell>
          <table:table-cell table:style-name="ce22" office:value-type="float" office:value="7">
            <text:p>7</text:p>
          </table:table-cell>
          <table:table-cell table:number-columns-repeated="1022"/>
        </table:table-row>
        <table:table-row table:style-name="ro1">
          <table:table-cell table:style-name="ce22" office:value-type="string">
            <text:p>2-W|6-7|7.W.1b</text:p>
          </table:table-cell>
          <table:table-cell table:style-name="ce22" office:value-type="float" office:value="7">
            <text:p>7</text:p>
          </table:table-cell>
          <table:table-cell table:number-columns-repeated="1022"/>
        </table:table-row>
        <table:table-row table:style-name="ro1">
          <table:table-cell table:style-name="ce22" office:value-type="string">
            <text:p>2-W|6-7|7.W.1c</text:p>
          </table:table-cell>
          <table:table-cell table:style-name="ce22" office:value-type="float" office:value="7">
            <text:p>7</text:p>
          </table:table-cell>
          <table:table-cell table:number-columns-repeated="1022"/>
        </table:table-row>
        <table:table-row table:style-name="ro1">
          <table:table-cell table:style-name="ce22" office:value-type="string">
            <text:p>2-W|6-7|7.W.1d</text:p>
          </table:table-cell>
          <table:table-cell table:style-name="ce22" office:value-type="float" office:value="7">
            <text:p>7</text:p>
          </table:table-cell>
          <table:table-cell table:number-columns-repeated="1022"/>
        </table:table-row>
        <table:table-row table:style-name="ro1">
          <table:table-cell table:style-name="ce22" office:value-type="string">
            <text:p>2-W|6-7|7.W.1e</text:p>
          </table:table-cell>
          <table:table-cell table:style-name="ce22" office:value-type="float" office:value="7">
            <text:p>7</text:p>
          </table:table-cell>
          <table:table-cell table:number-columns-repeated="1022"/>
        </table:table-row>
        <table:table-row table:style-name="ro1">
          <table:table-cell office:value-type="string">
            <text:p>2-W|6-8|8.W.1a</text:p>
          </table:table-cell>
          <table:table-cell office:value-type="float" office:value="8">
            <text:p>8</text:p>
          </table:table-cell>
          <table:table-cell table:number-columns-repeated="1022"/>
        </table:table-row>
        <table:table-row table:style-name="ro1">
          <table:table-cell office:value-type="string">
            <text:p>2-W|6-8|8.W.1b</text:p>
          </table:table-cell>
          <table:table-cell office:value-type="float" office:value="8">
            <text:p>8</text:p>
          </table:table-cell>
          <table:table-cell table:number-columns-repeated="1022"/>
        </table:table-row>
        <table:table-row table:style-name="ro1">
          <table:table-cell office:value-type="string">
            <text:p>2-W|6-8|8.W.1c</text:p>
          </table:table-cell>
          <table:table-cell office:value-type="float" office:value="8">
            <text:p>8</text:p>
          </table:table-cell>
          <table:table-cell table:number-columns-repeated="1022"/>
        </table:table-row>
        <table:table-row table:style-name="ro1">
          <table:table-cell office:value-type="string">
            <text:p>2-W|6-8|8.W.1d</text:p>
          </table:table-cell>
          <table:table-cell office:value-type="float" office:value="8">
            <text:p>8</text:p>
          </table:table-cell>
          <table:table-cell table:number-columns-repeated="1022"/>
        </table:table-row>
        <table:table-row table:style-name="ro1">
          <table:table-cell office:value-type="string">
            <text:p>2-W|6-8|8.W.1e</text:p>
          </table:table-cell>
          <table:table-cell office:value-type="float" office:value="8">
            <text:p>8</text:p>
          </table:table-cell>
          <table:table-cell table:number-columns-repeated="1022"/>
        </table:table-row>
        <table:table-row table:style-name="ro1">
          <table:table-cell office:value-type="string">
            <text:p>2-W|6-9|9.W.1a</text:p>
          </table:table-cell>
          <table:table-cell office:value-type="float" office:value="9">
            <text:p>9</text:p>
          </table:table-cell>
          <table:table-cell table:number-columns-repeated="1022"/>
        </table:table-row>
        <table:table-row table:style-name="ro1">
          <table:table-cell office:value-type="string">
            <text:p>2-W|6-9|9.W.1b</text:p>
          </table:table-cell>
          <table:table-cell office:value-type="float" office:value="9">
            <text:p>9</text:p>
          </table:table-cell>
          <table:table-cell table:number-columns-repeated="1022"/>
        </table:table-row>
        <table:table-row table:style-name="ro1">
          <table:table-cell office:value-type="string">
            <text:p>2-W|6-9|9.W.1c</text:p>
          </table:table-cell>
          <table:table-cell office:value-type="float" office:value="9">
            <text:p>9</text:p>
          </table:table-cell>
          <table:table-cell table:number-columns-repeated="1022"/>
        </table:table-row>
        <table:table-row table:style-name="ro1">
          <table:table-cell office:value-type="string">
            <text:p>2-W|6-9|9.W.1d</text:p>
          </table:table-cell>
          <table:table-cell office:value-type="float" office:value="9">
            <text:p>9</text:p>
          </table:table-cell>
          <table:table-cell table:number-columns-repeated="1022"/>
        </table:table-row>
        <table:table-row table:style-name="ro1">
          <table:table-cell office:value-type="string">
            <text:p>2-W|6-9|9.W.1e</text:p>
          </table:table-cell>
          <table:table-cell office:value-type="float" office:value="9">
            <text:p>9</text:p>
          </table:table-cell>
          <table:table-cell table:number-columns-repeated="1022"/>
        </table:table-row>
        <table:table-row table:style-name="ro1">
          <table:table-cell table:style-name="ce22" office:value-type="string">
            <text:p>2-W|7-10|10.W.1a</text:p>
          </table:table-cell>
          <table:table-cell table:style-name="ce22" office:value-type="float" office:value="10">
            <text:p>10</text:p>
          </table:table-cell>
          <table:table-cell table:number-columns-repeated="1022"/>
        </table:table-row>
        <table:table-row table:style-name="ro1">
          <table:table-cell table:style-name="ce22" office:value-type="string">
            <text:p>2-W|7-10|10.W.1b</text:p>
          </table:table-cell>
          <table:table-cell table:style-name="ce22" office:value-type="float" office:value="10">
            <text:p>10</text:p>
          </table:table-cell>
          <table:table-cell table:number-columns-repeated="1022"/>
        </table:table-row>
        <table:table-row table:style-name="ro1">
          <table:table-cell table:style-name="ce22" office:value-type="string">
            <text:p>2-W|7-10|10.W.1c</text:p>
          </table:table-cell>
          <table:table-cell table:style-name="ce22" office:value-type="float" office:value="10">
            <text:p>10</text:p>
          </table:table-cell>
          <table:table-cell table:number-columns-repeated="1022"/>
        </table:table-row>
        <table:table-row table:style-name="ro1">
          <table:table-cell table:style-name="ce22" office:value-type="string">
            <text:p>2-W|7-10|10.W.1d</text:p>
          </table:table-cell>
          <table:table-cell table:style-name="ce22" office:value-type="float" office:value="10">
            <text:p>10</text:p>
          </table:table-cell>
          <table:table-cell table:number-columns-repeated="1022"/>
        </table:table-row>
        <table:table-row table:style-name="ro1">
          <table:table-cell table:style-name="ce22" office:value-type="string">
            <text:p>2-W|7-10|10.W.1e</text:p>
          </table:table-cell>
          <table:table-cell table:style-name="ce22" office:value-type="float" office:value="10">
            <text:p>10</text:p>
          </table:table-cell>
          <table:table-cell table:number-columns-repeated="1022"/>
        </table:table-row>
        <table:table-row table:style-name="ro1">
          <table:table-cell table:style-name="ce22" office:value-type="string">
            <text:p>2-W|7-10|10.W.4</text:p>
          </table:table-cell>
          <table:table-cell table:style-name="ce22" office:value-type="float" office:value="10">
            <text:p>10</text:p>
          </table:table-cell>
          <table:table-cell table:number-columns-repeated="1022"/>
        </table:table-row>
        <table:table-row table:style-name="ro1">
          <table:table-cell table:style-name="ce22" office:value-type="string">
            <text:p>2-W|7-10|10.W.5</text:p>
          </table:table-cell>
          <table:table-cell table:style-name="ce22" office:value-type="float" office:value="10">
            <text:p>10</text:p>
          </table:table-cell>
          <table:table-cell table:number-columns-repeated="1022"/>
        </table:table-row>
        <table:table-row table:style-name="ro1">
          <table:table-cell table:style-name="ce22" office:value-type="string">
            <text:p>2-W|7-10|10.W.8</text:p>
          </table:table-cell>
          <table:table-cell table:style-name="ce22" office:value-type="float" office:value="10">
            <text:p>10</text:p>
          </table:table-cell>
          <table:table-cell table:number-columns-repeated="1022"/>
        </table:table-row>
        <table:table-row table:style-name="ro1">
          <table:table-cell table:style-name="ce22" office:value-type="string">
            <text:p>2-W|7-10|10.W.9</text:p>
          </table:table-cell>
          <table:table-cell table:style-name="ce22" office:value-type="float" office:value="10">
            <text:p>10</text:p>
          </table:table-cell>
          <table:table-cell table:number-columns-repeated="1022"/>
        </table:table-row>
        <table:table-row table:style-name="ro1">
          <table:table-cell table:style-name="ce22" office:value-type="string">
            <text:p>2-W|7-11|11-12.W.1a</text:p>
          </table:table-cell>
          <table:table-cell table:style-name="ce22" office:value-type="float" office:value="11">
            <text:p>11</text:p>
          </table:table-cell>
          <table:table-cell table:number-columns-repeated="1022"/>
        </table:table-row>
        <table:table-row table:style-name="ro1">
          <table:table-cell table:style-name="ce22" office:value-type="string">
            <text:p>2-W|7-11|11-12.W.1b</text:p>
          </table:table-cell>
          <table:table-cell table:style-name="ce22" office:value-type="float" office:value="11">
            <text:p>11</text:p>
          </table:table-cell>
          <table:table-cell table:number-columns-repeated="1022"/>
        </table:table-row>
        <table:table-row table:style-name="ro1">
          <table:table-cell table:style-name="ce22" office:value-type="string">
            <text:p>2-W|7-11|11-12.W.1c</text:p>
          </table:table-cell>
          <table:table-cell table:style-name="ce22" office:value-type="float" office:value="11">
            <text:p>11</text:p>
          </table:table-cell>
          <table:table-cell table:number-columns-repeated="1022"/>
        </table:table-row>
        <table:table-row table:style-name="ro1">
          <table:table-cell table:style-name="ce22" office:value-type="string">
            <text:p>2-W|7-11|11-12.W.1d</text:p>
          </table:table-cell>
          <table:table-cell table:style-name="ce22" office:value-type="float" office:value="11">
            <text:p>11</text:p>
          </table:table-cell>
          <table:table-cell table:number-columns-repeated="1022"/>
        </table:table-row>
        <table:table-row table:style-name="ro1">
          <table:table-cell table:style-name="ce22" office:value-type="string">
            <text:p>2-W|7-11|11-12.W.1e</text:p>
          </table:table-cell>
          <table:table-cell table:style-name="ce22" office:value-type="float" office:value="11">
            <text:p>11</text:p>
          </table:table-cell>
          <table:table-cell table:number-columns-repeated="1022"/>
        </table:table-row>
        <table:table-row table:style-name="ro1">
          <table:table-cell table:style-name="ce22" office:value-type="string">
            <text:p>2-W|7-11|11-12.W.4</text:p>
          </table:table-cell>
          <table:table-cell table:style-name="ce22" office:value-type="float" office:value="11">
            <text:p>11</text:p>
          </table:table-cell>
          <table:table-cell table:number-columns-repeated="1022"/>
        </table:table-row>
        <table:table-row table:style-name="ro1">
          <table:table-cell table:style-name="ce22" office:value-type="string">
            <text:p>2-W|7-11|11-12.W.5</text:p>
          </table:table-cell>
          <table:table-cell table:style-name="ce22" office:value-type="float" office:value="11">
            <text:p>11</text:p>
          </table:table-cell>
          <table:table-cell table:number-columns-repeated="1022"/>
        </table:table-row>
        <table:table-row table:style-name="ro1">
          <table:table-cell table:style-name="ce22" office:value-type="string">
            <text:p>2-W|7-11|11-12.W.8</text:p>
          </table:table-cell>
          <table:table-cell table:style-name="ce22" office:value-type="float" office:value="11">
            <text:p>11</text:p>
          </table:table-cell>
          <table:table-cell table:number-columns-repeated="1022"/>
        </table:table-row>
        <table:table-row table:style-name="ro1">
          <table:table-cell table:style-name="ce22" office:value-type="string">
            <text:p>2-W|7-11|11-12.W.9a</text:p>
          </table:table-cell>
          <table:table-cell table:style-name="ce22" office:value-type="float" office:value="11">
            <text:p>11</text:p>
          </table:table-cell>
          <table:table-cell table:number-columns-repeated="1022"/>
        </table:table-row>
        <table:table-row table:style-name="ro1">
          <table:table-cell table:style-name="ce22" office:value-type="string">
            <text:p>2-W|7-11|11-12.W.9b</text:p>
          </table:table-cell>
          <table:table-cell table:style-name="ce22" office:value-type="float" office:value="11">
            <text:p>11</text:p>
          </table:table-cell>
          <table:table-cell table:number-columns-repeated="1022"/>
        </table:table-row>
        <table:table-row table:style-name="ro1">
          <table:table-cell table:style-name="ce22" office:value-type="string">
            <text:p>2-W|7-3|3.W.1a</text:p>
          </table:table-cell>
          <table:table-cell table:style-name="ce22" office:value-type="float" office:value="3">
            <text:p>3</text:p>
          </table:table-cell>
          <table:table-cell table:number-columns-repeated="1022"/>
        </table:table-row>
        <table:table-row table:style-name="ro1">
          <table:table-cell table:style-name="ce22" office:value-type="string">
            <text:p>2-W|7-3|3.W.1b</text:p>
          </table:table-cell>
          <table:table-cell table:style-name="ce22" office:value-type="float" office:value="3">
            <text:p>3</text:p>
          </table:table-cell>
          <table:table-cell table:number-columns-repeated="1022"/>
        </table:table-row>
        <table:table-row table:style-name="ro1">
          <table:table-cell table:style-name="ce22" office:value-type="string">
            <text:p>2-W|7-3|3.W.1c</text:p>
          </table:table-cell>
          <table:table-cell table:style-name="ce22" office:value-type="float" office:value="3">
            <text:p>3</text:p>
          </table:table-cell>
          <table:table-cell table:number-columns-repeated="1022"/>
        </table:table-row>
        <table:table-row table:style-name="ro1">
          <table:table-cell table:style-name="ce22" office:value-type="string">
            <text:p>2-W|7-3|3.W.1d</text:p>
          </table:table-cell>
          <table:table-cell table:style-name="ce22" office:value-type="float" office:value="3">
            <text:p>3</text:p>
          </table:table-cell>
          <table:table-cell table:number-columns-repeated="1022"/>
        </table:table-row>
        <table:table-row table:style-name="ro1">
          <table:table-cell table:style-name="ce22" office:value-type="string">
            <text:p>2-W|7-3|3.W.4</text:p>
          </table:table-cell>
          <table:table-cell table:style-name="ce22" office:value-type="float" office:value="3">
            <text:p>3</text:p>
          </table:table-cell>
          <table:table-cell table:number-columns-repeated="1022"/>
        </table:table-row>
        <table:table-row table:style-name="ro1">
          <table:table-cell table:style-name="ce22" office:value-type="string">
            <text:p>2-W|7-3|3.W.5</text:p>
          </table:table-cell>
          <table:table-cell table:style-name="ce22" office:value-type="float" office:value="3">
            <text:p>3</text:p>
          </table:table-cell>
          <table:table-cell table:number-columns-repeated="1022"/>
        </table:table-row>
        <table:table-row table:style-name="ro1">
          <table:table-cell table:style-name="ce22" office:value-type="string">
            <text:p>2-W|7-4|4.W.1a</text:p>
          </table:table-cell>
          <table:table-cell table:style-name="ce22" office:value-type="float" office:value="4">
            <text:p>4</text:p>
          </table:table-cell>
          <table:table-cell table:number-columns-repeated="1022"/>
        </table:table-row>
        <table:table-row table:style-name="ro1">
          <table:table-cell table:style-name="ce22" office:value-type="string">
            <text:p>2-W|7-4|4.W.1b</text:p>
          </table:table-cell>
          <table:table-cell table:style-name="ce22" office:value-type="float" office:value="4">
            <text:p>4</text:p>
          </table:table-cell>
          <table:table-cell table:number-columns-repeated="1022"/>
        </table:table-row>
        <table:table-row table:style-name="ro1">
          <table:table-cell table:style-name="ce22" office:value-type="string">
            <text:p>2-W|7-4|4.W.1c</text:p>
          </table:table-cell>
          <table:table-cell table:style-name="ce22" office:value-type="float" office:value="4">
            <text:p>4</text:p>
          </table:table-cell>
          <table:table-cell table:number-columns-repeated="1022"/>
        </table:table-row>
        <table:table-row table:style-name="ro1">
          <table:table-cell table:style-name="ce22" office:value-type="string">
            <text:p>2-W|7-4|4.W.1d</text:p>
          </table:table-cell>
          <table:table-cell table:style-name="ce22" office:value-type="float" office:value="4">
            <text:p>4</text:p>
          </table:table-cell>
          <table:table-cell table:number-columns-repeated="1022"/>
        </table:table-row>
        <table:table-row table:style-name="ro1">
          <table:table-cell table:style-name="ce22" office:value-type="string">
            <text:p>2-W|7-4|4.W.4</text:p>
          </table:table-cell>
          <table:table-cell table:style-name="ce22" office:value-type="float" office:value="4">
            <text:p>4</text:p>
          </table:table-cell>
          <table:table-cell table:number-columns-repeated="1022"/>
        </table:table-row>
        <table:table-row table:style-name="ro1">
          <table:table-cell table:style-name="ce22" office:value-type="string">
            <text:p>2-W|7-4|4.W.5</text:p>
          </table:table-cell>
          <table:table-cell table:style-name="ce22" office:value-type="float" office:value="4">
            <text:p>4</text:p>
          </table:table-cell>
          <table:table-cell table:number-columns-repeated="1022"/>
        </table:table-row>
        <table:table-row table:style-name="ro1">
          <table:table-cell table:style-name="ce22" office:value-type="string">
            <text:p>2-W|7-4|4.W.9a</text:p>
          </table:table-cell>
          <table:table-cell table:style-name="ce22" office:value-type="float" office:value="4">
            <text:p>4</text:p>
          </table:table-cell>
          <table:table-cell table:number-columns-repeated="1022"/>
        </table:table-row>
        <table:table-row table:style-name="ro1">
          <table:table-cell table:style-name="ce22" office:value-type="string">
            <text:p>2-W|7-4|4.W.9b</text:p>
          </table:table-cell>
          <table:table-cell table:style-name="ce22" office:value-type="float" office:value="4">
            <text:p>4</text:p>
          </table:table-cell>
          <table:table-cell table:number-columns-repeated="1022"/>
        </table:table-row>
        <table:table-row table:style-name="ro1">
          <table:table-cell table:style-name="ce22" office:value-type="string">
            <text:p>2-W|7-5|5.W.1a</text:p>
          </table:table-cell>
          <table:table-cell table:style-name="ce22" office:value-type="float" office:value="5">
            <text:p>5</text:p>
          </table:table-cell>
          <table:table-cell table:number-columns-repeated="1022"/>
        </table:table-row>
        <table:table-row table:style-name="ro1">
          <table:table-cell table:style-name="ce22" office:value-type="string">
            <text:p>2-W|7-5|5.W.1b</text:p>
          </table:table-cell>
          <table:table-cell table:style-name="ce22" office:value-type="float" office:value="5">
            <text:p>5</text:p>
          </table:table-cell>
          <table:table-cell table:number-columns-repeated="1022"/>
        </table:table-row>
        <table:table-row table:style-name="ro1">
          <table:table-cell table:style-name="ce22" office:value-type="string">
            <text:p>2-W|7-5|5.W.1c</text:p>
          </table:table-cell>
          <table:table-cell table:style-name="ce22" office:value-type="float" office:value="5">
            <text:p>5</text:p>
          </table:table-cell>
          <table:table-cell table:number-columns-repeated="1022"/>
        </table:table-row>
        <table:table-row table:style-name="ro1">
          <table:table-cell table:style-name="ce22" office:value-type="string">
            <text:p>2-W|7-5|5.W.1d</text:p>
          </table:table-cell>
          <table:table-cell table:style-name="ce22" office:value-type="float" office:value="5">
            <text:p>5</text:p>
          </table:table-cell>
          <table:table-cell table:number-columns-repeated="1022"/>
        </table:table-row>
        <table:table-row table:style-name="ro1">
          <table:table-cell table:style-name="ce22" office:value-type="string">
            <text:p>2-W|7-5|5.W.4</text:p>
          </table:table-cell>
          <table:table-cell table:style-name="ce22" office:value-type="float" office:value="5">
            <text:p>5</text:p>
          </table:table-cell>
          <table:table-cell table:number-columns-repeated="1022"/>
        </table:table-row>
        <table:table-row table:style-name="ro1">
          <table:table-cell table:style-name="ce22" office:value-type="string">
            <text:p>2-W|7-5|5.W.5</text:p>
          </table:table-cell>
          <table:table-cell table:style-name="ce22" office:value-type="float" office:value="5">
            <text:p>5</text:p>
          </table:table-cell>
          <table:table-cell table:number-columns-repeated="1022"/>
        </table:table-row>
        <table:table-row table:style-name="ro1">
          <table:table-cell table:style-name="ce22" office:value-type="string">
            <text:p>2-W|7-5|5.W.9a</text:p>
          </table:table-cell>
          <table:table-cell table:style-name="ce22" office:value-type="float" office:value="5">
            <text:p>5</text:p>
          </table:table-cell>
          <table:table-cell table:number-columns-repeated="1022"/>
        </table:table-row>
        <table:table-row table:style-name="ro1">
          <table:table-cell table:style-name="ce22" office:value-type="string">
            <text:p>2-W|7-5|5.W.9b</text:p>
          </table:table-cell>
          <table:table-cell table:style-name="ce22" office:value-type="float" office:value="5">
            <text:p>5</text:p>
          </table:table-cell>
          <table:table-cell table:number-columns-repeated="1022"/>
        </table:table-row>
        <table:table-row table:style-name="ro1">
          <table:table-cell table:style-name="ce22" office:value-type="string">
            <text:p>2-W|7-6|6.W.1a</text:p>
          </table:table-cell>
          <table:table-cell table:style-name="ce22" office:value-type="float" office:value="6">
            <text:p>6</text:p>
          </table:table-cell>
          <table:table-cell table:number-columns-repeated="1022"/>
        </table:table-row>
        <table:table-row table:style-name="ro1">
          <table:table-cell table:style-name="ce22" office:value-type="string">
            <text:p>2-W|7-6|6.W.1b</text:p>
          </table:table-cell>
          <table:table-cell table:style-name="ce22" office:value-type="float" office:value="6">
            <text:p>6</text:p>
          </table:table-cell>
          <table:table-cell table:number-columns-repeated="1022"/>
        </table:table-row>
        <table:table-row table:style-name="ro1">
          <table:table-cell table:style-name="ce22" office:value-type="string">
            <text:p>2-W|7-6|6.W.1c</text:p>
          </table:table-cell>
          <table:table-cell table:style-name="ce22" office:value-type="float" office:value="6">
            <text:p>6</text:p>
          </table:table-cell>
          <table:table-cell table:number-columns-repeated="1022"/>
        </table:table-row>
        <table:table-row table:style-name="ro1">
          <table:table-cell table:style-name="ce22" office:value-type="string">
            <text:p>2-W|7-6|6.W.1d</text:p>
          </table:table-cell>
          <table:table-cell table:style-name="ce22" office:value-type="float" office:value="6">
            <text:p>6</text:p>
          </table:table-cell>
          <table:table-cell table:number-columns-repeated="1022"/>
        </table:table-row>
        <table:table-row table:style-name="ro1">
          <table:table-cell table:style-name="ce22" office:value-type="string">
            <text:p>2-W|7-6|6.W.1e</text:p>
          </table:table-cell>
          <table:table-cell table:style-name="ce22" office:value-type="float" office:value="6">
            <text:p>6</text:p>
          </table:table-cell>
          <table:table-cell table:number-columns-repeated="1022"/>
        </table:table-row>
        <table:table-row table:style-name="ro1">
          <table:table-cell table:style-name="ce22" office:value-type="string">
            <text:p>2-W|7-6|6.W.4</text:p>
          </table:table-cell>
          <table:table-cell table:style-name="ce22" office:value-type="float" office:value="6">
            <text:p>6</text:p>
          </table:table-cell>
          <table:table-cell table:number-columns-repeated="1022"/>
        </table:table-row>
        <table:table-row table:style-name="ro1">
          <table:table-cell table:style-name="ce22" office:value-type="string">
            <text:p>2-W|7-6|6.W.5</text:p>
          </table:table-cell>
          <table:table-cell table:style-name="ce22" office:value-type="float" office:value="6">
            <text:p>6</text:p>
          </table:table-cell>
          <table:table-cell table:number-columns-repeated="1022"/>
        </table:table-row>
        <table:table-row table:style-name="ro1">
          <table:table-cell table:style-name="ce22" office:value-type="string">
            <text:p>2-W|7-6|6.W.8</text:p>
          </table:table-cell>
          <table:table-cell table:style-name="ce22" office:value-type="float" office:value="6">
            <text:p>6</text:p>
          </table:table-cell>
          <table:table-cell table:number-columns-repeated="1022"/>
        </table:table-row>
        <table:table-row table:style-name="ro1">
          <table:table-cell table:style-name="ce22" office:value-type="string">
            <text:p>2-W|7-6|6.W.9a</text:p>
          </table:table-cell>
          <table:table-cell table:style-name="ce22" office:value-type="float" office:value="6">
            <text:p>6</text:p>
          </table:table-cell>
          <table:table-cell table:number-columns-repeated="1022"/>
        </table:table-row>
        <table:table-row table:style-name="ro1">
          <table:table-cell table:style-name="ce22" office:value-type="string">
            <text:p>2-W|7-6|6.W.9b</text:p>
          </table:table-cell>
          <table:table-cell table:style-name="ce22" office:value-type="float" office:value="6">
            <text:p>6</text:p>
          </table:table-cell>
          <table:table-cell table:number-columns-repeated="1022"/>
        </table:table-row>
        <table:table-row table:style-name="ro1">
          <table:table-cell table:style-name="ce22" office:value-type="string">
            <text:p>2-W|7-7|7.W.1a</text:p>
          </table:table-cell>
          <table:table-cell table:style-name="ce22" office:value-type="float" office:value="7">
            <text:p>7</text:p>
          </table:table-cell>
          <table:table-cell table:number-columns-repeated="1022"/>
        </table:table-row>
        <table:table-row table:style-name="ro1">
          <table:table-cell table:style-name="ce22" office:value-type="string">
            <text:p>2-W|7-7|7.W.1b</text:p>
          </table:table-cell>
          <table:table-cell table:style-name="ce22" office:value-type="float" office:value="7">
            <text:p>7</text:p>
          </table:table-cell>
          <table:table-cell table:number-columns-repeated="1022"/>
        </table:table-row>
        <table:table-row table:style-name="ro1">
          <table:table-cell table:style-name="ce22" office:value-type="string">
            <text:p>2-W|7-7|7.W.1c</text:p>
          </table:table-cell>
          <table:table-cell table:style-name="ce22" office:value-type="float" office:value="7">
            <text:p>7</text:p>
          </table:table-cell>
          <table:table-cell table:number-columns-repeated="1022"/>
        </table:table-row>
        <table:table-row table:style-name="ro1">
          <table:table-cell table:style-name="ce22" office:value-type="string">
            <text:p>2-W|7-7|7.W.1d</text:p>
          </table:table-cell>
          <table:table-cell table:style-name="ce22" office:value-type="float" office:value="7">
            <text:p>7</text:p>
          </table:table-cell>
          <table:table-cell table:number-columns-repeated="1022"/>
        </table:table-row>
        <table:table-row table:style-name="ro1">
          <table:table-cell table:style-name="ce22" office:value-type="string">
            <text:p>2-W|7-7|7.W.1e</text:p>
          </table:table-cell>
          <table:table-cell table:style-name="ce22" office:value-type="float" office:value="7">
            <text:p>7</text:p>
          </table:table-cell>
          <table:table-cell table:number-columns-repeated="1022"/>
        </table:table-row>
        <table:table-row table:style-name="ro1">
          <table:table-cell table:style-name="ce22" office:value-type="string">
            <text:p>2-W|7-7|7.W.4</text:p>
          </table:table-cell>
          <table:table-cell table:style-name="ce22" office:value-type="float" office:value="7">
            <text:p>7</text:p>
          </table:table-cell>
          <table:table-cell table:number-columns-repeated="1022"/>
        </table:table-row>
        <table:table-row table:style-name="ro1">
          <table:table-cell table:style-name="ce22" office:value-type="string">
            <text:p>2-W|7-7|7.W.5</text:p>
          </table:table-cell>
          <table:table-cell table:style-name="ce22" office:value-type="float" office:value="7">
            <text:p>7</text:p>
          </table:table-cell>
          <table:table-cell table:number-columns-repeated="1022"/>
        </table:table-row>
        <table:table-row table:style-name="ro1">
          <table:table-cell table:style-name="ce22" office:value-type="string">
            <text:p>2-W|7-7|7.W.8</text:p>
          </table:table-cell>
          <table:table-cell table:style-name="ce22" office:value-type="float" office:value="7">
            <text:p>7</text:p>
          </table:table-cell>
          <table:table-cell table:number-columns-repeated="1022"/>
        </table:table-row>
        <table:table-row table:style-name="ro1">
          <table:table-cell table:style-name="ce22" office:value-type="string">
            <text:p>2-W|7-7|7.W.9a</text:p>
          </table:table-cell>
          <table:table-cell table:style-name="ce22" office:value-type="float" office:value="7">
            <text:p>7</text:p>
          </table:table-cell>
          <table:table-cell table:number-columns-repeated="1022"/>
        </table:table-row>
        <table:table-row table:style-name="ro1">
          <table:table-cell table:style-name="ce22" office:value-type="string">
            <text:p>2-W|7-7|7.W.9b</text:p>
          </table:table-cell>
          <table:table-cell table:style-name="ce22" office:value-type="float" office:value="7">
            <text:p>7</text:p>
          </table:table-cell>
          <table:table-cell table:number-columns-repeated="1022"/>
        </table:table-row>
        <table:table-row table:style-name="ro1">
          <table:table-cell office:value-type="string">
            <text:p>2-W|7-8|8.W.1a</text:p>
          </table:table-cell>
          <table:table-cell office:value-type="float" office:value="8">
            <text:p>8</text:p>
          </table:table-cell>
          <table:table-cell table:number-columns-repeated="1022"/>
        </table:table-row>
        <table:table-row table:style-name="ro1">
          <table:table-cell office:value-type="string">
            <text:p>2-W|7-8|8.W.1b</text:p>
          </table:table-cell>
          <table:table-cell office:value-type="float" office:value="8">
            <text:p>8</text:p>
          </table:table-cell>
          <table:table-cell table:number-columns-repeated="1022"/>
        </table:table-row>
        <table:table-row table:style-name="ro1">
          <table:table-cell office:value-type="string">
            <text:p>2-W|7-8|8.W.1c</text:p>
          </table:table-cell>
          <table:table-cell office:value-type="float" office:value="8">
            <text:p>8</text:p>
          </table:table-cell>
          <table:table-cell table:number-columns-repeated="1022"/>
        </table:table-row>
        <table:table-row table:style-name="ro1">
          <table:table-cell office:value-type="string">
            <text:p>2-W|7-8|8.W.1d</text:p>
          </table:table-cell>
          <table:table-cell office:value-type="float" office:value="8">
            <text:p>8</text:p>
          </table:table-cell>
          <table:table-cell table:number-columns-repeated="1022"/>
        </table:table-row>
        <table:table-row table:style-name="ro1">
          <table:table-cell office:value-type="string">
            <text:p>2-W|7-8|8.W.1e</text:p>
          </table:table-cell>
          <table:table-cell office:value-type="float" office:value="8">
            <text:p>8</text:p>
          </table:table-cell>
          <table:table-cell table:number-columns-repeated="1022"/>
        </table:table-row>
        <table:table-row table:style-name="ro1">
          <table:table-cell office:value-type="string">
            <text:p>2-W|7-8|8.W.4</text:p>
          </table:table-cell>
          <table:table-cell office:value-type="float" office:value="8">
            <text:p>8</text:p>
          </table:table-cell>
          <table:table-cell table:number-columns-repeated="1022"/>
        </table:table-row>
        <table:table-row table:style-name="ro1">
          <table:table-cell office:value-type="string">
            <text:p>2-W|7-8|8.W.5</text:p>
          </table:table-cell>
          <table:table-cell office:value-type="float" office:value="8">
            <text:p>8</text:p>
          </table:table-cell>
          <table:table-cell table:number-columns-repeated="1022"/>
        </table:table-row>
        <table:table-row table:style-name="ro1">
          <table:table-cell office:value-type="string">
            <text:p>2-W|7-8|8.W.8</text:p>
          </table:table-cell>
          <table:table-cell office:value-type="float" office:value="8">
            <text:p>8</text:p>
          </table:table-cell>
          <table:table-cell table:number-columns-repeated="1022"/>
        </table:table-row>
        <table:table-row table:style-name="ro1">
          <table:table-cell office:value-type="string">
            <text:p>2-W|7-8|8.W.9a</text:p>
          </table:table-cell>
          <table:table-cell office:value-type="float" office:value="8">
            <text:p>8</text:p>
          </table:table-cell>
          <table:table-cell table:number-columns-repeated="1022"/>
        </table:table-row>
        <table:table-row table:style-name="ro1">
          <table:table-cell office:value-type="string">
            <text:p>2-W|7-8|8.W.9b</text:p>
          </table:table-cell>
          <table:table-cell office:value-type="float" office:value="8">
            <text:p>8</text:p>
          </table:table-cell>
          <table:table-cell table:number-columns-repeated="1022"/>
        </table:table-row>
        <table:table-row table:style-name="ro1">
          <table:table-cell office:value-type="string">
            <text:p>2-W|7-9|9.W.1a</text:p>
          </table:table-cell>
          <table:table-cell office:value-type="float" office:value="9">
            <text:p>9</text:p>
          </table:table-cell>
          <table:table-cell table:number-columns-repeated="1022"/>
        </table:table-row>
        <table:table-row table:style-name="ro1">
          <table:table-cell office:value-type="string">
            <text:p>2-W|7-9|9.W.1b</text:p>
          </table:table-cell>
          <table:table-cell office:value-type="float" office:value="9">
            <text:p>9</text:p>
          </table:table-cell>
          <table:table-cell table:number-columns-repeated="1022"/>
        </table:table-row>
        <table:table-row table:style-name="ro1">
          <table:table-cell office:value-type="string">
            <text:p>2-W|7-9|9.W.1c</text:p>
          </table:table-cell>
          <table:table-cell office:value-type="float" office:value="9">
            <text:p>9</text:p>
          </table:table-cell>
          <table:table-cell table:number-columns-repeated="1022"/>
        </table:table-row>
        <table:table-row table:style-name="ro1">
          <table:table-cell office:value-type="string">
            <text:p>2-W|7-9|9.W.1d</text:p>
          </table:table-cell>
          <table:table-cell office:value-type="float" office:value="9">
            <text:p>9</text:p>
          </table:table-cell>
          <table:table-cell table:number-columns-repeated="1022"/>
        </table:table-row>
        <table:table-row table:style-name="ro1">
          <table:table-cell office:value-type="string">
            <text:p>2-W|7-9|9.W.1e</text:p>
          </table:table-cell>
          <table:table-cell office:value-type="float" office:value="9">
            <text:p>9</text:p>
          </table:table-cell>
          <table:table-cell table:number-columns-repeated="1022"/>
        </table:table-row>
        <table:table-row table:style-name="ro1">
          <table:table-cell office:value-type="string">
            <text:p>2-W|7-9|9.W.4</text:p>
          </table:table-cell>
          <table:table-cell office:value-type="float" office:value="9">
            <text:p>9</text:p>
          </table:table-cell>
          <table:table-cell table:number-columns-repeated="1022"/>
        </table:table-row>
        <table:table-row table:style-name="ro1">
          <table:table-cell office:value-type="string">
            <text:p>2-W|7-9|9.W.5</text:p>
          </table:table-cell>
          <table:table-cell office:value-type="float" office:value="9">
            <text:p>9</text:p>
          </table:table-cell>
          <table:table-cell table:number-columns-repeated="1022"/>
        </table:table-row>
        <table:table-row table:style-name="ro1">
          <table:table-cell office:value-type="string">
            <text:p>2-W|7-9|9.W.8</text:p>
          </table:table-cell>
          <table:table-cell office:value-type="float" office:value="9">
            <text:p>9</text:p>
          </table:table-cell>
          <table:table-cell table:number-columns-repeated="1022"/>
        </table:table-row>
        <table:table-row table:style-name="ro1">
          <table:table-cell office:value-type="string">
            <text:p>2-W|7-9|9.W.9a</text:p>
          </table:table-cell>
          <table:table-cell office:value-type="float" office:value="9">
            <text:p>9</text:p>
          </table:table-cell>
          <table:table-cell table:number-columns-repeated="1022"/>
        </table:table-row>
        <table:table-row table:style-name="ro1">
          <table:table-cell office:value-type="string">
            <text:p>2-W|7-9|9.W.9b</text:p>
          </table:table-cell>
          <table:table-cell office:value-type="float" office:value="9">
            <text:p>9</text:p>
          </table:table-cell>
          <table:table-cell table:number-columns-repeated="1022"/>
        </table:table-row>
        <table:table-row table:style-name="ro1">
          <table:table-cell table:style-name="ce22" office:value-type="string">
            <text:p>2-W|8-10|10.L.3a</text:p>
          </table:table-cell>
          <table:table-cell table:style-name="ce22" office:value-type="float" office:value="10">
            <text:p>10</text:p>
          </table:table-cell>
          <table:table-cell table:number-columns-repeated="1022"/>
        </table:table-row>
        <table:table-row table:style-name="ro1">
          <table:table-cell table:style-name="ce22" office:value-type="string">
            <text:p>2-W|8-10|10.L.6</text:p>
          </table:table-cell>
          <table:table-cell table:style-name="ce22" office:value-type="float" office:value="10">
            <text:p>10</text:p>
          </table:table-cell>
          <table:table-cell table:number-columns-repeated="1022"/>
        </table:table-row>
        <table:table-row table:style-name="ro1">
          <table:table-cell table:style-name="ce22" office:value-type="string">
            <text:p>2-W|8-10|10.W.2d</text:p>
          </table:table-cell>
          <table:table-cell table:style-name="ce22" office:value-type="float" office:value="10">
            <text:p>10</text:p>
          </table:table-cell>
          <table:table-cell table:number-columns-repeated="1022"/>
        </table:table-row>
        <table:table-row table:style-name="ro1">
          <table:table-cell table:style-name="ce22" office:value-type="string">
            <text:p>2-W|8-10|10.W.3d</text:p>
          </table:table-cell>
          <table:table-cell table:style-name="ce22" office:value-type="float" office:value="10">
            <text:p>10</text:p>
          </table:table-cell>
          <table:table-cell table:number-columns-repeated="1022"/>
        </table:table-row>
        <table:table-row table:style-name="ro1">
          <table:table-cell table:style-name="ce22" office:value-type="string">
            <text:p>2-W|8-11|11-12.L.3a</text:p>
          </table:table-cell>
          <table:table-cell table:style-name="ce22" office:value-type="float" office:value="11">
            <text:p>11</text:p>
          </table:table-cell>
          <table:table-cell table:number-columns-repeated="1022"/>
        </table:table-row>
        <table:table-row table:style-name="ro1">
          <table:table-cell table:style-name="ce22" office:value-type="string">
            <text:p>2-W|8-11|11-12.L.6</text:p>
          </table:table-cell>
          <table:table-cell table:style-name="ce22" office:value-type="float" office:value="11">
            <text:p>11</text:p>
          </table:table-cell>
          <table:table-cell table:number-columns-repeated="1022"/>
        </table:table-row>
        <table:table-row table:style-name="ro1">
          <table:table-cell table:style-name="ce22" office:value-type="string">
            <text:p>2-W|8-11|11-12.W.2d</text:p>
          </table:table-cell>
          <table:table-cell table:style-name="ce22" office:value-type="float" office:value="11">
            <text:p>11</text:p>
          </table:table-cell>
          <table:table-cell table:number-columns-repeated="1022"/>
        </table:table-row>
        <table:table-row table:style-name="ro1">
          <table:table-cell table:style-name="ce22" office:value-type="string">
            <text:p>2-W|8-11|11-12.W.3d</text:p>
          </table:table-cell>
          <table:table-cell table:style-name="ce22" office:value-type="float" office:value="11">
            <text:p>11</text:p>
          </table:table-cell>
          <table:table-cell table:number-columns-repeated="1022"/>
        </table:table-row>
        <table:table-row table:style-name="ro1">
          <table:table-cell table:style-name="ce22" office:value-type="string">
            <text:p>2-W|8-3|3.L.3a</text:p>
          </table:table-cell>
          <table:table-cell table:style-name="ce22" office:value-type="float" office:value="3">
            <text:p>3</text:p>
          </table:table-cell>
          <table:table-cell table:number-columns-repeated="1022"/>
        </table:table-row>
        <table:table-row table:style-name="ro1">
          <table:table-cell table:style-name="ce22" office:value-type="string">
            <text:p>2-W|8-3|3.L.6</text:p>
          </table:table-cell>
          <table:table-cell table:style-name="ce22" office:value-type="float" office:value="3">
            <text:p>3</text:p>
          </table:table-cell>
          <table:table-cell table:number-columns-repeated="1022"/>
        </table:table-row>
        <table:table-row table:style-name="ro1">
          <table:table-cell table:style-name="ce22" office:value-type="string">
            <text:p>2-W|8-3|3.W.2d</text:p>
          </table:table-cell>
          <table:table-cell table:style-name="ce22" office:value-type="float" office:value="3">
            <text:p>3</text:p>
          </table:table-cell>
          <table:table-cell table:number-columns-repeated="1022"/>
        </table:table-row>
        <table:table-row table:style-name="ro1">
          <table:table-cell table:style-name="ce22" office:value-type="string">
            <text:p>2-W|8-3|3.W.3d</text:p>
          </table:table-cell>
          <table:table-cell table:style-name="ce22" office:value-type="float" office:value="3">
            <text:p>3</text:p>
          </table:table-cell>
          <table:table-cell table:number-columns-repeated="1022"/>
        </table:table-row>
        <table:table-row table:style-name="ro1">
          <table:table-cell table:style-name="ce22" office:value-type="string">
            <text:p>2-W|8-4|4.L.3a</text:p>
          </table:table-cell>
          <table:table-cell table:style-name="ce22" office:value-type="float" office:value="4">
            <text:p>4</text:p>
          </table:table-cell>
          <table:table-cell table:number-columns-repeated="1022"/>
        </table:table-row>
        <table:table-row table:style-name="ro1">
          <table:table-cell table:style-name="ce22" office:value-type="string">
            <text:p>2-W|8-4|4.L.6</text:p>
          </table:table-cell>
          <table:table-cell table:style-name="ce22" office:value-type="float" office:value="4">
            <text:p>4</text:p>
          </table:table-cell>
          <table:table-cell table:number-columns-repeated="1022"/>
        </table:table-row>
        <table:table-row table:style-name="ro1">
          <table:table-cell table:style-name="ce22" office:value-type="string">
            <text:p>2-W|8-4|4.W.2d</text:p>
          </table:table-cell>
          <table:table-cell table:style-name="ce22" office:value-type="float" office:value="4">
            <text:p>4</text:p>
          </table:table-cell>
          <table:table-cell table:number-columns-repeated="1022"/>
        </table:table-row>
        <table:table-row table:style-name="ro1">
          <table:table-cell table:style-name="ce22" office:value-type="string">
            <text:p>2-W|8-4|4.W.3d</text:p>
          </table:table-cell>
          <table:table-cell table:style-name="ce22" office:value-type="float" office:value="4">
            <text:p>4</text:p>
          </table:table-cell>
          <table:table-cell table:number-columns-repeated="1022"/>
        </table:table-row>
        <table:table-row table:style-name="ro1">
          <table:table-cell table:style-name="ce22" office:value-type="string">
            <text:p>2-W|8-5|5.L.3a</text:p>
          </table:table-cell>
          <table:table-cell table:style-name="ce22" office:value-type="float" office:value="5">
            <text:p>5</text:p>
          </table:table-cell>
          <table:table-cell table:number-columns-repeated="1022"/>
        </table:table-row>
        <table:table-row table:style-name="ro1">
          <table:table-cell table:style-name="ce22" office:value-type="string">
            <text:p>2-W|8-5|5.L.6</text:p>
          </table:table-cell>
          <table:table-cell table:style-name="ce22" office:value-type="float" office:value="5">
            <text:p>5</text:p>
          </table:table-cell>
          <table:table-cell table:number-columns-repeated="1022"/>
        </table:table-row>
        <table:table-row table:style-name="ro1">
          <table:table-cell table:style-name="ce22" office:value-type="string">
            <text:p>2-W|8-5|5.W.2d</text:p>
          </table:table-cell>
          <table:table-cell table:style-name="ce22" office:value-type="float" office:value="5">
            <text:p>5</text:p>
          </table:table-cell>
          <table:table-cell table:number-columns-repeated="1022"/>
        </table:table-row>
        <table:table-row table:style-name="ro1">
          <table:table-cell table:style-name="ce22" office:value-type="string">
            <text:p>2-W|8-5|5.W.3d</text:p>
          </table:table-cell>
          <table:table-cell table:style-name="ce22" office:value-type="float" office:value="5">
            <text:p>5</text:p>
          </table:table-cell>
          <table:table-cell table:number-columns-repeated="1022"/>
        </table:table-row>
        <table:table-row table:style-name="ro1">
          <table:table-cell table:style-name="ce22" office:value-type="string">
            <text:p>2-W|8-6|6.L.3a</text:p>
          </table:table-cell>
          <table:table-cell table:style-name="ce22" office:value-type="float" office:value="6">
            <text:p>6</text:p>
          </table:table-cell>
          <table:table-cell table:number-columns-repeated="1022"/>
        </table:table-row>
        <table:table-row table:style-name="ro1">
          <table:table-cell table:style-name="ce22" office:value-type="string">
            <text:p>2-W|8-6|6.L.6</text:p>
          </table:table-cell>
          <table:table-cell table:style-name="ce22" office:value-type="float" office:value="6">
            <text:p>6</text:p>
          </table:table-cell>
          <table:table-cell table:number-columns-repeated="1022"/>
        </table:table-row>
        <table:table-row table:style-name="ro1">
          <table:table-cell table:style-name="ce22" office:value-type="string">
            <text:p>2-W|8-6|6.W.2d</text:p>
          </table:table-cell>
          <table:table-cell table:style-name="ce22" office:value-type="float" office:value="6">
            <text:p>6</text:p>
          </table:table-cell>
          <table:table-cell table:number-columns-repeated="1022"/>
        </table:table-row>
        <table:table-row table:style-name="ro1">
          <table:table-cell table:style-name="ce22" office:value-type="string">
            <text:p>2-W|8-6|6.W.3a</text:p>
          </table:table-cell>
          <table:table-cell table:style-name="ce22" office:value-type="float" office:value="6">
            <text:p>6</text:p>
          </table:table-cell>
          <table:table-cell table:number-columns-repeated="1022"/>
        </table:table-row>
        <table:table-row table:style-name="ro1">
          <table:table-cell table:style-name="ce22" office:value-type="string">
            <text:p>2-W|8-6|6.W.3d</text:p>
          </table:table-cell>
          <table:table-cell table:style-name="ce22" office:value-type="float" office:value="6">
            <text:p>6</text:p>
          </table:table-cell>
          <table:table-cell table:number-columns-repeated="1022"/>
        </table:table-row>
        <table:table-row table:style-name="ro1">
          <table:table-cell table:style-name="ce22" office:value-type="string">
            <text:p>2-W|8-7|7.L.3a</text:p>
          </table:table-cell>
          <table:table-cell table:style-name="ce22" office:value-type="float" office:value="7">
            <text:p>7</text:p>
          </table:table-cell>
          <table:table-cell table:number-columns-repeated="1022"/>
        </table:table-row>
        <table:table-row table:style-name="ro1">
          <table:table-cell table:style-name="ce22" office:value-type="string">
            <text:p>2-W|8-7|7.L.6</text:p>
          </table:table-cell>
          <table:table-cell table:style-name="ce22" office:value-type="float" office:value="7">
            <text:p>7</text:p>
          </table:table-cell>
          <table:table-cell table:number-columns-repeated="1022"/>
        </table:table-row>
        <table:table-row table:style-name="ro1">
          <table:table-cell table:style-name="ce22" office:value-type="string">
            <text:p>2-W|8-7|7.W.2d</text:p>
          </table:table-cell>
          <table:table-cell table:style-name="ce22" office:value-type="float" office:value="7">
            <text:p>7</text:p>
          </table:table-cell>
          <table:table-cell table:number-columns-repeated="1022"/>
        </table:table-row>
        <table:table-row table:style-name="ro1">
          <table:table-cell table:style-name="ce22" office:value-type="string">
            <text:p>2-W|8-7|7.W.3d</text:p>
          </table:table-cell>
          <table:table-cell table:style-name="ce22" office:value-type="float" office:value="7">
            <text:p>7</text:p>
          </table:table-cell>
          <table:table-cell table:number-columns-repeated="1022"/>
        </table:table-row>
        <table:table-row table:style-name="ro1">
          <table:table-cell office:value-type="string">
            <text:p>2-W|8-8|8.L.3a</text:p>
          </table:table-cell>
          <table:table-cell office:value-type="float" office:value="8">
            <text:p>8</text:p>
          </table:table-cell>
          <table:table-cell table:number-columns-repeated="1022"/>
        </table:table-row>
        <table:table-row table:style-name="ro1">
          <table:table-cell office:value-type="string">
            <text:p>2-W|8-8|8.L.6</text:p>
          </table:table-cell>
          <table:table-cell office:value-type="float" office:value="8">
            <text:p>8</text:p>
          </table:table-cell>
          <table:table-cell table:number-columns-repeated="1022"/>
        </table:table-row>
        <table:table-row table:style-name="ro1">
          <table:table-cell office:value-type="string">
            <text:p>2-W|8-8|8.W.2d</text:p>
          </table:table-cell>
          <table:table-cell office:value-type="float" office:value="8">
            <text:p>8</text:p>
          </table:table-cell>
          <table:table-cell table:number-columns-repeated="1022"/>
        </table:table-row>
        <table:table-row table:style-name="ro1">
          <table:table-cell office:value-type="string">
            <text:p>2-W|8-8|8.W.3d</text:p>
          </table:table-cell>
          <table:table-cell office:value-type="float" office:value="8">
            <text:p>8</text:p>
          </table:table-cell>
          <table:table-cell table:number-columns-repeated="1022"/>
        </table:table-row>
        <table:table-row table:style-name="ro1">
          <table:table-cell office:value-type="string">
            <text:p>2-W|8-9|9.L.3a</text:p>
          </table:table-cell>
          <table:table-cell office:value-type="float" office:value="9">
            <text:p>9</text:p>
          </table:table-cell>
          <table:table-cell table:number-columns-repeated="1022"/>
        </table:table-row>
        <table:table-row table:style-name="ro1">
          <table:table-cell office:value-type="string">
            <text:p>2-W|8-9|9.L.6</text:p>
          </table:table-cell>
          <table:table-cell office:value-type="float" office:value="9">
            <text:p>9</text:p>
          </table:table-cell>
          <table:table-cell table:number-columns-repeated="1022"/>
        </table:table-row>
        <table:table-row table:style-name="ro1">
          <table:table-cell office:value-type="string">
            <text:p>2-W|8-9|9.W.2d</text:p>
          </table:table-cell>
          <table:table-cell office:value-type="float" office:value="9">
            <text:p>9</text:p>
          </table:table-cell>
          <table:table-cell table:number-columns-repeated="1022"/>
        </table:table-row>
        <table:table-row table:style-name="ro1">
          <table:table-cell office:value-type="string">
            <text:p>2-W|8-9|9.W.3d</text:p>
          </table:table-cell>
          <table:table-cell office:value-type="float" office:value="9">
            <text:p>9</text:p>
          </table:table-cell>
          <table:table-cell table:number-columns-repeated="1022"/>
        </table:table-row>
        <table:table-row table:style-name="ro1">
          <table:table-cell table:style-name="ce22" office:value-type="string">
            <text:p>2-W|9-10|10.L.1</text:p>
          </table:table-cell>
          <table:table-cell table:style-name="ce22" office:value-type="float" office:value="10">
            <text:p>10</text:p>
          </table:table-cell>
          <table:table-cell table:number-columns-repeated="1022"/>
        </table:table-row>
        <table:table-row table:style-name="ro1">
          <table:table-cell table:style-name="ce22" office:value-type="string">
            <text:p>2-W|9-10|10.L.2</text:p>
          </table:table-cell>
          <table:table-cell table:style-name="ce22" office:value-type="float" office:value="10">
            <text:p>10</text:p>
          </table:table-cell>
          <table:table-cell table:number-columns-repeated="1022"/>
        </table:table-row>
        <table:table-row table:style-name="ro1">
          <table:table-cell table:style-name="ce22" office:value-type="string">
            <text:p>2-W|9-11|11-12.L.1a</text:p>
          </table:table-cell>
          <table:table-cell table:style-name="ce22" office:value-type="float" office:value="11">
            <text:p>11</text:p>
          </table:table-cell>
          <table:table-cell table:number-columns-repeated="1022"/>
        </table:table-row>
        <table:table-row table:style-name="ro1">
          <table:table-cell table:style-name="ce22" office:value-type="string">
            <text:p>2-W|9-11|11-12.L.1b</text:p>
          </table:table-cell>
          <table:table-cell table:style-name="ce22" office:value-type="float" office:value="11">
            <text:p>11</text:p>
          </table:table-cell>
          <table:table-cell table:number-columns-repeated="1022"/>
        </table:table-row>
        <table:table-row table:style-name="ro1">
          <table:table-cell table:style-name="ce22" office:value-type="string">
            <text:p>2-W|9-11|11-12.L.2a</text:p>
          </table:table-cell>
          <table:table-cell table:style-name="ce22" office:value-type="float" office:value="11">
            <text:p>11</text:p>
          </table:table-cell>
          <table:table-cell table:number-columns-repeated="1022"/>
        </table:table-row>
        <table:table-row table:style-name="ro1">
          <table:table-cell table:style-name="ce22" office:value-type="string">
            <text:p>2-W|9-11|11-12.L.2b</text:p>
          </table:table-cell>
          <table:table-cell table:style-name="ce22" office:value-type="float" office:value="11">
            <text:p>11</text:p>
          </table:table-cell>
          <table:table-cell table:number-columns-repeated="1022"/>
        </table:table-row>
        <table:table-row table:style-name="ro1">
          <table:table-cell table:style-name="ce22" office:value-type="string">
            <text:p>2-W|9-3|3.L.1a</text:p>
          </table:table-cell>
          <table:table-cell table:style-name="ce22" office:value-type="float" office:value="3">
            <text:p>3</text:p>
          </table:table-cell>
          <table:table-cell table:number-columns-repeated="1022"/>
        </table:table-row>
        <table:table-row table:style-name="ro1">
          <table:table-cell table:style-name="ce22" office:value-type="string">
            <text:p>2-W|9-3|3.L.1b</text:p>
          </table:table-cell>
          <table:table-cell table:style-name="ce22" office:value-type="float" office:value="3">
            <text:p>3</text:p>
          </table:table-cell>
          <table:table-cell table:number-columns-repeated="1022"/>
        </table:table-row>
        <table:table-row table:style-name="ro1">
          <table:table-cell table:style-name="ce22" office:value-type="string">
            <text:p>2-W|9-3|3.L.1c</text:p>
          </table:table-cell>
          <table:table-cell table:style-name="ce22" office:value-type="float" office:value="3">
            <text:p>3</text:p>
          </table:table-cell>
          <table:table-cell table:number-columns-repeated="1022"/>
        </table:table-row>
        <table:table-row table:style-name="ro1">
          <table:table-cell table:style-name="ce22" office:value-type="string">
            <text:p>2-W|9-3|3.L.1d</text:p>
          </table:table-cell>
          <table:table-cell table:style-name="ce22" office:value-type="float" office:value="3">
            <text:p>3</text:p>
          </table:table-cell>
          <table:table-cell table:number-columns-repeated="1022"/>
        </table:table-row>
        <table:table-row table:style-name="ro1">
          <table:table-cell table:style-name="ce22" office:value-type="string">
            <text:p>2-W|9-3|3.L.1e</text:p>
          </table:table-cell>
          <table:table-cell table:style-name="ce22" office:value-type="float" office:value="3">
            <text:p>3</text:p>
          </table:table-cell>
          <table:table-cell table:number-columns-repeated="1022"/>
        </table:table-row>
        <table:table-row table:style-name="ro1">
          <table:table-cell table:style-name="ce22" office:value-type="string">
            <text:p>2-W|9-3|3.L.1f</text:p>
          </table:table-cell>
          <table:table-cell table:style-name="ce22" office:value-type="float" office:value="3">
            <text:p>3</text:p>
          </table:table-cell>
          <table:table-cell table:number-columns-repeated="1022"/>
        </table:table-row>
        <table:table-row table:style-name="ro1">
          <table:table-cell table:style-name="ce22" office:value-type="string">
            <text:p>2-W|9-3|3.L.1g</text:p>
          </table:table-cell>
          <table:table-cell table:style-name="ce22" office:value-type="float" office:value="3">
            <text:p>3</text:p>
          </table:table-cell>
          <table:table-cell table:number-columns-repeated="1022"/>
        </table:table-row>
        <table:table-row table:style-name="ro1">
          <table:table-cell table:style-name="ce22" office:value-type="string">
            <text:p>2-W|9-3|3.L.1h</text:p>
          </table:table-cell>
          <table:table-cell table:style-name="ce22" office:value-type="float" office:value="3">
            <text:p>3</text:p>
          </table:table-cell>
          <table:table-cell table:number-columns-repeated="1022"/>
        </table:table-row>
        <table:table-row table:style-name="ro1">
          <table:table-cell table:style-name="ce22" office:value-type="string">
            <text:p>2-W|9-3|3.L.1i</text:p>
          </table:table-cell>
          <table:table-cell table:style-name="ce22" office:value-type="float" office:value="3">
            <text:p>3</text:p>
          </table:table-cell>
          <table:table-cell table:number-columns-repeated="1022"/>
        </table:table-row>
        <table:table-row table:style-name="ro1">
          <table:table-cell table:style-name="ce22" office:value-type="string">
            <text:p>2-W|9-3|3.L.2a</text:p>
          </table:table-cell>
          <table:table-cell table:style-name="ce22" office:value-type="float" office:value="3">
            <text:p>3</text:p>
          </table:table-cell>
          <table:table-cell table:number-columns-repeated="1022"/>
        </table:table-row>
        <table:table-row table:style-name="ro1">
          <table:table-cell table:style-name="ce22" office:value-type="string">
            <text:p>2-W|9-3|3.L.2b</text:p>
          </table:table-cell>
          <table:table-cell table:style-name="ce22" office:value-type="float" office:value="3">
            <text:p>3</text:p>
          </table:table-cell>
          <table:table-cell table:number-columns-repeated="1022"/>
        </table:table-row>
        <table:table-row table:style-name="ro1">
          <table:table-cell table:style-name="ce22" office:value-type="string">
            <text:p>2-W|9-3|3.L.2c</text:p>
          </table:table-cell>
          <table:table-cell table:style-name="ce22" office:value-type="float" office:value="3">
            <text:p>3</text:p>
          </table:table-cell>
          <table:table-cell table:number-columns-repeated="1022"/>
        </table:table-row>
        <table:table-row table:style-name="ro1">
          <table:table-cell table:style-name="ce22" office:value-type="string">
            <text:p>2-W|9-3|3.L.2d</text:p>
          </table:table-cell>
          <table:table-cell table:style-name="ce22" office:value-type="float" office:value="3">
            <text:p>3</text:p>
          </table:table-cell>
          <table:table-cell table:number-columns-repeated="1022"/>
        </table:table-row>
        <table:table-row table:style-name="ro1">
          <table:table-cell table:style-name="ce22" office:value-type="string">
            <text:p>2-W|9-3|3.L.2e</text:p>
          </table:table-cell>
          <table:table-cell table:style-name="ce22" office:value-type="float" office:value="3">
            <text:p>3</text:p>
          </table:table-cell>
          <table:table-cell table:number-columns-repeated="1022"/>
        </table:table-row>
        <table:table-row table:style-name="ro1">
          <table:table-cell table:style-name="ce22" office:value-type="string">
            <text:p>2-W|9-3|3.L.2f</text:p>
          </table:table-cell>
          <table:table-cell table:style-name="ce22" office:value-type="float" office:value="3">
            <text:p>3</text:p>
          </table:table-cell>
          <table:table-cell table:number-columns-repeated="1022"/>
        </table:table-row>
        <table:table-row table:style-name="ro1">
          <table:table-cell table:style-name="ce22" office:value-type="string">
            <text:p>2-W|9-3|3.L.2g</text:p>
          </table:table-cell>
          <table:table-cell table:style-name="ce22" office:value-type="float" office:value="3">
            <text:p>3</text:p>
          </table:table-cell>
          <table:table-cell table:number-columns-repeated="1022"/>
        </table:table-row>
        <table:table-row table:style-name="ro1">
          <table:table-cell table:style-name="ce22" office:value-type="string">
            <text:p>2-W|9-3|3.L.3b</text:p>
          </table:table-cell>
          <table:table-cell table:style-name="ce22" office:value-type="float" office:value="3">
            <text:p>3</text:p>
          </table:table-cell>
          <table:table-cell table:number-columns-repeated="1022"/>
        </table:table-row>
        <table:table-row table:style-name="ro1">
          <table:table-cell table:style-name="ce22" office:value-type="string">
            <text:p>2-W|9-4|4.L.1a</text:p>
          </table:table-cell>
          <table:table-cell table:style-name="ce22" office:value-type="float" office:value="4">
            <text:p>4</text:p>
          </table:table-cell>
          <table:table-cell table:number-columns-repeated="1022"/>
        </table:table-row>
        <table:table-row table:style-name="ro1">
          <table:table-cell table:style-name="ce22" office:value-type="string">
            <text:p>2-W|9-4|4.L.1b</text:p>
          </table:table-cell>
          <table:table-cell table:style-name="ce22" office:value-type="float" office:value="4">
            <text:p>4</text:p>
          </table:table-cell>
          <table:table-cell table:number-columns-repeated="1022"/>
        </table:table-row>
        <table:table-row table:style-name="ro1">
          <table:table-cell table:style-name="ce22" office:value-type="string">
            <text:p>2-W|9-4|4.L.1c</text:p>
          </table:table-cell>
          <table:table-cell table:style-name="ce22" office:value-type="float" office:value="4">
            <text:p>4</text:p>
          </table:table-cell>
          <table:table-cell table:number-columns-repeated="1022"/>
        </table:table-row>
        <table:table-row table:style-name="ro1">
          <table:table-cell table:style-name="ce22" office:value-type="string">
            <text:p>2-W|9-4|4.L.1d</text:p>
          </table:table-cell>
          <table:table-cell table:style-name="ce22" office:value-type="float" office:value="4">
            <text:p>4</text:p>
          </table:table-cell>
          <table:table-cell table:number-columns-repeated="1022"/>
        </table:table-row>
        <table:table-row table:style-name="ro1">
          <table:table-cell table:style-name="ce22" office:value-type="string">
            <text:p>2-W|9-4|4.L.1e</text:p>
          </table:table-cell>
          <table:table-cell table:style-name="ce22" office:value-type="float" office:value="4">
            <text:p>4</text:p>
          </table:table-cell>
          <table:table-cell table:number-columns-repeated="1022"/>
        </table:table-row>
        <table:table-row table:style-name="ro1">
          <table:table-cell table:style-name="ce22" office:value-type="string">
            <text:p>2-W|9-4|4.L.1f</text:p>
          </table:table-cell>
          <table:table-cell table:style-name="ce22" office:value-type="float" office:value="4">
            <text:p>4</text:p>
          </table:table-cell>
          <table:table-cell table:number-columns-repeated="1022"/>
        </table:table-row>
        <table:table-row table:style-name="ro1">
          <table:table-cell table:style-name="ce22" office:value-type="string">
            <text:p>2-W|9-4|4.L.1g</text:p>
          </table:table-cell>
          <table:table-cell table:style-name="ce22" office:value-type="float" office:value="4">
            <text:p>4</text:p>
          </table:table-cell>
          <table:table-cell table:number-columns-repeated="1022"/>
        </table:table-row>
        <table:table-row table:style-name="ro1">
          <table:table-cell table:style-name="ce22" office:value-type="string">
            <text:p>2-W|9-4|4.L.2a</text:p>
          </table:table-cell>
          <table:table-cell table:style-name="ce22" office:value-type="float" office:value="4">
            <text:p>4</text:p>
          </table:table-cell>
          <table:table-cell table:number-columns-repeated="1022"/>
        </table:table-row>
        <table:table-row table:style-name="ro1">
          <table:table-cell table:style-name="ce22" office:value-type="string">
            <text:p>2-W|9-4|4.L.2b</text:p>
          </table:table-cell>
          <table:table-cell table:style-name="ce22" office:value-type="float" office:value="4">
            <text:p>4</text:p>
          </table:table-cell>
          <table:table-cell table:number-columns-repeated="1022"/>
        </table:table-row>
        <table:table-row table:style-name="ro1">
          <table:table-cell table:style-name="ce22" office:value-type="string">
            <text:p>2-W|9-4|4.L.2c</text:p>
          </table:table-cell>
          <table:table-cell table:style-name="ce22" office:value-type="float" office:value="4">
            <text:p>4</text:p>
          </table:table-cell>
          <table:table-cell table:number-columns-repeated="1022"/>
        </table:table-row>
        <table:table-row table:style-name="ro1">
          <table:table-cell table:style-name="ce22" office:value-type="string">
            <text:p>2-W|9-4|4.L.2d</text:p>
          </table:table-cell>
          <table:table-cell table:style-name="ce22" office:value-type="float" office:value="4">
            <text:p>4</text:p>
          </table:table-cell>
          <table:table-cell table:number-columns-repeated="1022"/>
        </table:table-row>
        <table:table-row table:style-name="ro1">
          <table:table-cell table:style-name="ce22" office:value-type="string">
            <text:p>2-W|9-4|4.L.3b</text:p>
          </table:table-cell>
          <table:table-cell table:style-name="ce22" office:value-type="float" office:value="4">
            <text:p>4</text:p>
          </table:table-cell>
          <table:table-cell table:number-columns-repeated="1022"/>
        </table:table-row>
        <table:table-row table:style-name="ro1">
          <table:table-cell table:style-name="ce22" office:value-type="string">
            <text:p>2-W|9-5|5.L.1a</text:p>
          </table:table-cell>
          <table:table-cell table:style-name="ce22" office:value-type="float" office:value="5">
            <text:p>5</text:p>
          </table:table-cell>
          <table:table-cell table:number-columns-repeated="1022"/>
        </table:table-row>
        <table:table-row table:style-name="ro1">
          <table:table-cell table:style-name="ce22" office:value-type="string">
            <text:p>2-W|9-5|5.L.1b</text:p>
          </table:table-cell>
          <table:table-cell table:style-name="ce22" office:value-type="float" office:value="5">
            <text:p>5</text:p>
          </table:table-cell>
          <table:table-cell table:number-columns-repeated="1022"/>
        </table:table-row>
        <table:table-row table:style-name="ro1">
          <table:table-cell table:style-name="ce22" office:value-type="string">
            <text:p>2-W|9-5|5.L.1c</text:p>
          </table:table-cell>
          <table:table-cell table:style-name="ce22" office:value-type="float" office:value="5">
            <text:p>5</text:p>
          </table:table-cell>
          <table:table-cell table:number-columns-repeated="1022"/>
        </table:table-row>
        <table:table-row table:style-name="ro1">
          <table:table-cell table:style-name="ce22" office:value-type="string">
            <text:p>2-W|9-5|5.L.1d</text:p>
          </table:table-cell>
          <table:table-cell table:style-name="ce22" office:value-type="float" office:value="5">
            <text:p>5</text:p>
          </table:table-cell>
          <table:table-cell table:number-columns-repeated="1022"/>
        </table:table-row>
        <table:table-row table:style-name="ro1">
          <table:table-cell table:style-name="ce22" office:value-type="string">
            <text:p>2-W|9-5|5.L.1e</text:p>
          </table:table-cell>
          <table:table-cell table:style-name="ce22" office:value-type="float" office:value="5">
            <text:p>5</text:p>
          </table:table-cell>
          <table:table-cell table:number-columns-repeated="1022"/>
        </table:table-row>
        <table:table-row table:style-name="ro1">
          <table:table-cell table:style-name="ce22" office:value-type="string">
            <text:p>2-W|9-5|5.L.2a</text:p>
          </table:table-cell>
          <table:table-cell table:style-name="ce22" office:value-type="float" office:value="5">
            <text:p>5</text:p>
          </table:table-cell>
          <table:table-cell table:number-columns-repeated="1022"/>
        </table:table-row>
        <table:table-row table:style-name="ro1">
          <table:table-cell table:style-name="ce22" office:value-type="string">
            <text:p>2-W|9-5|5.L.2b</text:p>
          </table:table-cell>
          <table:table-cell table:style-name="ce22" office:value-type="float" office:value="5">
            <text:p>5</text:p>
          </table:table-cell>
          <table:table-cell table:number-columns-repeated="1022"/>
        </table:table-row>
        <table:table-row table:style-name="ro1">
          <table:table-cell table:style-name="ce22" office:value-type="string">
            <text:p>2-W|9-5|5.L.2c</text:p>
          </table:table-cell>
          <table:table-cell table:style-name="ce22" office:value-type="float" office:value="5">
            <text:p>5</text:p>
          </table:table-cell>
          <table:table-cell table:number-columns-repeated="1022"/>
        </table:table-row>
        <table:table-row table:style-name="ro1">
          <table:table-cell table:style-name="ce22" office:value-type="string">
            <text:p>2-W|9-5|5.L.2d</text:p>
          </table:table-cell>
          <table:table-cell table:style-name="ce22" office:value-type="float" office:value="5">
            <text:p>5</text:p>
          </table:table-cell>
          <table:table-cell table:number-columns-repeated="1022"/>
        </table:table-row>
        <table:table-row table:style-name="ro1">
          <table:table-cell table:style-name="ce22" office:value-type="string">
            <text:p>2-W|9-5|5.L.2e</text:p>
          </table:table-cell>
          <table:table-cell table:style-name="ce22" office:value-type="float" office:value="5">
            <text:p>5</text:p>
          </table:table-cell>
          <table:table-cell table:number-columns-repeated="1022"/>
        </table:table-row>
        <table:table-row table:style-name="ro1">
          <table:table-cell table:style-name="ce22" office:value-type="string">
            <text:p>2-W|9-5|5.L.3b</text:p>
          </table:table-cell>
          <table:table-cell table:style-name="ce22" office:value-type="float" office:value="5">
            <text:p>5</text:p>
          </table:table-cell>
          <table:table-cell table:number-columns-repeated="1022"/>
        </table:table-row>
        <table:table-row table:style-name="ro1">
          <table:table-cell table:style-name="ce22" office:value-type="string">
            <text:p>2-W|9-6|6.L.1a</text:p>
          </table:table-cell>
          <table:table-cell table:style-name="ce22" office:value-type="float" office:value="6">
            <text:p>6</text:p>
          </table:table-cell>
          <table:table-cell table:number-columns-repeated="1022"/>
        </table:table-row>
        <table:table-row table:style-name="ro1">
          <table:table-cell table:style-name="ce22" office:value-type="string">
            <text:p>2-W|9-6|6.L.1b</text:p>
          </table:table-cell>
          <table:table-cell table:style-name="ce22" office:value-type="float" office:value="6">
            <text:p>6</text:p>
          </table:table-cell>
          <table:table-cell table:number-columns-repeated="1022"/>
        </table:table-row>
        <table:table-row table:style-name="ro1">
          <table:table-cell table:style-name="ce22" office:value-type="string">
            <text:p>2-W|9-6|6.L.1c</text:p>
          </table:table-cell>
          <table:table-cell table:style-name="ce22" office:value-type="float" office:value="6">
            <text:p>6</text:p>
          </table:table-cell>
          <table:table-cell table:number-columns-repeated="1022"/>
        </table:table-row>
        <table:table-row table:style-name="ro1">
          <table:table-cell table:style-name="ce22" office:value-type="string">
            <text:p>2-W|9-6|6.L.1d</text:p>
          </table:table-cell>
          <table:table-cell table:style-name="ce22" office:value-type="float" office:value="6">
            <text:p>6</text:p>
          </table:table-cell>
          <table:table-cell table:number-columns-repeated="1022"/>
        </table:table-row>
        <table:table-row table:style-name="ro1">
          <table:table-cell table:style-name="ce22" office:value-type="string">
            <text:p>2-W|9-6|6.L.1e</text:p>
          </table:table-cell>
          <table:table-cell table:style-name="ce22" office:value-type="float" office:value="6">
            <text:p>6</text:p>
          </table:table-cell>
          <table:table-cell table:number-columns-repeated="1022"/>
        </table:table-row>
        <table:table-row table:style-name="ro1">
          <table:table-cell table:style-name="ce22" office:value-type="string">
            <text:p>2-W|9-6|6.L.2a</text:p>
          </table:table-cell>
          <table:table-cell table:style-name="ce22" office:value-type="float" office:value="6">
            <text:p>6</text:p>
          </table:table-cell>
          <table:table-cell table:number-columns-repeated="1022"/>
        </table:table-row>
        <table:table-row table:style-name="ro1">
          <table:table-cell table:style-name="ce22" office:value-type="string">
            <text:p>2-W|9-6|6.L.2b</text:p>
          </table:table-cell>
          <table:table-cell table:style-name="ce22" office:value-type="float" office:value="6">
            <text:p>6</text:p>
          </table:table-cell>
          <table:table-cell table:number-columns-repeated="1022"/>
        </table:table-row>
        <table:table-row table:style-name="ro1">
          <table:table-cell table:style-name="ce22" office:value-type="string">
            <text:p>2-W|9-6|6.L.3a</text:p>
          </table:table-cell>
          <table:table-cell table:style-name="ce22" office:value-type="float" office:value="6">
            <text:p>6</text:p>
          </table:table-cell>
          <table:table-cell table:number-columns-repeated="1022"/>
        </table:table-row>
        <table:table-row table:style-name="ro1">
          <table:table-cell table:style-name="ce22" office:value-type="string">
            <text:p>2-W|9-6|6.L.3b</text:p>
          </table:table-cell>
          <table:table-cell table:style-name="ce22" office:value-type="float" office:value="6">
            <text:p>6</text:p>
          </table:table-cell>
          <table:table-cell table:number-columns-repeated="1022"/>
        </table:table-row>
        <table:table-row table:style-name="ro1">
          <table:table-cell table:style-name="ce22" office:value-type="string">
            <text:p>2-W|9-7|7.L.1a</text:p>
          </table:table-cell>
          <table:table-cell table:style-name="ce22" office:value-type="float" office:value="7">
            <text:p>7</text:p>
          </table:table-cell>
          <table:table-cell table:number-columns-repeated="1022"/>
        </table:table-row>
        <table:table-row table:style-name="ro1">
          <table:table-cell table:style-name="ce22" office:value-type="string">
            <text:p>2-W|9-7|7.L.1b</text:p>
          </table:table-cell>
          <table:table-cell table:style-name="ce22" office:value-type="float" office:value="7">
            <text:p>7</text:p>
          </table:table-cell>
          <table:table-cell table:number-columns-repeated="1022"/>
        </table:table-row>
        <table:table-row table:style-name="ro1">
          <table:table-cell table:style-name="ce22" office:value-type="string">
            <text:p>2-W|9-7|7.L.1c</text:p>
          </table:table-cell>
          <table:table-cell table:style-name="ce22" office:value-type="float" office:value="7">
            <text:p>7</text:p>
          </table:table-cell>
          <table:table-cell table:number-columns-repeated="1022"/>
        </table:table-row>
        <table:table-row table:style-name="ro1">
          <table:table-cell table:style-name="ce22" office:value-type="string">
            <text:p>2-W|9-7|7.L.2a</text:p>
          </table:table-cell>
          <table:table-cell table:style-name="ce22" office:value-type="float" office:value="7">
            <text:p>7</text:p>
          </table:table-cell>
          <table:table-cell table:number-columns-repeated="1022"/>
        </table:table-row>
        <table:table-row table:style-name="ro1">
          <table:table-cell table:style-name="ce22" office:value-type="string">
            <text:p>2-W|9-7|7.L.2b</text:p>
          </table:table-cell>
          <table:table-cell table:style-name="ce22" office:value-type="float" office:value="7">
            <text:p>7</text:p>
          </table:table-cell>
          <table:table-cell table:number-columns-repeated="1022"/>
        </table:table-row>
        <table:table-row table:style-name="ro1">
          <table:table-cell table:style-name="ce22" office:value-type="string">
            <text:p>2-W|9-7|7.L.3a</text:p>
          </table:table-cell>
          <table:table-cell table:style-name="ce22" office:value-type="float" office:value="7">
            <text:p>7</text:p>
          </table:table-cell>
          <table:table-cell table:number-columns-repeated="1022"/>
        </table:table-row>
        <table:table-row table:style-name="ro1">
          <table:table-cell office:value-type="string">
            <text:p>2-W|9-8|8.L.1a</text:p>
          </table:table-cell>
          <table:table-cell office:value-type="float" office:value="8">
            <text:p>8</text:p>
          </table:table-cell>
          <table:table-cell table:number-columns-repeated="1022"/>
        </table:table-row>
        <table:table-row table:style-name="ro1">
          <table:table-cell office:value-type="string">
            <text:p>2-W|9-8|8.L.1b</text:p>
          </table:table-cell>
          <table:table-cell office:value-type="float" office:value="8">
            <text:p>8</text:p>
          </table:table-cell>
          <table:table-cell table:number-columns-repeated="1022"/>
        </table:table-row>
        <table:table-row table:style-name="ro1">
          <table:table-cell office:value-type="string">
            <text:p>2-W|9-8|8.L.1c</text:p>
          </table:table-cell>
          <table:table-cell office:value-type="float" office:value="8">
            <text:p>8</text:p>
          </table:table-cell>
          <table:table-cell table:number-columns-repeated="1022"/>
        </table:table-row>
        <table:table-row table:style-name="ro1">
          <table:table-cell office:value-type="string">
            <text:p>2-W|9-8|8.L.1d</text:p>
          </table:table-cell>
          <table:table-cell office:value-type="float" office:value="8">
            <text:p>8</text:p>
          </table:table-cell>
          <table:table-cell table:number-columns-repeated="1022"/>
        </table:table-row>
        <table:table-row table:style-name="ro1">
          <table:table-cell office:value-type="string">
            <text:p>2-W|9-8|8.L.2a</text:p>
          </table:table-cell>
          <table:table-cell office:value-type="float" office:value="8">
            <text:p>8</text:p>
          </table:table-cell>
          <table:table-cell table:number-columns-repeated="1022"/>
        </table:table-row>
        <table:table-row table:style-name="ro1">
          <table:table-cell office:value-type="string">
            <text:p>2-W|9-8|8.L.2b</text:p>
          </table:table-cell>
          <table:table-cell office:value-type="float" office:value="8">
            <text:p>8</text:p>
          </table:table-cell>
          <table:table-cell table:number-columns-repeated="1022"/>
        </table:table-row>
        <table:table-row table:style-name="ro1">
          <table:table-cell office:value-type="string">
            <text:p>2-W|9-8|8.L.2c</text:p>
          </table:table-cell>
          <table:table-cell office:value-type="float" office:value="8">
            <text:p>8</text:p>
          </table:table-cell>
          <table:table-cell table:number-columns-repeated="1022"/>
        </table:table-row>
        <table:table-row table:style-name="ro1">
          <table:table-cell office:value-type="string">
            <text:p>2-W|9-8|8.L.3a</text:p>
          </table:table-cell>
          <table:table-cell office:value-type="float" office:value="8">
            <text:p>8</text:p>
          </table:table-cell>
          <table:table-cell table:number-columns-repeated="1022"/>
        </table:table-row>
        <table:table-row table:style-name="ro1">
          <table:table-cell office:value-type="string">
            <text:p>2-W|9-9|9.L.1a</text:p>
          </table:table-cell>
          <table:table-cell office:value-type="float" office:value="9">
            <text:p>9</text:p>
          </table:table-cell>
          <table:table-cell table:number-columns-repeated="1022"/>
        </table:table-row>
        <table:table-row table:style-name="ro1">
          <table:table-cell office:value-type="string">
            <text:p>2-W|9-9|9.L.1b</text:p>
          </table:table-cell>
          <table:table-cell office:value-type="float" office:value="9">
            <text:p>9</text:p>
          </table:table-cell>
          <table:table-cell table:number-columns-repeated="1022"/>
        </table:table-row>
        <table:table-row table:style-name="ro1">
          <table:table-cell office:value-type="string">
            <text:p>2-W|9-9|9.L.1c</text:p>
          </table:table-cell>
          <table:table-cell office:value-type="float" office:value="9">
            <text:p>9</text:p>
          </table:table-cell>
          <table:table-cell table:number-columns-repeated="1022"/>
        </table:table-row>
        <table:table-row table:style-name="ro1">
          <table:table-cell office:value-type="string">
            <text:p>2-W|9-9|9.L.1d</text:p>
          </table:table-cell>
          <table:table-cell office:value-type="float" office:value="9">
            <text:p>9</text:p>
          </table:table-cell>
          <table:table-cell table:number-columns-repeated="1022"/>
        </table:table-row>
        <table:table-row table:style-name="ro1">
          <table:table-cell office:value-type="string">
            <text:p>2-W|9-9|9.L.2a</text:p>
          </table:table-cell>
          <table:table-cell office:value-type="float" office:value="9">
            <text:p>9</text:p>
          </table:table-cell>
          <table:table-cell table:number-columns-repeated="1022"/>
        </table:table-row>
        <table:table-row table:style-name="ro1">
          <table:table-cell office:value-type="string">
            <text:p>2-W|9-9|9.L.2b</text:p>
          </table:table-cell>
          <table:table-cell office:value-type="float" office:value="9">
            <text:p>9</text:p>
          </table:table-cell>
          <table:table-cell table:number-columns-repeated="1022"/>
        </table:table-row>
        <table:table-row table:style-name="ro1">
          <table:table-cell office:value-type="string">
            <text:p>2-W|9-9|9.L.2c</text:p>
          </table:table-cell>
          <table:table-cell office:value-type="float" office:value="9">
            <text:p>9</text:p>
          </table:table-cell>
          <table:table-cell table:number-columns-repeated="1022"/>
        </table:table-row>
        <table:table-row table:style-name="ro1">
          <table:table-cell office:value-type="string">
            <text:p>2-W|9-9|9.L.3a</text:p>
          </table:table-cell>
          <table:table-cell office:value-type="float" office:value="9">
            <text:p>9</text:p>
          </table:table-cell>
          <table:table-cell table:number-columns-repeated="1022"/>
        </table:table-row>
        <table:table-row table:style-name="ro1">
          <table:table-cell table:style-name="ce22" office:value-type="string">
            <text:p>3-L|4-10|10.SL.1</text:p>
          </table:table-cell>
          <table:table-cell table:style-name="ce22" office:value-type="float" office:value="10">
            <text:p>10</text:p>
          </table:table-cell>
          <table:table-cell table:number-columns-repeated="1022"/>
        </table:table-row>
        <table:table-row table:style-name="ro1">
          <table:table-cell table:style-name="ce22" office:value-type="string">
            <text:p>3-L|4-10|10.SL.2</text:p>
          </table:table-cell>
          <table:table-cell table:style-name="ce22" office:value-type="float" office:value="10">
            <text:p>10</text:p>
          </table:table-cell>
          <table:table-cell table:number-columns-repeated="1022"/>
        </table:table-row>
        <table:table-row table:style-name="ro1">
          <table:table-cell table:style-name="ce22" office:value-type="string">
            <text:p>3-L|4-10|10.SL.3</text:p>
          </table:table-cell>
          <table:table-cell table:style-name="ce22" office:value-type="float" office:value="10">
            <text:p>10</text:p>
          </table:table-cell>
          <table:table-cell table:number-columns-repeated="1022"/>
        </table:table-row>
        <table:table-row table:style-name="ro1">
          <table:table-cell table:style-name="ce22" office:value-type="string">
            <text:p>3-L|4-11|11-12.SL.1a</text:p>
          </table:table-cell>
          <table:table-cell table:style-name="ce22" office:value-type="float" office:value="11">
            <text:p>11</text:p>
          </table:table-cell>
          <table:table-cell table:number-columns-repeated="1022"/>
        </table:table-row>
        <table:table-row table:style-name="ro1">
          <table:table-cell table:style-name="ce22" office:value-type="string">
            <text:p>3-L|4-11|11-12.SL.1b</text:p>
          </table:table-cell>
          <table:table-cell table:style-name="ce22" office:value-type="float" office:value="11">
            <text:p>11</text:p>
          </table:table-cell>
          <table:table-cell table:number-columns-repeated="1022"/>
        </table:table-row>
        <table:table-row table:style-name="ro1">
          <table:table-cell table:style-name="ce22" office:value-type="string">
            <text:p>3-L|4-11|11-12.SL.1c</text:p>
          </table:table-cell>
          <table:table-cell table:style-name="ce22" office:value-type="float" office:value="11">
            <text:p>11</text:p>
          </table:table-cell>
          <table:table-cell table:number-columns-repeated="1022"/>
        </table:table-row>
        <table:table-row table:style-name="ro1">
          <table:table-cell table:style-name="ce22" office:value-type="string">
            <text:p>3-L|4-11|11-12.SL.1d</text:p>
          </table:table-cell>
          <table:table-cell table:style-name="ce22" office:value-type="float" office:value="11">
            <text:p>11</text:p>
          </table:table-cell>
          <table:table-cell table:number-columns-repeated="1022"/>
        </table:table-row>
        <table:table-row table:style-name="ro1">
          <table:table-cell table:style-name="ce22" office:value-type="string">
            <text:p>3-L|4-11|11-12.SL.2</text:p>
          </table:table-cell>
          <table:table-cell table:style-name="ce22" office:value-type="float" office:value="11">
            <text:p>11</text:p>
          </table:table-cell>
          <table:table-cell table:number-columns-repeated="1022"/>
        </table:table-row>
        <table:table-row table:style-name="ro1">
          <table:table-cell table:style-name="ce22" office:value-type="string">
            <text:p>3-L|4-11|11-12.SL.3</text:p>
          </table:table-cell>
          <table:table-cell table:style-name="ce22" office:value-type="float" office:value="11">
            <text:p>11</text:p>
          </table:table-cell>
          <table:table-cell table:number-columns-repeated="1022"/>
        </table:table-row>
        <table:table-row table:style-name="ro1">
          <table:table-cell table:style-name="ce22" office:value-type="string">
            <text:p>3-L|4-3|3.SL.1a</text:p>
          </table:table-cell>
          <table:table-cell table:style-name="ce22" office:value-type="float" office:value="3">
            <text:p>3</text:p>
          </table:table-cell>
          <table:table-cell table:number-columns-repeated="1022"/>
        </table:table-row>
        <table:table-row table:style-name="ro1">
          <table:table-cell table:style-name="ce22" office:value-type="string">
            <text:p>3-L|4-3|3.SL.1b</text:p>
          </table:table-cell>
          <table:table-cell table:style-name="ce22" office:value-type="float" office:value="3">
            <text:p>3</text:p>
          </table:table-cell>
          <table:table-cell table:number-columns-repeated="1022"/>
        </table:table-row>
        <table:table-row table:style-name="ro1">
          <table:table-cell table:style-name="ce22" office:value-type="string">
            <text:p>3-L|4-3|3.SL.1c</text:p>
          </table:table-cell>
          <table:table-cell table:style-name="ce22" office:value-type="float" office:value="3">
            <text:p>3</text:p>
          </table:table-cell>
          <table:table-cell table:number-columns-repeated="1022"/>
        </table:table-row>
        <table:table-row table:style-name="ro1">
          <table:table-cell table:style-name="ce22" office:value-type="string">
            <text:p>3-L|4-3|3.SL.1d</text:p>
          </table:table-cell>
          <table:table-cell table:style-name="ce22" office:value-type="float" office:value="3">
            <text:p>3</text:p>
          </table:table-cell>
          <table:table-cell table:number-columns-repeated="1022"/>
        </table:table-row>
        <table:table-row table:style-name="ro1">
          <table:table-cell table:style-name="ce22" office:value-type="string">
            <text:p>3-L|4-3|3.SL.2</text:p>
          </table:table-cell>
          <table:table-cell table:style-name="ce22" office:value-type="float" office:value="3">
            <text:p>3</text:p>
          </table:table-cell>
          <table:table-cell table:number-columns-repeated="1022"/>
        </table:table-row>
        <table:table-row table:style-name="ro1">
          <table:table-cell table:style-name="ce22" office:value-type="string">
            <text:p>3-L|4-3|3.SL.3</text:p>
          </table:table-cell>
          <table:table-cell table:style-name="ce22" office:value-type="float" office:value="3">
            <text:p>3</text:p>
          </table:table-cell>
          <table:table-cell table:number-columns-repeated="1022"/>
        </table:table-row>
        <table:table-row table:style-name="ro1">
          <table:table-cell table:style-name="ce22" office:value-type="string">
            <text:p>3-L|4-4|4.SL.1a</text:p>
          </table:table-cell>
          <table:table-cell table:style-name="ce22" office:value-type="float" office:value="4">
            <text:p>4</text:p>
          </table:table-cell>
          <table:table-cell table:number-columns-repeated="1022"/>
        </table:table-row>
        <table:table-row table:style-name="ro1">
          <table:table-cell table:style-name="ce22" office:value-type="string">
            <text:p>3-L|4-4|4.SL.1b</text:p>
          </table:table-cell>
          <table:table-cell table:style-name="ce22" office:value-type="float" office:value="4">
            <text:p>4</text:p>
          </table:table-cell>
          <table:table-cell table:number-columns-repeated="1022"/>
        </table:table-row>
        <table:table-row table:style-name="ro1">
          <table:table-cell table:style-name="ce22" office:value-type="string">
            <text:p>3-L|4-4|4.SL.1c</text:p>
          </table:table-cell>
          <table:table-cell table:style-name="ce22" office:value-type="float" office:value="4">
            <text:p>4</text:p>
          </table:table-cell>
          <table:table-cell table:number-columns-repeated="1022"/>
        </table:table-row>
        <table:table-row table:style-name="ro1">
          <table:table-cell table:style-name="ce22" office:value-type="string">
            <text:p>3-L|4-4|4.SL.1d</text:p>
          </table:table-cell>
          <table:table-cell table:style-name="ce22" office:value-type="float" office:value="4">
            <text:p>4</text:p>
          </table:table-cell>
          <table:table-cell table:number-columns-repeated="1022"/>
        </table:table-row>
        <table:table-row table:style-name="ro1">
          <table:table-cell table:style-name="ce22" office:value-type="string">
            <text:p>3-L|4-4|4.SL.2</text:p>
          </table:table-cell>
          <table:table-cell table:style-name="ce22" office:value-type="float" office:value="4">
            <text:p>4</text:p>
          </table:table-cell>
          <table:table-cell table:number-columns-repeated="1022"/>
        </table:table-row>
        <table:table-row table:style-name="ro1">
          <table:table-cell table:style-name="ce22" office:value-type="string">
            <text:p>3-L|4-4|4.SL.3</text:p>
          </table:table-cell>
          <table:table-cell table:style-name="ce22" office:value-type="float" office:value="4">
            <text:p>4</text:p>
          </table:table-cell>
          <table:table-cell table:number-columns-repeated="1022"/>
        </table:table-row>
        <table:table-row table:style-name="ro1">
          <table:table-cell table:style-name="ce22" office:value-type="string">
            <text:p>3-L|4-4|4.SL.6</text:p>
          </table:table-cell>
          <table:table-cell table:style-name="ce22" office:value-type="float" office:value="4">
            <text:p>4</text:p>
          </table:table-cell>
          <table:table-cell table:number-columns-repeated="1022"/>
        </table:table-row>
        <table:table-row table:style-name="ro1">
          <table:table-cell table:style-name="ce22" office:value-type="string">
            <text:p>3-L|4-5|5.SL.1a</text:p>
          </table:table-cell>
          <table:table-cell table:style-name="ce22" office:value-type="float" office:value="5">
            <text:p>5</text:p>
          </table:table-cell>
          <table:table-cell table:number-columns-repeated="1022"/>
        </table:table-row>
        <table:table-row table:style-name="ro1">
          <table:table-cell table:style-name="ce22" office:value-type="string">
            <text:p>3-L|4-5|5.SL.1b</text:p>
          </table:table-cell>
          <table:table-cell table:style-name="ce22" office:value-type="float" office:value="5">
            <text:p>5</text:p>
          </table:table-cell>
          <table:table-cell table:number-columns-repeated="1022"/>
        </table:table-row>
        <table:table-row table:style-name="ro1">
          <table:table-cell table:style-name="ce22" office:value-type="string">
            <text:p>3-L|4-5|5.SL.1c</text:p>
          </table:table-cell>
          <table:table-cell table:style-name="ce22" office:value-type="float" office:value="5">
            <text:p>5</text:p>
          </table:table-cell>
          <table:table-cell table:number-columns-repeated="1022"/>
        </table:table-row>
        <table:table-row table:style-name="ro1">
          <table:table-cell table:style-name="ce22" office:value-type="string">
            <text:p>3-L|4-5|5.SL.1d</text:p>
          </table:table-cell>
          <table:table-cell table:style-name="ce22" office:value-type="float" office:value="5">
            <text:p>5</text:p>
          </table:table-cell>
          <table:table-cell table:number-columns-repeated="1022"/>
        </table:table-row>
        <table:table-row table:style-name="ro1">
          <table:table-cell table:style-name="ce22" office:value-type="string">
            <text:p>3-L|4-5|5.SL.2</text:p>
          </table:table-cell>
          <table:table-cell table:style-name="ce22" office:value-type="float" office:value="5">
            <text:p>5</text:p>
          </table:table-cell>
          <table:table-cell table:number-columns-repeated="1022"/>
        </table:table-row>
        <table:table-row table:style-name="ro1">
          <table:table-cell table:style-name="ce22" office:value-type="string">
            <text:p>3-L|4-5|5.SL.3</text:p>
          </table:table-cell>
          <table:table-cell table:style-name="ce22" office:value-type="float" office:value="5">
            <text:p>5</text:p>
          </table:table-cell>
          <table:table-cell table:number-columns-repeated="1022"/>
        </table:table-row>
        <table:table-row table:style-name="ro1">
          <table:table-cell table:style-name="ce22" office:value-type="string">
            <text:p>3-L|4-5|5.SL.6</text:p>
          </table:table-cell>
          <table:table-cell table:style-name="ce22" office:value-type="float" office:value="5">
            <text:p>5</text:p>
          </table:table-cell>
          <table:table-cell table:number-columns-repeated="1022"/>
        </table:table-row>
        <table:table-row table:style-name="ro1">
          <table:table-cell table:style-name="ce22" office:value-type="string">
            <text:p>3-L|4-6|6.SL.1a</text:p>
          </table:table-cell>
          <table:table-cell table:style-name="ce22" office:value-type="float" office:value="6">
            <text:p>6</text:p>
          </table:table-cell>
          <table:table-cell table:number-columns-repeated="1022"/>
        </table:table-row>
        <table:table-row table:style-name="ro1">
          <table:table-cell table:style-name="ce22" office:value-type="string">
            <text:p>3-L|4-6|6.SL.1b</text:p>
          </table:table-cell>
          <table:table-cell table:style-name="ce22" office:value-type="float" office:value="6">
            <text:p>6</text:p>
          </table:table-cell>
          <table:table-cell table:number-columns-repeated="1022"/>
        </table:table-row>
        <table:table-row table:style-name="ro1">
          <table:table-cell table:style-name="ce22" office:value-type="string">
            <text:p>3-L|4-6|6.SL.1c</text:p>
          </table:table-cell>
          <table:table-cell table:style-name="ce22" office:value-type="float" office:value="6">
            <text:p>6</text:p>
          </table:table-cell>
          <table:table-cell table:number-columns-repeated="1022"/>
        </table:table-row>
        <table:table-row table:style-name="ro1">
          <table:table-cell table:style-name="ce22" office:value-type="string">
            <text:p>3-L|4-6|6.SL.1d</text:p>
          </table:table-cell>
          <table:table-cell table:style-name="ce22" office:value-type="float" office:value="6">
            <text:p>6</text:p>
          </table:table-cell>
          <table:table-cell table:number-columns-repeated="1022"/>
        </table:table-row>
        <table:table-row table:style-name="ro1">
          <table:table-cell table:style-name="ce22" office:value-type="string">
            <text:p>3-L|4-6|6.SL.2</text:p>
          </table:table-cell>
          <table:table-cell table:style-name="ce22" office:value-type="float" office:value="6">
            <text:p>6</text:p>
          </table:table-cell>
          <table:table-cell table:number-columns-repeated="1022"/>
        </table:table-row>
        <table:table-row table:style-name="ro1">
          <table:table-cell table:style-name="ce22" office:value-type="string">
            <text:p>3-L|4-6|6.SL.3</text:p>
          </table:table-cell>
          <table:table-cell table:style-name="ce22" office:value-type="float" office:value="6">
            <text:p>6</text:p>
          </table:table-cell>
          <table:table-cell table:number-columns-repeated="1022"/>
        </table:table-row>
        <table:table-row table:style-name="ro1">
          <table:table-cell table:style-name="ce22" office:value-type="string">
            <text:p>3-L|4-7|7.SL.1a</text:p>
          </table:table-cell>
          <table:table-cell table:style-name="ce22" office:value-type="float" office:value="7">
            <text:p>7</text:p>
          </table:table-cell>
          <table:table-cell table:number-columns-repeated="1022"/>
        </table:table-row>
        <table:table-row table:style-name="ro1">
          <table:table-cell table:style-name="ce22" office:value-type="string">
            <text:p>3-L|4-7|7.SL.1b</text:p>
          </table:table-cell>
          <table:table-cell table:style-name="ce22" office:value-type="float" office:value="7">
            <text:p>7</text:p>
          </table:table-cell>
          <table:table-cell table:number-columns-repeated="1022"/>
        </table:table-row>
        <table:table-row table:style-name="ro1">
          <table:table-cell table:style-name="ce22" office:value-type="string">
            <text:p>3-L|4-7|7.SL.1c</text:p>
          </table:table-cell>
          <table:table-cell table:style-name="ce22" office:value-type="float" office:value="7">
            <text:p>7</text:p>
          </table:table-cell>
          <table:table-cell table:number-columns-repeated="1022"/>
        </table:table-row>
        <table:table-row table:style-name="ro1">
          <table:table-cell table:style-name="ce22" office:value-type="string">
            <text:p>3-L|4-7|7.SL.1d</text:p>
          </table:table-cell>
          <table:table-cell table:style-name="ce22" office:value-type="float" office:value="7">
            <text:p>7</text:p>
          </table:table-cell>
          <table:table-cell table:number-columns-repeated="1022"/>
        </table:table-row>
        <table:table-row table:style-name="ro1">
          <table:table-cell table:style-name="ce22" office:value-type="string">
            <text:p>3-L|4-7|7.SL.2</text:p>
          </table:table-cell>
          <table:table-cell table:style-name="ce22" office:value-type="float" office:value="7">
            <text:p>7</text:p>
          </table:table-cell>
          <table:table-cell table:number-columns-repeated="1022"/>
        </table:table-row>
        <table:table-row table:style-name="ro1">
          <table:table-cell table:style-name="ce22" office:value-type="string">
            <text:p>3-L|4-7|7.SL.3</text:p>
          </table:table-cell>
          <table:table-cell table:style-name="ce22" office:value-type="float" office:value="7">
            <text:p>7</text:p>
          </table:table-cell>
          <table:table-cell table:number-columns-repeated="1022"/>
        </table:table-row>
        <table:table-row table:style-name="ro1">
          <table:table-cell office:value-type="string">
            <text:p>3-L|4-8|8.SL.1a</text:p>
          </table:table-cell>
          <table:table-cell office:value-type="float" office:value="8">
            <text:p>8</text:p>
          </table:table-cell>
          <table:table-cell table:number-columns-repeated="1022"/>
        </table:table-row>
        <table:table-row table:style-name="ro1">
          <table:table-cell office:value-type="string">
            <text:p>3-L|4-8|8.SL.1b</text:p>
          </table:table-cell>
          <table:table-cell office:value-type="float" office:value="8">
            <text:p>8</text:p>
          </table:table-cell>
          <table:table-cell table:number-columns-repeated="1022"/>
        </table:table-row>
        <table:table-row table:style-name="ro1">
          <table:table-cell office:value-type="string">
            <text:p>3-L|4-8|8.SL.1c</text:p>
          </table:table-cell>
          <table:table-cell office:value-type="float" office:value="8">
            <text:p>8</text:p>
          </table:table-cell>
          <table:table-cell table:number-columns-repeated="1022"/>
        </table:table-row>
        <table:table-row table:style-name="ro1">
          <table:table-cell office:value-type="string">
            <text:p>3-L|4-8|8.SL.1d</text:p>
          </table:table-cell>
          <table:table-cell office:value-type="float" office:value="8">
            <text:p>8</text:p>
          </table:table-cell>
          <table:table-cell table:number-columns-repeated="1022"/>
        </table:table-row>
        <table:table-row table:style-name="ro1">
          <table:table-cell office:value-type="string">
            <text:p>3-L|4-8|8.SL.2</text:p>
          </table:table-cell>
          <table:table-cell office:value-type="float" office:value="8">
            <text:p>8</text:p>
          </table:table-cell>
          <table:table-cell table:number-columns-repeated="1022"/>
        </table:table-row>
        <table:table-row table:style-name="ro1">
          <table:table-cell office:value-type="string">
            <text:p>3-L|4-8|8.SL.3</text:p>
          </table:table-cell>
          <table:table-cell office:value-type="float" office:value="8">
            <text:p>8</text:p>
          </table:table-cell>
          <table:table-cell table:number-columns-repeated="1022"/>
        </table:table-row>
        <table:table-row table:style-name="ro1">
          <table:table-cell office:value-type="string">
            <text:p>3-L|4-9|9.SL.1a</text:p>
          </table:table-cell>
          <table:table-cell office:value-type="float" office:value="9">
            <text:p>9</text:p>
          </table:table-cell>
          <table:table-cell table:number-columns-repeated="1022"/>
        </table:table-row>
        <table:table-row table:style-name="ro1">
          <table:table-cell office:value-type="string">
            <text:p>3-L|4-9|9.SL.1b</text:p>
          </table:table-cell>
          <table:table-cell office:value-type="float" office:value="9">
            <text:p>9</text:p>
          </table:table-cell>
          <table:table-cell table:number-columns-repeated="1022"/>
        </table:table-row>
        <table:table-row table:style-name="ro1">
          <table:table-cell office:value-type="string">
            <text:p>3-L|4-9|9.SL.1c</text:p>
          </table:table-cell>
          <table:table-cell office:value-type="float" office:value="9">
            <text:p>9</text:p>
          </table:table-cell>
          <table:table-cell table:number-columns-repeated="1022"/>
        </table:table-row>
        <table:table-row table:style-name="ro1">
          <table:table-cell office:value-type="string">
            <text:p>3-L|4-9|9.SL.1d</text:p>
          </table:table-cell>
          <table:table-cell office:value-type="float" office:value="9">
            <text:p>9</text:p>
          </table:table-cell>
          <table:table-cell table:number-columns-repeated="1022"/>
        </table:table-row>
        <table:table-row table:style-name="ro1">
          <table:table-cell office:value-type="string">
            <text:p>3-L|4-9|9.SL.2</text:p>
          </table:table-cell>
          <table:table-cell office:value-type="float" office:value="9">
            <text:p>9</text:p>
          </table:table-cell>
          <table:table-cell table:number-columns-repeated="1022"/>
        </table:table-row>
        <table:table-row table:style-name="ro1">
          <table:table-cell office:value-type="string">
            <text:p>3-L|4-9|9.SL.3</text:p>
          </table:table-cell>
          <table:table-cell office:value-type="float" office:value="9">
            <text:p>9</text:p>
          </table:table-cell>
          <table:table-cell table:number-columns-repeated="1022"/>
        </table:table-row>
        <table:table-row table:style-name="ro1">
          <table:table-cell table:style-name="ce22" office:value-type="string">
            <text:p>3-S|1-10|10.L.3a</text:p>
          </table:table-cell>
          <table:table-cell table:style-name="ce22" office:value-type="float" office:value="10">
            <text:p>10</text:p>
          </table:table-cell>
          <table:table-cell table:number-columns-repeated="1022"/>
        </table:table-row>
        <table:table-row table:style-name="ro1">
          <table:table-cell table:style-name="ce22" office:value-type="string">
            <text:p>3-S|1-10|10.L.6</text:p>
          </table:table-cell>
          <table:table-cell table:style-name="ce22" office:value-type="float" office:value="10">
            <text:p>10</text:p>
          </table:table-cell>
          <table:table-cell table:number-columns-repeated="1022"/>
        </table:table-row>
        <table:table-row table:style-name="ro1">
          <table:table-cell table:style-name="ce22" office:value-type="string">
            <text:p>3-S|1-11|11-12.L.3a</text:p>
          </table:table-cell>
          <table:table-cell table:style-name="ce22" office:value-type="float" office:value="11">
            <text:p>11</text:p>
          </table:table-cell>
          <table:table-cell table:number-columns-repeated="1022"/>
        </table:table-row>
        <table:table-row table:style-name="ro1">
          <table:table-cell table:style-name="ce22" office:value-type="string">
            <text:p>3-S|1-11|11-12.L.6</text:p>
          </table:table-cell>
          <table:table-cell table:style-name="ce22" office:value-type="float" office:value="11">
            <text:p>11</text:p>
          </table:table-cell>
          <table:table-cell table:number-columns-repeated="1022"/>
        </table:table-row>
        <table:table-row table:style-name="ro1">
          <table:table-cell table:style-name="ce22" office:value-type="string">
            <text:p>3-S|1-3|3.L.3a</text:p>
          </table:table-cell>
          <table:table-cell table:style-name="ce22" office:value-type="float" office:value="3">
            <text:p>3</text:p>
          </table:table-cell>
          <table:table-cell table:number-columns-repeated="1022"/>
        </table:table-row>
        <table:table-row table:style-name="ro1">
          <table:table-cell table:style-name="ce22" office:value-type="string">
            <text:p>3-S|1-3|3.L.3b</text:p>
          </table:table-cell>
          <table:table-cell table:style-name="ce22" office:value-type="float" office:value="3">
            <text:p>3</text:p>
          </table:table-cell>
          <table:table-cell table:number-columns-repeated="1022"/>
        </table:table-row>
        <table:table-row table:style-name="ro1">
          <table:table-cell table:style-name="ce22" office:value-type="string">
            <text:p>3-S|1-3|3.L.6</text:p>
          </table:table-cell>
          <table:table-cell table:style-name="ce22" office:value-type="float" office:value="3">
            <text:p>3</text:p>
          </table:table-cell>
          <table:table-cell table:number-columns-repeated="1022"/>
        </table:table-row>
        <table:table-row table:style-name="ro1">
          <table:table-cell table:style-name="ce22" office:value-type="string">
            <text:p>3-S|1-4|4.L.3a</text:p>
          </table:table-cell>
          <table:table-cell table:style-name="ce22" office:value-type="float" office:value="4">
            <text:p>4</text:p>
          </table:table-cell>
          <table:table-cell table:number-columns-repeated="1022"/>
        </table:table-row>
        <table:table-row table:style-name="ro1">
          <table:table-cell table:style-name="ce22" office:value-type="string">
            <text:p>3-S|1-4|4.L.3c</text:p>
          </table:table-cell>
          <table:table-cell table:style-name="ce22" office:value-type="float" office:value="4">
            <text:p>4</text:p>
          </table:table-cell>
          <table:table-cell table:number-columns-repeated="1022"/>
        </table:table-row>
        <table:table-row table:style-name="ro1">
          <table:table-cell table:style-name="ce22" office:value-type="string">
            <text:p>3-S|1-4|4.L.6</text:p>
          </table:table-cell>
          <table:table-cell table:style-name="ce22" office:value-type="float" office:value="4">
            <text:p>4</text:p>
          </table:table-cell>
          <table:table-cell table:number-columns-repeated="1022"/>
        </table:table-row>
        <table:table-row table:style-name="ro1">
          <table:table-cell table:style-name="ce22" office:value-type="string">
            <text:p>3-S|1-5|5.L.3a</text:p>
          </table:table-cell>
          <table:table-cell table:style-name="ce22" office:value-type="float" office:value="5">
            <text:p>5</text:p>
          </table:table-cell>
          <table:table-cell table:number-columns-repeated="1022"/>
        </table:table-row>
        <table:table-row table:style-name="ro1">
          <table:table-cell table:style-name="ce22" office:value-type="string">
            <text:p>3-S|1-5|5.L.6</text:p>
          </table:table-cell>
          <table:table-cell table:style-name="ce22" office:value-type="float" office:value="5">
            <text:p>5</text:p>
          </table:table-cell>
          <table:table-cell table:number-columns-repeated="1022"/>
        </table:table-row>
        <table:table-row table:style-name="ro1">
          <table:table-cell table:style-name="ce22" office:value-type="string">
            <text:p>3-S|1-6|6.L.3a</text:p>
          </table:table-cell>
          <table:table-cell table:style-name="ce22" office:value-type="float" office:value="6">
            <text:p>6</text:p>
          </table:table-cell>
          <table:table-cell table:number-columns-repeated="1022"/>
        </table:table-row>
        <table:table-row table:style-name="ro1">
          <table:table-cell table:style-name="ce22" office:value-type="string">
            <text:p>3-S|1-6|6.L.6</text:p>
          </table:table-cell>
          <table:table-cell table:style-name="ce22" office:value-type="float" office:value="6">
            <text:p>6</text:p>
          </table:table-cell>
          <table:table-cell table:number-columns-repeated="1022"/>
        </table:table-row>
        <table:table-row table:style-name="ro1">
          <table:table-cell table:style-name="ce22" office:value-type="string">
            <text:p>3-S|1-7|7.L.3a</text:p>
          </table:table-cell>
          <table:table-cell table:style-name="ce22" office:value-type="float" office:value="7">
            <text:p>7</text:p>
          </table:table-cell>
          <table:table-cell table:number-columns-repeated="1022"/>
        </table:table-row>
        <table:table-row table:style-name="ro1">
          <table:table-cell table:style-name="ce22" office:value-type="string">
            <text:p>3-S|1-7|7.L.6</text:p>
          </table:table-cell>
          <table:table-cell table:style-name="ce22" office:value-type="float" office:value="7">
            <text:p>7</text:p>
          </table:table-cell>
          <table:table-cell table:number-columns-repeated="1022"/>
        </table:table-row>
        <table:table-row table:style-name="ro1">
          <table:table-cell office:value-type="string">
            <text:p>3-S|1-8|8.L.3a</text:p>
          </table:table-cell>
          <table:table-cell office:value-type="float" office:value="8">
            <text:p>8</text:p>
          </table:table-cell>
          <table:table-cell table:number-columns-repeated="1022"/>
        </table:table-row>
        <table:table-row table:style-name="ro1">
          <table:table-cell office:value-type="string">
            <text:p>3-S|1-8|8.L.6</text:p>
          </table:table-cell>
          <table:table-cell office:value-type="float" office:value="8">
            <text:p>8</text:p>
          </table:table-cell>
          <table:table-cell table:number-columns-repeated="1022"/>
        </table:table-row>
        <table:table-row table:style-name="ro1">
          <table:table-cell office:value-type="string">
            <text:p>3-S|1-9|9.L.3a</text:p>
          </table:table-cell>
          <table:table-cell office:value-type="float" office:value="9">
            <text:p>9</text:p>
          </table:table-cell>
          <table:table-cell table:number-columns-repeated="1022"/>
        </table:table-row>
        <table:table-row table:style-name="ro1">
          <table:table-cell office:value-type="string">
            <text:p>3-S|1-9|9.L.6</text:p>
          </table:table-cell>
          <table:table-cell office:value-type="float" office:value="9">
            <text:p>9</text:p>
          </table:table-cell>
          <table:table-cell table:number-columns-repeated="1022"/>
        </table:table-row>
        <table:table-row table:style-name="ro1">
          <table:table-cell table:style-name="ce22" office:value-type="string">
            <text:p>3-S|2-10|10.L.1a</text:p>
          </table:table-cell>
          <table:table-cell table:style-name="ce22" office:value-type="float" office:value="10">
            <text:p>10</text:p>
          </table:table-cell>
          <table:table-cell table:number-columns-repeated="1022"/>
        </table:table-row>
        <table:table-row table:style-name="ro1">
          <table:table-cell table:style-name="ce22" office:value-type="string">
            <text:p>3-S|2-10|10.L.1b</text:p>
          </table:table-cell>
          <table:table-cell table:style-name="ce22" office:value-type="float" office:value="10">
            <text:p>10</text:p>
          </table:table-cell>
          <table:table-cell table:number-columns-repeated="1022"/>
        </table:table-row>
        <table:table-row table:style-name="ro1">
          <table:table-cell table:style-name="ce22" office:value-type="string">
            <text:p>3-S|2-10|10.SL.6</text:p>
          </table:table-cell>
          <table:table-cell table:style-name="ce22" office:value-type="float" office:value="10">
            <text:p>10</text:p>
          </table:table-cell>
          <table:table-cell table:number-columns-repeated="1022"/>
        </table:table-row>
        <table:table-row table:style-name="ro1">
          <table:table-cell table:style-name="ce22" office:value-type="string">
            <text:p>3-S|2-11|11-12.L.1a</text:p>
          </table:table-cell>
          <table:table-cell table:style-name="ce22" office:value-type="float" office:value="11">
            <text:p>11</text:p>
          </table:table-cell>
          <table:table-cell table:number-columns-repeated="1022"/>
        </table:table-row>
        <table:table-row table:style-name="ro1">
          <table:table-cell table:style-name="ce22" office:value-type="string">
            <text:p>3-S|2-11|11-12.L.1b</text:p>
          </table:table-cell>
          <table:table-cell table:style-name="ce22" office:value-type="float" office:value="11">
            <text:p>11</text:p>
          </table:table-cell>
          <table:table-cell table:number-columns-repeated="1022"/>
        </table:table-row>
        <table:table-row table:style-name="ro1">
          <table:table-cell table:style-name="ce22" office:value-type="string">
            <text:p>3-S|2-11|11-12.SL.6</text:p>
          </table:table-cell>
          <table:table-cell table:style-name="ce22" office:value-type="float" office:value="11">
            <text:p>11</text:p>
          </table:table-cell>
          <table:table-cell table:number-columns-repeated="1022"/>
        </table:table-row>
        <table:table-row table:style-name="ro1">
          <table:table-cell table:style-name="ce22" office:value-type="string">
            <text:p>3-S|2-3|3.L.3a</text:p>
          </table:table-cell>
          <table:table-cell table:style-name="ce22" office:value-type="float" office:value="3">
            <text:p>3</text:p>
          </table:table-cell>
          <table:table-cell table:number-columns-repeated="1022"/>
        </table:table-row>
        <table:table-row table:style-name="ro1">
          <table:table-cell table:style-name="ce22" office:value-type="string">
            <text:p>3-S|2-3|3.L.3b</text:p>
          </table:table-cell>
          <table:table-cell table:style-name="ce22" office:value-type="float" office:value="3">
            <text:p>3</text:p>
          </table:table-cell>
          <table:table-cell table:number-columns-repeated="1022"/>
        </table:table-row>
        <table:table-row table:style-name="ro1">
          <table:table-cell table:style-name="ce22" office:value-type="string">
            <text:p>3-S|2-3|3.L.6</text:p>
          </table:table-cell>
          <table:table-cell table:style-name="ce22" office:value-type="float" office:value="3">
            <text:p>3</text:p>
          </table:table-cell>
          <table:table-cell table:number-columns-repeated="1022"/>
        </table:table-row>
        <table:table-row table:style-name="ro1">
          <table:table-cell table:style-name="ce22" office:value-type="string">
            <text:p>3-S|2-4|4.L.3a</text:p>
          </table:table-cell>
          <table:table-cell table:style-name="ce22" office:value-type="float" office:value="4">
            <text:p>4</text:p>
          </table:table-cell>
          <table:table-cell table:number-columns-repeated="1022"/>
        </table:table-row>
        <table:table-row table:style-name="ro1">
          <table:table-cell table:style-name="ce22" office:value-type="string">
            <text:p>3-S|2-4|4.L.3c</text:p>
          </table:table-cell>
          <table:table-cell table:style-name="ce22" office:value-type="float" office:value="4">
            <text:p>4</text:p>
          </table:table-cell>
          <table:table-cell table:number-columns-repeated="1022"/>
        </table:table-row>
        <table:table-row table:style-name="ro1">
          <table:table-cell table:style-name="ce22" office:value-type="string">
            <text:p>3-S|2-4|4.L.6</text:p>
          </table:table-cell>
          <table:table-cell table:style-name="ce22" office:value-type="float" office:value="4">
            <text:p>4</text:p>
          </table:table-cell>
          <table:table-cell table:number-columns-repeated="1022"/>
        </table:table-row>
        <table:table-row table:style-name="ro1">
          <table:table-cell table:style-name="ce22" office:value-type="string">
            <text:p>3-S|2-5|5.L.3a</text:p>
          </table:table-cell>
          <table:table-cell table:style-name="ce22" office:value-type="float" office:value="5">
            <text:p>5</text:p>
          </table:table-cell>
          <table:table-cell table:number-columns-repeated="1022"/>
        </table:table-row>
        <table:table-row table:style-name="ro1">
          <table:table-cell table:style-name="ce22" office:value-type="string">
            <text:p>3-S|2-5|5.L.6</text:p>
          </table:table-cell>
          <table:table-cell table:style-name="ce22" office:value-type="float" office:value="5">
            <text:p>5</text:p>
          </table:table-cell>
          <table:table-cell table:number-columns-repeated="1022"/>
        </table:table-row>
        <table:table-row table:style-name="ro1">
          <table:table-cell table:style-name="ce22" office:value-type="string">
            <text:p>3-S|2-6|6.L.1a</text:p>
          </table:table-cell>
          <table:table-cell table:style-name="ce22" office:value-type="float" office:value="6">
            <text:p>6</text:p>
          </table:table-cell>
          <table:table-cell table:number-columns-repeated="1022"/>
        </table:table-row>
        <table:table-row table:style-name="ro1">
          <table:table-cell table:style-name="ce22" office:value-type="string">
            <text:p>3-S|2-6|6.L.1b</text:p>
          </table:table-cell>
          <table:table-cell table:style-name="ce22" office:value-type="float" office:value="6">
            <text:p>6</text:p>
          </table:table-cell>
          <table:table-cell table:number-columns-repeated="1022"/>
        </table:table-row>
        <table:table-row table:style-name="ro1">
          <table:table-cell table:style-name="ce22" office:value-type="string">
            <text:p>3-S|2-6|6.L.1c</text:p>
          </table:table-cell>
          <table:table-cell table:style-name="ce22" office:value-type="float" office:value="6">
            <text:p>6</text:p>
          </table:table-cell>
          <table:table-cell table:number-columns-repeated="1022"/>
        </table:table-row>
        <table:table-row table:style-name="ro1">
          <table:table-cell table:style-name="ce22" office:value-type="string">
            <text:p>3-S|2-6|6.L.1d</text:p>
          </table:table-cell>
          <table:table-cell table:style-name="ce22" office:value-type="float" office:value="6">
            <text:p>6</text:p>
          </table:table-cell>
          <table:table-cell table:number-columns-repeated="1022"/>
        </table:table-row>
        <table:table-row table:style-name="ro1">
          <table:table-cell table:style-name="ce22" office:value-type="string">
            <text:p>3-S|2-6|6.L.1e</text:p>
          </table:table-cell>
          <table:table-cell table:style-name="ce22" office:value-type="float" office:value="6">
            <text:p>6</text:p>
          </table:table-cell>
          <table:table-cell table:number-columns-repeated="1022"/>
        </table:table-row>
        <table:table-row table:style-name="ro1">
          <table:table-cell table:style-name="ce22" office:value-type="string">
            <text:p>3-S|2-6|6.SL.6</text:p>
          </table:table-cell>
          <table:table-cell table:style-name="ce22" office:value-type="float" office:value="6">
            <text:p>6</text:p>
          </table:table-cell>
          <table:table-cell table:number-columns-repeated="1022"/>
        </table:table-row>
        <table:table-row table:style-name="ro1">
          <table:table-cell table:style-name="ce22" office:value-type="string">
            <text:p>3-S|2-7|7.L.1a</text:p>
          </table:table-cell>
          <table:table-cell table:style-name="ce22" office:value-type="float" office:value="7">
            <text:p>7</text:p>
          </table:table-cell>
          <table:table-cell table:number-columns-repeated="1022"/>
        </table:table-row>
        <table:table-row table:style-name="ro1">
          <table:table-cell table:style-name="ce22" office:value-type="string">
            <text:p>3-S|2-7|7.L.1b</text:p>
          </table:table-cell>
          <table:table-cell table:style-name="ce22" office:value-type="float" office:value="7">
            <text:p>7</text:p>
          </table:table-cell>
          <table:table-cell table:number-columns-repeated="1022"/>
        </table:table-row>
        <table:table-row table:style-name="ro1">
          <table:table-cell table:style-name="ce22" office:value-type="string">
            <text:p>3-S|2-7|7.L.1c</text:p>
          </table:table-cell>
          <table:table-cell table:style-name="ce22" office:value-type="float" office:value="7">
            <text:p>7</text:p>
          </table:table-cell>
          <table:table-cell table:number-columns-repeated="1022"/>
        </table:table-row>
        <table:table-row table:style-name="ro1">
          <table:table-cell table:style-name="ce22" office:value-type="string">
            <text:p>3-S|2-7|7.SL.6</text:p>
          </table:table-cell>
          <table:table-cell table:style-name="ce22" office:value-type="float" office:value="7">
            <text:p>7</text:p>
          </table:table-cell>
          <table:table-cell table:number-columns-repeated="1022"/>
        </table:table-row>
        <table:table-row table:style-name="ro1">
          <table:table-cell office:value-type="string">
            <text:p>3-S|2-8|8.L.1a</text:p>
          </table:table-cell>
          <table:table-cell office:value-type="float" office:value="8">
            <text:p>8</text:p>
          </table:table-cell>
          <table:table-cell table:number-columns-repeated="1022"/>
        </table:table-row>
        <table:table-row table:style-name="ro1">
          <table:table-cell office:value-type="string">
            <text:p>3-S|2-8|8.L.1b</text:p>
          </table:table-cell>
          <table:table-cell office:value-type="float" office:value="8">
            <text:p>8</text:p>
          </table:table-cell>
          <table:table-cell table:number-columns-repeated="1022"/>
        </table:table-row>
        <table:table-row table:style-name="ro1">
          <table:table-cell office:value-type="string">
            <text:p>3-S|2-8|8.L.1c</text:p>
          </table:table-cell>
          <table:table-cell office:value-type="float" office:value="8">
            <text:p>8</text:p>
          </table:table-cell>
          <table:table-cell table:number-columns-repeated="1022"/>
        </table:table-row>
        <table:table-row table:style-name="ro1">
          <table:table-cell office:value-type="string">
            <text:p>3-S|2-8|8.L.1d</text:p>
          </table:table-cell>
          <table:table-cell office:value-type="float" office:value="8">
            <text:p>8</text:p>
          </table:table-cell>
          <table:table-cell table:number-columns-repeated="1022"/>
        </table:table-row>
        <table:table-row table:style-name="ro1">
          <table:table-cell office:value-type="string">
            <text:p>3-S|2-8|8.SL.6</text:p>
          </table:table-cell>
          <table:table-cell office:value-type="float" office:value="8">
            <text:p>8</text:p>
          </table:table-cell>
          <table:table-cell table:number-columns-repeated="1022"/>
        </table:table-row>
        <table:table-row table:style-name="ro1">
          <table:table-cell office:value-type="string">
            <text:p>3-S|2-9|9.L.1a</text:p>
          </table:table-cell>
          <table:table-cell office:value-type="float" office:value="9">
            <text:p>9</text:p>
          </table:table-cell>
          <table:table-cell table:number-columns-repeated="1022"/>
        </table:table-row>
        <table:table-row table:style-name="ro1">
          <table:table-cell office:value-type="string">
            <text:p>3-S|2-9|9.L.1b</text:p>
          </table:table-cell>
          <table:table-cell office:value-type="float" office:value="9">
            <text:p>9</text:p>
          </table:table-cell>
          <table:table-cell table:number-columns-repeated="1022"/>
        </table:table-row>
        <table:table-row table:style-name="ro1">
          <table:table-cell office:value-type="string">
            <text:p>3-S|2-9|9.L.1c</text:p>
          </table:table-cell>
          <table:table-cell office:value-type="float" office:value="9">
            <text:p>9</text:p>
          </table:table-cell>
          <table:table-cell table:number-columns-repeated="1022"/>
        </table:table-row>
        <table:table-row table:style-name="ro1">
          <table:table-cell office:value-type="string">
            <text:p>3-S|2-9|9.L.1d</text:p>
          </table:table-cell>
          <table:table-cell office:value-type="float" office:value="9">
            <text:p>9</text:p>
          </table:table-cell>
          <table:table-cell table:number-columns-repeated="1022"/>
        </table:table-row>
        <table:table-row table:style-name="ro1">
          <table:table-cell office:value-type="string">
            <text:p>3-S|2-9|9.SL.6</text:p>
          </table:table-cell>
          <table:table-cell office:value-type="float" office:value="9">
            <text:p>9</text:p>
          </table:table-cell>
          <table:table-cell table:number-columns-repeated="1022"/>
        </table:table-row>
        <table:table-row table:style-name="ro1">
          <table:table-cell table:style-name="ce22" office:value-type="string">
            <text:p>3-S|3-10|10.SL.1</text:p>
          </table:table-cell>
          <table:table-cell table:style-name="ce22" office:value-type="float" office:value="10">
            <text:p>10</text:p>
          </table:table-cell>
          <table:table-cell table:number-columns-repeated="1022"/>
        </table:table-row>
        <table:table-row table:style-name="ro1">
          <table:table-cell table:style-name="ce22" office:value-type="string">
            <text:p>3-S|3-10|10.SL.4</text:p>
          </table:table-cell>
          <table:table-cell table:style-name="ce22" office:value-type="float" office:value="10">
            <text:p>10</text:p>
          </table:table-cell>
          <table:table-cell table:number-columns-repeated="1022"/>
        </table:table-row>
        <table:table-row table:style-name="ro1">
          <table:table-cell table:style-name="ce22" office:value-type="string">
            <text:p>3-S|3-10|10.SL.5</text:p>
          </table:table-cell>
          <table:table-cell table:style-name="ce22" office:value-type="float" office:value="10">
            <text:p>10</text:p>
          </table:table-cell>
          <table:table-cell table:number-columns-repeated="1022"/>
        </table:table-row>
        <table:table-row table:style-name="ro1">
          <table:table-cell table:style-name="ce22" office:value-type="string">
            <text:p>3-S|3-10|10.SL.6</text:p>
          </table:table-cell>
          <table:table-cell table:style-name="ce22" office:value-type="float" office:value="10">
            <text:p>10</text:p>
          </table:table-cell>
          <table:table-cell table:number-columns-repeated="1022"/>
        </table:table-row>
        <table:table-row table:style-name="ro1">
          <table:table-cell table:style-name="ce22" office:value-type="string">
            <text:p>3-S|3-11|11-12.SL.2</text:p>
          </table:table-cell>
          <table:table-cell table:style-name="ce22" office:value-type="float" office:value="11">
            <text:p>11</text:p>
          </table:table-cell>
          <table:table-cell table:number-columns-repeated="1022"/>
        </table:table-row>
        <table:table-row table:style-name="ro1">
          <table:table-cell table:style-name="ce22" office:value-type="string">
            <text:p>3-S|3-11|11-12.SL.4</text:p>
          </table:table-cell>
          <table:table-cell table:style-name="ce22" office:value-type="float" office:value="11">
            <text:p>11</text:p>
          </table:table-cell>
          <table:table-cell table:number-columns-repeated="1022"/>
        </table:table-row>
        <table:table-row table:style-name="ro1">
          <table:table-cell table:style-name="ce22" office:value-type="string">
            <text:p>3-S|3-11|11-12.SL.5</text:p>
          </table:table-cell>
          <table:table-cell table:style-name="ce22" office:value-type="float" office:value="11">
            <text:p>11</text:p>
          </table:table-cell>
          <table:table-cell table:number-columns-repeated="1022"/>
        </table:table-row>
        <table:table-row table:style-name="ro1">
          <table:table-cell table:style-name="ce22" office:value-type="string">
            <text:p>3-S|3-11|11-12.SL.6</text:p>
          </table:table-cell>
          <table:table-cell table:style-name="ce22" office:value-type="float" office:value="11">
            <text:p>11</text:p>
          </table:table-cell>
          <table:table-cell table:number-columns-repeated="1022"/>
        </table:table-row>
        <table:table-row table:style-name="ro1">
          <table:table-cell table:style-name="ce22" office:value-type="string">
            <text:p>3-S|3-3|3.SL.2</text:p>
          </table:table-cell>
          <table:table-cell table:style-name="ce22" office:value-type="float" office:value="3">
            <text:p>3</text:p>
          </table:table-cell>
          <table:table-cell table:number-columns-repeated="1022"/>
        </table:table-row>
        <table:table-row table:style-name="ro1">
          <table:table-cell table:style-name="ce22" office:value-type="string">
            <text:p>3-S|3-3|3.SL.4</text:p>
          </table:table-cell>
          <table:table-cell table:style-name="ce22" office:value-type="float" office:value="3">
            <text:p>3</text:p>
          </table:table-cell>
          <table:table-cell table:number-columns-repeated="1022"/>
        </table:table-row>
        <table:table-row table:style-name="ro1">
          <table:table-cell table:style-name="ce22" office:value-type="string">
            <text:p>3-S|3-3|3.SL.5</text:p>
          </table:table-cell>
          <table:table-cell table:style-name="ce22" office:value-type="float" office:value="3">
            <text:p>3</text:p>
          </table:table-cell>
          <table:table-cell table:number-columns-repeated="1022"/>
        </table:table-row>
        <table:table-row table:style-name="ro1">
          <table:table-cell table:style-name="ce22" office:value-type="string">
            <text:p>3-S|3-3|3.SL.6</text:p>
          </table:table-cell>
          <table:table-cell table:style-name="ce22" office:value-type="float" office:value="3">
            <text:p>3</text:p>
          </table:table-cell>
          <table:table-cell table:number-columns-repeated="1022"/>
        </table:table-row>
        <table:table-row table:style-name="ro1">
          <table:table-cell table:style-name="ce22" office:value-type="string">
            <text:p>3-S|3-4|4.SL.2</text:p>
          </table:table-cell>
          <table:table-cell table:style-name="ce22" office:value-type="float" office:value="4">
            <text:p>4</text:p>
          </table:table-cell>
          <table:table-cell table:number-columns-repeated="1022"/>
        </table:table-row>
        <table:table-row table:style-name="ro1">
          <table:table-cell table:style-name="ce22" office:value-type="string">
            <text:p>3-S|3-4|4.SL.4</text:p>
          </table:table-cell>
          <table:table-cell table:style-name="ce22" office:value-type="float" office:value="4">
            <text:p>4</text:p>
          </table:table-cell>
          <table:table-cell table:number-columns-repeated="1022"/>
        </table:table-row>
        <table:table-row table:style-name="ro1">
          <table:table-cell table:style-name="ce22" office:value-type="string">
            <text:p>3-S|3-4|4.SL.5</text:p>
          </table:table-cell>
          <table:table-cell table:style-name="ce22" office:value-type="float" office:value="4">
            <text:p>4</text:p>
          </table:table-cell>
          <table:table-cell table:number-columns-repeated="1022"/>
        </table:table-row>
        <table:table-row table:style-name="ro1">
          <table:table-cell table:style-name="ce22" office:value-type="string">
            <text:p>3-S|3-4|4.SL.6</text:p>
          </table:table-cell>
          <table:table-cell table:style-name="ce22" office:value-type="float" office:value="4">
            <text:p>4</text:p>
          </table:table-cell>
          <table:table-cell table:number-columns-repeated="1022"/>
        </table:table-row>
        <table:table-row table:style-name="ro1">
          <table:table-cell table:style-name="ce22" office:value-type="string">
            <text:p>3-S|3-5|5.SL.2</text:p>
          </table:table-cell>
          <table:table-cell table:style-name="ce22" office:value-type="float" office:value="5">
            <text:p>5</text:p>
          </table:table-cell>
          <table:table-cell table:number-columns-repeated="1022"/>
        </table:table-row>
        <table:table-row table:style-name="ro1">
          <table:table-cell table:style-name="ce22" office:value-type="string">
            <text:p>3-S|3-5|5.SL.4</text:p>
          </table:table-cell>
          <table:table-cell table:style-name="ce22" office:value-type="float" office:value="5">
            <text:p>5</text:p>
          </table:table-cell>
          <table:table-cell table:number-columns-repeated="1022"/>
        </table:table-row>
        <table:table-row table:style-name="ro1">
          <table:table-cell table:style-name="ce22" office:value-type="string">
            <text:p>3-S|3-5|5.SL.5</text:p>
          </table:table-cell>
          <table:table-cell table:style-name="ce22" office:value-type="float" office:value="5">
            <text:p>5</text:p>
          </table:table-cell>
          <table:table-cell table:number-columns-repeated="1022"/>
        </table:table-row>
        <table:table-row table:style-name="ro1">
          <table:table-cell table:style-name="ce22" office:value-type="string">
            <text:p>3-S|3-5|5.SL.6</text:p>
          </table:table-cell>
          <table:table-cell table:style-name="ce22" office:value-type="float" office:value="5">
            <text:p>5</text:p>
          </table:table-cell>
          <table:table-cell table:number-columns-repeated="1022"/>
        </table:table-row>
        <table:table-row table:style-name="ro1">
          <table:table-cell table:style-name="ce22" office:value-type="string">
            <text:p>3-S|3-6|6.SL.4</text:p>
          </table:table-cell>
          <table:table-cell table:style-name="ce22" office:value-type="float" office:value="6">
            <text:p>6</text:p>
          </table:table-cell>
          <table:table-cell table:number-columns-repeated="1022"/>
        </table:table-row>
        <table:table-row table:style-name="ro1">
          <table:table-cell table:style-name="ce22" office:value-type="string">
            <text:p>3-S|3-6|6.SL.5</text:p>
          </table:table-cell>
          <table:table-cell table:style-name="ce22" office:value-type="float" office:value="6">
            <text:p>6</text:p>
          </table:table-cell>
          <table:table-cell table:number-columns-repeated="1022"/>
        </table:table-row>
        <table:table-row table:style-name="ro1">
          <table:table-cell table:style-name="ce22" office:value-type="string">
            <text:p>3-S|3-6|6.SL.6</text:p>
          </table:table-cell>
          <table:table-cell table:style-name="ce22" office:value-type="float" office:value="6">
            <text:p>6</text:p>
          </table:table-cell>
          <table:table-cell table:number-columns-repeated="1022"/>
        </table:table-row>
        <table:table-row table:style-name="ro1">
          <table:table-cell table:style-name="ce22" office:value-type="string">
            <text:p>3-S|3-7|7.SL.4</text:p>
          </table:table-cell>
          <table:table-cell table:style-name="ce22" office:value-type="float" office:value="7">
            <text:p>7</text:p>
          </table:table-cell>
          <table:table-cell table:number-columns-repeated="1022"/>
        </table:table-row>
        <table:table-row table:style-name="ro1">
          <table:table-cell table:style-name="ce22" office:value-type="string">
            <text:p>3-S|3-7|7.SL.5</text:p>
          </table:table-cell>
          <table:table-cell table:style-name="ce22" office:value-type="float" office:value="7">
            <text:p>7</text:p>
          </table:table-cell>
          <table:table-cell table:number-columns-repeated="1022"/>
        </table:table-row>
        <table:table-row table:style-name="ro1">
          <table:table-cell table:style-name="ce22" office:value-type="string">
            <text:p>3-S|3-7|7.SL.6</text:p>
          </table:table-cell>
          <table:table-cell table:style-name="ce22" office:value-type="float" office:value="7">
            <text:p>7</text:p>
          </table:table-cell>
          <table:table-cell table:number-columns-repeated="1022"/>
        </table:table-row>
        <table:table-row table:style-name="ro1">
          <table:table-cell office:value-type="string">
            <text:p>3-S|3-8|8.SL.4</text:p>
          </table:table-cell>
          <table:table-cell office:value-type="float" office:value="8">
            <text:p>8</text:p>
          </table:table-cell>
          <table:table-cell table:number-columns-repeated="1022"/>
        </table:table-row>
        <table:table-row table:style-name="ro1">
          <table:table-cell office:value-type="string">
            <text:p>3-S|3-8|8.SL.5</text:p>
          </table:table-cell>
          <table:table-cell office:value-type="float" office:value="8">
            <text:p>8</text:p>
          </table:table-cell>
          <table:table-cell table:number-columns-repeated="1022"/>
        </table:table-row>
        <table:table-row table:style-name="ro1">
          <table:table-cell office:value-type="string">
            <text:p>3-S|3-8|8.SL.6</text:p>
          </table:table-cell>
          <table:table-cell office:value-type="float" office:value="8">
            <text:p>8</text:p>
          </table:table-cell>
          <table:table-cell table:number-columns-repeated="1022"/>
        </table:table-row>
        <table:table-row table:style-name="ro1">
          <table:table-cell office:value-type="string">
            <text:p>3-S|3-9|9.SL.4</text:p>
          </table:table-cell>
          <table:table-cell office:value-type="float" office:value="9">
            <text:p>9</text:p>
          </table:table-cell>
          <table:table-cell table:number-columns-repeated="1022"/>
        </table:table-row>
        <table:table-row table:style-name="ro1">
          <table:table-cell office:value-type="string">
            <text:p>3-S|3-9|9.SL.5</text:p>
          </table:table-cell>
          <table:table-cell office:value-type="float" office:value="9">
            <text:p>9</text:p>
          </table:table-cell>
          <table:table-cell table:number-columns-repeated="1022"/>
        </table:table-row>
        <table:table-row table:style-name="ro1">
          <table:table-cell office:value-type="string">
            <text:p>3-S|3-9|9.SL.6</text:p>
          </table:table-cell>
          <table:table-cell office:value-type="float" office:value="9">
            <text:p>9</text:p>
          </table:table-cell>
          <table:table-cell table:number-columns-repeated="1022"/>
        </table:table-row>
        <table:table-row table:style-name="ro1">
          <table:table-cell table:style-name="ce22" office:value-type="string">
            <text:p>4-CR|1-10|10.SL.2</text:p>
          </table:table-cell>
          <table:table-cell table:style-name="ce22" office:value-type="float" office:value="10">
            <text:p>10</text:p>
          </table:table-cell>
          <table:table-cell table:number-columns-repeated="1022"/>
        </table:table-row>
        <table:table-row table:style-name="ro1">
          <table:table-cell table:style-name="ce22" office:value-type="string">
            <text:p>4-CR|1-10|10.SL.4</text:p>
          </table:table-cell>
          <table:table-cell table:style-name="ce22" office:value-type="float" office:value="10">
            <text:p>10</text:p>
          </table:table-cell>
          <table:table-cell table:number-columns-repeated="1022"/>
        </table:table-row>
        <table:table-row table:style-name="ro1">
          <table:table-cell table:style-name="ce22" office:value-type="string">
            <text:p>4-CR|1-10|10.SL.5</text:p>
          </table:table-cell>
          <table:table-cell table:style-name="ce22" office:value-type="float" office:value="10">
            <text:p>10</text:p>
          </table:table-cell>
          <table:table-cell table:number-columns-repeated="1022"/>
        </table:table-row>
        <table:table-row table:style-name="ro1">
          <table:table-cell table:style-name="ce22" office:value-type="string">
            <text:p>4-CR|1-10|10.W.7</text:p>
          </table:table-cell>
          <table:table-cell table:style-name="ce22" office:value-type="float" office:value="10">
            <text:p>10</text:p>
          </table:table-cell>
          <table:table-cell table:number-columns-repeated="1022"/>
        </table:table-row>
        <table:table-row table:style-name="ro1">
          <table:table-cell table:style-name="ce22" office:value-type="string">
            <text:p>4-CR|1-10|10.WHST.7</text:p>
          </table:table-cell>
          <table:table-cell table:style-name="ce22" office:value-type="float" office:value="10">
            <text:p>10</text:p>
          </table:table-cell>
          <table:table-cell table:number-columns-repeated="1022"/>
        </table:table-row>
        <table:table-row table:style-name="ro1">
          <table:table-cell table:style-name="ce22" office:value-type="string">
            <text:p>4-CR|1-11|11-12.SL.2</text:p>
          </table:table-cell>
          <table:table-cell table:style-name="ce22" office:value-type="float" office:value="11">
            <text:p>11</text:p>
          </table:table-cell>
          <table:table-cell table:number-columns-repeated="1022"/>
        </table:table-row>
        <table:table-row table:style-name="ro1">
          <table:table-cell table:style-name="ce22" office:value-type="string">
            <text:p>4-CR|1-11|11-12.SL.4</text:p>
          </table:table-cell>
          <table:table-cell table:style-name="ce22" office:value-type="float" office:value="11">
            <text:p>11</text:p>
          </table:table-cell>
          <table:table-cell table:number-columns-repeated="1022"/>
        </table:table-row>
        <table:table-row table:style-name="ro1">
          <table:table-cell table:style-name="ce22" office:value-type="string">
            <text:p>4-CR|1-11|11-12.SL.5</text:p>
          </table:table-cell>
          <table:table-cell table:style-name="ce22" office:value-type="float" office:value="11">
            <text:p>11</text:p>
          </table:table-cell>
          <table:table-cell table:number-columns-repeated="1022"/>
        </table:table-row>
        <table:table-row table:style-name="ro1">
          <table:table-cell table:style-name="ce22" office:value-type="string">
            <text:p>4-CR|1-11|11-12.W.7</text:p>
          </table:table-cell>
          <table:table-cell table:style-name="ce22" office:value-type="float" office:value="11">
            <text:p>11</text:p>
          </table:table-cell>
          <table:table-cell table:number-columns-repeated="1022"/>
        </table:table-row>
        <table:table-row table:style-name="ro1">
          <table:table-cell table:style-name="ce22" office:value-type="string">
            <text:p>4-CR|1-11|11-12.WHST.7</text:p>
          </table:table-cell>
          <table:table-cell table:style-name="ce22" office:value-type="float" office:value="11">
            <text:p>11</text:p>
          </table:table-cell>
          <table:table-cell table:number-columns-repeated="1022"/>
        </table:table-row>
        <table:table-row table:style-name="ro1">
          <table:table-cell table:style-name="ce22" office:value-type="string">
            <text:p>4-CR|1-3|3.SL.2</text:p>
          </table:table-cell>
          <table:table-cell table:style-name="ce22" office:value-type="float" office:value="3">
            <text:p>3</text:p>
          </table:table-cell>
          <table:table-cell table:number-columns-repeated="1022"/>
        </table:table-row>
        <table:table-row table:style-name="ro1">
          <table:table-cell table:style-name="ce22" office:value-type="string">
            <text:p>4-CR|1-3|3.SL.3</text:p>
          </table:table-cell>
          <table:table-cell table:style-name="ce22" office:value-type="float" office:value="3">
            <text:p>3</text:p>
          </table:table-cell>
          <table:table-cell table:number-columns-repeated="1022"/>
        </table:table-row>
        <table:table-row table:style-name="ro1">
          <table:table-cell table:style-name="ce22" office:value-type="string">
            <text:p>4-CR|1-3|3.SL.4</text:p>
          </table:table-cell>
          <table:table-cell table:style-name="ce22" office:value-type="float" office:value="3">
            <text:p>3</text:p>
          </table:table-cell>
          <table:table-cell table:number-columns-repeated="1022"/>
        </table:table-row>
        <table:table-row table:style-name="ro1">
          <table:table-cell table:style-name="ce22" office:value-type="string">
            <text:p>4-CR|1-3|3.W.6</text:p>
          </table:table-cell>
          <table:table-cell table:style-name="ce22" office:value-type="float" office:value="3">
            <text:p>3</text:p>
          </table:table-cell>
          <table:table-cell table:number-columns-repeated="1022"/>
        </table:table-row>
        <table:table-row table:style-name="ro1">
          <table:table-cell table:style-name="ce22" office:value-type="string">
            <text:p>4-CR|1-3|3.W.7</text:p>
          </table:table-cell>
          <table:table-cell table:style-name="ce22" office:value-type="float" office:value="3">
            <text:p>3</text:p>
          </table:table-cell>
          <table:table-cell table:number-columns-repeated="1022"/>
        </table:table-row>
        <table:table-row table:style-name="ro1">
          <table:table-cell table:style-name="ce22" office:value-type="string">
            <text:p>4-CR|1-4|4.SL.2</text:p>
          </table:table-cell>
          <table:table-cell table:style-name="ce22" office:value-type="float" office:value="4">
            <text:p>4</text:p>
          </table:table-cell>
          <table:table-cell table:number-columns-repeated="1022"/>
        </table:table-row>
        <table:table-row table:style-name="ro1">
          <table:table-cell table:style-name="ce22" office:value-type="string">
            <text:p>4-CR|1-4|4.SL.3</text:p>
          </table:table-cell>
          <table:table-cell table:style-name="ce22" office:value-type="float" office:value="4">
            <text:p>4</text:p>
          </table:table-cell>
          <table:table-cell table:number-columns-repeated="1022"/>
        </table:table-row>
        <table:table-row table:style-name="ro1">
          <table:table-cell table:style-name="ce22" office:value-type="string">
            <text:p>4-CR|1-4|4.SL.4</text:p>
          </table:table-cell>
          <table:table-cell table:style-name="ce22" office:value-type="float" office:value="4">
            <text:p>4</text:p>
          </table:table-cell>
          <table:table-cell table:number-columns-repeated="1022"/>
        </table:table-row>
        <table:table-row table:style-name="ro1">
          <table:table-cell table:style-name="ce22" office:value-type="string">
            <text:p>4-CR|1-4|4.W.6</text:p>
          </table:table-cell>
          <table:table-cell table:style-name="ce22" office:value-type="float" office:value="4">
            <text:p>4</text:p>
          </table:table-cell>
          <table:table-cell table:number-columns-repeated="1022"/>
        </table:table-row>
        <table:table-row table:style-name="ro1">
          <table:table-cell table:style-name="ce22" office:value-type="string">
            <text:p>4-CR|1-4|4.W.7</text:p>
          </table:table-cell>
          <table:table-cell table:style-name="ce22" office:value-type="float" office:value="4">
            <text:p>4</text:p>
          </table:table-cell>
          <table:table-cell table:number-columns-repeated="1022"/>
        </table:table-row>
        <table:table-row table:style-name="ro1">
          <table:table-cell table:style-name="ce22" office:value-type="string">
            <text:p>4-CR|1-5|5.SL.2</text:p>
          </table:table-cell>
          <table:table-cell table:style-name="ce22" office:value-type="float" office:value="5">
            <text:p>5</text:p>
          </table:table-cell>
          <table:table-cell table:number-columns-repeated="1022"/>
        </table:table-row>
        <table:table-row table:style-name="ro1">
          <table:table-cell table:style-name="ce22" office:value-type="string">
            <text:p>4-CR|1-5|5.SL.3</text:p>
          </table:table-cell>
          <table:table-cell table:style-name="ce22" office:value-type="float" office:value="5">
            <text:p>5</text:p>
          </table:table-cell>
          <table:table-cell table:number-columns-repeated="1022"/>
        </table:table-row>
        <table:table-row table:style-name="ro1">
          <table:table-cell table:style-name="ce22" office:value-type="string">
            <text:p>4-CR|1-5|5.SL.4</text:p>
          </table:table-cell>
          <table:table-cell table:style-name="ce22" office:value-type="float" office:value="5">
            <text:p>5</text:p>
          </table:table-cell>
          <table:table-cell table:number-columns-repeated="1022"/>
        </table:table-row>
        <table:table-row table:style-name="ro1">
          <table:table-cell table:style-name="ce22" office:value-type="string">
            <text:p>4-CR|1-5|5.W.6</text:p>
          </table:table-cell>
          <table:table-cell table:style-name="ce22" office:value-type="float" office:value="5">
            <text:p>5</text:p>
          </table:table-cell>
          <table:table-cell table:number-columns-repeated="1022"/>
        </table:table-row>
        <table:table-row table:style-name="ro1">
          <table:table-cell table:style-name="ce22" office:value-type="string">
            <text:p>4-CR|1-5|5.W.7</text:p>
          </table:table-cell>
          <table:table-cell table:style-name="ce22" office:value-type="float" office:value="5">
            <text:p>5</text:p>
          </table:table-cell>
          <table:table-cell table:number-columns-repeated="1022"/>
        </table:table-row>
        <table:table-row table:style-name="ro1">
          <table:table-cell table:style-name="ce22" office:value-type="string">
            <text:p>4-CR|1-6|6.SL.1a</text:p>
          </table:table-cell>
          <table:table-cell table:style-name="ce22" office:value-type="float" office:value="6">
            <text:p>6</text:p>
          </table:table-cell>
          <table:table-cell table:number-columns-repeated="1022"/>
        </table:table-row>
        <table:table-row table:style-name="ro1">
          <table:table-cell table:style-name="ce22" office:value-type="string">
            <text:p>4-CR|1-6|6.SL.1b</text:p>
          </table:table-cell>
          <table:table-cell table:style-name="ce22" office:value-type="float" office:value="6">
            <text:p>6</text:p>
          </table:table-cell>
          <table:table-cell table:number-columns-repeated="1022"/>
        </table:table-row>
        <table:table-row table:style-name="ro1">
          <table:table-cell table:style-name="ce22" office:value-type="string">
            <text:p>4-CR|1-6|6.SL.1c</text:p>
          </table:table-cell>
          <table:table-cell table:style-name="ce22" office:value-type="float" office:value="6">
            <text:p>6</text:p>
          </table:table-cell>
          <table:table-cell table:number-columns-repeated="1022"/>
        </table:table-row>
        <table:table-row table:style-name="ro1">
          <table:table-cell table:style-name="ce22" office:value-type="string">
            <text:p>4-CR|1-6|6.SL.1d</text:p>
          </table:table-cell>
          <table:table-cell table:style-name="ce22" office:value-type="float" office:value="6">
            <text:p>6</text:p>
          </table:table-cell>
          <table:table-cell table:number-columns-repeated="1022"/>
        </table:table-row>
        <table:table-row table:style-name="ro1">
          <table:table-cell table:style-name="ce22" office:value-type="string">
            <text:p>4-CR|1-6|6.SL.2</text:p>
          </table:table-cell>
          <table:table-cell table:style-name="ce22" office:value-type="float" office:value="6">
            <text:p>6</text:p>
          </table:table-cell>
          <table:table-cell table:number-columns-repeated="1022"/>
        </table:table-row>
        <table:table-row table:style-name="ro1">
          <table:table-cell table:style-name="ce22" office:value-type="string">
            <text:p>4-CR|1-6|6.SL.4</text:p>
          </table:table-cell>
          <table:table-cell table:style-name="ce22" office:value-type="float" office:value="6">
            <text:p>6</text:p>
          </table:table-cell>
          <table:table-cell table:number-columns-repeated="1022"/>
        </table:table-row>
        <table:table-row table:style-name="ro1">
          <table:table-cell table:style-name="ce22" office:value-type="string">
            <text:p>4-CR|1-6|6.SL.5</text:p>
          </table:table-cell>
          <table:table-cell table:style-name="ce22" office:value-type="float" office:value="6">
            <text:p>6</text:p>
          </table:table-cell>
          <table:table-cell table:number-columns-repeated="1022"/>
        </table:table-row>
        <table:table-row table:style-name="ro1">
          <table:table-cell table:style-name="ce22" office:value-type="string">
            <text:p>4-CR|1-6|6.W.7</text:p>
          </table:table-cell>
          <table:table-cell table:style-name="ce22" office:value-type="float" office:value="6">
            <text:p>6</text:p>
          </table:table-cell>
          <table:table-cell table:number-columns-repeated="1022"/>
        </table:table-row>
        <table:table-row table:style-name="ro1">
          <table:table-cell table:style-name="ce22" office:value-type="string">
            <text:p>4-CR|1-6|6-8.WHST.7</text:p>
          </table:table-cell>
          <table:table-cell table:style-name="ce22" office:value-type="float" office:value="6">
            <text:p>6</text:p>
          </table:table-cell>
          <table:table-cell table:number-columns-repeated="1022"/>
        </table:table-row>
        <table:table-row table:style-name="ro1">
          <table:table-cell table:style-name="ce22" office:value-type="string">
            <text:p>4-CR|1-7|6-8.WHST.7</text:p>
          </table:table-cell>
          <table:table-cell table:style-name="ce22" office:value-type="float" office:value="7">
            <text:p>7</text:p>
          </table:table-cell>
          <table:table-cell table:number-columns-repeated="1022"/>
        </table:table-row>
        <table:table-row table:style-name="ro1">
          <table:table-cell table:style-name="ce22" office:value-type="string">
            <text:p>4-CR|1-7|7.SL.1a</text:p>
          </table:table-cell>
          <table:table-cell table:style-name="ce22" office:value-type="float" office:value="7">
            <text:p>7</text:p>
          </table:table-cell>
          <table:table-cell table:number-columns-repeated="1022"/>
        </table:table-row>
        <table:table-row table:style-name="ro1">
          <table:table-cell table:style-name="ce22" office:value-type="string">
            <text:p>4-CR|1-7|7.SL.1b</text:p>
          </table:table-cell>
          <table:table-cell table:style-name="ce22" office:value-type="float" office:value="7">
            <text:p>7</text:p>
          </table:table-cell>
          <table:table-cell table:number-columns-repeated="1022"/>
        </table:table-row>
        <table:table-row table:style-name="ro1">
          <table:table-cell table:style-name="ce22" office:value-type="string">
            <text:p>4-CR|1-7|7.SL.1c</text:p>
          </table:table-cell>
          <table:table-cell table:style-name="ce22" office:value-type="float" office:value="7">
            <text:p>7</text:p>
          </table:table-cell>
          <table:table-cell table:number-columns-repeated="1022"/>
        </table:table-row>
        <table:table-row table:style-name="ro1">
          <table:table-cell table:style-name="ce22" office:value-type="string">
            <text:p>4-CR|1-7|7.SL.1d</text:p>
          </table:table-cell>
          <table:table-cell table:style-name="ce22" office:value-type="float" office:value="7">
            <text:p>7</text:p>
          </table:table-cell>
          <table:table-cell table:number-columns-repeated="1022"/>
        </table:table-row>
        <table:table-row table:style-name="ro1">
          <table:table-cell table:style-name="ce22" office:value-type="string">
            <text:p>4-CR|1-7|7.SL.2</text:p>
          </table:table-cell>
          <table:table-cell table:style-name="ce22" office:value-type="float" office:value="7">
            <text:p>7</text:p>
          </table:table-cell>
          <table:table-cell table:number-columns-repeated="1022"/>
        </table:table-row>
        <table:table-row table:style-name="ro1">
          <table:table-cell table:style-name="ce22" office:value-type="string">
            <text:p>4-CR|1-7|7.SL.4</text:p>
          </table:table-cell>
          <table:table-cell table:style-name="ce22" office:value-type="float" office:value="7">
            <text:p>7</text:p>
          </table:table-cell>
          <table:table-cell table:number-columns-repeated="1022"/>
        </table:table-row>
        <table:table-row table:style-name="ro1">
          <table:table-cell table:style-name="ce22" office:value-type="string">
            <text:p>4-CR|1-7|7.SL.5</text:p>
          </table:table-cell>
          <table:table-cell table:style-name="ce22" office:value-type="float" office:value="7">
            <text:p>7</text:p>
          </table:table-cell>
          <table:table-cell table:number-columns-repeated="1022"/>
        </table:table-row>
        <table:table-row table:style-name="ro1">
          <table:table-cell table:style-name="ce22" office:value-type="string">
            <text:p>4-CR|1-7|7.W.7</text:p>
          </table:table-cell>
          <table:table-cell table:style-name="ce22" office:value-type="float" office:value="7">
            <text:p>7</text:p>
          </table:table-cell>
          <table:table-cell table:number-columns-repeated="1022"/>
        </table:table-row>
        <table:table-row table:style-name="ro1">
          <table:table-cell office:value-type="string">
            <text:p>4-CR|1-8|6-8.WHST.7</text:p>
          </table:table-cell>
          <table:table-cell office:value-type="float" office:value="8">
            <text:p>8</text:p>
          </table:table-cell>
          <table:table-cell table:number-columns-repeated="1022"/>
        </table:table-row>
        <table:table-row table:style-name="ro1">
          <table:table-cell office:value-type="string">
            <text:p>4-CR|1-8|8.SL.1a</text:p>
          </table:table-cell>
          <table:table-cell office:value-type="float" office:value="8">
            <text:p>8</text:p>
          </table:table-cell>
          <table:table-cell table:number-columns-repeated="1022"/>
        </table:table-row>
        <table:table-row table:style-name="ro1">
          <table:table-cell office:value-type="string">
            <text:p>4-CR|1-8|8.SL.1b</text:p>
          </table:table-cell>
          <table:table-cell office:value-type="float" office:value="8">
            <text:p>8</text:p>
          </table:table-cell>
          <table:table-cell table:number-columns-repeated="1022"/>
        </table:table-row>
        <table:table-row table:style-name="ro1">
          <table:table-cell office:value-type="string">
            <text:p>4-CR|1-8|8.SL.1c</text:p>
          </table:table-cell>
          <table:table-cell office:value-type="float" office:value="8">
            <text:p>8</text:p>
          </table:table-cell>
          <table:table-cell table:number-columns-repeated="1022"/>
        </table:table-row>
        <table:table-row table:style-name="ro1">
          <table:table-cell office:value-type="string">
            <text:p>4-CR|1-8|8.SL.1d</text:p>
          </table:table-cell>
          <table:table-cell office:value-type="float" office:value="8">
            <text:p>8</text:p>
          </table:table-cell>
          <table:table-cell table:number-columns-repeated="1022"/>
        </table:table-row>
        <table:table-row table:style-name="ro1">
          <table:table-cell office:value-type="string">
            <text:p>4-CR|1-8|8.SL.2</text:p>
          </table:table-cell>
          <table:table-cell office:value-type="float" office:value="8">
            <text:p>8</text:p>
          </table:table-cell>
          <table:table-cell table:number-columns-repeated="1022"/>
        </table:table-row>
        <table:table-row table:style-name="ro1">
          <table:table-cell office:value-type="string">
            <text:p>4-CR|1-8|8.SL.4</text:p>
          </table:table-cell>
          <table:table-cell office:value-type="float" office:value="8">
            <text:p>8</text:p>
          </table:table-cell>
          <table:table-cell table:number-columns-repeated="1022"/>
        </table:table-row>
        <table:table-row table:style-name="ro1">
          <table:table-cell office:value-type="string">
            <text:p>4-CR|1-8|8.SL.5</text:p>
          </table:table-cell>
          <table:table-cell office:value-type="float" office:value="8">
            <text:p>8</text:p>
          </table:table-cell>
          <table:table-cell table:number-columns-repeated="1022"/>
        </table:table-row>
        <table:table-row table:style-name="ro1">
          <table:table-cell office:value-type="string">
            <text:p>4-CR|1-8|8.W.7</text:p>
          </table:table-cell>
          <table:table-cell office:value-type="float" office:value="8">
            <text:p>8</text:p>
          </table:table-cell>
          <table:table-cell table:number-columns-repeated="1022"/>
        </table:table-row>
        <table:table-row table:style-name="ro1">
          <table:table-cell office:value-type="string">
            <text:p>4-CR|1-9|9.SL.1a</text:p>
          </table:table-cell>
          <table:table-cell office:value-type="float" office:value="9">
            <text:p>9</text:p>
          </table:table-cell>
          <table:table-cell table:number-columns-repeated="1022"/>
        </table:table-row>
        <table:table-row table:style-name="ro1">
          <table:table-cell office:value-type="string">
            <text:p>4-CR|1-9|9.SL.1b</text:p>
          </table:table-cell>
          <table:table-cell office:value-type="float" office:value="9">
            <text:p>9</text:p>
          </table:table-cell>
          <table:table-cell table:number-columns-repeated="1022"/>
        </table:table-row>
        <table:table-row table:style-name="ro1">
          <table:table-cell office:value-type="string">
            <text:p>4-CR|1-9|9.SL.1c</text:p>
          </table:table-cell>
          <table:table-cell office:value-type="float" office:value="9">
            <text:p>9</text:p>
          </table:table-cell>
          <table:table-cell table:number-columns-repeated="1022"/>
        </table:table-row>
        <table:table-row table:style-name="ro1">
          <table:table-cell office:value-type="string">
            <text:p>4-CR|1-9|9.SL.1d</text:p>
          </table:table-cell>
          <table:table-cell office:value-type="float" office:value="9">
            <text:p>9</text:p>
          </table:table-cell>
          <table:table-cell table:number-columns-repeated="1022"/>
        </table:table-row>
        <table:table-row table:style-name="ro1">
          <table:table-cell office:value-type="string">
            <text:p>4-CR|1-9|9.SL.2</text:p>
          </table:table-cell>
          <table:table-cell office:value-type="float" office:value="9">
            <text:p>9</text:p>
          </table:table-cell>
          <table:table-cell table:number-columns-repeated="1022"/>
        </table:table-row>
        <table:table-row table:style-name="ro1">
          <table:table-cell office:value-type="string">
            <text:p>4-CR|1-9|9.SL.4</text:p>
          </table:table-cell>
          <table:table-cell office:value-type="float" office:value="9">
            <text:p>9</text:p>
          </table:table-cell>
          <table:table-cell table:number-columns-repeated="1022"/>
        </table:table-row>
        <table:table-row table:style-name="ro1">
          <table:table-cell office:value-type="string">
            <text:p>4-CR|1-9|9.SL.5</text:p>
          </table:table-cell>
          <table:table-cell office:value-type="float" office:value="9">
            <text:p>9</text:p>
          </table:table-cell>
          <table:table-cell table:number-columns-repeated="1022"/>
        </table:table-row>
        <table:table-row table:style-name="ro1">
          <table:table-cell office:value-type="string">
            <text:p>4-CR|1-9|9.W.7</text:p>
          </table:table-cell>
          <table:table-cell office:value-type="float" office:value="9">
            <text:p>9</text:p>
          </table:table-cell>
          <table:table-cell table:number-columns-repeated="1022"/>
        </table:table-row>
        <table:table-row table:style-name="ro1">
          <table:table-cell table:style-name="ce22" office:value-type="string">
            <text:p>4-CR|2-10|10.RH.1</text:p>
          </table:table-cell>
          <table:table-cell table:style-name="ce22" office:value-type="float" office:value="10">
            <text:p>10</text:p>
          </table:table-cell>
          <table:table-cell table:number-columns-repeated="1022"/>
        </table:table-row>
        <table:table-row table:style-name="ro1">
          <table:table-cell table:style-name="ce22" office:value-type="string">
            <text:p>4-CR|2-10|10.RH.2</text:p>
          </table:table-cell>
          <table:table-cell table:style-name="ce22" office:value-type="float" office:value="10">
            <text:p>10</text:p>
          </table:table-cell>
          <table:table-cell table:number-columns-repeated="1022"/>
        </table:table-row>
        <table:table-row table:style-name="ro1">
          <table:table-cell table:style-name="ce22" office:value-type="string">
            <text:p>4-CR|2-10|10.RH.3</text:p>
          </table:table-cell>
          <table:table-cell table:style-name="ce22" office:value-type="float" office:value="10">
            <text:p>10</text:p>
          </table:table-cell>
          <table:table-cell table:number-columns-repeated="1022"/>
        </table:table-row>
        <table:table-row table:style-name="ro1">
          <table:table-cell table:style-name="ce22" office:value-type="string">
            <text:p>4-CR|2-10|10.RH.7</text:p>
          </table:table-cell>
          <table:table-cell table:style-name="ce22" office:value-type="float" office:value="10">
            <text:p>10</text:p>
          </table:table-cell>
          <table:table-cell table:number-columns-repeated="1022"/>
        </table:table-row>
        <table:table-row table:style-name="ro1">
          <table:table-cell table:style-name="ce22" office:value-type="string">
            <text:p>4-CR|2-10|10.RH.8</text:p>
          </table:table-cell>
          <table:table-cell table:style-name="ce22" office:value-type="float" office:value="10">
            <text:p>10</text:p>
          </table:table-cell>
          <table:table-cell table:number-columns-repeated="1022"/>
        </table:table-row>
        <table:table-row table:style-name="ro1">
          <table:table-cell table:style-name="ce22" office:value-type="string">
            <text:p>4-CR|2-10|10.RH.9</text:p>
          </table:table-cell>
          <table:table-cell table:style-name="ce22" office:value-type="float" office:value="10">
            <text:p>10</text:p>
          </table:table-cell>
          <table:table-cell table:number-columns-repeated="1022"/>
        </table:table-row>
        <table:table-row table:style-name="ro1">
          <table:table-cell table:style-name="ce22" office:value-type="string">
            <text:p>4-CR|2-10|10.RST.1</text:p>
          </table:table-cell>
          <table:table-cell table:style-name="ce22" office:value-type="float" office:value="10">
            <text:p>10</text:p>
          </table:table-cell>
          <table:table-cell table:number-columns-repeated="1022"/>
        </table:table-row>
        <table:table-row table:style-name="ro1">
          <table:table-cell table:style-name="ce22" office:value-type="string">
            <text:p>4-CR|2-10|10.RST.2</text:p>
          </table:table-cell>
          <table:table-cell table:style-name="ce22" office:value-type="float" office:value="10">
            <text:p>10</text:p>
          </table:table-cell>
          <table:table-cell table:number-columns-repeated="1022"/>
        </table:table-row>
        <table:table-row table:style-name="ro1">
          <table:table-cell table:style-name="ce22" office:value-type="string">
            <text:p>4-CR|2-10|10.RST.3</text:p>
          </table:table-cell>
          <table:table-cell table:style-name="ce22" office:value-type="float" office:value="10">
            <text:p>10</text:p>
          </table:table-cell>
          <table:table-cell table:number-columns-repeated="1022"/>
        </table:table-row>
        <table:table-row table:style-name="ro1">
          <table:table-cell table:style-name="ce22" office:value-type="string">
            <text:p>4-CR|2-10|10.RST.7</text:p>
          </table:table-cell>
          <table:table-cell table:style-name="ce22" office:value-type="float" office:value="10">
            <text:p>10</text:p>
          </table:table-cell>
          <table:table-cell table:number-columns-repeated="1022"/>
        </table:table-row>
        <table:table-row table:style-name="ro1">
          <table:table-cell table:style-name="ce22" office:value-type="string">
            <text:p>4-CR|2-10|10.RST.8</text:p>
          </table:table-cell>
          <table:table-cell table:style-name="ce22" office:value-type="float" office:value="10">
            <text:p>10</text:p>
          </table:table-cell>
          <table:table-cell table:number-columns-repeated="1022"/>
        </table:table-row>
        <table:table-row table:style-name="ro1">
          <table:table-cell table:style-name="ce22" office:value-type="string">
            <text:p>4-CR|2-10|10.RST.9</text:p>
          </table:table-cell>
          <table:table-cell table:style-name="ce22" office:value-type="float" office:value="10">
            <text:p>10</text:p>
          </table:table-cell>
          <table:table-cell table:number-columns-repeated="1022"/>
        </table:table-row>
        <table:table-row table:style-name="ro1">
          <table:table-cell table:style-name="ce22" office:value-type="string">
            <text:p>4-CR|2-10|10.SL.2</text:p>
          </table:table-cell>
          <table:table-cell table:style-name="ce22" office:value-type="float" office:value="10">
            <text:p>10</text:p>
          </table:table-cell>
          <table:table-cell table:number-columns-repeated="1022"/>
        </table:table-row>
        <table:table-row table:style-name="ro1">
          <table:table-cell table:style-name="ce22" office:value-type="string">
            <text:p>4-CR|2-10|10.W.8</text:p>
          </table:table-cell>
          <table:table-cell table:style-name="ce22" office:value-type="float" office:value="10">
            <text:p>10</text:p>
          </table:table-cell>
          <table:table-cell table:number-columns-repeated="1022"/>
        </table:table-row>
        <table:table-row table:style-name="ro1">
          <table:table-cell table:style-name="ce22" office:value-type="string">
            <text:p>4-CR|2-10|10.W.9a</text:p>
          </table:table-cell>
          <table:table-cell table:style-name="ce22" office:value-type="float" office:value="10">
            <text:p>10</text:p>
          </table:table-cell>
          <table:table-cell table:number-columns-repeated="1022"/>
        </table:table-row>
        <table:table-row table:style-name="ro1">
          <table:table-cell table:style-name="ce22" office:value-type="string">
            <text:p>4-CR|2-10|10.W.9b</text:p>
          </table:table-cell>
          <table:table-cell table:style-name="ce22" office:value-type="float" office:value="10">
            <text:p>10</text:p>
          </table:table-cell>
          <table:table-cell table:number-columns-repeated="1022"/>
        </table:table-row>
        <table:table-row table:style-name="ro1">
          <table:table-cell table:style-name="ce22" office:value-type="string">
            <text:p>4-CR|2-10|10.WHST.8</text:p>
          </table:table-cell>
          <table:table-cell table:style-name="ce22" office:value-type="float" office:value="10">
            <text:p>10</text:p>
          </table:table-cell>
          <table:table-cell table:number-columns-repeated="1022"/>
        </table:table-row>
        <table:table-row table:style-name="ro1">
          <table:table-cell table:style-name="ce22" office:value-type="string">
            <text:p>4-CR|2-10|10.WHST.9</text:p>
          </table:table-cell>
          <table:table-cell table:style-name="ce22" office:value-type="float" office:value="10">
            <text:p>10</text:p>
          </table:table-cell>
          <table:table-cell table:number-columns-repeated="1022"/>
        </table:table-row>
        <table:table-row table:style-name="ro1">
          <table:table-cell table:style-name="ce22" office:value-type="string">
            <text:p>4-CR|2-11|11-12.RH.1</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RH.2</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RH.3</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RH.7</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RH.8</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RH.9</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RST.1</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RST.2</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RST.3</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RST.7</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RST.8</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RST.9</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SL.2</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W.8</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W.9a</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W.9b</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WHST.8</text:p>
          </table:table-cell>
          <table:table-cell table:style-name="ce22" office:value-type="float" office:value="11">
            <text:p>11</text:p>
          </table:table-cell>
          <table:table-cell table:number-columns-repeated="1022"/>
        </table:table-row>
        <table:table-row table:style-name="ro1">
          <table:table-cell table:style-name="ce22" office:value-type="string">
            <text:p>4-CR|2-11|11-12.WHST.9</text:p>
          </table:table-cell>
          <table:table-cell table:style-name="ce22" office:value-type="float" office:value="11">
            <text:p>11</text:p>
          </table:table-cell>
          <table:table-cell table:number-columns-repeated="1022"/>
        </table:table-row>
        <table:table-row table:style-name="ro1">
          <table:table-cell table:style-name="ce22" office:value-type="string">
            <text:p>4-CR|2-3|3.RI.9</text:p>
          </table:table-cell>
          <table:table-cell table:style-name="ce22" office:value-type="float" office:value="3">
            <text:p>3</text:p>
          </table:table-cell>
          <table:table-cell table:number-columns-repeated="1022"/>
        </table:table-row>
        <table:table-row table:style-name="ro1">
          <table:table-cell table:style-name="ce22" office:value-type="string">
            <text:p>4-CR|2-3|3.W.8</text:p>
          </table:table-cell>
          <table:table-cell table:style-name="ce22" office:value-type="float" office:value="3">
            <text:p>3</text:p>
          </table:table-cell>
          <table:table-cell table:number-columns-repeated="1022"/>
        </table:table-row>
        <table:table-row table:style-name="ro1">
          <table:table-cell table:style-name="ce22" office:value-type="string">
            <text:p>4-CR|2-4|4.RI.9</text:p>
          </table:table-cell>
          <table:table-cell table:style-name="ce22" office:value-type="float" office:value="4">
            <text:p>4</text:p>
          </table:table-cell>
          <table:table-cell table:number-columns-repeated="1022"/>
        </table:table-row>
        <table:table-row table:style-name="ro1">
          <table:table-cell table:style-name="ce22" office:value-type="string">
            <text:p>4-CR|2-4|4.W.8</text:p>
          </table:table-cell>
          <table:table-cell table:style-name="ce22" office:value-type="float" office:value="4">
            <text:p>4</text:p>
          </table:table-cell>
          <table:table-cell table:number-columns-repeated="1022"/>
        </table:table-row>
        <table:table-row table:style-name="ro1">
          <table:table-cell table:style-name="ce22" office:value-type="string">
            <text:p>4-CR|2-4|4.W.9a</text:p>
          </table:table-cell>
          <table:table-cell table:style-name="ce22" office:value-type="float" office:value="4">
            <text:p>4</text:p>
          </table:table-cell>
          <table:table-cell table:number-columns-repeated="1022"/>
        </table:table-row>
        <table:table-row table:style-name="ro1">
          <table:table-cell table:style-name="ce22" office:value-type="string">
            <text:p>4-CR|2-4|4.W.9b</text:p>
          </table:table-cell>
          <table:table-cell table:style-name="ce22" office:value-type="float" office:value="4">
            <text:p>4</text:p>
          </table:table-cell>
          <table:table-cell table:number-columns-repeated="1022"/>
        </table:table-row>
        <table:table-row table:style-name="ro1">
          <table:table-cell table:style-name="ce22" office:value-type="string">
            <text:p>4-CR|2-5|5.RI.9</text:p>
          </table:table-cell>
          <table:table-cell table:style-name="ce22" office:value-type="float" office:value="5">
            <text:p>5</text:p>
          </table:table-cell>
          <table:table-cell table:number-columns-repeated="1022"/>
        </table:table-row>
        <table:table-row table:style-name="ro1">
          <table:table-cell table:style-name="ce22" office:value-type="string">
            <text:p>4-CR|2-5|5.W.8</text:p>
          </table:table-cell>
          <table:table-cell table:style-name="ce22" office:value-type="float" office:value="5">
            <text:p>5</text:p>
          </table:table-cell>
          <table:table-cell table:number-columns-repeated="1022"/>
        </table:table-row>
        <table:table-row table:style-name="ro1">
          <table:table-cell table:style-name="ce22" office:value-type="string">
            <text:p>4-CR|2-5|5.W.9a</text:p>
          </table:table-cell>
          <table:table-cell table:style-name="ce22" office:value-type="float" office:value="5">
            <text:p>5</text:p>
          </table:table-cell>
          <table:table-cell table:number-columns-repeated="1022"/>
        </table:table-row>
        <table:table-row table:style-name="ro1">
          <table:table-cell table:style-name="ce22" office:value-type="string">
            <text:p>4-CR|2-5|5.W.9b</text:p>
          </table:table-cell>
          <table:table-cell table:style-name="ce22" office:value-type="float" office:value="5">
            <text:p>5</text:p>
          </table:table-cell>
          <table:table-cell table:number-columns-repeated="1022"/>
        </table:table-row>
        <table:table-row table:style-name="ro1">
          <table:table-cell table:style-name="ce22" office:value-type="string">
            <text:p>4-CR|2-6|6.RI.9</text:p>
          </table:table-cell>
          <table:table-cell table:style-name="ce22" office:value-type="float" office:value="6">
            <text:p>6</text:p>
          </table:table-cell>
          <table:table-cell table:number-columns-repeated="1022"/>
        </table:table-row>
        <table:table-row table:style-name="ro1">
          <table:table-cell table:style-name="ce22" office:value-type="string">
            <text:p>4-CR|2-6|6.W.8</text:p>
          </table:table-cell>
          <table:table-cell table:style-name="ce22" office:value-type="float" office:value="6">
            <text:p>6</text:p>
          </table:table-cell>
          <table:table-cell table:number-columns-repeated="1022"/>
        </table:table-row>
        <table:table-row table:style-name="ro1">
          <table:table-cell table:style-name="ce22" office:value-type="string">
            <text:p>4-CR|2-6|6.W.9a</text:p>
          </table:table-cell>
          <table:table-cell table:style-name="ce22" office:value-type="float" office:value="6">
            <text:p>6</text:p>
          </table:table-cell>
          <table:table-cell table:number-columns-repeated="1022"/>
        </table:table-row>
        <table:table-row table:style-name="ro1">
          <table:table-cell table:style-name="ce22" office:value-type="string">
            <text:p>4-CR|2-6|6.W.9b</text:p>
          </table:table-cell>
          <table:table-cell table:style-name="ce22" office:value-type="float" office:value="6">
            <text:p>6</text:p>
          </table:table-cell>
          <table:table-cell table:number-columns-repeated="1022"/>
        </table:table-row>
        <table:table-row table:style-name="ro1">
          <table:table-cell table:style-name="ce22" office:value-type="string">
            <text:p>4-CR|2-6|6-8.RH.1</text:p>
          </table:table-cell>
          <table:table-cell table:style-name="ce22" office:value-type="float" office:value="6">
            <text:p>6</text:p>
          </table:table-cell>
          <table:table-cell table:number-columns-repeated="1022"/>
        </table:table-row>
        <table:table-row table:style-name="ro1">
          <table:table-cell table:style-name="ce22" office:value-type="string">
            <text:p>4-CR|2-6|6-8.RH.2</text:p>
          </table:table-cell>
          <table:table-cell table:style-name="ce22" office:value-type="float" office:value="6">
            <text:p>6</text:p>
          </table:table-cell>
          <table:table-cell table:number-columns-repeated="1022"/>
        </table:table-row>
        <table:table-row table:style-name="ro1">
          <table:table-cell table:style-name="ce22" office:value-type="string">
            <text:p>4-CR|2-6|6-8.RH.3</text:p>
          </table:table-cell>
          <table:table-cell table:style-name="ce22" office:value-type="float" office:value="6">
            <text:p>6</text:p>
          </table:table-cell>
          <table:table-cell table:number-columns-repeated="1022"/>
        </table:table-row>
        <table:table-row table:style-name="ro1">
          <table:table-cell table:style-name="ce22" office:value-type="string">
            <text:p>4-CR|2-6|6-8.RH.7</text:p>
          </table:table-cell>
          <table:table-cell table:style-name="ce22" office:value-type="float" office:value="6">
            <text:p>6</text:p>
          </table:table-cell>
          <table:table-cell table:number-columns-repeated="1022"/>
        </table:table-row>
        <table:table-row table:style-name="ro1">
          <table:table-cell table:style-name="ce22" office:value-type="string">
            <text:p>4-CR|2-6|6-8.RST.1</text:p>
          </table:table-cell>
          <table:table-cell table:style-name="ce22" office:value-type="float" office:value="6">
            <text:p>6</text:p>
          </table:table-cell>
          <table:table-cell table:number-columns-repeated="1022"/>
        </table:table-row>
        <table:table-row table:style-name="ro1">
          <table:table-cell table:style-name="ce22" office:value-type="string">
            <text:p>4-CR|2-6|6-8.RST.2</text:p>
          </table:table-cell>
          <table:table-cell table:style-name="ce22" office:value-type="float" office:value="6">
            <text:p>6</text:p>
          </table:table-cell>
          <table:table-cell table:number-columns-repeated="1022"/>
        </table:table-row>
        <table:table-row table:style-name="ro1">
          <table:table-cell table:style-name="ce22" office:value-type="string">
            <text:p>4-CR|2-6|6-8.RST.3</text:p>
          </table:table-cell>
          <table:table-cell table:style-name="ce22" office:value-type="float" office:value="6">
            <text:p>6</text:p>
          </table:table-cell>
          <table:table-cell table:number-columns-repeated="1022"/>
        </table:table-row>
        <table:table-row table:style-name="ro1">
          <table:table-cell table:style-name="ce22" office:value-type="string">
            <text:p>4-CR|2-6|6-8.RST.7</text:p>
          </table:table-cell>
          <table:table-cell table:style-name="ce22" office:value-type="float" office:value="6">
            <text:p>6</text:p>
          </table:table-cell>
          <table:table-cell table:number-columns-repeated="1022"/>
        </table:table-row>
        <table:table-row table:style-name="ro1">
          <table:table-cell table:style-name="ce22" office:value-type="string">
            <text:p>4-CR|2-6|6-8.RST.9</text:p>
          </table:table-cell>
          <table:table-cell table:style-name="ce22" office:value-type="float" office:value="6">
            <text:p>6</text:p>
          </table:table-cell>
          <table:table-cell table:number-columns-repeated="1022"/>
        </table:table-row>
        <table:table-row table:style-name="ro1">
          <table:table-cell table:style-name="ce22" office:value-type="string">
            <text:p>4-CR|2-6|6-8.WHST.8</text:p>
          </table:table-cell>
          <table:table-cell table:style-name="ce22" office:value-type="float" office:value="6">
            <text:p>6</text:p>
          </table:table-cell>
          <table:table-cell table:number-columns-repeated="1022"/>
        </table:table-row>
        <table:table-row table:style-name="ro1">
          <table:table-cell table:style-name="ce22" office:value-type="string">
            <text:p>4-CR|2-6|6-8.WHST.9</text:p>
          </table:table-cell>
          <table:table-cell table:style-name="ce22" office:value-type="float" office:value="6">
            <text:p>6</text:p>
          </table:table-cell>
          <table:table-cell table:number-columns-repeated="1022"/>
        </table:table-row>
        <table:table-row table:style-name="ro1">
          <table:table-cell table:style-name="ce22" office:value-type="string">
            <text:p>4-CR|2-7|6-8.RH.1</text:p>
          </table:table-cell>
          <table:table-cell table:style-name="ce22" office:value-type="float" office:value="7">
            <text:p>7</text:p>
          </table:table-cell>
          <table:table-cell table:number-columns-repeated="1022"/>
        </table:table-row>
        <table:table-row table:style-name="ro1">
          <table:table-cell table:style-name="ce22" office:value-type="string">
            <text:p>4-CR|2-7|6-8.RH.2</text:p>
          </table:table-cell>
          <table:table-cell table:style-name="ce22" office:value-type="float" office:value="7">
            <text:p>7</text:p>
          </table:table-cell>
          <table:table-cell table:number-columns-repeated="1022"/>
        </table:table-row>
        <table:table-row table:style-name="ro1">
          <table:table-cell table:style-name="ce22" office:value-type="string">
            <text:p>4-CR|2-7|6-8.RH.3</text:p>
          </table:table-cell>
          <table:table-cell table:style-name="ce22" office:value-type="float" office:value="7">
            <text:p>7</text:p>
          </table:table-cell>
          <table:table-cell table:number-columns-repeated="1022"/>
        </table:table-row>
        <table:table-row table:style-name="ro1">
          <table:table-cell table:style-name="ce22" office:value-type="string">
            <text:p>4-CR|2-7|6-8.RH.7</text:p>
          </table:table-cell>
          <table:table-cell table:style-name="ce22" office:value-type="float" office:value="7">
            <text:p>7</text:p>
          </table:table-cell>
          <table:table-cell table:number-columns-repeated="1022"/>
        </table:table-row>
        <table:table-row table:style-name="ro1">
          <table:table-cell table:style-name="ce22" office:value-type="string">
            <text:p>4-CR|2-7|6-8.RH.9</text:p>
          </table:table-cell>
          <table:table-cell table:style-name="ce22" office:value-type="float" office:value="7">
            <text:p>7</text:p>
          </table:table-cell>
          <table:table-cell table:number-columns-repeated="1022"/>
        </table:table-row>
        <table:table-row table:style-name="ro1">
          <table:table-cell table:style-name="ce22" office:value-type="string">
            <text:p>4-CR|2-7|6-8.RST.1</text:p>
          </table:table-cell>
          <table:table-cell table:style-name="ce22" office:value-type="float" office:value="7">
            <text:p>7</text:p>
          </table:table-cell>
          <table:table-cell table:number-columns-repeated="1022"/>
        </table:table-row>
        <table:table-row table:style-name="ro1">
          <table:table-cell table:style-name="ce22" office:value-type="string">
            <text:p>4-CR|2-7|6-8.RST.2</text:p>
          </table:table-cell>
          <table:table-cell table:style-name="ce22" office:value-type="float" office:value="7">
            <text:p>7</text:p>
          </table:table-cell>
          <table:table-cell table:number-columns-repeated="1022"/>
        </table:table-row>
        <table:table-row table:style-name="ro1">
          <table:table-cell table:style-name="ce22" office:value-type="string">
            <text:p>4-CR|2-7|6-8.RST.3</text:p>
          </table:table-cell>
          <table:table-cell table:style-name="ce22" office:value-type="float" office:value="7">
            <text:p>7</text:p>
          </table:table-cell>
          <table:table-cell table:number-columns-repeated="1022"/>
        </table:table-row>
        <table:table-row table:style-name="ro1">
          <table:table-cell table:style-name="ce22" office:value-type="string">
            <text:p>4-CR|2-7|6-8.RST.7</text:p>
          </table:table-cell>
          <table:table-cell table:style-name="ce22" office:value-type="float" office:value="7">
            <text:p>7</text:p>
          </table:table-cell>
          <table:table-cell table:number-columns-repeated="1022"/>
        </table:table-row>
        <table:table-row table:style-name="ro1">
          <table:table-cell table:style-name="ce22" office:value-type="string">
            <text:p>4-CR|2-7|6-8.RST.9</text:p>
          </table:table-cell>
          <table:table-cell table:style-name="ce22" office:value-type="float" office:value="7">
            <text:p>7</text:p>
          </table:table-cell>
          <table:table-cell table:number-columns-repeated="1022"/>
        </table:table-row>
        <table:table-row table:style-name="ro1">
          <table:table-cell table:style-name="ce22" office:value-type="string">
            <text:p>4-CR|2-7|6-8.WHST.8</text:p>
          </table:table-cell>
          <table:table-cell table:style-name="ce22" office:value-type="float" office:value="7">
            <text:p>7</text:p>
          </table:table-cell>
          <table:table-cell table:number-columns-repeated="1022"/>
        </table:table-row>
        <table:table-row table:style-name="ro1">
          <table:table-cell table:style-name="ce22" office:value-type="string">
            <text:p>4-CR|2-7|6-8.WHST.9</text:p>
          </table:table-cell>
          <table:table-cell table:style-name="ce22" office:value-type="float" office:value="7">
            <text:p>7</text:p>
          </table:table-cell>
          <table:table-cell table:number-columns-repeated="1022"/>
        </table:table-row>
        <table:table-row table:style-name="ro1">
          <table:table-cell table:style-name="ce22" office:value-type="string">
            <text:p>4-CR|2-7|7.RI.9</text:p>
          </table:table-cell>
          <table:table-cell table:style-name="ce22" office:value-type="float" office:value="7">
            <text:p>7</text:p>
          </table:table-cell>
          <table:table-cell table:number-columns-repeated="1022"/>
        </table:table-row>
        <table:table-row table:style-name="ro1">
          <table:table-cell table:style-name="ce22" office:value-type="string">
            <text:p>4-CR|2-7|7.W.8</text:p>
          </table:table-cell>
          <table:table-cell table:style-name="ce22" office:value-type="float" office:value="7">
            <text:p>7</text:p>
          </table:table-cell>
          <table:table-cell table:number-columns-repeated="1022"/>
        </table:table-row>
        <table:table-row table:style-name="ro1">
          <table:table-cell table:style-name="ce22" office:value-type="string">
            <text:p>4-CR|2-7|7.W.9a</text:p>
          </table:table-cell>
          <table:table-cell table:style-name="ce22" office:value-type="float" office:value="7">
            <text:p>7</text:p>
          </table:table-cell>
          <table:table-cell table:number-columns-repeated="1022"/>
        </table:table-row>
        <table:table-row table:style-name="ro1">
          <table:table-cell table:style-name="ce22" office:value-type="string">
            <text:p>4-CR|2-7|7.W.9b</text:p>
          </table:table-cell>
          <table:table-cell table:style-name="ce22" office:value-type="float" office:value="7">
            <text:p>7</text:p>
          </table:table-cell>
          <table:table-cell table:number-columns-repeated="1022"/>
        </table:table-row>
        <table:table-row table:style-name="ro1">
          <table:table-cell office:value-type="string">
            <text:p>4-CR|2-8|6-8.RH.1</text:p>
          </table:table-cell>
          <table:table-cell office:value-type="float" office:value="8">
            <text:p>8</text:p>
          </table:table-cell>
          <table:table-cell table:number-columns-repeated="1022"/>
        </table:table-row>
        <table:table-row table:style-name="ro1">
          <table:table-cell office:value-type="string">
            <text:p>4-CR|2-8|6-8.RH.2</text:p>
          </table:table-cell>
          <table:table-cell office:value-type="float" office:value="8">
            <text:p>8</text:p>
          </table:table-cell>
          <table:table-cell table:number-columns-repeated="1022"/>
        </table:table-row>
        <table:table-row table:style-name="ro1">
          <table:table-cell office:value-type="string">
            <text:p>4-CR|2-8|6-8.RH.3</text:p>
          </table:table-cell>
          <table:table-cell office:value-type="float" office:value="8">
            <text:p>8</text:p>
          </table:table-cell>
          <table:table-cell table:number-columns-repeated="1022"/>
        </table:table-row>
        <table:table-row table:style-name="ro1">
          <table:table-cell office:value-type="string">
            <text:p>4-CR|2-8|6-8.RH.7</text:p>
          </table:table-cell>
          <table:table-cell office:value-type="float" office:value="8">
            <text:p>8</text:p>
          </table:table-cell>
          <table:table-cell table:number-columns-repeated="1022"/>
        </table:table-row>
        <table:table-row table:style-name="ro1">
          <table:table-cell office:value-type="string">
            <text:p>4-CR|2-8|6-8.RH.9</text:p>
          </table:table-cell>
          <table:table-cell office:value-type="float" office:value="8">
            <text:p>8</text:p>
          </table:table-cell>
          <table:table-cell table:number-columns-repeated="1022"/>
        </table:table-row>
        <table:table-row table:style-name="ro1">
          <table:table-cell office:value-type="string">
            <text:p>4-CR|2-8|6-8.RST.1</text:p>
          </table:table-cell>
          <table:table-cell office:value-type="float" office:value="8">
            <text:p>8</text:p>
          </table:table-cell>
          <table:table-cell table:number-columns-repeated="1022"/>
        </table:table-row>
        <table:table-row table:style-name="ro1">
          <table:table-cell office:value-type="string">
            <text:p>4-CR|2-8|6-8.RST.2</text:p>
          </table:table-cell>
          <table:table-cell office:value-type="float" office:value="8">
            <text:p>8</text:p>
          </table:table-cell>
          <table:table-cell table:number-columns-repeated="1022"/>
        </table:table-row>
        <table:table-row table:style-name="ro1">
          <table:table-cell office:value-type="string">
            <text:p>4-CR|2-8|6-8.RST.3</text:p>
          </table:table-cell>
          <table:table-cell office:value-type="float" office:value="8">
            <text:p>8</text:p>
          </table:table-cell>
          <table:table-cell table:number-columns-repeated="1022"/>
        </table:table-row>
        <table:table-row table:style-name="ro1">
          <table:table-cell office:value-type="string">
            <text:p>4-CR|2-8|6-8.RST.7</text:p>
          </table:table-cell>
          <table:table-cell office:value-type="float" office:value="8">
            <text:p>8</text:p>
          </table:table-cell>
          <table:table-cell table:number-columns-repeated="1022"/>
        </table:table-row>
        <table:table-row table:style-name="ro1">
          <table:table-cell office:value-type="string">
            <text:p>4-CR|2-8|6-8.RST.9</text:p>
          </table:table-cell>
          <table:table-cell office:value-type="float" office:value="8">
            <text:p>8</text:p>
          </table:table-cell>
          <table:table-cell table:number-columns-repeated="1022"/>
        </table:table-row>
        <table:table-row table:style-name="ro1">
          <table:table-cell office:value-type="string">
            <text:p>4-CR|2-8|6-8.WHST.8</text:p>
          </table:table-cell>
          <table:table-cell office:value-type="float" office:value="8">
            <text:p>8</text:p>
          </table:table-cell>
          <table:table-cell table:number-columns-repeated="1022"/>
        </table:table-row>
        <table:table-row table:style-name="ro1">
          <table:table-cell office:value-type="string">
            <text:p>4-CR|2-8|6-8.WHST.9</text:p>
          </table:table-cell>
          <table:table-cell office:value-type="float" office:value="8">
            <text:p>8</text:p>
          </table:table-cell>
          <table:table-cell table:number-columns-repeated="1022"/>
        </table:table-row>
        <table:table-row table:style-name="ro1">
          <table:table-cell office:value-type="string">
            <text:p>4-CR|2-8|8.RI.9</text:p>
          </table:table-cell>
          <table:table-cell office:value-type="float" office:value="8">
            <text:p>8</text:p>
          </table:table-cell>
          <table:table-cell table:number-columns-repeated="1022"/>
        </table:table-row>
        <table:table-row table:style-name="ro1">
          <table:table-cell office:value-type="string">
            <text:p>4-CR|2-8|8.W.8</text:p>
          </table:table-cell>
          <table:table-cell office:value-type="float" office:value="8">
            <text:p>8</text:p>
          </table:table-cell>
          <table:table-cell table:number-columns-repeated="1022"/>
        </table:table-row>
        <table:table-row table:style-name="ro1">
          <table:table-cell office:value-type="string">
            <text:p>4-CR|2-8|8.W.9a</text:p>
          </table:table-cell>
          <table:table-cell office:value-type="float" office:value="8">
            <text:p>8</text:p>
          </table:table-cell>
          <table:table-cell table:number-columns-repeated="1022"/>
        </table:table-row>
        <table:table-row table:style-name="ro1">
          <table:table-cell office:value-type="string">
            <text:p>4-CR|2-8|8.W.9b</text:p>
          </table:table-cell>
          <table:table-cell office:value-type="float" office:value="8">
            <text:p>8</text:p>
          </table:table-cell>
          <table:table-cell table:number-columns-repeated="1022"/>
        </table:table-row>
        <table:table-row table:style-name="ro1">
          <table:table-cell office:value-type="string">
            <text:p>4-CR|2-9|9.RI.9</text:p>
          </table:table-cell>
          <table:table-cell office:value-type="float" office:value="9">
            <text:p>9</text:p>
          </table:table-cell>
          <table:table-cell table:number-columns-repeated="1022"/>
        </table:table-row>
        <table:table-row table:style-name="ro1">
          <table:table-cell office:value-type="string">
            <text:p>4-CR|2-9|9.W.8</text:p>
          </table:table-cell>
          <table:table-cell office:value-type="float" office:value="9">
            <text:p>9</text:p>
          </table:table-cell>
          <table:table-cell table:number-columns-repeated="1022"/>
        </table:table-row>
        <table:table-row table:style-name="ro1">
          <table:table-cell office:value-type="string">
            <text:p>4-CR|2-9|9.W.9a</text:p>
          </table:table-cell>
          <table:table-cell office:value-type="float" office:value="9">
            <text:p>9</text:p>
          </table:table-cell>
          <table:table-cell table:number-columns-repeated="1022"/>
        </table:table-row>
        <table:table-row table:style-name="ro1">
          <table:table-cell office:value-type="string">
            <text:p>4-CR|2-9|9.W.9b</text:p>
          </table:table-cell>
          <table:table-cell office:value-type="float" office:value="9">
            <text:p>9</text:p>
          </table:table-cell>
          <table:table-cell table:number-columns-repeated="1022"/>
        </table:table-row>
        <table:table-row table:style-name="ro1">
          <table:table-cell table:style-name="ce22" office:value-type="string">
            <text:p>4-CR|3-10|10.W.8</text:p>
          </table:table-cell>
          <table:table-cell table:style-name="ce22" office:value-type="float" office:value="10">
            <text:p>10</text:p>
          </table:table-cell>
          <table:table-cell table:number-columns-repeated="1022"/>
        </table:table-row>
        <table:table-row table:style-name="ro1">
          <table:table-cell table:style-name="ce22" office:value-type="string">
            <text:p>4-CR|3-11|11-12.W.8</text:p>
          </table:table-cell>
          <table:table-cell table:style-name="ce22" office:value-type="float" office:value="11">
            <text:p>11</text:p>
          </table:table-cell>
          <table:table-cell table:number-columns-repeated="1022"/>
        </table:table-row>
        <table:table-row table:style-name="ro1">
          <table:table-cell table:style-name="ce22" office:value-type="string">
            <text:p>4-CR|3-11|11-12.WHST.8</text:p>
          </table:table-cell>
          <table:table-cell table:style-name="ce22" office:value-type="float" office:value="11">
            <text:p>11</text:p>
          </table:table-cell>
          <table:table-cell table:number-columns-repeated="1022"/>
        </table:table-row>
        <table:table-row table:style-name="ro1">
          <table:table-cell table:style-name="ce22" office:value-type="string">
            <text:p>4-CR|3-4|4.W.9a</text:p>
          </table:table-cell>
          <table:table-cell table:style-name="ce22" office:value-type="float" office:value="4">
            <text:p>4</text:p>
          </table:table-cell>
          <table:table-cell table:number-columns-repeated="1022"/>
        </table:table-row>
        <table:table-row table:style-name="ro1">
          <table:table-cell table:style-name="ce22" office:value-type="string">
            <text:p>4-CR|3-4|4.W.9b</text:p>
          </table:table-cell>
          <table:table-cell table:style-name="ce22" office:value-type="float" office:value="4">
            <text:p>4</text:p>
          </table:table-cell>
          <table:table-cell table:number-columns-repeated="1022"/>
        </table:table-row>
        <table:table-row table:style-name="ro1">
          <table:table-cell table:style-name="ce22" office:value-type="string">
            <text:p>4-CR|3-5|5.W.9a</text:p>
          </table:table-cell>
          <table:table-cell table:style-name="ce22" office:value-type="float" office:value="5">
            <text:p>5</text:p>
          </table:table-cell>
          <table:table-cell table:number-columns-repeated="1022"/>
        </table:table-row>
        <table:table-row table:style-name="ro1">
          <table:table-cell table:style-name="ce22" office:value-type="string">
            <text:p>4-CR|3-5|5.W.9b</text:p>
          </table:table-cell>
          <table:table-cell table:style-name="ce22" office:value-type="float" office:value="5">
            <text:p>5</text:p>
          </table:table-cell>
          <table:table-cell table:number-columns-repeated="1022"/>
        </table:table-row>
        <table:table-row table:style-name="ro1">
          <table:table-cell table:style-name="ce22" office:value-type="string">
            <text:p>4-CR|3-6|6.W.8</text:p>
          </table:table-cell>
          <table:table-cell table:style-name="ce22" office:value-type="float" office:value="6">
            <text:p>6</text:p>
          </table:table-cell>
          <table:table-cell table:number-columns-repeated="1022"/>
        </table:table-row>
        <table:table-row table:style-name="ro1">
          <table:table-cell table:style-name="ce22" office:value-type="string">
            <text:p>4-CR|3-6|6-8.WHST.8</text:p>
          </table:table-cell>
          <table:table-cell table:style-name="ce22" office:value-type="float" office:value="6">
            <text:p>6</text:p>
          </table:table-cell>
          <table:table-cell table:number-columns-repeated="1022"/>
        </table:table-row>
        <table:table-row table:style-name="ro1">
          <table:table-cell table:style-name="ce22" office:value-type="string">
            <text:p>4-CR|3-7|6-8.WHST.8</text:p>
          </table:table-cell>
          <table:table-cell table:style-name="ce22" office:value-type="float" office:value="7">
            <text:p>7</text:p>
          </table:table-cell>
          <table:table-cell table:number-columns-repeated="1022"/>
        </table:table-row>
        <table:table-row table:style-name="ro1">
          <table:table-cell table:style-name="ce22" office:value-type="string">
            <text:p>4-CR|3-7|7.W.8</text:p>
          </table:table-cell>
          <table:table-cell table:style-name="ce22" office:value-type="float" office:value="7">
            <text:p>7</text:p>
          </table:table-cell>
          <table:table-cell table:number-columns-repeated="1022"/>
        </table:table-row>
        <table:table-row table:style-name="ro1">
          <table:table-cell office:value-type="string">
            <text:p>4-CR|3-8|6-8.WHST.8</text:p>
          </table:table-cell>
          <table:table-cell office:value-type="float" office:value="8">
            <text:p>8</text:p>
          </table:table-cell>
          <table:table-cell table:number-columns-repeated="1022"/>
        </table:table-row>
        <table:table-row table:style-name="ro1">
          <table:table-cell office:value-type="string">
            <text:p>4-CR|3-8|8.W.8</text:p>
          </table:table-cell>
          <table:table-cell office:value-type="float" office:value="8">
            <text:p>8</text:p>
          </table:table-cell>
          <table:table-cell table:number-columns-repeated="1022"/>
        </table:table-row>
        <table:table-row table:style-name="ro1">
          <table:table-cell office:value-type="string">
            <text:p>4-CR|3-9|9.W.8</text:p>
          </table:table-cell>
          <table:table-cell office:value-type="float" office:value="9">
            <text:p>9</text:p>
          </table:table-cell>
          <table:table-cell table:number-columns-repeated="1022"/>
        </table:table-row>
        <table:table-row table:style-name="ro1">
          <table:table-cell table:style-name="ce22" office:value-type="string">
            <text:p>4-CR|4-10|10.RH.1</text:p>
          </table:table-cell>
          <table:table-cell table:style-name="ce22" office:value-type="float" office:value="10">
            <text:p>10</text:p>
          </table:table-cell>
          <table:table-cell table:number-columns-repeated="1022"/>
        </table:table-row>
        <table:table-row table:style-name="ro1">
          <table:table-cell table:style-name="ce22" office:value-type="string">
            <text:p>4-CR|4-10|10.RH.2</text:p>
          </table:table-cell>
          <table:table-cell table:style-name="ce22" office:value-type="float" office:value="10">
            <text:p>10</text:p>
          </table:table-cell>
          <table:table-cell table:number-columns-repeated="1022"/>
        </table:table-row>
        <table:table-row table:style-name="ro1">
          <table:table-cell table:style-name="ce22" office:value-type="string">
            <text:p>4-CR|4-10|10.RH.3</text:p>
          </table:table-cell>
          <table:table-cell table:style-name="ce22" office:value-type="float" office:value="10">
            <text:p>10</text:p>
          </table:table-cell>
          <table:table-cell table:number-columns-repeated="1022"/>
        </table:table-row>
        <table:table-row table:style-name="ro1">
          <table:table-cell table:style-name="ce22" office:value-type="string">
            <text:p>4-CR|4-10|10.RH.7</text:p>
          </table:table-cell>
          <table:table-cell table:style-name="ce22" office:value-type="float" office:value="10">
            <text:p>10</text:p>
          </table:table-cell>
          <table:table-cell table:number-columns-repeated="1022"/>
        </table:table-row>
        <table:table-row table:style-name="ro1">
          <table:table-cell table:style-name="ce22" office:value-type="string">
            <text:p>4-CR|4-10|10.RH.8</text:p>
          </table:table-cell>
          <table:table-cell table:style-name="ce22" office:value-type="float" office:value="10">
            <text:p>10</text:p>
          </table:table-cell>
          <table:table-cell table:number-columns-repeated="1022"/>
        </table:table-row>
        <table:table-row table:style-name="ro1">
          <table:table-cell table:style-name="ce22" office:value-type="string">
            <text:p>4-CR|4-10|10.RH.9</text:p>
          </table:table-cell>
          <table:table-cell table:style-name="ce22" office:value-type="float" office:value="10">
            <text:p>10</text:p>
          </table:table-cell>
          <table:table-cell table:number-columns-repeated="1022"/>
        </table:table-row>
        <table:table-row table:style-name="ro1">
          <table:table-cell table:style-name="ce22" office:value-type="string">
            <text:p>4-CR|4-10|10.RST.1</text:p>
          </table:table-cell>
          <table:table-cell table:style-name="ce22" office:value-type="float" office:value="10">
            <text:p>10</text:p>
          </table:table-cell>
          <table:table-cell table:number-columns-repeated="1022"/>
        </table:table-row>
        <table:table-row table:style-name="ro1">
          <table:table-cell table:style-name="ce22" office:value-type="string">
            <text:p>4-CR|4-10|10.RST.2</text:p>
          </table:table-cell>
          <table:table-cell table:style-name="ce22" office:value-type="float" office:value="10">
            <text:p>10</text:p>
          </table:table-cell>
          <table:table-cell table:number-columns-repeated="1022"/>
        </table:table-row>
        <table:table-row table:style-name="ro1">
          <table:table-cell table:style-name="ce22" office:value-type="string">
            <text:p>4-CR|4-10|10.RST.3</text:p>
          </table:table-cell>
          <table:table-cell table:style-name="ce22" office:value-type="float" office:value="10">
            <text:p>10</text:p>
          </table:table-cell>
          <table:table-cell table:number-columns-repeated="1022"/>
        </table:table-row>
        <table:table-row table:style-name="ro1">
          <table:table-cell table:style-name="ce22" office:value-type="string">
            <text:p>4-CR|4-10|10.RST.7</text:p>
          </table:table-cell>
          <table:table-cell table:style-name="ce22" office:value-type="float" office:value="10">
            <text:p>10</text:p>
          </table:table-cell>
          <table:table-cell table:number-columns-repeated="1022"/>
        </table:table-row>
        <table:table-row table:style-name="ro1">
          <table:table-cell table:style-name="ce22" office:value-type="string">
            <text:p>4-CR|4-10|10.RST.8</text:p>
          </table:table-cell>
          <table:table-cell table:style-name="ce22" office:value-type="float" office:value="10">
            <text:p>10</text:p>
          </table:table-cell>
          <table:table-cell table:number-columns-repeated="1022"/>
        </table:table-row>
        <table:table-row table:style-name="ro1">
          <table:table-cell table:style-name="ce22" office:value-type="string">
            <text:p>4-CR|4-10|10.RST.9</text:p>
          </table:table-cell>
          <table:table-cell table:style-name="ce22" office:value-type="float" office:value="10">
            <text:p>10</text:p>
          </table:table-cell>
          <table:table-cell table:number-columns-repeated="1022"/>
        </table:table-row>
        <table:table-row table:style-name="ro1">
          <table:table-cell table:style-name="ce22" office:value-type="string">
            <text:p>4-CR|4-10|10.W.8</text:p>
          </table:table-cell>
          <table:table-cell table:style-name="ce22" office:value-type="float" office:value="10">
            <text:p>10</text:p>
          </table:table-cell>
          <table:table-cell table:number-columns-repeated="1022"/>
        </table:table-row>
        <table:table-row table:style-name="ro1">
          <table:table-cell table:style-name="ce22" office:value-type="string">
            <text:p>4-CR|4-10|10.W.9a</text:p>
          </table:table-cell>
          <table:table-cell table:style-name="ce22" office:value-type="float" office:value="10">
            <text:p>10</text:p>
          </table:table-cell>
          <table:table-cell table:number-columns-repeated="1022"/>
        </table:table-row>
        <table:table-row table:style-name="ro1">
          <table:table-cell table:style-name="ce22" office:value-type="string">
            <text:p>4-CR|4-10|10.W.9b</text:p>
          </table:table-cell>
          <table:table-cell table:style-name="ce22" office:value-type="float" office:value="10">
            <text:p>10</text:p>
          </table:table-cell>
          <table:table-cell table:number-columns-repeated="1022"/>
        </table:table-row>
        <table:table-row table:style-name="ro1">
          <table:table-cell table:style-name="ce22" office:value-type="string">
            <text:p>4-CR|4-10|10.WHST.8</text:p>
          </table:table-cell>
          <table:table-cell table:style-name="ce22" office:value-type="float" office:value="10">
            <text:p>10</text:p>
          </table:table-cell>
          <table:table-cell table:number-columns-repeated="1022"/>
        </table:table-row>
        <table:table-row table:style-name="ro1">
          <table:table-cell table:style-name="ce22" office:value-type="string">
            <text:p>4-CR|4-10|10.WHST.9</text:p>
          </table:table-cell>
          <table:table-cell table:style-name="ce22" office:value-type="float" office:value="10">
            <text:p>10</text:p>
          </table:table-cell>
          <table:table-cell table:number-columns-repeated="1022"/>
        </table:table-row>
        <table:table-row table:style-name="ro1">
          <table:table-cell table:style-name="ce22" office:value-type="string">
            <text:p>4-CR|4-11|11-12.RH.1</text:p>
          </table:table-cell>
          <table:table-cell table:style-name="ce22" office:value-type="float" office:value="11">
            <text:p>11</text:p>
          </table:table-cell>
          <table:table-cell table:number-columns-repeated="1022"/>
        </table:table-row>
        <table:table-row table:style-name="ro1">
          <table:table-cell table:style-name="ce22" office:value-type="string">
            <text:p>4-CR|4-11|11-12.RH.2</text:p>
          </table:table-cell>
          <table:table-cell table:style-name="ce22" office:value-type="float" office:value="11">
            <text:p>11</text:p>
          </table:table-cell>
          <table:table-cell table:number-columns-repeated="1022"/>
        </table:table-row>
        <table:table-row table:style-name="ro1">
          <table:table-cell table:style-name="ce22" office:value-type="string">
            <text:p>4-CR|4-11|11-12.RH.3</text:p>
          </table:table-cell>
          <table:table-cell table:style-name="ce22" office:value-type="float" office:value="11">
            <text:p>11</text:p>
          </table:table-cell>
          <table:table-cell table:number-columns-repeated="1022"/>
        </table:table-row>
        <table:table-row table:style-name="ro1">
          <table:table-cell table:style-name="ce22" office:value-type="string">
            <text:p>4-CR|4-11|11-12.RH.7</text:p>
          </table:table-cell>
          <table:table-cell table:style-name="ce22" office:value-type="float" office:value="11">
            <text:p>11</text:p>
          </table:table-cell>
          <table:table-cell table:number-columns-repeated="1022"/>
        </table:table-row>
        <table:table-row table:style-name="ro1">
          <table:table-cell table:style-name="ce22" office:value-type="string">
            <text:p>4-CR|4-11|11-12.RH.8</text:p>
          </table:table-cell>
          <table:table-cell table:style-name="ce22" office:value-type="float" office:value="11">
            <text:p>11</text:p>
          </table:table-cell>
          <table:table-cell table:number-columns-repeated="1022"/>
        </table:table-row>
        <table:table-row table:style-name="ro1">
          <table:table-cell table:style-name="ce22" office:value-type="string">
            <text:p>4-CR|4-11|11-12.RH.9</text:p>
          </table:table-cell>
          <table:table-cell table:style-name="ce22" office:value-type="float" office:value="11">
            <text:p>11</text:p>
          </table:table-cell>
          <table:table-cell table:number-columns-repeated="1022"/>
        </table:table-row>
        <table:table-row table:style-name="ro1">
          <table:table-cell table:style-name="ce22" office:value-type="string">
            <text:p>4-CR|4-11|11-12.RST.1</text:p>
          </table:table-cell>
          <table:table-cell table:style-name="ce22" office:value-type="float" office:value="11">
            <text:p>11</text:p>
          </table:table-cell>
          <table:table-cell table:number-columns-repeated="1022"/>
        </table:table-row>
        <table:table-row table:style-name="ro1">
          <table:table-cell table:style-name="ce22" office:value-type="string">
            <text:p>4-CR|4-11|11-12.RST.2</text:p>
          </table:table-cell>
          <table:table-cell table:style-name="ce22" office:value-type="float" office:value="11">
            <text:p>11</text:p>
          </table:table-cell>
          <table:table-cell table:number-columns-repeated="1022"/>
        </table:table-row>
        <table:table-row table:style-name="ro1">
          <table:table-cell table:style-name="ce22" office:value-type="string">
            <text:p>4-CR|4-11|11-12.RST.3</text:p>
          </table:table-cell>
          <table:table-cell table:style-name="ce22" office:value-type="float" office:value="11">
            <text:p>11</text:p>
          </table:table-cell>
          <table:table-cell table:number-columns-repeated="1022"/>
        </table:table-row>
        <table:table-row table:style-name="ro1">
          <table:table-cell table:style-name="ce22" office:value-type="string">
            <text:p>4-CR|4-11|11-12.RST.7</text:p>
          </table:table-cell>
          <table:table-cell table:style-name="ce22" office:value-type="float" office:value="11">
            <text:p>11</text:p>
          </table:table-cell>
          <table:table-cell table:number-columns-repeated="1022"/>
        </table:table-row>
        <table:table-row table:style-name="ro1">
          <table:table-cell table:style-name="ce22" office:value-type="string">
            <text:p>4-CR|4-11|11-12.RST.8</text:p>
          </table:table-cell>
          <table:table-cell table:style-name="ce22" office:value-type="float" office:value="11">
            <text:p>11</text:p>
          </table:table-cell>
          <table:table-cell table:number-columns-repeated="1022"/>
        </table:table-row>
        <table:table-row table:style-name="ro1">
          <table:table-cell table:style-name="ce22" office:value-type="string">
            <text:p>4-CR|4-11|11-12.RST.9</text:p>
          </table:table-cell>
          <table:table-cell table:style-name="ce22" office:value-type="float" office:value="11">
            <text:p>11</text:p>
          </table:table-cell>
          <table:table-cell table:number-columns-repeated="1022"/>
        </table:table-row>
        <table:table-row table:style-name="ro1">
          <table:table-cell table:style-name="ce22" office:value-type="string">
            <text:p>4-CR|4-11|11-12.W.8</text:p>
          </table:table-cell>
          <table:table-cell table:style-name="ce22" office:value-type="float" office:value="11">
            <text:p>11</text:p>
          </table:table-cell>
          <table:table-cell table:number-columns-repeated="1022"/>
        </table:table-row>
        <table:table-row table:style-name="ro1">
          <table:table-cell table:style-name="ce22" office:value-type="string">
            <text:p>4-CR|4-11|11-12.W.9a</text:p>
          </table:table-cell>
          <table:table-cell table:style-name="ce22" office:value-type="float" office:value="11">
            <text:p>11</text:p>
          </table:table-cell>
          <table:table-cell table:number-columns-repeated="1022"/>
        </table:table-row>
        <table:table-row table:style-name="ro1">
          <table:table-cell table:style-name="ce22" office:value-type="string">
            <text:p>4-CR|4-11|11-12.W.9b</text:p>
          </table:table-cell>
          <table:table-cell table:style-name="ce22" office:value-type="float" office:value="11">
            <text:p>11</text:p>
          </table:table-cell>
          <table:table-cell table:number-columns-repeated="1022"/>
        </table:table-row>
        <table:table-row table:style-name="ro1">
          <table:table-cell table:style-name="ce22" office:value-type="string">
            <text:p>4-CR|4-11|11-12.WHST.8</text:p>
          </table:table-cell>
          <table:table-cell table:style-name="ce22" office:value-type="float" office:value="11">
            <text:p>11</text:p>
          </table:table-cell>
          <table:table-cell table:number-columns-repeated="1022"/>
        </table:table-row>
        <table:table-row table:style-name="ro1">
          <table:table-cell table:style-name="ce22" office:value-type="string">
            <text:p>4-CR|4-11|11-12.WHST.9</text:p>
          </table:table-cell>
          <table:table-cell table:style-name="ce22" office:value-type="float" office:value="11">
            <text:p>11</text:p>
          </table:table-cell>
          <table:table-cell table:number-columns-repeated="1022"/>
        </table:table-row>
        <table:table-row table:style-name="ro1">
          <table:table-cell table:style-name="ce22" office:value-type="string">
            <text:p>4-CR|4-3|3.RI.9</text:p>
          </table:table-cell>
          <table:table-cell table:style-name="ce22" office:value-type="float" office:value="3">
            <text:p>3</text:p>
          </table:table-cell>
          <table:table-cell table:number-columns-repeated="1022"/>
        </table:table-row>
        <table:table-row table:style-name="ro1">
          <table:table-cell table:style-name="ce22" office:value-type="string">
            <text:p>4-CR|4-3|3.W.8</text:p>
          </table:table-cell>
          <table:table-cell table:style-name="ce22" office:value-type="float" office:value="3">
            <text:p>3</text:p>
          </table:table-cell>
          <table:table-cell table:number-columns-repeated="1022"/>
        </table:table-row>
        <table:table-row table:style-name="ro1">
          <table:table-cell table:style-name="ce22" office:value-type="string">
            <text:p>4-CR|4-4|4.RI.9</text:p>
          </table:table-cell>
          <table:table-cell table:style-name="ce22" office:value-type="float" office:value="4">
            <text:p>4</text:p>
          </table:table-cell>
          <table:table-cell table:number-columns-repeated="1022"/>
        </table:table-row>
        <table:table-row table:style-name="ro1">
          <table:table-cell table:style-name="ce22" office:value-type="string">
            <text:p>4-CR|4-4|4.W.8</text:p>
          </table:table-cell>
          <table:table-cell table:style-name="ce22" office:value-type="float" office:value="4">
            <text:p>4</text:p>
          </table:table-cell>
          <table:table-cell table:number-columns-repeated="1022"/>
        </table:table-row>
        <table:table-row table:style-name="ro1">
          <table:table-cell table:style-name="ce22" office:value-type="string">
            <text:p>4-CR|4-4|4.W.9a</text:p>
          </table:table-cell>
          <table:table-cell table:style-name="ce22" office:value-type="float" office:value="4">
            <text:p>4</text:p>
          </table:table-cell>
          <table:table-cell table:number-columns-repeated="1022"/>
        </table:table-row>
        <table:table-row table:style-name="ro1">
          <table:table-cell table:style-name="ce22" office:value-type="string">
            <text:p>4-CR|4-4|4.W.9b</text:p>
          </table:table-cell>
          <table:table-cell table:style-name="ce22" office:value-type="float" office:value="4">
            <text:p>4</text:p>
          </table:table-cell>
          <table:table-cell table:number-columns-repeated="1022"/>
        </table:table-row>
        <table:table-row table:style-name="ro1">
          <table:table-cell table:style-name="ce22" office:value-type="string">
            <text:p>4-CR|4-5|5.RI.9</text:p>
          </table:table-cell>
          <table:table-cell table:style-name="ce22" office:value-type="float" office:value="5">
            <text:p>5</text:p>
          </table:table-cell>
          <table:table-cell table:number-columns-repeated="1022"/>
        </table:table-row>
        <table:table-row table:style-name="ro1">
          <table:table-cell table:style-name="ce22" office:value-type="string">
            <text:p>4-CR|4-5|5.W.8</text:p>
          </table:table-cell>
          <table:table-cell table:style-name="ce22" office:value-type="float" office:value="5">
            <text:p>5</text:p>
          </table:table-cell>
          <table:table-cell table:number-columns-repeated="1022"/>
        </table:table-row>
        <table:table-row table:style-name="ro1">
          <table:table-cell table:style-name="ce22" office:value-type="string">
            <text:p>4-CR|4-5|5.W.9a</text:p>
          </table:table-cell>
          <table:table-cell table:style-name="ce22" office:value-type="float" office:value="5">
            <text:p>5</text:p>
          </table:table-cell>
          <table:table-cell table:number-columns-repeated="1022"/>
        </table:table-row>
        <table:table-row table:style-name="ro1">
          <table:table-cell table:style-name="ce22" office:value-type="string">
            <text:p>4-CR|4-5|5.W.9b</text:p>
          </table:table-cell>
          <table:table-cell table:style-name="ce22" office:value-type="float" office:value="5">
            <text:p>5</text:p>
          </table:table-cell>
          <table:table-cell table:number-columns-repeated="1022"/>
        </table:table-row>
        <table:table-row table:style-name="ro1">
          <table:table-cell table:style-name="ce22" office:value-type="string">
            <text:p>4-CR|4-6|6.RI.9</text:p>
          </table:table-cell>
          <table:table-cell table:style-name="ce22" office:value-type="float" office:value="6">
            <text:p>6</text:p>
          </table:table-cell>
          <table:table-cell table:number-columns-repeated="1022"/>
        </table:table-row>
        <table:table-row table:style-name="ro1">
          <table:table-cell table:style-name="ce22" office:value-type="string">
            <text:p>4-CR|4-6|6.W.8</text:p>
          </table:table-cell>
          <table:table-cell table:style-name="ce22" office:value-type="float" office:value="6">
            <text:p>6</text:p>
          </table:table-cell>
          <table:table-cell table:number-columns-repeated="1022"/>
        </table:table-row>
        <table:table-row table:style-name="ro1">
          <table:table-cell table:style-name="ce22" office:value-type="string">
            <text:p>4-CR|4-6|6.W.9a</text:p>
          </table:table-cell>
          <table:table-cell table:style-name="ce22" office:value-type="float" office:value="6">
            <text:p>6</text:p>
          </table:table-cell>
          <table:table-cell table:number-columns-repeated="1022"/>
        </table:table-row>
        <table:table-row table:style-name="ro1">
          <table:table-cell table:style-name="ce22" office:value-type="string">
            <text:p>4-CR|4-6|6.W.9b</text:p>
          </table:table-cell>
          <table:table-cell table:style-name="ce22" office:value-type="float" office:value="6">
            <text:p>6</text:p>
          </table:table-cell>
          <table:table-cell table:number-columns-repeated="1022"/>
        </table:table-row>
        <table:table-row table:style-name="ro1">
          <table:table-cell table:style-name="ce22" office:value-type="string">
            <text:p>4-CR|4-6|6-8.RH.1</text:p>
          </table:table-cell>
          <table:table-cell table:style-name="ce22" office:value-type="float" office:value="6">
            <text:p>6</text:p>
          </table:table-cell>
          <table:table-cell table:number-columns-repeated="1022"/>
        </table:table-row>
        <table:table-row table:style-name="ro1">
          <table:table-cell table:style-name="ce22" office:value-type="string">
            <text:p>4-CR|4-6|6-8.RH.2</text:p>
          </table:table-cell>
          <table:table-cell table:style-name="ce22" office:value-type="float" office:value="6">
            <text:p>6</text:p>
          </table:table-cell>
          <table:table-cell table:number-columns-repeated="1022"/>
        </table:table-row>
        <table:table-row table:style-name="ro1">
          <table:table-cell table:style-name="ce22" office:value-type="string">
            <text:p>4-CR|4-6|6-8.RH.3</text:p>
          </table:table-cell>
          <table:table-cell table:style-name="ce22" office:value-type="float" office:value="6">
            <text:p>6</text:p>
          </table:table-cell>
          <table:table-cell table:number-columns-repeated="1022"/>
        </table:table-row>
        <table:table-row table:style-name="ro1">
          <table:table-cell table:style-name="ce22" office:value-type="string">
            <text:p>4-CR|4-6|6-8.RH.5</text:p>
          </table:table-cell>
          <table:table-cell table:style-name="ce22" office:value-type="float" office:value="6">
            <text:p>6</text:p>
          </table:table-cell>
          <table:table-cell table:number-columns-repeated="1022"/>
        </table:table-row>
        <table:table-row table:style-name="ro1">
          <table:table-cell table:style-name="ce22" office:value-type="string">
            <text:p>4-CR|4-6|6-8.RH.6</text:p>
          </table:table-cell>
          <table:table-cell table:style-name="ce22" office:value-type="float" office:value="6">
            <text:p>6</text:p>
          </table:table-cell>
          <table:table-cell table:number-columns-repeated="1022"/>
        </table:table-row>
        <table:table-row table:style-name="ro1">
          <table:table-cell table:style-name="ce22" office:value-type="string">
            <text:p>4-CR|4-6|6-8.RH.7</text:p>
          </table:table-cell>
          <table:table-cell table:style-name="ce22" office:value-type="float" office:value="6">
            <text:p>6</text:p>
          </table:table-cell>
          <table:table-cell table:number-columns-repeated="1022"/>
        </table:table-row>
        <table:table-row table:style-name="ro1">
          <table:table-cell table:style-name="ce22" office:value-type="string">
            <text:p>4-CR|4-6|6-8.RH.8</text:p>
          </table:table-cell>
          <table:table-cell table:style-name="ce22" office:value-type="float" office:value="6">
            <text:p>6</text:p>
          </table:table-cell>
          <table:table-cell table:number-columns-repeated="1022"/>
        </table:table-row>
        <table:table-row table:style-name="ro1">
          <table:table-cell table:style-name="ce22" office:value-type="string">
            <text:p>4-CR|4-6|6-8.RH.9</text:p>
          </table:table-cell>
          <table:table-cell table:style-name="ce22" office:value-type="float" office:value="6">
            <text:p>6</text:p>
          </table:table-cell>
          <table:table-cell table:number-columns-repeated="1022"/>
        </table:table-row>
        <table:table-row table:style-name="ro1">
          <table:table-cell table:style-name="ce22" office:value-type="string">
            <text:p>4-CR|4-6|6-8.RST.1</text:p>
          </table:table-cell>
          <table:table-cell table:style-name="ce22" office:value-type="float" office:value="6">
            <text:p>6</text:p>
          </table:table-cell>
          <table:table-cell table:number-columns-repeated="1022"/>
        </table:table-row>
        <table:table-row table:style-name="ro1">
          <table:table-cell table:style-name="ce22" office:value-type="string">
            <text:p>4-CR|4-6|6-8.RST.2</text:p>
          </table:table-cell>
          <table:table-cell table:style-name="ce22" office:value-type="float" office:value="6">
            <text:p>6</text:p>
          </table:table-cell>
          <table:table-cell table:number-columns-repeated="1022"/>
        </table:table-row>
        <table:table-row table:style-name="ro1">
          <table:table-cell table:style-name="ce22" office:value-type="string">
            <text:p>4-CR|4-6|6-8.RST.3</text:p>
          </table:table-cell>
          <table:table-cell table:style-name="ce22" office:value-type="float" office:value="6">
            <text:p>6</text:p>
          </table:table-cell>
          <table:table-cell table:number-columns-repeated="1022"/>
        </table:table-row>
        <table:table-row table:style-name="ro1">
          <table:table-cell table:style-name="ce22" office:value-type="string">
            <text:p>4-CR|4-6|6-8.RST.5</text:p>
          </table:table-cell>
          <table:table-cell table:style-name="ce22" office:value-type="float" office:value="6">
            <text:p>6</text:p>
          </table:table-cell>
          <table:table-cell table:number-columns-repeated="1022"/>
        </table:table-row>
        <table:table-row table:style-name="ro1">
          <table:table-cell table:style-name="ce22" office:value-type="string">
            <text:p>4-CR|4-6|6-8.RST.6</text:p>
          </table:table-cell>
          <table:table-cell table:style-name="ce22" office:value-type="float" office:value="6">
            <text:p>6</text:p>
          </table:table-cell>
          <table:table-cell table:number-columns-repeated="1022"/>
        </table:table-row>
        <table:table-row table:style-name="ro1">
          <table:table-cell table:style-name="ce22" office:value-type="string">
            <text:p>4-CR|4-6|6-8.RST.7</text:p>
          </table:table-cell>
          <table:table-cell table:style-name="ce22" office:value-type="float" office:value="6">
            <text:p>6</text:p>
          </table:table-cell>
          <table:table-cell table:number-columns-repeated="1022"/>
        </table:table-row>
        <table:table-row table:style-name="ro1">
          <table:table-cell table:style-name="ce22" office:value-type="string">
            <text:p>4-CR|4-6|6-8.RST.8</text:p>
          </table:table-cell>
          <table:table-cell table:style-name="ce22" office:value-type="float" office:value="6">
            <text:p>6</text:p>
          </table:table-cell>
          <table:table-cell table:number-columns-repeated="1022"/>
        </table:table-row>
        <table:table-row table:style-name="ro1">
          <table:table-cell table:style-name="ce22" office:value-type="string">
            <text:p>4-CR|4-6|6-8.RST.9</text:p>
          </table:table-cell>
          <table:table-cell table:style-name="ce22" office:value-type="float" office:value="6">
            <text:p>6</text:p>
          </table:table-cell>
          <table:table-cell table:number-columns-repeated="1022"/>
        </table:table-row>
        <table:table-row table:style-name="ro1">
          <table:table-cell table:style-name="ce22" office:value-type="string">
            <text:p>4-CR|4-7|6-8.RH.1</text:p>
          </table:table-cell>
          <table:table-cell table:style-name="ce22" office:value-type="float" office:value="7">
            <text:p>7</text:p>
          </table:table-cell>
          <table:table-cell table:number-columns-repeated="1022"/>
        </table:table-row>
        <table:table-row table:style-name="ro1">
          <table:table-cell table:style-name="ce22" office:value-type="string">
            <text:p>4-CR|4-7|6-8.RH.2</text:p>
          </table:table-cell>
          <table:table-cell table:style-name="ce22" office:value-type="float" office:value="7">
            <text:p>7</text:p>
          </table:table-cell>
          <table:table-cell table:number-columns-repeated="1022"/>
        </table:table-row>
        <table:table-row table:style-name="ro1">
          <table:table-cell table:style-name="ce22" office:value-type="string">
            <text:p>4-CR|4-7|6-8.RH.3</text:p>
          </table:table-cell>
          <table:table-cell table:style-name="ce22" office:value-type="float" office:value="7">
            <text:p>7</text:p>
          </table:table-cell>
          <table:table-cell table:number-columns-repeated="1022"/>
        </table:table-row>
        <table:table-row table:style-name="ro1">
          <table:table-cell table:style-name="ce22" office:value-type="string">
            <text:p>4-CR|4-7|6-8.RH.5</text:p>
          </table:table-cell>
          <table:table-cell table:style-name="ce22" office:value-type="float" office:value="7">
            <text:p>7</text:p>
          </table:table-cell>
          <table:table-cell table:number-columns-repeated="1022"/>
        </table:table-row>
        <table:table-row table:style-name="ro1">
          <table:table-cell table:style-name="ce22" office:value-type="string">
            <text:p>4-CR|4-7|6-8.RH.6</text:p>
          </table:table-cell>
          <table:table-cell table:style-name="ce22" office:value-type="float" office:value="7">
            <text:p>7</text:p>
          </table:table-cell>
          <table:table-cell table:number-columns-repeated="1022"/>
        </table:table-row>
        <table:table-row table:style-name="ro1">
          <table:table-cell table:style-name="ce22" office:value-type="string">
            <text:p>4-CR|4-7|6-8.RH.7</text:p>
          </table:table-cell>
          <table:table-cell table:style-name="ce22" office:value-type="float" office:value="7">
            <text:p>7</text:p>
          </table:table-cell>
          <table:table-cell table:number-columns-repeated="1022"/>
        </table:table-row>
        <table:table-row table:style-name="ro1">
          <table:table-cell table:style-name="ce22" office:value-type="string">
            <text:p>4-CR|4-7|6-8.RH.8</text:p>
          </table:table-cell>
          <table:table-cell table:style-name="ce22" office:value-type="float" office:value="7">
            <text:p>7</text:p>
          </table:table-cell>
          <table:table-cell table:number-columns-repeated="1022"/>
        </table:table-row>
        <table:table-row table:style-name="ro1">
          <table:table-cell table:style-name="ce22" office:value-type="string">
            <text:p>4-CR|4-7|6-8.RH.9</text:p>
          </table:table-cell>
          <table:table-cell table:style-name="ce22" office:value-type="float" office:value="7">
            <text:p>7</text:p>
          </table:table-cell>
          <table:table-cell table:number-columns-repeated="1022"/>
        </table:table-row>
        <table:table-row table:style-name="ro1">
          <table:table-cell table:style-name="ce22" office:value-type="string">
            <text:p>4-CR|4-7|6-8.RST.1</text:p>
          </table:table-cell>
          <table:table-cell table:style-name="ce22" office:value-type="float" office:value="7">
            <text:p>7</text:p>
          </table:table-cell>
          <table:table-cell table:number-columns-repeated="1022"/>
        </table:table-row>
        <table:table-row table:style-name="ro1">
          <table:table-cell table:style-name="ce22" office:value-type="string">
            <text:p>4-CR|4-7|6-8.RST.2</text:p>
          </table:table-cell>
          <table:table-cell table:style-name="ce22" office:value-type="float" office:value="7">
            <text:p>7</text:p>
          </table:table-cell>
          <table:table-cell table:number-columns-repeated="1022"/>
        </table:table-row>
        <table:table-row table:style-name="ro1">
          <table:table-cell table:style-name="ce22" office:value-type="string">
            <text:p>4-CR|4-7|6-8.RST.3</text:p>
          </table:table-cell>
          <table:table-cell table:style-name="ce22" office:value-type="float" office:value="7">
            <text:p>7</text:p>
          </table:table-cell>
          <table:table-cell table:number-columns-repeated="1022"/>
        </table:table-row>
        <table:table-row table:style-name="ro1">
          <table:table-cell table:style-name="ce22" office:value-type="string">
            <text:p>4-CR|4-7|6-8.RST.5</text:p>
          </table:table-cell>
          <table:table-cell table:style-name="ce22" office:value-type="float" office:value="7">
            <text:p>7</text:p>
          </table:table-cell>
          <table:table-cell table:number-columns-repeated="1022"/>
        </table:table-row>
        <table:table-row table:style-name="ro1">
          <table:table-cell table:style-name="ce22" office:value-type="string">
            <text:p>4-CR|4-7|6-8.RST.6</text:p>
          </table:table-cell>
          <table:table-cell table:style-name="ce22" office:value-type="float" office:value="7">
            <text:p>7</text:p>
          </table:table-cell>
          <table:table-cell table:number-columns-repeated="1022"/>
        </table:table-row>
        <table:table-row table:style-name="ro1">
          <table:table-cell table:style-name="ce22" office:value-type="string">
            <text:p>4-CR|4-7|6-8.RST.7</text:p>
          </table:table-cell>
          <table:table-cell table:style-name="ce22" office:value-type="float" office:value="7">
            <text:p>7</text:p>
          </table:table-cell>
          <table:table-cell table:number-columns-repeated="1022"/>
        </table:table-row>
        <table:table-row table:style-name="ro1">
          <table:table-cell table:style-name="ce22" office:value-type="string">
            <text:p>4-CR|4-7|6-8.RST.8</text:p>
          </table:table-cell>
          <table:table-cell table:style-name="ce22" office:value-type="float" office:value="7">
            <text:p>7</text:p>
          </table:table-cell>
          <table:table-cell table:number-columns-repeated="1022"/>
        </table:table-row>
        <table:table-row table:style-name="ro1">
          <table:table-cell table:style-name="ce22" office:value-type="string">
            <text:p>4-CR|4-7|6-8.RST.9</text:p>
          </table:table-cell>
          <table:table-cell table:style-name="ce22" office:value-type="float" office:value="7">
            <text:p>7</text:p>
          </table:table-cell>
          <table:table-cell table:number-columns-repeated="1022"/>
        </table:table-row>
        <table:table-row table:style-name="ro1">
          <table:table-cell table:style-name="ce22" office:value-type="string">
            <text:p>4-CR|4-7|6-8.WHST.8</text:p>
          </table:table-cell>
          <table:table-cell table:style-name="ce22" office:value-type="float" office:value="7">
            <text:p>7</text:p>
          </table:table-cell>
          <table:table-cell table:number-columns-repeated="1022"/>
        </table:table-row>
        <table:table-row table:style-name="ro1">
          <table:table-cell table:style-name="ce22" office:value-type="string">
            <text:p>4-CR|4-7|6-8.WHST.9</text:p>
          </table:table-cell>
          <table:table-cell table:style-name="ce22" office:value-type="float" office:value="7">
            <text:p>7</text:p>
          </table:table-cell>
          <table:table-cell table:number-columns-repeated="1022"/>
        </table:table-row>
        <table:table-row table:style-name="ro1">
          <table:table-cell table:style-name="ce22" office:value-type="string">
            <text:p>4-CR|4-7|7.RI.9</text:p>
          </table:table-cell>
          <table:table-cell table:style-name="ce22" office:value-type="float" office:value="7">
            <text:p>7</text:p>
          </table:table-cell>
          <table:table-cell table:number-columns-repeated="1022"/>
        </table:table-row>
        <table:table-row table:style-name="ro1">
          <table:table-cell office:value-type="string">
            <text:p>4-CR|4-8|6-8.RH.1</text:p>
          </table:table-cell>
          <table:table-cell office:value-type="float" office:value="8">
            <text:p>8</text:p>
          </table:table-cell>
          <table:table-cell table:number-columns-repeated="1022"/>
        </table:table-row>
        <table:table-row table:style-name="ro1">
          <table:table-cell office:value-type="string">
            <text:p>4-CR|4-8|6-8.RH.2</text:p>
          </table:table-cell>
          <table:table-cell office:value-type="float" office:value="8">
            <text:p>8</text:p>
          </table:table-cell>
          <table:table-cell table:number-columns-repeated="1022"/>
        </table:table-row>
        <table:table-row table:style-name="ro1">
          <table:table-cell office:value-type="string">
            <text:p>4-CR|4-8|6-8.RH.3</text:p>
          </table:table-cell>
          <table:table-cell office:value-type="float" office:value="8">
            <text:p>8</text:p>
          </table:table-cell>
          <table:table-cell table:number-columns-repeated="1022"/>
        </table:table-row>
        <table:table-row table:style-name="ro1">
          <table:table-cell office:value-type="string">
            <text:p>4-CR|4-8|6-8.RH.5</text:p>
          </table:table-cell>
          <table:table-cell office:value-type="float" office:value="8">
            <text:p>8</text:p>
          </table:table-cell>
          <table:table-cell table:number-columns-repeated="1022"/>
        </table:table-row>
        <table:table-row table:style-name="ro1">
          <table:table-cell office:value-type="string">
            <text:p>4-CR|4-8|6-8.RH.6</text:p>
          </table:table-cell>
          <table:table-cell office:value-type="float" office:value="8">
            <text:p>8</text:p>
          </table:table-cell>
          <table:table-cell table:number-columns-repeated="1022"/>
        </table:table-row>
        <table:table-row table:style-name="ro1">
          <table:table-cell office:value-type="string">
            <text:p>4-CR|4-8|6-8.RH.7</text:p>
          </table:table-cell>
          <table:table-cell office:value-type="float" office:value="8">
            <text:p>8</text:p>
          </table:table-cell>
          <table:table-cell table:number-columns-repeated="1022"/>
        </table:table-row>
        <table:table-row table:style-name="ro1">
          <table:table-cell office:value-type="string">
            <text:p>4-CR|4-8|6-8.RH.8</text:p>
          </table:table-cell>
          <table:table-cell office:value-type="float" office:value="8">
            <text:p>8</text:p>
          </table:table-cell>
          <table:table-cell table:number-columns-repeated="1022"/>
        </table:table-row>
        <table:table-row table:style-name="ro1">
          <table:table-cell office:value-type="string">
            <text:p>4-CR|4-8|6-8.RH.9</text:p>
          </table:table-cell>
          <table:table-cell office:value-type="float" office:value="8">
            <text:p>8</text:p>
          </table:table-cell>
          <table:table-cell table:number-columns-repeated="1022"/>
        </table:table-row>
        <table:table-row table:style-name="ro1">
          <table:table-cell office:value-type="string">
            <text:p>4-CR|4-8|6-8.RST.1</text:p>
          </table:table-cell>
          <table:table-cell office:value-type="float" office:value="8">
            <text:p>8</text:p>
          </table:table-cell>
          <table:table-cell table:number-columns-repeated="1022"/>
        </table:table-row>
        <table:table-row table:style-name="ro1">
          <table:table-cell office:value-type="string">
            <text:p>4-CR|4-8|6-8.RST.2</text:p>
          </table:table-cell>
          <table:table-cell office:value-type="float" office:value="8">
            <text:p>8</text:p>
          </table:table-cell>
          <table:table-cell table:number-columns-repeated="1022"/>
        </table:table-row>
        <table:table-row table:style-name="ro1">
          <table:table-cell office:value-type="string">
            <text:p>4-CR|4-8|6-8.RST.3</text:p>
          </table:table-cell>
          <table:table-cell office:value-type="float" office:value="8">
            <text:p>8</text:p>
          </table:table-cell>
          <table:table-cell table:number-columns-repeated="1022"/>
        </table:table-row>
        <table:table-row table:style-name="ro1">
          <table:table-cell office:value-type="string">
            <text:p>4-CR|4-8|6-8.RST.5</text:p>
          </table:table-cell>
          <table:table-cell office:value-type="float" office:value="8">
            <text:p>8</text:p>
          </table:table-cell>
          <table:table-cell table:number-columns-repeated="1022"/>
        </table:table-row>
        <table:table-row table:style-name="ro1">
          <table:table-cell office:value-type="string">
            <text:p>4-CR|4-8|6-8.RST.6</text:p>
          </table:table-cell>
          <table:table-cell office:value-type="float" office:value="8">
            <text:p>8</text:p>
          </table:table-cell>
          <table:table-cell table:number-columns-repeated="1022"/>
        </table:table-row>
        <table:table-row table:style-name="ro1">
          <table:table-cell office:value-type="string">
            <text:p>4-CR|4-8|6-8.RST.7</text:p>
          </table:table-cell>
          <table:table-cell office:value-type="float" office:value="8">
            <text:p>8</text:p>
          </table:table-cell>
          <table:table-cell table:number-columns-repeated="1022"/>
        </table:table-row>
        <table:table-row table:style-name="ro1">
          <table:table-cell office:value-type="string">
            <text:p>4-CR|4-8|6-8.RST.8</text:p>
          </table:table-cell>
          <table:table-cell office:value-type="float" office:value="8">
            <text:p>8</text:p>
          </table:table-cell>
          <table:table-cell table:number-columns-repeated="1022"/>
        </table:table-row>
        <table:table-row table:style-name="ro1">
          <table:table-cell office:value-type="string">
            <text:p>4-CR|4-8|6-8.RST.9</text:p>
          </table:table-cell>
          <table:table-cell office:value-type="float" office:value="8">
            <text:p>8</text:p>
          </table:table-cell>
          <table:table-cell table:number-columns-repeated="1022"/>
        </table:table-row>
        <table:table-row table:style-name="ro1">
          <table:table-cell office:value-type="string">
            <text:p>4-CR|4-8|6-8.WHST.8</text:p>
          </table:table-cell>
          <table:table-cell office:value-type="float" office:value="8">
            <text:p>8</text:p>
          </table:table-cell>
          <table:table-cell table:number-columns-repeated="1022"/>
        </table:table-row>
        <table:table-row table:style-name="ro1">
          <table:table-cell office:value-type="string">
            <text:p>4-CR|4-8|6-8.WHST.9</text:p>
          </table:table-cell>
          <table:table-cell office:value-type="float" office:value="8">
            <text:p>8</text:p>
          </table:table-cell>
          <table:table-cell table:number-columns-repeated="1022"/>
        </table:table-row>
        <table:table-row table:style-name="ro1">
          <table:table-cell office:value-type="string">
            <text:p>4-CR|4-8|8.RI.9</text:p>
          </table:table-cell>
          <table:table-cell office:value-type="float" office:value="8">
            <text:p>8</text:p>
          </table:table-cell>
          <table:table-cell table:number-columns-repeated="1022"/>
        </table:table-row>
        <table:table-row table:style-name="ro1">
          <table:table-cell office:value-type="string">
            <text:p>4-CR|4-8|8.W.8</text:p>
          </table:table-cell>
          <table:table-cell office:value-type="float" office:value="8">
            <text:p>8</text:p>
          </table:table-cell>
          <table:table-cell table:number-columns-repeated="1022"/>
        </table:table-row>
        <table:table-row table:style-name="ro1">
          <table:table-cell office:value-type="string">
            <text:p>4-CR|4-8|8.W.9a</text:p>
          </table:table-cell>
          <table:table-cell office:value-type="float" office:value="8">
            <text:p>8</text:p>
          </table:table-cell>
          <table:table-cell table:number-columns-repeated="1022"/>
        </table:table-row>
        <table:table-row table:style-name="ro1">
          <table:table-cell office:value-type="string">
            <text:p>4-CR|4-8|8.W.9b</text:p>
          </table:table-cell>
          <table:table-cell office:value-type="float" office:value="8">
            <text:p>8</text:p>
          </table:table-cell>
          <table:table-cell table:number-columns-repeated="1022"/>
        </table:table-row>
        <table:table-row table:style-name="ro1">
          <table:table-cell office:value-type="string">
            <text:p>4-CR|4-9|9.RI.9</text:p>
          </table:table-cell>
          <table:table-cell office:value-type="float" office:value="9">
            <text:p>9</text:p>
          </table:table-cell>
          <table:table-cell table:number-columns-repeated="1022"/>
        </table:table-row>
        <table:table-row table:style-name="ro1">
          <table:table-cell office:value-type="string">
            <text:p>4-CR|4-9|9.W.8</text:p>
          </table:table-cell>
          <table:table-cell office:value-type="float" office:value="9">
            <text:p>9</text:p>
          </table:table-cell>
          <table:table-cell table:number-columns-repeated="1022"/>
        </table:table-row>
        <table:table-row table:style-name="ro1">
          <table:table-cell office:value-type="string">
            <text:p>4-CR|4-9|9.W.9a</text:p>
          </table:table-cell>
          <table:table-cell office:value-type="float" office:value="9">
            <text:p>9</text:p>
          </table:table-cell>
          <table:table-cell table:number-columns-repeated="1022"/>
        </table:table-row>
        <table:table-row table:style-name="ro1">
          <table:table-cell office:value-type="string">
            <text:p>4-CR|4-9|9.W.9b</text:p>
          </table:table-cell>
          <table:table-cell office:value-type="float" office:value="9">
            <text:p>9</text:p>
          </table:table-cell>
          <table:table-cell table:number-columns-repeated="1022"/>
        </table:table-row>
        <table:table-row table:style-name="ro1">
          <table:table-cell table:style-name="ce22" office:value-type="string">
            <text:p>4-CR|5-10|10.L.6</text:p>
          </table:table-cell>
          <table:table-cell table:style-name="ce22" office:value-type="float" office:value="10">
            <text:p>10</text:p>
          </table:table-cell>
          <table:table-cell table:number-columns-repeated="1022"/>
        </table:table-row>
        <table:table-row table:style-name="ro1">
          <table:table-cell table:style-name="ce22" office:value-type="string">
            <text:p>4-CR|5-10|10.W.2d</text:p>
          </table:table-cell>
          <table:table-cell table:style-name="ce22" office:value-type="float" office:value="10">
            <text:p>10</text:p>
          </table:table-cell>
          <table:table-cell table:number-columns-repeated="1022"/>
        </table:table-row>
        <table:table-row table:style-name="ro1">
          <table:table-cell table:style-name="ce22" office:value-type="string">
            <text:p>4-CR|5-10|10.W.3d</text:p>
          </table:table-cell>
          <table:table-cell table:style-name="ce22" office:value-type="float" office:value="10">
            <text:p>10</text:p>
          </table:table-cell>
          <table:table-cell table:number-columns-repeated="1022"/>
        </table:table-row>
        <table:table-row table:style-name="ro1">
          <table:table-cell table:style-name="ce22" office:value-type="string">
            <text:p>4-CR|5-11|11-12.L.6</text:p>
          </table:table-cell>
          <table:table-cell table:style-name="ce22" office:value-type="float" office:value="11">
            <text:p>11</text:p>
          </table:table-cell>
          <table:table-cell table:number-columns-repeated="1022"/>
        </table:table-row>
        <table:table-row table:style-name="ro1">
          <table:table-cell table:style-name="ce22" office:value-type="string">
            <text:p>4-CR|5-11|11-12.W.2d</text:p>
          </table:table-cell>
          <table:table-cell table:style-name="ce22" office:value-type="float" office:value="11">
            <text:p>11</text:p>
          </table:table-cell>
          <table:table-cell table:number-columns-repeated="1022"/>
        </table:table-row>
        <table:table-row table:style-name="ro1">
          <table:table-cell table:style-name="ce22" office:value-type="string">
            <text:p>4-CR|5-11|11-12.W.3d</text:p>
          </table:table-cell>
          <table:table-cell table:style-name="ce22" office:value-type="float" office:value="11">
            <text:p>11</text:p>
          </table:table-cell>
          <table:table-cell table:number-columns-repeated="1022"/>
        </table:table-row>
        <table:table-row table:style-name="ro1">
          <table:table-cell table:style-name="ce22" office:value-type="string">
            <text:p>4-CR|5-3|3.L.3a</text:p>
          </table:table-cell>
          <table:table-cell table:style-name="ce22" office:value-type="float" office:value="3">
            <text:p>3</text:p>
          </table:table-cell>
          <table:table-cell table:number-columns-repeated="1022"/>
        </table:table-row>
        <table:table-row table:style-name="ro1">
          <table:table-cell table:style-name="ce22" office:value-type="string">
            <text:p>4-CR|5-3|3.L.6</text:p>
          </table:table-cell>
          <table:table-cell table:style-name="ce22" office:value-type="float" office:value="3">
            <text:p>3</text:p>
          </table:table-cell>
          <table:table-cell table:number-columns-repeated="1022"/>
        </table:table-row>
        <table:table-row table:style-name="ro1">
          <table:table-cell table:style-name="ce22" office:value-type="string">
            <text:p>4-CR|5-3|3.W.2d</text:p>
          </table:table-cell>
          <table:table-cell table:style-name="ce22" office:value-type="float" office:value="3">
            <text:p>3</text:p>
          </table:table-cell>
          <table:table-cell table:number-columns-repeated="1022"/>
        </table:table-row>
        <table:table-row table:style-name="ro1">
          <table:table-cell table:style-name="ce22" office:value-type="string">
            <text:p>4-CR|5-3|3.W.3d</text:p>
          </table:table-cell>
          <table:table-cell table:style-name="ce22" office:value-type="float" office:value="3">
            <text:p>3</text:p>
          </table:table-cell>
          <table:table-cell table:number-columns-repeated="1022"/>
        </table:table-row>
        <table:table-row table:style-name="ro1">
          <table:table-cell table:style-name="ce22" office:value-type="string">
            <text:p>4-CR|5-4|4.L.3a</text:p>
          </table:table-cell>
          <table:table-cell table:style-name="ce22" office:value-type="float" office:value="4">
            <text:p>4</text:p>
          </table:table-cell>
          <table:table-cell table:number-columns-repeated="1022"/>
        </table:table-row>
        <table:table-row table:style-name="ro1">
          <table:table-cell table:style-name="ce22" office:value-type="string">
            <text:p>4-CR|5-4|4.L.6</text:p>
          </table:table-cell>
          <table:table-cell table:style-name="ce22" office:value-type="float" office:value="4">
            <text:p>4</text:p>
          </table:table-cell>
          <table:table-cell table:number-columns-repeated="1022"/>
        </table:table-row>
        <table:table-row table:style-name="ro1">
          <table:table-cell table:style-name="ce22" office:value-type="string">
            <text:p>4-CR|5-4|4.W.2d</text:p>
          </table:table-cell>
          <table:table-cell table:style-name="ce22" office:value-type="float" office:value="4">
            <text:p>4</text:p>
          </table:table-cell>
          <table:table-cell table:number-columns-repeated="1022"/>
        </table:table-row>
        <table:table-row table:style-name="ro1">
          <table:table-cell table:style-name="ce22" office:value-type="string">
            <text:p>4-CR|5-4|4.W.3d</text:p>
          </table:table-cell>
          <table:table-cell table:style-name="ce22" office:value-type="float" office:value="4">
            <text:p>4</text:p>
          </table:table-cell>
          <table:table-cell table:number-columns-repeated="1022"/>
        </table:table-row>
        <table:table-row table:style-name="ro1">
          <table:table-cell table:style-name="ce22" office:value-type="string">
            <text:p>4-CR|5-5|5.L.3a</text:p>
          </table:table-cell>
          <table:table-cell table:style-name="ce22" office:value-type="float" office:value="5">
            <text:p>5</text:p>
          </table:table-cell>
          <table:table-cell table:number-columns-repeated="1022"/>
        </table:table-row>
        <table:table-row table:style-name="ro1">
          <table:table-cell table:style-name="ce22" office:value-type="string">
            <text:p>4-CR|5-5|5.L.6</text:p>
          </table:table-cell>
          <table:table-cell table:style-name="ce22" office:value-type="float" office:value="5">
            <text:p>5</text:p>
          </table:table-cell>
          <table:table-cell table:number-columns-repeated="1022"/>
        </table:table-row>
        <table:table-row table:style-name="ro1">
          <table:table-cell table:style-name="ce22" office:value-type="string">
            <text:p>4-CR|5-5|5.W.2d</text:p>
          </table:table-cell>
          <table:table-cell table:style-name="ce22" office:value-type="float" office:value="5">
            <text:p>5</text:p>
          </table:table-cell>
          <table:table-cell table:number-columns-repeated="1022"/>
        </table:table-row>
        <table:table-row table:style-name="ro1">
          <table:table-cell table:style-name="ce22" office:value-type="string">
            <text:p>4-CR|5-5|5.W.3d</text:p>
          </table:table-cell>
          <table:table-cell table:style-name="ce22" office:value-type="float" office:value="5">
            <text:p>5</text:p>
          </table:table-cell>
          <table:table-cell table:number-columns-repeated="1022"/>
        </table:table-row>
        <table:table-row table:style-name="ro1">
          <table:table-cell table:style-name="ce22" office:value-type="string">
            <text:p>4-CR|5-6|6.L.6</text:p>
          </table:table-cell>
          <table:table-cell table:style-name="ce22" office:value-type="float" office:value="6">
            <text:p>6</text:p>
          </table:table-cell>
          <table:table-cell table:number-columns-repeated="1022"/>
        </table:table-row>
        <table:table-row table:style-name="ro1">
          <table:table-cell table:style-name="ce22" office:value-type="string">
            <text:p>4-CR|5-6|6.W.2d</text:p>
          </table:table-cell>
          <table:table-cell table:style-name="ce22" office:value-type="float" office:value="6">
            <text:p>6</text:p>
          </table:table-cell>
          <table:table-cell table:number-columns-repeated="1022"/>
        </table:table-row>
        <table:table-row table:style-name="ro1">
          <table:table-cell table:style-name="ce22" office:value-type="string">
            <text:p>4-CR|5-6|6.W.3d</text:p>
          </table:table-cell>
          <table:table-cell table:style-name="ce22" office:value-type="float" office:value="6">
            <text:p>6</text:p>
          </table:table-cell>
          <table:table-cell table:number-columns-repeated="1022"/>
        </table:table-row>
        <table:table-row table:style-name="ro1">
          <table:table-cell table:style-name="ce22" office:value-type="string">
            <text:p>4-CR|5-7|7.L.6</text:p>
          </table:table-cell>
          <table:table-cell table:style-name="ce22" office:value-type="float" office:value="7">
            <text:p>7</text:p>
          </table:table-cell>
          <table:table-cell table:number-columns-repeated="1022"/>
        </table:table-row>
        <table:table-row table:style-name="ro1">
          <table:table-cell table:style-name="ce22" office:value-type="string">
            <text:p>4-CR|5-7|7.W.2d</text:p>
          </table:table-cell>
          <table:table-cell table:style-name="ce22" office:value-type="float" office:value="7">
            <text:p>7</text:p>
          </table:table-cell>
          <table:table-cell table:number-columns-repeated="1022"/>
        </table:table-row>
        <table:table-row table:style-name="ro1">
          <table:table-cell table:style-name="ce22" office:value-type="string">
            <text:p>4-CR|5-7|7.W.3d</text:p>
          </table:table-cell>
          <table:table-cell table:style-name="ce22" office:value-type="float" office:value="7">
            <text:p>7</text:p>
          </table:table-cell>
          <table:table-cell table:number-columns-repeated="1022"/>
        </table:table-row>
        <table:table-row table:style-name="ro1">
          <table:table-cell office:value-type="string">
            <text:p>4-CR|5-8|8.L.6</text:p>
          </table:table-cell>
          <table:table-cell office:value-type="float" office:value="8">
            <text:p>8</text:p>
          </table:table-cell>
          <table:table-cell table:number-columns-repeated="1022"/>
        </table:table-row>
        <table:table-row table:style-name="ro1">
          <table:table-cell office:value-type="string">
            <text:p>4-CR|5-8|8.W.2d</text:p>
          </table:table-cell>
          <table:table-cell office:value-type="float" office:value="8">
            <text:p>8</text:p>
          </table:table-cell>
          <table:table-cell table:number-columns-repeated="1022"/>
        </table:table-row>
        <table:table-row table:style-name="ro1">
          <table:table-cell office:value-type="string">
            <text:p>4-CR|5-8|8.W.3d</text:p>
          </table:table-cell>
          <table:table-cell office:value-type="float" office:value="8">
            <text:p>8</text:p>
          </table:table-cell>
          <table:table-cell table:number-columns-repeated="1022"/>
        </table:table-row>
        <table:table-row table:style-name="ro1">
          <table:table-cell office:value-type="string">
            <text:p>4-CR|5-9|9.L.6</text:p>
          </table:table-cell>
          <table:table-cell office:value-type="float" office:value="9">
            <text:p>9</text:p>
          </table:table-cell>
          <table:table-cell table:number-columns-repeated="1022"/>
        </table:table-row>
        <table:table-row table:style-name="ro1">
          <table:table-cell office:value-type="string">
            <text:p>4-CR|5-9|9.W.2d</text:p>
          </table:table-cell>
          <table:table-cell office:value-type="float" office:value="9">
            <text:p>9</text:p>
          </table:table-cell>
          <table:table-cell table:number-columns-repeated="1022"/>
        </table:table-row>
        <table:table-row table:style-name="ro1">
          <table:table-cell office:value-type="string">
            <text:p>4-CR|5-9|9.W.3d</text:p>
          </table:table-cell>
          <table:table-cell office:value-type="float" office:value="9">
            <text:p>9</text:p>
          </table:table-cell>
          <table:table-cell table:number-columns-repeated="1022"/>
        </table:table-row>
        <table:table-row table:style-name="ro1">
          <table:table-cell table:style-name="ce22" office:value-type="string">
            <text:p>4-CR|6-10|10.L.1a</text:p>
          </table:table-cell>
          <table:table-cell table:style-name="ce22" office:value-type="float" office:value="10">
            <text:p>10</text:p>
          </table:table-cell>
          <table:table-cell table:number-columns-repeated="1022"/>
        </table:table-row>
        <table:table-row table:style-name="ro1">
          <table:table-cell table:style-name="ce22" office:value-type="string">
            <text:p>4-CR|6-10|10.L.1b</text:p>
          </table:table-cell>
          <table:table-cell table:style-name="ce22" office:value-type="float" office:value="10">
            <text:p>10</text:p>
          </table:table-cell>
          <table:table-cell table:number-columns-repeated="1022"/>
        </table:table-row>
        <table:table-row table:style-name="ro1">
          <table:table-cell table:style-name="ce22" office:value-type="string">
            <text:p>4-CR|6-10|10.L.2a</text:p>
          </table:table-cell>
          <table:table-cell table:style-name="ce22" office:value-type="float" office:value="10">
            <text:p>10</text:p>
          </table:table-cell>
          <table:table-cell table:number-columns-repeated="1022"/>
        </table:table-row>
        <table:table-row table:style-name="ro1">
          <table:table-cell table:style-name="ce22" office:value-type="string">
            <text:p>4-CR|6-10|10.L.2b</text:p>
          </table:table-cell>
          <table:table-cell table:style-name="ce22" office:value-type="float" office:value="10">
            <text:p>10</text:p>
          </table:table-cell>
          <table:table-cell table:number-columns-repeated="1022"/>
        </table:table-row>
        <table:table-row table:style-name="ro1">
          <table:table-cell table:style-name="ce22" office:value-type="string">
            <text:p>4-CR|6-11|11-12.L.1a</text:p>
          </table:table-cell>
          <table:table-cell table:style-name="ce22" office:value-type="float" office:value="11">
            <text:p>11</text:p>
          </table:table-cell>
          <table:table-cell table:number-columns-repeated="1022"/>
        </table:table-row>
        <table:table-row table:style-name="ro1">
          <table:table-cell table:style-name="ce22" office:value-type="string">
            <text:p>4-CR|6-11|11-12.L.1b</text:p>
          </table:table-cell>
          <table:table-cell table:style-name="ce22" office:value-type="float" office:value="11">
            <text:p>11</text:p>
          </table:table-cell>
          <table:table-cell table:number-columns-repeated="1022"/>
        </table:table-row>
        <table:table-row table:style-name="ro1">
          <table:table-cell table:style-name="ce22" office:value-type="string">
            <text:p>4-CR|6-11|11-12.L.2a</text:p>
          </table:table-cell>
          <table:table-cell table:style-name="ce22" office:value-type="float" office:value="11">
            <text:p>11</text:p>
          </table:table-cell>
          <table:table-cell table:number-columns-repeated="1022"/>
        </table:table-row>
        <table:table-row table:style-name="ro1">
          <table:table-cell table:style-name="ce22" office:value-type="string">
            <text:p>4-CR|6-11|11-12.L.2b</text:p>
          </table:table-cell>
          <table:table-cell table:style-name="ce22" office:value-type="float" office:value="11">
            <text:p>11</text:p>
          </table:table-cell>
          <table:table-cell table:number-columns-repeated="1022"/>
        </table:table-row>
        <table:table-row table:style-name="ro1">
          <table:table-cell table:style-name="ce22" office:value-type="string">
            <text:p>4-CR|6-3|3.L.1a</text:p>
          </table:table-cell>
          <table:table-cell table:style-name="ce22" office:value-type="float" office:value="3">
            <text:p>3</text:p>
          </table:table-cell>
          <table:table-cell table:number-columns-repeated="1022"/>
        </table:table-row>
        <table:table-row table:style-name="ro1">
          <table:table-cell table:style-name="ce22" office:value-type="string">
            <text:p>4-CR|6-3|3.L.1b</text:p>
          </table:table-cell>
          <table:table-cell table:style-name="ce22" office:value-type="float" office:value="3">
            <text:p>3</text:p>
          </table:table-cell>
          <table:table-cell table:number-columns-repeated="1022"/>
        </table:table-row>
        <table:table-row table:style-name="ro1">
          <table:table-cell table:style-name="ce22" office:value-type="string">
            <text:p>4-CR|6-3|3.L.1c</text:p>
          </table:table-cell>
          <table:table-cell table:style-name="ce22" office:value-type="float" office:value="3">
            <text:p>3</text:p>
          </table:table-cell>
          <table:table-cell table:number-columns-repeated="1022"/>
        </table:table-row>
        <table:table-row table:style-name="ro1">
          <table:table-cell table:style-name="ce22" office:value-type="string">
            <text:p>4-CR|6-3|3.L.1d</text:p>
          </table:table-cell>
          <table:table-cell table:style-name="ce22" office:value-type="float" office:value="3">
            <text:p>3</text:p>
          </table:table-cell>
          <table:table-cell table:number-columns-repeated="1022"/>
        </table:table-row>
        <table:table-row table:style-name="ro1">
          <table:table-cell table:style-name="ce22" office:value-type="string">
            <text:p>4-CR|6-3|3.L.1e</text:p>
          </table:table-cell>
          <table:table-cell table:style-name="ce22" office:value-type="float" office:value="3">
            <text:p>3</text:p>
          </table:table-cell>
          <table:table-cell table:number-columns-repeated="1022"/>
        </table:table-row>
        <table:table-row table:style-name="ro1">
          <table:table-cell table:style-name="ce22" office:value-type="string">
            <text:p>4-CR|6-3|3.L.1f</text:p>
          </table:table-cell>
          <table:table-cell table:style-name="ce22" office:value-type="float" office:value="3">
            <text:p>3</text:p>
          </table:table-cell>
          <table:table-cell table:number-columns-repeated="1022"/>
        </table:table-row>
        <table:table-row table:style-name="ro1">
          <table:table-cell table:style-name="ce22" office:value-type="string">
            <text:p>4-CR|6-3|3.L.1g</text:p>
          </table:table-cell>
          <table:table-cell table:style-name="ce22" office:value-type="float" office:value="3">
            <text:p>3</text:p>
          </table:table-cell>
          <table:table-cell table:number-columns-repeated="1022"/>
        </table:table-row>
        <table:table-row table:style-name="ro1">
          <table:table-cell table:style-name="ce22" office:value-type="string">
            <text:p>4-CR|6-3|3.L.1h</text:p>
          </table:table-cell>
          <table:table-cell table:style-name="ce22" office:value-type="float" office:value="3">
            <text:p>3</text:p>
          </table:table-cell>
          <table:table-cell table:number-columns-repeated="1022"/>
        </table:table-row>
        <table:table-row table:style-name="ro1">
          <table:table-cell table:style-name="ce22" office:value-type="string">
            <text:p>4-CR|6-3|3.L.1i</text:p>
          </table:table-cell>
          <table:table-cell table:style-name="ce22" office:value-type="float" office:value="3">
            <text:p>3</text:p>
          </table:table-cell>
          <table:table-cell table:number-columns-repeated="1022"/>
        </table:table-row>
        <table:table-row table:style-name="ro1">
          <table:table-cell table:style-name="ce22" office:value-type="string">
            <text:p>4-CR|6-3|3.L.2a</text:p>
          </table:table-cell>
          <table:table-cell table:style-name="ce22" office:value-type="float" office:value="3">
            <text:p>3</text:p>
          </table:table-cell>
          <table:table-cell table:number-columns-repeated="1022"/>
        </table:table-row>
        <table:table-row table:style-name="ro1">
          <table:table-cell table:style-name="ce22" office:value-type="string">
            <text:p>4-CR|6-3|3.L.2b</text:p>
          </table:table-cell>
          <table:table-cell table:style-name="ce22" office:value-type="float" office:value="3">
            <text:p>3</text:p>
          </table:table-cell>
          <table:table-cell table:number-columns-repeated="1022"/>
        </table:table-row>
        <table:table-row table:style-name="ro1">
          <table:table-cell table:style-name="ce22" office:value-type="string">
            <text:p>4-CR|6-3|3.L.2c</text:p>
          </table:table-cell>
          <table:table-cell table:style-name="ce22" office:value-type="float" office:value="3">
            <text:p>3</text:p>
          </table:table-cell>
          <table:table-cell table:number-columns-repeated="1022"/>
        </table:table-row>
        <table:table-row table:style-name="ro1">
          <table:table-cell table:style-name="ce22" office:value-type="string">
            <text:p>4-CR|6-3|3.L.2d</text:p>
          </table:table-cell>
          <table:table-cell table:style-name="ce22" office:value-type="float" office:value="3">
            <text:p>3</text:p>
          </table:table-cell>
          <table:table-cell table:number-columns-repeated="1022"/>
        </table:table-row>
        <table:table-row table:style-name="ro1">
          <table:table-cell table:style-name="ce22" office:value-type="string">
            <text:p>4-CR|6-3|3.L.2e</text:p>
          </table:table-cell>
          <table:table-cell table:style-name="ce22" office:value-type="float" office:value="3">
            <text:p>3</text:p>
          </table:table-cell>
          <table:table-cell table:number-columns-repeated="1022"/>
        </table:table-row>
        <table:table-row table:style-name="ro1">
          <table:table-cell table:style-name="ce22" office:value-type="string">
            <text:p>4-CR|6-3|3.L.2f</text:p>
          </table:table-cell>
          <table:table-cell table:style-name="ce22" office:value-type="float" office:value="3">
            <text:p>3</text:p>
          </table:table-cell>
          <table:table-cell table:number-columns-repeated="1022"/>
        </table:table-row>
        <table:table-row table:style-name="ro1">
          <table:table-cell table:style-name="ce22" office:value-type="string">
            <text:p>4-CR|6-3|3.L.2g</text:p>
          </table:table-cell>
          <table:table-cell table:style-name="ce22" office:value-type="float" office:value="3">
            <text:p>3</text:p>
          </table:table-cell>
          <table:table-cell table:number-columns-repeated="1022"/>
        </table:table-row>
        <table:table-row table:style-name="ro1">
          <table:table-cell table:style-name="ce22" office:value-type="string">
            <text:p>4-CR|6-4|4.L.1a</text:p>
          </table:table-cell>
          <table:table-cell table:style-name="ce22" office:value-type="float" office:value="4">
            <text:p>4</text:p>
          </table:table-cell>
          <table:table-cell table:number-columns-repeated="1022"/>
        </table:table-row>
        <table:table-row table:style-name="ro1">
          <table:table-cell table:style-name="ce22" office:value-type="string">
            <text:p>4-CR|6-4|4.L.1b</text:p>
          </table:table-cell>
          <table:table-cell table:style-name="ce22" office:value-type="float" office:value="4">
            <text:p>4</text:p>
          </table:table-cell>
          <table:table-cell table:number-columns-repeated="1022"/>
        </table:table-row>
        <table:table-row table:style-name="ro1">
          <table:table-cell table:style-name="ce22" office:value-type="string">
            <text:p>4-CR|6-4|4.L.1c</text:p>
          </table:table-cell>
          <table:table-cell table:style-name="ce22" office:value-type="float" office:value="4">
            <text:p>4</text:p>
          </table:table-cell>
          <table:table-cell table:number-columns-repeated="1022"/>
        </table:table-row>
        <table:table-row table:style-name="ro1">
          <table:table-cell table:style-name="ce22" office:value-type="string">
            <text:p>4-CR|6-4|4.L.1d</text:p>
          </table:table-cell>
          <table:table-cell table:style-name="ce22" office:value-type="float" office:value="4">
            <text:p>4</text:p>
          </table:table-cell>
          <table:table-cell table:number-columns-repeated="1022"/>
        </table:table-row>
        <table:table-row table:style-name="ro1">
          <table:table-cell table:style-name="ce22" office:value-type="string">
            <text:p>4-CR|6-4|4.L.1e</text:p>
          </table:table-cell>
          <table:table-cell table:style-name="ce22" office:value-type="float" office:value="4">
            <text:p>4</text:p>
          </table:table-cell>
          <table:table-cell table:number-columns-repeated="1022"/>
        </table:table-row>
        <table:table-row table:style-name="ro1">
          <table:table-cell table:style-name="ce22" office:value-type="string">
            <text:p>4-CR|6-4|4.L.1f</text:p>
          </table:table-cell>
          <table:table-cell table:style-name="ce22" office:value-type="float" office:value="4">
            <text:p>4</text:p>
          </table:table-cell>
          <table:table-cell table:number-columns-repeated="1022"/>
        </table:table-row>
        <table:table-row table:style-name="ro1">
          <table:table-cell table:style-name="ce22" office:value-type="string">
            <text:p>4-CR|6-4|4.L.1g</text:p>
          </table:table-cell>
          <table:table-cell table:style-name="ce22" office:value-type="float" office:value="4">
            <text:p>4</text:p>
          </table:table-cell>
          <table:table-cell table:number-columns-repeated="1022"/>
        </table:table-row>
        <table:table-row table:style-name="ro1">
          <table:table-cell table:style-name="ce22" office:value-type="string">
            <text:p>4-CR|6-4|4.L.2a</text:p>
          </table:table-cell>
          <table:table-cell table:style-name="ce22" office:value-type="float" office:value="4">
            <text:p>4</text:p>
          </table:table-cell>
          <table:table-cell table:number-columns-repeated="1022"/>
        </table:table-row>
        <table:table-row table:style-name="ro1">
          <table:table-cell table:style-name="ce22" office:value-type="string">
            <text:p>4-CR|6-4|4.L.2b</text:p>
          </table:table-cell>
          <table:table-cell table:style-name="ce22" office:value-type="float" office:value="4">
            <text:p>4</text:p>
          </table:table-cell>
          <table:table-cell table:number-columns-repeated="1022"/>
        </table:table-row>
        <table:table-row table:style-name="ro1">
          <table:table-cell table:style-name="ce22" office:value-type="string">
            <text:p>4-CR|6-4|4.L.2c</text:p>
          </table:table-cell>
          <table:table-cell table:style-name="ce22" office:value-type="float" office:value="4">
            <text:p>4</text:p>
          </table:table-cell>
          <table:table-cell table:number-columns-repeated="1022"/>
        </table:table-row>
        <table:table-row table:style-name="ro1">
          <table:table-cell table:style-name="ce22" office:value-type="string">
            <text:p>4-CR|6-4|4.L.2d</text:p>
          </table:table-cell>
          <table:table-cell table:style-name="ce22" office:value-type="float" office:value="4">
            <text:p>4</text:p>
          </table:table-cell>
          <table:table-cell table:number-columns-repeated="1022"/>
        </table:table-row>
        <table:table-row table:style-name="ro1">
          <table:table-cell table:style-name="ce22" office:value-type="string">
            <text:p>4-CR|6-4|4.W.6</text:p>
          </table:table-cell>
          <table:table-cell table:style-name="ce22" office:value-type="float" office:value="4">
            <text:p>4</text:p>
          </table:table-cell>
          <table:table-cell table:number-columns-repeated="1022"/>
        </table:table-row>
        <table:table-row table:style-name="ro1">
          <table:table-cell table:style-name="ce22" office:value-type="string">
            <text:p>4-CR|6-5|5.L.1a</text:p>
          </table:table-cell>
          <table:table-cell table:style-name="ce22" office:value-type="float" office:value="5">
            <text:p>5</text:p>
          </table:table-cell>
          <table:table-cell table:number-columns-repeated="1022"/>
        </table:table-row>
        <table:table-row table:style-name="ro1">
          <table:table-cell table:style-name="ce22" office:value-type="string">
            <text:p>4-CR|6-5|5.L.1b</text:p>
          </table:table-cell>
          <table:table-cell table:style-name="ce22" office:value-type="float" office:value="5">
            <text:p>5</text:p>
          </table:table-cell>
          <table:table-cell table:number-columns-repeated="1022"/>
        </table:table-row>
        <table:table-row table:style-name="ro1">
          <table:table-cell table:style-name="ce22" office:value-type="string">
            <text:p>4-CR|6-5|5.L.1c</text:p>
          </table:table-cell>
          <table:table-cell table:style-name="ce22" office:value-type="float" office:value="5">
            <text:p>5</text:p>
          </table:table-cell>
          <table:table-cell table:number-columns-repeated="1022"/>
        </table:table-row>
        <table:table-row table:style-name="ro1">
          <table:table-cell table:style-name="ce22" office:value-type="string">
            <text:p>4-CR|6-5|5.L.1d</text:p>
          </table:table-cell>
          <table:table-cell table:style-name="ce22" office:value-type="float" office:value="5">
            <text:p>5</text:p>
          </table:table-cell>
          <table:table-cell table:number-columns-repeated="1022"/>
        </table:table-row>
        <table:table-row table:style-name="ro1">
          <table:table-cell table:style-name="ce22" office:value-type="string">
            <text:p>4-CR|6-5|5.L.1e</text:p>
          </table:table-cell>
          <table:table-cell table:style-name="ce22" office:value-type="float" office:value="5">
            <text:p>5</text:p>
          </table:table-cell>
          <table:table-cell table:number-columns-repeated="1022"/>
        </table:table-row>
        <table:table-row table:style-name="ro1">
          <table:table-cell table:style-name="ce22" office:value-type="string">
            <text:p>4-CR|6-5|5.L.2a</text:p>
          </table:table-cell>
          <table:table-cell table:style-name="ce22" office:value-type="float" office:value="5">
            <text:p>5</text:p>
          </table:table-cell>
          <table:table-cell table:number-columns-repeated="1022"/>
        </table:table-row>
        <table:table-row table:style-name="ro1">
          <table:table-cell table:style-name="ce22" office:value-type="string">
            <text:p>4-CR|6-5|5.L.2b</text:p>
          </table:table-cell>
          <table:table-cell table:style-name="ce22" office:value-type="float" office:value="5">
            <text:p>5</text:p>
          </table:table-cell>
          <table:table-cell table:number-columns-repeated="1022"/>
        </table:table-row>
        <table:table-row table:style-name="ro1">
          <table:table-cell table:style-name="ce22" office:value-type="string">
            <text:p>4-CR|6-5|5.L.2c</text:p>
          </table:table-cell>
          <table:table-cell table:style-name="ce22" office:value-type="float" office:value="5">
            <text:p>5</text:p>
          </table:table-cell>
          <table:table-cell table:number-columns-repeated="1022"/>
        </table:table-row>
        <table:table-row table:style-name="ro1">
          <table:table-cell table:style-name="ce22" office:value-type="string">
            <text:p>4-CR|6-5|5.L.2d</text:p>
          </table:table-cell>
          <table:table-cell table:style-name="ce22" office:value-type="float" office:value="5">
            <text:p>5</text:p>
          </table:table-cell>
          <table:table-cell table:number-columns-repeated="1022"/>
        </table:table-row>
        <table:table-row table:style-name="ro1">
          <table:table-cell table:style-name="ce22" office:value-type="string">
            <text:p>4-CR|6-5|5.L.2e</text:p>
          </table:table-cell>
          <table:table-cell table:style-name="ce22" office:value-type="float" office:value="5">
            <text:p>5</text:p>
          </table:table-cell>
          <table:table-cell table:number-columns-repeated="1022"/>
        </table:table-row>
        <table:table-row table:style-name="ro1">
          <table:table-cell table:style-name="ce22" office:value-type="string">
            <text:p>4-CR|6-6|6.L.1a</text:p>
          </table:table-cell>
          <table:table-cell table:style-name="ce22" office:value-type="float" office:value="6">
            <text:p>6</text:p>
          </table:table-cell>
          <table:table-cell table:number-columns-repeated="1022"/>
        </table:table-row>
        <table:table-row table:style-name="ro1">
          <table:table-cell table:style-name="ce22" office:value-type="string">
            <text:p>4-CR|6-6|6.L.1b</text:p>
          </table:table-cell>
          <table:table-cell table:style-name="ce22" office:value-type="float" office:value="6">
            <text:p>6</text:p>
          </table:table-cell>
          <table:table-cell table:number-columns-repeated="1022"/>
        </table:table-row>
        <table:table-row table:style-name="ro1">
          <table:table-cell table:style-name="ce22" office:value-type="string">
            <text:p>4-CR|6-6|6.L.1c</text:p>
          </table:table-cell>
          <table:table-cell table:style-name="ce22" office:value-type="float" office:value="6">
            <text:p>6</text:p>
          </table:table-cell>
          <table:table-cell table:number-columns-repeated="1022"/>
        </table:table-row>
        <table:table-row table:style-name="ro1">
          <table:table-cell table:style-name="ce22" office:value-type="string">
            <text:p>4-CR|6-6|6.L.1d</text:p>
          </table:table-cell>
          <table:table-cell table:style-name="ce22" office:value-type="float" office:value="6">
            <text:p>6</text:p>
          </table:table-cell>
          <table:table-cell table:number-columns-repeated="1022"/>
        </table:table-row>
        <table:table-row table:style-name="ro1">
          <table:table-cell table:style-name="ce22" office:value-type="string">
            <text:p>4-CR|6-6|6.L.1e</text:p>
          </table:table-cell>
          <table:table-cell table:style-name="ce22" office:value-type="float" office:value="6">
            <text:p>6</text:p>
          </table:table-cell>
          <table:table-cell table:number-columns-repeated="1022"/>
        </table:table-row>
        <table:table-row table:style-name="ro1">
          <table:table-cell table:style-name="ce22" office:value-type="string">
            <text:p>4-CR|6-6|6.L.2a</text:p>
          </table:table-cell>
          <table:table-cell table:style-name="ce22" office:value-type="float" office:value="6">
            <text:p>6</text:p>
          </table:table-cell>
          <table:table-cell table:number-columns-repeated="1022"/>
        </table:table-row>
        <table:table-row table:style-name="ro1">
          <table:table-cell table:style-name="ce22" office:value-type="string">
            <text:p>4-CR|6-6|6.L.2b</text:p>
          </table:table-cell>
          <table:table-cell table:style-name="ce22" office:value-type="float" office:value="6">
            <text:p>6</text:p>
          </table:table-cell>
          <table:table-cell table:number-columns-repeated="1022"/>
        </table:table-row>
        <table:table-row table:style-name="ro1">
          <table:table-cell table:style-name="ce22" office:value-type="string">
            <text:p>4-CR|6-7|7.L.1a</text:p>
          </table:table-cell>
          <table:table-cell table:style-name="ce22" office:value-type="float" office:value="7">
            <text:p>7</text:p>
          </table:table-cell>
          <table:table-cell table:number-columns-repeated="1022"/>
        </table:table-row>
        <table:table-row table:style-name="ro1">
          <table:table-cell table:style-name="ce22" office:value-type="string">
            <text:p>4-CR|6-7|7.L.1b</text:p>
          </table:table-cell>
          <table:table-cell table:style-name="ce22" office:value-type="float" office:value="7">
            <text:p>7</text:p>
          </table:table-cell>
          <table:table-cell table:number-columns-repeated="1022"/>
        </table:table-row>
        <table:table-row table:style-name="ro1">
          <table:table-cell table:style-name="ce22" office:value-type="string">
            <text:p>4-CR|6-7|7.L.1c</text:p>
          </table:table-cell>
          <table:table-cell table:style-name="ce22" office:value-type="float" office:value="7">
            <text:p>7</text:p>
          </table:table-cell>
          <table:table-cell table:number-columns-repeated="1022"/>
        </table:table-row>
        <table:table-row table:style-name="ro1">
          <table:table-cell table:style-name="ce22" office:value-type="string">
            <text:p>4-CR|6-7|7.L.2a</text:p>
          </table:table-cell>
          <table:table-cell table:style-name="ce22" office:value-type="float" office:value="7">
            <text:p>7</text:p>
          </table:table-cell>
          <table:table-cell table:number-columns-repeated="1022"/>
        </table:table-row>
        <table:table-row table:style-name="ro1">
          <table:table-cell table:style-name="ce22" office:value-type="string">
            <text:p>4-CR|6-7|7.L.2b</text:p>
          </table:table-cell>
          <table:table-cell table:style-name="ce22" office:value-type="float" office:value="7">
            <text:p>7</text:p>
          </table:table-cell>
          <table:table-cell table:number-columns-repeated="1022"/>
        </table:table-row>
        <table:table-row table:style-name="ro1">
          <table:table-cell office:value-type="string">
            <text:p>4-CR|6-8|8.L.1a</text:p>
          </table:table-cell>
          <table:table-cell office:value-type="float" office:value="8">
            <text:p>8</text:p>
          </table:table-cell>
          <table:table-cell table:number-columns-repeated="1022"/>
        </table:table-row>
        <table:table-row table:style-name="ro1">
          <table:table-cell office:value-type="string">
            <text:p>4-CR|6-8|8.L.1b</text:p>
          </table:table-cell>
          <table:table-cell office:value-type="float" office:value="8">
            <text:p>8</text:p>
          </table:table-cell>
          <table:table-cell table:number-columns-repeated="1022"/>
        </table:table-row>
        <table:table-row table:style-name="ro1">
          <table:table-cell office:value-type="string">
            <text:p>4-CR|6-8|8.L.1c</text:p>
          </table:table-cell>
          <table:table-cell office:value-type="float" office:value="8">
            <text:p>8</text:p>
          </table:table-cell>
          <table:table-cell table:number-columns-repeated="1022"/>
        </table:table-row>
        <table:table-row table:style-name="ro1">
          <table:table-cell office:value-type="string">
            <text:p>4-CR|6-8|8.L.1d</text:p>
          </table:table-cell>
          <table:table-cell office:value-type="float" office:value="8">
            <text:p>8</text:p>
          </table:table-cell>
          <table:table-cell table:number-columns-repeated="1022"/>
        </table:table-row>
        <table:table-row table:style-name="ro1">
          <table:table-cell office:value-type="string">
            <text:p>4-CR|6-8|8.L.2a</text:p>
          </table:table-cell>
          <table:table-cell office:value-type="float" office:value="8">
            <text:p>8</text:p>
          </table:table-cell>
          <table:table-cell table:number-columns-repeated="1022"/>
        </table:table-row>
        <table:table-row table:style-name="ro1">
          <table:table-cell office:value-type="string">
            <text:p>4-CR|6-8|8.L.2b</text:p>
          </table:table-cell>
          <table:table-cell office:value-type="float" office:value="8">
            <text:p>8</text:p>
          </table:table-cell>
          <table:table-cell table:number-columns-repeated="1022"/>
        </table:table-row>
        <table:table-row table:style-name="ro1">
          <table:table-cell office:value-type="string">
            <text:p>4-CR|6-8|8.L.2c</text:p>
          </table:table-cell>
          <table:table-cell office:value-type="float" office:value="8">
            <text:p>8</text:p>
          </table:table-cell>
          <table:table-cell table:number-columns-repeated="1022"/>
        </table:table-row>
        <table:table-row table:style-name="ro1">
          <table:table-cell office:value-type="string">
            <text:p>4-CR|6-9|9.L.1a</text:p>
          </table:table-cell>
          <table:table-cell office:value-type="float" office:value="9">
            <text:p>9</text:p>
          </table:table-cell>
          <table:table-cell table:number-columns-repeated="1022"/>
        </table:table-row>
        <table:table-row table:style-name="ro1">
          <table:table-cell office:value-type="string">
            <text:p>4-CR|6-9|9.L.1b</text:p>
          </table:table-cell>
          <table:table-cell office:value-type="float" office:value="9">
            <text:p>9</text:p>
          </table:table-cell>
          <table:table-cell table:number-columns-repeated="1022"/>
        </table:table-row>
        <table:table-row table:style-name="ro1">
          <table:table-cell office:value-type="string">
            <text:p>4-CR|6-9|9.L.1c</text:p>
          </table:table-cell>
          <table:table-cell office:value-type="float" office:value="9">
            <text:p>9</text:p>
          </table:table-cell>
          <table:table-cell table:number-columns-repeated="1022"/>
        </table:table-row>
        <table:table-row table:style-name="ro1">
          <table:table-cell office:value-type="string">
            <text:p>4-CR|6-9|9.L.1d</text:p>
          </table:table-cell>
          <table:table-cell office:value-type="float" office:value="9">
            <text:p>9</text:p>
          </table:table-cell>
          <table:table-cell table:number-columns-repeated="1022"/>
        </table:table-row>
        <table:table-row table:style-name="ro1">
          <table:table-cell office:value-type="string">
            <text:p>4-CR|6-9|9.L.2a</text:p>
          </table:table-cell>
          <table:table-cell office:value-type="float" office:value="9">
            <text:p>9</text:p>
          </table:table-cell>
          <table:table-cell table:number-columns-repeated="1022"/>
        </table:table-row>
        <table:table-row table:style-name="ro1">
          <table:table-cell office:value-type="string">
            <text:p>4-CR|6-9|9.L.2b</text:p>
          </table:table-cell>
          <table:table-cell office:value-type="float" office:value="9">
            <text:p>9</text:p>
          </table:table-cell>
          <table:table-cell table:number-columns-repeated="1022"/>
        </table:table-row>
        <table:table-row table:style-name="ro1">
          <table:table-cell office:value-type="string">
            <text:p>4-CR|6-9|9.L.2c</text:p>
          </table:table-cell>
          <table:table-cell office:value-type="float" office:value="9">
            <text:p>9</text:p>
          </table:table-cell>
          <table:table-cell table:number-columns-repeated="1022"/>
        </table:table-row>
        <table:table-row table:style-name="ro1">
          <table:table-cell table:style-name="ce22" office:value-type="string">
            <text:p>4-CR|7-10|10.W.6</text:p>
          </table:table-cell>
          <table:table-cell table:style-name="ce22" office:value-type="float" office:value="10">
            <text:p>10</text:p>
          </table:table-cell>
          <table:table-cell table:number-columns-repeated="1022"/>
        </table:table-row>
        <table:table-row table:style-name="ro1">
          <table:table-cell table:style-name="ce22" office:value-type="string">
            <text:p>4-CR|7-10|10.WHST.6</text:p>
          </table:table-cell>
          <table:table-cell table:style-name="ce22" office:value-type="float" office:value="10">
            <text:p>10</text:p>
          </table:table-cell>
          <table:table-cell table:number-columns-repeated="1022"/>
        </table:table-row>
        <table:table-row table:style-name="ro1">
          <table:table-cell table:style-name="ce22" office:value-type="string">
            <text:p>4-CR|7-11|11-12.W.6</text:p>
          </table:table-cell>
          <table:table-cell table:style-name="ce22" office:value-type="float" office:value="11">
            <text:p>11</text:p>
          </table:table-cell>
          <table:table-cell table:number-columns-repeated="1022"/>
        </table:table-row>
        <table:table-row table:style-name="ro1">
          <table:table-cell table:style-name="ce22" office:value-type="string">
            <text:p>4-CR|7-11|11-12.WHST.6</text:p>
          </table:table-cell>
          <table:table-cell table:style-name="ce22" office:value-type="float" office:value="11">
            <text:p>11</text:p>
          </table:table-cell>
          <table:table-cell table:number-columns-repeated="1022"/>
        </table:table-row>
        <table:table-row table:style-name="ro1">
          <table:table-cell table:style-name="ce22" office:value-type="string">
            <text:p>4-CR|7-3|3.W.6</text:p>
          </table:table-cell>
          <table:table-cell table:style-name="ce22" office:value-type="float" office:value="3">
            <text:p>3</text:p>
          </table:table-cell>
          <table:table-cell table:number-columns-repeated="1022"/>
        </table:table-row>
        <table:table-row table:style-name="ro1">
          <table:table-cell table:style-name="ce22" office:value-type="string">
            <text:p>4-CR|7-5|5.W.6</text:p>
          </table:table-cell>
          <table:table-cell table:style-name="ce22" office:value-type="float" office:value="5">
            <text:p>5</text:p>
          </table:table-cell>
          <table:table-cell table:number-columns-repeated="1022"/>
        </table:table-row>
        <table:table-row table:style-name="ro1">
          <table:table-cell table:style-name="ce22" office:value-type="string">
            <text:p>4-CR|7-6|6.W.6</text:p>
          </table:table-cell>
          <table:table-cell table:style-name="ce22" office:value-type="float" office:value="6">
            <text:p>6</text:p>
          </table:table-cell>
          <table:table-cell table:number-columns-repeated="1022"/>
        </table:table-row>
        <table:table-row table:style-name="ro1">
          <table:table-cell table:style-name="ce22" office:value-type="string">
            <text:p>4-CR|7-6|6.W.8</text:p>
          </table:table-cell>
          <table:table-cell table:style-name="ce22" office:value-type="float" office:value="6">
            <text:p>6</text:p>
          </table:table-cell>
          <table:table-cell table:number-columns-repeated="1022"/>
        </table:table-row>
        <table:table-row table:style-name="ro1">
          <table:table-cell table:style-name="ce22" office:value-type="string">
            <text:p>4-CR|7-6|6-8.WHST.6</text:p>
          </table:table-cell>
          <table:table-cell table:style-name="ce22" office:value-type="float" office:value="6">
            <text:p>6</text:p>
          </table:table-cell>
          <table:table-cell table:number-columns-repeated="1022"/>
        </table:table-row>
        <table:table-row table:style-name="ro1">
          <table:table-cell table:style-name="ce22" office:value-type="string">
            <text:p>4-CR|7-6|6-8.WHST.8</text:p>
          </table:table-cell>
          <table:table-cell table:style-name="ce22" office:value-type="float" office:value="6">
            <text:p>6</text:p>
          </table:table-cell>
          <table:table-cell table:number-columns-repeated="1022"/>
        </table:table-row>
        <table:table-row table:style-name="ro1">
          <table:table-cell table:style-name="ce22" office:value-type="string">
            <text:p>4-CR|7-7|6-8.WHST.6</text:p>
          </table:table-cell>
          <table:table-cell table:style-name="ce22" office:value-type="float" office:value="7">
            <text:p>7</text:p>
          </table:table-cell>
          <table:table-cell table:number-columns-repeated="1022"/>
        </table:table-row>
        <table:table-row table:style-name="ro1">
          <table:table-cell table:style-name="ce22" office:value-type="string">
            <text:p>4-CR|7-7|6-8.WHST.8</text:p>
          </table:table-cell>
          <table:table-cell table:style-name="ce22" office:value-type="float" office:value="7">
            <text:p>7</text:p>
          </table:table-cell>
          <table:table-cell table:number-columns-repeated="1022"/>
        </table:table-row>
        <table:table-row table:style-name="ro1">
          <table:table-cell table:style-name="ce22" office:value-type="string">
            <text:p>4-CR|7-7|7.W.6</text:p>
          </table:table-cell>
          <table:table-cell table:style-name="ce22" office:value-type="float" office:value="7">
            <text:p>7</text:p>
          </table:table-cell>
          <table:table-cell table:number-columns-repeated="1022"/>
        </table:table-row>
        <table:table-row table:style-name="ro1">
          <table:table-cell table:style-name="ce22" office:value-type="string">
            <text:p>4-CR|7-7|7.W.8</text:p>
          </table:table-cell>
          <table:table-cell table:style-name="ce22" office:value-type="float" office:value="7">
            <text:p>7</text:p>
          </table:table-cell>
          <table:table-cell table:number-columns-repeated="1022"/>
        </table:table-row>
        <table:table-row table:style-name="ro1">
          <table:table-cell office:value-type="string">
            <text:p>4-CR|7-8|6-8.WHST.6</text:p>
          </table:table-cell>
          <table:table-cell office:value-type="float" office:value="8">
            <text:p>8</text:p>
          </table:table-cell>
          <table:table-cell table:number-columns-repeated="1022"/>
        </table:table-row>
        <table:table-row table:style-name="ro1">
          <table:table-cell office:value-type="string">
            <text:p>4-CR|7-8|6-8.WHST.8</text:p>
          </table:table-cell>
          <table:table-cell office:value-type="float" office:value="8">
            <text:p>8</text:p>
          </table:table-cell>
          <table:table-cell table:number-columns-repeated="1022"/>
        </table:table-row>
        <table:table-row table:style-name="ro1">
          <table:table-cell office:value-type="string">
            <text:p>4-CR|7-8|8.W.6</text:p>
          </table:table-cell>
          <table:table-cell office:value-type="float" office:value="8">
            <text:p>8</text:p>
          </table:table-cell>
          <table:table-cell table:number-columns-repeated="1022"/>
        </table:table-row>
        <table:table-row table:style-name="ro1">
          <table:table-cell office:value-type="string">
            <text:p>4-CR|7-8|8.W.8</text:p>
          </table:table-cell>
          <table:table-cell office:value-type="float" office:value="8">
            <text:p>8</text:p>
          </table:table-cell>
          <table:table-cell table:number-columns-repeated="1022"/>
        </table:table-row>
        <table:table-row table:style-name="ro1">
          <table:table-cell office:value-type="string">
            <text:p>4-CR|7-9|9.W.6</text:p>
          </table:table-cell>
          <table:table-cell office:value-type="float" office:value="9">
            <text:p>9</text:p>
          </table:table-cell>
          <table:table-cell table:number-columns-repeated="1022"/>
        </table:table-row>
        <table:table-row table:style-name="ro1">
          <table:table-cell office:value-type="string">
            <text:p>4-CR|7-9|9.W.8</text:p>
          </table:table-cell>
          <table:table-cell office:value-type="float" office:value="9">
            <text:p>9</text:p>
          </table:table-cell>
          <table:table-cell table:number-columns-repeated="1022"/>
        </table:table-row>
        <table:table-row table:style-name="ro1">
          <table:table-cell table:style-name="ce22" office:value-type="string">
            <text:p>NA|NA-10|10.RH.10</text:p>
          </table:table-cell>
          <table:table-cell table:style-name="ce22" office:value-type="float" office:value="10">
            <text:p>10</text:p>
          </table:table-cell>
          <table:table-cell table:number-columns-repeated="1022"/>
        </table:table-row>
        <table:table-row table:style-name="ro1">
          <table:table-cell table:style-name="ce22" office:value-type="string">
            <text:p>NA|NA-10|10.RI.10</text:p>
          </table:table-cell>
          <table:table-cell table:style-name="ce22" office:value-type="float" office:value="10">
            <text:p>10</text:p>
          </table:table-cell>
          <table:table-cell table:number-columns-repeated="1022"/>
        </table:table-row>
        <table:table-row table:style-name="ro1">
          <table:table-cell table:style-name="ce22" office:value-type="string">
            <text:p>NA|NA-10|10.RL.10</text:p>
          </table:table-cell>
          <table:table-cell table:style-name="ce22" office:value-type="float" office:value="10">
            <text:p>10</text:p>
          </table:table-cell>
          <table:table-cell table:number-columns-repeated="1022"/>
        </table:table-row>
        <table:table-row table:style-name="ro1">
          <table:table-cell table:style-name="ce22" office:value-type="string">
            <text:p>NA|NA-10|10.RST.10</text:p>
          </table:table-cell>
          <table:table-cell table:style-name="ce22" office:value-type="float" office:value="10">
            <text:p>10</text:p>
          </table:table-cell>
          <table:table-cell table:number-columns-repeated="1022"/>
        </table:table-row>
        <table:table-row table:style-name="ro1">
          <table:table-cell table:style-name="ce22" office:value-type="string">
            <text:p>NA|NA-10|10.W.10</text:p>
          </table:table-cell>
          <table:table-cell table:style-name="ce22" office:value-type="float" office:value="10">
            <text:p>10</text:p>
          </table:table-cell>
          <table:table-cell table:number-columns-repeated="1022"/>
        </table:table-row>
        <table:table-row table:style-name="ro1">
          <table:table-cell table:style-name="ce22" office:value-type="string">
            <text:p>NA|NA-10|10.WHST.10</text:p>
          </table:table-cell>
          <table:table-cell table:style-name="ce22" office:value-type="float" office:value="10">
            <text:p>10</text:p>
          </table:table-cell>
          <table:table-cell table:number-columns-repeated="1022"/>
        </table:table-row>
        <table:table-row table:style-name="ro1">
          <table:table-cell table:style-name="ce22" office:value-type="string">
            <text:p>NA|NA-10|10.WHST.1a</text:p>
          </table:table-cell>
          <table:table-cell table:style-name="ce22" office:value-type="float" office:value="10">
            <text:p>10</text:p>
          </table:table-cell>
          <table:table-cell table:number-columns-repeated="1022"/>
        </table:table-row>
        <table:table-row table:style-name="ro1">
          <table:table-cell table:style-name="ce22" office:value-type="string">
            <text:p>NA|NA-10|10.WHST.1b</text:p>
          </table:table-cell>
          <table:table-cell table:style-name="ce22" office:value-type="float" office:value="10">
            <text:p>10</text:p>
          </table:table-cell>
          <table:table-cell table:number-columns-repeated="1022"/>
        </table:table-row>
        <table:table-row table:style-name="ro1">
          <table:table-cell table:style-name="ce22" office:value-type="string">
            <text:p>NA|NA-10|10.WHST.1c</text:p>
          </table:table-cell>
          <table:table-cell table:style-name="ce22" office:value-type="float" office:value="10">
            <text:p>10</text:p>
          </table:table-cell>
          <table:table-cell table:number-columns-repeated="1022"/>
        </table:table-row>
        <table:table-row table:style-name="ro1">
          <table:table-cell table:style-name="ce22" office:value-type="string">
            <text:p>NA|NA-10|10.WHST.1d</text:p>
          </table:table-cell>
          <table:table-cell table:style-name="ce22" office:value-type="float" office:value="10">
            <text:p>10</text:p>
          </table:table-cell>
          <table:table-cell table:number-columns-repeated="1022"/>
        </table:table-row>
        <table:table-row table:style-name="ro1">
          <table:table-cell table:style-name="ce22" office:value-type="string">
            <text:p>NA|NA-10|10.WHST.1e</text:p>
          </table:table-cell>
          <table:table-cell table:style-name="ce22" office:value-type="float" office:value="10">
            <text:p>10</text:p>
          </table:table-cell>
          <table:table-cell table:number-columns-repeated="1022"/>
        </table:table-row>
        <table:table-row table:style-name="ro1">
          <table:table-cell table:style-name="ce22" office:value-type="string">
            <text:p>NA|NA-10|10.WHST.2a</text:p>
          </table:table-cell>
          <table:table-cell table:style-name="ce22" office:value-type="float" office:value="10">
            <text:p>10</text:p>
          </table:table-cell>
          <table:table-cell table:number-columns-repeated="1022"/>
        </table:table-row>
        <table:table-row table:style-name="ro1">
          <table:table-cell table:style-name="ce22" office:value-type="string">
            <text:p>NA|NA-10|10.WHST.2b</text:p>
          </table:table-cell>
          <table:table-cell table:style-name="ce22" office:value-type="float" office:value="10">
            <text:p>10</text:p>
          </table:table-cell>
          <table:table-cell table:number-columns-repeated="1022"/>
        </table:table-row>
        <table:table-row table:style-name="ro1">
          <table:table-cell table:style-name="ce22" office:value-type="string">
            <text:p>NA|NA-10|10.WHST.2c</text:p>
          </table:table-cell>
          <table:table-cell table:style-name="ce22" office:value-type="float" office:value="10">
            <text:p>10</text:p>
          </table:table-cell>
          <table:table-cell table:number-columns-repeated="1022"/>
        </table:table-row>
        <table:table-row table:style-name="ro1">
          <table:table-cell table:style-name="ce22" office:value-type="string">
            <text:p>NA|NA-10|10.WHST.2d</text:p>
          </table:table-cell>
          <table:table-cell table:style-name="ce22" office:value-type="float" office:value="10">
            <text:p>10</text:p>
          </table:table-cell>
          <table:table-cell table:number-columns-repeated="1022"/>
        </table:table-row>
        <table:table-row table:style-name="ro1">
          <table:table-cell table:style-name="ce22" office:value-type="string">
            <text:p>NA|NA-10|10.WHST.2e</text:p>
          </table:table-cell>
          <table:table-cell table:style-name="ce22" office:value-type="float" office:value="10">
            <text:p>10</text:p>
          </table:table-cell>
          <table:table-cell table:number-columns-repeated="1022"/>
        </table:table-row>
        <table:table-row table:style-name="ro1">
          <table:table-cell table:style-name="ce22" office:value-type="string">
            <text:p>NA|NA-10|10.WHST.4</text:p>
          </table:table-cell>
          <table:table-cell table:style-name="ce22" office:value-type="float" office:value="10">
            <text:p>10</text:p>
          </table:table-cell>
          <table:table-cell table:number-columns-repeated="1022"/>
        </table:table-row>
        <table:table-row table:style-name="ro1">
          <table:table-cell table:style-name="ce22" office:value-type="string">
            <text:p>NA|NA-10|10.WHST.5</text:p>
          </table:table-cell>
          <table:table-cell table:style-name="ce22" office:value-type="float" office:value="10">
            <text:p>10</text:p>
          </table:table-cell>
          <table:table-cell table:number-columns-repeated="1022"/>
        </table:table-row>
        <table:table-row table:style-name="ro1">
          <table:table-cell table:style-name="ce22" office:value-type="string">
            <text:p>NA|NA-11|11-12.RH.10</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RI.10</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RL.10</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RST.10</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W.10</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WHST.10</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WHST.1a</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WHST.1b</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WHST.1c</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WHST.1d</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WHST.1e</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WHST.2a</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WHST.2b</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WHST.2c</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WHST.2d</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WHST.2e</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WHST.4</text:p>
          </table:table-cell>
          <table:table-cell table:style-name="ce22" office:value-type="float" office:value="11">
            <text:p>11</text:p>
          </table:table-cell>
          <table:table-cell table:number-columns-repeated="1022"/>
        </table:table-row>
        <table:table-row table:style-name="ro1">
          <table:table-cell table:style-name="ce22" office:value-type="string">
            <text:p>NA|NA-11|11-12.WHST.5</text:p>
          </table:table-cell>
          <table:table-cell table:style-name="ce22" office:value-type="float" office:value="11">
            <text:p>11</text:p>
          </table:table-cell>
          <table:table-cell table:number-columns-repeated="1022"/>
        </table:table-row>
        <table:table-row table:style-name="ro1">
          <table:table-cell table:style-name="ce22" office:value-type="string">
            <text:p>NA|NA-3|3.RF.3a</text:p>
          </table:table-cell>
          <table:table-cell table:style-name="ce22" office:value-type="float" office:value="3">
            <text:p>3</text:p>
          </table:table-cell>
          <table:table-cell table:number-columns-repeated="1022"/>
        </table:table-row>
        <table:table-row table:style-name="ro1">
          <table:table-cell table:style-name="ce22" office:value-type="string">
            <text:p>NA|NA-3|3.RF.3b</text:p>
          </table:table-cell>
          <table:table-cell table:style-name="ce22" office:value-type="float" office:value="3">
            <text:p>3</text:p>
          </table:table-cell>
          <table:table-cell table:number-columns-repeated="1022"/>
        </table:table-row>
        <table:table-row table:style-name="ro1">
          <table:table-cell table:style-name="ce22" office:value-type="string">
            <text:p>NA|NA-3|3.RF.3c</text:p>
          </table:table-cell>
          <table:table-cell table:style-name="ce22" office:value-type="float" office:value="3">
            <text:p>3</text:p>
          </table:table-cell>
          <table:table-cell table:number-columns-repeated="1022"/>
        </table:table-row>
        <table:table-row table:style-name="ro1">
          <table:table-cell table:style-name="ce22" office:value-type="string">
            <text:p>NA|NA-3|3.RF.3d</text:p>
          </table:table-cell>
          <table:table-cell table:style-name="ce22" office:value-type="float" office:value="3">
            <text:p>3</text:p>
          </table:table-cell>
          <table:table-cell table:number-columns-repeated="1022"/>
        </table:table-row>
        <table:table-row table:style-name="ro1">
          <table:table-cell table:style-name="ce22" office:value-type="string">
            <text:p>NA|NA-3|3.RF.4a</text:p>
          </table:table-cell>
          <table:table-cell table:style-name="ce22" office:value-type="float" office:value="3">
            <text:p>3</text:p>
          </table:table-cell>
          <table:table-cell table:number-columns-repeated="1022"/>
        </table:table-row>
        <table:table-row table:style-name="ro1">
          <table:table-cell table:style-name="ce22" office:value-type="string">
            <text:p>NA|NA-3|3.RF.4b</text:p>
          </table:table-cell>
          <table:table-cell table:style-name="ce22" office:value-type="float" office:value="3">
            <text:p>3</text:p>
          </table:table-cell>
          <table:table-cell table:number-columns-repeated="1022"/>
        </table:table-row>
        <table:table-row table:style-name="ro1">
          <table:table-cell table:style-name="ce22" office:value-type="string">
            <text:p>NA|NA-3|3.RF.4c</text:p>
          </table:table-cell>
          <table:table-cell table:style-name="ce22" office:value-type="float" office:value="3">
            <text:p>3</text:p>
          </table:table-cell>
          <table:table-cell table:number-columns-repeated="1022"/>
        </table:table-row>
        <table:table-row table:style-name="ro1">
          <table:table-cell table:style-name="ce22" office:value-type="string">
            <text:p>NA|NA-3|3.RI.10</text:p>
          </table:table-cell>
          <table:table-cell table:style-name="ce22" office:value-type="float" office:value="3">
            <text:p>3</text:p>
          </table:table-cell>
          <table:table-cell table:number-columns-repeated="1022"/>
        </table:table-row>
        <table:table-row table:style-name="ro1">
          <table:table-cell table:style-name="ce22" office:value-type="string">
            <text:p>NA|NA-3|3.RL.10</text:p>
          </table:table-cell>
          <table:table-cell table:style-name="ce22" office:value-type="float" office:value="3">
            <text:p>3</text:p>
          </table:table-cell>
          <table:table-cell table:number-columns-repeated="1022"/>
        </table:table-row>
        <table:table-row table:style-name="ro1">
          <table:table-cell table:style-name="ce22" office:value-type="string">
            <text:p>NA|NA-3|3.W.10</text:p>
          </table:table-cell>
          <table:table-cell table:style-name="ce22" office:value-type="float" office:value="3">
            <text:p>3</text:p>
          </table:table-cell>
          <table:table-cell table:number-columns-repeated="1022"/>
        </table:table-row>
        <table:table-row table:style-name="ro1">
          <table:table-cell table:style-name="ce22" office:value-type="string">
            <text:p>NA|NA-4|4.RF.3a</text:p>
          </table:table-cell>
          <table:table-cell table:style-name="ce22" office:value-type="float" office:value="4">
            <text:p>4</text:p>
          </table:table-cell>
          <table:table-cell table:number-columns-repeated="1022"/>
        </table:table-row>
        <table:table-row table:style-name="ro1">
          <table:table-cell table:style-name="ce22" office:value-type="string">
            <text:p>NA|NA-4|4.RF.4a</text:p>
          </table:table-cell>
          <table:table-cell table:style-name="ce22" office:value-type="float" office:value="4">
            <text:p>4</text:p>
          </table:table-cell>
          <table:table-cell table:number-columns-repeated="1022"/>
        </table:table-row>
        <table:table-row table:style-name="ro1">
          <table:table-cell table:style-name="ce22" office:value-type="string">
            <text:p>NA|NA-4|4.RF.4b</text:p>
          </table:table-cell>
          <table:table-cell table:style-name="ce22" office:value-type="float" office:value="4">
            <text:p>4</text:p>
          </table:table-cell>
          <table:table-cell table:number-columns-repeated="1022"/>
        </table:table-row>
        <table:table-row table:style-name="ro1">
          <table:table-cell table:style-name="ce22" office:value-type="string">
            <text:p>NA|NA-4|4.RF.4c</text:p>
          </table:table-cell>
          <table:table-cell table:style-name="ce22" office:value-type="float" office:value="4">
            <text:p>4</text:p>
          </table:table-cell>
          <table:table-cell table:number-columns-repeated="1022"/>
        </table:table-row>
        <table:table-row table:style-name="ro1">
          <table:table-cell table:style-name="ce22" office:value-type="string">
            <text:p>NA|NA-4|4.RI.10</text:p>
          </table:table-cell>
          <table:table-cell table:style-name="ce22" office:value-type="float" office:value="4">
            <text:p>4</text:p>
          </table:table-cell>
          <table:table-cell table:number-columns-repeated="1022"/>
        </table:table-row>
        <table:table-row table:style-name="ro1">
          <table:table-cell table:style-name="ce22" office:value-type="string">
            <text:p>NA|NA-4|4.RL.10</text:p>
          </table:table-cell>
          <table:table-cell table:style-name="ce22" office:value-type="float" office:value="4">
            <text:p>4</text:p>
          </table:table-cell>
          <table:table-cell table:number-columns-repeated="1022"/>
        </table:table-row>
        <table:table-row table:style-name="ro1">
          <table:table-cell table:style-name="ce22" office:value-type="string">
            <text:p>NA|NA-4|4.W.10</text:p>
          </table:table-cell>
          <table:table-cell table:style-name="ce22" office:value-type="float" office:value="4">
            <text:p>4</text:p>
          </table:table-cell>
          <table:table-cell table:number-columns-repeated="1022"/>
        </table:table-row>
        <table:table-row table:style-name="ro1">
          <table:table-cell table:style-name="ce22" office:value-type="string">
            <text:p>NA|NA-5|5.RF.1a</text:p>
          </table:table-cell>
          <table:table-cell table:style-name="ce22" office:value-type="float" office:value="5">
            <text:p>5</text:p>
          </table:table-cell>
          <table:table-cell table:number-columns-repeated="1022"/>
        </table:table-row>
        <table:table-row table:style-name="ro1">
          <table:table-cell table:style-name="ce22" office:value-type="string">
            <text:p>NA|NA-5|5.RF.2a</text:p>
          </table:table-cell>
          <table:table-cell table:style-name="ce22" office:value-type="float" office:value="5">
            <text:p>5</text:p>
          </table:table-cell>
          <table:table-cell table:number-columns-repeated="1022"/>
        </table:table-row>
        <table:table-row table:style-name="ro1">
          <table:table-cell table:style-name="ce22" office:value-type="string">
            <text:p>NA|NA-5|5.RF.2b</text:p>
          </table:table-cell>
          <table:table-cell table:style-name="ce22" office:value-type="float" office:value="5">
            <text:p>5</text:p>
          </table:table-cell>
          <table:table-cell table:number-columns-repeated="1022"/>
        </table:table-row>
        <table:table-row table:style-name="ro1">
          <table:table-cell table:style-name="ce22" office:value-type="string">
            <text:p>NA|NA-5|5.RF.2c</text:p>
          </table:table-cell>
          <table:table-cell table:style-name="ce22" office:value-type="float" office:value="5">
            <text:p>5</text:p>
          </table:table-cell>
          <table:table-cell table:number-columns-repeated="1022"/>
        </table:table-row>
        <table:table-row table:style-name="ro1">
          <table:table-cell table:style-name="ce22" office:value-type="string">
            <text:p>NA|NA-5|5.RI.10</text:p>
          </table:table-cell>
          <table:table-cell table:style-name="ce22" office:value-type="float" office:value="5">
            <text:p>5</text:p>
          </table:table-cell>
          <table:table-cell table:number-columns-repeated="1022"/>
        </table:table-row>
        <table:table-row table:style-name="ro1">
          <table:table-cell table:style-name="ce22" office:value-type="string">
            <text:p>NA|NA-5|5.RL.10</text:p>
          </table:table-cell>
          <table:table-cell table:style-name="ce22" office:value-type="float" office:value="5">
            <text:p>5</text:p>
          </table:table-cell>
          <table:table-cell table:number-columns-repeated="1022"/>
        </table:table-row>
        <table:table-row table:style-name="ro1">
          <table:table-cell table:style-name="ce22" office:value-type="string">
            <text:p>NA|NA-5|5.W.10</text:p>
          </table:table-cell>
          <table:table-cell table:style-name="ce22" office:value-type="float" office:value="5">
            <text:p>5</text:p>
          </table:table-cell>
          <table:table-cell table:number-columns-repeated="1022"/>
        </table:table-row>
        <table:table-row table:style-name="ro1">
          <table:table-cell table:style-name="ce22" office:value-type="string">
            <text:p>NA|NA-6|6.RI.10</text:p>
          </table:table-cell>
          <table:table-cell table:style-name="ce22" office:value-type="float" office:value="6">
            <text:p>6</text:p>
          </table:table-cell>
          <table:table-cell table:number-columns-repeated="1022"/>
        </table:table-row>
        <table:table-row table:style-name="ro1">
          <table:table-cell table:style-name="ce22" office:value-type="string">
            <text:p>NA|NA-6|6.RL.10</text:p>
          </table:table-cell>
          <table:table-cell table:style-name="ce22" office:value-type="float" office:value="6">
            <text:p>6</text:p>
          </table:table-cell>
          <table:table-cell table:number-columns-repeated="1022"/>
        </table:table-row>
        <table:table-row table:style-name="ro1">
          <table:table-cell table:style-name="ce22" office:value-type="string">
            <text:p>NA|NA-6|6-8.RH.10</text:p>
          </table:table-cell>
          <table:table-cell table:style-name="ce22" office:value-type="float" office:value="6">
            <text:p>6</text:p>
          </table:table-cell>
          <table:table-cell table:number-columns-repeated="1022"/>
        </table:table-row>
        <table:table-row table:style-name="ro1">
          <table:table-cell table:style-name="ce22" office:value-type="string">
            <text:p>NA|NA-6|6-8.RST.10</text:p>
          </table:table-cell>
          <table:table-cell table:style-name="ce22" office:value-type="float" office:value="6">
            <text:p>6</text:p>
          </table:table-cell>
          <table:table-cell table:number-columns-repeated="1022"/>
        </table:table-row>
        <table:table-row table:style-name="ro1">
          <table:table-cell table:style-name="ce22" office:value-type="string">
            <text:p>NA|NA-6|6-8.WHST.10</text:p>
          </table:table-cell>
          <table:table-cell table:style-name="ce22" office:value-type="float" office:value="6">
            <text:p>6</text:p>
          </table:table-cell>
          <table:table-cell table:number-columns-repeated="1022"/>
        </table:table-row>
        <table:table-row table:style-name="ro1">
          <table:table-cell table:style-name="ce22" office:value-type="string">
            <text:p>NA|NA-6|6-8.WHST.1a</text:p>
          </table:table-cell>
          <table:table-cell table:style-name="ce22" office:value-type="float" office:value="6">
            <text:p>6</text:p>
          </table:table-cell>
          <table:table-cell table:number-columns-repeated="1022"/>
        </table:table-row>
        <table:table-row table:style-name="ro1">
          <table:table-cell table:style-name="ce22" office:value-type="string">
            <text:p>NA|NA-6|6-8.WHST.1b</text:p>
          </table:table-cell>
          <table:table-cell table:style-name="ce22" office:value-type="float" office:value="6">
            <text:p>6</text:p>
          </table:table-cell>
          <table:table-cell table:number-columns-repeated="1022"/>
        </table:table-row>
        <table:table-row table:style-name="ro1">
          <table:table-cell table:style-name="ce22" office:value-type="string">
            <text:p>NA|NA-6|6-8.WHST.1c</text:p>
          </table:table-cell>
          <table:table-cell table:style-name="ce22" office:value-type="float" office:value="6">
            <text:p>6</text:p>
          </table:table-cell>
          <table:table-cell table:number-columns-repeated="1022"/>
        </table:table-row>
        <table:table-row table:style-name="ro1">
          <table:table-cell table:style-name="ce22" office:value-type="string">
            <text:p>NA|NA-6|6-8.WHST.1d</text:p>
          </table:table-cell>
          <table:table-cell table:style-name="ce22" office:value-type="float" office:value="6">
            <text:p>6</text:p>
          </table:table-cell>
          <table:table-cell table:number-columns-repeated="1022"/>
        </table:table-row>
        <table:table-row table:style-name="ro1">
          <table:table-cell table:style-name="ce22" office:value-type="string">
            <text:p>NA|NA-6|6-8.WHST.1e</text:p>
          </table:table-cell>
          <table:table-cell table:style-name="ce22" office:value-type="float" office:value="6">
            <text:p>6</text:p>
          </table:table-cell>
          <table:table-cell table:number-columns-repeated="1022"/>
        </table:table-row>
        <table:table-row table:style-name="ro1">
          <table:table-cell table:style-name="ce22" office:value-type="string">
            <text:p>NA|NA-6|6-8.WHST.2a</text:p>
          </table:table-cell>
          <table:table-cell table:style-name="ce22" office:value-type="float" office:value="6">
            <text:p>6</text:p>
          </table:table-cell>
          <table:table-cell table:number-columns-repeated="1022"/>
        </table:table-row>
        <table:table-row table:style-name="ro1">
          <table:table-cell table:style-name="ce22" office:value-type="string">
            <text:p>NA|NA-6|6-8.WHST.2b</text:p>
          </table:table-cell>
          <table:table-cell table:style-name="ce22" office:value-type="float" office:value="6">
            <text:p>6</text:p>
          </table:table-cell>
          <table:table-cell table:number-columns-repeated="1022"/>
        </table:table-row>
        <table:table-row table:style-name="ro1">
          <table:table-cell table:style-name="ce22" office:value-type="string">
            <text:p>NA|NA-6|6-8.WHST.2c</text:p>
          </table:table-cell>
          <table:table-cell table:style-name="ce22" office:value-type="float" office:value="6">
            <text:p>6</text:p>
          </table:table-cell>
          <table:table-cell table:number-columns-repeated="1022"/>
        </table:table-row>
        <table:table-row table:style-name="ro1">
          <table:table-cell table:style-name="ce22" office:value-type="string">
            <text:p>NA|NA-6|6-8.WHST.2d</text:p>
          </table:table-cell>
          <table:table-cell table:style-name="ce22" office:value-type="float" office:value="6">
            <text:p>6</text:p>
          </table:table-cell>
          <table:table-cell table:number-columns-repeated="1022"/>
        </table:table-row>
        <table:table-row table:style-name="ro1">
          <table:table-cell table:style-name="ce22" office:value-type="string">
            <text:p>NA|NA-6|6-8.WHST.2e</text:p>
          </table:table-cell>
          <table:table-cell table:style-name="ce22" office:value-type="float" office:value="6">
            <text:p>6</text:p>
          </table:table-cell>
          <table:table-cell table:number-columns-repeated="1022"/>
        </table:table-row>
        <table:table-row table:style-name="ro1">
          <table:table-cell table:style-name="ce22" office:value-type="string">
            <text:p>NA|NA-6|6-8.WHST.2f</text:p>
          </table:table-cell>
          <table:table-cell table:style-name="ce22" office:value-type="float" office:value="6">
            <text:p>6</text:p>
          </table:table-cell>
          <table:table-cell table:number-columns-repeated="1022"/>
        </table:table-row>
        <table:table-row table:style-name="ro1">
          <table:table-cell table:style-name="ce22" office:value-type="string">
            <text:p>NA|NA-6|6-8.WHST.4</text:p>
          </table:table-cell>
          <table:table-cell table:style-name="ce22" office:value-type="float" office:value="6">
            <text:p>6</text:p>
          </table:table-cell>
          <table:table-cell table:number-columns-repeated="1022"/>
        </table:table-row>
        <table:table-row table:style-name="ro1">
          <table:table-cell table:style-name="ce22" office:value-type="string">
            <text:p>NA|NA-6|6-8.WHST.5</text:p>
          </table:table-cell>
          <table:table-cell table:style-name="ce22" office:value-type="float" office:value="6">
            <text:p>6</text:p>
          </table:table-cell>
          <table:table-cell table:number-columns-repeated="1022"/>
        </table:table-row>
        <table:table-row table:style-name="ro1">
          <table:table-cell table:style-name="ce22" office:value-type="string">
            <text:p>NA|NA-7|6-8.RH.10</text:p>
          </table:table-cell>
          <table:table-cell table:style-name="ce22" office:value-type="float" office:value="7">
            <text:p>7</text:p>
          </table:table-cell>
          <table:table-cell table:number-columns-repeated="1022"/>
        </table:table-row>
        <table:table-row table:style-name="ro1">
          <table:table-cell table:style-name="ce22" office:value-type="string">
            <text:p>NA|NA-7|6-8.RST.10</text:p>
          </table:table-cell>
          <table:table-cell table:style-name="ce22" office:value-type="float" office:value="7">
            <text:p>7</text:p>
          </table:table-cell>
          <table:table-cell table:number-columns-repeated="1022"/>
        </table:table-row>
        <table:table-row table:style-name="ro1">
          <table:table-cell table:style-name="ce22" office:value-type="string">
            <text:p>NA|NA-7|6-8.WHST.10</text:p>
          </table:table-cell>
          <table:table-cell table:style-name="ce22" office:value-type="float" office:value="7">
            <text:p>7</text:p>
          </table:table-cell>
          <table:table-cell table:number-columns-repeated="1022"/>
        </table:table-row>
        <table:table-row table:style-name="ro1">
          <table:table-cell table:style-name="ce22" office:value-type="string">
            <text:p>NA|NA-7|6-8.WHST.1a</text:p>
          </table:table-cell>
          <table:table-cell table:style-name="ce22" office:value-type="float" office:value="7">
            <text:p>7</text:p>
          </table:table-cell>
          <table:table-cell table:number-columns-repeated="1022"/>
        </table:table-row>
        <table:table-row table:style-name="ro1">
          <table:table-cell table:style-name="ce22" office:value-type="string">
            <text:p>NA|NA-7|6-8.WHST.1b</text:p>
          </table:table-cell>
          <table:table-cell table:style-name="ce22" office:value-type="float" office:value="7">
            <text:p>7</text:p>
          </table:table-cell>
          <table:table-cell table:number-columns-repeated="1022"/>
        </table:table-row>
        <table:table-row table:style-name="ro1">
          <table:table-cell table:style-name="ce22" office:value-type="string">
            <text:p>NA|NA-7|6-8.WHST.1c</text:p>
          </table:table-cell>
          <table:table-cell table:style-name="ce22" office:value-type="float" office:value="7">
            <text:p>7</text:p>
          </table:table-cell>
          <table:table-cell table:number-columns-repeated="1022"/>
        </table:table-row>
        <table:table-row table:style-name="ro1">
          <table:table-cell table:style-name="ce22" office:value-type="string">
            <text:p>NA|NA-7|6-8.WHST.1d</text:p>
          </table:table-cell>
          <table:table-cell table:style-name="ce22" office:value-type="float" office:value="7">
            <text:p>7</text:p>
          </table:table-cell>
          <table:table-cell table:number-columns-repeated="1022"/>
        </table:table-row>
        <table:table-row table:style-name="ro1">
          <table:table-cell table:style-name="ce22" office:value-type="string">
            <text:p>NA|NA-7|6-8.WHST.1e</text:p>
          </table:table-cell>
          <table:table-cell table:style-name="ce22" office:value-type="float" office:value="7">
            <text:p>7</text:p>
          </table:table-cell>
          <table:table-cell table:number-columns-repeated="1022"/>
        </table:table-row>
        <table:table-row table:style-name="ro1">
          <table:table-cell table:style-name="ce22" office:value-type="string">
            <text:p>NA|NA-7|6-8.WHST.2a</text:p>
          </table:table-cell>
          <table:table-cell table:style-name="ce22" office:value-type="float" office:value="7">
            <text:p>7</text:p>
          </table:table-cell>
          <table:table-cell table:number-columns-repeated="1022"/>
        </table:table-row>
        <table:table-row table:style-name="ro1">
          <table:table-cell table:style-name="ce22" office:value-type="string">
            <text:p>NA|NA-7|6-8.WHST.2b</text:p>
          </table:table-cell>
          <table:table-cell table:style-name="ce22" office:value-type="float" office:value="7">
            <text:p>7</text:p>
          </table:table-cell>
          <table:table-cell table:number-columns-repeated="1022"/>
        </table:table-row>
        <table:table-row table:style-name="ro1">
          <table:table-cell table:style-name="ce22" office:value-type="string">
            <text:p>NA|NA-7|6-8.WHST.2c</text:p>
          </table:table-cell>
          <table:table-cell table:style-name="ce22" office:value-type="float" office:value="7">
            <text:p>7</text:p>
          </table:table-cell>
          <table:table-cell table:number-columns-repeated="1022"/>
        </table:table-row>
        <table:table-row table:style-name="ro1">
          <table:table-cell table:style-name="ce22" office:value-type="string">
            <text:p>NA|NA-7|6-8.WHST.2d</text:p>
          </table:table-cell>
          <table:table-cell table:style-name="ce22" office:value-type="float" office:value="7">
            <text:p>7</text:p>
          </table:table-cell>
          <table:table-cell table:number-columns-repeated="1022"/>
        </table:table-row>
        <table:table-row table:style-name="ro1">
          <table:table-cell table:style-name="ce22" office:value-type="string">
            <text:p>NA|NA-7|6-8.WHST.2e</text:p>
          </table:table-cell>
          <table:table-cell table:style-name="ce22" office:value-type="float" office:value="7">
            <text:p>7</text:p>
          </table:table-cell>
          <table:table-cell table:number-columns-repeated="1022"/>
        </table:table-row>
        <table:table-row table:style-name="ro1">
          <table:table-cell table:style-name="ce22" office:value-type="string">
            <text:p>NA|NA-7|6-8.WHST.2f</text:p>
          </table:table-cell>
          <table:table-cell table:style-name="ce22" office:value-type="float" office:value="7">
            <text:p>7</text:p>
          </table:table-cell>
          <table:table-cell table:number-columns-repeated="1022"/>
        </table:table-row>
        <table:table-row table:style-name="ro1">
          <table:table-cell table:style-name="ce22" office:value-type="string">
            <text:p>NA|NA-7|6-8.WHST.4</text:p>
          </table:table-cell>
          <table:table-cell table:style-name="ce22" office:value-type="float" office:value="7">
            <text:p>7</text:p>
          </table:table-cell>
          <table:table-cell table:number-columns-repeated="1022"/>
        </table:table-row>
        <table:table-row table:style-name="ro1">
          <table:table-cell table:style-name="ce22" office:value-type="string">
            <text:p>NA|NA-7|6-8.WHST.5</text:p>
          </table:table-cell>
          <table:table-cell table:style-name="ce22" office:value-type="float" office:value="7">
            <text:p>7</text:p>
          </table:table-cell>
          <table:table-cell table:number-columns-repeated="1022"/>
        </table:table-row>
        <table:table-row table:style-name="ro1">
          <table:table-cell table:style-name="ce22" office:value-type="string">
            <text:p>NA|NA-7|7.RI.10</text:p>
          </table:table-cell>
          <table:table-cell table:style-name="ce22" office:value-type="float" office:value="7">
            <text:p>7</text:p>
          </table:table-cell>
          <table:table-cell table:number-columns-repeated="1022"/>
        </table:table-row>
        <table:table-row table:style-name="ro1">
          <table:table-cell table:style-name="ce22" office:value-type="string">
            <text:p>NA|NA-7|7.RL.10</text:p>
          </table:table-cell>
          <table:table-cell table:style-name="ce22" office:value-type="float" office:value="7">
            <text:p>7</text:p>
          </table:table-cell>
          <table:table-cell table:number-columns-repeated="1022"/>
        </table:table-row>
        <table:table-row table:style-name="ro1">
          <table:table-cell office:value-type="string">
            <text:p>NA|NA-8|6-8.RH.10</text:p>
          </table:table-cell>
          <table:table-cell office:value-type="float" office:value="8">
            <text:p>8</text:p>
          </table:table-cell>
          <table:table-cell table:number-columns-repeated="1022"/>
        </table:table-row>
        <table:table-row table:style-name="ro1">
          <table:table-cell office:value-type="string">
            <text:p>NA|NA-8|6-8.RST.10</text:p>
          </table:table-cell>
          <table:table-cell office:value-type="float" office:value="8">
            <text:p>8</text:p>
          </table:table-cell>
          <table:table-cell table:number-columns-repeated="1022"/>
        </table:table-row>
        <table:table-row table:style-name="ro1">
          <table:table-cell office:value-type="string">
            <text:p>NA|NA-8|6-8.WHST.10</text:p>
          </table:table-cell>
          <table:table-cell office:value-type="float" office:value="8">
            <text:p>8</text:p>
          </table:table-cell>
          <table:table-cell table:number-columns-repeated="1022"/>
        </table:table-row>
        <table:table-row table:style-name="ro1">
          <table:table-cell office:value-type="string">
            <text:p>NA|NA-8|6-8.WHST.1a</text:p>
          </table:table-cell>
          <table:table-cell office:value-type="float" office:value="8">
            <text:p>8</text:p>
          </table:table-cell>
          <table:table-cell table:number-columns-repeated="1022"/>
        </table:table-row>
        <table:table-row table:style-name="ro1">
          <table:table-cell office:value-type="string">
            <text:p>NA|NA-8|6-8.WHST.1b</text:p>
          </table:table-cell>
          <table:table-cell office:value-type="float" office:value="8">
            <text:p>8</text:p>
          </table:table-cell>
          <table:table-cell table:number-columns-repeated="1022"/>
        </table:table-row>
        <table:table-row table:style-name="ro1">
          <table:table-cell office:value-type="string">
            <text:p>NA|NA-8|6-8.WHST.1c</text:p>
          </table:table-cell>
          <table:table-cell office:value-type="float" office:value="8">
            <text:p>8</text:p>
          </table:table-cell>
          <table:table-cell table:number-columns-repeated="1022"/>
        </table:table-row>
        <table:table-row table:style-name="ro1">
          <table:table-cell office:value-type="string">
            <text:p>NA|NA-8|6-8.WHST.1d</text:p>
          </table:table-cell>
          <table:table-cell office:value-type="float" office:value="8">
            <text:p>8</text:p>
          </table:table-cell>
          <table:table-cell table:number-columns-repeated="1022"/>
        </table:table-row>
        <table:table-row table:style-name="ro1">
          <table:table-cell office:value-type="string">
            <text:p>NA|NA-8|6-8.WHST.1e</text:p>
          </table:table-cell>
          <table:table-cell office:value-type="float" office:value="8">
            <text:p>8</text:p>
          </table:table-cell>
          <table:table-cell table:number-columns-repeated="1022"/>
        </table:table-row>
        <table:table-row table:style-name="ro1">
          <table:table-cell office:value-type="string">
            <text:p>NA|NA-8|6-8.WHST.2a</text:p>
          </table:table-cell>
          <table:table-cell office:value-type="float" office:value="8">
            <text:p>8</text:p>
          </table:table-cell>
          <table:table-cell table:number-columns-repeated="1022"/>
        </table:table-row>
        <table:table-row table:style-name="ro1">
          <table:table-cell office:value-type="string">
            <text:p>NA|NA-8|6-8.WHST.2b</text:p>
          </table:table-cell>
          <table:table-cell office:value-type="float" office:value="8">
            <text:p>8</text:p>
          </table:table-cell>
          <table:table-cell table:number-columns-repeated="1022"/>
        </table:table-row>
        <table:table-row table:style-name="ro1">
          <table:table-cell office:value-type="string">
            <text:p>NA|NA-8|6-8.WHST.2c</text:p>
          </table:table-cell>
          <table:table-cell office:value-type="float" office:value="8">
            <text:p>8</text:p>
          </table:table-cell>
          <table:table-cell table:number-columns-repeated="1022"/>
        </table:table-row>
        <table:table-row table:style-name="ro1">
          <table:table-cell office:value-type="string">
            <text:p>NA|NA-8|6-8.WHST.2d</text:p>
          </table:table-cell>
          <table:table-cell office:value-type="float" office:value="8">
            <text:p>8</text:p>
          </table:table-cell>
          <table:table-cell table:number-columns-repeated="1022"/>
        </table:table-row>
        <table:table-row table:style-name="ro1">
          <table:table-cell office:value-type="string">
            <text:p>NA|NA-8|6-8.WHST.2e</text:p>
          </table:table-cell>
          <table:table-cell office:value-type="float" office:value="8">
            <text:p>8</text:p>
          </table:table-cell>
          <table:table-cell table:number-columns-repeated="1022"/>
        </table:table-row>
        <table:table-row table:style-name="ro1">
          <table:table-cell office:value-type="string">
            <text:p>NA|NA-8|6-8.WHST.2f</text:p>
          </table:table-cell>
          <table:table-cell office:value-type="float" office:value="8">
            <text:p>8</text:p>
          </table:table-cell>
          <table:table-cell table:number-columns-repeated="1022"/>
        </table:table-row>
        <table:table-row table:style-name="ro1">
          <table:table-cell office:value-type="string">
            <text:p>NA|NA-8|6-8.WHST.4</text:p>
          </table:table-cell>
          <table:table-cell office:value-type="float" office:value="8">
            <text:p>8</text:p>
          </table:table-cell>
          <table:table-cell table:number-columns-repeated="1022"/>
        </table:table-row>
        <table:table-row table:style-name="ro1">
          <table:table-cell office:value-type="string">
            <text:p>NA|NA-8|6-8.WHST.5</text:p>
          </table:table-cell>
          <table:table-cell office:value-type="float" office:value="8">
            <text:p>8</text:p>
          </table:table-cell>
          <table:table-cell table:number-columns-repeated="1022"/>
        </table:table-row>
        <table:table-row table:style-name="ro1">
          <table:table-cell office:value-type="string">
            <text:p>NA|NA-8|8.RI.10</text:p>
          </table:table-cell>
          <table:table-cell office:value-type="float" office:value="8">
            <text:p>8</text:p>
          </table:table-cell>
          <table:table-cell table:number-columns-repeated="1022"/>
        </table:table-row>
        <table:table-row table:style-name="ro1">
          <table:table-cell office:value-type="string">
            <text:p>NA|NA-8|8.RL.10</text:p>
          </table:table-cell>
          <table:table-cell office:value-type="float" office:value="8">
            <text:p>8</text:p>
          </table:table-cell>
          <table:table-cell table:number-columns-repeated="1022"/>
        </table:table-row>
        <table:table-row table:style-name="ro1">
          <table:table-cell office:value-type="string">
            <text:p>NA|NA-8|8.W.10</text:p>
          </table:table-cell>
          <table:table-cell office:value-type="float" office:value="8">
            <text:p>8</text:p>
          </table:table-cell>
          <table:table-cell table:number-columns-repeated="1022"/>
        </table:table-row>
        <table:table-row table:style-name="ro1">
          <table:table-cell office:value-type="string">
            <text:p>NA|NA-9|9.RI.10</text:p>
          </table:table-cell>
          <table:table-cell office:value-type="float" office:value="9">
            <text:p>9</text:p>
          </table:table-cell>
          <table:table-cell table:number-columns-repeated="1022"/>
        </table:table-row>
        <table:table-row table:style-name="ro1">
          <table:table-cell office:value-type="string">
            <text:p>NA|NA-9|9.RL.10</text:p>
          </table:table-cell>
          <table:table-cell office:value-type="float" office:value="9">
            <text:p>9</text:p>
          </table:table-cell>
          <table:table-cell table:number-columns-repeated="1022"/>
        </table:table-row>
        <table:table-row table:style-name="ro1">
          <table:table-cell office:value-type="string">
            <text:p>NA|NA-9|9.W.10</text:p>
          </table:table-cell>
          <table:table-cell office:value-type="float" office:value="9">
            <text:p>9</text:p>
          </table:table-cell>
          <table:table-cell table:number-columns-repeated="1022"/>
        </table:table-row>
        <table:table-row table:style-name="ro1" table:number-rows-repeated="1046987">
          <table:table-cell table:number-columns-repeated="1024"/>
        </table:table-row>
        <table:table-row table:style-name="ro1">
          <table:table-cell table:number-columns-repeated="1024"/>
        </table:table-row>
      </table:table>
      <table:named-expressions>
        <table:named-range table:name="_xlnm._FilterDatabase" table:base-cell-address="$Publication.$A$1" table:cell-range-address="$Standards.$A$1:.$G$1754"/>
      </table:named-expressions>
      <table:database-ranges>
        <table:database-range table:name="_xlnm._FilterDatabase" table:target-range-address="Standards.A1:Standards.G175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16P0" style:volatile="true" number:language="en" number:country="US">
      <number:currency-symbol/>
      <number:number number:decimal-places="0" number:min-integer-digits="1" number:grouping="true"/>
      <number:text> </number:text>
    </number:currency-style>
    <number:currency-style style:name="N5116" number:language="en" number:country="US">
      <number:text>(</number:text>
      <number:currency-symbol/>
      <number:number number:decimal-places="0" number:min-integer-digits="1" number:grouping="true"/>
      <number:text>)</number:text>
      <style:map style:condition="value()&gt;=0" style:apply-style-name="N5116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style:text-properties fo:color="#ff0000"/>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2" number:min-integer-digits="1" number:grouping="true"/>
      <number:text> </number:text>
    </number:currency-style>
    <number:currency-style style:name="N5118" number:language="en" number:country="US">
      <number:text>(</number:text>
      <number:currency-symbol/>
      <number:number number:decimal-places="2" number:min-integer-digits="1" number:grouping="true"/>
      <number:text>)</number:text>
      <style:map style:condition="value()&gt;=0" style:apply-style-name="N5118P0"/>
    </number:currency-style>
    <number:currency-style style:name="N5119P0" style:volatile="true" number:language="en" number:country="US">
      <number:currency-symbol/>
      <number:number number:decimal-places="2" number:min-integer-digits="1" number:grouping="true"/>
      <number:text> </number:text>
    </number:currency-style>
    <number:currency-style style:name="N5119" number:language="en" number:country="US">
      <style:text-properties fo:color="#ff0000"/>
      <number:text>(</number:text>
      <number:currency-symbol/>
      <number:number number:decimal-places="2" number:min-integer-digits="1" number:grouping="true"/>
      <number:text>)</number:text>
      <style:map style:condition="value()&gt;=0" style:apply-style-name="N5119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2" number:min-integer-digits="1" number:grouping="true"/>
      <number:text> </number:text>
    </number:number-style>
    <number:number-style style:name="N5131" number:language="en" number:country="US">
      <number:text>(</number:text>
      <number:number number:decimal-places="2" number:min-integer-digits="1" number:grouping="true"/>
      <number:text>)</number:text>
      <style:map style:condition="value()&gt;=0" style:apply-style-name="N5131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number-style style:name="N5133P0" style:volatile="true" number:language="en" number:country="US">
      <number:text> </number:text>
      <number:number number:decimal-places="0" number:min-integer-digits="1" number:grouping="true"/>
      <number:text> </number:text>
    </number:number-style>
    <number:number-style style:name="N5133P1" style:volatile="true" number:language="en" number:country="US">
      <number:text> (</number:text>
      <number:number number:decimal-places="0" number:min-integer-digits="1" number:grouping="true"/>
      <number:text>)</number:text>
    </number:number-style>
    <number:number-style style:name="N5133P2" style:volatile="true" number:language="en" number:country="US">
      <number:text> - </number:text>
    </number:number-style>
    <number:text-style style:name="N5133" number:language="en" number:country="US">
      <number:text> </number:text>
      <number:text-content/>
      <number:text> </number:text>
      <style:map style:condition="value()&gt;0" style:apply-style-name="N5133P0"/>
      <style:map style:condition="value()&lt;0" style:apply-style-name="N5133P1"/>
      <style:map style:condition="value()=0" style:apply-style-name="N5133P2"/>
    </number:text-style>
    <number:currency-style style:name="N5134P0" style:volatile="true" number:language="en" number:country="US">
      <number:text> </number:text>
      <number:currency-symbol/>
      <number:number number:decimal-places="0" number:min-integer-digits="1" number:grouping="true"/>
      <number:text> </number:text>
    </number:currency-style>
    <number:currency-style style:name="N5134P1" style:volatile="true" number:language="en" number:country="US">
      <number:text> </number:text>
      <number:currency-symbol/>
      <number:text>(</number:text>
      <number:number number:decimal-places="0" number:min-integer-digits="1" number:grouping="true"/>
      <number:text>)</number:text>
    </number:currency-style>
    <number:currency-style style:name="N5134P2" style:volatile="true" number:language="en" number:country="US">
      <number:text> </number:text>
      <number:currency-symbol/>
      <number:text>- </number:text>
    </number:currency-style>
    <number:text-style style:name="N5134" number:language="en" number:country="US">
      <number:text> </number:text>
      <number:text-content/>
      <number:text> </number:text>
      <style:map style:condition="value()&gt;0" style:apply-style-name="N5134P0"/>
      <style:map style:condition="value()&lt;0" style:apply-style-name="N5134P1"/>
      <style:map style:condition="value()=0" style:apply-style-name="N5134P2"/>
    </number:text-style>
    <number:number-style style:name="N5135P0" style:volatile="true" number:language="en" number:country="US">
      <number:text> </number:text>
      <number:number number:decimal-places="2" number:min-integer-digits="1" number:grouping="true"/>
      <number:text> </number:text>
    </number:number-style>
    <number:number-style style:name="N5135P1" style:volatile="true" number:language="en" number:country="US">
      <number:text> (</number:text>
      <number:number number:decimal-places="2" number:min-integer-digits="1" number:grouping="true"/>
      <number:text>)</number:text>
    </number:number-style>
    <number:number-style style:name="N5135P2" style:volatile="true" number:language="en" number:country="US">
      <number:text> -</number:text>
      <number:number number:decimal-places="0" number:min-integer-digits="0"/>
      <number:text> </number:text>
    </number:number-style>
    <number:text-style style:name="N5135" number:language="en" number:country="US">
      <number:text> </number:text>
      <number:text-content/>
      <number:text> </number:text>
      <style:map style:condition="value()&gt;0" style:apply-style-name="N5135P0"/>
      <style:map style:condition="value()&lt;0" style:apply-style-name="N5135P1"/>
      <style:map style:condition="value()=0" style:apply-style-name="N5135P2"/>
    </number:text-style>
    <number:currency-style style:name="N5136P0" style:volatile="true" number:language="en" number:country="US">
      <number:text> </number:text>
      <number:currency-symbol/>
      <number:number number:decimal-places="2" number:min-integer-digits="1" number:grouping="true"/>
      <number:text> </number:text>
    </number:currency-style>
    <number:currency-style style:name="N5136P1" style:volatile="true" number:language="en" number:country="US">
      <number:text> </number:text>
      <number:currency-symbol/>
      <number:text>(</number:text>
      <number:number number:decimal-places="2" number:min-integer-digits="1" number:grouping="true"/>
      <number:text>)</number:text>
    </number:currency-style>
    <number:currency-style style:name="N5136P2" style:volatile="true" number:language="en" number:country="US">
      <number:text> </number:text>
      <number:currency-symbol/>
      <number:text>-</number:text>
      <number:number number:decimal-places="0" number:min-integer-digits="0"/>
      <number:text> </number:text>
    </number:currency-style>
    <number:text-style style:name="N5136" number:language="en" number:country="US">
      <number:text> </number:text>
      <number:text-content/>
      <number:text> </number:text>
      <style:map style:condition="value()&gt;0" style:apply-style-name="N5136P0"/>
      <style:map style:condition="value()&lt;0" style:apply-style-name="N5136P1"/>
      <style:map style:condition="value()=0" style:apply-style-name="N5136P2"/>
    </number:text-style>
    <number:time-style style:name="N5137" number:language="en" number:country="US">
      <number:minutes number:style="long"/>
      <number:text>:</number:text>
      <number:seconds number:style="long"/>
    </number:time-style>
    <number:time-style style:name="N5138" number:language="en" number:country="US" number:truncate-on-overflow="false">
      <number:hours/>
      <number:text>:</number:text>
      <number:minutes number:style="long"/>
      <number:text>:</number:text>
      <number:seconds number:style="long"/>
    </number:time-style>
    <number:time-style style:name="N5139" number:language="en" number:country="US">
      <number:minutes number:style="long"/>
      <number:text>:</number:text>
      <number:seconds number:style="long" number:decimal-places="1"/>
    </number:time-style>
    <number:number-style style:name="N5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ttb" style:first-page-number="continue" style:scale-to="67%"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8">02/28/2013</text:date>, <text:time>17:58:11</text:time></text:p>
        </style:region-right>
      </style:header>
      <style:header-left style:display="false"/>
      <style:footer>
        <text:p>Page <text:page-number>1</text:page-number> / <text:page-count>99</text:page-count></text:p>
      </style:footer>
      <style:footer-left style:display="false"/>
    </style:master-page>
    <style:master-page style:name="PageStyle_5f_Publication" style:display-name="PageStyle_Publication" style:page-layout-name="Mpm3">
      <style:header style:display="false"/>
      <style:header-left style:display="false"/>
      <style:footer style:display="false"/>
      <style:footer-left style:display="false"/>
    </style:master-page>
    <style:master-page style:name="PageStyle_5f_Categories" style:display-name="PageStyle_Categories" style:page-layout-name="Mpm3">
      <style:header style:display="false"/>
      <style:header-left style:display="false"/>
      <style:footer style:display="false"/>
      <style:footer-left style:display="false"/>
    </style:master-page>
    <style:master-page style:name="PageStyle_5f_Standards" style:display-name="PageStyle_Standards" style:page-layout-name="Mpm4">
      <style:header style:display="false"/>
      <style:header-left style:display="false"/>
      <style:footer style:display="false"/>
      <style:footer-left style:display="false"/>
    </style:master-page>
    <style:master-page style:name="PageStyle_5f_SOCKs" style:display-name="PageStyle_SOCKs" style:page-layout-name="Mpm3">
      <style:header style:display="false"/>
      <style:header-left style:display="false"/>
      <style:footer style:display="false"/>
      <style:footer-left style:display="false"/>
    </style:master-page>
    <style:master-page style:name="PageStyle_5f_Benchmark_20_Grades" style:display-name="PageStyle_Benchmark Grad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date>2013-02-28T17:58:11.31</dc:date>
    <dc:creator>David Lopez de Quintana</dc:creator>
    <meta:editing-duration>PT48S</meta:editing-duration>
    <meta:editing-cycles>1</meta:editing-cycles>
    <meta:document-statistic meta:table-count="5" meta:cell-count="11425" meta:object-count="0"/>
  </office:meta>
</office:document-meta>
</file>